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40" table:style-name="ta1">
        <table:shapes>
          <draw:frame draw:z-index="0" draw:style-name="gr1" draw:text-style-name="P1" svg:width="159.99mm" svg:height="89.99mm" svg:x="125.73mm" svg:y="1mm">
            <loext:p draw:notify-on-update-of-ranges="test240.B1:test240.B1 test240.B2:test240.B869 test240.C1:test240.C1 test240.C2:test240.C869 test240.D1:test240.D1 test240.D2:test240.D86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7.33mm" svg:height="89.99mm" svg:x="127.52mm" svg:y="89.8mm">
            <loext:p draw:notify-on-update-of-ranges="test240.B2:test240.B869 test240.G1:test240.G1 test240.G2:test240.G86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05.58mm" svg:y="99.35mm">
            <loext:p draw:notify-on-update-of-ranges="test240.B2:test240.B869 test240.F1:test240.F1 test240.F2:test240.F86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2:59</text:p>
          </table:table-cell>
          <table:table-cell office:value-type="float" office:value="0.104804" calcext:value-type="float">
            <text:p>0.104804</text:p>
          </table:table-cell>
          <table:table-cell office:value-type="float" office:value="0.011189" calcext:value-type="float">
            <text:p>0.011189</text:p>
          </table:table-cell>
          <table:table-cell office:value-type="float" office:value="0" calcext:value-type="float">
            <text:p>0</text:p>
          </table:table-cell>
          <table:table-cell office:value-type="float" office:value="141175" calcext:value-type="float">
            <text:p>14117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00</text:p>
          </table:table-cell>
          <table:table-cell office:value-type="float" office:value="0.283112" calcext:value-type="float">
            <text:p>0.283112</text:p>
          </table:table-cell>
          <table:table-cell office:value-type="float" office:value="0.022741" calcext:value-type="float">
            <text:p>0.022741</text:p>
          </table:table-cell>
          <table:table-cell office:value-type="float" office:value="0" calcext:value-type="float">
            <text:p>0</text:p>
          </table:table-cell>
          <table:table-cell office:value-type="float" office:value="140186" calcext:value-type="float">
            <text:p>140186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01</text:p>
          </table:table-cell>
          <table:table-cell office:value-type="float" office:value="0.334607" calcext:value-type="float">
            <text:p>0.334607</text:p>
          </table:table-cell>
          <table:table-cell office:value-type="float" office:value="0.044889" calcext:value-type="float">
            <text:p>0.044889</text:p>
          </table:table-cell>
          <table:table-cell office:value-type="float" office:value="0" calcext:value-type="float">
            <text:p>0</text:p>
          </table:table-cell>
          <table:table-cell office:value-type="float" office:value="155830" calcext:value-type="float">
            <text:p>155830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02</text:p>
          </table:table-cell>
          <table:table-cell office:value-type="float" office:value="0.491762" calcext:value-type="float">
            <text:p>0.491762</text:p>
          </table:table-cell>
          <table:table-cell office:value-type="float" office:value="0.069673" calcext:value-type="float">
            <text:p>0.069673</text:p>
          </table:table-cell>
          <table:table-cell office:value-type="float" office:value="0" calcext:value-type="float">
            <text:p>0</text:p>
          </table:table-cell>
          <table:table-cell office:value-type="float" office:value="147333" calcext:value-type="float">
            <text:p>147333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03</text:p>
          </table:table-cell>
          <table:table-cell office:value-type="float" office:value="0.493544" calcext:value-type="float">
            <text:p>0.493544</text:p>
          </table:table-cell>
          <table:table-cell office:value-type="float" office:value="0.106368" calcext:value-type="float">
            <text:p>0.106368</text:p>
          </table:table-cell>
          <table:table-cell office:value-type="float" office:value="0" calcext:value-type="float">
            <text:p>0</text:p>
          </table:table-cell>
          <table:table-cell office:value-type="float" office:value="155226" calcext:value-type="float">
            <text:p>155226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04</text:p>
          </table:table-cell>
          <table:table-cell office:value-type="float" office:value="0.582455" calcext:value-type="float">
            <text:p>0.582455</text:p>
          </table:table-cell>
          <table:table-cell office:value-type="float" office:value="0.079998" calcext:value-type="float">
            <text:p>0.079998</text:p>
          </table:table-cell>
          <table:table-cell office:value-type="float" office:value="0" calcext:value-type="float">
            <text:p>0</text:p>
          </table:table-cell>
          <table:table-cell office:value-type="float" office:value="166901" calcext:value-type="float">
            <text:p>16690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05</text:p>
          </table:table-cell>
          <table:table-cell office:value-type="float" office:value="0.609285" calcext:value-type="float">
            <text:p>0.609285</text:p>
          </table:table-cell>
          <table:table-cell office:value-type="float" office:value="0.088107" calcext:value-type="float">
            <text:p>0.088107</text:p>
          </table:table-cell>
          <table:table-cell office:value-type="float" office:value="0" calcext:value-type="float">
            <text:p>0</text:p>
          </table:table-cell>
          <table:table-cell office:value-type="float" office:value="153920" calcext:value-type="float">
            <text:p>15392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06</text:p>
          </table:table-cell>
          <table:table-cell office:value-type="float" office:value="0.66933" calcext:value-type="float">
            <text:p>0.66933</text:p>
          </table:table-cell>
          <table:table-cell office:value-type="float" office:value="0.08527" calcext:value-type="float">
            <text:p>0.08527</text:p>
          </table:table-cell>
          <table:table-cell office:value-type="float" office:value="0" calcext:value-type="float">
            <text:p>0</text:p>
          </table:table-cell>
          <table:table-cell office:value-type="float" office:value="146330" calcext:value-type="float">
            <text:p>14633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07</text:p>
          </table:table-cell>
          <table:table-cell office:value-type="float" office:value="0.546084" calcext:value-type="float">
            <text:p>0.546084</text:p>
          </table:table-cell>
          <table:table-cell office:value-type="float" office:value="0.089079" calcext:value-type="float">
            <text:p>0.089079</text:p>
          </table:table-cell>
          <table:table-cell office:value-type="float" office:value="0" calcext:value-type="float">
            <text:p>0</text:p>
          </table:table-cell>
          <table:table-cell office:value-type="float" office:value="121442" calcext:value-type="float">
            <text:p>121442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08</text:p>
          </table:table-cell>
          <table:table-cell office:value-type="float" office:value="0.689704" calcext:value-type="float">
            <text:p>0.689704</text:p>
          </table:table-cell>
          <table:table-cell office:value-type="float" office:value="0.130577" calcext:value-type="float">
            <text:p>0.130577</text:p>
          </table:table-cell>
          <table:table-cell office:value-type="float" office:value="0" calcext:value-type="float">
            <text:p>0</text:p>
          </table:table-cell>
          <table:table-cell office:value-type="float" office:value="177526" calcext:value-type="float">
            <text:p>177526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09</text:p>
          </table:table-cell>
          <table:table-cell office:value-type="float" office:value="0.68796" calcext:value-type="float">
            <text:p>0.68796</text:p>
          </table:table-cell>
          <table:table-cell office:value-type="float" office:value="0.071604" calcext:value-type="float">
            <text:p>0.071604</text:p>
          </table:table-cell>
          <table:table-cell office:value-type="float" office:value="0" calcext:value-type="float">
            <text:p>0</text:p>
          </table:table-cell>
          <table:table-cell office:value-type="float" office:value="139967" calcext:value-type="float">
            <text:p>139967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10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100058" calcext:value-type="float">
            <text:p>0.100058</text:p>
          </table:table-cell>
          <table:table-cell office:value-type="float" office:value="0" calcext:value-type="float">
            <text:p>0</text:p>
          </table:table-cell>
          <table:table-cell office:value-type="float" office:value="157848" calcext:value-type="float">
            <text:p>157848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11</text:p>
          </table:table-cell>
          <table:table-cell office:value-type="float" office:value="0.734422" calcext:value-type="float">
            <text:p>0.734422</text:p>
          </table:table-cell>
          <table:table-cell office:value-type="float" office:value="0.097768" calcext:value-type="float">
            <text:p>0.097768</text:p>
          </table:table-cell>
          <table:table-cell office:value-type="float" office:value="0" calcext:value-type="float">
            <text:p>0</text:p>
          </table:table-cell>
          <table:table-cell office:value-type="float" office:value="139183" calcext:value-type="float">
            <text:p>139183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12</text:p>
          </table:table-cell>
          <table:table-cell office:value-type="float" office:value="0.871262" calcext:value-type="float">
            <text:p>0.871262</text:p>
          </table:table-cell>
          <table:table-cell office:value-type="float" office:value="0.073923" calcext:value-type="float">
            <text:p>0.073923</text:p>
          </table:table-cell>
          <table:table-cell office:value-type="float" office:value="0" calcext:value-type="float">
            <text:p>0</text:p>
          </table:table-cell>
          <table:table-cell office:value-type="float" office:value="144726" calcext:value-type="float">
            <text:p>144726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13</text:p>
          </table:table-cell>
          <table:table-cell office:value-type="float" office:value="0.595347" calcext:value-type="float">
            <text:p>0.595347</text:p>
          </table:table-cell>
          <table:table-cell office:value-type="float" office:value="0.085453" calcext:value-type="float">
            <text:p>0.085453</text:p>
          </table:table-cell>
          <table:table-cell office:value-type="float" office:value="0" calcext:value-type="float">
            <text:p>0</text:p>
          </table:table-cell>
          <table:table-cell office:value-type="float" office:value="120095" calcext:value-type="float">
            <text:p>120095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14</text:p>
          </table:table-cell>
          <table:table-cell office:value-type="float" office:value="0.654591" calcext:value-type="float">
            <text:p>0.654591</text:p>
          </table:table-cell>
          <table:table-cell office:value-type="float" office:value="0.11259" calcext:value-type="float">
            <text:p>0.11259</text:p>
          </table:table-cell>
          <table:table-cell office:value-type="float" office:value="0" calcext:value-type="float">
            <text:p>0</text:p>
          </table:table-cell>
          <table:table-cell office:value-type="float" office:value="167737" calcext:value-type="float">
            <text:p>167737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15</text:p>
          </table:table-cell>
          <table:table-cell office:value-type="float" office:value="0.637037" calcext:value-type="float">
            <text:p>0.637037</text:p>
          </table:table-cell>
          <table:table-cell office:value-type="float" office:value="0.123421" calcext:value-type="float">
            <text:p>0.123421</text:p>
          </table:table-cell>
          <table:table-cell office:value-type="float" office:value="0" calcext:value-type="float">
            <text:p>0</text:p>
          </table:table-cell>
          <table:table-cell office:value-type="float" office:value="153120" calcext:value-type="float">
            <text:p>153120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16</text:p>
          </table:table-cell>
          <table:table-cell office:value-type="float" office:value="0.691271" calcext:value-type="float">
            <text:p>0.691271</text:p>
          </table:table-cell>
          <table:table-cell office:value-type="float" office:value="0.122237" calcext:value-type="float">
            <text:p>0.122237</text:p>
          </table:table-cell>
          <table:table-cell office:value-type="float" office:value="0" calcext:value-type="float">
            <text:p>0</text:p>
          </table:table-cell>
          <table:table-cell office:value-type="float" office:value="152335" calcext:value-type="float">
            <text:p>152335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17</text:p>
          </table:table-cell>
          <table:table-cell office:value-type="float" office:value="0.737901" calcext:value-type="float">
            <text:p>0.737901</text:p>
          </table:table-cell>
          <table:table-cell office:value-type="float" office:value="0.094695" calcext:value-type="float">
            <text:p>0.094695</text:p>
          </table:table-cell>
          <table:table-cell office:value-type="float" office:value="0" calcext:value-type="float">
            <text:p>0</text:p>
          </table:table-cell>
          <table:table-cell office:value-type="float" office:value="139529" calcext:value-type="float">
            <text:p>139529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18</text:p>
          </table:table-cell>
          <table:table-cell office:value-type="float" office:value="0.726815" calcext:value-type="float">
            <text:p>0.726815</text:p>
          </table:table-cell>
          <table:table-cell office:value-type="float" office:value="0.149082" calcext:value-type="float">
            <text:p>0.149082</text:p>
          </table:table-cell>
          <table:table-cell office:value-type="float" office:value="0" calcext:value-type="float">
            <text:p>0</text:p>
          </table:table-cell>
          <table:table-cell office:value-type="float" office:value="145551" calcext:value-type="float">
            <text:p>145551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19</text:p>
          </table:table-cell>
          <table:table-cell office:value-type="float" office:value="0.629904" calcext:value-type="float">
            <text:p>0.629904</text:p>
          </table:table-cell>
          <table:table-cell office:value-type="float" office:value="0.111755" calcext:value-type="float">
            <text:p>0.111755</text:p>
          </table:table-cell>
          <table:table-cell office:value-type="float" office:value="0" calcext:value-type="float">
            <text:p>0</text:p>
          </table:table-cell>
          <table:table-cell office:value-type="float" office:value="148426" calcext:value-type="float">
            <text:p>148426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20</text:p>
          </table:table-cell>
          <table:table-cell office:value-type="float" office:value="0.719643" calcext:value-type="float">
            <text:p>0.719643</text:p>
          </table:table-cell>
          <table:table-cell office:value-type="float" office:value="0.13587" calcext:value-type="float">
            <text:p>0.13587</text:p>
          </table:table-cell>
          <table:table-cell office:value-type="float" office:value="0" calcext:value-type="float">
            <text:p>0</text:p>
          </table:table-cell>
          <table:table-cell office:value-type="float" office:value="146836" calcext:value-type="float">
            <text:p>146836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21</text:p>
          </table:table-cell>
          <table:table-cell office:value-type="float" office:value="0.63217" calcext:value-type="float">
            <text:p>0.63217</text:p>
          </table:table-cell>
          <table:table-cell office:value-type="float" office:value="0.142038" calcext:value-type="float">
            <text:p>0.142038</text:p>
          </table:table-cell>
          <table:table-cell office:value-type="float" office:value="0" calcext:value-type="float">
            <text:p>0</text:p>
          </table:table-cell>
          <table:table-cell office:value-type="float" office:value="153376" calcext:value-type="float">
            <text:p>153376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22</text:p>
          </table:table-cell>
          <table:table-cell office:value-type="float" office:value="0.738391" calcext:value-type="float">
            <text:p>0.738391</text:p>
          </table:table-cell>
          <table:table-cell office:value-type="float" office:value="0.099788" calcext:value-type="float">
            <text:p>0.099788</text:p>
          </table:table-cell>
          <table:table-cell office:value-type="float" office:value="0" calcext:value-type="float">
            <text:p>0</text:p>
          </table:table-cell>
          <table:table-cell office:value-type="float" office:value="158077" calcext:value-type="float">
            <text:p>158077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23</text:p>
          </table:table-cell>
          <table:table-cell office:value-type="float" office:value="0.765295" calcext:value-type="float">
            <text:p>0.765295</text:p>
          </table:table-cell>
          <table:table-cell office:value-type="float" office:value="0.14384" calcext:value-type="float">
            <text:p>0.14384</text:p>
          </table:table-cell>
          <table:table-cell office:value-type="float" office:value="0" calcext:value-type="float">
            <text:p>0</text:p>
          </table:table-cell>
          <table:table-cell office:value-type="float" office:value="150943" calcext:value-type="float">
            <text:p>150943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24</text:p>
          </table:table-cell>
          <table:table-cell office:value-type="float" office:value="0.699773" calcext:value-type="float">
            <text:p>0.699773</text:p>
          </table:table-cell>
          <table:table-cell office:value-type="float" office:value="0.081241" calcext:value-type="float">
            <text:p>0.081241</text:p>
          </table:table-cell>
          <table:table-cell office:value-type="float" office:value="0" calcext:value-type="float">
            <text:p>0</text:p>
          </table:table-cell>
          <table:table-cell office:value-type="float" office:value="142911" calcext:value-type="float">
            <text:p>142911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25</text:p>
          </table:table-cell>
          <table:table-cell office:value-type="float" office:value="0.74551" calcext:value-type="float">
            <text:p>0.74551</text:p>
          </table:table-cell>
          <table:table-cell office:value-type="float" office:value="0.114889" calcext:value-type="float">
            <text:p>0.114889</text:p>
          </table:table-cell>
          <table:table-cell office:value-type="float" office:value="0" calcext:value-type="float">
            <text:p>0</text:p>
          </table:table-cell>
          <table:table-cell office:value-type="float" office:value="144871" calcext:value-type="float">
            <text:p>144871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26</text:p>
          </table:table-cell>
          <table:table-cell office:value-type="float" office:value="0.72525" calcext:value-type="float">
            <text:p>0.72525</text:p>
          </table:table-cell>
          <table:table-cell office:value-type="float" office:value="0.117219" calcext:value-type="float">
            <text:p>0.117219</text:p>
          </table:table-cell>
          <table:table-cell office:value-type="float" office:value="0" calcext:value-type="float">
            <text:p>0</text:p>
          </table:table-cell>
          <table:table-cell office:value-type="float" office:value="135366" calcext:value-type="float">
            <text:p>135366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27</text:p>
          </table:table-cell>
          <table:table-cell office:value-type="float" office:value="0.722952" calcext:value-type="float">
            <text:p>0.722952</text:p>
          </table:table-cell>
          <table:table-cell office:value-type="float" office:value="0.118249" calcext:value-type="float">
            <text:p>0.118249</text:p>
          </table:table-cell>
          <table:table-cell office:value-type="float" office:value="0" calcext:value-type="float">
            <text:p>0</text:p>
          </table:table-cell>
          <table:table-cell office:value-type="float" office:value="147663" calcext:value-type="float">
            <text:p>147663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28</text:p>
          </table:table-cell>
          <table:table-cell office:value-type="float" office:value="0.751751" calcext:value-type="float">
            <text:p>0.751751</text:p>
          </table:table-cell>
          <table:table-cell office:value-type="float" office:value="0.148698" calcext:value-type="float">
            <text:p>0.148698</text:p>
          </table:table-cell>
          <table:table-cell office:value-type="float" office:value="0" calcext:value-type="float">
            <text:p>0</text:p>
          </table:table-cell>
          <table:table-cell office:value-type="float" office:value="159222" calcext:value-type="float">
            <text:p>159222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29</text:p>
          </table:table-cell>
          <table:table-cell office:value-type="float" office:value="0.734063" calcext:value-type="float">
            <text:p>0.734063</text:p>
          </table:table-cell>
          <table:table-cell office:value-type="float" office:value="0.128826" calcext:value-type="float">
            <text:p>0.128826</text:p>
          </table:table-cell>
          <table:table-cell office:value-type="float" office:value="0" calcext:value-type="float">
            <text:p>0</text:p>
          </table:table-cell>
          <table:table-cell office:value-type="float" office:value="161081" calcext:value-type="float">
            <text:p>161081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30</text:p>
          </table:table-cell>
          <table:table-cell office:value-type="float" office:value="0.76145" calcext:value-type="float">
            <text:p>0.76145</text:p>
          </table:table-cell>
          <table:table-cell office:value-type="float" office:value="0.111396" calcext:value-type="float">
            <text:p>0.111396</text:p>
          </table:table-cell>
          <table:table-cell office:value-type="float" office:value="0" calcext:value-type="float">
            <text:p>0</text:p>
          </table:table-cell>
          <table:table-cell office:value-type="float" office:value="158634" calcext:value-type="float">
            <text:p>158634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31</text:p>
          </table:table-cell>
          <table:table-cell office:value-type="float" office:value="0.73371" calcext:value-type="float">
            <text:p>0.73371</text:p>
          </table:table-cell>
          <table:table-cell office:value-type="float" office:value="0.104109" calcext:value-type="float">
            <text:p>0.104109</text:p>
          </table:table-cell>
          <table:table-cell office:value-type="float" office:value="0" calcext:value-type="float">
            <text:p>0</text:p>
          </table:table-cell>
          <table:table-cell office:value-type="float" office:value="142884" calcext:value-type="float">
            <text:p>142884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32</text:p>
          </table:table-cell>
          <table:table-cell office:value-type="float" office:value="0.756619" calcext:value-type="float">
            <text:p>0.756619</text:p>
          </table:table-cell>
          <table:table-cell office:value-type="float" office:value="0.104967" calcext:value-type="float">
            <text:p>0.104967</text:p>
          </table:table-cell>
          <table:table-cell office:value-type="float" office:value="0" calcext:value-type="float">
            <text:p>0</text:p>
          </table:table-cell>
          <table:table-cell office:value-type="float" office:value="158785" calcext:value-type="float">
            <text:p>158785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33</text:p>
          </table:table-cell>
          <table:table-cell office:value-type="float" office:value="0.784172" calcext:value-type="float">
            <text:p>0.784172</text:p>
          </table:table-cell>
          <table:table-cell office:value-type="float" office:value="0.104038" calcext:value-type="float">
            <text:p>0.104038</text:p>
          </table:table-cell>
          <table:table-cell office:value-type="float" office:value="0" calcext:value-type="float">
            <text:p>0</text:p>
          </table:table-cell>
          <table:table-cell office:value-type="float" office:value="160290" calcext:value-type="float">
            <text:p>160290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34</text:p>
          </table:table-cell>
          <table:table-cell office:value-type="float" office:value="1.001211" calcext:value-type="float">
            <text:p>1.001211</text:p>
          </table:table-cell>
          <table:table-cell office:value-type="float" office:value="0.176634" calcext:value-type="float">
            <text:p>0.176634</text:p>
          </table:table-cell>
          <table:table-cell office:value-type="float" office:value="0" calcext:value-type="float">
            <text:p>0</text:p>
          </table:table-cell>
          <table:table-cell office:value-type="float" office:value="212092" calcext:value-type="float">
            <text:p>212092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35</text:p>
          </table:table-cell>
          <table:table-cell office:value-type="float" office:value="0.812387" calcext:value-type="float">
            <text:p>0.812387</text:p>
          </table:table-cell>
          <table:table-cell office:value-type="float" office:value="0.160028" calcext:value-type="float">
            <text:p>0.160028</text:p>
          </table:table-cell>
          <table:table-cell office:value-type="float" office:value="0" calcext:value-type="float">
            <text:p>0</text:p>
          </table:table-cell>
          <table:table-cell office:value-type="float" office:value="170556" calcext:value-type="float">
            <text:p>170556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36</text:p>
          </table:table-cell>
          <table:table-cell office:value-type="float" office:value="0.715077" calcext:value-type="float">
            <text:p>0.715077</text:p>
          </table:table-cell>
          <table:table-cell office:value-type="float" office:value="0.093376" calcext:value-type="float">
            <text:p>0.093376</text:p>
          </table:table-cell>
          <table:table-cell office:value-type="float" office:value="0" calcext:value-type="float">
            <text:p>0</text:p>
          </table:table-cell>
          <table:table-cell office:value-type="float" office:value="147873" calcext:value-type="float">
            <text:p>147873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37</text:p>
          </table:table-cell>
          <table:table-cell office:value-type="float" office:value="0.82652" calcext:value-type="float">
            <text:p>0.82652</text:p>
          </table:table-cell>
          <table:table-cell office:value-type="float" office:value="0.125034" calcext:value-type="float">
            <text:p>0.125034</text:p>
          </table:table-cell>
          <table:table-cell office:value-type="float" office:value="0" calcext:value-type="float">
            <text:p>0</text:p>
          </table:table-cell>
          <table:table-cell office:value-type="float" office:value="181033" calcext:value-type="float">
            <text:p>181033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38</text:p>
          </table:table-cell>
          <table:table-cell office:value-type="float" office:value="0.776093" calcext:value-type="float">
            <text:p>0.776093</text:p>
          </table:table-cell>
          <table:table-cell office:value-type="float" office:value="0.126114" calcext:value-type="float">
            <text:p>0.126114</text:p>
          </table:table-cell>
          <table:table-cell office:value-type="float" office:value="0" calcext:value-type="float">
            <text:p>0</text:p>
          </table:table-cell>
          <table:table-cell office:value-type="float" office:value="139058" calcext:value-type="float">
            <text:p>139058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39</text:p>
          </table:table-cell>
          <table:table-cell office:value-type="float" office:value="1.099711" calcext:value-type="float">
            <text:p>1.099711</text:p>
          </table:table-cell>
          <table:table-cell office:value-type="float" office:value="0.121842" calcext:value-type="float">
            <text:p>0.121842</text:p>
          </table:table-cell>
          <table:table-cell office:value-type="float" office:value="0" calcext:value-type="float">
            <text:p>0</text:p>
          </table:table-cell>
          <table:table-cell office:value-type="float" office:value="154739" calcext:value-type="float">
            <text:p>154739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40</text:p>
          </table:table-cell>
          <table:table-cell office:value-type="float" office:value="0.908637" calcext:value-type="float">
            <text:p>0.908637</text:p>
          </table:table-cell>
          <table:table-cell office:value-type="float" office:value="0.109341" calcext:value-type="float">
            <text:p>0.109341</text:p>
          </table:table-cell>
          <table:table-cell office:value-type="float" office:value="0" calcext:value-type="float">
            <text:p>0</text:p>
          </table:table-cell>
          <table:table-cell office:value-type="float" office:value="137373" calcext:value-type="float">
            <text:p>137373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41</text:p>
          </table:table-cell>
          <table:table-cell office:value-type="float" office:value="0.723903" calcext:value-type="float">
            <text:p>0.723903</text:p>
          </table:table-cell>
          <table:table-cell office:value-type="float" office:value="0.109914" calcext:value-type="float">
            <text:p>0.109914</text:p>
          </table:table-cell>
          <table:table-cell office:value-type="float" office:value="0" calcext:value-type="float">
            <text:p>0</text:p>
          </table:table-cell>
          <table:table-cell office:value-type="float" office:value="132847" calcext:value-type="float">
            <text:p>132847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42</text:p>
          </table:table-cell>
          <table:table-cell office:value-type="float" office:value="0.832464" calcext:value-type="float">
            <text:p>0.832464</text:p>
          </table:table-cell>
          <table:table-cell office:value-type="float" office:value="0.134471" calcext:value-type="float">
            <text:p>0.134471</text:p>
          </table:table-cell>
          <table:table-cell office:value-type="float" office:value="0" calcext:value-type="float">
            <text:p>0</text:p>
          </table:table-cell>
          <table:table-cell office:value-type="float" office:value="162015" calcext:value-type="float">
            <text:p>162015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43</text:p>
          </table:table-cell>
          <table:table-cell office:value-type="float" office:value="0.723574" calcext:value-type="float">
            <text:p>0.723574</text:p>
          </table:table-cell>
          <table:table-cell office:value-type="float" office:value="0.159032" calcext:value-type="float">
            <text:p>0.159032</text:p>
          </table:table-cell>
          <table:table-cell office:value-type="float" office:value="0" calcext:value-type="float">
            <text:p>0</text:p>
          </table:table-cell>
          <table:table-cell office:value-type="float" office:value="150050" calcext:value-type="float">
            <text:p>15005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44</text:p>
          </table:table-cell>
          <table:table-cell office:value-type="float" office:value="0.694565" calcext:value-type="float">
            <text:p>0.694565</text:p>
          </table:table-cell>
          <table:table-cell office:value-type="float" office:value="0.108838" calcext:value-type="float">
            <text:p>0.108838</text:p>
          </table:table-cell>
          <table:table-cell office:value-type="float" office:value="0" calcext:value-type="float">
            <text:p>0</text:p>
          </table:table-cell>
          <table:table-cell office:value-type="float" office:value="131995" calcext:value-type="float">
            <text:p>131995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45</text:p>
          </table:table-cell>
          <table:table-cell office:value-type="float" office:value="0.683126" calcext:value-type="float">
            <text:p>0.683126</text:p>
          </table:table-cell>
          <table:table-cell office:value-type="float" office:value="0.139085" calcext:value-type="float">
            <text:p>0.139085</text:p>
          </table:table-cell>
          <table:table-cell office:value-type="float" office:value="0" calcext:value-type="float">
            <text:p>0</text:p>
          </table:table-cell>
          <table:table-cell office:value-type="float" office:value="175017" calcext:value-type="float">
            <text:p>175017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46</text:p>
          </table:table-cell>
          <table:table-cell office:value-type="float" office:value="0.712882" calcext:value-type="float">
            <text:p>0.712882</text:p>
          </table:table-cell>
          <table:table-cell office:value-type="float" office:value="0.122352" calcext:value-type="float">
            <text:p>0.122352</text:p>
          </table:table-cell>
          <table:table-cell office:value-type="float" office:value="0" calcext:value-type="float">
            <text:p>0</text:p>
          </table:table-cell>
          <table:table-cell office:value-type="float" office:value="157093" calcext:value-type="float">
            <text:p>157093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47</text:p>
          </table:table-cell>
          <table:table-cell office:value-type="float" office:value="0.816741" calcext:value-type="float">
            <text:p>0.816741</text:p>
          </table:table-cell>
          <table:table-cell office:value-type="float" office:value="0.123403" calcext:value-type="float">
            <text:p>0.123403</text:p>
          </table:table-cell>
          <table:table-cell office:value-type="float" office:value="0" calcext:value-type="float">
            <text:p>0</text:p>
          </table:table-cell>
          <table:table-cell office:value-type="float" office:value="155670" calcext:value-type="float">
            <text:p>155670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48</text:p>
          </table:table-cell>
          <table:table-cell office:value-type="float" office:value="0.75812" calcext:value-type="float">
            <text:p>0.75812</text:p>
          </table:table-cell>
          <table:table-cell office:value-type="float" office:value="0.096651" calcext:value-type="float">
            <text:p>0.096651</text:p>
          </table:table-cell>
          <table:table-cell office:value-type="float" office:value="0" calcext:value-type="float">
            <text:p>0</text:p>
          </table:table-cell>
          <table:table-cell office:value-type="float" office:value="164889" calcext:value-type="float">
            <text:p>164889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49</text:p>
          </table:table-cell>
          <table:table-cell office:value-type="float" office:value="0.687952" calcext:value-type="float">
            <text:p>0.687952</text:p>
          </table:table-cell>
          <table:table-cell office:value-type="float" office:value="0.124336" calcext:value-type="float">
            <text:p>0.124336</text:p>
          </table:table-cell>
          <table:table-cell office:value-type="float" office:value="0" calcext:value-type="float">
            <text:p>0</text:p>
          </table:table-cell>
          <table:table-cell office:value-type="float" office:value="147721" calcext:value-type="float">
            <text:p>147721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50</text:p>
          </table:table-cell>
          <table:table-cell office:value-type="float" office:value="0.836958" calcext:value-type="float">
            <text:p>0.836958</text:p>
          </table:table-cell>
          <table:table-cell office:value-type="float" office:value="0.185848" calcext:value-type="float">
            <text:p>0.185848</text:p>
          </table:table-cell>
          <table:table-cell office:value-type="float" office:value="0" calcext:value-type="float">
            <text:p>0</text:p>
          </table:table-cell>
          <table:table-cell office:value-type="float" office:value="233315" calcext:value-type="float">
            <text:p>233315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51</text:p>
          </table:table-cell>
          <table:table-cell office:value-type="float" office:value="0.826154" calcext:value-type="float">
            <text:p>0.826154</text:p>
          </table:table-cell>
          <table:table-cell office:value-type="float" office:value="0.155024" calcext:value-type="float">
            <text:p>0.155024</text:p>
          </table:table-cell>
          <table:table-cell office:value-type="float" office:value="0" calcext:value-type="float">
            <text:p>0</text:p>
          </table:table-cell>
          <table:table-cell office:value-type="float" office:value="158616" calcext:value-type="float">
            <text:p>158616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52</text:p>
          </table:table-cell>
          <table:table-cell office:value-type="float" office:value="0.810041" calcext:value-type="float">
            <text:p>0.810041</text:p>
          </table:table-cell>
          <table:table-cell office:value-type="float" office:value="0.131912" calcext:value-type="float">
            <text:p>0.131912</text:p>
          </table:table-cell>
          <table:table-cell office:value-type="float" office:value="0" calcext:value-type="float">
            <text:p>0</text:p>
          </table:table-cell>
          <table:table-cell office:value-type="float" office:value="163750" calcext:value-type="float">
            <text:p>163750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53</text:p>
          </table:table-cell>
          <table:table-cell office:value-type="float" office:value="0.828513" calcext:value-type="float">
            <text:p>0.828513</text:p>
          </table:table-cell>
          <table:table-cell office:value-type="float" office:value="0.222888" calcext:value-type="float">
            <text:p>0.222888</text:p>
          </table:table-cell>
          <table:table-cell office:value-type="float" office:value="0" calcext:value-type="float">
            <text:p>0</text:p>
          </table:table-cell>
          <table:table-cell office:value-type="float" office:value="161052" calcext:value-type="float">
            <text:p>16105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54</text:p>
          </table:table-cell>
          <table:table-cell office:value-type="float" office:value="0.812375" calcext:value-type="float">
            <text:p>0.812375</text:p>
          </table:table-cell>
          <table:table-cell office:value-type="float" office:value="0.16904" calcext:value-type="float">
            <text:p>0.16904</text:p>
          </table:table-cell>
          <table:table-cell office:value-type="float" office:value="0" calcext:value-type="float">
            <text:p>0</text:p>
          </table:table-cell>
          <table:table-cell office:value-type="float" office:value="158486" calcext:value-type="float">
            <text:p>158486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55</text:p>
          </table:table-cell>
          <table:table-cell office:value-type="float" office:value="0.819805" calcext:value-type="float">
            <text:p>0.819805</text:p>
          </table:table-cell>
          <table:table-cell office:value-type="float" office:value="0.17147" calcext:value-type="float">
            <text:p>0.17147</text:p>
          </table:table-cell>
          <table:table-cell office:value-type="float" office:value="0" calcext:value-type="float">
            <text:p>0</text:p>
          </table:table-cell>
          <table:table-cell office:value-type="float" office:value="171968" calcext:value-type="float">
            <text:p>171968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56</text:p>
          </table:table-cell>
          <table:table-cell office:value-type="float" office:value="0.908715" calcext:value-type="float">
            <text:p>0.908715</text:p>
          </table:table-cell>
          <table:table-cell office:value-type="float" office:value="0.151526" calcext:value-type="float">
            <text:p>0.151526</text:p>
          </table:table-cell>
          <table:table-cell office:value-type="float" office:value="0" calcext:value-type="float">
            <text:p>0</text:p>
          </table:table-cell>
          <table:table-cell office:value-type="float" office:value="184793" calcext:value-type="float">
            <text:p>184793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57</text:p>
          </table:table-cell>
          <table:table-cell office:value-type="float" office:value="1.031565" calcext:value-type="float">
            <text:p>1.031565</text:p>
          </table:table-cell>
          <table:table-cell office:value-type="float" office:value="0.168937" calcext:value-type="float">
            <text:p>0.168937</text:p>
          </table:table-cell>
          <table:table-cell office:value-type="float" office:value="0" calcext:value-type="float">
            <text:p>0</text:p>
          </table:table-cell>
          <table:table-cell office:value-type="float" office:value="159088" calcext:value-type="float">
            <text:p>159088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58</text:p>
          </table:table-cell>
          <table:table-cell office:value-type="float" office:value="0.858515" calcext:value-type="float">
            <text:p>0.858515</text:p>
          </table:table-cell>
          <table:table-cell office:value-type="float" office:value="0.132049" calcext:value-type="float">
            <text:p>0.132049</text:p>
          </table:table-cell>
          <table:table-cell office:value-type="float" office:value="0" calcext:value-type="float">
            <text:p>0</text:p>
          </table:table-cell>
          <table:table-cell office:value-type="float" office:value="142989" calcext:value-type="float">
            <text:p>142989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3:59</text:p>
          </table:table-cell>
          <table:table-cell office:value-type="float" office:value="0.998032" calcext:value-type="float">
            <text:p>0.998032</text:p>
          </table:table-cell>
          <table:table-cell office:value-type="float" office:value="0.106273" calcext:value-type="float">
            <text:p>0.106273</text:p>
          </table:table-cell>
          <table:table-cell office:value-type="float" office:value="0" calcext:value-type="float">
            <text:p>0</text:p>
          </table:table-cell>
          <table:table-cell office:value-type="float" office:value="157369" calcext:value-type="float">
            <text:p>157369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00</text:p>
          </table:table-cell>
          <table:table-cell office:value-type="float" office:value="0.905512" calcext:value-type="float">
            <text:p>0.905512</text:p>
          </table:table-cell>
          <table:table-cell office:value-type="float" office:value="0.104147" calcext:value-type="float">
            <text:p>0.104147</text:p>
          </table:table-cell>
          <table:table-cell office:value-type="float" office:value="0" calcext:value-type="float">
            <text:p>0</text:p>
          </table:table-cell>
          <table:table-cell office:value-type="float" office:value="176089" calcext:value-type="float">
            <text:p>176089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01</text:p>
          </table:table-cell>
          <table:table-cell office:value-type="float" office:value="0.742666" calcext:value-type="float">
            <text:p>0.742666</text:p>
          </table:table-cell>
          <table:table-cell office:value-type="float" office:value="0.135545" calcext:value-type="float">
            <text:p>0.135545</text:p>
          </table:table-cell>
          <table:table-cell office:value-type="float" office:value="0" calcext:value-type="float">
            <text:p>0</text:p>
          </table:table-cell>
          <table:table-cell office:value-type="float" office:value="148077" calcext:value-type="float">
            <text:p>148077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02</text:p>
          </table:table-cell>
          <table:table-cell office:value-type="float" office:value="0.687856" calcext:value-type="float">
            <text:p>0.687856</text:p>
          </table:table-cell>
          <table:table-cell office:value-type="float" office:value="0.101701" calcext:value-type="float">
            <text:p>0.101701</text:p>
          </table:table-cell>
          <table:table-cell office:value-type="float" office:value="0" calcext:value-type="float">
            <text:p>0</text:p>
          </table:table-cell>
          <table:table-cell office:value-type="float" office:value="142960" calcext:value-type="float">
            <text:p>142960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03</text:p>
          </table:table-cell>
          <table:table-cell office:value-type="float" office:value="0.81317" calcext:value-type="float">
            <text:p>0.81317</text:p>
          </table:table-cell>
          <table:table-cell office:value-type="float" office:value="0.149636" calcext:value-type="float">
            <text:p>0.149636</text:p>
          </table:table-cell>
          <table:table-cell office:value-type="float" office:value="0" calcext:value-type="float">
            <text:p>0</text:p>
          </table:table-cell>
          <table:table-cell office:value-type="float" office:value="155147" calcext:value-type="float">
            <text:p>155147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04</text:p>
          </table:table-cell>
          <table:table-cell office:value-type="float" office:value="0.696126" calcext:value-type="float">
            <text:p>0.696126</text:p>
          </table:table-cell>
          <table:table-cell office:value-type="float" office:value="0.163767" calcext:value-type="float">
            <text:p>0.163767</text:p>
          </table:table-cell>
          <table:table-cell office:value-type="float" office:value="0" calcext:value-type="float">
            <text:p>0</text:p>
          </table:table-cell>
          <table:table-cell office:value-type="float" office:value="163614" calcext:value-type="float">
            <text:p>163614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05</text:p>
          </table:table-cell>
          <table:table-cell office:value-type="float" office:value="0.763248" calcext:value-type="float">
            <text:p>0.763248</text:p>
          </table:table-cell>
          <table:table-cell office:value-type="float" office:value="0.119819" calcext:value-type="float">
            <text:p>0.119819</text:p>
          </table:table-cell>
          <table:table-cell office:value-type="float" office:value="0" calcext:value-type="float">
            <text:p>0</text:p>
          </table:table-cell>
          <table:table-cell office:value-type="float" office:value="130461" calcext:value-type="float">
            <text:p>130461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06</text:p>
          </table:table-cell>
          <table:table-cell office:value-type="float" office:value="0.921808" calcext:value-type="float">
            <text:p>0.921808</text:p>
          </table:table-cell>
          <table:table-cell office:value-type="float" office:value="0.168578" calcext:value-type="float">
            <text:p>0.168578</text:p>
          </table:table-cell>
          <table:table-cell office:value-type="float" office:value="0" calcext:value-type="float">
            <text:p>0</text:p>
          </table:table-cell>
          <table:table-cell office:value-type="float" office:value="166803" calcext:value-type="float">
            <text:p>166803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07</text:p>
          </table:table-cell>
          <table:table-cell office:value-type="float" office:value="0.767339" calcext:value-type="float">
            <text:p>0.767339</text:p>
          </table:table-cell>
          <table:table-cell office:value-type="float" office:value="0.287501" calcext:value-type="float">
            <text:p>0.287501</text:p>
          </table:table-cell>
          <table:table-cell office:value-type="float" office:value="0" calcext:value-type="float">
            <text:p>0</text:p>
          </table:table-cell>
          <table:table-cell office:value-type="float" office:value="195161" calcext:value-type="float">
            <text:p>195161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08</text:p>
          </table:table-cell>
          <table:table-cell office:value-type="float" office:value="0.948344" calcext:value-type="float">
            <text:p>0.948344</text:p>
          </table:table-cell>
          <table:table-cell office:value-type="float" office:value="0.171196" calcext:value-type="float">
            <text:p>0.171196</text:p>
          </table:table-cell>
          <table:table-cell office:value-type="float" office:value="0" calcext:value-type="float">
            <text:p>0</text:p>
          </table:table-cell>
          <table:table-cell office:value-type="float" office:value="157500" calcext:value-type="float">
            <text:p>157500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09</text:p>
          </table:table-cell>
          <table:table-cell office:value-type="float" office:value="0.826973" calcext:value-type="float">
            <text:p>0.826973</text:p>
          </table:table-cell>
          <table:table-cell office:value-type="float" office:value="0.183401" calcext:value-type="float">
            <text:p>0.183401</text:p>
          </table:table-cell>
          <table:table-cell office:value-type="float" office:value="0" calcext:value-type="float">
            <text:p>0</text:p>
          </table:table-cell>
          <table:table-cell office:value-type="float" office:value="174172" calcext:value-type="float">
            <text:p>17417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10</text:p>
          </table:table-cell>
          <table:table-cell office:value-type="float" office:value="0.936885" calcext:value-type="float">
            <text:p>0.936885</text:p>
          </table:table-cell>
          <table:table-cell office:value-type="float" office:value="0.183954" calcext:value-type="float">
            <text:p>0.183954</text:p>
          </table:table-cell>
          <table:table-cell office:value-type="float" office:value="0" calcext:value-type="float">
            <text:p>0</text:p>
          </table:table-cell>
          <table:table-cell office:value-type="float" office:value="167869" calcext:value-type="float">
            <text:p>167869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11</text:p>
          </table:table-cell>
          <table:table-cell office:value-type="float" office:value="0.765589" calcext:value-type="float">
            <text:p>0.765589</text:p>
          </table:table-cell>
          <table:table-cell office:value-type="float" office:value="0.18111" calcext:value-type="float">
            <text:p>0.18111</text:p>
          </table:table-cell>
          <table:table-cell office:value-type="float" office:value="0" calcext:value-type="float">
            <text:p>0</text:p>
          </table:table-cell>
          <table:table-cell office:value-type="float" office:value="158994" calcext:value-type="float">
            <text:p>158994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12</text:p>
          </table:table-cell>
          <table:table-cell office:value-type="float" office:value="0.873761" calcext:value-type="float">
            <text:p>0.873761</text:p>
          </table:table-cell>
          <table:table-cell office:value-type="float" office:value="0.153258" calcext:value-type="float">
            <text:p>0.153258</text:p>
          </table:table-cell>
          <table:table-cell office:value-type="float" office:value="0" calcext:value-type="float">
            <text:p>0</text:p>
          </table:table-cell>
          <table:table-cell office:value-type="float" office:value="146847" calcext:value-type="float">
            <text:p>146847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13</text:p>
          </table:table-cell>
          <table:table-cell office:value-type="float" office:value="0.855877" calcext:value-type="float">
            <text:p>0.855877</text:p>
          </table:table-cell>
          <table:table-cell office:value-type="float" office:value="0.139224" calcext:value-type="float">
            <text:p>0.139224</text:p>
          </table:table-cell>
          <table:table-cell office:value-type="float" office:value="0" calcext:value-type="float">
            <text:p>0</text:p>
          </table:table-cell>
          <table:table-cell office:value-type="float" office:value="147883" calcext:value-type="float">
            <text:p>147883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14</text:p>
          </table:table-cell>
          <table:table-cell office:value-type="float" office:value="0.936881" calcext:value-type="float">
            <text:p>0.936881</text:p>
          </table:table-cell>
          <table:table-cell office:value-type="float" office:value="0.123197" calcext:value-type="float">
            <text:p>0.123197</text:p>
          </table:table-cell>
          <table:table-cell office:value-type="float" office:value="0" calcext:value-type="float">
            <text:p>0</text:p>
          </table:table-cell>
          <table:table-cell office:value-type="float" office:value="141780" calcext:value-type="float">
            <text:p>141780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15</text:p>
          </table:table-cell>
          <table:table-cell office:value-type="float" office:value="0.826432" calcext:value-type="float">
            <text:p>0.826432</text:p>
          </table:table-cell>
          <table:table-cell office:value-type="float" office:value="0.139725" calcext:value-type="float">
            <text:p>0.139725</text:p>
          </table:table-cell>
          <table:table-cell office:value-type="float" office:value="0" calcext:value-type="float">
            <text:p>0</text:p>
          </table:table-cell>
          <table:table-cell office:value-type="float" office:value="156929" calcext:value-type="float">
            <text:p>156929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16</text:p>
          </table:table-cell>
          <table:table-cell office:value-type="float" office:value="0.911978" calcext:value-type="float">
            <text:p>0.911978</text:p>
          </table:table-cell>
          <table:table-cell office:value-type="float" office:value="0.106241" calcext:value-type="float">
            <text:p>0.106241</text:p>
          </table:table-cell>
          <table:table-cell office:value-type="float" office:value="0" calcext:value-type="float">
            <text:p>0</text:p>
          </table:table-cell>
          <table:table-cell office:value-type="float" office:value="152927" calcext:value-type="float">
            <text:p>152927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17</text:p>
          </table:table-cell>
          <table:table-cell office:value-type="float" office:value="0.763162" calcext:value-type="float">
            <text:p>0.763162</text:p>
          </table:table-cell>
          <table:table-cell office:value-type="float" office:value="0.136124" calcext:value-type="float">
            <text:p>0.136124</text:p>
          </table:table-cell>
          <table:table-cell office:value-type="float" office:value="0" calcext:value-type="float">
            <text:p>0</text:p>
          </table:table-cell>
          <table:table-cell office:value-type="float" office:value="130628" calcext:value-type="float">
            <text:p>130628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18</text:p>
          </table:table-cell>
          <table:table-cell office:value-type="float" office:value="0.785203" calcext:value-type="float">
            <text:p>0.785203</text:p>
          </table:table-cell>
          <table:table-cell office:value-type="float" office:value="0.13503" calcext:value-type="float">
            <text:p>0.13503</text:p>
          </table:table-cell>
          <table:table-cell office:value-type="float" office:value="0" calcext:value-type="float">
            <text:p>0</text:p>
          </table:table-cell>
          <table:table-cell office:value-type="float" office:value="160330" calcext:value-type="float">
            <text:p>16033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19</text:p>
          </table:table-cell>
          <table:table-cell office:value-type="float" office:value="0.818754" calcext:value-type="float">
            <text:p>0.818754</text:p>
          </table:table-cell>
          <table:table-cell office:value-type="float" office:value="0.1616" calcext:value-type="float">
            <text:p>0.1616</text:p>
          </table:table-cell>
          <table:table-cell office:value-type="float" office:value="0" calcext:value-type="float">
            <text:p>0</text:p>
          </table:table-cell>
          <table:table-cell office:value-type="float" office:value="148469" calcext:value-type="float">
            <text:p>148469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20</text:p>
          </table:table-cell>
          <table:table-cell office:value-type="float" office:value="0.819481" calcext:value-type="float">
            <text:p>0.819481</text:p>
          </table:table-cell>
          <table:table-cell office:value-type="float" office:value="0.167838" calcext:value-type="float">
            <text:p>0.167838</text:p>
          </table:table-cell>
          <table:table-cell office:value-type="float" office:value="0" calcext:value-type="float">
            <text:p>0</text:p>
          </table:table-cell>
          <table:table-cell office:value-type="float" office:value="150882" calcext:value-type="float">
            <text:p>150882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21</text:p>
          </table:table-cell>
          <table:table-cell office:value-type="float" office:value="0.771609" calcext:value-type="float">
            <text:p>0.771609</text:p>
          </table:table-cell>
          <table:table-cell office:value-type="float" office:value="0.173692" calcext:value-type="float">
            <text:p>0.173692</text:p>
          </table:table-cell>
          <table:table-cell office:value-type="float" office:value="0" calcext:value-type="float">
            <text:p>0</text:p>
          </table:table-cell>
          <table:table-cell office:value-type="float" office:value="163657" calcext:value-type="float">
            <text:p>163657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22</text:p>
          </table:table-cell>
          <table:table-cell office:value-type="float" office:value="0.815023" calcext:value-type="float">
            <text:p>0.815023</text:p>
          </table:table-cell>
          <table:table-cell office:value-type="float" office:value="0.115646" calcext:value-type="float">
            <text:p>0.115646</text:p>
          </table:table-cell>
          <table:table-cell office:value-type="float" office:value="0" calcext:value-type="float">
            <text:p>0</text:p>
          </table:table-cell>
          <table:table-cell office:value-type="float" office:value="166846" calcext:value-type="float">
            <text:p>166846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23</text:p>
          </table:table-cell>
          <table:table-cell office:value-type="float" office:value="0.8498" calcext:value-type="float">
            <text:p>0.8498</text:p>
          </table:table-cell>
          <table:table-cell office:value-type="float" office:value="0.18169" calcext:value-type="float">
            <text:p>0.18169</text:p>
          </table:table-cell>
          <table:table-cell office:value-type="float" office:value="0" calcext:value-type="float">
            <text:p>0</text:p>
          </table:table-cell>
          <table:table-cell office:value-type="float" office:value="185170" calcext:value-type="float">
            <text:p>185170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24</text:p>
          </table:table-cell>
          <table:table-cell office:value-type="float" office:value="0.891859" calcext:value-type="float">
            <text:p>0.891859</text:p>
          </table:table-cell>
          <table:table-cell office:value-type="float" office:value="0.160457" calcext:value-type="float">
            <text:p>0.160457</text:p>
          </table:table-cell>
          <table:table-cell office:value-type="float" office:value="0" calcext:value-type="float">
            <text:p>0</text:p>
          </table:table-cell>
          <table:table-cell office:value-type="float" office:value="141957" calcext:value-type="float">
            <text:p>141957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25</text:p>
          </table:table-cell>
          <table:table-cell office:value-type="float" office:value="0.832087" calcext:value-type="float">
            <text:p>0.832087</text:p>
          </table:table-cell>
          <table:table-cell office:value-type="float" office:value="0.18625" calcext:value-type="float">
            <text:p>0.18625</text:p>
          </table:table-cell>
          <table:table-cell office:value-type="float" office:value="0" calcext:value-type="float">
            <text:p>0</text:p>
          </table:table-cell>
          <table:table-cell office:value-type="float" office:value="179929" calcext:value-type="float">
            <text:p>179929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26</text:p>
          </table:table-cell>
          <table:table-cell office:value-type="float" office:value="0.692711" calcext:value-type="float">
            <text:p>0.692711</text:p>
          </table:table-cell>
          <table:table-cell office:value-type="float" office:value="0.170188" calcext:value-type="float">
            <text:p>0.170188</text:p>
          </table:table-cell>
          <table:table-cell office:value-type="float" office:value="0" calcext:value-type="float">
            <text:p>0</text:p>
          </table:table-cell>
          <table:table-cell office:value-type="float" office:value="162049" calcext:value-type="float">
            <text:p>162049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27</text:p>
          </table:table-cell>
          <table:table-cell office:value-type="float" office:value="0.831647" calcext:value-type="float">
            <text:p>0.831647</text:p>
          </table:table-cell>
          <table:table-cell office:value-type="float" office:value="0.14115" calcext:value-type="float">
            <text:p>0.14115</text:p>
          </table:table-cell>
          <table:table-cell office:value-type="float" office:value="0" calcext:value-type="float">
            <text:p>0</text:p>
          </table:table-cell>
          <table:table-cell office:value-type="float" office:value="159503" calcext:value-type="float">
            <text:p>159503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28</text:p>
          </table:table-cell>
          <table:table-cell office:value-type="float" office:value="0.744449" calcext:value-type="float">
            <text:p>0.744449</text:p>
          </table:table-cell>
          <table:table-cell office:value-type="float" office:value="0.12305" calcext:value-type="float">
            <text:p>0.12305</text:p>
          </table:table-cell>
          <table:table-cell office:value-type="float" office:value="0" calcext:value-type="float">
            <text:p>0</text:p>
          </table:table-cell>
          <table:table-cell office:value-type="float" office:value="144783" calcext:value-type="float">
            <text:p>144783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29</text:p>
          </table:table-cell>
          <table:table-cell office:value-type="float" office:value="0.72613" calcext:value-type="float">
            <text:p>0.72613</text:p>
          </table:table-cell>
          <table:table-cell office:value-type="float" office:value="0.159808" calcext:value-type="float">
            <text:p>0.159808</text:p>
          </table:table-cell>
          <table:table-cell office:value-type="float" office:value="0" calcext:value-type="float">
            <text:p>0</text:p>
          </table:table-cell>
          <table:table-cell office:value-type="float" office:value="161048" calcext:value-type="float">
            <text:p>161048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30</text:p>
          </table:table-cell>
          <table:table-cell office:value-type="float" office:value="0.889888" calcext:value-type="float">
            <text:p>0.889888</text:p>
          </table:table-cell>
          <table:table-cell office:value-type="float" office:value="0.203906" calcext:value-type="float">
            <text:p>0.203906</text:p>
          </table:table-cell>
          <table:table-cell office:value-type="float" office:value="0" calcext:value-type="float">
            <text:p>0</text:p>
          </table:table-cell>
          <table:table-cell office:value-type="float" office:value="172672" calcext:value-type="float">
            <text:p>172672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31</text:p>
          </table:table-cell>
          <table:table-cell office:value-type="float" office:value="0.792264" calcext:value-type="float">
            <text:p>0.792264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" calcext:value-type="float">
            <text:p>0</text:p>
          </table:table-cell>
          <table:table-cell office:value-type="float" office:value="155047" calcext:value-type="float">
            <text:p>155047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32</text:p>
          </table:table-cell>
          <table:table-cell office:value-type="float" office:value="0.727297" calcext:value-type="float">
            <text:p>0.727297</text:p>
          </table:table-cell>
          <table:table-cell office:value-type="float" office:value="0.144572" calcext:value-type="float">
            <text:p>0.144572</text:p>
          </table:table-cell>
          <table:table-cell office:value-type="float" office:value="0" calcext:value-type="float">
            <text:p>0</text:p>
          </table:table-cell>
          <table:table-cell office:value-type="float" office:value="158426" calcext:value-type="float">
            <text:p>158426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33</text:p>
          </table:table-cell>
          <table:table-cell office:value-type="float" office:value="0.788632" calcext:value-type="float">
            <text:p>0.788632</text:p>
          </table:table-cell>
          <table:table-cell office:value-type="float" office:value="0.226879" calcext:value-type="float">
            <text:p>0.226879</text:p>
          </table:table-cell>
          <table:table-cell office:value-type="float" office:value="0" calcext:value-type="float">
            <text:p>0</text:p>
          </table:table-cell>
          <table:table-cell office:value-type="float" office:value="179923" calcext:value-type="float">
            <text:p>179923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34</text:p>
          </table:table-cell>
          <table:table-cell office:value-type="float" office:value="0.951933" calcext:value-type="float">
            <text:p>0.951933</text:p>
          </table:table-cell>
          <table:table-cell office:value-type="float" office:value="0.134947" calcext:value-type="float">
            <text:p>0.134947</text:p>
          </table:table-cell>
          <table:table-cell office:value-type="float" office:value="0" calcext:value-type="float">
            <text:p>0</text:p>
          </table:table-cell>
          <table:table-cell office:value-type="float" office:value="145188" calcext:value-type="float">
            <text:p>145188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35</text:p>
          </table:table-cell>
          <table:table-cell office:value-type="float" office:value="0.86377" calcext:value-type="float">
            <text:p>0.86377</text:p>
          </table:table-cell>
          <table:table-cell office:value-type="float" office:value="0.136044" calcext:value-type="float">
            <text:p>0.136044</text:p>
          </table:table-cell>
          <table:table-cell office:value-type="float" office:value="0" calcext:value-type="float">
            <text:p>0</text:p>
          </table:table-cell>
          <table:table-cell office:value-type="float" office:value="156190" calcext:value-type="float">
            <text:p>156190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36</text:p>
          </table:table-cell>
          <table:table-cell office:value-type="float" office:value="0.834389" calcext:value-type="float">
            <text:p>0.834389</text:p>
          </table:table-cell>
          <table:table-cell office:value-type="float" office:value="0.159429" calcext:value-type="float">
            <text:p>0.159429</text:p>
          </table:table-cell>
          <table:table-cell office:value-type="float" office:value="0" calcext:value-type="float">
            <text:p>0</text:p>
          </table:table-cell>
          <table:table-cell office:value-type="float" office:value="167002" calcext:value-type="float">
            <text:p>167002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37</text:p>
          </table:table-cell>
          <table:table-cell office:value-type="float" office:value="0.973827" calcext:value-type="float">
            <text:p>0.973827</text:p>
          </table:table-cell>
          <table:table-cell office:value-type="float" office:value="0.138695" calcext:value-type="float">
            <text:p>0.138695</text:p>
          </table:table-cell>
          <table:table-cell office:value-type="float" office:value="0" calcext:value-type="float">
            <text:p>0</text:p>
          </table:table-cell>
          <table:table-cell office:value-type="float" office:value="144105" calcext:value-type="float">
            <text:p>144105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38</text:p>
          </table:table-cell>
          <table:table-cell office:value-type="float" office:value="0.866896" calcext:value-type="float">
            <text:p>0.866896</text:p>
          </table:table-cell>
          <table:table-cell office:value-type="float" office:value="0.128195" calcext:value-type="float">
            <text:p>0.128195</text:p>
          </table:table-cell>
          <table:table-cell office:value-type="float" office:value="0" calcext:value-type="float">
            <text:p>0</text:p>
          </table:table-cell>
          <table:table-cell office:value-type="float" office:value="162178" calcext:value-type="float">
            <text:p>162178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39</text:p>
          </table:table-cell>
          <table:table-cell office:value-type="float" office:value="0.705342" calcext:value-type="float">
            <text:p>0.705342</text:p>
          </table:table-cell>
          <table:table-cell office:value-type="float" office:value="0.143167" calcext:value-type="float">
            <text:p>0.143167</text:p>
          </table:table-cell>
          <table:table-cell office:value-type="float" office:value="0" calcext:value-type="float">
            <text:p>0</text:p>
          </table:table-cell>
          <table:table-cell office:value-type="float" office:value="157682" calcext:value-type="float">
            <text:p>157682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40</text:p>
          </table:table-cell>
          <table:table-cell office:value-type="float" office:value="0.734799" calcext:value-type="float">
            <text:p>0.734799</text:p>
          </table:table-cell>
          <table:table-cell office:value-type="float" office:value="0.16376" calcext:value-type="float">
            <text:p>0.16376</text:p>
          </table:table-cell>
          <table:table-cell office:value-type="float" office:value="0" calcext:value-type="float">
            <text:p>0</text:p>
          </table:table-cell>
          <table:table-cell office:value-type="float" office:value="159971" calcext:value-type="float">
            <text:p>159971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41</text:p>
          </table:table-cell>
          <table:table-cell office:value-type="float" office:value="0.710564" calcext:value-type="float">
            <text:p>0.710564</text:p>
          </table:table-cell>
          <table:table-cell office:value-type="float" office:value="0.146704" calcext:value-type="float">
            <text:p>0.146704</text:p>
          </table:table-cell>
          <table:table-cell office:value-type="float" office:value="0" calcext:value-type="float">
            <text:p>0</text:p>
          </table:table-cell>
          <table:table-cell office:value-type="float" office:value="163736" calcext:value-type="float">
            <text:p>163736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42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126081" calcext:value-type="float">
            <text:p>0.126081</text:p>
          </table:table-cell>
          <table:table-cell office:value-type="float" office:value="0" calcext:value-type="float">
            <text:p>0</text:p>
          </table:table-cell>
          <table:table-cell office:value-type="float" office:value="137299" calcext:value-type="float">
            <text:p>137299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43</text:p>
          </table:table-cell>
          <table:table-cell office:value-type="float" office:value="0.721042" calcext:value-type="float">
            <text:p>0.721042</text:p>
          </table:table-cell>
          <table:table-cell office:value-type="float" office:value="0.129669" calcext:value-type="float">
            <text:p>0.129669</text:p>
          </table:table-cell>
          <table:table-cell office:value-type="float" office:value="0" calcext:value-type="float">
            <text:p>0</text:p>
          </table:table-cell>
          <table:table-cell office:value-type="float" office:value="142053" calcext:value-type="float">
            <text:p>142053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44</text:p>
          </table:table-cell>
          <table:table-cell office:value-type="float" office:value="0.743884" calcext:value-type="float">
            <text:p>0.743884</text:p>
          </table:table-cell>
          <table:table-cell office:value-type="float" office:value="0.115005" calcext:value-type="float">
            <text:p>0.115005</text:p>
          </table:table-cell>
          <table:table-cell office:value-type="float" office:value="0" calcext:value-type="float">
            <text:p>0</text:p>
          </table:table-cell>
          <table:table-cell office:value-type="float" office:value="165158" calcext:value-type="float">
            <text:p>165158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45</text:p>
          </table:table-cell>
          <table:table-cell office:value-type="float" office:value="0.819911" calcext:value-type="float">
            <text:p>0.819911</text:p>
          </table:table-cell>
          <table:table-cell office:value-type="float" office:value="0.126278" calcext:value-type="float">
            <text:p>0.126278</text:p>
          </table:table-cell>
          <table:table-cell office:value-type="float" office:value="0" calcext:value-type="float">
            <text:p>0</text:p>
          </table:table-cell>
          <table:table-cell office:value-type="float" office:value="159734" calcext:value-type="float">
            <text:p>159734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46</text:p>
          </table:table-cell>
          <table:table-cell office:value-type="float" office:value="0.745621" calcext:value-type="float">
            <text:p>0.745621</text:p>
          </table:table-cell>
          <table:table-cell office:value-type="float" office:value="0.119264" calcext:value-type="float">
            <text:p>0.119264</text:p>
          </table:table-cell>
          <table:table-cell office:value-type="float" office:value="0" calcext:value-type="float">
            <text:p>0</text:p>
          </table:table-cell>
          <table:table-cell office:value-type="float" office:value="143991" calcext:value-type="float">
            <text:p>143991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47</text:p>
          </table:table-cell>
          <table:table-cell office:value-type="float" office:value="0.721472" calcext:value-type="float">
            <text:p>0.721472</text:p>
          </table:table-cell>
          <table:table-cell office:value-type="float" office:value="0.181733" calcext:value-type="float">
            <text:p>0.181733</text:p>
          </table:table-cell>
          <table:table-cell office:value-type="float" office:value="0" calcext:value-type="float">
            <text:p>0</text:p>
          </table:table-cell>
          <table:table-cell office:value-type="float" office:value="158480" calcext:value-type="float">
            <text:p>158480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48</text:p>
          </table:table-cell>
          <table:table-cell office:value-type="float" office:value="0.881598" calcext:value-type="float">
            <text:p>0.881598</text:p>
          </table:table-cell>
          <table:table-cell office:value-type="float" office:value="0.203983" calcext:value-type="float">
            <text:p>0.203983</text:p>
          </table:table-cell>
          <table:table-cell office:value-type="float" office:value="0" calcext:value-type="float">
            <text:p>0</text:p>
          </table:table-cell>
          <table:table-cell office:value-type="float" office:value="194544" calcext:value-type="float">
            <text:p>194544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49</text:p>
          </table:table-cell>
          <table:table-cell office:value-type="float" office:value="0.884479" calcext:value-type="float">
            <text:p>0.884479</text:p>
          </table:table-cell>
          <table:table-cell office:value-type="float" office:value="0.126466" calcext:value-type="float">
            <text:p>0.126466</text:p>
          </table:table-cell>
          <table:table-cell office:value-type="float" office:value="0" calcext:value-type="float">
            <text:p>0</text:p>
          </table:table-cell>
          <table:table-cell office:value-type="float" office:value="144535" calcext:value-type="float">
            <text:p>144535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50</text:p>
          </table:table-cell>
          <table:table-cell office:value-type="float" office:value="0.750308" calcext:value-type="float">
            <text:p>0.750308</text:p>
          </table:table-cell>
          <table:table-cell office:value-type="float" office:value="0.125631" calcext:value-type="float">
            <text:p>0.125631</text:p>
          </table:table-cell>
          <table:table-cell office:value-type="float" office:value="0" calcext:value-type="float">
            <text:p>0</text:p>
          </table:table-cell>
          <table:table-cell office:value-type="float" office:value="138974" calcext:value-type="float">
            <text:p>138974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51</text:p>
          </table:table-cell>
          <table:table-cell office:value-type="float" office:value="0.796983" calcext:value-type="float">
            <text:p>0.796983</text:p>
          </table:table-cell>
          <table:table-cell office:value-type="float" office:value="0.120266" calcext:value-type="float">
            <text:p>0.120266</text:p>
          </table:table-cell>
          <table:table-cell office:value-type="float" office:value="0" calcext:value-type="float">
            <text:p>0</text:p>
          </table:table-cell>
          <table:table-cell office:value-type="float" office:value="151733" calcext:value-type="float">
            <text:p>151733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52</text:p>
          </table:table-cell>
          <table:table-cell office:value-type="float" office:value="0.960566" calcext:value-type="float">
            <text:p>0.960566</text:p>
          </table:table-cell>
          <table:table-cell office:value-type="float" office:value="0.151452" calcext:value-type="float">
            <text:p>0.151452</text:p>
          </table:table-cell>
          <table:table-cell office:value-type="float" office:value="0" calcext:value-type="float">
            <text:p>0</text:p>
          </table:table-cell>
          <table:table-cell office:value-type="float" office:value="176631" calcext:value-type="float">
            <text:p>176631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53</text:p>
          </table:table-cell>
          <table:table-cell office:value-type="float" office:value="0.821666" calcext:value-type="float">
            <text:p>0.821666</text:p>
          </table:table-cell>
          <table:table-cell office:value-type="float" office:value="0.188707" calcext:value-type="float">
            <text:p>0.188707</text:p>
          </table:table-cell>
          <table:table-cell office:value-type="float" office:value="0" calcext:value-type="float">
            <text:p>0</text:p>
          </table:table-cell>
          <table:table-cell office:value-type="float" office:value="176932" calcext:value-type="float">
            <text:p>176932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54</text:p>
          </table:table-cell>
          <table:table-cell office:value-type="float" office:value="0.89397" calcext:value-type="float">
            <text:p>0.89397</text:p>
          </table:table-cell>
          <table:table-cell office:value-type="float" office:value="0.113393" calcext:value-type="float">
            <text:p>0.113393</text:p>
          </table:table-cell>
          <table:table-cell office:value-type="float" office:value="0" calcext:value-type="float">
            <text:p>0</text:p>
          </table:table-cell>
          <table:table-cell office:value-type="float" office:value="151454" calcext:value-type="float">
            <text:p>15145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55</text:p>
          </table:table-cell>
          <table:table-cell office:value-type="float" office:value="0.977196" calcext:value-type="float">
            <text:p>0.977196</text:p>
          </table:table-cell>
          <table:table-cell office:value-type="float" office:value="0.227879" calcext:value-type="float">
            <text:p>0.227879</text:p>
          </table:table-cell>
          <table:table-cell office:value-type="float" office:value="0" calcext:value-type="float">
            <text:p>0</text:p>
          </table:table-cell>
          <table:table-cell office:value-type="float" office:value="196752" calcext:value-type="float">
            <text:p>196752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56</text:p>
          </table:table-cell>
          <table:table-cell office:value-type="float" office:value="0.88396" calcext:value-type="float">
            <text:p>0.88396</text:p>
          </table:table-cell>
          <table:table-cell office:value-type="float" office:value="0.136011" calcext:value-type="float">
            <text:p>0.136011</text:p>
          </table:table-cell>
          <table:table-cell office:value-type="float" office:value="0" calcext:value-type="float">
            <text:p>0</text:p>
          </table:table-cell>
          <table:table-cell office:value-type="float" office:value="133695" calcext:value-type="float">
            <text:p>13369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57</text:p>
          </table:table-cell>
          <table:table-cell office:value-type="float" office:value="0.78464" calcext:value-type="float">
            <text:p>0.78464</text:p>
          </table:table-cell>
          <table:table-cell office:value-type="float" office:value="0.167017" calcext:value-type="float">
            <text:p>0.167017</text:p>
          </table:table-cell>
          <table:table-cell office:value-type="float" office:value="0" calcext:value-type="float">
            <text:p>0</text:p>
          </table:table-cell>
          <table:table-cell office:value-type="float" office:value="152031" calcext:value-type="float">
            <text:p>152031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58</text:p>
          </table:table-cell>
          <table:table-cell office:value-type="float" office:value="0.697902" calcext:value-type="float">
            <text:p>0.697902</text:p>
          </table:table-cell>
          <table:table-cell office:value-type="float" office:value="0.124832" calcext:value-type="float">
            <text:p>0.124832</text:p>
          </table:table-cell>
          <table:table-cell office:value-type="float" office:value="0" calcext:value-type="float">
            <text:p>0</text:p>
          </table:table-cell>
          <table:table-cell office:value-type="float" office:value="161859" calcext:value-type="float">
            <text:p>161859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4:59</text:p>
          </table:table-cell>
          <table:table-cell office:value-type="float" office:value="0.737805" calcext:value-type="float">
            <text:p>0.737805</text:p>
          </table:table-cell>
          <table:table-cell office:value-type="float" office:value="0.134478" calcext:value-type="float">
            <text:p>0.134478</text:p>
          </table:table-cell>
          <table:table-cell office:value-type="float" office:value="0" calcext:value-type="float">
            <text:p>0</text:p>
          </table:table-cell>
          <table:table-cell office:value-type="float" office:value="135706" calcext:value-type="float">
            <text:p>135706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00</text:p>
          </table:table-cell>
          <table:table-cell office:value-type="float" office:value="0.676081" calcext:value-type="float">
            <text:p>0.676081</text:p>
          </table:table-cell>
          <table:table-cell office:value-type="float" office:value="0.11655" calcext:value-type="float">
            <text:p>0.11655</text:p>
          </table:table-cell>
          <table:table-cell office:value-type="float" office:value="0" calcext:value-type="float">
            <text:p>0</text:p>
          </table:table-cell>
          <table:table-cell office:value-type="float" office:value="138705" calcext:value-type="float">
            <text:p>138705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01</text:p>
          </table:table-cell>
          <table:table-cell office:value-type="float" office:value="0.702335" calcext:value-type="float">
            <text:p>0.702335</text:p>
          </table:table-cell>
          <table:table-cell office:value-type="float" office:value="0.096937" calcext:value-type="float">
            <text:p>0.096937</text:p>
          </table:table-cell>
          <table:table-cell office:value-type="float" office:value="0" calcext:value-type="float">
            <text:p>0</text:p>
          </table:table-cell>
          <table:table-cell office:value-type="float" office:value="143582" calcext:value-type="float">
            <text:p>143582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02</text:p>
          </table:table-cell>
          <table:table-cell office:value-type="float" office:value="0.799861" calcext:value-type="float">
            <text:p>0.799861</text:p>
          </table:table-cell>
          <table:table-cell office:value-type="float" office:value="0.109625" calcext:value-type="float">
            <text:p>0.109625</text:p>
          </table:table-cell>
          <table:table-cell office:value-type="float" office:value="0" calcext:value-type="float">
            <text:p>0</text:p>
          </table:table-cell>
          <table:table-cell office:value-type="float" office:value="142721" calcext:value-type="float">
            <text:p>142721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03</text:p>
          </table:table-cell>
          <table:table-cell office:value-type="float" office:value="0.844383" calcext:value-type="float">
            <text:p>0.844383</text:p>
          </table:table-cell>
          <table:table-cell office:value-type="float" office:value="0.139152" calcext:value-type="float">
            <text:p>0.139152</text:p>
          </table:table-cell>
          <table:table-cell office:value-type="float" office:value="0" calcext:value-type="float">
            <text:p>0</text:p>
          </table:table-cell>
          <table:table-cell office:value-type="float" office:value="147778" calcext:value-type="float">
            <text:p>147778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04</text:p>
          </table:table-cell>
          <table:table-cell office:value-type="float" office:value="0.804081" calcext:value-type="float">
            <text:p>0.804081</text:p>
          </table:table-cell>
          <table:table-cell office:value-type="float" office:value="0.148897" calcext:value-type="float">
            <text:p>0.148897</text:p>
          </table:table-cell>
          <table:table-cell office:value-type="float" office:value="0" calcext:value-type="float">
            <text:p>0</text:p>
          </table:table-cell>
          <table:table-cell office:value-type="float" office:value="154237" calcext:value-type="float">
            <text:p>154237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05</text:p>
          </table:table-cell>
          <table:table-cell office:value-type="float" office:value="0.789644" calcext:value-type="float">
            <text:p>0.789644</text:p>
          </table:table-cell>
          <table:table-cell office:value-type="float" office:value="0.162972" calcext:value-type="float">
            <text:p>0.162972</text:p>
          </table:table-cell>
          <table:table-cell office:value-type="float" office:value="0" calcext:value-type="float">
            <text:p>0</text:p>
          </table:table-cell>
          <table:table-cell office:value-type="float" office:value="178596" calcext:value-type="float">
            <text:p>178596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06</text:p>
          </table:table-cell>
          <table:table-cell office:value-type="float" office:value="0.690275" calcext:value-type="float">
            <text:p>0.690275</text:p>
          </table:table-cell>
          <table:table-cell office:value-type="float" office:value="0.133034" calcext:value-type="float">
            <text:p>0.133034</text:p>
          </table:table-cell>
          <table:table-cell office:value-type="float" office:value="0" calcext:value-type="float">
            <text:p>0</text:p>
          </table:table-cell>
          <table:table-cell office:value-type="float" office:value="180870" calcext:value-type="float">
            <text:p>180870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07</text:p>
          </table:table-cell>
          <table:table-cell office:value-type="float" office:value="0.701821" calcext:value-type="float">
            <text:p>0.701821</text:p>
          </table:table-cell>
          <table:table-cell office:value-type="float" office:value="0.093212" calcext:value-type="float">
            <text:p>0.093212</text:p>
          </table:table-cell>
          <table:table-cell office:value-type="float" office:value="0" calcext:value-type="float">
            <text:p>0</text:p>
          </table:table-cell>
          <table:table-cell office:value-type="float" office:value="136902" calcext:value-type="float">
            <text:p>136902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08</text:p>
          </table:table-cell>
          <table:table-cell office:value-type="float" office:value="0.650408" calcext:value-type="float">
            <text:p>0.650408</text:p>
          </table:table-cell>
          <table:table-cell office:value-type="float" office:value="0.091776" calcext:value-type="float">
            <text:p>0.091776</text:p>
          </table:table-cell>
          <table:table-cell office:value-type="float" office:value="0" calcext:value-type="float">
            <text:p>0</text:p>
          </table:table-cell>
          <table:table-cell office:value-type="float" office:value="141075" calcext:value-type="float">
            <text:p>141075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09</text:p>
          </table:table-cell>
          <table:table-cell office:value-type="float" office:value="0.719467" calcext:value-type="float">
            <text:p>0.719467</text:p>
          </table:table-cell>
          <table:table-cell office:value-type="float" office:value="0.074108" calcext:value-type="float">
            <text:p>0.074108</text:p>
          </table:table-cell>
          <table:table-cell office:value-type="float" office:value="0" calcext:value-type="float">
            <text:p>0</text:p>
          </table:table-cell>
          <table:table-cell office:value-type="float" office:value="127323" calcext:value-type="float">
            <text:p>127323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10</text:p>
          </table:table-cell>
          <table:table-cell office:value-type="float" office:value="0.597354" calcext:value-type="float">
            <text:p>0.597354</text:p>
          </table:table-cell>
          <table:table-cell office:value-type="float" office:value="0.113808" calcext:value-type="float">
            <text:p>0.113808</text:p>
          </table:table-cell>
          <table:table-cell office:value-type="float" office:value="0" calcext:value-type="float">
            <text:p>0</text:p>
          </table:table-cell>
          <table:table-cell office:value-type="float" office:value="161014" calcext:value-type="float">
            <text:p>161014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11</text:p>
          </table:table-cell>
          <table:table-cell office:value-type="float" office:value="0.900529" calcext:value-type="float">
            <text:p>0.900529</text:p>
          </table:table-cell>
          <table:table-cell office:value-type="float" office:value="0.103376" calcext:value-type="float">
            <text:p>0.103376</text:p>
          </table:table-cell>
          <table:table-cell office:value-type="float" office:value="0" calcext:value-type="float">
            <text:p>0</text:p>
          </table:table-cell>
          <table:table-cell office:value-type="float" office:value="143803" calcext:value-type="float">
            <text:p>143803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12</text:p>
          </table:table-cell>
          <table:table-cell office:value-type="float" office:value="0.857512" calcext:value-type="float">
            <text:p>0.857512</text:p>
          </table:table-cell>
          <table:table-cell office:value-type="float" office:value="0.118619" calcext:value-type="float">
            <text:p>0.118619</text:p>
          </table:table-cell>
          <table:table-cell office:value-type="float" office:value="0" calcext:value-type="float">
            <text:p>0</text:p>
          </table:table-cell>
          <table:table-cell office:value-type="float" office:value="150710" calcext:value-type="float">
            <text:p>150710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13</text:p>
          </table:table-cell>
          <table:table-cell office:value-type="float" office:value="0.844774" calcext:value-type="float">
            <text:p>0.844774</text:p>
          </table:table-cell>
          <table:table-cell office:value-type="float" office:value="0.126854" calcext:value-type="float">
            <text:p>0.126854</text:p>
          </table:table-cell>
          <table:table-cell office:value-type="float" office:value="0" calcext:value-type="float">
            <text:p>0</text:p>
          </table:table-cell>
          <table:table-cell office:value-type="float" office:value="153352" calcext:value-type="float">
            <text:p>153352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14</text:p>
          </table:table-cell>
          <table:table-cell office:value-type="float" office:value="0.690281" calcext:value-type="float">
            <text:p>0.690281</text:p>
          </table:table-cell>
          <table:table-cell office:value-type="float" office:value="0.137724" calcext:value-type="float">
            <text:p>0.137724</text:p>
          </table:table-cell>
          <table:table-cell office:value-type="float" office:value="0" calcext:value-type="float">
            <text:p>0</text:p>
          </table:table-cell>
          <table:table-cell office:value-type="float" office:value="140060" calcext:value-type="float">
            <text:p>140060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15</text:p>
          </table:table-cell>
          <table:table-cell office:value-type="float" office:value="0.673967" calcext:value-type="float">
            <text:p>0.673967</text:p>
          </table:table-cell>
          <table:table-cell office:value-type="float" office:value="0.109661" calcext:value-type="float">
            <text:p>0.109661</text:p>
          </table:table-cell>
          <table:table-cell office:value-type="float" office:value="0" calcext:value-type="float">
            <text:p>0</text:p>
          </table:table-cell>
          <table:table-cell office:value-type="float" office:value="135355" calcext:value-type="float">
            <text:p>135355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16</text:p>
          </table:table-cell>
          <table:table-cell office:value-type="float" office:value="0.740184" calcext:value-type="float">
            <text:p>0.740184</text:p>
          </table:table-cell>
          <table:table-cell office:value-type="float" office:value="0.097131" calcext:value-type="float">
            <text:p>0.097131</text:p>
          </table:table-cell>
          <table:table-cell office:value-type="float" office:value="0" calcext:value-type="float">
            <text:p>0</text:p>
          </table:table-cell>
          <table:table-cell office:value-type="float" office:value="132210" calcext:value-type="float">
            <text:p>13221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17</text:p>
          </table:table-cell>
          <table:table-cell office:value-type="float" office:value="0.765703" calcext:value-type="float">
            <text:p>0.765703</text:p>
          </table:table-cell>
          <table:table-cell office:value-type="float" office:value="0.110197" calcext:value-type="float">
            <text:p>0.110197</text:p>
          </table:table-cell>
          <table:table-cell office:value-type="float" office:value="0" calcext:value-type="float">
            <text:p>0</text:p>
          </table:table-cell>
          <table:table-cell office:value-type="float" office:value="147096" calcext:value-type="float">
            <text:p>147096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18</text:p>
          </table:table-cell>
          <table:table-cell office:value-type="float" office:value="0.713991" calcext:value-type="float">
            <text:p>0.713991</text:p>
          </table:table-cell>
          <table:table-cell office:value-type="float" office:value="0.136096" calcext:value-type="float">
            <text:p>0.136096</text:p>
          </table:table-cell>
          <table:table-cell office:value-type="float" office:value="0" calcext:value-type="float">
            <text:p>0</text:p>
          </table:table-cell>
          <table:table-cell office:value-type="float" office:value="143588" calcext:value-type="float">
            <text:p>143588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19</text:p>
          </table:table-cell>
          <table:table-cell office:value-type="float" office:value="0.779635" calcext:value-type="float">
            <text:p>0.779635</text:p>
          </table:table-cell>
          <table:table-cell office:value-type="float" office:value="0.175083" calcext:value-type="float">
            <text:p>0.175083</text:p>
          </table:table-cell>
          <table:table-cell office:value-type="float" office:value="0" calcext:value-type="float">
            <text:p>0</text:p>
          </table:table-cell>
          <table:table-cell office:value-type="float" office:value="140638" calcext:value-type="float">
            <text:p>140638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20</text:p>
          </table:table-cell>
          <table:table-cell office:value-type="float" office:value="0.807134" calcext:value-type="float">
            <text:p>0.807134</text:p>
          </table:table-cell>
          <table:table-cell office:value-type="float" office:value="0.09802" calcext:value-type="float">
            <text:p>0.09802</text:p>
          </table:table-cell>
          <table:table-cell office:value-type="float" office:value="0" calcext:value-type="float">
            <text:p>0</text:p>
          </table:table-cell>
          <table:table-cell office:value-type="float" office:value="154436" calcext:value-type="float">
            <text:p>154436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21</text:p>
          </table:table-cell>
          <table:table-cell office:value-type="float" office:value="0.742054" calcext:value-type="float">
            <text:p>0.742054</text:p>
          </table:table-cell>
          <table:table-cell office:value-type="float" office:value="0.11379" calcext:value-type="float">
            <text:p>0.11379</text:p>
          </table:table-cell>
          <table:table-cell office:value-type="float" office:value="0" calcext:value-type="float">
            <text:p>0</text:p>
          </table:table-cell>
          <table:table-cell office:value-type="float" office:value="146393" calcext:value-type="float">
            <text:p>146393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22</text:p>
          </table:table-cell>
          <table:table-cell office:value-type="float" office:value="0.797505" calcext:value-type="float">
            <text:p>0.797505</text:p>
          </table:table-cell>
          <table:table-cell office:value-type="float" office:value="0.12915" calcext:value-type="float">
            <text:p>0.12915</text:p>
          </table:table-cell>
          <table:table-cell office:value-type="float" office:value="0" calcext:value-type="float">
            <text:p>0</text:p>
          </table:table-cell>
          <table:table-cell office:value-type="float" office:value="144583" calcext:value-type="float">
            <text:p>144583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23</text:p>
          </table:table-cell>
          <table:table-cell office:value-type="float" office:value="0.848838" calcext:value-type="float">
            <text:p>0.848838</text:p>
          </table:table-cell>
          <table:table-cell office:value-type="float" office:value="0.160208" calcext:value-type="float">
            <text:p>0.160208</text:p>
          </table:table-cell>
          <table:table-cell office:value-type="float" office:value="0" calcext:value-type="float">
            <text:p>0</text:p>
          </table:table-cell>
          <table:table-cell office:value-type="float" office:value="160422" calcext:value-type="float">
            <text:p>16042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24</text:p>
          </table:table-cell>
          <table:table-cell office:value-type="float" office:value="0.79194" calcext:value-type="float">
            <text:p>0.79194</text:p>
          </table:table-cell>
          <table:table-cell office:value-type="float" office:value="0.165557" calcext:value-type="float">
            <text:p>0.165557</text:p>
          </table:table-cell>
          <table:table-cell office:value-type="float" office:value="0" calcext:value-type="float">
            <text:p>0</text:p>
          </table:table-cell>
          <table:table-cell office:value-type="float" office:value="191365" calcext:value-type="float">
            <text:p>191365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25</text:p>
          </table:table-cell>
          <table:table-cell office:value-type="float" office:value="0.795779" calcext:value-type="float">
            <text:p>0.795779</text:p>
          </table:table-cell>
          <table:table-cell office:value-type="float" office:value="0.148736" calcext:value-type="float">
            <text:p>0.148736</text:p>
          </table:table-cell>
          <table:table-cell office:value-type="float" office:value="0" calcext:value-type="float">
            <text:p>0</text:p>
          </table:table-cell>
          <table:table-cell office:value-type="float" office:value="150896" calcext:value-type="float">
            <text:p>150896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26</text:p>
          </table:table-cell>
          <table:table-cell office:value-type="float" office:value="0.902731" calcext:value-type="float">
            <text:p>0.902731</text:p>
          </table:table-cell>
          <table:table-cell office:value-type="float" office:value="0.118527" calcext:value-type="float">
            <text:p>0.118527</text:p>
          </table:table-cell>
          <table:table-cell office:value-type="float" office:value="0" calcext:value-type="float">
            <text:p>0</text:p>
          </table:table-cell>
          <table:table-cell office:value-type="float" office:value="164906" calcext:value-type="float">
            <text:p>164906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27</text:p>
          </table:table-cell>
          <table:table-cell office:value-type="float" office:value="0.846454" calcext:value-type="float">
            <text:p>0.846454</text:p>
          </table:table-cell>
          <table:table-cell office:value-type="float" office:value="0.170777" calcext:value-type="float">
            <text:p>0.170777</text:p>
          </table:table-cell>
          <table:table-cell office:value-type="float" office:value="0" calcext:value-type="float">
            <text:p>0</text:p>
          </table:table-cell>
          <table:table-cell office:value-type="float" office:value="176094" calcext:value-type="float">
            <text:p>17609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28</text:p>
          </table:table-cell>
          <table:table-cell office:value-type="float" office:value="1.016158" calcext:value-type="float">
            <text:p>1.016158</text:p>
          </table:table-cell>
          <table:table-cell office:value-type="float" office:value="0.180529" calcext:value-type="float">
            <text:p>0.180529</text:p>
          </table:table-cell>
          <table:table-cell office:value-type="float" office:value="0" calcext:value-type="float">
            <text:p>0</text:p>
          </table:table-cell>
          <table:table-cell office:value-type="float" office:value="176836" calcext:value-type="float">
            <text:p>176836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29</text:p>
          </table:table-cell>
          <table:table-cell office:value-type="float" office:value="1.030631" calcext:value-type="float">
            <text:p>1.030631</text:p>
          </table:table-cell>
          <table:table-cell office:value-type="float" office:value="0.107067" calcext:value-type="float">
            <text:p>0.107067</text:p>
          </table:table-cell>
          <table:table-cell office:value-type="float" office:value="0" calcext:value-type="float">
            <text:p>0</text:p>
          </table:table-cell>
          <table:table-cell office:value-type="float" office:value="155815" calcext:value-type="float">
            <text:p>155815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30</text:p>
          </table:table-cell>
          <table:table-cell office:value-type="float" office:value="0.867829" calcext:value-type="float">
            <text:p>0.867829</text:p>
          </table:table-cell>
          <table:table-cell office:value-type="float" office:value="0.11003" calcext:value-type="float">
            <text:p>0.11003</text:p>
          </table:table-cell>
          <table:table-cell office:value-type="float" office:value="0" calcext:value-type="float">
            <text:p>0</text:p>
          </table:table-cell>
          <table:table-cell office:value-type="float" office:value="132522" calcext:value-type="float">
            <text:p>132522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31</text:p>
          </table:table-cell>
          <table:table-cell office:value-type="float" office:value="0.961691" calcext:value-type="float">
            <text:p>0.961691</text:p>
          </table:table-cell>
          <table:table-cell office:value-type="float" office:value="0.121004" calcext:value-type="float">
            <text:p>0.121004</text:p>
          </table:table-cell>
          <table:table-cell office:value-type="float" office:value="0" calcext:value-type="float">
            <text:p>0</text:p>
          </table:table-cell>
          <table:table-cell office:value-type="float" office:value="170844" calcext:value-type="float">
            <text:p>170844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32</text:p>
          </table:table-cell>
          <table:table-cell office:value-type="float" office:value="0.896111" calcext:value-type="float">
            <text:p>0.896111</text:p>
          </table:table-cell>
          <table:table-cell office:value-type="float" office:value="0.155437" calcext:value-type="float">
            <text:p>0.155437</text:p>
          </table:table-cell>
          <table:table-cell office:value-type="float" office:value="0" calcext:value-type="float">
            <text:p>0</text:p>
          </table:table-cell>
          <table:table-cell office:value-type="float" office:value="177766" calcext:value-type="float">
            <text:p>177766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33</text:p>
          </table:table-cell>
          <table:table-cell office:value-type="float" office:value="0.930113" calcext:value-type="float">
            <text:p>0.930113</text:p>
          </table:table-cell>
          <table:table-cell office:value-type="float" office:value="0.161162" calcext:value-type="float">
            <text:p>0.161162</text:p>
          </table:table-cell>
          <table:table-cell office:value-type="float" office:value="0" calcext:value-type="float">
            <text:p>0</text:p>
          </table:table-cell>
          <table:table-cell office:value-type="float" office:value="160701" calcext:value-type="float">
            <text:p>160701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34</text:p>
          </table:table-cell>
          <table:table-cell office:value-type="float" office:value="0.794374" calcext:value-type="float">
            <text:p>0.794374</text:p>
          </table:table-cell>
          <table:table-cell office:value-type="float" office:value="0.159787" calcext:value-type="float">
            <text:p>0.159787</text:p>
          </table:table-cell>
          <table:table-cell office:value-type="float" office:value="0" calcext:value-type="float">
            <text:p>0</text:p>
          </table:table-cell>
          <table:table-cell office:value-type="float" office:value="144208" calcext:value-type="float">
            <text:p>144208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35</text:p>
          </table:table-cell>
          <table:table-cell office:value-type="float" office:value="0.692381" calcext:value-type="float">
            <text:p>0.692381</text:p>
          </table:table-cell>
          <table:table-cell office:value-type="float" office:value="0.110633" calcext:value-type="float">
            <text:p>0.110633</text:p>
          </table:table-cell>
          <table:table-cell office:value-type="float" office:value="0" calcext:value-type="float">
            <text:p>0</text:p>
          </table:table-cell>
          <table:table-cell office:value-type="float" office:value="137391" calcext:value-type="float">
            <text:p>137391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36</text:p>
          </table:table-cell>
          <table:table-cell office:value-type="float" office:value="0.738631" calcext:value-type="float">
            <text:p>0.738631</text:p>
          </table:table-cell>
          <table:table-cell office:value-type="float" office:value="0.145684" calcext:value-type="float">
            <text:p>0.145684</text:p>
          </table:table-cell>
          <table:table-cell office:value-type="float" office:value="0" calcext:value-type="float">
            <text:p>0</text:p>
          </table:table-cell>
          <table:table-cell office:value-type="float" office:value="162812" calcext:value-type="float">
            <text:p>162812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37</text:p>
          </table:table-cell>
          <table:table-cell office:value-type="float" office:value="0.664426" calcext:value-type="float">
            <text:p>0.664426</text:p>
          </table:table-cell>
          <table:table-cell office:value-type="float" office:value="0.10383" calcext:value-type="float">
            <text:p>0.10383</text:p>
          </table:table-cell>
          <table:table-cell office:value-type="float" office:value="0" calcext:value-type="float">
            <text:p>0</text:p>
          </table:table-cell>
          <table:table-cell office:value-type="float" office:value="127625" calcext:value-type="float">
            <text:p>127625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38</text:p>
          </table:table-cell>
          <table:table-cell office:value-type="float" office:value="0.748833" calcext:value-type="float">
            <text:p>0.748833</text:p>
          </table:table-cell>
          <table:table-cell office:value-type="float" office:value="0.118961" calcext:value-type="float">
            <text:p>0.118961</text:p>
          </table:table-cell>
          <table:table-cell office:value-type="float" office:value="0" calcext:value-type="float">
            <text:p>0</text:p>
          </table:table-cell>
          <table:table-cell office:value-type="float" office:value="162205" calcext:value-type="float">
            <text:p>16220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39</text:p>
          </table:table-cell>
          <table:table-cell office:value-type="float" office:value="0.693461" calcext:value-type="float">
            <text:p>0.693461</text:p>
          </table:table-cell>
          <table:table-cell office:value-type="float" office:value="0.242178" calcext:value-type="float">
            <text:p>0.242178</text:p>
          </table:table-cell>
          <table:table-cell office:value-type="float" office:value="0" calcext:value-type="float">
            <text:p>0</text:p>
          </table:table-cell>
          <table:table-cell office:value-type="float" office:value="178436" calcext:value-type="float">
            <text:p>178436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40</text:p>
          </table:table-cell>
          <table:table-cell office:value-type="float" office:value="0.714301" calcext:value-type="float">
            <text:p>0.714301</text:p>
          </table:table-cell>
          <table:table-cell office:value-type="float" office:value="0.138907" calcext:value-type="float">
            <text:p>0.138907</text:p>
          </table:table-cell>
          <table:table-cell office:value-type="float" office:value="0" calcext:value-type="float">
            <text:p>0</text:p>
          </table:table-cell>
          <table:table-cell office:value-type="float" office:value="158934" calcext:value-type="float">
            <text:p>158934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41</text:p>
          </table:table-cell>
          <table:table-cell office:value-type="float" office:value="0.839413" calcext:value-type="float">
            <text:p>0.839413</text:p>
          </table:table-cell>
          <table:table-cell office:value-type="float" office:value="0.168824" calcext:value-type="float">
            <text:p>0.168824</text:p>
          </table:table-cell>
          <table:table-cell office:value-type="float" office:value="0" calcext:value-type="float">
            <text:p>0</text:p>
          </table:table-cell>
          <table:table-cell office:value-type="float" office:value="142794" calcext:value-type="float">
            <text:p>142794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42</text:p>
          </table:table-cell>
          <table:table-cell office:value-type="float" office:value="0.641656" calcext:value-type="float">
            <text:p>0.641656</text:p>
          </table:table-cell>
          <table:table-cell office:value-type="float" office:value="0.098269" calcext:value-type="float">
            <text:p>0.098269</text:p>
          </table:table-cell>
          <table:table-cell office:value-type="float" office:value="0" calcext:value-type="float">
            <text:p>0</text:p>
          </table:table-cell>
          <table:table-cell office:value-type="float" office:value="123132" calcext:value-type="float">
            <text:p>123132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43</text:p>
          </table:table-cell>
          <table:table-cell office:value-type="float" office:value="0.776146" calcext:value-type="float">
            <text:p>0.776146</text:p>
          </table:table-cell>
          <table:table-cell office:value-type="float" office:value="0.134383" calcext:value-type="float">
            <text:p>0.134383</text:p>
          </table:table-cell>
          <table:table-cell office:value-type="float" office:value="0" calcext:value-type="float">
            <text:p>0</text:p>
          </table:table-cell>
          <table:table-cell office:value-type="float" office:value="157220" calcext:value-type="float">
            <text:p>157220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44</text:p>
          </table:table-cell>
          <table:table-cell office:value-type="float" office:value="0.926633" calcext:value-type="float">
            <text:p>0.926633</text:p>
          </table:table-cell>
          <table:table-cell office:value-type="float" office:value="0.185164" calcext:value-type="float">
            <text:p>0.185164</text:p>
          </table:table-cell>
          <table:table-cell office:value-type="float" office:value="0" calcext:value-type="float">
            <text:p>0</text:p>
          </table:table-cell>
          <table:table-cell office:value-type="float" office:value="179297" calcext:value-type="float">
            <text:p>179297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45</text:p>
          </table:table-cell>
          <table:table-cell office:value-type="float" office:value="0.75804" calcext:value-type="float">
            <text:p>0.75804</text:p>
          </table:table-cell>
          <table:table-cell office:value-type="float" office:value="0.159601" calcext:value-type="float">
            <text:p>0.159601</text:p>
          </table:table-cell>
          <table:table-cell office:value-type="float" office:value="0" calcext:value-type="float">
            <text:p>0</text:p>
          </table:table-cell>
          <table:table-cell office:value-type="float" office:value="168191" calcext:value-type="float">
            <text:p>168191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46</text:p>
          </table:table-cell>
          <table:table-cell office:value-type="float" office:value="0.840842" calcext:value-type="float">
            <text:p>0.840842</text:p>
          </table:table-cell>
          <table:table-cell office:value-type="float" office:value="0.105268" calcext:value-type="float">
            <text:p>0.105268</text:p>
          </table:table-cell>
          <table:table-cell office:value-type="float" office:value="0" calcext:value-type="float">
            <text:p>0</text:p>
          </table:table-cell>
          <table:table-cell office:value-type="float" office:value="156577" calcext:value-type="float">
            <text:p>156577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47</text:p>
          </table:table-cell>
          <table:table-cell office:value-type="float" office:value="0.838122" calcext:value-type="float">
            <text:p>0.838122</text:p>
          </table:table-cell>
          <table:table-cell office:value-type="float" office:value="0.128545" calcext:value-type="float">
            <text:p>0.128545</text:p>
          </table:table-cell>
          <table:table-cell office:value-type="float" office:value="0" calcext:value-type="float">
            <text:p>0</text:p>
          </table:table-cell>
          <table:table-cell office:value-type="float" office:value="137616" calcext:value-type="float">
            <text:p>137616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48</text:p>
          </table:table-cell>
          <table:table-cell office:value-type="float" office:value="0.759874" calcext:value-type="float">
            <text:p>0.759874</text:p>
          </table:table-cell>
          <table:table-cell office:value-type="float" office:value="0.146928" calcext:value-type="float">
            <text:p>0.146928</text:p>
          </table:table-cell>
          <table:table-cell office:value-type="float" office:value="0" calcext:value-type="float">
            <text:p>0</text:p>
          </table:table-cell>
          <table:table-cell office:value-type="float" office:value="166166" calcext:value-type="float">
            <text:p>166166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49</text:p>
          </table:table-cell>
          <table:table-cell office:value-type="float" office:value="0.781622" calcext:value-type="float">
            <text:p>0.781622</text:p>
          </table:table-cell>
          <table:table-cell office:value-type="float" office:value="0.112854" calcext:value-type="float">
            <text:p>0.112854</text:p>
          </table:table-cell>
          <table:table-cell office:value-type="float" office:value="0" calcext:value-type="float">
            <text:p>0</text:p>
          </table:table-cell>
          <table:table-cell office:value-type="float" office:value="145393" calcext:value-type="float">
            <text:p>145393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50</text:p>
          </table:table-cell>
          <table:table-cell office:value-type="float" office:value="0.885365" calcext:value-type="float">
            <text:p>0.885365</text:p>
          </table:table-cell>
          <table:table-cell office:value-type="float" office:value="0.137811" calcext:value-type="float">
            <text:p>0.137811</text:p>
          </table:table-cell>
          <table:table-cell office:value-type="float" office:value="0" calcext:value-type="float">
            <text:p>0</text:p>
          </table:table-cell>
          <table:table-cell office:value-type="float" office:value="150495" calcext:value-type="float">
            <text:p>150495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51</text:p>
          </table:table-cell>
          <table:table-cell office:value-type="float" office:value="0.846265" calcext:value-type="float">
            <text:p>0.846265</text:p>
          </table:table-cell>
          <table:table-cell office:value-type="float" office:value="0.196956" calcext:value-type="float">
            <text:p>0.196956</text:p>
          </table:table-cell>
          <table:table-cell office:value-type="float" office:value="0" calcext:value-type="float">
            <text:p>0</text:p>
          </table:table-cell>
          <table:table-cell office:value-type="float" office:value="161196" calcext:value-type="float">
            <text:p>161196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52</text:p>
          </table:table-cell>
          <table:table-cell office:value-type="float" office:value="0.751556" calcext:value-type="float">
            <text:p>0.751556</text:p>
          </table:table-cell>
          <table:table-cell office:value-type="float" office:value="0.197136" calcext:value-type="float">
            <text:p>0.197136</text:p>
          </table:table-cell>
          <table:table-cell office:value-type="float" office:value="0" calcext:value-type="float">
            <text:p>0</text:p>
          </table:table-cell>
          <table:table-cell office:value-type="float" office:value="178715" calcext:value-type="float">
            <text:p>178715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53</text:p>
          </table:table-cell>
          <table:table-cell office:value-type="float" office:value="0.742869" calcext:value-type="float">
            <text:p>0.742869</text:p>
          </table:table-cell>
          <table:table-cell office:value-type="float" office:value="0.142742" calcext:value-type="float">
            <text:p>0.142742</text:p>
          </table:table-cell>
          <table:table-cell office:value-type="float" office:value="0" calcext:value-type="float">
            <text:p>0</text:p>
          </table:table-cell>
          <table:table-cell office:value-type="float" office:value="137629" calcext:value-type="float">
            <text:p>137629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54</text:p>
          </table:table-cell>
          <table:table-cell office:value-type="float" office:value="0.724339" calcext:value-type="float">
            <text:p>0.724339</text:p>
          </table:table-cell>
          <table:table-cell office:value-type="float" office:value="0.151972" calcext:value-type="float">
            <text:p>0.151972</text:p>
          </table:table-cell>
          <table:table-cell office:value-type="float" office:value="0" calcext:value-type="float">
            <text:p>0</text:p>
          </table:table-cell>
          <table:table-cell office:value-type="float" office:value="145625" calcext:value-type="float">
            <text:p>145625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55</text:p>
          </table:table-cell>
          <table:table-cell office:value-type="float" office:value="0.830361" calcext:value-type="float">
            <text:p>0.830361</text:p>
          </table:table-cell>
          <table:table-cell office:value-type="float" office:value="0.184682" calcext:value-type="float">
            <text:p>0.184682</text:p>
          </table:table-cell>
          <table:table-cell office:value-type="float" office:value="0" calcext:value-type="float">
            <text:p>0</text:p>
          </table:table-cell>
          <table:table-cell office:value-type="float" office:value="167667" calcext:value-type="float">
            <text:p>167667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56</text:p>
          </table:table-cell>
          <table:table-cell office:value-type="float" office:value="0.719541" calcext:value-type="float">
            <text:p>0.719541</text:p>
          </table:table-cell>
          <table:table-cell office:value-type="float" office:value="0.126167" calcext:value-type="float">
            <text:p>0.126167</text:p>
          </table:table-cell>
          <table:table-cell office:value-type="float" office:value="0" calcext:value-type="float">
            <text:p>0</text:p>
          </table:table-cell>
          <table:table-cell office:value-type="float" office:value="151192" calcext:value-type="float">
            <text:p>151192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57</text:p>
          </table:table-cell>
          <table:table-cell office:value-type="float" office:value="0.777203" calcext:value-type="float">
            <text:p>0.777203</text:p>
          </table:table-cell>
          <table:table-cell office:value-type="float" office:value="0.130867" calcext:value-type="float">
            <text:p>0.130867</text:p>
          </table:table-cell>
          <table:table-cell office:value-type="float" office:value="0" calcext:value-type="float">
            <text:p>0</text:p>
          </table:table-cell>
          <table:table-cell office:value-type="float" office:value="156434" calcext:value-type="float">
            <text:p>156434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58</text:p>
          </table:table-cell>
          <table:table-cell office:value-type="float" office:value="0.823915" calcext:value-type="float">
            <text:p>0.823915</text:p>
          </table:table-cell>
          <table:table-cell office:value-type="float" office:value="0.127335" calcext:value-type="float">
            <text:p>0.127335</text:p>
          </table:table-cell>
          <table:table-cell office:value-type="float" office:value="0" calcext:value-type="float">
            <text:p>0</text:p>
          </table:table-cell>
          <table:table-cell office:value-type="float" office:value="141298" calcext:value-type="float">
            <text:p>141298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5:59</text:p>
          </table:table-cell>
          <table:table-cell office:value-type="float" office:value="0.813269" calcext:value-type="float">
            <text:p>0.813269</text:p>
          </table:table-cell>
          <table:table-cell office:value-type="float" office:value="0.150478" calcext:value-type="float">
            <text:p>0.150478</text:p>
          </table:table-cell>
          <table:table-cell office:value-type="float" office:value="0" calcext:value-type="float">
            <text:p>0</text:p>
          </table:table-cell>
          <table:table-cell office:value-type="float" office:value="167587" calcext:value-type="float">
            <text:p>167587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00</text:p>
          </table:table-cell>
          <table:table-cell office:value-type="float" office:value="0.813236" calcext:value-type="float">
            <text:p>0.813236</text:p>
          </table:table-cell>
          <table:table-cell office:value-type="float" office:value="0.170686" calcext:value-type="float">
            <text:p>0.170686</text:p>
          </table:table-cell>
          <table:table-cell office:value-type="float" office:value="0" calcext:value-type="float">
            <text:p>0</text:p>
          </table:table-cell>
          <table:table-cell office:value-type="float" office:value="181050" calcext:value-type="float">
            <text:p>181050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01</text:p>
          </table:table-cell>
          <table:table-cell office:value-type="float" office:value="0.750981" calcext:value-type="float">
            <text:p>0.750981</text:p>
          </table:table-cell>
          <table:table-cell office:value-type="float" office:value="0.143296" calcext:value-type="float">
            <text:p>0.143296</text:p>
          </table:table-cell>
          <table:table-cell office:value-type="float" office:value="0" calcext:value-type="float">
            <text:p>0</text:p>
          </table:table-cell>
          <table:table-cell office:value-type="float" office:value="140292" calcext:value-type="float">
            <text:p>140292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02</text:p>
          </table:table-cell>
          <table:table-cell office:value-type="float" office:value="0.876549" calcext:value-type="float">
            <text:p>0.876549</text:p>
          </table:table-cell>
          <table:table-cell office:value-type="float" office:value="0.21083" calcext:value-type="float">
            <text:p>0.21083</text:p>
          </table:table-cell>
          <table:table-cell office:value-type="float" office:value="0" calcext:value-type="float">
            <text:p>0</text:p>
          </table:table-cell>
          <table:table-cell office:value-type="float" office:value="160681" calcext:value-type="float">
            <text:p>160681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03</text:p>
          </table:table-cell>
          <table:table-cell office:value-type="float" office:value="0.802898" calcext:value-type="float">
            <text:p>0.802898</text:p>
          </table:table-cell>
          <table:table-cell office:value-type="float" office:value="0.150041" calcext:value-type="float">
            <text:p>0.150041</text:p>
          </table:table-cell>
          <table:table-cell office:value-type="float" office:value="0" calcext:value-type="float">
            <text:p>0</text:p>
          </table:table-cell>
          <table:table-cell office:value-type="float" office:value="149654" calcext:value-type="float">
            <text:p>149654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04</text:p>
          </table:table-cell>
          <table:table-cell office:value-type="float" office:value="0.732496" calcext:value-type="float">
            <text:p>0.732496</text:p>
          </table:table-cell>
          <table:table-cell office:value-type="float" office:value="0.115542" calcext:value-type="float">
            <text:p>0.115542</text:p>
          </table:table-cell>
          <table:table-cell office:value-type="float" office:value="0" calcext:value-type="float">
            <text:p>0</text:p>
          </table:table-cell>
          <table:table-cell office:value-type="float" office:value="124634" calcext:value-type="float">
            <text:p>124634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05</text:p>
          </table:table-cell>
          <table:table-cell office:value-type="float" office:value="0.789106" calcext:value-type="float">
            <text:p>0.789106</text:p>
          </table:table-cell>
          <table:table-cell office:value-type="float" office:value="0.203505" calcext:value-type="float">
            <text:p>0.203505</text:p>
          </table:table-cell>
          <table:table-cell office:value-type="float" office:value="0" calcext:value-type="float">
            <text:p>0</text:p>
          </table:table-cell>
          <table:table-cell office:value-type="float" office:value="159174" calcext:value-type="float">
            <text:p>159174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06</text:p>
          </table:table-cell>
          <table:table-cell office:value-type="float" office:value="0.921209" calcext:value-type="float">
            <text:p>0.921209</text:p>
          </table:table-cell>
          <table:table-cell office:value-type="float" office:value="0.22664" calcext:value-type="float">
            <text:p>0.22664</text:p>
          </table:table-cell>
          <table:table-cell office:value-type="float" office:value="0" calcext:value-type="float">
            <text:p>0</text:p>
          </table:table-cell>
          <table:table-cell office:value-type="float" office:value="186701" calcext:value-type="float">
            <text:p>186701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07</text:p>
          </table:table-cell>
          <table:table-cell office:value-type="float" office:value="0.791607" calcext:value-type="float">
            <text:p>0.791607</text:p>
          </table:table-cell>
          <table:table-cell office:value-type="float" office:value="0.218428" calcext:value-type="float">
            <text:p>0.218428</text:p>
          </table:table-cell>
          <table:table-cell office:value-type="float" office:value="0" calcext:value-type="float">
            <text:p>0</text:p>
          </table:table-cell>
          <table:table-cell office:value-type="float" office:value="144610" calcext:value-type="float">
            <text:p>144610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08</text:p>
          </table:table-cell>
          <table:table-cell office:value-type="float" office:value="0.802977" calcext:value-type="float">
            <text:p>0.802977</text:p>
          </table:table-cell>
          <table:table-cell office:value-type="float" office:value="0.181878" calcext:value-type="float">
            <text:p>0.181878</text:p>
          </table:table-cell>
          <table:table-cell office:value-type="float" office:value="0" calcext:value-type="float">
            <text:p>0</text:p>
          </table:table-cell>
          <table:table-cell office:value-type="float" office:value="184942" calcext:value-type="float">
            <text:p>184942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09</text:p>
          </table:table-cell>
          <table:table-cell office:value-type="float" office:value="0.892646" calcext:value-type="float">
            <text:p>0.892646</text:p>
          </table:table-cell>
          <table:table-cell office:value-type="float" office:value="0.16727" calcext:value-type="float">
            <text:p>0.16727</text:p>
          </table:table-cell>
          <table:table-cell office:value-type="float" office:value="0" calcext:value-type="float">
            <text:p>0</text:p>
          </table:table-cell>
          <table:table-cell office:value-type="float" office:value="173129" calcext:value-type="float">
            <text:p>17312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10</text:p>
          </table:table-cell>
          <table:table-cell office:value-type="float" office:value="1.009883" calcext:value-type="float">
            <text:p>1.009883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" calcext:value-type="float">
            <text:p>0</text:p>
          </table:table-cell>
          <table:table-cell office:value-type="float" office:value="164292" calcext:value-type="float">
            <text:p>164292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11</text:p>
          </table:table-cell>
          <table:table-cell office:value-type="float" office:value="0.997898" calcext:value-type="float">
            <text:p>0.997898</text:p>
          </table:table-cell>
          <table:table-cell office:value-type="float" office:value="0.112365" calcext:value-type="float">
            <text:p>0.112365</text:p>
          </table:table-cell>
          <table:table-cell office:value-type="float" office:value="0" calcext:value-type="float">
            <text:p>0</text:p>
          </table:table-cell>
          <table:table-cell office:value-type="float" office:value="135774" calcext:value-type="float">
            <text:p>135774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12</text:p>
          </table:table-cell>
          <table:table-cell office:value-type="float" office:value="1.001046" calcext:value-type="float">
            <text:p>1.001046</text:p>
          </table:table-cell>
          <table:table-cell office:value-type="float" office:value="0.162063" calcext:value-type="float">
            <text:p>0.162063</text:p>
          </table:table-cell>
          <table:table-cell office:value-type="float" office:value="0" calcext:value-type="float">
            <text:p>0</text:p>
          </table:table-cell>
          <table:table-cell office:value-type="float" office:value="154543" calcext:value-type="float">
            <text:p>154543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13</text:p>
          </table:table-cell>
          <table:table-cell office:value-type="float" office:value="1.023865" calcext:value-type="float">
            <text:p>1.023865</text:p>
          </table:table-cell>
          <table:table-cell office:value-type="float" office:value="0.148886" calcext:value-type="float">
            <text:p>0.148886</text:p>
          </table:table-cell>
          <table:table-cell office:value-type="float" office:value="0" calcext:value-type="float">
            <text:p>0</text:p>
          </table:table-cell>
          <table:table-cell office:value-type="float" office:value="145252" calcext:value-type="float">
            <text:p>145252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14</text:p>
          </table:table-cell>
          <table:table-cell office:value-type="float" office:value="0.869858" calcext:value-type="float">
            <text:p>0.869858</text:p>
          </table:table-cell>
          <table:table-cell office:value-type="float" office:value="0.137768" calcext:value-type="float">
            <text:p>0.137768</text:p>
          </table:table-cell>
          <table:table-cell office:value-type="float" office:value="0" calcext:value-type="float">
            <text:p>0</text:p>
          </table:table-cell>
          <table:table-cell office:value-type="float" office:value="147883" calcext:value-type="float">
            <text:p>147883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15</text:p>
          </table:table-cell>
          <table:table-cell office:value-type="float" office:value="0.805714" calcext:value-type="float">
            <text:p>0.805714</text:p>
          </table:table-cell>
          <table:table-cell office:value-type="float" office:value="0.144016" calcext:value-type="float">
            <text:p>0.144016</text:p>
          </table:table-cell>
          <table:table-cell office:value-type="float" office:value="0" calcext:value-type="float">
            <text:p>0</text:p>
          </table:table-cell>
          <table:table-cell office:value-type="float" office:value="153928" calcext:value-type="float">
            <text:p>153928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16</text:p>
          </table:table-cell>
          <table:table-cell office:value-type="float" office:value="0.85232" calcext:value-type="float">
            <text:p>0.85232</text:p>
          </table:table-cell>
          <table:table-cell office:value-type="float" office:value="0.14389" calcext:value-type="float">
            <text:p>0.14389</text:p>
          </table:table-cell>
          <table:table-cell office:value-type="float" office:value="0" calcext:value-type="float">
            <text:p>0</text:p>
          </table:table-cell>
          <table:table-cell office:value-type="float" office:value="150852" calcext:value-type="float">
            <text:p>150852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17</text:p>
          </table:table-cell>
          <table:table-cell office:value-type="float" office:value="0.788184" calcext:value-type="float">
            <text:p>0.788184</text:p>
          </table:table-cell>
          <table:table-cell office:value-type="float" office:value="0.130757" calcext:value-type="float">
            <text:p>0.130757</text:p>
          </table:table-cell>
          <table:table-cell office:value-type="float" office:value="0" calcext:value-type="float">
            <text:p>0</text:p>
          </table:table-cell>
          <table:table-cell office:value-type="float" office:value="150248" calcext:value-type="float">
            <text:p>150248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18</text:p>
          </table:table-cell>
          <table:table-cell office:value-type="float" office:value="0.837932" calcext:value-type="float">
            <text:p>0.837932</text:p>
          </table:table-cell>
          <table:table-cell office:value-type="float" office:value="0.117219" calcext:value-type="float">
            <text:p>0.117219</text:p>
          </table:table-cell>
          <table:table-cell office:value-type="float" office:value="0" calcext:value-type="float">
            <text:p>0</text:p>
          </table:table-cell>
          <table:table-cell office:value-type="float" office:value="134627" calcext:value-type="float">
            <text:p>134627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19</text:p>
          </table:table-cell>
          <table:table-cell office:value-type="float" office:value="0.929672" calcext:value-type="float">
            <text:p>0.929672</text:p>
          </table:table-cell>
          <table:table-cell office:value-type="float" office:value="0.15672" calcext:value-type="float">
            <text:p>0.15672</text:p>
          </table:table-cell>
          <table:table-cell office:value-type="float" office:value="0" calcext:value-type="float">
            <text:p>0</text:p>
          </table:table-cell>
          <table:table-cell office:value-type="float" office:value="185275" calcext:value-type="float">
            <text:p>185275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20</text:p>
          </table:table-cell>
          <table:table-cell office:value-type="float" office:value="0.87479" calcext:value-type="float">
            <text:p>0.87479</text:p>
          </table:table-cell>
          <table:table-cell office:value-type="float" office:value="0.110108" calcext:value-type="float">
            <text:p>0.110108</text:p>
          </table:table-cell>
          <table:table-cell office:value-type="float" office:value="0" calcext:value-type="float">
            <text:p>0</text:p>
          </table:table-cell>
          <table:table-cell office:value-type="float" office:value="140828" calcext:value-type="float">
            <text:p>140828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21</text:p>
          </table:table-cell>
          <table:table-cell office:value-type="float" office:value="0.824887" calcext:value-type="float">
            <text:p>0.824887</text:p>
          </table:table-cell>
          <table:table-cell office:value-type="float" office:value="0.126851" calcext:value-type="float">
            <text:p>0.126851</text:p>
          </table:table-cell>
          <table:table-cell office:value-type="float" office:value="0" calcext:value-type="float">
            <text:p>0</text:p>
          </table:table-cell>
          <table:table-cell office:value-type="float" office:value="157283" calcext:value-type="float">
            <text:p>157283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22</text:p>
          </table:table-cell>
          <table:table-cell office:value-type="float" office:value="0.794134" calcext:value-type="float">
            <text:p>0.794134</text:p>
          </table:table-cell>
          <table:table-cell office:value-type="float" office:value="0.112555" calcext:value-type="float">
            <text:p>0.112555</text:p>
          </table:table-cell>
          <table:table-cell office:value-type="float" office:value="0" calcext:value-type="float">
            <text:p>0</text:p>
          </table:table-cell>
          <table:table-cell office:value-type="float" office:value="154724" calcext:value-type="float">
            <text:p>154724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23</text:p>
          </table:table-cell>
          <table:table-cell office:value-type="float" office:value="0.798815" calcext:value-type="float">
            <text:p>0.798815</text:p>
          </table:table-cell>
          <table:table-cell office:value-type="float" office:value="0.122964" calcext:value-type="float">
            <text:p>0.122964</text:p>
          </table:table-cell>
          <table:table-cell office:value-type="float" office:value="0" calcext:value-type="float">
            <text:p>0</text:p>
          </table:table-cell>
          <table:table-cell office:value-type="float" office:value="155094" calcext:value-type="float">
            <text:p>155094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24</text:p>
          </table:table-cell>
          <table:table-cell office:value-type="float" office:value="0.878333" calcext:value-type="float">
            <text:p>0.878333</text:p>
          </table:table-cell>
          <table:table-cell office:value-type="float" office:value="0.130779" calcext:value-type="float">
            <text:p>0.130779</text:p>
          </table:table-cell>
          <table:table-cell office:value-type="float" office:value="0" calcext:value-type="float">
            <text:p>0</text:p>
          </table:table-cell>
          <table:table-cell office:value-type="float" office:value="180083" calcext:value-type="float">
            <text:p>180083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25</text:p>
          </table:table-cell>
          <table:table-cell office:value-type="float" office:value="1.091582" calcext:value-type="float">
            <text:p>1.091582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" calcext:value-type="float">
            <text:p>0</text:p>
          </table:table-cell>
          <table:table-cell office:value-type="float" office:value="123534" calcext:value-type="float">
            <text:p>123534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26</text:p>
          </table:table-cell>
          <table:table-cell office:value-type="float" office:value="1.36281" calcext:value-type="float">
            <text:p>1.36281</text:p>
          </table:table-cell>
          <table:table-cell office:value-type="float" office:value="0.111948" calcext:value-type="float">
            <text:p>0.111948</text:p>
          </table:table-cell>
          <table:table-cell office:value-type="float" office:value="0" calcext:value-type="float">
            <text:p>0</text:p>
          </table:table-cell>
          <table:table-cell office:value-type="float" office:value="167535" calcext:value-type="float">
            <text:p>167535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27</text:p>
          </table:table-cell>
          <table:table-cell office:value-type="float" office:value="1.103648" calcext:value-type="float">
            <text:p>1.103648</text:p>
          </table:table-cell>
          <table:table-cell office:value-type="float" office:value="0.102205" calcext:value-type="float">
            <text:p>0.102205</text:p>
          </table:table-cell>
          <table:table-cell office:value-type="float" office:value="0" calcext:value-type="float">
            <text:p>0</text:p>
          </table:table-cell>
          <table:table-cell office:value-type="float" office:value="140667" calcext:value-type="float">
            <text:p>140667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28</text:p>
          </table:table-cell>
          <table:table-cell office:value-type="float" office:value="0.762873" calcext:value-type="float">
            <text:p>0.762873</text:p>
          </table:table-cell>
          <table:table-cell office:value-type="float" office:value="0.10077" calcext:value-type="float">
            <text:p>0.10077</text:p>
          </table:table-cell>
          <table:table-cell office:value-type="float" office:value="0" calcext:value-type="float">
            <text:p>0</text:p>
          </table:table-cell>
          <table:table-cell office:value-type="float" office:value="153978" calcext:value-type="float">
            <text:p>153978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29</text:p>
          </table:table-cell>
          <table:table-cell office:value-type="float" office:value="0.768736" calcext:value-type="float">
            <text:p>0.768736</text:p>
          </table:table-cell>
          <table:table-cell office:value-type="float" office:value="0.136499" calcext:value-type="float">
            <text:p>0.136499</text:p>
          </table:table-cell>
          <table:table-cell office:value-type="float" office:value="0" calcext:value-type="float">
            <text:p>0</text:p>
          </table:table-cell>
          <table:table-cell office:value-type="float" office:value="150399" calcext:value-type="float">
            <text:p>150399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30</text:p>
          </table:table-cell>
          <table:table-cell office:value-type="float" office:value="0.742514" calcext:value-type="float">
            <text:p>0.742514</text:p>
          </table:table-cell>
          <table:table-cell office:value-type="float" office:value="0.139515" calcext:value-type="float">
            <text:p>0.139515</text:p>
          </table:table-cell>
          <table:table-cell office:value-type="float" office:value="0" calcext:value-type="float">
            <text:p>0</text:p>
          </table:table-cell>
          <table:table-cell office:value-type="float" office:value="136525" calcext:value-type="float">
            <text:p>136525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31</text:p>
          </table:table-cell>
          <table:table-cell office:value-type="float" office:value="0.85385" calcext:value-type="float">
            <text:p>0.85385</text:p>
          </table:table-cell>
          <table:table-cell office:value-type="float" office:value="0.155153" calcext:value-type="float">
            <text:p>0.155153</text:p>
          </table:table-cell>
          <table:table-cell office:value-type="float" office:value="0" calcext:value-type="float">
            <text:p>0</text:p>
          </table:table-cell>
          <table:table-cell office:value-type="float" office:value="160864" calcext:value-type="float">
            <text:p>160864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32</text:p>
          </table:table-cell>
          <table:table-cell office:value-type="float" office:value="0.783605" calcext:value-type="float">
            <text:p>0.783605</text:p>
          </table:table-cell>
          <table:table-cell office:value-type="float" office:value="0.100596" calcext:value-type="float">
            <text:p>0.100596</text:p>
          </table:table-cell>
          <table:table-cell office:value-type="float" office:value="0" calcext:value-type="float">
            <text:p>0</text:p>
          </table:table-cell>
          <table:table-cell office:value-type="float" office:value="146459" calcext:value-type="float">
            <text:p>146459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33</text:p>
          </table:table-cell>
          <table:table-cell office:value-type="float" office:value="0.75756" calcext:value-type="float">
            <text:p>0.75756</text:p>
          </table:table-cell>
          <table:table-cell office:value-type="float" office:value="0.171905" calcext:value-type="float">
            <text:p>0.171905</text:p>
          </table:table-cell>
          <table:table-cell office:value-type="float" office:value="0" calcext:value-type="float">
            <text:p>0</text:p>
          </table:table-cell>
          <table:table-cell office:value-type="float" office:value="167853" calcext:value-type="float">
            <text:p>167853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34</text:p>
          </table:table-cell>
          <table:table-cell office:value-type="float" office:value="0.722283" calcext:value-type="float">
            <text:p>0.722283</text:p>
          </table:table-cell>
          <table:table-cell office:value-type="float" office:value="0.183169" calcext:value-type="float">
            <text:p>0.183169</text:p>
          </table:table-cell>
          <table:table-cell office:value-type="float" office:value="0" calcext:value-type="float">
            <text:p>0</text:p>
          </table:table-cell>
          <table:table-cell office:value-type="float" office:value="153445" calcext:value-type="float">
            <text:p>15344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35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14755" calcext:value-type="float">
            <text:p>0.14755</text:p>
          </table:table-cell>
          <table:table-cell office:value-type="float" office:value="0" calcext:value-type="float">
            <text:p>0</text:p>
          </table:table-cell>
          <table:table-cell office:value-type="float" office:value="141126" calcext:value-type="float">
            <text:p>141126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36</text:p>
          </table:table-cell>
          <table:table-cell office:value-type="float" office:value="0.891435" calcext:value-type="float">
            <text:p>0.891435</text:p>
          </table:table-cell>
          <table:table-cell office:value-type="float" office:value="0.126052" calcext:value-type="float">
            <text:p>0.126052</text:p>
          </table:table-cell>
          <table:table-cell office:value-type="float" office:value="0" calcext:value-type="float">
            <text:p>0</text:p>
          </table:table-cell>
          <table:table-cell office:value-type="float" office:value="144701" calcext:value-type="float">
            <text:p>144701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37</text:p>
          </table:table-cell>
          <table:table-cell office:value-type="float" office:value="0.957167" calcext:value-type="float">
            <text:p>0.957167</text:p>
          </table:table-cell>
          <table:table-cell office:value-type="float" office:value="0.193924" calcext:value-type="float">
            <text:p>0.193924</text:p>
          </table:table-cell>
          <table:table-cell office:value-type="float" office:value="0" calcext:value-type="float">
            <text:p>0</text:p>
          </table:table-cell>
          <table:table-cell office:value-type="float" office:value="198801" calcext:value-type="float">
            <text:p>198801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38</text:p>
          </table:table-cell>
          <table:table-cell office:value-type="float" office:value="0.799103" calcext:value-type="float">
            <text:p>0.799103</text:p>
          </table:table-cell>
          <table:table-cell office:value-type="float" office:value="0.096658" calcext:value-type="float">
            <text:p>0.096658</text:p>
          </table:table-cell>
          <table:table-cell office:value-type="float" office:value="0" calcext:value-type="float">
            <text:p>0</text:p>
          </table:table-cell>
          <table:table-cell office:value-type="float" office:value="131841" calcext:value-type="float">
            <text:p>131841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39</text:p>
          </table:table-cell>
          <table:table-cell office:value-type="float" office:value="1.041252" calcext:value-type="float">
            <text:p>1.041252</text:p>
          </table:table-cell>
          <table:table-cell office:value-type="float" office:value="0.15652" calcext:value-type="float">
            <text:p>0.15652</text:p>
          </table:table-cell>
          <table:table-cell office:value-type="float" office:value="0" calcext:value-type="float">
            <text:p>0</text:p>
          </table:table-cell>
          <table:table-cell office:value-type="float" office:value="167185" calcext:value-type="float">
            <text:p>167185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40</text:p>
          </table:table-cell>
          <table:table-cell office:value-type="float" office:value="0.853624" calcext:value-type="float">
            <text:p>0.853624</text:p>
          </table:table-cell>
          <table:table-cell office:value-type="float" office:value="0.138007" calcext:value-type="float">
            <text:p>0.138007</text:p>
          </table:table-cell>
          <table:table-cell office:value-type="float" office:value="0" calcext:value-type="float">
            <text:p>0</text:p>
          </table:table-cell>
          <table:table-cell office:value-type="float" office:value="136721" calcext:value-type="float">
            <text:p>136721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41</text:p>
          </table:table-cell>
          <table:table-cell office:value-type="float" office:value="0.716046" calcext:value-type="float">
            <text:p>0.716046</text:p>
          </table:table-cell>
          <table:table-cell office:value-type="float" office:value="0.14716" calcext:value-type="float">
            <text:p>0.14716</text:p>
          </table:table-cell>
          <table:table-cell office:value-type="float" office:value="0" calcext:value-type="float">
            <text:p>0</text:p>
          </table:table-cell>
          <table:table-cell office:value-type="float" office:value="178719" calcext:value-type="float">
            <text:p>178719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42</text:p>
          </table:table-cell>
          <table:table-cell office:value-type="float" office:value="0.78386" calcext:value-type="float">
            <text:p>0.78386</text:p>
          </table:table-cell>
          <table:table-cell office:value-type="float" office:value="0.170311" calcext:value-type="float">
            <text:p>0.170311</text:p>
          </table:table-cell>
          <table:table-cell office:value-type="float" office:value="0" calcext:value-type="float">
            <text:p>0</text:p>
          </table:table-cell>
          <table:table-cell office:value-type="float" office:value="148994" calcext:value-type="float">
            <text:p>148994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43</text:p>
          </table:table-cell>
          <table:table-cell office:value-type="float" office:value="0.885723" calcext:value-type="float">
            <text:p>0.885723</text:p>
          </table:table-cell>
          <table:table-cell office:value-type="float" office:value="0.155909" calcext:value-type="float">
            <text:p>0.155909</text:p>
          </table:table-cell>
          <table:table-cell office:value-type="float" office:value="0" calcext:value-type="float">
            <text:p>0</text:p>
          </table:table-cell>
          <table:table-cell office:value-type="float" office:value="155275" calcext:value-type="float">
            <text:p>155275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44</text:p>
          </table:table-cell>
          <table:table-cell office:value-type="float" office:value="0.738364" calcext:value-type="float">
            <text:p>0.738364</text:p>
          </table:table-cell>
          <table:table-cell office:value-type="float" office:value="0.137564" calcext:value-type="float">
            <text:p>0.137564</text:p>
          </table:table-cell>
          <table:table-cell office:value-type="float" office:value="0" calcext:value-type="float">
            <text:p>0</text:p>
          </table:table-cell>
          <table:table-cell office:value-type="float" office:value="168261" calcext:value-type="float">
            <text:p>168261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45</text:p>
          </table:table-cell>
          <table:table-cell office:value-type="float" office:value="0.787449" calcext:value-type="float">
            <text:p>0.787449</text:p>
          </table:table-cell>
          <table:table-cell office:value-type="float" office:value="0.120652" calcext:value-type="float">
            <text:p>0.120652</text:p>
          </table:table-cell>
          <table:table-cell office:value-type="float" office:value="0" calcext:value-type="float">
            <text:p>0</text:p>
          </table:table-cell>
          <table:table-cell office:value-type="float" office:value="140393" calcext:value-type="float">
            <text:p>140393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46</text:p>
          </table:table-cell>
          <table:table-cell office:value-type="float" office:value="0.662985" calcext:value-type="float">
            <text:p>0.662985</text:p>
          </table:table-cell>
          <table:table-cell office:value-type="float" office:value="0.137316" calcext:value-type="float">
            <text:p>0.137316</text:p>
          </table:table-cell>
          <table:table-cell office:value-type="float" office:value="0" calcext:value-type="float">
            <text:p>0</text:p>
          </table:table-cell>
          <table:table-cell office:value-type="float" office:value="154755" calcext:value-type="float">
            <text:p>154755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47</text:p>
          </table:table-cell>
          <table:table-cell office:value-type="float" office:value="0.762921" calcext:value-type="float">
            <text:p>0.762921</text:p>
          </table:table-cell>
          <table:table-cell office:value-type="float" office:value="0.113142" calcext:value-type="float">
            <text:p>0.113142</text:p>
          </table:table-cell>
          <table:table-cell office:value-type="float" office:value="0" calcext:value-type="float">
            <text:p>0</text:p>
          </table:table-cell>
          <table:table-cell office:value-type="float" office:value="150190" calcext:value-type="float">
            <text:p>15019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48</text:p>
          </table:table-cell>
          <table:table-cell office:value-type="float" office:value="0.861798" calcext:value-type="float">
            <text:p>0.861798</text:p>
          </table:table-cell>
          <table:table-cell office:value-type="float" office:value="0.152984" calcext:value-type="float">
            <text:p>0.152984</text:p>
          </table:table-cell>
          <table:table-cell office:value-type="float" office:value="0" calcext:value-type="float">
            <text:p>0</text:p>
          </table:table-cell>
          <table:table-cell office:value-type="float" office:value="144713" calcext:value-type="float">
            <text:p>144713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49</text:p>
          </table:table-cell>
          <table:table-cell office:value-type="float" office:value="0.804507" calcext:value-type="float">
            <text:p>0.804507</text:p>
          </table:table-cell>
          <table:table-cell office:value-type="float" office:value="0.127375" calcext:value-type="float">
            <text:p>0.127375</text:p>
          </table:table-cell>
          <table:table-cell office:value-type="float" office:value="0" calcext:value-type="float">
            <text:p>0</text:p>
          </table:table-cell>
          <table:table-cell office:value-type="float" office:value="160573" calcext:value-type="float">
            <text:p>160573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50</text:p>
          </table:table-cell>
          <table:table-cell office:value-type="float" office:value="0.821098" calcext:value-type="float">
            <text:p>0.821098</text:p>
          </table:table-cell>
          <table:table-cell office:value-type="float" office:value="0.142294" calcext:value-type="float">
            <text:p>0.142294</text:p>
          </table:table-cell>
          <table:table-cell office:value-type="float" office:value="0" calcext:value-type="float">
            <text:p>0</text:p>
          </table:table-cell>
          <table:table-cell office:value-type="float" office:value="136169" calcext:value-type="float">
            <text:p>136169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51</text:p>
          </table:table-cell>
          <table:table-cell office:value-type="float" office:value="0.810356" calcext:value-type="float">
            <text:p>0.810356</text:p>
          </table:table-cell>
          <table:table-cell office:value-type="float" office:value="0.179476" calcext:value-type="float">
            <text:p>0.179476</text:p>
          </table:table-cell>
          <table:table-cell office:value-type="float" office:value="0" calcext:value-type="float">
            <text:p>0</text:p>
          </table:table-cell>
          <table:table-cell office:value-type="float" office:value="147303" calcext:value-type="float">
            <text:p>147303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52</text:p>
          </table:table-cell>
          <table:table-cell office:value-type="float" office:value="0.820728" calcext:value-type="float">
            <text:p>0.820728</text:p>
          </table:table-cell>
          <table:table-cell office:value-type="float" office:value="0.101179" calcext:value-type="float">
            <text:p>0.101179</text:p>
          </table:table-cell>
          <table:table-cell office:value-type="float" office:value="0" calcext:value-type="float">
            <text:p>0</text:p>
          </table:table-cell>
          <table:table-cell office:value-type="float" office:value="135235" calcext:value-type="float">
            <text:p>135235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53</text:p>
          </table:table-cell>
          <table:table-cell office:value-type="float" office:value="0.931614" calcext:value-type="float">
            <text:p>0.931614</text:p>
          </table:table-cell>
          <table:table-cell office:value-type="float" office:value="0.156617" calcext:value-type="float">
            <text:p>0.156617</text:p>
          </table:table-cell>
          <table:table-cell office:value-type="float" office:value="0" calcext:value-type="float">
            <text:p>0</text:p>
          </table:table-cell>
          <table:table-cell office:value-type="float" office:value="176119" calcext:value-type="float">
            <text:p>176119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54</text:p>
          </table:table-cell>
          <table:table-cell office:value-type="float" office:value="0.972425" calcext:value-type="float">
            <text:p>0.972425</text:p>
          </table:table-cell>
          <table:table-cell office:value-type="float" office:value="0.139224" calcext:value-type="float">
            <text:p>0.139224</text:p>
          </table:table-cell>
          <table:table-cell office:value-type="float" office:value="0" calcext:value-type="float">
            <text:p>0</text:p>
          </table:table-cell>
          <table:table-cell office:value-type="float" office:value="160311" calcext:value-type="float">
            <text:p>160311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55</text:p>
          </table:table-cell>
          <table:table-cell office:value-type="float" office:value="0.84262" calcext:value-type="float">
            <text:p>0.84262</text:p>
          </table:table-cell>
          <table:table-cell office:value-type="float" office:value="0.224371" calcext:value-type="float">
            <text:p>0.224371</text:p>
          </table:table-cell>
          <table:table-cell office:value-type="float" office:value="0" calcext:value-type="float">
            <text:p>0</text:p>
          </table:table-cell>
          <table:table-cell office:value-type="float" office:value="188193" calcext:value-type="float">
            <text:p>188193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56</text:p>
          </table:table-cell>
          <table:table-cell office:value-type="float" office:value="0.959843" calcext:value-type="float">
            <text:p>0.959843</text:p>
          </table:table-cell>
          <table:table-cell office:value-type="float" office:value="0.135672" calcext:value-type="float">
            <text:p>0.135672</text:p>
          </table:table-cell>
          <table:table-cell office:value-type="float" office:value="0" calcext:value-type="float">
            <text:p>0</text:p>
          </table:table-cell>
          <table:table-cell office:value-type="float" office:value="147320" calcext:value-type="float">
            <text:p>147320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57</text:p>
          </table:table-cell>
          <table:table-cell office:value-type="float" office:value="0.824425" calcext:value-type="float">
            <text:p>0.824425</text:p>
          </table:table-cell>
          <table:table-cell office:value-type="float" office:value="0.182426" calcext:value-type="float">
            <text:p>0.182426</text:p>
          </table:table-cell>
          <table:table-cell office:value-type="float" office:value="0" calcext:value-type="float">
            <text:p>0</text:p>
          </table:table-cell>
          <table:table-cell office:value-type="float" office:value="161447" calcext:value-type="float">
            <text:p>161447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58</text:p>
          </table:table-cell>
          <table:table-cell office:value-type="float" office:value="0.82195" calcext:value-type="float">
            <text:p>0.82195</text:p>
          </table:table-cell>
          <table:table-cell office:value-type="float" office:value="0.150046" calcext:value-type="float">
            <text:p>0.150046</text:p>
          </table:table-cell>
          <table:table-cell office:value-type="float" office:value="0" calcext:value-type="float">
            <text:p>0</text:p>
          </table:table-cell>
          <table:table-cell office:value-type="float" office:value="153313" calcext:value-type="float">
            <text:p>153313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6:59</text:p>
          </table:table-cell>
          <table:table-cell office:value-type="float" office:value="0.805879" calcext:value-type="float">
            <text:p>0.805879</text:p>
          </table:table-cell>
          <table:table-cell office:value-type="float" office:value="0.168514" calcext:value-type="float">
            <text:p>0.168514</text:p>
          </table:table-cell>
          <table:table-cell office:value-type="float" office:value="0" calcext:value-type="float">
            <text:p>0</text:p>
          </table:table-cell>
          <table:table-cell office:value-type="float" office:value="158080" calcext:value-type="float">
            <text:p>15808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00</text:p>
          </table:table-cell>
          <table:table-cell office:value-type="float" office:value="0.707902" calcext:value-type="float">
            <text:p>0.707902</text:p>
          </table:table-cell>
          <table:table-cell office:value-type="float" office:value="0.147827" calcext:value-type="float">
            <text:p>0.147827</text:p>
          </table:table-cell>
          <table:table-cell office:value-type="float" office:value="0" calcext:value-type="float">
            <text:p>0</text:p>
          </table:table-cell>
          <table:table-cell office:value-type="float" office:value="159342" calcext:value-type="float">
            <text:p>159342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01</text:p>
          </table:table-cell>
          <table:table-cell office:value-type="float" office:value="0.722091" calcext:value-type="float">
            <text:p>0.722091</text:p>
          </table:table-cell>
          <table:table-cell office:value-type="float" office:value="0.099338" calcext:value-type="float">
            <text:p>0.099338</text:p>
          </table:table-cell>
          <table:table-cell office:value-type="float" office:value="0" calcext:value-type="float">
            <text:p>0</text:p>
          </table:table-cell>
          <table:table-cell office:value-type="float" office:value="133521" calcext:value-type="float">
            <text:p>133521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02</text:p>
          </table:table-cell>
          <table:table-cell office:value-type="float" office:value="0.856197" calcext:value-type="float">
            <text:p>0.856197</text:p>
          </table:table-cell>
          <table:table-cell office:value-type="float" office:value="0.137549" calcext:value-type="float">
            <text:p>0.137549</text:p>
          </table:table-cell>
          <table:table-cell office:value-type="float" office:value="0" calcext:value-type="float">
            <text:p>0</text:p>
          </table:table-cell>
          <table:table-cell office:value-type="float" office:value="157559" calcext:value-type="float">
            <text:p>157559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03</text:p>
          </table:table-cell>
          <table:table-cell office:value-type="float" office:value="0.795171" calcext:value-type="float">
            <text:p>0.795171</text:p>
          </table:table-cell>
          <table:table-cell office:value-type="float" office:value="0.244146" calcext:value-type="float">
            <text:p>0.244146</text:p>
          </table:table-cell>
          <table:table-cell office:value-type="float" office:value="0" calcext:value-type="float">
            <text:p>0</text:p>
          </table:table-cell>
          <table:table-cell office:value-type="float" office:value="198178" calcext:value-type="float">
            <text:p>19817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04</text:p>
          </table:table-cell>
          <table:table-cell office:value-type="float" office:value="0.813846" calcext:value-type="float">
            <text:p>0.813846</text:p>
          </table:table-cell>
          <table:table-cell office:value-type="float" office:value="0.210148" calcext:value-type="float">
            <text:p>0.210148</text:p>
          </table:table-cell>
          <table:table-cell office:value-type="float" office:value="0" calcext:value-type="float">
            <text:p>0</text:p>
          </table:table-cell>
          <table:table-cell office:value-type="float" office:value="167848" calcext:value-type="float">
            <text:p>167848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05</text:p>
          </table:table-cell>
          <table:table-cell office:value-type="float" office:value="0.806752" calcext:value-type="float">
            <text:p>0.806752</text:p>
          </table:table-cell>
          <table:table-cell office:value-type="float" office:value="0.154141" calcext:value-type="float">
            <text:p>0.154141</text:p>
          </table:table-cell>
          <table:table-cell office:value-type="float" office:value="0" calcext:value-type="float">
            <text:p>0</text:p>
          </table:table-cell>
          <table:table-cell office:value-type="float" office:value="146340" calcext:value-type="float">
            <text:p>14634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06</text:p>
          </table:table-cell>
          <table:table-cell office:value-type="float" office:value="0.867808" calcext:value-type="float">
            <text:p>0.867808</text:p>
          </table:table-cell>
          <table:table-cell office:value-type="float" office:value="0.27292" calcext:value-type="float">
            <text:p>0.27292</text:p>
          </table:table-cell>
          <table:table-cell office:value-type="float" office:value="0" calcext:value-type="float">
            <text:p>0</text:p>
          </table:table-cell>
          <table:table-cell office:value-type="float" office:value="216113" calcext:value-type="float">
            <text:p>216113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07</text:p>
          </table:table-cell>
          <table:table-cell office:value-type="float" office:value="0.90495" calcext:value-type="float">
            <text:p>0.90495</text:p>
          </table:table-cell>
          <table:table-cell office:value-type="float" office:value="0.159438" calcext:value-type="float">
            <text:p>0.159438</text:p>
          </table:table-cell>
          <table:table-cell office:value-type="float" office:value="0" calcext:value-type="float">
            <text:p>0</text:p>
          </table:table-cell>
          <table:table-cell office:value-type="float" office:value="153067" calcext:value-type="float">
            <text:p>153067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08</text:p>
          </table:table-cell>
          <table:table-cell office:value-type="float" office:value="0.921997" calcext:value-type="float">
            <text:p>0.921997</text:p>
          </table:table-cell>
          <table:table-cell office:value-type="float" office:value="0.16092" calcext:value-type="float">
            <text:p>0.16092</text:p>
          </table:table-cell>
          <table:table-cell office:value-type="float" office:value="0" calcext:value-type="float">
            <text:p>0</text:p>
          </table:table-cell>
          <table:table-cell office:value-type="float" office:value="149974" calcext:value-type="float">
            <text:p>149974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09</text:p>
          </table:table-cell>
          <table:table-cell office:value-type="float" office:value="0.859283" calcext:value-type="float">
            <text:p>0.859283</text:p>
          </table:table-cell>
          <table:table-cell office:value-type="float" office:value="0.162886" calcext:value-type="float">
            <text:p>0.162886</text:p>
          </table:table-cell>
          <table:table-cell office:value-type="float" office:value="0" calcext:value-type="float">
            <text:p>0</text:p>
          </table:table-cell>
          <table:table-cell office:value-type="float" office:value="155558" calcext:value-type="float">
            <text:p>155558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10</text:p>
          </table:table-cell>
          <table:table-cell office:value-type="float" office:value="0.816978" calcext:value-type="float">
            <text:p>0.816978</text:p>
          </table:table-cell>
          <table:table-cell office:value-type="float" office:value="0.154823" calcext:value-type="float">
            <text:p>0.154823</text:p>
          </table:table-cell>
          <table:table-cell office:value-type="float" office:value="0" calcext:value-type="float">
            <text:p>0</text:p>
          </table:table-cell>
          <table:table-cell office:value-type="float" office:value="147665" calcext:value-type="float">
            <text:p>147665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11</text:p>
          </table:table-cell>
          <table:table-cell office:value-type="float" office:value="0.883817" calcext:value-type="float">
            <text:p>0.883817</text:p>
          </table:table-cell>
          <table:table-cell office:value-type="float" office:value="0.153416" calcext:value-type="float">
            <text:p>0.153416</text:p>
          </table:table-cell>
          <table:table-cell office:value-type="float" office:value="0" calcext:value-type="float">
            <text:p>0</text:p>
          </table:table-cell>
          <table:table-cell office:value-type="float" office:value="174986" calcext:value-type="float">
            <text:p>174986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12</text:p>
          </table:table-cell>
          <table:table-cell office:value-type="float" office:value="0.778753" calcext:value-type="float">
            <text:p>0.778753</text:p>
          </table:table-cell>
          <table:table-cell office:value-type="float" office:value="0.138112" calcext:value-type="float">
            <text:p>0.138112</text:p>
          </table:table-cell>
          <table:table-cell office:value-type="float" office:value="0" calcext:value-type="float">
            <text:p>0</text:p>
          </table:table-cell>
          <table:table-cell office:value-type="float" office:value="135730" calcext:value-type="float">
            <text:p>135730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13</text:p>
          </table:table-cell>
          <table:table-cell office:value-type="float" office:value="0.830617" calcext:value-type="float">
            <text:p>0.830617</text:p>
          </table:table-cell>
          <table:table-cell office:value-type="float" office:value="0.168475" calcext:value-type="float">
            <text:p>0.168475</text:p>
          </table:table-cell>
          <table:table-cell office:value-type="float" office:value="0" calcext:value-type="float">
            <text:p>0</text:p>
          </table:table-cell>
          <table:table-cell office:value-type="float" office:value="160197" calcext:value-type="float">
            <text:p>160197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14</text:p>
          </table:table-cell>
          <table:table-cell office:value-type="float" office:value="0.709627" calcext:value-type="float">
            <text:p>0.709627</text:p>
          </table:table-cell>
          <table:table-cell office:value-type="float" office:value="0.187537" calcext:value-type="float">
            <text:p>0.187537</text:p>
          </table:table-cell>
          <table:table-cell office:value-type="float" office:value="0" calcext:value-type="float">
            <text:p>0</text:p>
          </table:table-cell>
          <table:table-cell office:value-type="float" office:value="160440" calcext:value-type="float">
            <text:p>160440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15</text:p>
          </table:table-cell>
          <table:table-cell office:value-type="float" office:value="0.729844" calcext:value-type="float">
            <text:p>0.729844</text:p>
          </table:table-cell>
          <table:table-cell office:value-type="float" office:value="0.137167" calcext:value-type="float">
            <text:p>0.137167</text:p>
          </table:table-cell>
          <table:table-cell office:value-type="float" office:value="0" calcext:value-type="float">
            <text:p>0</text:p>
          </table:table-cell>
          <table:table-cell office:value-type="float" office:value="147029" calcext:value-type="float">
            <text:p>147029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16</text:p>
          </table:table-cell>
          <table:table-cell office:value-type="float" office:value="0.812376" calcext:value-type="float">
            <text:p>0.812376</text:p>
          </table:table-cell>
          <table:table-cell office:value-type="float" office:value="0.119321" calcext:value-type="float">
            <text:p>0.119321</text:p>
          </table:table-cell>
          <table:table-cell office:value-type="float" office:value="0" calcext:value-type="float">
            <text:p>0</text:p>
          </table:table-cell>
          <table:table-cell office:value-type="float" office:value="135111" calcext:value-type="float">
            <text:p>135111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17</text:p>
          </table:table-cell>
          <table:table-cell office:value-type="float" office:value="0.779513" calcext:value-type="float">
            <text:p>0.779513</text:p>
          </table:table-cell>
          <table:table-cell office:value-type="float" office:value="0.088854" calcext:value-type="float">
            <text:p>0.088854</text:p>
          </table:table-cell>
          <table:table-cell office:value-type="float" office:value="0" calcext:value-type="float">
            <text:p>0</text:p>
          </table:table-cell>
          <table:table-cell office:value-type="float" office:value="124346" calcext:value-type="float">
            <text:p>124346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18</text:p>
          </table:table-cell>
          <table:table-cell office:value-type="float" office:value="0.765372" calcext:value-type="float">
            <text:p>0.765372</text:p>
          </table:table-cell>
          <table:table-cell office:value-type="float" office:value="0.115272" calcext:value-type="float">
            <text:p>0.115272</text:p>
          </table:table-cell>
          <table:table-cell office:value-type="float" office:value="0" calcext:value-type="float">
            <text:p>0</text:p>
          </table:table-cell>
          <table:table-cell office:value-type="float" office:value="161439" calcext:value-type="float">
            <text:p>16143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19</text:p>
          </table:table-cell>
          <table:table-cell office:value-type="float" office:value="0.921405" calcext:value-type="float">
            <text:p>0.921405</text:p>
          </table:table-cell>
          <table:table-cell office:value-type="float" office:value="0.168631" calcext:value-type="float">
            <text:p>0.168631</text:p>
          </table:table-cell>
          <table:table-cell office:value-type="float" office:value="0" calcext:value-type="float">
            <text:p>0</text:p>
          </table:table-cell>
          <table:table-cell office:value-type="float" office:value="183538" calcext:value-type="float">
            <text:p>183538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20</text:p>
          </table:table-cell>
          <table:table-cell office:value-type="float" office:value="0.837946" calcext:value-type="float">
            <text:p>0.837946</text:p>
          </table:table-cell>
          <table:table-cell office:value-type="float" office:value="0.098615" calcext:value-type="float">
            <text:p>0.098615</text:p>
          </table:table-cell>
          <table:table-cell office:value-type="float" office:value="0" calcext:value-type="float">
            <text:p>0</text:p>
          </table:table-cell>
          <table:table-cell office:value-type="float" office:value="144648" calcext:value-type="float">
            <text:p>144648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21</text:p>
          </table:table-cell>
          <table:table-cell office:value-type="float" office:value="0.785339" calcext:value-type="float">
            <text:p>0.785339</text:p>
          </table:table-cell>
          <table:table-cell office:value-type="float" office:value="0.156307" calcext:value-type="float">
            <text:p>0.156307</text:p>
          </table:table-cell>
          <table:table-cell office:value-type="float" office:value="0" calcext:value-type="float">
            <text:p>0</text:p>
          </table:table-cell>
          <table:table-cell office:value-type="float" office:value="148524" calcext:value-type="float">
            <text:p>148524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22</text:p>
          </table:table-cell>
          <table:table-cell office:value-type="float" office:value="0.730192" calcext:value-type="float">
            <text:p>0.730192</text:p>
          </table:table-cell>
          <table:table-cell office:value-type="float" office:value="0.107452" calcext:value-type="float">
            <text:p>0.107452</text:p>
          </table:table-cell>
          <table:table-cell office:value-type="float" office:value="0" calcext:value-type="float">
            <text:p>0</text:p>
          </table:table-cell>
          <table:table-cell office:value-type="float" office:value="124791" calcext:value-type="float">
            <text:p>12479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23</text:p>
          </table:table-cell>
          <table:table-cell office:value-type="float" office:value="0.790884" calcext:value-type="float">
            <text:p>0.790884</text:p>
          </table:table-cell>
          <table:table-cell office:value-type="float" office:value="0.191101" calcext:value-type="float">
            <text:p>0.191101</text:p>
          </table:table-cell>
          <table:table-cell office:value-type="float" office:value="0" calcext:value-type="float">
            <text:p>0</text:p>
          </table:table-cell>
          <table:table-cell office:value-type="float" office:value="191526" calcext:value-type="float">
            <text:p>191526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24</text:p>
          </table:table-cell>
          <table:table-cell office:value-type="float" office:value="0.758612" calcext:value-type="float">
            <text:p>0.758612</text:p>
          </table:table-cell>
          <table:table-cell office:value-type="float" office:value="0.128846" calcext:value-type="float">
            <text:p>0.128846</text:p>
          </table:table-cell>
          <table:table-cell office:value-type="float" office:value="0" calcext:value-type="float">
            <text:p>0</text:p>
          </table:table-cell>
          <table:table-cell office:value-type="float" office:value="157178" calcext:value-type="float">
            <text:p>157178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25</text:p>
          </table:table-cell>
          <table:table-cell office:value-type="float" office:value="0.648285" calcext:value-type="float">
            <text:p>0.648285</text:p>
          </table:table-cell>
          <table:table-cell office:value-type="float" office:value="0.121034" calcext:value-type="float">
            <text:p>0.121034</text:p>
          </table:table-cell>
          <table:table-cell office:value-type="float" office:value="0" calcext:value-type="float">
            <text:p>0</text:p>
          </table:table-cell>
          <table:table-cell office:value-type="float" office:value="134021" calcext:value-type="float">
            <text:p>134021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26</text:p>
          </table:table-cell>
          <table:table-cell office:value-type="float" office:value="0.860932" calcext:value-type="float">
            <text:p>0.860932</text:p>
          </table:table-cell>
          <table:table-cell office:value-type="float" office:value="0.153435" calcext:value-type="float">
            <text:p>0.153435</text:p>
          </table:table-cell>
          <table:table-cell office:value-type="float" office:value="0" calcext:value-type="float">
            <text:p>0</text:p>
          </table:table-cell>
          <table:table-cell office:value-type="float" office:value="156601" calcext:value-type="float">
            <text:p>156601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27</text:p>
          </table:table-cell>
          <table:table-cell office:value-type="float" office:value="0.821685" calcext:value-type="float">
            <text:p>0.821685</text:p>
          </table:table-cell>
          <table:table-cell office:value-type="float" office:value="0.082584" calcext:value-type="float">
            <text:p>0.082584</text:p>
          </table:table-cell>
          <table:table-cell office:value-type="float" office:value="0" calcext:value-type="float">
            <text:p>0</text:p>
          </table:table-cell>
          <table:table-cell office:value-type="float" office:value="137712" calcext:value-type="float">
            <text:p>137712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28</text:p>
          </table:table-cell>
          <table:table-cell office:value-type="float" office:value="0.632927" calcext:value-type="float">
            <text:p>0.632927</text:p>
          </table:table-cell>
          <table:table-cell office:value-type="float" office:value="0.082256" calcext:value-type="float">
            <text:p>0.082256</text:p>
          </table:table-cell>
          <table:table-cell office:value-type="float" office:value="0" calcext:value-type="float">
            <text:p>0</text:p>
          </table:table-cell>
          <table:table-cell office:value-type="float" office:value="157391" calcext:value-type="float">
            <text:p>157391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29</text:p>
          </table:table-cell>
          <table:table-cell office:value-type="float" office:value="0.726753" calcext:value-type="float">
            <text:p>0.726753</text:p>
          </table:table-cell>
          <table:table-cell office:value-type="float" office:value="0.092408" calcext:value-type="float">
            <text:p>0.092408</text:p>
          </table:table-cell>
          <table:table-cell office:value-type="float" office:value="0" calcext:value-type="float">
            <text:p>0</text:p>
          </table:table-cell>
          <table:table-cell office:value-type="float" office:value="146699" calcext:value-type="float">
            <text:p>146699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30</text:p>
          </table:table-cell>
          <table:table-cell office:value-type="float" office:value="0.615977" calcext:value-type="float">
            <text:p>0.615977</text:p>
          </table:table-cell>
          <table:table-cell office:value-type="float" office:value="0.093642" calcext:value-type="float">
            <text:p>0.093642</text:p>
          </table:table-cell>
          <table:table-cell office:value-type="float" office:value="0" calcext:value-type="float">
            <text:p>0</text:p>
          </table:table-cell>
          <table:table-cell office:value-type="float" office:value="144724" calcext:value-type="float">
            <text:p>144724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31</text:p>
          </table:table-cell>
          <table:table-cell office:value-type="float" office:value="0.753339" calcext:value-type="float">
            <text:p>0.753339</text:p>
          </table:table-cell>
          <table:table-cell office:value-type="float" office:value="0.169309" calcext:value-type="float">
            <text:p>0.169309</text:p>
          </table:table-cell>
          <table:table-cell office:value-type="float" office:value="0" calcext:value-type="float">
            <text:p>0</text:p>
          </table:table-cell>
          <table:table-cell office:value-type="float" office:value="180543" calcext:value-type="float">
            <text:p>180543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32</text:p>
          </table:table-cell>
          <table:table-cell office:value-type="float" office:value="0.810704" calcext:value-type="float">
            <text:p>0.810704</text:p>
          </table:table-cell>
          <table:table-cell office:value-type="float" office:value="0.138961" calcext:value-type="float">
            <text:p>0.138961</text:p>
          </table:table-cell>
          <table:table-cell office:value-type="float" office:value="0" calcext:value-type="float">
            <text:p>0</text:p>
          </table:table-cell>
          <table:table-cell office:value-type="float" office:value="183133" calcext:value-type="float">
            <text:p>183133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33</text:p>
          </table:table-cell>
          <table:table-cell office:value-type="float" office:value="0.762818" calcext:value-type="float">
            <text:p>0.762818</text:p>
          </table:table-cell>
          <table:table-cell office:value-type="float" office:value="0.170162" calcext:value-type="float">
            <text:p>0.170162</text:p>
          </table:table-cell>
          <table:table-cell office:value-type="float" office:value="0" calcext:value-type="float">
            <text:p>0</text:p>
          </table:table-cell>
          <table:table-cell office:value-type="float" office:value="179034" calcext:value-type="float">
            <text:p>179034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34</text:p>
          </table:table-cell>
          <table:table-cell office:value-type="float" office:value="0.838734" calcext:value-type="float">
            <text:p>0.838734</text:p>
          </table:table-cell>
          <table:table-cell office:value-type="float" office:value="0.122967" calcext:value-type="float">
            <text:p>0.122967</text:p>
          </table:table-cell>
          <table:table-cell office:value-type="float" office:value="0" calcext:value-type="float">
            <text:p>0</text:p>
          </table:table-cell>
          <table:table-cell office:value-type="float" office:value="125897" calcext:value-type="float">
            <text:p>125897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35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12573" calcext:value-type="float">
            <text:p>0.12573</text:p>
          </table:table-cell>
          <table:table-cell office:value-type="float" office:value="0" calcext:value-type="float">
            <text:p>0</text:p>
          </table:table-cell>
          <table:table-cell office:value-type="float" office:value="145478" calcext:value-type="float">
            <text:p>145478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36</text:p>
          </table:table-cell>
          <table:table-cell office:value-type="float" office:value="0.800598" calcext:value-type="float">
            <text:p>0.800598</text:p>
          </table:table-cell>
          <table:table-cell office:value-type="float" office:value="0.138199" calcext:value-type="float">
            <text:p>0.138199</text:p>
          </table:table-cell>
          <table:table-cell office:value-type="float" office:value="0" calcext:value-type="float">
            <text:p>0</text:p>
          </table:table-cell>
          <table:table-cell office:value-type="float" office:value="145394" calcext:value-type="float">
            <text:p>145394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37</text:p>
          </table:table-cell>
          <table:table-cell office:value-type="float" office:value="0.712294" calcext:value-type="float">
            <text:p>0.712294</text:p>
          </table:table-cell>
          <table:table-cell office:value-type="float" office:value="0.133509" calcext:value-type="float">
            <text:p>0.133509</text:p>
          </table:table-cell>
          <table:table-cell office:value-type="float" office:value="0" calcext:value-type="float">
            <text:p>0</text:p>
          </table:table-cell>
          <table:table-cell office:value-type="float" office:value="136007" calcext:value-type="float">
            <text:p>136007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38</text:p>
          </table:table-cell>
          <table:table-cell office:value-type="float" office:value="0.731895" calcext:value-type="float">
            <text:p>0.731895</text:p>
          </table:table-cell>
          <table:table-cell office:value-type="float" office:value="0.145662" calcext:value-type="float">
            <text:p>0.145662</text:p>
          </table:table-cell>
          <table:table-cell office:value-type="float" office:value="0" calcext:value-type="float">
            <text:p>0</text:p>
          </table:table-cell>
          <table:table-cell office:value-type="float" office:value="164320" calcext:value-type="float">
            <text:p>16432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39</text:p>
          </table:table-cell>
          <table:table-cell office:value-type="float" office:value="0.788463" calcext:value-type="float">
            <text:p>0.788463</text:p>
          </table:table-cell>
          <table:table-cell office:value-type="float" office:value="0.092693" calcext:value-type="float">
            <text:p>0.092693</text:p>
          </table:table-cell>
          <table:table-cell office:value-type="float" office:value="0" calcext:value-type="float">
            <text:p>0</text:p>
          </table:table-cell>
          <table:table-cell office:value-type="float" office:value="121612" calcext:value-type="float">
            <text:p>121612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40</text:p>
          </table:table-cell>
          <table:table-cell office:value-type="float" office:value="0.733337" calcext:value-type="float">
            <text:p>0.733337</text:p>
          </table:table-cell>
          <table:table-cell office:value-type="float" office:value="0.139813" calcext:value-type="float">
            <text:p>0.139813</text:p>
          </table:table-cell>
          <table:table-cell office:value-type="float" office:value="0" calcext:value-type="float">
            <text:p>0</text:p>
          </table:table-cell>
          <table:table-cell office:value-type="float" office:value="146776" calcext:value-type="float">
            <text:p>146776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41</text:p>
          </table:table-cell>
          <table:table-cell office:value-type="float" office:value="0.789216" calcext:value-type="float">
            <text:p>0.789216</text:p>
          </table:table-cell>
          <table:table-cell office:value-type="float" office:value="0.142025" calcext:value-type="float">
            <text:p>0.142025</text:p>
          </table:table-cell>
          <table:table-cell office:value-type="float" office:value="0" calcext:value-type="float">
            <text:p>0</text:p>
          </table:table-cell>
          <table:table-cell office:value-type="float" office:value="159708" calcext:value-type="float">
            <text:p>159708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42</text:p>
          </table:table-cell>
          <table:table-cell office:value-type="float" office:value="0.795103" calcext:value-type="float">
            <text:p>0.795103</text:p>
          </table:table-cell>
          <table:table-cell office:value-type="float" office:value="0.119887" calcext:value-type="float">
            <text:p>0.119887</text:p>
          </table:table-cell>
          <table:table-cell office:value-type="float" office:value="0" calcext:value-type="float">
            <text:p>0</text:p>
          </table:table-cell>
          <table:table-cell office:value-type="float" office:value="162846" calcext:value-type="float">
            <text:p>162846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43</text:p>
          </table:table-cell>
          <table:table-cell office:value-type="float" office:value="0.823109" calcext:value-type="float">
            <text:p>0.823109</text:p>
          </table:table-cell>
          <table:table-cell office:value-type="float" office:value="0.114593" calcext:value-type="float">
            <text:p>0.114593</text:p>
          </table:table-cell>
          <table:table-cell office:value-type="float" office:value="0" calcext:value-type="float">
            <text:p>0</text:p>
          </table:table-cell>
          <table:table-cell office:value-type="float" office:value="132621" calcext:value-type="float">
            <text:p>132621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44</text:p>
          </table:table-cell>
          <table:table-cell office:value-type="float" office:value="0.819065" calcext:value-type="float">
            <text:p>0.819065</text:p>
          </table:table-cell>
          <table:table-cell office:value-type="float" office:value="0.127641" calcext:value-type="float">
            <text:p>0.127641</text:p>
          </table:table-cell>
          <table:table-cell office:value-type="float" office:value="0" calcext:value-type="float">
            <text:p>0</text:p>
          </table:table-cell>
          <table:table-cell office:value-type="float" office:value="194781" calcext:value-type="float">
            <text:p>194781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45</text:p>
          </table:table-cell>
          <table:table-cell office:value-type="float" office:value="0.70147" calcext:value-type="float">
            <text:p>0.70147</text:p>
          </table:table-cell>
          <table:table-cell office:value-type="float" office:value="0.145745" calcext:value-type="float">
            <text:p>0.145745</text:p>
          </table:table-cell>
          <table:table-cell office:value-type="float" office:value="0" calcext:value-type="float">
            <text:p>0</text:p>
          </table:table-cell>
          <table:table-cell office:value-type="float" office:value="132219" calcext:value-type="float">
            <text:p>132219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46</text:p>
          </table:table-cell>
          <table:table-cell office:value-type="float" office:value="0.864797" calcext:value-type="float">
            <text:p>0.864797</text:p>
          </table:table-cell>
          <table:table-cell office:value-type="float" office:value="0.106705" calcext:value-type="float">
            <text:p>0.106705</text:p>
          </table:table-cell>
          <table:table-cell office:value-type="float" office:value="0" calcext:value-type="float">
            <text:p>0</text:p>
          </table:table-cell>
          <table:table-cell office:value-type="float" office:value="141975" calcext:value-type="float">
            <text:p>14197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47</text:p>
          </table:table-cell>
          <table:table-cell office:value-type="float" office:value="0.960179" calcext:value-type="float">
            <text:p>0.960179</text:p>
          </table:table-cell>
          <table:table-cell office:value-type="float" office:value="0.107776" calcext:value-type="float">
            <text:p>0.107776</text:p>
          </table:table-cell>
          <table:table-cell office:value-type="float" office:value="0" calcext:value-type="float">
            <text:p>0</text:p>
          </table:table-cell>
          <table:table-cell office:value-type="float" office:value="150432" calcext:value-type="float">
            <text:p>150432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48</text:p>
          </table:table-cell>
          <table:table-cell office:value-type="float" office:value="1.302397" calcext:value-type="float">
            <text:p>1.302397</text:p>
          </table:table-cell>
          <table:table-cell office:value-type="float" office:value="0.118179" calcext:value-type="float">
            <text:p>0.118179</text:p>
          </table:table-cell>
          <table:table-cell office:value-type="float" office:value="0" calcext:value-type="float">
            <text:p>0</text:p>
          </table:table-cell>
          <table:table-cell office:value-type="float" office:value="165103" calcext:value-type="float">
            <text:p>165103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49</text:p>
          </table:table-cell>
          <table:table-cell office:value-type="float" office:value="1.650787" calcext:value-type="float">
            <text:p>1.650787</text:p>
          </table:table-cell>
          <table:table-cell office:value-type="float" office:value="0.093556" calcext:value-type="float">
            <text:p>0.093556</text:p>
          </table:table-cell>
          <table:table-cell office:value-type="float" office:value="0" calcext:value-type="float">
            <text:p>0</text:p>
          </table:table-cell>
          <table:table-cell office:value-type="float" office:value="156032" calcext:value-type="float">
            <text:p>156032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50</text:p>
          </table:table-cell>
          <table:table-cell office:value-type="float" office:value="1.00863" calcext:value-type="float">
            <text:p>1.00863</text:p>
          </table:table-cell>
          <table:table-cell office:value-type="float" office:value="0.080879" calcext:value-type="float">
            <text:p>0.080879</text:p>
          </table:table-cell>
          <table:table-cell office:value-type="float" office:value="0" calcext:value-type="float">
            <text:p>0</text:p>
          </table:table-cell>
          <table:table-cell office:value-type="float" office:value="158915" calcext:value-type="float">
            <text:p>15891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51</text:p>
          </table:table-cell>
          <table:table-cell office:value-type="float" office:value="0.854577" calcext:value-type="float">
            <text:p>0.854577</text:p>
          </table:table-cell>
          <table:table-cell office:value-type="float" office:value="0.140623" calcext:value-type="float">
            <text:p>0.140623</text:p>
          </table:table-cell>
          <table:table-cell office:value-type="float" office:value="0" calcext:value-type="float">
            <text:p>0</text:p>
          </table:table-cell>
          <table:table-cell office:value-type="float" office:value="177585" calcext:value-type="float">
            <text:p>177585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52</text:p>
          </table:table-cell>
          <table:table-cell office:value-type="float" office:value="0.709044" calcext:value-type="float">
            <text:p>0.709044</text:p>
          </table:table-cell>
          <table:table-cell office:value-type="float" office:value="0.098275" calcext:value-type="float">
            <text:p>0.098275</text:p>
          </table:table-cell>
          <table:table-cell office:value-type="float" office:value="0" calcext:value-type="float">
            <text:p>0</text:p>
          </table:table-cell>
          <table:table-cell office:value-type="float" office:value="141183" calcext:value-type="float">
            <text:p>141183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53</text:p>
          </table:table-cell>
          <table:table-cell office:value-type="float" office:value="0.735351" calcext:value-type="float">
            <text:p>0.735351</text:p>
          </table:table-cell>
          <table:table-cell office:value-type="float" office:value="0.176573" calcext:value-type="float">
            <text:p>0.176573</text:p>
          </table:table-cell>
          <table:table-cell office:value-type="float" office:value="0" calcext:value-type="float">
            <text:p>0</text:p>
          </table:table-cell>
          <table:table-cell office:value-type="float" office:value="161341" calcext:value-type="float">
            <text:p>161341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54</text:p>
          </table:table-cell>
          <table:table-cell office:value-type="float" office:value="0.689055" calcext:value-type="float">
            <text:p>0.689055</text:p>
          </table:table-cell>
          <table:table-cell office:value-type="float" office:value="0.14873" calcext:value-type="float">
            <text:p>0.14873</text:p>
          </table:table-cell>
          <table:table-cell office:value-type="float" office:value="0" calcext:value-type="float">
            <text:p>0</text:p>
          </table:table-cell>
          <table:table-cell office:value-type="float" office:value="168226" calcext:value-type="float">
            <text:p>168226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55</text:p>
          </table:table-cell>
          <table:table-cell office:value-type="float" office:value="0.76731" calcext:value-type="float">
            <text:p>0.76731</text:p>
          </table:table-cell>
          <table:table-cell office:value-type="float" office:value="0.145152" calcext:value-type="float">
            <text:p>0.145152</text:p>
          </table:table-cell>
          <table:table-cell office:value-type="float" office:value="0" calcext:value-type="float">
            <text:p>0</text:p>
          </table:table-cell>
          <table:table-cell office:value-type="float" office:value="158947" calcext:value-type="float">
            <text:p>158947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56</text:p>
          </table:table-cell>
          <table:table-cell office:value-type="float" office:value="0.791839" calcext:value-type="float">
            <text:p>0.791839</text:p>
          </table:table-cell>
          <table:table-cell office:value-type="float" office:value="0.084317" calcext:value-type="float">
            <text:p>0.084317</text:p>
          </table:table-cell>
          <table:table-cell office:value-type="float" office:value="0" calcext:value-type="float">
            <text:p>0</text:p>
          </table:table-cell>
          <table:table-cell office:value-type="float" office:value="149256" calcext:value-type="float">
            <text:p>149256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57</text:p>
          </table:table-cell>
          <table:table-cell office:value-type="float" office:value="0.784457" calcext:value-type="float">
            <text:p>0.784457</text:p>
          </table:table-cell>
          <table:table-cell office:value-type="float" office:value="0.140068" calcext:value-type="float">
            <text:p>0.140068</text:p>
          </table:table-cell>
          <table:table-cell office:value-type="float" office:value="0" calcext:value-type="float">
            <text:p>0</text:p>
          </table:table-cell>
          <table:table-cell office:value-type="float" office:value="168000" calcext:value-type="float">
            <text:p>168000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58</text:p>
          </table:table-cell>
          <table:table-cell office:value-type="float" office:value="0.765561" calcext:value-type="float">
            <text:p>0.765561</text:p>
          </table:table-cell>
          <table:table-cell office:value-type="float" office:value="0.112782" calcext:value-type="float">
            <text:p>0.112782</text:p>
          </table:table-cell>
          <table:table-cell office:value-type="float" office:value="0" calcext:value-type="float">
            <text:p>0</text:p>
          </table:table-cell>
          <table:table-cell office:value-type="float" office:value="136686" calcext:value-type="float">
            <text:p>136686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7:59</text:p>
          </table:table-cell>
          <table:table-cell office:value-type="float" office:value="0.908328" calcext:value-type="float">
            <text:p>0.908328</text:p>
          </table:table-cell>
          <table:table-cell office:value-type="float" office:value="0.103906" calcext:value-type="float">
            <text:p>0.103906</text:p>
          </table:table-cell>
          <table:table-cell office:value-type="float" office:value="0" calcext:value-type="float">
            <text:p>0</text:p>
          </table:table-cell>
          <table:table-cell office:value-type="float" office:value="200355" calcext:value-type="float">
            <text:p>200355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00</text:p>
          </table:table-cell>
          <table:table-cell office:value-type="float" office:value="0.880037" calcext:value-type="float">
            <text:p>0.880037</text:p>
          </table:table-cell>
          <table:table-cell office:value-type="float" office:value="0.125643" calcext:value-type="float">
            <text:p>0.125643</text:p>
          </table:table-cell>
          <table:table-cell office:value-type="float" office:value="0" calcext:value-type="float">
            <text:p>0</text:p>
          </table:table-cell>
          <table:table-cell office:value-type="float" office:value="134633" calcext:value-type="float">
            <text:p>134633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01</text:p>
          </table:table-cell>
          <table:table-cell office:value-type="float" office:value="1.081473" calcext:value-type="float">
            <text:p>1.081473</text:p>
          </table:table-cell>
          <table:table-cell office:value-type="float" office:value="0.165813" calcext:value-type="float">
            <text:p>0.165813</text:p>
          </table:table-cell>
          <table:table-cell office:value-type="float" office:value="0" calcext:value-type="float">
            <text:p>0</text:p>
          </table:table-cell>
          <table:table-cell office:value-type="float" office:value="207862" calcext:value-type="float">
            <text:p>207862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02</text:p>
          </table:table-cell>
          <table:table-cell office:value-type="float" office:value="0.842981" calcext:value-type="float">
            <text:p>0.842981</text:p>
          </table:table-cell>
          <table:table-cell office:value-type="float" office:value="0.16343" calcext:value-type="float">
            <text:p>0.16343</text:p>
          </table:table-cell>
          <table:table-cell office:value-type="float" office:value="0" calcext:value-type="float">
            <text:p>0</text:p>
          </table:table-cell>
          <table:table-cell office:value-type="float" office:value="137873" calcext:value-type="float">
            <text:p>137873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03</text:p>
          </table:table-cell>
          <table:table-cell office:value-type="float" office:value="0.928872" calcext:value-type="float">
            <text:p>0.928872</text:p>
          </table:table-cell>
          <table:table-cell office:value-type="float" office:value="0.135714" calcext:value-type="float">
            <text:p>0.135714</text:p>
          </table:table-cell>
          <table:table-cell office:value-type="float" office:value="0" calcext:value-type="float">
            <text:p>0</text:p>
          </table:table-cell>
          <table:table-cell office:value-type="float" office:value="156527" calcext:value-type="float">
            <text:p>156527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04</text:p>
          </table:table-cell>
          <table:table-cell office:value-type="float" office:value="0.736019" calcext:value-type="float">
            <text:p>0.736019</text:p>
          </table:table-cell>
          <table:table-cell office:value-type="float" office:value="0.166328" calcext:value-type="float">
            <text:p>0.166328</text:p>
          </table:table-cell>
          <table:table-cell office:value-type="float" office:value="0" calcext:value-type="float">
            <text:p>0</text:p>
          </table:table-cell>
          <table:table-cell office:value-type="float" office:value="141626" calcext:value-type="float">
            <text:p>141626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05</text:p>
          </table:table-cell>
          <table:table-cell office:value-type="float" office:value="0.745013" calcext:value-type="float">
            <text:p>0.745013</text:p>
          </table:table-cell>
          <table:table-cell office:value-type="float" office:value="0.15155" calcext:value-type="float">
            <text:p>0.15155</text:p>
          </table:table-cell>
          <table:table-cell office:value-type="float" office:value="0" calcext:value-type="float">
            <text:p>0</text:p>
          </table:table-cell>
          <table:table-cell office:value-type="float" office:value="170788" calcext:value-type="float">
            <text:p>170788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06</text:p>
          </table:table-cell>
          <table:table-cell office:value-type="float" office:value="0.799064" calcext:value-type="float">
            <text:p>0.799064</text:p>
          </table:table-cell>
          <table:table-cell office:value-type="float" office:value="0.117834" calcext:value-type="float">
            <text:p>0.117834</text:p>
          </table:table-cell>
          <table:table-cell office:value-type="float" office:value="0" calcext:value-type="float">
            <text:p>0</text:p>
          </table:table-cell>
          <table:table-cell office:value-type="float" office:value="155644" calcext:value-type="float">
            <text:p>155644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07</text:p>
          </table:table-cell>
          <table:table-cell office:value-type="float" office:value="0.902822" calcext:value-type="float">
            <text:p>0.902822</text:p>
          </table:table-cell>
          <table:table-cell office:value-type="float" office:value="0.146937" calcext:value-type="float">
            <text:p>0.146937</text:p>
          </table:table-cell>
          <table:table-cell office:value-type="float" office:value="0" calcext:value-type="float">
            <text:p>0</text:p>
          </table:table-cell>
          <table:table-cell office:value-type="float" office:value="148050" calcext:value-type="float">
            <text:p>148050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08</text:p>
          </table:table-cell>
          <table:table-cell office:value-type="float" office:value="0.753257" calcext:value-type="float">
            <text:p>0.753257</text:p>
          </table:table-cell>
          <table:table-cell office:value-type="float" office:value="0.140626" calcext:value-type="float">
            <text:p>0.140626</text:p>
          </table:table-cell>
          <table:table-cell office:value-type="float" office:value="0" calcext:value-type="float">
            <text:p>0</text:p>
          </table:table-cell>
          <table:table-cell office:value-type="float" office:value="174001" calcext:value-type="float">
            <text:p>174001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09</text:p>
          </table:table-cell>
          <table:table-cell office:value-type="float" office:value="0.805942" calcext:value-type="float">
            <text:p>0.805942</text:p>
          </table:table-cell>
          <table:table-cell office:value-type="float" office:value="0.127326" calcext:value-type="float">
            <text:p>0.127326</text:p>
          </table:table-cell>
          <table:table-cell office:value-type="float" office:value="0" calcext:value-type="float">
            <text:p>0</text:p>
          </table:table-cell>
          <table:table-cell office:value-type="float" office:value="152116" calcext:value-type="float">
            <text:p>152116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10</text:p>
          </table:table-cell>
          <table:table-cell office:value-type="float" office:value="0.942782" calcext:value-type="float">
            <text:p>0.942782</text:p>
          </table:table-cell>
          <table:table-cell office:value-type="float" office:value="0.125315" calcext:value-type="float">
            <text:p>0.125315</text:p>
          </table:table-cell>
          <table:table-cell office:value-type="float" office:value="0" calcext:value-type="float">
            <text:p>0</text:p>
          </table:table-cell>
          <table:table-cell office:value-type="float" office:value="159358" calcext:value-type="float">
            <text:p>159358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11</text:p>
          </table:table-cell>
          <table:table-cell office:value-type="float" office:value="0.873501" calcext:value-type="float">
            <text:p>0.873501</text:p>
          </table:table-cell>
          <table:table-cell office:value-type="float" office:value="0.13311" calcext:value-type="float">
            <text:p>0.13311</text:p>
          </table:table-cell>
          <table:table-cell office:value-type="float" office:value="0" calcext:value-type="float">
            <text:p>0</text:p>
          </table:table-cell>
          <table:table-cell office:value-type="float" office:value="187795" calcext:value-type="float">
            <text:p>187795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12</text:p>
          </table:table-cell>
          <table:table-cell office:value-type="float" office:value="0.820911" calcext:value-type="float">
            <text:p>0.820911</text:p>
          </table:table-cell>
          <table:table-cell office:value-type="float" office:value="0.114925" calcext:value-type="float">
            <text:p>0.114925</text:p>
          </table:table-cell>
          <table:table-cell office:value-type="float" office:value="0" calcext:value-type="float">
            <text:p>0</text:p>
          </table:table-cell>
          <table:table-cell office:value-type="float" office:value="147148" calcext:value-type="float">
            <text:p>147148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13</text:p>
          </table:table-cell>
          <table:table-cell office:value-type="float" office:value="0.770587" calcext:value-type="float">
            <text:p>0.770587</text:p>
          </table:table-cell>
          <table:table-cell office:value-type="float" office:value="0.098221" calcext:value-type="float">
            <text:p>0.098221</text:p>
          </table:table-cell>
          <table:table-cell office:value-type="float" office:value="0" calcext:value-type="float">
            <text:p>0</text:p>
          </table:table-cell>
          <table:table-cell office:value-type="float" office:value="149100" calcext:value-type="float">
            <text:p>149100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14</text:p>
          </table:table-cell>
          <table:table-cell office:value-type="float" office:value="1.143002" calcext:value-type="float">
            <text:p>1.143002</text:p>
          </table:table-cell>
          <table:table-cell office:value-type="float" office:value="0.08806" calcext:value-type="float">
            <text:p>0.08806</text:p>
          </table:table-cell>
          <table:table-cell office:value-type="float" office:value="0" calcext:value-type="float">
            <text:p>0</text:p>
          </table:table-cell>
          <table:table-cell office:value-type="float" office:value="170884" calcext:value-type="float">
            <text:p>170884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15</text:p>
          </table:table-cell>
          <table:table-cell office:value-type="float" office:value="1.568194" calcext:value-type="float">
            <text:p>1.568194</text:p>
          </table:table-cell>
          <table:table-cell office:value-type="float" office:value="0.069689" calcext:value-type="float">
            <text:p>0.069689</text:p>
          </table:table-cell>
          <table:table-cell office:value-type="float" office:value="0" calcext:value-type="float">
            <text:p>0</text:p>
          </table:table-cell>
          <table:table-cell office:value-type="float" office:value="140925" calcext:value-type="float">
            <text:p>140925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16</text:p>
          </table:table-cell>
          <table:table-cell office:value-type="float" office:value="1.486093" calcext:value-type="float">
            <text:p>1.486093</text:p>
          </table:table-cell>
          <table:table-cell office:value-type="float" office:value="0.075754" calcext:value-type="float">
            <text:p>0.075754</text:p>
          </table:table-cell>
          <table:table-cell office:value-type="float" office:value="0" calcext:value-type="float">
            <text:p>0</text:p>
          </table:table-cell>
          <table:table-cell office:value-type="float" office:value="139012" calcext:value-type="float">
            <text:p>139012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17</text:p>
          </table:table-cell>
          <table:table-cell office:value-type="float" office:value="4.497631" calcext:value-type="float">
            <text:p>4.497631</text:p>
          </table:table-cell>
          <table:table-cell office:value-type="float" office:value="0.096896" calcext:value-type="float">
            <text:p>0.096896</text:p>
          </table:table-cell>
          <table:table-cell office:value-type="float" office:value="0" calcext:value-type="float">
            <text:p>0</text:p>
          </table:table-cell>
          <table:table-cell office:value-type="float" office:value="175873" calcext:value-type="float">
            <text:p>175873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18</text:p>
          </table:table-cell>
          <table:table-cell office:value-type="float" office:value="6.118164" calcext:value-type="float">
            <text:p>6.118164</text:p>
          </table:table-cell>
          <table:table-cell office:value-type="float" office:value="0.065997" calcext:value-type="float">
            <text:p>0.065997</text:p>
          </table:table-cell>
          <table:table-cell office:value-type="float" office:value="0" calcext:value-type="float">
            <text:p>0</text:p>
          </table:table-cell>
          <table:table-cell office:value-type="float" office:value="138165" calcext:value-type="float">
            <text:p>138165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19</text:p>
          </table:table-cell>
          <table:table-cell office:value-type="float" office:value="5.876138" calcext:value-type="float">
            <text:p>5.876138</text:p>
          </table:table-cell>
          <table:table-cell office:value-type="float" office:value="0.066793" calcext:value-type="float">
            <text:p>0.066793</text:p>
          </table:table-cell>
          <table:table-cell office:value-type="float" office:value="0" calcext:value-type="float">
            <text:p>0</text:p>
          </table:table-cell>
          <table:table-cell office:value-type="float" office:value="175567" calcext:value-type="float">
            <text:p>175567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20</text:p>
          </table:table-cell>
          <table:table-cell office:value-type="float" office:value="6.038427" calcext:value-type="float">
            <text:p>6.038427</text:p>
          </table:table-cell>
          <table:table-cell office:value-type="float" office:value="0.026186" calcext:value-type="float">
            <text:p>0.026186</text:p>
          </table:table-cell>
          <table:table-cell office:value-type="float" office:value="0" calcext:value-type="float">
            <text:p>0</text:p>
          </table:table-cell>
          <table:table-cell office:value-type="float" office:value="103795" calcext:value-type="float">
            <text:p>103795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21</text:p>
          </table:table-cell>
          <table:table-cell office:value-type="float" office:value="5.675799" calcext:value-type="float">
            <text:p>5.675799</text:p>
          </table:table-cell>
          <table:table-cell office:value-type="float" office:value="0.031926" calcext:value-type="float">
            <text:p>0.031926</text:p>
          </table:table-cell>
          <table:table-cell office:value-type="float" office:value="0" calcext:value-type="float">
            <text:p>0</text:p>
          </table:table-cell>
          <table:table-cell office:value-type="float" office:value="152667" calcext:value-type="float">
            <text:p>152667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22</text:p>
          </table:table-cell>
          <table:table-cell office:value-type="float" office:value="5.371091" calcext:value-type="float">
            <text:p>5.371091</text:p>
          </table:table-cell>
          <table:table-cell office:value-type="float" office:value="0.019442" calcext:value-type="float">
            <text:p>0.019442</text:p>
          </table:table-cell>
          <table:table-cell office:value-type="float" office:value="0" calcext:value-type="float">
            <text:p>0</text:p>
          </table:table-cell>
          <table:table-cell office:value-type="float" office:value="118561" calcext:value-type="float">
            <text:p>118561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23</text:p>
          </table:table-cell>
          <table:table-cell office:value-type="float" office:value="5.405049" calcext:value-type="float">
            <text:p>5.405049</text:p>
          </table:table-cell>
          <table:table-cell office:value-type="float" office:value="0.014007" calcext:value-type="float">
            <text:p>0.014007</text:p>
          </table:table-cell>
          <table:table-cell office:value-type="float" office:value="0" calcext:value-type="float">
            <text:p>0</text:p>
          </table:table-cell>
          <table:table-cell office:value-type="float" office:value="157634" calcext:value-type="float">
            <text:p>157634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24</text:p>
          </table:table-cell>
          <table:table-cell office:value-type="float" office:value="5.266984" calcext:value-type="float">
            <text:p>5.266984</text:p>
          </table:table-cell>
          <table:table-cell office:value-type="float" office:value="0.009471" calcext:value-type="float">
            <text:p>0.009471</text:p>
          </table:table-cell>
          <table:table-cell office:value-type="float" office:value="0" calcext:value-type="float">
            <text:p>0</text:p>
          </table:table-cell>
          <table:table-cell office:value-type="float" office:value="127086" calcext:value-type="float">
            <text:p>12708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25</text:p>
          </table:table-cell>
          <table:table-cell office:value-type="float" office:value="5.22307" calcext:value-type="float">
            <text:p>5.22307</text:p>
          </table:table-cell>
          <table:table-cell office:value-type="float" office:value="0.005463" calcext:value-type="float">
            <text:p>0.005463</text:p>
          </table:table-cell>
          <table:table-cell office:value-type="float" office:value="0" calcext:value-type="float">
            <text:p>0</text:p>
          </table:table-cell>
          <table:table-cell office:value-type="float" office:value="101766" calcext:value-type="float">
            <text:p>1017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26</text:p>
          </table:table-cell>
          <table:table-cell office:value-type="float" office:value="4.491382" calcext:value-type="float">
            <text:p>4.491382</text:p>
          </table:table-cell>
          <table:table-cell office:value-type="float" office:value="0.006237" calcext:value-type="float">
            <text:p>0.006237</text:p>
          </table:table-cell>
          <table:table-cell office:value-type="float" office:value="0" calcext:value-type="float">
            <text:p>0</text:p>
          </table:table-cell>
          <table:table-cell office:value-type="float" office:value="142080" calcext:value-type="float">
            <text:p>14208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27</text:p>
          </table:table-cell>
          <table:table-cell office:value-type="float" office:value="5.100407" calcext:value-type="float">
            <text:p>5.100407</text:p>
          </table:table-cell>
          <table:table-cell office:value-type="float" office:value="0.005558" calcext:value-type="float">
            <text:p>0.005558</text:p>
          </table:table-cell>
          <table:table-cell office:value-type="float" office:value="0" calcext:value-type="float">
            <text:p>0</text:p>
          </table:table-cell>
          <table:table-cell office:value-type="float" office:value="113116" calcext:value-type="float">
            <text:p>11311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28</text:p>
          </table:table-cell>
          <table:table-cell office:value-type="float" office:value="5.017605" calcext:value-type="float">
            <text:p>5.017605</text:p>
          </table:table-cell>
          <table:table-cell office:value-type="float" office:value="0.010615" calcext:value-type="float">
            <text:p>0.010615</text:p>
          </table:table-cell>
          <table:table-cell office:value-type="float" office:value="0" calcext:value-type="float">
            <text:p>0</text:p>
          </table:table-cell>
          <table:table-cell office:value-type="float" office:value="185775" calcext:value-type="float">
            <text:p>18577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29</text:p>
          </table:table-cell>
          <table:table-cell office:value-type="float" office:value="4.725635" calcext:value-type="float">
            <text:p>4.725635</text:p>
          </table:table-cell>
          <table:table-cell office:value-type="float" office:value="0.005329" calcext:value-type="float">
            <text:p>0.005329</text:p>
          </table:table-cell>
          <table:table-cell office:value-type="float" office:value="0" calcext:value-type="float">
            <text:p>0</text:p>
          </table:table-cell>
          <table:table-cell office:value-type="float" office:value="113631" calcext:value-type="float">
            <text:p>11363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30</text:p>
          </table:table-cell>
          <table:table-cell office:value-type="float" office:value="4.949194" calcext:value-type="float">
            <text:p>4.949194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0" calcext:value-type="float">
            <text:p>0</text:p>
          </table:table-cell>
          <table:table-cell office:value-type="float" office:value="142196" calcext:value-type="float">
            <text:p>14219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31</text:p>
          </table:table-cell>
          <table:table-cell office:value-type="float" office:value="4.47174" calcext:value-type="float">
            <text:p>4.47174</text:p>
          </table:table-cell>
          <table:table-cell office:value-type="float" office:value="0.006994" calcext:value-type="float">
            <text:p>0.006994</text:p>
          </table:table-cell>
          <table:table-cell office:value-type="float" office:value="0" calcext:value-type="float">
            <text:p>0</text:p>
          </table:table-cell>
          <table:table-cell office:value-type="float" office:value="121677" calcext:value-type="float">
            <text:p>12167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32</text:p>
          </table:table-cell>
          <table:table-cell office:value-type="float" office:value="4.701511" calcext:value-type="float">
            <text:p>4.701511</text:p>
          </table:table-cell>
          <table:table-cell office:value-type="float" office:value="0.007599" calcext:value-type="float">
            <text:p>0.007599</text:p>
          </table:table-cell>
          <table:table-cell office:value-type="float" office:value="0" calcext:value-type="float">
            <text:p>0</text:p>
          </table:table-cell>
          <table:table-cell office:value-type="float" office:value="168668" calcext:value-type="float">
            <text:p>16866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33</text:p>
          </table:table-cell>
          <table:table-cell office:value-type="float" office:value="2.868172" calcext:value-type="float">
            <text:p>2.868172</text:p>
          </table:table-cell>
          <table:table-cell office:value-type="float" office:value="0.005193" calcext:value-type="float">
            <text:p>0.005193</text:p>
          </table:table-cell>
          <table:table-cell office:value-type="float" office:value="0" calcext:value-type="float">
            <text:p>0</text:p>
          </table:table-cell>
          <table:table-cell office:value-type="float" office:value="125123" calcext:value-type="float">
            <text:p>12512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34</text:p>
          </table:table-cell>
          <table:table-cell office:value-type="float" office:value="6.601776" calcext:value-type="float">
            <text:p>6.601776</text:p>
          </table:table-cell>
          <table:table-cell office:value-type="float" office:value="0.007781" calcext:value-type="float">
            <text:p>0.007781</text:p>
          </table:table-cell>
          <table:table-cell office:value-type="float" office:value="0" calcext:value-type="float">
            <text:p>0</text:p>
          </table:table-cell>
          <table:table-cell office:value-type="float" office:value="174219" calcext:value-type="float">
            <text:p>1742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35</text:p>
          </table:table-cell>
          <table:table-cell office:value-type="float" office:value="3.752205" calcext:value-type="float">
            <text:p>3.752205</text:p>
          </table:table-cell>
          <table:table-cell office:value-type="float" office:value="0.004902" calcext:value-type="float">
            <text:p>0.004902</text:p>
          </table:table-cell>
          <table:table-cell office:value-type="float" office:value="0" calcext:value-type="float">
            <text:p>0</text:p>
          </table:table-cell>
          <table:table-cell office:value-type="float" office:value="125354" calcext:value-type="float">
            <text:p>1253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36</text:p>
          </table:table-cell>
          <table:table-cell office:value-type="float" office:value="3.437399" calcext:value-type="float">
            <text:p>3.437399</text:p>
          </table:table-cell>
          <table:table-cell office:value-type="float" office:value="0.014137" calcext:value-type="float">
            <text:p>0.014137</text:p>
          </table:table-cell>
          <table:table-cell office:value-type="float" office:value="0" calcext:value-type="float">
            <text:p>0</text:p>
          </table:table-cell>
          <table:table-cell office:value-type="float" office:value="236883" calcext:value-type="float">
            <text:p>23688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37</text:p>
          </table:table-cell>
          <table:table-cell office:value-type="float" office:value="5.35072" calcext:value-type="float">
            <text:p>5.35072</text:p>
          </table:table-cell>
          <table:table-cell office:value-type="float" office:value="0.008434" calcext:value-type="float">
            <text:p>0.008434</text:p>
          </table:table-cell>
          <table:table-cell office:value-type="float" office:value="0" calcext:value-type="float">
            <text:p>0</text:p>
          </table:table-cell>
          <table:table-cell office:value-type="float" office:value="172398" calcext:value-type="float">
            <text:p>17239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38</text:p>
          </table:table-cell>
          <table:table-cell office:value-type="float" office:value="5.684663" calcext:value-type="float">
            <text:p>5.684663</text:p>
          </table:table-cell>
          <table:table-cell office:value-type="float" office:value="0.003713" calcext:value-type="float">
            <text:p>0.003713</text:p>
          </table:table-cell>
          <table:table-cell office:value-type="float" office:value="0" calcext:value-type="float">
            <text:p>0</text:p>
          </table:table-cell>
          <table:table-cell office:value-type="float" office:value="85937" calcext:value-type="float">
            <text:p>8593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39</text:p>
          </table:table-cell>
          <table:table-cell office:value-type="float" office:value="3.381599" calcext:value-type="float">
            <text:p>3.381599</text:p>
          </table:table-cell>
          <table:table-cell office:value-type="float" office:value="0.004808" calcext:value-type="float">
            <text:p>0.004808</text:p>
          </table:table-cell>
          <table:table-cell office:value-type="float" office:value="0" calcext:value-type="float">
            <text:p>0</text:p>
          </table:table-cell>
          <table:table-cell office:value-type="float" office:value="92592" calcext:value-type="float">
            <text:p>9259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40</text:p>
          </table:table-cell>
          <table:table-cell office:value-type="float" office:value="3.75129" calcext:value-type="float">
            <text:p>3.75129</text:p>
          </table:table-cell>
          <table:table-cell office:value-type="float" office:value="0.004961" calcext:value-type="float">
            <text:p>0.004961</text:p>
          </table:table-cell>
          <table:table-cell office:value-type="float" office:value="0" calcext:value-type="float">
            <text:p>0</text:p>
          </table:table-cell>
          <table:table-cell office:value-type="float" office:value="108883" calcext:value-type="float">
            <text:p>10888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41</text:p>
          </table:table-cell>
          <table:table-cell office:value-type="float" office:value="4.388654" calcext:value-type="float">
            <text:p>4.388654</text:p>
          </table:table-cell>
          <table:table-cell office:value-type="float" office:value="0.007764" calcext:value-type="float">
            <text:p>0.007764</text:p>
          </table:table-cell>
          <table:table-cell office:value-type="float" office:value="0" calcext:value-type="float">
            <text:p>0</text:p>
          </table:table-cell>
          <table:table-cell office:value-type="float" office:value="182303" calcext:value-type="float">
            <text:p>18230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42</text:p>
          </table:table-cell>
          <table:table-cell office:value-type="float" office:value="0.872181" calcext:value-type="float">
            <text:p>0.872181</text:p>
          </table:table-cell>
          <table:table-cell office:value-type="float" office:value="0.005685" calcext:value-type="float">
            <text:p>0.005685</text:p>
          </table:table-cell>
          <table:table-cell office:value-type="float" office:value="0" calcext:value-type="float">
            <text:p>0</text:p>
          </table:table-cell>
          <table:table-cell office:value-type="float" office:value="133558" calcext:value-type="float">
            <text:p>13355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43</text:p>
          </table:table-cell>
          <table:table-cell office:value-type="float" office:value="6.405932" calcext:value-type="float">
            <text:p>6.405932</text:p>
          </table:table-cell>
          <table:table-cell office:value-type="float" office:value="0.003624" calcext:value-type="float">
            <text:p>0.003624</text:p>
          </table:table-cell>
          <table:table-cell office:value-type="float" office:value="0" calcext:value-type="float">
            <text:p>0</text:p>
          </table:table-cell>
          <table:table-cell office:value-type="float" office:value="90614" calcext:value-type="float">
            <text:p>906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44</text:p>
          </table:table-cell>
          <table:table-cell office:value-type="float" office:value="2.090658" calcext:value-type="float">
            <text:p>2.090658</text:p>
          </table:table-cell>
          <table:table-cell office:value-type="float" office:value="0.005377" calcext:value-type="float">
            <text:p>0.005377</text:p>
          </table:table-cell>
          <table:table-cell office:value-type="float" office:value="0" calcext:value-type="float">
            <text:p>0</text:p>
          </table:table-cell>
          <table:table-cell office:value-type="float" office:value="84819" calcext:value-type="float">
            <text:p>848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45</text:p>
          </table:table-cell>
          <table:table-cell office:value-type="float" office:value="2.291039" calcext:value-type="float">
            <text:p>2.291039</text:p>
          </table:table-cell>
          <table:table-cell office:value-type="float" office:value="0.002767" calcext:value-type="float">
            <text:p>0.002767</text:p>
          </table:table-cell>
          <table:table-cell office:value-type="float" office:value="0" calcext:value-type="float">
            <text:p>0</text:p>
          </table:table-cell>
          <table:table-cell office:value-type="float" office:value="69842" calcext:value-type="float">
            <text:p>698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46</text:p>
          </table:table-cell>
          <table:table-cell office:value-type="float" office:value="8.165958" calcext:value-type="float">
            <text:p>8.165958</text:p>
          </table:table-cell>
          <table:table-cell office:value-type="float" office:value="0.002824" calcext:value-type="float">
            <text:p>0.002824</text:p>
          </table:table-cell>
          <table:table-cell office:value-type="float" office:value="0" calcext:value-type="float">
            <text:p>0</text:p>
          </table:table-cell>
          <table:table-cell office:value-type="float" office:value="49362" calcext:value-type="float">
            <text:p>4936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47</text:p>
          </table:table-cell>
          <table:table-cell office:value-type="float" office:value="3.657172" calcext:value-type="float">
            <text:p>3.657172</text:p>
          </table:table-cell>
          <table:table-cell office:value-type="float" office:value="0.003049" calcext:value-type="float">
            <text:p>0.003049</text:p>
          </table:table-cell>
          <table:table-cell office:value-type="float" office:value="0" calcext:value-type="float">
            <text:p>0</text:p>
          </table:table-cell>
          <table:table-cell office:value-type="float" office:value="92747" calcext:value-type="float">
            <text:p>927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48</text:p>
          </table:table-cell>
          <table:table-cell office:value-type="float" office:value="4.255491" calcext:value-type="float">
            <text:p>4.255491</text:p>
          </table:table-cell>
          <table:table-cell office:value-type="float" office:value="0.006466" calcext:value-type="float">
            <text:p>0.006466</text:p>
          </table:table-cell>
          <table:table-cell office:value-type="float" office:value="0" calcext:value-type="float">
            <text:p>0</text:p>
          </table:table-cell>
          <table:table-cell office:value-type="float" office:value="77365" calcext:value-type="float">
            <text:p>7736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49</text:p>
          </table:table-cell>
          <table:table-cell office:value-type="float" office:value="3.394811" calcext:value-type="float">
            <text:p>3.394811</text:p>
          </table:table-cell>
          <table:table-cell office:value-type="float" office:value="0.005065" calcext:value-type="float">
            <text:p>0.005065</text:p>
          </table:table-cell>
          <table:table-cell office:value-type="float" office:value="0" calcext:value-type="float">
            <text:p>0</text:p>
          </table:table-cell>
          <table:table-cell office:value-type="float" office:value="106847" calcext:value-type="float">
            <text:p>10684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50</text:p>
          </table:table-cell>
          <table:table-cell office:value-type="float" office:value="3.04216" calcext:value-type="float">
            <text:p>3.04216</text:p>
          </table:table-cell>
          <table:table-cell office:value-type="float" office:value="0.007635" calcext:value-type="float">
            <text:p>0.007635</text:p>
          </table:table-cell>
          <table:table-cell office:value-type="float" office:value="0" calcext:value-type="float">
            <text:p>0</text:p>
          </table:table-cell>
          <table:table-cell office:value-type="float" office:value="164847" calcext:value-type="float">
            <text:p>1648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51</text:p>
          </table:table-cell>
          <table:table-cell office:value-type="float" office:value="3.677845" calcext:value-type="float">
            <text:p>3.677845</text:p>
          </table:table-cell>
          <table:table-cell office:value-type="float" office:value="0.006081" calcext:value-type="float">
            <text:p>0.006081</text:p>
          </table:table-cell>
          <table:table-cell office:value-type="float" office:value="0" calcext:value-type="float">
            <text:p>0</text:p>
          </table:table-cell>
          <table:table-cell office:value-type="float" office:value="137615" calcext:value-type="float">
            <text:p>13761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52</text:p>
          </table:table-cell>
          <table:table-cell office:value-type="float" office:value="4.376293" calcext:value-type="float">
            <text:p>4.376293</text:p>
          </table:table-cell>
          <table:table-cell office:value-type="float" office:value="0.006197" calcext:value-type="float">
            <text:p>0.006197</text:p>
          </table:table-cell>
          <table:table-cell office:value-type="float" office:value="0" calcext:value-type="float">
            <text:p>0</text:p>
          </table:table-cell>
          <table:table-cell office:value-type="float" office:value="150979" calcext:value-type="float">
            <text:p>15097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53</text:p>
          </table:table-cell>
          <table:table-cell office:value-type="float" office:value="3.637138" calcext:value-type="float">
            <text:p>3.637138</text:p>
          </table:table-cell>
          <table:table-cell office:value-type="float" office:value="0.004799" calcext:value-type="float">
            <text:p>0.004799</text:p>
          </table:table-cell>
          <table:table-cell office:value-type="float" office:value="0" calcext:value-type="float">
            <text:p>0</text:p>
          </table:table-cell>
          <table:table-cell office:value-type="float" office:value="110691" calcext:value-type="float">
            <text:p>11069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54</text:p>
          </table:table-cell>
          <table:table-cell office:value-type="float" office:value="4.109234" calcext:value-type="float">
            <text:p>4.109234</text:p>
          </table:table-cell>
          <table:table-cell office:value-type="float" office:value="0.005964" calcext:value-type="float">
            <text:p>0.005964</text:p>
          </table:table-cell>
          <table:table-cell office:value-type="float" office:value="0" calcext:value-type="float">
            <text:p>0</text:p>
          </table:table-cell>
          <table:table-cell office:value-type="float" office:value="112111" calcext:value-type="float">
            <text:p>11211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55</text:p>
          </table:table-cell>
          <table:table-cell office:value-type="float" office:value="3.342069" calcext:value-type="float">
            <text:p>3.342069</text:p>
          </table:table-cell>
          <table:table-cell office:value-type="float" office:value="0.006026" calcext:value-type="float">
            <text:p>0.006026</text:p>
          </table:table-cell>
          <table:table-cell office:value-type="float" office:value="0" calcext:value-type="float">
            <text:p>0</text:p>
          </table:table-cell>
          <table:table-cell office:value-type="float" office:value="115301" calcext:value-type="float">
            <text:p>11530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56</text:p>
          </table:table-cell>
          <table:table-cell office:value-type="float" office:value="4.749167" calcext:value-type="float">
            <text:p>4.749167</text:p>
          </table:table-cell>
          <table:table-cell office:value-type="float" office:value="0.005562" calcext:value-type="float">
            <text:p>0.005562</text:p>
          </table:table-cell>
          <table:table-cell office:value-type="float" office:value="0" calcext:value-type="float">
            <text:p>0</text:p>
          </table:table-cell>
          <table:table-cell office:value-type="float" office:value="76377" calcext:value-type="float">
            <text:p>7637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57</text:p>
          </table:table-cell>
          <table:table-cell office:value-type="float" office:value="3.796275" calcext:value-type="float">
            <text:p>3.796275</text:p>
          </table:table-cell>
          <table:table-cell office:value-type="float" office:value="0.004782" calcext:value-type="float">
            <text:p>0.004782</text:p>
          </table:table-cell>
          <table:table-cell office:value-type="float" office:value="0" calcext:value-type="float">
            <text:p>0</text:p>
          </table:table-cell>
          <table:table-cell office:value-type="float" office:value="104050" calcext:value-type="float">
            <text:p>10405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58</text:p>
          </table:table-cell>
          <table:table-cell office:value-type="float" office:value="4.218463" calcext:value-type="float">
            <text:p>4.218463</text:p>
          </table:table-cell>
          <table:table-cell office:value-type="float" office:value="0.011144" calcext:value-type="float">
            <text:p>0.011144</text:p>
          </table:table-cell>
          <table:table-cell office:value-type="float" office:value="0" calcext:value-type="float">
            <text:p>0</text:p>
          </table:table-cell>
          <table:table-cell office:value-type="float" office:value="225189" calcext:value-type="float">
            <text:p>22518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8:59</text:p>
          </table:table-cell>
          <table:table-cell office:value-type="float" office:value="3.269376" calcext:value-type="float">
            <text:p>3.269376</text:p>
          </table:table-cell>
          <table:table-cell office:value-type="float" office:value="0.007457" calcext:value-type="float">
            <text:p>0.007457</text:p>
          </table:table-cell>
          <table:table-cell office:value-type="float" office:value="0" calcext:value-type="float">
            <text:p>0</text:p>
          </table:table-cell>
          <table:table-cell office:value-type="float" office:value="143915" calcext:value-type="float">
            <text:p>14391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00</text:p>
          </table:table-cell>
          <table:table-cell office:value-type="float" office:value="3.074115" calcext:value-type="float">
            <text:p>3.074115</text:p>
          </table:table-cell>
          <table:table-cell office:value-type="float" office:value="0.005838" calcext:value-type="float">
            <text:p>0.005838</text:p>
          </table:table-cell>
          <table:table-cell office:value-type="float" office:value="0" calcext:value-type="float">
            <text:p>0</text:p>
          </table:table-cell>
          <table:table-cell office:value-type="float" office:value="126591" calcext:value-type="float">
            <text:p>12659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01</text:p>
          </table:table-cell>
          <table:table-cell office:value-type="float" office:value="3.265227" calcext:value-type="float">
            <text:p>3.265227</text:p>
          </table:table-cell>
          <table:table-cell office:value-type="float" office:value="0.006985" calcext:value-type="float">
            <text:p>0.006985</text:p>
          </table:table-cell>
          <table:table-cell office:value-type="float" office:value="0" calcext:value-type="float">
            <text:p>0</text:p>
          </table:table-cell>
          <table:table-cell office:value-type="float" office:value="146258" calcext:value-type="float">
            <text:p>14625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02</text:p>
          </table:table-cell>
          <table:table-cell office:value-type="float" office:value="3.150101" calcext:value-type="float">
            <text:p>3.150101</text:p>
          </table:table-cell>
          <table:table-cell office:value-type="float" office:value="0.006551" calcext:value-type="float">
            <text:p>0.006551</text:p>
          </table:table-cell>
          <table:table-cell office:value-type="float" office:value="0" calcext:value-type="float">
            <text:p>0</text:p>
          </table:table-cell>
          <table:table-cell office:value-type="float" office:value="126486" calcext:value-type="float">
            <text:p>12648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03</text:p>
          </table:table-cell>
          <table:table-cell office:value-type="float" office:value="2.960367" calcext:value-type="float">
            <text:p>2.960367</text:p>
          </table:table-cell>
          <table:table-cell office:value-type="float" office:value="0.007893" calcext:value-type="float">
            <text:p>0.007893</text:p>
          </table:table-cell>
          <table:table-cell office:value-type="float" office:value="0" calcext:value-type="float">
            <text:p>0</text:p>
          </table:table-cell>
          <table:table-cell office:value-type="float" office:value="160256" calcext:value-type="float">
            <text:p>160256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04</text:p>
          </table:table-cell>
          <table:table-cell office:value-type="float" office:value="2.253405" calcext:value-type="float">
            <text:p>2.253405</text:p>
          </table:table-cell>
          <table:table-cell office:value-type="float" office:value="0.005105" calcext:value-type="float">
            <text:p>0.005105</text:p>
          </table:table-cell>
          <table:table-cell office:value-type="float" office:value="0" calcext:value-type="float">
            <text:p>0</text:p>
          </table:table-cell>
          <table:table-cell office:value-type="float" office:value="128611" calcext:value-type="float">
            <text:p>12861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05</text:p>
          </table:table-cell>
          <table:table-cell office:value-type="float" office:value="2.372458" calcext:value-type="float">
            <text:p>2.372458</text:p>
          </table:table-cell>
          <table:table-cell office:value-type="float" office:value="0.005288" calcext:value-type="float">
            <text:p>0.005288</text:p>
          </table:table-cell>
          <table:table-cell office:value-type="float" office:value="0" calcext:value-type="float">
            <text:p>0</text:p>
          </table:table-cell>
          <table:table-cell office:value-type="float" office:value="140220" calcext:value-type="float">
            <text:p>14022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06</text:p>
          </table:table-cell>
          <table:table-cell office:value-type="float" office:value="2.194917" calcext:value-type="float">
            <text:p>2.194917</text:p>
          </table:table-cell>
          <table:table-cell office:value-type="float" office:value="0.006465" calcext:value-type="float">
            <text:p>0.006465</text:p>
          </table:table-cell>
          <table:table-cell office:value-type="float" office:value="0" calcext:value-type="float">
            <text:p>0</text:p>
          </table:table-cell>
          <table:table-cell office:value-type="float" office:value="156414" calcext:value-type="float">
            <text:p>15641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07</text:p>
          </table:table-cell>
          <table:table-cell office:value-type="float" office:value="1.811403" calcext:value-type="float">
            <text:p>1.811403</text:p>
          </table:table-cell>
          <table:table-cell office:value-type="float" office:value="0.006352" calcext:value-type="float">
            <text:p>0.006352</text:p>
          </table:table-cell>
          <table:table-cell office:value-type="float" office:value="0" calcext:value-type="float">
            <text:p>0</text:p>
          </table:table-cell>
          <table:table-cell office:value-type="float" office:value="138670" calcext:value-type="float">
            <text:p>13867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08</text:p>
          </table:table-cell>
          <table:table-cell office:value-type="float" office:value="1.413415" calcext:value-type="float">
            <text:p>1.413415</text:p>
          </table:table-cell>
          <table:table-cell office:value-type="float" office:value="0.006034" calcext:value-type="float">
            <text:p>0.006034</text:p>
          </table:table-cell>
          <table:table-cell office:value-type="float" office:value="0" calcext:value-type="float">
            <text:p>0</text:p>
          </table:table-cell>
          <table:table-cell office:value-type="float" office:value="112296" calcext:value-type="float">
            <text:p>11229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09</text:p>
          </table:table-cell>
          <table:table-cell office:value-type="float" office:value="2.2154" calcext:value-type="float">
            <text:p>2.2154</text:p>
          </table:table-cell>
          <table:table-cell office:value-type="float" office:value="0.005363" calcext:value-type="float">
            <text:p>0.005363</text:p>
          </table:table-cell>
          <table:table-cell office:value-type="float" office:value="0" calcext:value-type="float">
            <text:p>0</text:p>
          </table:table-cell>
          <table:table-cell office:value-type="float" office:value="119493" calcext:value-type="float">
            <text:p>119493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10</text:p>
          </table:table-cell>
          <table:table-cell office:value-type="float" office:value="1.797115" calcext:value-type="float">
            <text:p>1.797115</text:p>
          </table:table-cell>
          <table:table-cell office:value-type="float" office:value="0.006063" calcext:value-type="float">
            <text:p>0.006063</text:p>
          </table:table-cell>
          <table:table-cell office:value-type="float" office:value="0" calcext:value-type="float">
            <text:p>0</text:p>
          </table:table-cell>
          <table:table-cell office:value-type="float" office:value="148335" calcext:value-type="float">
            <text:p>14833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11</text:p>
          </table:table-cell>
          <table:table-cell office:value-type="float" office:value="1.959928" calcext:value-type="float">
            <text:p>1.959928</text:p>
          </table:table-cell>
          <table:table-cell office:value-type="float" office:value="0.005839" calcext:value-type="float">
            <text:p>0.005839</text:p>
          </table:table-cell>
          <table:table-cell office:value-type="float" office:value="0" calcext:value-type="float">
            <text:p>0</text:p>
          </table:table-cell>
          <table:table-cell office:value-type="float" office:value="131053" calcext:value-type="float">
            <text:p>131053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12</text:p>
          </table:table-cell>
          <table:table-cell office:value-type="float" office:value="2.04249" calcext:value-type="float">
            <text:p>2.04249</text:p>
          </table:table-cell>
          <table:table-cell office:value-type="float" office:value="0.006001" calcext:value-type="float">
            <text:p>0.006001</text:p>
          </table:table-cell>
          <table:table-cell office:value-type="float" office:value="0" calcext:value-type="float">
            <text:p>0</text:p>
          </table:table-cell>
          <table:table-cell office:value-type="float" office:value="137750" calcext:value-type="float">
            <text:p>13775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13</text:p>
          </table:table-cell>
          <table:table-cell office:value-type="float" office:value="1.86342" calcext:value-type="float">
            <text:p>1.86342</text:p>
          </table:table-cell>
          <table:table-cell office:value-type="float" office:value="0.007267" calcext:value-type="float">
            <text:p>0.007267</text:p>
          </table:table-cell>
          <table:table-cell office:value-type="float" office:value="0" calcext:value-type="float">
            <text:p>0</text:p>
          </table:table-cell>
          <table:table-cell office:value-type="float" office:value="169482" calcext:value-type="float">
            <text:p>169482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14</text:p>
          </table:table-cell>
          <table:table-cell office:value-type="float" office:value="1.682003" calcext:value-type="float">
            <text:p>1.682003</text:p>
          </table:table-cell>
          <table:table-cell office:value-type="float" office:value="0.005705" calcext:value-type="float">
            <text:p>0.005705</text:p>
          </table:table-cell>
          <table:table-cell office:value-type="float" office:value="0" calcext:value-type="float">
            <text:p>0</text:p>
          </table:table-cell>
          <table:table-cell office:value-type="float" office:value="121565" calcext:value-type="float">
            <text:p>12156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15</text:p>
          </table:table-cell>
          <table:table-cell office:value-type="float" office:value="1.974392" calcext:value-type="float">
            <text:p>1.974392</text:p>
          </table:table-cell>
          <table:table-cell office:value-type="float" office:value="0.005284" calcext:value-type="float">
            <text:p>0.005284</text:p>
          </table:table-cell>
          <table:table-cell office:value-type="float" office:value="0" calcext:value-type="float">
            <text:p>0</text:p>
          </table:table-cell>
          <table:table-cell office:value-type="float" office:value="130142" calcext:value-type="float">
            <text:p>13014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16</text:p>
          </table:table-cell>
          <table:table-cell office:value-type="float" office:value="1.183954" calcext:value-type="float">
            <text:p>1.183954</text:p>
          </table:table-cell>
          <table:table-cell office:value-type="float" office:value="0.006711" calcext:value-type="float">
            <text:p>0.006711</text:p>
          </table:table-cell>
          <table:table-cell office:value-type="float" office:value="0" calcext:value-type="float">
            <text:p>0</text:p>
          </table:table-cell>
          <table:table-cell office:value-type="float" office:value="148046" calcext:value-type="float">
            <text:p>14804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17</text:p>
          </table:table-cell>
          <table:table-cell office:value-type="float" office:value="0.913828" calcext:value-type="float">
            <text:p>0.913828</text:p>
          </table:table-cell>
          <table:table-cell office:value-type="float" office:value="0.011007" calcext:value-type="float">
            <text:p>0.011007</text:p>
          </table:table-cell>
          <table:table-cell office:value-type="float" office:value="0" calcext:value-type="float">
            <text:p>0</text:p>
          </table:table-cell>
          <table:table-cell office:value-type="float" office:value="222783" calcext:value-type="float">
            <text:p>222783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18</text:p>
          </table:table-cell>
          <table:table-cell office:value-type="float" office:value="0.383129" calcext:value-type="float">
            <text:p>0.383129</text:p>
          </table:table-cell>
          <table:table-cell office:value-type="float" office:value="0.007031" calcext:value-type="float">
            <text:p>0.007031</text:p>
          </table:table-cell>
          <table:table-cell office:value-type="float" office:value="0" calcext:value-type="float">
            <text:p>0</text:p>
          </table:table-cell>
          <table:table-cell office:value-type="float" office:value="159290" calcext:value-type="float">
            <text:p>15929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19</text:p>
          </table:table-cell>
          <table:table-cell office:value-type="float" office:value="0.040572" calcext:value-type="float">
            <text:p>0.040572</text:p>
          </table:table-cell>
          <table:table-cell office:value-type="float" office:value="0.007743" calcext:value-type="float">
            <text:p>0.007743</text:p>
          </table:table-cell>
          <table:table-cell office:value-type="float" office:value="0" calcext:value-type="float">
            <text:p>0</text:p>
          </table:table-cell>
          <table:table-cell office:value-type="float" office:value="181044" calcext:value-type="float">
            <text:p>18104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20</text:p>
          </table:table-cell>
          <table:table-cell office:value-type="float" office:value="0.059312" calcext:value-type="float">
            <text:p>0.059312</text:p>
          </table:table-cell>
          <table:table-cell office:value-type="float" office:value="0.008951" calcext:value-type="float">
            <text:p>0.008951</text:p>
          </table:table-cell>
          <table:table-cell office:value-type="float" office:value="0" calcext:value-type="float">
            <text:p>0</text:p>
          </table:table-cell>
          <table:table-cell office:value-type="float" office:value="169670" calcext:value-type="float">
            <text:p>16967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21</text:p>
          </table:table-cell>
          <table:table-cell office:value-type="float" office:value="0.037901" calcext:value-type="float">
            <text:p>0.037901</text:p>
          </table:table-cell>
          <table:table-cell office:value-type="float" office:value="0.00727" calcext:value-type="float">
            <text:p>0.00727</text:p>
          </table:table-cell>
          <table:table-cell office:value-type="float" office:value="0" calcext:value-type="float">
            <text:p>0</text:p>
          </table:table-cell>
          <table:table-cell office:value-type="float" office:value="166717" calcext:value-type="float">
            <text:p>166717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22</text:p>
          </table:table-cell>
          <table:table-cell office:value-type="float" office:value="0.057064" calcext:value-type="float">
            <text:p>0.057064</text:p>
          </table:table-cell>
          <table:table-cell office:value-type="float" office:value="0.008053" calcext:value-type="float">
            <text:p>0.008053</text:p>
          </table:table-cell>
          <table:table-cell office:value-type="float" office:value="0" calcext:value-type="float">
            <text:p>0</text:p>
          </table:table-cell>
          <table:table-cell office:value-type="float" office:value="169178" calcext:value-type="float">
            <text:p>169178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23</text:p>
          </table:table-cell>
          <table:table-cell office:value-type="float" office:value="0.049683" calcext:value-type="float">
            <text:p>0.049683</text:p>
          </table:table-cell>
          <table:table-cell office:value-type="float" office:value="0.006517" calcext:value-type="float">
            <text:p>0.006517</text:p>
          </table:table-cell>
          <table:table-cell office:value-type="float" office:value="0" calcext:value-type="float">
            <text:p>0</text:p>
          </table:table-cell>
          <table:table-cell office:value-type="float" office:value="154368" calcext:value-type="float">
            <text:p>154368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24</text:p>
          </table:table-cell>
          <table:table-cell office:value-type="float" office:value="0.044583" calcext:value-type="float">
            <text:p>0.044583</text:p>
          </table:table-cell>
          <table:table-cell office:value-type="float" office:value="0.007087" calcext:value-type="float">
            <text:p>0.007087</text:p>
          </table:table-cell>
          <table:table-cell office:value-type="float" office:value="0" calcext:value-type="float">
            <text:p>0</text:p>
          </table:table-cell>
          <table:table-cell office:value-type="float" office:value="162779" calcext:value-type="float">
            <text:p>162779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25</text:p>
          </table:table-cell>
          <table:table-cell office:value-type="float" office:value="0.060503" calcext:value-type="float">
            <text:p>0.060503</text:p>
          </table:table-cell>
          <table:table-cell office:value-type="float" office:value="0.007651" calcext:value-type="float">
            <text:p>0.007651</text:p>
          </table:table-cell>
          <table:table-cell office:value-type="float" office:value="0" calcext:value-type="float">
            <text:p>0</text:p>
          </table:table-cell>
          <table:table-cell office:value-type="float" office:value="155352" calcext:value-type="float">
            <text:p>155352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26</text:p>
          </table:table-cell>
          <table:table-cell office:value-type="float" office:value="0.952378" calcext:value-type="float">
            <text:p>0.952378</text:p>
          </table:table-cell>
          <table:table-cell office:value-type="float" office:value="0.0094" calcext:value-type="float">
            <text:p>0.0094</text:p>
          </table:table-cell>
          <table:table-cell office:value-type="float" office:value="0" calcext:value-type="float">
            <text:p>0</text:p>
          </table:table-cell>
          <table:table-cell office:value-type="float" office:value="113196" calcext:value-type="float">
            <text:p>113196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27</text:p>
          </table:table-cell>
          <table:table-cell office:value-type="float" office:value="0.533547" calcext:value-type="float">
            <text:p>0.533547</text:p>
          </table:table-cell>
          <table:table-cell office:value-type="float" office:value="0.006392" calcext:value-type="float">
            <text:p>0.006392</text:p>
          </table:table-cell>
          <table:table-cell office:value-type="float" office:value="0" calcext:value-type="float">
            <text:p>0</text:p>
          </table:table-cell>
          <table:table-cell office:value-type="float" office:value="140653" calcext:value-type="float">
            <text:p>140653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28</text:p>
          </table:table-cell>
          <table:table-cell office:value-type="float" office:value="0.037244" calcext:value-type="float">
            <text:p>0.037244</text:p>
          </table:table-cell>
          <table:table-cell office:value-type="float" office:value="0.006676" calcext:value-type="float">
            <text:p>0.006676</text:p>
          </table:table-cell>
          <table:table-cell office:value-type="float" office:value="0" calcext:value-type="float">
            <text:p>0</text:p>
          </table:table-cell>
          <table:table-cell office:value-type="float" office:value="155182" calcext:value-type="float">
            <text:p>15518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29</text:p>
          </table:table-cell>
          <table:table-cell office:value-type="float" office:value="0.140088" calcext:value-type="float">
            <text:p>0.140088</text:p>
          </table:table-cell>
          <table:table-cell office:value-type="float" office:value="0.006478" calcext:value-type="float">
            <text:p>0.006478</text:p>
          </table:table-cell>
          <table:table-cell office:value-type="float" office:value="0" calcext:value-type="float">
            <text:p>0</text:p>
          </table:table-cell>
          <table:table-cell office:value-type="float" office:value="135477" calcext:value-type="float">
            <text:p>135477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30</text:p>
          </table:table-cell>
          <table:table-cell office:value-type="float" office:value="0.154614" calcext:value-type="float">
            <text:p>0.154614</text:p>
          </table:table-cell>
          <table:table-cell office:value-type="float" office:value="0.006992" calcext:value-type="float">
            <text:p>0.006992</text:p>
          </table:table-cell>
          <table:table-cell office:value-type="float" office:value="0" calcext:value-type="float">
            <text:p>0</text:p>
          </table:table-cell>
          <table:table-cell office:value-type="float" office:value="137055" calcext:value-type="float">
            <text:p>137055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31</text:p>
          </table:table-cell>
          <table:table-cell office:value-type="float" office:value="0.162383" calcext:value-type="float">
            <text:p>0.162383</text:p>
          </table:table-cell>
          <table:table-cell office:value-type="float" office:value="0.011117" calcext:value-type="float">
            <text:p>0.011117</text:p>
          </table:table-cell>
          <table:table-cell office:value-type="float" office:value="0" calcext:value-type="float">
            <text:p>0</text:p>
          </table:table-cell>
          <table:table-cell office:value-type="float" office:value="173649" calcext:value-type="float">
            <text:p>173649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32</text:p>
          </table:table-cell>
          <table:table-cell office:value-type="float" office:value="0.153994" calcext:value-type="float">
            <text:p>0.153994</text:p>
          </table:table-cell>
          <table:table-cell office:value-type="float" office:value="0.013069" calcext:value-type="float">
            <text:p>0.013069</text:p>
          </table:table-cell>
          <table:table-cell office:value-type="float" office:value="0" calcext:value-type="float">
            <text:p>0</text:p>
          </table:table-cell>
          <table:table-cell office:value-type="float" office:value="189891" calcext:value-type="float">
            <text:p>189891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33</text:p>
          </table:table-cell>
          <table:table-cell office:value-type="float" office:value="0.363009" calcext:value-type="float">
            <text:p>0.363009</text:p>
          </table:table-cell>
          <table:table-cell office:value-type="float" office:value="0.011198" calcext:value-type="float">
            <text:p>0.011198</text:p>
          </table:table-cell>
          <table:table-cell office:value-type="float" office:value="0" calcext:value-type="float">
            <text:p>0</text:p>
          </table:table-cell>
          <table:table-cell office:value-type="float" office:value="140987" calcext:value-type="float">
            <text:p>140987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34</text:p>
          </table:table-cell>
          <table:table-cell office:value-type="float" office:value="0.078902" calcext:value-type="float">
            <text:p>0.078902</text:p>
          </table:table-cell>
          <table:table-cell office:value-type="float" office:value="0.006884" calcext:value-type="float">
            <text:p>0.006884</text:p>
          </table:table-cell>
          <table:table-cell office:value-type="float" office:value="0" calcext:value-type="float">
            <text:p>0</text:p>
          </table:table-cell>
          <table:table-cell office:value-type="float" office:value="126924" calcext:value-type="float">
            <text:p>126924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35</text:p>
          </table:table-cell>
          <table:table-cell office:value-type="float" office:value="0.052708" calcext:value-type="float">
            <text:p>0.052708</text:p>
          </table:table-cell>
          <table:table-cell office:value-type="float" office:value="0.007076" calcext:value-type="float">
            <text:p>0.007076</text:p>
          </table:table-cell>
          <table:table-cell office:value-type="float" office:value="0" calcext:value-type="float">
            <text:p>0</text:p>
          </table:table-cell>
          <table:table-cell office:value-type="float" office:value="147189" calcext:value-type="float">
            <text:p>147189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36</text:p>
          </table:table-cell>
          <table:table-cell office:value-type="float" office:value="0.066535" calcext:value-type="float">
            <text:p>0.066535</text:p>
          </table:table-cell>
          <table:table-cell office:value-type="float" office:value="0.008068" calcext:value-type="float">
            <text:p>0.008068</text:p>
          </table:table-cell>
          <table:table-cell office:value-type="float" office:value="0" calcext:value-type="float">
            <text:p>0</text:p>
          </table:table-cell>
          <table:table-cell office:value-type="float" office:value="143810" calcext:value-type="float">
            <text:p>14381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37</text:p>
          </table:table-cell>
          <table:table-cell office:value-type="float" office:value="0.207252" calcext:value-type="float">
            <text:p>0.207252</text:p>
          </table:table-cell>
          <table:table-cell office:value-type="float" office:value="0.013403" calcext:value-type="float">
            <text:p>0.013403</text:p>
          </table:table-cell>
          <table:table-cell office:value-type="float" office:value="0" calcext:value-type="float">
            <text:p>0</text:p>
          </table:table-cell>
          <table:table-cell office:value-type="float" office:value="195281" calcext:value-type="float">
            <text:p>195281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38</text:p>
          </table:table-cell>
          <table:table-cell office:value-type="float" office:value="0.201237" calcext:value-type="float">
            <text:p>0.201237</text:p>
          </table:table-cell>
          <table:table-cell office:value-type="float" office:value="0.013907" calcext:value-type="float">
            <text:p>0.013907</text:p>
          </table:table-cell>
          <table:table-cell office:value-type="float" office:value="0" calcext:value-type="float">
            <text:p>0</text:p>
          </table:table-cell>
          <table:table-cell office:value-type="float" office:value="150908" calcext:value-type="float">
            <text:p>150908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39</text:p>
          </table:table-cell>
          <table:table-cell office:value-type="float" office:value="0.165104" calcext:value-type="float">
            <text:p>0.165104</text:p>
          </table:table-cell>
          <table:table-cell office:value-type="float" office:value="0.012741" calcext:value-type="float">
            <text:p>0.012741</text:p>
          </table:table-cell>
          <table:table-cell office:value-type="float" office:value="0" calcext:value-type="float">
            <text:p>0</text:p>
          </table:table-cell>
          <table:table-cell office:value-type="float" office:value="151884" calcext:value-type="float">
            <text:p>151884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40</text:p>
          </table:table-cell>
          <table:table-cell office:value-type="float" office:value="0.191806" calcext:value-type="float">
            <text:p>0.191806</text:p>
          </table:table-cell>
          <table:table-cell office:value-type="float" office:value="0.017523" calcext:value-type="float">
            <text:p>0.017523</text:p>
          </table:table-cell>
          <table:table-cell office:value-type="float" office:value="0" calcext:value-type="float">
            <text:p>0</text:p>
          </table:table-cell>
          <table:table-cell office:value-type="float" office:value="165447" calcext:value-type="float">
            <text:p>165447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41</text:p>
          </table:table-cell>
          <table:table-cell office:value-type="float" office:value="0.215365" calcext:value-type="float">
            <text:p>0.215365</text:p>
          </table:table-cell>
          <table:table-cell office:value-type="float" office:value="0.020201" calcext:value-type="float">
            <text:p>0.020201</text:p>
          </table:table-cell>
          <table:table-cell office:value-type="float" office:value="0" calcext:value-type="float">
            <text:p>0</text:p>
          </table:table-cell>
          <table:table-cell office:value-type="float" office:value="171863" calcext:value-type="float">
            <text:p>171863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42</text:p>
          </table:table-cell>
          <table:table-cell office:value-type="float" office:value="0.241303" calcext:value-type="float">
            <text:p>0.241303</text:p>
          </table:table-cell>
          <table:table-cell office:value-type="float" office:value="0.011069" calcext:value-type="float">
            <text:p>0.011069</text:p>
          </table:table-cell>
          <table:table-cell office:value-type="float" office:value="0" calcext:value-type="float">
            <text:p>0</text:p>
          </table:table-cell>
          <table:table-cell office:value-type="float" office:value="141578" calcext:value-type="float">
            <text:p>141578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43</text:p>
          </table:table-cell>
          <table:table-cell office:value-type="float" office:value="0.143329" calcext:value-type="float">
            <text:p>0.143329</text:p>
          </table:table-cell>
          <table:table-cell office:value-type="float" office:value="0.015802" calcext:value-type="float">
            <text:p>0.015802</text:p>
          </table:table-cell>
          <table:table-cell office:value-type="float" office:value="0" calcext:value-type="float">
            <text:p>0</text:p>
          </table:table-cell>
          <table:table-cell office:value-type="float" office:value="145950" calcext:value-type="float">
            <text:p>145950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44</text:p>
          </table:table-cell>
          <table:table-cell office:value-type="float" office:value="0.164693" calcext:value-type="float">
            <text:p>0.164693</text:p>
          </table:table-cell>
          <table:table-cell office:value-type="float" office:value="0.016019" calcext:value-type="float">
            <text:p>0.016019</text:p>
          </table:table-cell>
          <table:table-cell office:value-type="float" office:value="0" calcext:value-type="float">
            <text:p>0</text:p>
          </table:table-cell>
          <table:table-cell office:value-type="float" office:value="147683" calcext:value-type="float">
            <text:p>147683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45</text:p>
          </table:table-cell>
          <table:table-cell office:value-type="float" office:value="0.143154" calcext:value-type="float">
            <text:p>0.143154</text:p>
          </table:table-cell>
          <table:table-cell office:value-type="float" office:value="0.015965" calcext:value-type="float">
            <text:p>0.015965</text:p>
          </table:table-cell>
          <table:table-cell office:value-type="float" office:value="0" calcext:value-type="float">
            <text:p>0</text:p>
          </table:table-cell>
          <table:table-cell office:value-type="float" office:value="163171" calcext:value-type="float">
            <text:p>163171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46</text:p>
          </table:table-cell>
          <table:table-cell office:value-type="float" office:value="0.256528" calcext:value-type="float">
            <text:p>0.256528</text:p>
          </table:table-cell>
          <table:table-cell office:value-type="float" office:value="0.029587" calcext:value-type="float">
            <text:p>0.029587</text:p>
          </table:table-cell>
          <table:table-cell office:value-type="float" office:value="0" calcext:value-type="float">
            <text:p>0</text:p>
          </table:table-cell>
          <table:table-cell office:value-type="float" office:value="179227" calcext:value-type="float">
            <text:p>179227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47</text:p>
          </table:table-cell>
          <table:table-cell office:value-type="float" office:value="0.329898" calcext:value-type="float">
            <text:p>0.329898</text:p>
          </table:table-cell>
          <table:table-cell office:value-type="float" office:value="0.028492" calcext:value-type="float">
            <text:p>0.028492</text:p>
          </table:table-cell>
          <table:table-cell office:value-type="float" office:value="0" calcext:value-type="float">
            <text:p>0</text:p>
          </table:table-cell>
          <table:table-cell office:value-type="float" office:value="169666" calcext:value-type="float">
            <text:p>169666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48</text:p>
          </table:table-cell>
          <table:table-cell office:value-type="float" office:value="0.314031" calcext:value-type="float">
            <text:p>0.314031</text:p>
          </table:table-cell>
          <table:table-cell office:value-type="float" office:value="0.025164" calcext:value-type="float">
            <text:p>0.025164</text:p>
          </table:table-cell>
          <table:table-cell office:value-type="float" office:value="0" calcext:value-type="float">
            <text:p>0</text:p>
          </table:table-cell>
          <table:table-cell office:value-type="float" office:value="140978" calcext:value-type="float">
            <text:p>140978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49</text:p>
          </table:table-cell>
          <table:table-cell office:value-type="float" office:value="0.263513" calcext:value-type="float">
            <text:p>0.263513</text:p>
          </table:table-cell>
          <table:table-cell office:value-type="float" office:value="0.022163" calcext:value-type="float">
            <text:p>0.022163</text:p>
          </table:table-cell>
          <table:table-cell office:value-type="float" office:value="0" calcext:value-type="float">
            <text:p>0</text:p>
          </table:table-cell>
          <table:table-cell office:value-type="float" office:value="141524" calcext:value-type="float">
            <text:p>141524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50</text:p>
          </table:table-cell>
          <table:table-cell office:value-type="float" office:value="0.322008" calcext:value-type="float">
            <text:p>0.322008</text:p>
          </table:table-cell>
          <table:table-cell office:value-type="float" office:value="0.034548" calcext:value-type="float">
            <text:p>0.034548</text:p>
          </table:table-cell>
          <table:table-cell office:value-type="float" office:value="0" calcext:value-type="float">
            <text:p>0</text:p>
          </table:table-cell>
          <table:table-cell office:value-type="float" office:value="152130" calcext:value-type="float">
            <text:p>152130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51</text:p>
          </table:table-cell>
          <table:table-cell office:value-type="float" office:value="0.361565" calcext:value-type="float">
            <text:p>0.361565</text:p>
          </table:table-cell>
          <table:table-cell office:value-type="float" office:value="0.034036" calcext:value-type="float">
            <text:p>0.034036</text:p>
          </table:table-cell>
          <table:table-cell office:value-type="float" office:value="0" calcext:value-type="float">
            <text:p>0</text:p>
          </table:table-cell>
          <table:table-cell office:value-type="float" office:value="149743" calcext:value-type="float">
            <text:p>149743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52</text:p>
          </table:table-cell>
          <table:table-cell office:value-type="float" office:value="0.382994" calcext:value-type="float">
            <text:p>0.382994</text:p>
          </table:table-cell>
          <table:table-cell office:value-type="float" office:value="0.052616" calcext:value-type="float">
            <text:p>0.052616</text:p>
          </table:table-cell>
          <table:table-cell office:value-type="float" office:value="0" calcext:value-type="float">
            <text:p>0</text:p>
          </table:table-cell>
          <table:table-cell office:value-type="float" office:value="146403" calcext:value-type="float">
            <text:p>146403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53</text:p>
          </table:table-cell>
          <table:table-cell office:value-type="float" office:value="0.386112" calcext:value-type="float">
            <text:p>0.386112</text:p>
          </table:table-cell>
          <table:table-cell office:value-type="float" office:value="0.056225" calcext:value-type="float">
            <text:p>0.056225</text:p>
          </table:table-cell>
          <table:table-cell office:value-type="float" office:value="0" calcext:value-type="float">
            <text:p>0</text:p>
          </table:table-cell>
          <table:table-cell office:value-type="float" office:value="156183" calcext:value-type="float">
            <text:p>156183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54</text:p>
          </table:table-cell>
          <table:table-cell office:value-type="float" office:value="0.544359" calcext:value-type="float">
            <text:p>0.544359</text:p>
          </table:table-cell>
          <table:table-cell office:value-type="float" office:value="0.088508" calcext:value-type="float">
            <text:p>0.088508</text:p>
          </table:table-cell>
          <table:table-cell office:value-type="float" office:value="0" calcext:value-type="float">
            <text:p>0</text:p>
          </table:table-cell>
          <table:table-cell office:value-type="float" office:value="163793" calcext:value-type="float">
            <text:p>16379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55</text:p>
          </table:table-cell>
          <table:table-cell office:value-type="float" office:value="0.409957" calcext:value-type="float">
            <text:p>0.409957</text:p>
          </table:table-cell>
          <table:table-cell office:value-type="float" office:value="0.072443" calcext:value-type="float">
            <text:p>0.072443</text:p>
          </table:table-cell>
          <table:table-cell office:value-type="float" office:value="0" calcext:value-type="float">
            <text:p>0</text:p>
          </table:table-cell>
          <table:table-cell office:value-type="float" office:value="155479" calcext:value-type="float">
            <text:p>155479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56</text:p>
          </table:table-cell>
          <table:table-cell office:value-type="float" office:value="0.505006" calcext:value-type="float">
            <text:p>0.505006</text:p>
          </table:table-cell>
          <table:table-cell office:value-type="float" office:value="0.062474" calcext:value-type="float">
            <text:p>0.062474</text:p>
          </table:table-cell>
          <table:table-cell office:value-type="float" office:value="0" calcext:value-type="float">
            <text:p>0</text:p>
          </table:table-cell>
          <table:table-cell office:value-type="float" office:value="160781" calcext:value-type="float">
            <text:p>160781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57</text:p>
          </table:table-cell>
          <table:table-cell office:value-type="float" office:value="0.505881" calcext:value-type="float">
            <text:p>0.505881</text:p>
          </table:table-cell>
          <table:table-cell office:value-type="float" office:value="0.093319" calcext:value-type="float">
            <text:p>0.093319</text:p>
          </table:table-cell>
          <table:table-cell office:value-type="float" office:value="0" calcext:value-type="float">
            <text:p>0</text:p>
          </table:table-cell>
          <table:table-cell office:value-type="float" office:value="165536" calcext:value-type="float">
            <text:p>165536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58</text:p>
          </table:table-cell>
          <table:table-cell office:value-type="float" office:value="0.645155" calcext:value-type="float">
            <text:p>0.645155</text:p>
          </table:table-cell>
          <table:table-cell office:value-type="float" office:value="0.084822" calcext:value-type="float">
            <text:p>0.084822</text:p>
          </table:table-cell>
          <table:table-cell office:value-type="float" office:value="0" calcext:value-type="float">
            <text:p>0</text:p>
          </table:table-cell>
          <table:table-cell office:value-type="float" office:value="156169" calcext:value-type="float">
            <text:p>156169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39:59</text:p>
          </table:table-cell>
          <table:table-cell office:value-type="float" office:value="0.547848" calcext:value-type="float">
            <text:p>0.547848</text:p>
          </table:table-cell>
          <table:table-cell office:value-type="float" office:value="0.107559" calcext:value-type="float">
            <text:p>0.107559</text:p>
          </table:table-cell>
          <table:table-cell office:value-type="float" office:value="0" calcext:value-type="float">
            <text:p>0</text:p>
          </table:table-cell>
          <table:table-cell office:value-type="float" office:value="164779" calcext:value-type="float">
            <text:p>164779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00</text:p>
          </table:table-cell>
          <table:table-cell office:value-type="float" office:value="0.627615" calcext:value-type="float">
            <text:p>0.627615</text:p>
          </table:table-cell>
          <table:table-cell office:value-type="float" office:value="0.075729" calcext:value-type="float">
            <text:p>0.075729</text:p>
          </table:table-cell>
          <table:table-cell office:value-type="float" office:value="0" calcext:value-type="float">
            <text:p>0</text:p>
          </table:table-cell>
          <table:table-cell office:value-type="float" office:value="149283" calcext:value-type="float">
            <text:p>149283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01</text:p>
          </table:table-cell>
          <table:table-cell office:value-type="float" office:value="0.615233" calcext:value-type="float">
            <text:p>0.615233</text:p>
          </table:table-cell>
          <table:table-cell office:value-type="float" office:value="0.102921" calcext:value-type="float">
            <text:p>0.102921</text:p>
          </table:table-cell>
          <table:table-cell office:value-type="float" office:value="0" calcext:value-type="float">
            <text:p>0</text:p>
          </table:table-cell>
          <table:table-cell office:value-type="float" office:value="178460" calcext:value-type="float">
            <text:p>178460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02</text:p>
          </table:table-cell>
          <table:table-cell office:value-type="float" office:value="0.623062" calcext:value-type="float">
            <text:p>0.623062</text:p>
          </table:table-cell>
          <table:table-cell office:value-type="float" office:value="0.112243" calcext:value-type="float">
            <text:p>0.112243</text:p>
          </table:table-cell>
          <table:table-cell office:value-type="float" office:value="0" calcext:value-type="float">
            <text:p>0</text:p>
          </table:table-cell>
          <table:table-cell office:value-type="float" office:value="162987" calcext:value-type="float">
            <text:p>162987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03</text:p>
          </table:table-cell>
          <table:table-cell office:value-type="float" office:value="0.66167" calcext:value-type="float">
            <text:p>0.66167</text:p>
          </table:table-cell>
          <table:table-cell office:value-type="float" office:value="0.104077" calcext:value-type="float">
            <text:p>0.104077</text:p>
          </table:table-cell>
          <table:table-cell office:value-type="float" office:value="0" calcext:value-type="float">
            <text:p>0</text:p>
          </table:table-cell>
          <table:table-cell office:value-type="float" office:value="173601" calcext:value-type="float">
            <text:p>173601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04</text:p>
          </table:table-cell>
          <table:table-cell office:value-type="float" office:value="0.676573" calcext:value-type="float">
            <text:p>0.676573</text:p>
          </table:table-cell>
          <table:table-cell office:value-type="float" office:value="0.106613" calcext:value-type="float">
            <text:p>0.106613</text:p>
          </table:table-cell>
          <table:table-cell office:value-type="float" office:value="0" calcext:value-type="float">
            <text:p>0</text:p>
          </table:table-cell>
          <table:table-cell office:value-type="float" office:value="161656" calcext:value-type="float">
            <text:p>161656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05</text:p>
          </table:table-cell>
          <table:table-cell office:value-type="float" office:value="0.703548" calcext:value-type="float">
            <text:p>0.703548</text:p>
          </table:table-cell>
          <table:table-cell office:value-type="float" office:value="0.099091" calcext:value-type="float">
            <text:p>0.099091</text:p>
          </table:table-cell>
          <table:table-cell office:value-type="float" office:value="0" calcext:value-type="float">
            <text:p>0</text:p>
          </table:table-cell>
          <table:table-cell office:value-type="float" office:value="140343" calcext:value-type="float">
            <text:p>140343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06</text:p>
          </table:table-cell>
          <table:table-cell office:value-type="float" office:value="0.714603" calcext:value-type="float">
            <text:p>0.714603</text:p>
          </table:table-cell>
          <table:table-cell office:value-type="float" office:value="0.122649" calcext:value-type="float">
            <text:p>0.122649</text:p>
          </table:table-cell>
          <table:table-cell office:value-type="float" office:value="0" calcext:value-type="float">
            <text:p>0</text:p>
          </table:table-cell>
          <table:table-cell office:value-type="float" office:value="149610" calcext:value-type="float">
            <text:p>149610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07</text:p>
          </table:table-cell>
          <table:table-cell office:value-type="float" office:value="0.729924" calcext:value-type="float">
            <text:p>0.729924</text:p>
          </table:table-cell>
          <table:table-cell office:value-type="float" office:value="0.151573" calcext:value-type="float">
            <text:p>0.151573</text:p>
          </table:table-cell>
          <table:table-cell office:value-type="float" office:value="0" calcext:value-type="float">
            <text:p>0</text:p>
          </table:table-cell>
          <table:table-cell office:value-type="float" office:value="179409" calcext:value-type="float">
            <text:p>179409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08</text:p>
          </table:table-cell>
          <table:table-cell office:value-type="float" office:value="0.858168" calcext:value-type="float">
            <text:p>0.858168</text:p>
          </table:table-cell>
          <table:table-cell office:value-type="float" office:value="0.139981" calcext:value-type="float">
            <text:p>0.139981</text:p>
          </table:table-cell>
          <table:table-cell office:value-type="float" office:value="0" calcext:value-type="float">
            <text:p>0</text:p>
          </table:table-cell>
          <table:table-cell office:value-type="float" office:value="162260" calcext:value-type="float">
            <text:p>162260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09</text:p>
          </table:table-cell>
          <table:table-cell office:value-type="float" office:value="0.776484" calcext:value-type="float">
            <text:p>0.776484</text:p>
          </table:table-cell>
          <table:table-cell office:value-type="float" office:value="0.178047" calcext:value-type="float">
            <text:p>0.178047</text:p>
          </table:table-cell>
          <table:table-cell office:value-type="float" office:value="0" calcext:value-type="float">
            <text:p>0</text:p>
          </table:table-cell>
          <table:table-cell office:value-type="float" office:value="163434" calcext:value-type="float">
            <text:p>163434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10</text:p>
          </table:table-cell>
          <table:table-cell office:value-type="float" office:value="0.609001" calcext:value-type="float">
            <text:p>0.609001</text:p>
          </table:table-cell>
          <table:table-cell office:value-type="float" office:value="0.08802" calcext:value-type="float">
            <text:p>0.08802</text:p>
          </table:table-cell>
          <table:table-cell office:value-type="float" office:value="0" calcext:value-type="float">
            <text:p>0</text:p>
          </table:table-cell>
          <table:table-cell office:value-type="float" office:value="118158" calcext:value-type="float">
            <text:p>118158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11</text:p>
          </table:table-cell>
          <table:table-cell office:value-type="float" office:value="0.863325" calcext:value-type="float">
            <text:p>0.863325</text:p>
          </table:table-cell>
          <table:table-cell office:value-type="float" office:value="0.110581" calcext:value-type="float">
            <text:p>0.110581</text:p>
          </table:table-cell>
          <table:table-cell office:value-type="float" office:value="0" calcext:value-type="float">
            <text:p>0</text:p>
          </table:table-cell>
          <table:table-cell office:value-type="float" office:value="166795" calcext:value-type="float">
            <text:p>166795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12</text:p>
          </table:table-cell>
          <table:table-cell office:value-type="float" office:value="0.937165" calcext:value-type="float">
            <text:p>0.937165</text:p>
          </table:table-cell>
          <table:table-cell office:value-type="float" office:value="0.144476" calcext:value-type="float">
            <text:p>0.144476</text:p>
          </table:table-cell>
          <table:table-cell office:value-type="float" office:value="0" calcext:value-type="float">
            <text:p>0</text:p>
          </table:table-cell>
          <table:table-cell office:value-type="float" office:value="194404" calcext:value-type="float">
            <text:p>194404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13</text:p>
          </table:table-cell>
          <table:table-cell office:value-type="float" office:value="0.726235" calcext:value-type="float">
            <text:p>0.726235</text:p>
          </table:table-cell>
          <table:table-cell office:value-type="float" office:value="0.136551" calcext:value-type="float">
            <text:p>0.136551</text:p>
          </table:table-cell>
          <table:table-cell office:value-type="float" office:value="0" calcext:value-type="float">
            <text:p>0</text:p>
          </table:table-cell>
          <table:table-cell office:value-type="float" office:value="145848" calcext:value-type="float">
            <text:p>145848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14</text:p>
          </table:table-cell>
          <table:table-cell office:value-type="float" office:value="0.66542" calcext:value-type="float">
            <text:p>0.66542</text:p>
          </table:table-cell>
          <table:table-cell office:value-type="float" office:value="0.131875" calcext:value-type="float">
            <text:p>0.131875</text:p>
          </table:table-cell>
          <table:table-cell office:value-type="float" office:value="0" calcext:value-type="float">
            <text:p>0</text:p>
          </table:table-cell>
          <table:table-cell office:value-type="float" office:value="149612" calcext:value-type="float">
            <text:p>14961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15</text:p>
          </table:table-cell>
          <table:table-cell office:value-type="float" office:value="0.708474" calcext:value-type="float">
            <text:p>0.708474</text:p>
          </table:table-cell>
          <table:table-cell office:value-type="float" office:value="0.118257" calcext:value-type="float">
            <text:p>0.118257</text:p>
          </table:table-cell>
          <table:table-cell office:value-type="float" office:value="0" calcext:value-type="float">
            <text:p>0</text:p>
          </table:table-cell>
          <table:table-cell office:value-type="float" office:value="130718" calcext:value-type="float">
            <text:p>130718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16</text:p>
          </table:table-cell>
          <table:table-cell office:value-type="float" office:value="0.778481" calcext:value-type="float">
            <text:p>0.778481</text:p>
          </table:table-cell>
          <table:table-cell office:value-type="float" office:value="0.12057" calcext:value-type="float">
            <text:p>0.12057</text:p>
          </table:table-cell>
          <table:table-cell office:value-type="float" office:value="0" calcext:value-type="float">
            <text:p>0</text:p>
          </table:table-cell>
          <table:table-cell office:value-type="float" office:value="151301" calcext:value-type="float">
            <text:p>151301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17</text:p>
          </table:table-cell>
          <table:table-cell office:value-type="float" office:value="0.750892" calcext:value-type="float">
            <text:p>0.750892</text:p>
          </table:table-cell>
          <table:table-cell office:value-type="float" office:value="0.114291" calcext:value-type="float">
            <text:p>0.114291</text:p>
          </table:table-cell>
          <table:table-cell office:value-type="float" office:value="0" calcext:value-type="float">
            <text:p>0</text:p>
          </table:table-cell>
          <table:table-cell office:value-type="float" office:value="158037" calcext:value-type="float">
            <text:p>158037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18</text:p>
          </table:table-cell>
          <table:table-cell office:value-type="float" office:value="0.616207" calcext:value-type="float">
            <text:p>0.616207</text:p>
          </table:table-cell>
          <table:table-cell office:value-type="float" office:value="0.110206" calcext:value-type="float">
            <text:p>0.110206</text:p>
          </table:table-cell>
          <table:table-cell office:value-type="float" office:value="0" calcext:value-type="float">
            <text:p>0</text:p>
          </table:table-cell>
          <table:table-cell office:value-type="float" office:value="136277" calcext:value-type="float">
            <text:p>136277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19</text:p>
          </table:table-cell>
          <table:table-cell office:value-type="float" office:value="0.709929" calcext:value-type="float">
            <text:p>0.709929</text:p>
          </table:table-cell>
          <table:table-cell office:value-type="float" office:value="0.086156" calcext:value-type="float">
            <text:p>0.086156</text:p>
          </table:table-cell>
          <table:table-cell office:value-type="float" office:value="0" calcext:value-type="float">
            <text:p>0</text:p>
          </table:table-cell>
          <table:table-cell office:value-type="float" office:value="150157" calcext:value-type="float">
            <text:p>150157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20</text:p>
          </table:table-cell>
          <table:table-cell office:value-type="float" office:value="0.657559" calcext:value-type="float">
            <text:p>0.657559</text:p>
          </table:table-cell>
          <table:table-cell office:value-type="float" office:value="0.095396" calcext:value-type="float">
            <text:p>0.095396</text:p>
          </table:table-cell>
          <table:table-cell office:value-type="float" office:value="0" calcext:value-type="float">
            <text:p>0</text:p>
          </table:table-cell>
          <table:table-cell office:value-type="float" office:value="135854" calcext:value-type="float">
            <text:p>135854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21</text:p>
          </table:table-cell>
          <table:table-cell office:value-type="float" office:value="0.610784" calcext:value-type="float">
            <text:p>0.610784</text:p>
          </table:table-cell>
          <table:table-cell office:value-type="float" office:value="0.087411" calcext:value-type="float">
            <text:p>0.087411</text:p>
          </table:table-cell>
          <table:table-cell office:value-type="float" office:value="0" calcext:value-type="float">
            <text:p>0</text:p>
          </table:table-cell>
          <table:table-cell office:value-type="float" office:value="139915" calcext:value-type="float">
            <text:p>139915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22</text:p>
          </table:table-cell>
          <table:table-cell office:value-type="float" office:value="0.64545" calcext:value-type="float">
            <text:p>0.64545</text:p>
          </table:table-cell>
          <table:table-cell office:value-type="float" office:value="0.09223" calcext:value-type="float">
            <text:p>0.09223</text:p>
          </table:table-cell>
          <table:table-cell office:value-type="float" office:value="0" calcext:value-type="float">
            <text:p>0</text:p>
          </table:table-cell>
          <table:table-cell office:value-type="float" office:value="157812" calcext:value-type="float">
            <text:p>157812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23</text:p>
          </table:table-cell>
          <table:table-cell office:value-type="float" office:value="0.649107" calcext:value-type="float">
            <text:p>0.649107</text:p>
          </table:table-cell>
          <table:table-cell office:value-type="float" office:value="0.107184" calcext:value-type="float">
            <text:p>0.107184</text:p>
          </table:table-cell>
          <table:table-cell office:value-type="float" office:value="0" calcext:value-type="float">
            <text:p>0</text:p>
          </table:table-cell>
          <table:table-cell office:value-type="float" office:value="149535" calcext:value-type="float">
            <text:p>149535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24</text:p>
          </table:table-cell>
          <table:table-cell office:value-type="float" office:value="0.603116" calcext:value-type="float">
            <text:p>0.603116</text:p>
          </table:table-cell>
          <table:table-cell office:value-type="float" office:value="0.08061" calcext:value-type="float">
            <text:p>0.08061</text:p>
          </table:table-cell>
          <table:table-cell office:value-type="float" office:value="0" calcext:value-type="float">
            <text:p>0</text:p>
          </table:table-cell>
          <table:table-cell office:value-type="float" office:value="137196" calcext:value-type="float">
            <text:p>137196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25</text:p>
          </table:table-cell>
          <table:table-cell office:value-type="float" office:value="0.618456" calcext:value-type="float">
            <text:p>0.618456</text:p>
          </table:table-cell>
          <table:table-cell office:value-type="float" office:value="0.099443" calcext:value-type="float">
            <text:p>0.099443</text:p>
          </table:table-cell>
          <table:table-cell office:value-type="float" office:value="0" calcext:value-type="float">
            <text:p>0</text:p>
          </table:table-cell>
          <table:table-cell office:value-type="float" office:value="167197" calcext:value-type="float">
            <text:p>167197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26</text:p>
          </table:table-cell>
          <table:table-cell office:value-type="float" office:value="0.637731" calcext:value-type="float">
            <text:p>0.637731</text:p>
          </table:table-cell>
          <table:table-cell office:value-type="float" office:value="0.098653" calcext:value-type="float">
            <text:p>0.098653</text:p>
          </table:table-cell>
          <table:table-cell office:value-type="float" office:value="0" calcext:value-type="float">
            <text:p>0</text:p>
          </table:table-cell>
          <table:table-cell office:value-type="float" office:value="152302" calcext:value-type="float">
            <text:p>152302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27</text:p>
          </table:table-cell>
          <table:table-cell office:value-type="float" office:value="0.729394" calcext:value-type="float">
            <text:p>0.729394</text:p>
          </table:table-cell>
          <table:table-cell office:value-type="float" office:value="0.083244" calcext:value-type="float">
            <text:p>0.083244</text:p>
          </table:table-cell>
          <table:table-cell office:value-type="float" office:value="0" calcext:value-type="float">
            <text:p>0</text:p>
          </table:table-cell>
          <table:table-cell office:value-type="float" office:value="159723" calcext:value-type="float">
            <text:p>159723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28</text:p>
          </table:table-cell>
          <table:table-cell office:value-type="float" office:value="1.292473" calcext:value-type="float">
            <text:p>1.292473</text:p>
          </table:table-cell>
          <table:table-cell office:value-type="float" office:value="0.045586" calcext:value-type="float">
            <text:p>0.045586</text:p>
          </table:table-cell>
          <table:table-cell office:value-type="float" office:value="0" calcext:value-type="float">
            <text:p>0</text:p>
          </table:table-cell>
          <table:table-cell office:value-type="float" office:value="112817" calcext:value-type="float">
            <text:p>112817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29</text:p>
          </table:table-cell>
          <table:table-cell office:value-type="float" office:value="1.24103" calcext:value-type="float">
            <text:p>1.24103</text:p>
          </table:table-cell>
          <table:table-cell office:value-type="float" office:value="0.02751" calcext:value-type="float">
            <text:p>0.02751</text:p>
          </table:table-cell>
          <table:table-cell office:value-type="float" office:value="0" calcext:value-type="float">
            <text:p>0</text:p>
          </table:table-cell>
          <table:table-cell office:value-type="float" office:value="98618" calcext:value-type="float">
            <text:p>98618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30</text:p>
          </table:table-cell>
          <table:table-cell office:value-type="float" office:value="0.418865" calcext:value-type="float">
            <text:p>0.418865</text:p>
          </table:table-cell>
          <table:table-cell office:value-type="float" office:value="0.046909" calcext:value-type="float">
            <text:p>0.046909</text:p>
          </table:table-cell>
          <table:table-cell office:value-type="float" office:value="0" calcext:value-type="float">
            <text:p>0</text:p>
          </table:table-cell>
          <table:table-cell office:value-type="float" office:value="152604" calcext:value-type="float">
            <text:p>152604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31</text:p>
          </table:table-cell>
          <table:table-cell office:value-type="float" office:value="0.418059" calcext:value-type="float">
            <text:p>0.418059</text:p>
          </table:table-cell>
          <table:table-cell office:value-type="float" office:value="0.052172" calcext:value-type="float">
            <text:p>0.052172</text:p>
          </table:table-cell>
          <table:table-cell office:value-type="float" office:value="0" calcext:value-type="float">
            <text:p>0</text:p>
          </table:table-cell>
          <table:table-cell office:value-type="float" office:value="180337" calcext:value-type="float">
            <text:p>180337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32</text:p>
          </table:table-cell>
          <table:table-cell office:value-type="float" office:value="0.530541" calcext:value-type="float">
            <text:p>0.530541</text:p>
          </table:table-cell>
          <table:table-cell office:value-type="float" office:value="0.078192" calcext:value-type="float">
            <text:p>0.078192</text:p>
          </table:table-cell>
          <table:table-cell office:value-type="float" office:value="0" calcext:value-type="float">
            <text:p>0</text:p>
          </table:table-cell>
          <table:table-cell office:value-type="float" office:value="186708" calcext:value-type="float">
            <text:p>186708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33</text:p>
          </table:table-cell>
          <table:table-cell office:value-type="float" office:value="0.575539" calcext:value-type="float">
            <text:p>0.575539</text:p>
          </table:table-cell>
          <table:table-cell office:value-type="float" office:value="0.065623" calcext:value-type="float">
            <text:p>0.065623</text:p>
          </table:table-cell>
          <table:table-cell office:value-type="float" office:value="0" calcext:value-type="float">
            <text:p>0</text:p>
          </table:table-cell>
          <table:table-cell office:value-type="float" office:value="150503" calcext:value-type="float">
            <text:p>150503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34</text:p>
          </table:table-cell>
          <table:table-cell office:value-type="float" office:value="0.636493" calcext:value-type="float">
            <text:p>0.636493</text:p>
          </table:table-cell>
          <table:table-cell office:value-type="float" office:value="0.068305" calcext:value-type="float">
            <text:p>0.068305</text:p>
          </table:table-cell>
          <table:table-cell office:value-type="float" office:value="0" calcext:value-type="float">
            <text:p>0</text:p>
          </table:table-cell>
          <table:table-cell office:value-type="float" office:value="156904" calcext:value-type="float">
            <text:p>156904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35</text:p>
          </table:table-cell>
          <table:table-cell office:value-type="float" office:value="0.516614" calcext:value-type="float">
            <text:p>0.516614</text:p>
          </table:table-cell>
          <table:table-cell office:value-type="float" office:value="0.059157" calcext:value-type="float">
            <text:p>0.059157</text:p>
          </table:table-cell>
          <table:table-cell office:value-type="float" office:value="0" calcext:value-type="float">
            <text:p>0</text:p>
          </table:table-cell>
          <table:table-cell office:value-type="float" office:value="165930" calcext:value-type="float">
            <text:p>165930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36</text:p>
          </table:table-cell>
          <table:table-cell office:value-type="float" office:value="1.045636" calcext:value-type="float">
            <text:p>1.045636</text:p>
          </table:table-cell>
          <table:table-cell office:value-type="float" office:value="0.051331" calcext:value-type="float">
            <text:p>0.051331</text:p>
          </table:table-cell>
          <table:table-cell office:value-type="float" office:value="0" calcext:value-type="float">
            <text:p>0</text:p>
          </table:table-cell>
          <table:table-cell office:value-type="float" office:value="146778" calcext:value-type="float">
            <text:p>14677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37</text:p>
          </table:table-cell>
          <table:table-cell office:value-type="float" office:value="1.374423" calcext:value-type="float">
            <text:p>1.374423</text:p>
          </table:table-cell>
          <table:table-cell office:value-type="float" office:value="0.068585" calcext:value-type="float">
            <text:p>0.068585</text:p>
          </table:table-cell>
          <table:table-cell office:value-type="float" office:value="0" calcext:value-type="float">
            <text:p>0</text:p>
          </table:table-cell>
          <table:table-cell office:value-type="float" office:value="154519" calcext:value-type="float">
            <text:p>154519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38</text:p>
          </table:table-cell>
          <table:table-cell office:value-type="float" office:value="0.7638" calcext:value-type="float">
            <text:p>0.7638</text:p>
          </table:table-cell>
          <table:table-cell office:value-type="float" office:value="0.061514" calcext:value-type="float">
            <text:p>0.061514</text:p>
          </table:table-cell>
          <table:table-cell office:value-type="float" office:value="0" calcext:value-type="float">
            <text:p>0</text:p>
          </table:table-cell>
          <table:table-cell office:value-type="float" office:value="157157" calcext:value-type="float">
            <text:p>157157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39</text:p>
          </table:table-cell>
          <table:table-cell office:value-type="float" office:value="0.901393" calcext:value-type="float">
            <text:p>0.901393</text:p>
          </table:table-cell>
          <table:table-cell office:value-type="float" office:value="0.072018" calcext:value-type="float">
            <text:p>0.072018</text:p>
          </table:table-cell>
          <table:table-cell office:value-type="float" office:value="0" calcext:value-type="float">
            <text:p>0</text:p>
          </table:table-cell>
          <table:table-cell office:value-type="float" office:value="148429" calcext:value-type="float">
            <text:p>148429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40</text:p>
          </table:table-cell>
          <table:table-cell office:value-type="float" office:value="0.720536" calcext:value-type="float">
            <text:p>0.720536</text:p>
          </table:table-cell>
          <table:table-cell office:value-type="float" office:value="0.078945" calcext:value-type="float">
            <text:p>0.078945</text:p>
          </table:table-cell>
          <table:table-cell office:value-type="float" office:value="0" calcext:value-type="float">
            <text:p>0</text:p>
          </table:table-cell>
          <table:table-cell office:value-type="float" office:value="132501" calcext:value-type="float">
            <text:p>132501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41</text:p>
          </table:table-cell>
          <table:table-cell office:value-type="float" office:value="0.607191" calcext:value-type="float">
            <text:p>0.607191</text:p>
          </table:table-cell>
          <table:table-cell office:value-type="float" office:value="0.089555" calcext:value-type="float">
            <text:p>0.089555</text:p>
          </table:table-cell>
          <table:table-cell office:value-type="float" office:value="0" calcext:value-type="float">
            <text:p>0</text:p>
          </table:table-cell>
          <table:table-cell office:value-type="float" office:value="169479" calcext:value-type="float">
            <text:p>169479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42</text:p>
          </table:table-cell>
          <table:table-cell office:value-type="float" office:value="0.664747" calcext:value-type="float">
            <text:p>0.664747</text:p>
          </table:table-cell>
          <table:table-cell office:value-type="float" office:value="0.093623" calcext:value-type="float">
            <text:p>0.093623</text:p>
          </table:table-cell>
          <table:table-cell office:value-type="float" office:value="0" calcext:value-type="float">
            <text:p>0</text:p>
          </table:table-cell>
          <table:table-cell office:value-type="float" office:value="140755" calcext:value-type="float">
            <text:p>140755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43</text:p>
          </table:table-cell>
          <table:table-cell office:value-type="float" office:value="0.707843" calcext:value-type="float">
            <text:p>0.707843</text:p>
          </table:table-cell>
          <table:table-cell office:value-type="float" office:value="0.16405" calcext:value-type="float">
            <text:p>0.16405</text:p>
          </table:table-cell>
          <table:table-cell office:value-type="float" office:value="0" calcext:value-type="float">
            <text:p>0</text:p>
          </table:table-cell>
          <table:table-cell office:value-type="float" office:value="150536" calcext:value-type="float">
            <text:p>15053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44</text:p>
          </table:table-cell>
          <table:table-cell office:value-type="float" office:value="0.700398" calcext:value-type="float">
            <text:p>0.700398</text:p>
          </table:table-cell>
          <table:table-cell office:value-type="float" office:value="0.113824" calcext:value-type="float">
            <text:p>0.113824</text:p>
          </table:table-cell>
          <table:table-cell office:value-type="float" office:value="0" calcext:value-type="float">
            <text:p>0</text:p>
          </table:table-cell>
          <table:table-cell office:value-type="float" office:value="148482" calcext:value-type="float">
            <text:p>148482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45</text:p>
          </table:table-cell>
          <table:table-cell office:value-type="float" office:value="0.719561" calcext:value-type="float">
            <text:p>0.719561</text:p>
          </table:table-cell>
          <table:table-cell office:value-type="float" office:value="0.059029" calcext:value-type="float">
            <text:p>0.059029</text:p>
          </table:table-cell>
          <table:table-cell office:value-type="float" office:value="0" calcext:value-type="float">
            <text:p>0</text:p>
          </table:table-cell>
          <table:table-cell office:value-type="float" office:value="136173" calcext:value-type="float">
            <text:p>136173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46</text:p>
          </table:table-cell>
          <table:table-cell office:value-type="float" office:value="0.75244" calcext:value-type="float">
            <text:p>0.75244</text:p>
          </table:table-cell>
          <table:table-cell office:value-type="float" office:value="0.151095" calcext:value-type="float">
            <text:p>0.151095</text:p>
          </table:table-cell>
          <table:table-cell office:value-type="float" office:value="0" calcext:value-type="float">
            <text:p>0</text:p>
          </table:table-cell>
          <table:table-cell office:value-type="float" office:value="172073" calcext:value-type="float">
            <text:p>172073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47</text:p>
          </table:table-cell>
          <table:table-cell office:value-type="float" office:value="0.626034" calcext:value-type="float">
            <text:p>0.626034</text:p>
          </table:table-cell>
          <table:table-cell office:value-type="float" office:value="0.094687" calcext:value-type="float">
            <text:p>0.094687</text:p>
          </table:table-cell>
          <table:table-cell office:value-type="float" office:value="0" calcext:value-type="float">
            <text:p>0</text:p>
          </table:table-cell>
          <table:table-cell office:value-type="float" office:value="123880" calcext:value-type="float">
            <text:p>123880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48</text:p>
          </table:table-cell>
          <table:table-cell office:value-type="float" office:value="0.676928" calcext:value-type="float">
            <text:p>0.676928</text:p>
          </table:table-cell>
          <table:table-cell office:value-type="float" office:value="0.146813" calcext:value-type="float">
            <text:p>0.146813</text:p>
          </table:table-cell>
          <table:table-cell office:value-type="float" office:value="0" calcext:value-type="float">
            <text:p>0</text:p>
          </table:table-cell>
          <table:table-cell office:value-type="float" office:value="148941" calcext:value-type="float">
            <text:p>148941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49</text:p>
          </table:table-cell>
          <table:table-cell office:value-type="float" office:value="0.647963" calcext:value-type="float">
            <text:p>0.647963</text:p>
          </table:table-cell>
          <table:table-cell office:value-type="float" office:value="0.108974" calcext:value-type="float">
            <text:p>0.108974</text:p>
          </table:table-cell>
          <table:table-cell office:value-type="float" office:value="0" calcext:value-type="float">
            <text:p>0</text:p>
          </table:table-cell>
          <table:table-cell office:value-type="float" office:value="148246" calcext:value-type="float">
            <text:p>148246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50</text:p>
          </table:table-cell>
          <table:table-cell office:value-type="float" office:value="0.74152" calcext:value-type="float">
            <text:p>0.74152</text:p>
          </table:table-cell>
          <table:table-cell office:value-type="float" office:value="0.242441" calcext:value-type="float">
            <text:p>0.242441</text:p>
          </table:table-cell>
          <table:table-cell office:value-type="float" office:value="0" calcext:value-type="float">
            <text:p>0</text:p>
          </table:table-cell>
          <table:table-cell office:value-type="float" office:value="205072" calcext:value-type="float">
            <text:p>205072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51</text:p>
          </table:table-cell>
          <table:table-cell office:value-type="float" office:value="1.174025" calcext:value-type="float">
            <text:p>1.174025</text:p>
          </table:table-cell>
          <table:table-cell office:value-type="float" office:value="0.122694" calcext:value-type="float">
            <text:p>0.122694</text:p>
          </table:table-cell>
          <table:table-cell office:value-type="float" office:value="0" calcext:value-type="float">
            <text:p>0</text:p>
          </table:table-cell>
          <table:table-cell office:value-type="float" office:value="123563" calcext:value-type="float">
            <text:p>123563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52</text:p>
          </table:table-cell>
          <table:table-cell office:value-type="float" office:value="1.052558" calcext:value-type="float">
            <text:p>1.052558</text:p>
          </table:table-cell>
          <table:table-cell office:value-type="float" office:value="0.1205" calcext:value-type="float">
            <text:p>0.1205</text:p>
          </table:table-cell>
          <table:table-cell office:value-type="float" office:value="0" calcext:value-type="float">
            <text:p>0</text:p>
          </table:table-cell>
          <table:table-cell office:value-type="float" office:value="123865" calcext:value-type="float">
            <text:p>12386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53</text:p>
          </table:table-cell>
          <table:table-cell office:value-type="float" office:value="0.75429" calcext:value-type="float">
            <text:p>0.75429</text:p>
          </table:table-cell>
          <table:table-cell office:value-type="float" office:value="0.173207" calcext:value-type="float">
            <text:p>0.173207</text:p>
          </table:table-cell>
          <table:table-cell office:value-type="float" office:value="0" calcext:value-type="float">
            <text:p>0</text:p>
          </table:table-cell>
          <table:table-cell office:value-type="float" office:value="149151" calcext:value-type="float">
            <text:p>149151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54</text:p>
          </table:table-cell>
          <table:table-cell office:value-type="float" office:value="0.80039" calcext:value-type="float">
            <text:p>0.80039</text:p>
          </table:table-cell>
          <table:table-cell office:value-type="float" office:value="0.219201" calcext:value-type="float">
            <text:p>0.219201</text:p>
          </table:table-cell>
          <table:table-cell office:value-type="float" office:value="0" calcext:value-type="float">
            <text:p>0</text:p>
          </table:table-cell>
          <table:table-cell office:value-type="float" office:value="155704" calcext:value-type="float">
            <text:p>155704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55</text:p>
          </table:table-cell>
          <table:table-cell office:value-type="float" office:value="0.905152" calcext:value-type="float">
            <text:p>0.905152</text:p>
          </table:table-cell>
          <table:table-cell office:value-type="float" office:value="0.244867" calcext:value-type="float">
            <text:p>0.244867</text:p>
          </table:table-cell>
          <table:table-cell office:value-type="float" office:value="0" calcext:value-type="float">
            <text:p>0</text:p>
          </table:table-cell>
          <table:table-cell office:value-type="float" office:value="174767" calcext:value-type="float">
            <text:p>174767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56</text:p>
          </table:table-cell>
          <table:table-cell office:value-type="float" office:value="1.051219" calcext:value-type="float">
            <text:p>1.051219</text:p>
          </table:table-cell>
          <table:table-cell office:value-type="float" office:value="0.182971" calcext:value-type="float">
            <text:p>0.182971</text:p>
          </table:table-cell>
          <table:table-cell office:value-type="float" office:value="0" calcext:value-type="float">
            <text:p>0</text:p>
          </table:table-cell>
          <table:table-cell office:value-type="float" office:value="142198" calcext:value-type="float">
            <text:p>142198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57</text:p>
          </table:table-cell>
          <table:table-cell office:value-type="float" office:value="1.110301" calcext:value-type="float">
            <text:p>1.110301</text:p>
          </table:table-cell>
          <table:table-cell office:value-type="float" office:value="0.193789" calcext:value-type="float">
            <text:p>0.193789</text:p>
          </table:table-cell>
          <table:table-cell office:value-type="float" office:value="0" calcext:value-type="float">
            <text:p>0</text:p>
          </table:table-cell>
          <table:table-cell office:value-type="float" office:value="161996" calcext:value-type="float">
            <text:p>161996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58</text:p>
          </table:table-cell>
          <table:table-cell office:value-type="float" office:value="0.86991" calcext:value-type="float">
            <text:p>0.86991</text:p>
          </table:table-cell>
          <table:table-cell office:value-type="float" office:value="0.148981" calcext:value-type="float">
            <text:p>0.148981</text:p>
          </table:table-cell>
          <table:table-cell office:value-type="float" office:value="0" calcext:value-type="float">
            <text:p>0</text:p>
          </table:table-cell>
          <table:table-cell office:value-type="float" office:value="128833" calcext:value-type="float">
            <text:p>12883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0:59</text:p>
          </table:table-cell>
          <table:table-cell office:value-type="float" office:value="0.986153" calcext:value-type="float">
            <text:p>0.986153</text:p>
          </table:table-cell>
          <table:table-cell office:value-type="float" office:value="0.183303" calcext:value-type="float">
            <text:p>0.183303</text:p>
          </table:table-cell>
          <table:table-cell office:value-type="float" office:value="0" calcext:value-type="float">
            <text:p>0</text:p>
          </table:table-cell>
          <table:table-cell office:value-type="float" office:value="143745" calcext:value-type="float">
            <text:p>143745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00</text:p>
          </table:table-cell>
          <table:table-cell office:value-type="float" office:value="1.009581" calcext:value-type="float">
            <text:p>1.009581</text:p>
          </table:table-cell>
          <table:table-cell office:value-type="float" office:value="0.18569" calcext:value-type="float">
            <text:p>0.18569</text:p>
          </table:table-cell>
          <table:table-cell office:value-type="float" office:value="0" calcext:value-type="float">
            <text:p>0</text:p>
          </table:table-cell>
          <table:table-cell office:value-type="float" office:value="167127" calcext:value-type="float">
            <text:p>167127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01</text:p>
          </table:table-cell>
          <table:table-cell office:value-type="float" office:value="0.776962" calcext:value-type="float">
            <text:p>0.776962</text:p>
          </table:table-cell>
          <table:table-cell office:value-type="float" office:value="0.104387" calcext:value-type="float">
            <text:p>0.104387</text:p>
          </table:table-cell>
          <table:table-cell office:value-type="float" office:value="0" calcext:value-type="float">
            <text:p>0</text:p>
          </table:table-cell>
          <table:table-cell office:value-type="float" office:value="139620" calcext:value-type="float">
            <text:p>139620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02</text:p>
          </table:table-cell>
          <table:table-cell office:value-type="float" office:value="0.673818" calcext:value-type="float">
            <text:p>0.673818</text:p>
          </table:table-cell>
          <table:table-cell office:value-type="float" office:value="0.112395" calcext:value-type="float">
            <text:p>0.112395</text:p>
          </table:table-cell>
          <table:table-cell office:value-type="float" office:value="0" calcext:value-type="float">
            <text:p>0</text:p>
          </table:table-cell>
          <table:table-cell office:value-type="float" office:value="134872" calcext:value-type="float">
            <text:p>134872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03</text:p>
          </table:table-cell>
          <table:table-cell office:value-type="float" office:value="0.695291" calcext:value-type="float">
            <text:p>0.695291</text:p>
          </table:table-cell>
          <table:table-cell office:value-type="float" office:value="0.142039" calcext:value-type="float">
            <text:p>0.142039</text:p>
          </table:table-cell>
          <table:table-cell office:value-type="float" office:value="0" calcext:value-type="float">
            <text:p>0</text:p>
          </table:table-cell>
          <table:table-cell office:value-type="float" office:value="149433" calcext:value-type="float">
            <text:p>149433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04</text:p>
          </table:table-cell>
          <table:table-cell office:value-type="float" office:value="0.769869" calcext:value-type="float">
            <text:p>0.769869</text:p>
          </table:table-cell>
          <table:table-cell office:value-type="float" office:value="0.103064" calcext:value-type="float">
            <text:p>0.103064</text:p>
          </table:table-cell>
          <table:table-cell office:value-type="float" office:value="0" calcext:value-type="float">
            <text:p>0</text:p>
          </table:table-cell>
          <table:table-cell office:value-type="float" office:value="136331" calcext:value-type="float">
            <text:p>136331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05</text:p>
          </table:table-cell>
          <table:table-cell office:value-type="float" office:value="0.796653" calcext:value-type="float">
            <text:p>0.796653</text:p>
          </table:table-cell>
          <table:table-cell office:value-type="float" office:value="0.08467" calcext:value-type="float">
            <text:p>0.08467</text:p>
          </table:table-cell>
          <table:table-cell office:value-type="float" office:value="0" calcext:value-type="float">
            <text:p>0</text:p>
          </table:table-cell>
          <table:table-cell office:value-type="float" office:value="127667" calcext:value-type="float">
            <text:p>127667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06</text:p>
          </table:table-cell>
          <table:table-cell office:value-type="float" office:value="0.761741" calcext:value-type="float">
            <text:p>0.761741</text:p>
          </table:table-cell>
          <table:table-cell office:value-type="float" office:value="0.089307" calcext:value-type="float">
            <text:p>0.089307</text:p>
          </table:table-cell>
          <table:table-cell office:value-type="float" office:value="0" calcext:value-type="float">
            <text:p>0</text:p>
          </table:table-cell>
          <table:table-cell office:value-type="float" office:value="128296" calcext:value-type="float">
            <text:p>128296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07</text:p>
          </table:table-cell>
          <table:table-cell office:value-type="float" office:value="0.734874" calcext:value-type="float">
            <text:p>0.734874</text:p>
          </table:table-cell>
          <table:table-cell office:value-type="float" office:value="0.149237" calcext:value-type="float">
            <text:p>0.149237</text:p>
          </table:table-cell>
          <table:table-cell office:value-type="float" office:value="0" calcext:value-type="float">
            <text:p>0</text:p>
          </table:table-cell>
          <table:table-cell office:value-type="float" office:value="154229" calcext:value-type="float">
            <text:p>154229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08</text:p>
          </table:table-cell>
          <table:table-cell office:value-type="float" office:value="0.735727" calcext:value-type="float">
            <text:p>0.735727</text:p>
          </table:table-cell>
          <table:table-cell office:value-type="float" office:value="0.146521" calcext:value-type="float">
            <text:p>0.146521</text:p>
          </table:table-cell>
          <table:table-cell office:value-type="float" office:value="0" calcext:value-type="float">
            <text:p>0</text:p>
          </table:table-cell>
          <table:table-cell office:value-type="float" office:value="157839" calcext:value-type="float">
            <text:p>157839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09</text:p>
          </table:table-cell>
          <table:table-cell office:value-type="float" office:value="0.691426" calcext:value-type="float">
            <text:p>0.691426</text:p>
          </table:table-cell>
          <table:table-cell office:value-type="float" office:value="0.140529" calcext:value-type="float">
            <text:p>0.140529</text:p>
          </table:table-cell>
          <table:table-cell office:value-type="float" office:value="0" calcext:value-type="float">
            <text:p>0</text:p>
          </table:table-cell>
          <table:table-cell office:value-type="float" office:value="166616" calcext:value-type="float">
            <text:p>166616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10</text:p>
          </table:table-cell>
          <table:table-cell office:value-type="float" office:value="0.70826" calcext:value-type="float">
            <text:p>0.70826</text:p>
          </table:table-cell>
          <table:table-cell office:value-type="float" office:value="0.146909" calcext:value-type="float">
            <text:p>0.146909</text:p>
          </table:table-cell>
          <table:table-cell office:value-type="float" office:value="0" calcext:value-type="float">
            <text:p>0</text:p>
          </table:table-cell>
          <table:table-cell office:value-type="float" office:value="156759" calcext:value-type="float">
            <text:p>156759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11</text:p>
          </table:table-cell>
          <table:table-cell office:value-type="float" office:value="0.659889" calcext:value-type="float">
            <text:p>0.659889</text:p>
          </table:table-cell>
          <table:table-cell office:value-type="float" office:value="0.122415" calcext:value-type="float">
            <text:p>0.122415</text:p>
          </table:table-cell>
          <table:table-cell office:value-type="float" office:value="0" calcext:value-type="float">
            <text:p>0</text:p>
          </table:table-cell>
          <table:table-cell office:value-type="float" office:value="144288" calcext:value-type="float">
            <text:p>144288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12</text:p>
          </table:table-cell>
          <table:table-cell office:value-type="float" office:value="0.769647" calcext:value-type="float">
            <text:p>0.769647</text:p>
          </table:table-cell>
          <table:table-cell office:value-type="float" office:value="0.143082" calcext:value-type="float">
            <text:p>0.143082</text:p>
          </table:table-cell>
          <table:table-cell office:value-type="float" office:value="0" calcext:value-type="float">
            <text:p>0</text:p>
          </table:table-cell>
          <table:table-cell office:value-type="float" office:value="150651" calcext:value-type="float">
            <text:p>150651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13</text:p>
          </table:table-cell>
          <table:table-cell office:value-type="float" office:value="0.844997" calcext:value-type="float">
            <text:p>0.844997</text:p>
          </table:table-cell>
          <table:table-cell office:value-type="float" office:value="0.178554" calcext:value-type="float">
            <text:p>0.178554</text:p>
          </table:table-cell>
          <table:table-cell office:value-type="float" office:value="0" calcext:value-type="float">
            <text:p>0</text:p>
          </table:table-cell>
          <table:table-cell office:value-type="float" office:value="188216" calcext:value-type="float">
            <text:p>188216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14</text:p>
          </table:table-cell>
          <table:table-cell office:value-type="float" office:value="0.791934" calcext:value-type="float">
            <text:p>0.791934</text:p>
          </table:table-cell>
          <table:table-cell office:value-type="float" office:value="0.153183" calcext:value-type="float">
            <text:p>0.153183</text:p>
          </table:table-cell>
          <table:table-cell office:value-type="float" office:value="0" calcext:value-type="float">
            <text:p>0</text:p>
          </table:table-cell>
          <table:table-cell office:value-type="float" office:value="157770" calcext:value-type="float">
            <text:p>157770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15</text:p>
          </table:table-cell>
          <table:table-cell office:value-type="float" office:value="0.738815" calcext:value-type="float">
            <text:p>0.738815</text:p>
          </table:table-cell>
          <table:table-cell office:value-type="float" office:value="0.129095" calcext:value-type="float">
            <text:p>0.129095</text:p>
          </table:table-cell>
          <table:table-cell office:value-type="float" office:value="0" calcext:value-type="float">
            <text:p>0</text:p>
          </table:table-cell>
          <table:table-cell office:value-type="float" office:value="167652" calcext:value-type="float">
            <text:p>16765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16</text:p>
          </table:table-cell>
          <table:table-cell office:value-type="float" office:value="0.767682" calcext:value-type="float">
            <text:p>0.767682</text:p>
          </table:table-cell>
          <table:table-cell office:value-type="float" office:value="0.105745" calcext:value-type="float">
            <text:p>0.105745</text:p>
          </table:table-cell>
          <table:table-cell office:value-type="float" office:value="0" calcext:value-type="float">
            <text:p>0</text:p>
          </table:table-cell>
          <table:table-cell office:value-type="float" office:value="158929" calcext:value-type="float">
            <text:p>158929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17</text:p>
          </table:table-cell>
          <table:table-cell office:value-type="float" office:value="0.718795" calcext:value-type="float">
            <text:p>0.718795</text:p>
          </table:table-cell>
          <table:table-cell office:value-type="float" office:value="0.12141" calcext:value-type="float">
            <text:p>0.12141</text:p>
          </table:table-cell>
          <table:table-cell office:value-type="float" office:value="0" calcext:value-type="float">
            <text:p>0</text:p>
          </table:table-cell>
          <table:table-cell office:value-type="float" office:value="130807" calcext:value-type="float">
            <text:p>130807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18</text:p>
          </table:table-cell>
          <table:table-cell office:value-type="float" office:value="0.764404" calcext:value-type="float">
            <text:p>0.764404</text:p>
          </table:table-cell>
          <table:table-cell office:value-type="float" office:value="0.091701" calcext:value-type="float">
            <text:p>0.091701</text:p>
          </table:table-cell>
          <table:table-cell office:value-type="float" office:value="0" calcext:value-type="float">
            <text:p>0</text:p>
          </table:table-cell>
          <table:table-cell office:value-type="float" office:value="139175" calcext:value-type="float">
            <text:p>139175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19</text:p>
          </table:table-cell>
          <table:table-cell office:value-type="float" office:value="0.774426" calcext:value-type="float">
            <text:p>0.774426</text:p>
          </table:table-cell>
          <table:table-cell office:value-type="float" office:value="0.140693" calcext:value-type="float">
            <text:p>0.140693</text:p>
          </table:table-cell>
          <table:table-cell office:value-type="float" office:value="0" calcext:value-type="float">
            <text:p>0</text:p>
          </table:table-cell>
          <table:table-cell office:value-type="float" office:value="144163" calcext:value-type="float">
            <text:p>144163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20</text:p>
          </table:table-cell>
          <table:table-cell office:value-type="float" office:value="0.69331" calcext:value-type="float">
            <text:p>0.69331</text:p>
          </table:table-cell>
          <table:table-cell office:value-type="float" office:value="0.119841" calcext:value-type="float">
            <text:p>0.119841</text:p>
          </table:table-cell>
          <table:table-cell office:value-type="float" office:value="0" calcext:value-type="float">
            <text:p>0</text:p>
          </table:table-cell>
          <table:table-cell office:value-type="float" office:value="149328" calcext:value-type="float">
            <text:p>149328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21</text:p>
          </table:table-cell>
          <table:table-cell office:value-type="float" office:value="0.720425" calcext:value-type="float">
            <text:p>0.720425</text:p>
          </table:table-cell>
          <table:table-cell office:value-type="float" office:value="0.135911" calcext:value-type="float">
            <text:p>0.135911</text:p>
          </table:table-cell>
          <table:table-cell office:value-type="float" office:value="0" calcext:value-type="float">
            <text:p>0</text:p>
          </table:table-cell>
          <table:table-cell office:value-type="float" office:value="159958" calcext:value-type="float">
            <text:p>159958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22</text:p>
          </table:table-cell>
          <table:table-cell office:value-type="float" office:value="0.821248" calcext:value-type="float">
            <text:p>0.821248</text:p>
          </table:table-cell>
          <table:table-cell office:value-type="float" office:value="0.161092" calcext:value-type="float">
            <text:p>0.161092</text:p>
          </table:table-cell>
          <table:table-cell office:value-type="float" office:value="0" calcext:value-type="float">
            <text:p>0</text:p>
          </table:table-cell>
          <table:table-cell office:value-type="float" office:value="156927" calcext:value-type="float">
            <text:p>156927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23</text:p>
          </table:table-cell>
          <table:table-cell office:value-type="float" office:value="0.792264" calcext:value-type="float">
            <text:p>0.792264</text:p>
          </table:table-cell>
          <table:table-cell office:value-type="float" office:value="0.120084" calcext:value-type="float">
            <text:p>0.120084</text:p>
          </table:table-cell>
          <table:table-cell office:value-type="float" office:value="0" calcext:value-type="float">
            <text:p>0</text:p>
          </table:table-cell>
          <table:table-cell office:value-type="float" office:value="127610" calcext:value-type="float">
            <text:p>12761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24</text:p>
          </table:table-cell>
          <table:table-cell office:value-type="float" office:value="0.821609" calcext:value-type="float">
            <text:p>0.821609</text:p>
          </table:table-cell>
          <table:table-cell office:value-type="float" office:value="0.144418" calcext:value-type="float">
            <text:p>0.144418</text:p>
          </table:table-cell>
          <table:table-cell office:value-type="float" office:value="0" calcext:value-type="float">
            <text:p>0</text:p>
          </table:table-cell>
          <table:table-cell office:value-type="float" office:value="175322" calcext:value-type="float">
            <text:p>17532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25</text:p>
          </table:table-cell>
          <table:table-cell office:value-type="float" office:value="0.823871" calcext:value-type="float">
            <text:p>0.823871</text:p>
          </table:table-cell>
          <table:table-cell office:value-type="float" office:value="0.140751" calcext:value-type="float">
            <text:p>0.140751</text:p>
          </table:table-cell>
          <table:table-cell office:value-type="float" office:value="0" calcext:value-type="float">
            <text:p>0</text:p>
          </table:table-cell>
          <table:table-cell office:value-type="float" office:value="197016" calcext:value-type="float">
            <text:p>197016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26</text:p>
          </table:table-cell>
          <table:table-cell office:value-type="float" office:value="0.846932" calcext:value-type="float">
            <text:p>0.846932</text:p>
          </table:table-cell>
          <table:table-cell office:value-type="float" office:value="0.164455" calcext:value-type="float">
            <text:p>0.164455</text:p>
          </table:table-cell>
          <table:table-cell office:value-type="float" office:value="0" calcext:value-type="float">
            <text:p>0</text:p>
          </table:table-cell>
          <table:table-cell office:value-type="float" office:value="167574" calcext:value-type="float">
            <text:p>167574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27</text:p>
          </table:table-cell>
          <table:table-cell office:value-type="float" office:value="0.739642" calcext:value-type="float">
            <text:p>0.739642</text:p>
          </table:table-cell>
          <table:table-cell office:value-type="float" office:value="0.123459" calcext:value-type="float">
            <text:p>0.123459</text:p>
          </table:table-cell>
          <table:table-cell office:value-type="float" office:value="0" calcext:value-type="float">
            <text:p>0</text:p>
          </table:table-cell>
          <table:table-cell office:value-type="float" office:value="139717" calcext:value-type="float">
            <text:p>139717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28</text:p>
          </table:table-cell>
          <table:table-cell office:value-type="float" office:value="0.798868" calcext:value-type="float">
            <text:p>0.798868</text:p>
          </table:table-cell>
          <table:table-cell office:value-type="float" office:value="0.153791" calcext:value-type="float">
            <text:p>0.153791</text:p>
          </table:table-cell>
          <table:table-cell office:value-type="float" office:value="0" calcext:value-type="float">
            <text:p>0</text:p>
          </table:table-cell>
          <table:table-cell office:value-type="float" office:value="193751" calcext:value-type="float">
            <text:p>193751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29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116982" calcext:value-type="float">
            <text:p>0.116982</text:p>
          </table:table-cell>
          <table:table-cell office:value-type="float" office:value="0" calcext:value-type="float">
            <text:p>0</text:p>
          </table:table-cell>
          <table:table-cell office:value-type="float" office:value="148647" calcext:value-type="float">
            <text:p>148647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30</text:p>
          </table:table-cell>
          <table:table-cell office:value-type="float" office:value="0.791788" calcext:value-type="float">
            <text:p>0.791788</text:p>
          </table:table-cell>
          <table:table-cell office:value-type="float" office:value="0.100582" calcext:value-type="float">
            <text:p>0.100582</text:p>
          </table:table-cell>
          <table:table-cell office:value-type="float" office:value="0" calcext:value-type="float">
            <text:p>0</text:p>
          </table:table-cell>
          <table:table-cell office:value-type="float" office:value="137173" calcext:value-type="float">
            <text:p>137173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31</text:p>
          </table:table-cell>
          <table:table-cell office:value-type="float" office:value="0.869385" calcext:value-type="float">
            <text:p>0.869385</text:p>
          </table:table-cell>
          <table:table-cell office:value-type="float" office:value="0.099684" calcext:value-type="float">
            <text:p>0.099684</text:p>
          </table:table-cell>
          <table:table-cell office:value-type="float" office:value="0" calcext:value-type="float">
            <text:p>0</text:p>
          </table:table-cell>
          <table:table-cell office:value-type="float" office:value="154317" calcext:value-type="float">
            <text:p>154317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32</text:p>
          </table:table-cell>
          <table:table-cell office:value-type="float" office:value="0.787901" calcext:value-type="float">
            <text:p>0.787901</text:p>
          </table:table-cell>
          <table:table-cell office:value-type="float" office:value="0.077214" calcext:value-type="float">
            <text:p>0.077214</text:p>
          </table:table-cell>
          <table:table-cell office:value-type="float" office:value="0" calcext:value-type="float">
            <text:p>0</text:p>
          </table:table-cell>
          <table:table-cell office:value-type="float" office:value="131812" calcext:value-type="float">
            <text:p>131812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33</text:p>
          </table:table-cell>
          <table:table-cell office:value-type="float" office:value="0.856274" calcext:value-type="float">
            <text:p>0.856274</text:p>
          </table:table-cell>
          <table:table-cell office:value-type="float" office:value="0.21787" calcext:value-type="float">
            <text:p>0.21787</text:p>
          </table:table-cell>
          <table:table-cell office:value-type="float" office:value="0" calcext:value-type="float">
            <text:p>0</text:p>
          </table:table-cell>
          <table:table-cell office:value-type="float" office:value="124894" calcext:value-type="float">
            <text:p>124894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34</text:p>
          </table:table-cell>
          <table:table-cell office:value-type="float" office:value="1.501774" calcext:value-type="float">
            <text:p>1.501774</text:p>
          </table:table-cell>
          <table:table-cell office:value-type="float" office:value="0.091572" calcext:value-type="float">
            <text:p>0.091572</text:p>
          </table:table-cell>
          <table:table-cell office:value-type="float" office:value="0" calcext:value-type="float">
            <text:p>0</text:p>
          </table:table-cell>
          <table:table-cell office:value-type="float" office:value="136364" calcext:value-type="float">
            <text:p>136364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35</text:p>
          </table:table-cell>
          <table:table-cell office:value-type="float" office:value="1.135098" calcext:value-type="float">
            <text:p>1.135098</text:p>
          </table:table-cell>
          <table:table-cell office:value-type="float" office:value="0.090897" calcext:value-type="float">
            <text:p>0.090897</text:p>
          </table:table-cell>
          <table:table-cell office:value-type="float" office:value="0" calcext:value-type="float">
            <text:p>0</text:p>
          </table:table-cell>
          <table:table-cell office:value-type="float" office:value="149655" calcext:value-type="float">
            <text:p>149655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36</text:p>
          </table:table-cell>
          <table:table-cell office:value-type="float" office:value="0.554514" calcext:value-type="float">
            <text:p>0.554514</text:p>
          </table:table-cell>
          <table:table-cell office:value-type="float" office:value="0.061314" calcext:value-type="float">
            <text:p>0.061314</text:p>
          </table:table-cell>
          <table:table-cell office:value-type="float" office:value="0" calcext:value-type="float">
            <text:p>0</text:p>
          </table:table-cell>
          <table:table-cell office:value-type="float" office:value="144261" calcext:value-type="float">
            <text:p>144261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37</text:p>
          </table:table-cell>
          <table:table-cell office:value-type="float" office:value="0.474368" calcext:value-type="float">
            <text:p>0.474368</text:p>
          </table:table-cell>
          <table:table-cell office:value-type="float" office:value="0.057361" calcext:value-type="float">
            <text:p>0.057361</text:p>
          </table:table-cell>
          <table:table-cell office:value-type="float" office:value="0" calcext:value-type="float">
            <text:p>0</text:p>
          </table:table-cell>
          <table:table-cell office:value-type="float" office:value="143362" calcext:value-type="float">
            <text:p>143362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38</text:p>
          </table:table-cell>
          <table:table-cell office:value-type="float" office:value="0.684658" calcext:value-type="float">
            <text:p>0.684658</text:p>
          </table:table-cell>
          <table:table-cell office:value-type="float" office:value="0.065266" calcext:value-type="float">
            <text:p>0.065266</text:p>
          </table:table-cell>
          <table:table-cell office:value-type="float" office:value="0" calcext:value-type="float">
            <text:p>0</text:p>
          </table:table-cell>
          <table:table-cell office:value-type="float" office:value="151163" calcext:value-type="float">
            <text:p>151163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39</text:p>
          </table:table-cell>
          <table:table-cell office:value-type="float" office:value="0.764261" calcext:value-type="float">
            <text:p>0.764261</text:p>
          </table:table-cell>
          <table:table-cell office:value-type="float" office:value="0.090233" calcext:value-type="float">
            <text:p>0.090233</text:p>
          </table:table-cell>
          <table:table-cell office:value-type="float" office:value="0" calcext:value-type="float">
            <text:p>0</text:p>
          </table:table-cell>
          <table:table-cell office:value-type="float" office:value="159234" calcext:value-type="float">
            <text:p>159234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40</text:p>
          </table:table-cell>
          <table:table-cell office:value-type="float" office:value="0.812154" calcext:value-type="float">
            <text:p>0.812154</text:p>
          </table:table-cell>
          <table:table-cell office:value-type="float" office:value="0.094721" calcext:value-type="float">
            <text:p>0.094721</text:p>
          </table:table-cell>
          <table:table-cell office:value-type="float" office:value="0" calcext:value-type="float">
            <text:p>0</text:p>
          </table:table-cell>
          <table:table-cell office:value-type="float" office:value="153432" calcext:value-type="float">
            <text:p>153432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41</text:p>
          </table:table-cell>
          <table:table-cell office:value-type="float" office:value="0.916418" calcext:value-type="float">
            <text:p>0.916418</text:p>
          </table:table-cell>
          <table:table-cell office:value-type="float" office:value="0.109418" calcext:value-type="float">
            <text:p>0.109418</text:p>
          </table:table-cell>
          <table:table-cell office:value-type="float" office:value="0" calcext:value-type="float">
            <text:p>0</text:p>
          </table:table-cell>
          <table:table-cell office:value-type="float" office:value="137704" calcext:value-type="float">
            <text:p>137704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42</text:p>
          </table:table-cell>
          <table:table-cell office:value-type="float" office:value="0.949821" calcext:value-type="float">
            <text:p>0.949821</text:p>
          </table:table-cell>
          <table:table-cell office:value-type="float" office:value="0.120621" calcext:value-type="float">
            <text:p>0.120621</text:p>
          </table:table-cell>
          <table:table-cell office:value-type="float" office:value="0" calcext:value-type="float">
            <text:p>0</text:p>
          </table:table-cell>
          <table:table-cell office:value-type="float" office:value="178149" calcext:value-type="float">
            <text:p>178149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43</text:p>
          </table:table-cell>
          <table:table-cell office:value-type="float" office:value="0.895219" calcext:value-type="float">
            <text:p>0.895219</text:p>
          </table:table-cell>
          <table:table-cell office:value-type="float" office:value="0.095945" calcext:value-type="float">
            <text:p>0.095945</text:p>
          </table:table-cell>
          <table:table-cell office:value-type="float" office:value="0" calcext:value-type="float">
            <text:p>0</text:p>
          </table:table-cell>
          <table:table-cell office:value-type="float" office:value="127028" calcext:value-type="float">
            <text:p>127028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44</text:p>
          </table:table-cell>
          <table:table-cell office:value-type="float" office:value="0.707598" calcext:value-type="float">
            <text:p>0.707598</text:p>
          </table:table-cell>
          <table:table-cell office:value-type="float" office:value="0.070678" calcext:value-type="float">
            <text:p>0.070678</text:p>
          </table:table-cell>
          <table:table-cell office:value-type="float" office:value="0" calcext:value-type="float">
            <text:p>0</text:p>
          </table:table-cell>
          <table:table-cell office:value-type="float" office:value="144184" calcext:value-type="float">
            <text:p>144184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45</text:p>
          </table:table-cell>
          <table:table-cell office:value-type="float" office:value="0.868408" calcext:value-type="float">
            <text:p>0.868408</text:p>
          </table:table-cell>
          <table:table-cell office:value-type="float" office:value="0.068819" calcext:value-type="float">
            <text:p>0.068819</text:p>
          </table:table-cell>
          <table:table-cell office:value-type="float" office:value="0" calcext:value-type="float">
            <text:p>0</text:p>
          </table:table-cell>
          <table:table-cell office:value-type="float" office:value="133526" calcext:value-type="float">
            <text:p>133526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46</text:p>
          </table:table-cell>
          <table:table-cell office:value-type="float" office:value="1.633757" calcext:value-type="float">
            <text:p>1.633757</text:p>
          </table:table-cell>
          <table:table-cell office:value-type="float" office:value="0.054703" calcext:value-type="float">
            <text:p>0.054703</text:p>
          </table:table-cell>
          <table:table-cell office:value-type="float" office:value="0" calcext:value-type="float">
            <text:p>0</text:p>
          </table:table-cell>
          <table:table-cell office:value-type="float" office:value="128901" calcext:value-type="float">
            <text:p>128901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47</text:p>
          </table:table-cell>
          <table:table-cell office:value-type="float" office:value="1.853358" calcext:value-type="float">
            <text:p>1.853358</text:p>
          </table:table-cell>
          <table:table-cell office:value-type="float" office:value="0.02154" calcext:value-type="float">
            <text:p>0.02154</text:p>
          </table:table-cell>
          <table:table-cell office:value-type="float" office:value="0" calcext:value-type="float">
            <text:p>0</text:p>
          </table:table-cell>
          <table:table-cell office:value-type="float" office:value="118375" calcext:value-type="float">
            <text:p>11837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48</text:p>
          </table:table-cell>
          <table:table-cell office:value-type="float" office:value="1.525509" calcext:value-type="float">
            <text:p>1.525509</text:p>
          </table:table-cell>
          <table:table-cell office:value-type="float" office:value="0.01596" calcext:value-type="float">
            <text:p>0.01596</text:p>
          </table:table-cell>
          <table:table-cell office:value-type="float" office:value="0" calcext:value-type="float">
            <text:p>0</text:p>
          </table:table-cell>
          <table:table-cell office:value-type="float" office:value="107608" calcext:value-type="float">
            <text:p>107608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49</text:p>
          </table:table-cell>
          <table:table-cell office:value-type="float" office:value="0.945439" calcext:value-type="float">
            <text:p>0.945439</text:p>
          </table:table-cell>
          <table:table-cell office:value-type="float" office:value="0.009304" calcext:value-type="float">
            <text:p>0.009304</text:p>
          </table:table-cell>
          <table:table-cell office:value-type="float" office:value="0" calcext:value-type="float">
            <text:p>0</text:p>
          </table:table-cell>
          <table:table-cell office:value-type="float" office:value="112821" calcext:value-type="float">
            <text:p>112821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50</text:p>
          </table:table-cell>
          <table:table-cell office:value-type="float" office:value="0.08863" calcext:value-type="float">
            <text:p>0.08863</text:p>
          </table:table-cell>
          <table:table-cell office:value-type="float" office:value="0.00735" calcext:value-type="float">
            <text:p>0.00735</text:p>
          </table:table-cell>
          <table:table-cell office:value-type="float" office:value="0" calcext:value-type="float">
            <text:p>0</text:p>
          </table:table-cell>
          <table:table-cell office:value-type="float" office:value="155842" calcext:value-type="float">
            <text:p>15584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51</text:p>
          </table:table-cell>
          <table:table-cell office:value-type="float" office:value="0.044875" calcext:value-type="float">
            <text:p>0.044875</text:p>
          </table:table-cell>
          <table:table-cell office:value-type="float" office:value="0.005615" calcext:value-type="float">
            <text:p>0.005615</text:p>
          </table:table-cell>
          <table:table-cell office:value-type="float" office:value="0" calcext:value-type="float">
            <text:p>0</text:p>
          </table:table-cell>
          <table:table-cell office:value-type="float" office:value="120107" calcext:value-type="float">
            <text:p>120107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52</text:p>
          </table:table-cell>
          <table:table-cell office:value-type="float" office:value="0.059687" calcext:value-type="float">
            <text:p>0.059687</text:p>
          </table:table-cell>
          <table:table-cell office:value-type="float" office:value="0.006736" calcext:value-type="float">
            <text:p>0.006736</text:p>
          </table:table-cell>
          <table:table-cell office:value-type="float" office:value="0" calcext:value-type="float">
            <text:p>0</text:p>
          </table:table-cell>
          <table:table-cell office:value-type="float" office:value="137632" calcext:value-type="float">
            <text:p>137632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53</text:p>
          </table:table-cell>
          <table:table-cell office:value-type="float" office:value="0.079642" calcext:value-type="float">
            <text:p>0.079642</text:p>
          </table:table-cell>
          <table:table-cell office:value-type="float" office:value="0.013299" calcext:value-type="float">
            <text:p>0.013299</text:p>
          </table:table-cell>
          <table:table-cell office:value-type="float" office:value="0" calcext:value-type="float">
            <text:p>0</text:p>
          </table:table-cell>
          <table:table-cell office:value-type="float" office:value="206450" calcext:value-type="float">
            <text:p>20645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54</text:p>
          </table:table-cell>
          <table:table-cell office:value-type="float" office:value="0.104819" calcext:value-type="float">
            <text:p>0.104819</text:p>
          </table:table-cell>
          <table:table-cell office:value-type="float" office:value="0.013099" calcext:value-type="float">
            <text:p>0.013099</text:p>
          </table:table-cell>
          <table:table-cell office:value-type="float" office:value="0" calcext:value-type="float">
            <text:p>0</text:p>
          </table:table-cell>
          <table:table-cell office:value-type="float" office:value="170594" calcext:value-type="float">
            <text:p>170594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55</text:p>
          </table:table-cell>
          <table:table-cell office:value-type="float" office:value="0.04417" calcext:value-type="float">
            <text:p>0.04417</text:p>
          </table:table-cell>
          <table:table-cell office:value-type="float" office:value="0.005654" calcext:value-type="float">
            <text:p>0.005654</text:p>
          </table:table-cell>
          <table:table-cell office:value-type="float" office:value="0" calcext:value-type="float">
            <text:p>0</text:p>
          </table:table-cell>
          <table:table-cell office:value-type="float" office:value="125742" calcext:value-type="float">
            <text:p>125742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56</text:p>
          </table:table-cell>
          <table:table-cell office:value-type="float" office:value="0.502839" calcext:value-type="float">
            <text:p>0.502839</text:p>
          </table:table-cell>
          <table:table-cell office:value-type="float" office:value="0.010817" calcext:value-type="float">
            <text:p>0.010817</text:p>
          </table:table-cell>
          <table:table-cell office:value-type="float" office:value="0" calcext:value-type="float">
            <text:p>0</text:p>
          </table:table-cell>
          <table:table-cell office:value-type="float" office:value="178699" calcext:value-type="float">
            <text:p>178699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57</text:p>
          </table:table-cell>
          <table:table-cell office:value-type="float" office:value="0.384864" calcext:value-type="float">
            <text:p>0.384864</text:p>
          </table:table-cell>
          <table:table-cell office:value-type="float" office:value="0.010282" calcext:value-type="float">
            <text:p>0.010282</text:p>
          </table:table-cell>
          <table:table-cell office:value-type="float" office:value="0" calcext:value-type="float">
            <text:p>0</text:p>
          </table:table-cell>
          <table:table-cell office:value-type="float" office:value="178727" calcext:value-type="float">
            <text:p>178727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58</text:p>
          </table:table-cell>
          <table:table-cell office:value-type="float" office:value="0.045467" calcext:value-type="float">
            <text:p>0.045467</text:p>
          </table:table-cell>
          <table:table-cell office:value-type="float" office:value="0.007481" calcext:value-type="float">
            <text:p>0.007481</text:p>
          </table:table-cell>
          <table:table-cell office:value-type="float" office:value="0" calcext:value-type="float">
            <text:p>0</text:p>
          </table:table-cell>
          <table:table-cell office:value-type="float" office:value="149884" calcext:value-type="float">
            <text:p>149884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1:59</text:p>
          </table:table-cell>
          <table:table-cell office:value-type="float" office:value="0.045862" calcext:value-type="float">
            <text:p>0.045862</text:p>
          </table:table-cell>
          <table:table-cell office:value-type="float" office:value="0.007804" calcext:value-type="float">
            <text:p>0.007804</text:p>
          </table:table-cell>
          <table:table-cell office:value-type="float" office:value="0" calcext:value-type="float">
            <text:p>0</text:p>
          </table:table-cell>
          <table:table-cell office:value-type="float" office:value="162629" calcext:value-type="float">
            <text:p>162629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00</text:p>
          </table:table-cell>
          <table:table-cell office:value-type="float" office:value="0.044551" calcext:value-type="float">
            <text:p>0.044551</text:p>
          </table:table-cell>
          <table:table-cell office:value-type="float" office:value="0.006289" calcext:value-type="float">
            <text:p>0.006289</text:p>
          </table:table-cell>
          <table:table-cell office:value-type="float" office:value="0" calcext:value-type="float">
            <text:p>0</text:p>
          </table:table-cell>
          <table:table-cell office:value-type="float" office:value="142772" calcext:value-type="float">
            <text:p>142772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01</text:p>
          </table:table-cell>
          <table:table-cell office:value-type="float" office:value="0.039609" calcext:value-type="float">
            <text:p>0.039609</text:p>
          </table:table-cell>
          <table:table-cell office:value-type="float" office:value="0.005342" calcext:value-type="float">
            <text:p>0.005342</text:p>
          </table:table-cell>
          <table:table-cell office:value-type="float" office:value="0" calcext:value-type="float">
            <text:p>0</text:p>
          </table:table-cell>
          <table:table-cell office:value-type="float" office:value="113727" calcext:value-type="float">
            <text:p>113727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02</text:p>
          </table:table-cell>
          <table:table-cell office:value-type="float" office:value="0.061504" calcext:value-type="float">
            <text:p>0.061504</text:p>
          </table:table-cell>
          <table:table-cell office:value-type="float" office:value="0.008029" calcext:value-type="float">
            <text:p>0.008029</text:p>
          </table:table-cell>
          <table:table-cell office:value-type="float" office:value="0" calcext:value-type="float">
            <text:p>0</text:p>
          </table:table-cell>
          <table:table-cell office:value-type="float" office:value="164946" calcext:value-type="float">
            <text:p>16494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03</text:p>
          </table:table-cell>
          <table:table-cell office:value-type="float" office:value="0.046706" calcext:value-type="float">
            <text:p>0.046706</text:p>
          </table:table-cell>
          <table:table-cell office:value-type="float" office:value="0.007196" calcext:value-type="float">
            <text:p>0.007196</text:p>
          </table:table-cell>
          <table:table-cell office:value-type="float" office:value="0" calcext:value-type="float">
            <text:p>0</text:p>
          </table:table-cell>
          <table:table-cell office:value-type="float" office:value="146344" calcext:value-type="float">
            <text:p>146344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04</text:p>
          </table:table-cell>
          <table:table-cell office:value-type="float" office:value="0.040064" calcext:value-type="float">
            <text:p>0.040064</text:p>
          </table:table-cell>
          <table:table-cell office:value-type="float" office:value="0.006467" calcext:value-type="float">
            <text:p>0.006467</text:p>
          </table:table-cell>
          <table:table-cell office:value-type="float" office:value="0" calcext:value-type="float">
            <text:p>0</text:p>
          </table:table-cell>
          <table:table-cell office:value-type="float" office:value="145310" calcext:value-type="float">
            <text:p>14531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05</text:p>
          </table:table-cell>
          <table:table-cell office:value-type="float" office:value="0.050545" calcext:value-type="float">
            <text:p>0.050545</text:p>
          </table:table-cell>
          <table:table-cell office:value-type="float" office:value="0.008889" calcext:value-type="float">
            <text:p>0.008889</text:p>
          </table:table-cell>
          <table:table-cell office:value-type="float" office:value="0" calcext:value-type="float">
            <text:p>0</text:p>
          </table:table-cell>
          <table:table-cell office:value-type="float" office:value="164063" calcext:value-type="float">
            <text:p>164063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06</text:p>
          </table:table-cell>
          <table:table-cell office:value-type="float" office:value="0.40379" calcext:value-type="float">
            <text:p>0.40379</text:p>
          </table:table-cell>
          <table:table-cell office:value-type="float" office:value="0.033346" calcext:value-type="float">
            <text:p>0.033346</text:p>
          </table:table-cell>
          <table:table-cell office:value-type="float" office:value="0" calcext:value-type="float">
            <text:p>0</text:p>
          </table:table-cell>
          <table:table-cell office:value-type="float" office:value="129753" calcext:value-type="float">
            <text:p>129753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07</text:p>
          </table:table-cell>
          <table:table-cell office:value-type="float" office:value="0.395498" calcext:value-type="float">
            <text:p>0.395498</text:p>
          </table:table-cell>
          <table:table-cell office:value-type="float" office:value="0.07304" calcext:value-type="float">
            <text:p>0.07304</text:p>
          </table:table-cell>
          <table:table-cell office:value-type="float" office:value="0" calcext:value-type="float">
            <text:p>0</text:p>
          </table:table-cell>
          <table:table-cell office:value-type="float" office:value="152849" calcext:value-type="float">
            <text:p>152849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08</text:p>
          </table:table-cell>
          <table:table-cell office:value-type="float" office:value="0.538435" calcext:value-type="float">
            <text:p>0.538435</text:p>
          </table:table-cell>
          <table:table-cell office:value-type="float" office:value="0.108448" calcext:value-type="float">
            <text:p>0.108448</text:p>
          </table:table-cell>
          <table:table-cell office:value-type="float" office:value="0" calcext:value-type="float">
            <text:p>0</text:p>
          </table:table-cell>
          <table:table-cell office:value-type="float" office:value="176052" calcext:value-type="float">
            <text:p>176052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09</text:p>
          </table:table-cell>
          <table:table-cell office:value-type="float" office:value="0.72401" calcext:value-type="float">
            <text:p>0.72401</text:p>
          </table:table-cell>
          <table:table-cell office:value-type="float" office:value="0.150996" calcext:value-type="float">
            <text:p>0.150996</text:p>
          </table:table-cell>
          <table:table-cell office:value-type="float" office:value="0" calcext:value-type="float">
            <text:p>0</text:p>
          </table:table-cell>
          <table:table-cell office:value-type="float" office:value="166604" calcext:value-type="float">
            <text:p>166604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10</text:p>
          </table:table-cell>
          <table:table-cell office:value-type="float" office:value="0.66918" calcext:value-type="float">
            <text:p>0.66918</text:p>
          </table:table-cell>
          <table:table-cell office:value-type="float" office:value="0.154598" calcext:value-type="float">
            <text:p>0.154598</text:p>
          </table:table-cell>
          <table:table-cell office:value-type="float" office:value="0" calcext:value-type="float">
            <text:p>0</text:p>
          </table:table-cell>
          <table:table-cell office:value-type="float" office:value="168743" calcext:value-type="float">
            <text:p>168743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11</text:p>
          </table:table-cell>
          <table:table-cell office:value-type="float" office:value="0.749389" calcext:value-type="float">
            <text:p>0.749389</text:p>
          </table:table-cell>
          <table:table-cell office:value-type="float" office:value="0.130811" calcext:value-type="float">
            <text:p>0.130811</text:p>
          </table:table-cell>
          <table:table-cell office:value-type="float" office:value="0" calcext:value-type="float">
            <text:p>0</text:p>
          </table:table-cell>
          <table:table-cell office:value-type="float" office:value="147659" calcext:value-type="float">
            <text:p>147659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12</text:p>
          </table:table-cell>
          <table:table-cell office:value-type="float" office:value="0.780306" calcext:value-type="float">
            <text:p>0.780306</text:p>
          </table:table-cell>
          <table:table-cell office:value-type="float" office:value="0.143282" calcext:value-type="float">
            <text:p>0.143282</text:p>
          </table:table-cell>
          <table:table-cell office:value-type="float" office:value="0" calcext:value-type="float">
            <text:p>0</text:p>
          </table:table-cell>
          <table:table-cell office:value-type="float" office:value="171723" calcext:value-type="float">
            <text:p>171723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13</text:p>
          </table:table-cell>
          <table:table-cell office:value-type="float" office:value="0.759959" calcext:value-type="float">
            <text:p>0.759959</text:p>
          </table:table-cell>
          <table:table-cell office:value-type="float" office:value="0.151659" calcext:value-type="float">
            <text:p>0.151659</text:p>
          </table:table-cell>
          <table:table-cell office:value-type="float" office:value="0" calcext:value-type="float">
            <text:p>0</text:p>
          </table:table-cell>
          <table:table-cell office:value-type="float" office:value="167228" calcext:value-type="float">
            <text:p>167228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14</text:p>
          </table:table-cell>
          <table:table-cell office:value-type="float" office:value="0.780809" calcext:value-type="float">
            <text:p>0.780809</text:p>
          </table:table-cell>
          <table:table-cell office:value-type="float" office:value="0.148706" calcext:value-type="float">
            <text:p>0.148706</text:p>
          </table:table-cell>
          <table:table-cell office:value-type="float" office:value="0" calcext:value-type="float">
            <text:p>0</text:p>
          </table:table-cell>
          <table:table-cell office:value-type="float" office:value="146745" calcext:value-type="float">
            <text:p>146745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15</text:p>
          </table:table-cell>
          <table:table-cell office:value-type="float" office:value="0.739423" calcext:value-type="float">
            <text:p>0.739423</text:p>
          </table:table-cell>
          <table:table-cell office:value-type="float" office:value="0.12712" calcext:value-type="float">
            <text:p>0.12712</text:p>
          </table:table-cell>
          <table:table-cell office:value-type="float" office:value="0" calcext:value-type="float">
            <text:p>0</text:p>
          </table:table-cell>
          <table:table-cell office:value-type="float" office:value="125142" calcext:value-type="float">
            <text:p>12514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16</text:p>
          </table:table-cell>
          <table:table-cell office:value-type="float" office:value="0.666034" calcext:value-type="float">
            <text:p>0.666034</text:p>
          </table:table-cell>
          <table:table-cell office:value-type="float" office:value="0.130773" calcext:value-type="float">
            <text:p>0.130773</text:p>
          </table:table-cell>
          <table:table-cell office:value-type="float" office:value="0" calcext:value-type="float">
            <text:p>0</text:p>
          </table:table-cell>
          <table:table-cell office:value-type="float" office:value="140438" calcext:value-type="float">
            <text:p>140438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17</text:p>
          </table:table-cell>
          <table:table-cell office:value-type="float" office:value="0.751311" calcext:value-type="float">
            <text:p>0.751311</text:p>
          </table:table-cell>
          <table:table-cell office:value-type="float" office:value="0.088633" calcext:value-type="float">
            <text:p>0.088633</text:p>
          </table:table-cell>
          <table:table-cell office:value-type="float" office:value="0" calcext:value-type="float">
            <text:p>0</text:p>
          </table:table-cell>
          <table:table-cell office:value-type="float" office:value="133806" calcext:value-type="float">
            <text:p>133806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18</text:p>
          </table:table-cell>
          <table:table-cell office:value-type="float" office:value="0.792127" calcext:value-type="float">
            <text:p>0.792127</text:p>
          </table:table-cell>
          <table:table-cell office:value-type="float" office:value="0.155762" calcext:value-type="float">
            <text:p>0.155762</text:p>
          </table:table-cell>
          <table:table-cell office:value-type="float" office:value="0" calcext:value-type="float">
            <text:p>0</text:p>
          </table:table-cell>
          <table:table-cell office:value-type="float" office:value="162607" calcext:value-type="float">
            <text:p>162607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19</text:p>
          </table:table-cell>
          <table:table-cell office:value-type="float" office:value="0.761601" calcext:value-type="float">
            <text:p>0.761601</text:p>
          </table:table-cell>
          <table:table-cell office:value-type="float" office:value="0.11818" calcext:value-type="float">
            <text:p>0.11818</text:p>
          </table:table-cell>
          <table:table-cell office:value-type="float" office:value="0" calcext:value-type="float">
            <text:p>0</text:p>
          </table:table-cell>
          <table:table-cell office:value-type="float" office:value="174282" calcext:value-type="float">
            <text:p>174282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20</text:p>
          </table:table-cell>
          <table:table-cell office:value-type="float" office:value="0.774866" calcext:value-type="float">
            <text:p>0.774866</text:p>
          </table:table-cell>
          <table:table-cell office:value-type="float" office:value="0.167297" calcext:value-type="float">
            <text:p>0.167297</text:p>
          </table:table-cell>
          <table:table-cell office:value-type="float" office:value="0" calcext:value-type="float">
            <text:p>0</text:p>
          </table:table-cell>
          <table:table-cell office:value-type="float" office:value="173808" calcext:value-type="float">
            <text:p>173808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21</text:p>
          </table:table-cell>
          <table:table-cell office:value-type="float" office:value="0.894695" calcext:value-type="float">
            <text:p>0.894695</text:p>
          </table:table-cell>
          <table:table-cell office:value-type="float" office:value="0.156046" calcext:value-type="float">
            <text:p>0.156046</text:p>
          </table:table-cell>
          <table:table-cell office:value-type="float" office:value="0" calcext:value-type="float">
            <text:p>0</text:p>
          </table:table-cell>
          <table:table-cell office:value-type="float" office:value="173696" calcext:value-type="float">
            <text:p>173696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22</text:p>
          </table:table-cell>
          <table:table-cell office:value-type="float" office:value="0.77314" calcext:value-type="float">
            <text:p>0.77314</text:p>
          </table:table-cell>
          <table:table-cell office:value-type="float" office:value="0.11469" calcext:value-type="float">
            <text:p>0.11469</text:p>
          </table:table-cell>
          <table:table-cell office:value-type="float" office:value="0" calcext:value-type="float">
            <text:p>0</text:p>
          </table:table-cell>
          <table:table-cell office:value-type="float" office:value="134421" calcext:value-type="float">
            <text:p>134421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23</text:p>
          </table:table-cell>
          <table:table-cell office:value-type="float" office:value="0.903395" calcext:value-type="float">
            <text:p>0.903395</text:p>
          </table:table-cell>
          <table:table-cell office:value-type="float" office:value="0.18222" calcext:value-type="float">
            <text:p>0.18222</text:p>
          </table:table-cell>
          <table:table-cell office:value-type="float" office:value="0" calcext:value-type="float">
            <text:p>0</text:p>
          </table:table-cell>
          <table:table-cell office:value-type="float" office:value="169424" calcext:value-type="float">
            <text:p>169424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24</text:p>
          </table:table-cell>
          <table:table-cell office:value-type="float" office:value="0.894704" calcext:value-type="float">
            <text:p>0.894704</text:p>
          </table:table-cell>
          <table:table-cell office:value-type="float" office:value="0.164927" calcext:value-type="float">
            <text:p>0.164927</text:p>
          </table:table-cell>
          <table:table-cell office:value-type="float" office:value="0" calcext:value-type="float">
            <text:p>0</text:p>
          </table:table-cell>
          <table:table-cell office:value-type="float" office:value="191746" calcext:value-type="float">
            <text:p>191746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25</text:p>
          </table:table-cell>
          <table:table-cell office:value-type="float" office:value="0.788201" calcext:value-type="float">
            <text:p>0.788201</text:p>
          </table:table-cell>
          <table:table-cell office:value-type="float" office:value="0.125139" calcext:value-type="float">
            <text:p>0.125139</text:p>
          </table:table-cell>
          <table:table-cell office:value-type="float" office:value="0" calcext:value-type="float">
            <text:p>0</text:p>
          </table:table-cell>
          <table:table-cell office:value-type="float" office:value="148830" calcext:value-type="float">
            <text:p>148830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26</text:p>
          </table:table-cell>
          <table:table-cell office:value-type="float" office:value="0.713332" calcext:value-type="float">
            <text:p>0.713332</text:p>
          </table:table-cell>
          <table:table-cell office:value-type="float" office:value="0.135348" calcext:value-type="float">
            <text:p>0.135348</text:p>
          </table:table-cell>
          <table:table-cell office:value-type="float" office:value="0" calcext:value-type="float">
            <text:p>0</text:p>
          </table:table-cell>
          <table:table-cell office:value-type="float" office:value="134561" calcext:value-type="float">
            <text:p>134561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27</text:p>
          </table:table-cell>
          <table:table-cell office:value-type="float" office:value="0.831167" calcext:value-type="float">
            <text:p>0.831167</text:p>
          </table:table-cell>
          <table:table-cell office:value-type="float" office:value="0.191561" calcext:value-type="float">
            <text:p>0.191561</text:p>
          </table:table-cell>
          <table:table-cell office:value-type="float" office:value="0" calcext:value-type="float">
            <text:p>0</text:p>
          </table:table-cell>
          <table:table-cell office:value-type="float" office:value="165716" calcext:value-type="float">
            <text:p>165716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28</text:p>
          </table:table-cell>
          <table:table-cell office:value-type="float" office:value="0.797992" calcext:value-type="float">
            <text:p>0.797992</text:p>
          </table:table-cell>
          <table:table-cell office:value-type="float" office:value="0.149408" calcext:value-type="float">
            <text:p>0.149408</text:p>
          </table:table-cell>
          <table:table-cell office:value-type="float" office:value="0" calcext:value-type="float">
            <text:p>0</text:p>
          </table:table-cell>
          <table:table-cell office:value-type="float" office:value="150348" calcext:value-type="float">
            <text:p>150348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29</text:p>
          </table:table-cell>
          <table:table-cell office:value-type="float" office:value="0.785068" calcext:value-type="float">
            <text:p>0.785068</text:p>
          </table:table-cell>
          <table:table-cell office:value-type="float" office:value="0.095181" calcext:value-type="float">
            <text:p>0.095181</text:p>
          </table:table-cell>
          <table:table-cell office:value-type="float" office:value="0" calcext:value-type="float">
            <text:p>0</text:p>
          </table:table-cell>
          <table:table-cell office:value-type="float" office:value="124576" calcext:value-type="float">
            <text:p>124576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30</text:p>
          </table:table-cell>
          <table:table-cell office:value-type="float" office:value="0.843369" calcext:value-type="float">
            <text:p>0.843369</text:p>
          </table:table-cell>
          <table:table-cell office:value-type="float" office:value="0.126906" calcext:value-type="float">
            <text:p>0.126906</text:p>
          </table:table-cell>
          <table:table-cell office:value-type="float" office:value="0" calcext:value-type="float">
            <text:p>0</text:p>
          </table:table-cell>
          <table:table-cell office:value-type="float" office:value="144519" calcext:value-type="float">
            <text:p>144519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31</text:p>
          </table:table-cell>
          <table:table-cell office:value-type="float" office:value="0.823155" calcext:value-type="float">
            <text:p>0.823155</text:p>
          </table:table-cell>
          <table:table-cell office:value-type="float" office:value="0.163223" calcext:value-type="float">
            <text:p>0.163223</text:p>
          </table:table-cell>
          <table:table-cell office:value-type="float" office:value="0" calcext:value-type="float">
            <text:p>0</text:p>
          </table:table-cell>
          <table:table-cell office:value-type="float" office:value="162938" calcext:value-type="float">
            <text:p>162938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32</text:p>
          </table:table-cell>
          <table:table-cell office:value-type="float" office:value="0.771434" calcext:value-type="float">
            <text:p>0.771434</text:p>
          </table:table-cell>
          <table:table-cell office:value-type="float" office:value="0.132858" calcext:value-type="float">
            <text:p>0.132858</text:p>
          </table:table-cell>
          <table:table-cell office:value-type="float" office:value="0" calcext:value-type="float">
            <text:p>0</text:p>
          </table:table-cell>
          <table:table-cell office:value-type="float" office:value="153601" calcext:value-type="float">
            <text:p>153601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33</text:p>
          </table:table-cell>
          <table:table-cell office:value-type="float" office:value="0.765358" calcext:value-type="float">
            <text:p>0.765358</text:p>
          </table:table-cell>
          <table:table-cell office:value-type="float" office:value="0.155049" calcext:value-type="float">
            <text:p>0.155049</text:p>
          </table:table-cell>
          <table:table-cell office:value-type="float" office:value="0" calcext:value-type="float">
            <text:p>0</text:p>
          </table:table-cell>
          <table:table-cell office:value-type="float" office:value="142670" calcext:value-type="float">
            <text:p>142670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34</text:p>
          </table:table-cell>
          <table:table-cell office:value-type="float" office:value="0.748713" calcext:value-type="float">
            <text:p>0.748713</text:p>
          </table:table-cell>
          <table:table-cell office:value-type="float" office:value="0.093045" calcext:value-type="float">
            <text:p>0.093045</text:p>
          </table:table-cell>
          <table:table-cell office:value-type="float" office:value="0" calcext:value-type="float">
            <text:p>0</text:p>
          </table:table-cell>
          <table:table-cell office:value-type="float" office:value="138067" calcext:value-type="float">
            <text:p>138067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35</text:p>
          </table:table-cell>
          <table:table-cell office:value-type="float" office:value="0.733201" calcext:value-type="float">
            <text:p>0.733201</text:p>
          </table:table-cell>
          <table:table-cell office:value-type="float" office:value="0.090275" calcext:value-type="float">
            <text:p>0.090275</text:p>
          </table:table-cell>
          <table:table-cell office:value-type="float" office:value="0" calcext:value-type="float">
            <text:p>0</text:p>
          </table:table-cell>
          <table:table-cell office:value-type="float" office:value="142070" calcext:value-type="float">
            <text:p>14207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36</text:p>
          </table:table-cell>
          <table:table-cell office:value-type="float" office:value="0.698306" calcext:value-type="float">
            <text:p>0.698306</text:p>
          </table:table-cell>
          <table:table-cell office:value-type="float" office:value="0.099499" calcext:value-type="float">
            <text:p>0.099499</text:p>
          </table:table-cell>
          <table:table-cell office:value-type="float" office:value="0" calcext:value-type="float">
            <text:p>0</text:p>
          </table:table-cell>
          <table:table-cell office:value-type="float" office:value="132098" calcext:value-type="float">
            <text:p>132098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37</text:p>
          </table:table-cell>
          <table:table-cell office:value-type="float" office:value="0.749591" calcext:value-type="float">
            <text:p>0.749591</text:p>
          </table:table-cell>
          <table:table-cell office:value-type="float" office:value="0.117355" calcext:value-type="float">
            <text:p>0.117355</text:p>
          </table:table-cell>
          <table:table-cell office:value-type="float" office:value="0" calcext:value-type="float">
            <text:p>0</text:p>
          </table:table-cell>
          <table:table-cell office:value-type="float" office:value="145433" calcext:value-type="float">
            <text:p>145433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38</text:p>
          </table:table-cell>
          <table:table-cell office:value-type="float" office:value="0.925696" calcext:value-type="float">
            <text:p>0.925696</text:p>
          </table:table-cell>
          <table:table-cell office:value-type="float" office:value="0.082931" calcext:value-type="float">
            <text:p>0.082931</text:p>
          </table:table-cell>
          <table:table-cell office:value-type="float" office:value="0" calcext:value-type="float">
            <text:p>0</text:p>
          </table:table-cell>
          <table:table-cell office:value-type="float" office:value="147345" calcext:value-type="float">
            <text:p>147345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39</text:p>
          </table:table-cell>
          <table:table-cell office:value-type="float" office:value="0.763256" calcext:value-type="float">
            <text:p>0.763256</text:p>
          </table:table-cell>
          <table:table-cell office:value-type="float" office:value="0.143704" calcext:value-type="float">
            <text:p>0.143704</text:p>
          </table:table-cell>
          <table:table-cell office:value-type="float" office:value="0" calcext:value-type="float">
            <text:p>0</text:p>
          </table:table-cell>
          <table:table-cell office:value-type="float" office:value="140716" calcext:value-type="float">
            <text:p>140716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40</text:p>
          </table:table-cell>
          <table:table-cell office:value-type="float" office:value="0.767553" calcext:value-type="float">
            <text:p>0.767553</text:p>
          </table:table-cell>
          <table:table-cell office:value-type="float" office:value="0.109144" calcext:value-type="float">
            <text:p>0.109144</text:p>
          </table:table-cell>
          <table:table-cell office:value-type="float" office:value="0" calcext:value-type="float">
            <text:p>0</text:p>
          </table:table-cell>
          <table:table-cell office:value-type="float" office:value="144722" calcext:value-type="float">
            <text:p>144722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41</text:p>
          </table:table-cell>
          <table:table-cell office:value-type="float" office:value="0.681288" calcext:value-type="float">
            <text:p>0.681288</text:p>
          </table:table-cell>
          <table:table-cell office:value-type="float" office:value="0.084333" calcext:value-type="float">
            <text:p>0.084333</text:p>
          </table:table-cell>
          <table:table-cell office:value-type="float" office:value="0" calcext:value-type="float">
            <text:p>0</text:p>
          </table:table-cell>
          <table:table-cell office:value-type="float" office:value="125127" calcext:value-type="float">
            <text:p>125127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42</text:p>
          </table:table-cell>
          <table:table-cell office:value-type="float" office:value="0.672859" calcext:value-type="float">
            <text:p>0.672859</text:p>
          </table:table-cell>
          <table:table-cell office:value-type="float" office:value="0.127655" calcext:value-type="float">
            <text:p>0.127655</text:p>
          </table:table-cell>
          <table:table-cell office:value-type="float" office:value="0" calcext:value-type="float">
            <text:p>0</text:p>
          </table:table-cell>
          <table:table-cell office:value-type="float" office:value="138950" calcext:value-type="float">
            <text:p>138950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43</text:p>
          </table:table-cell>
          <table:table-cell office:value-type="float" office:value="0.670719" calcext:value-type="float">
            <text:p>0.670719</text:p>
          </table:table-cell>
          <table:table-cell office:value-type="float" office:value="0.146108" calcext:value-type="float">
            <text:p>0.146108</text:p>
          </table:table-cell>
          <table:table-cell office:value-type="float" office:value="0" calcext:value-type="float">
            <text:p>0</text:p>
          </table:table-cell>
          <table:table-cell office:value-type="float" office:value="160315" calcext:value-type="float">
            <text:p>16031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44</text:p>
          </table:table-cell>
          <table:table-cell office:value-type="float" office:value="0.653781" calcext:value-type="float">
            <text:p>0.653781</text:p>
          </table:table-cell>
          <table:table-cell office:value-type="float" office:value="0.081213" calcext:value-type="float">
            <text:p>0.081213</text:p>
          </table:table-cell>
          <table:table-cell office:value-type="float" office:value="0" calcext:value-type="float">
            <text:p>0</text:p>
          </table:table-cell>
          <table:table-cell office:value-type="float" office:value="122530" calcext:value-type="float">
            <text:p>12253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45</text:p>
          </table:table-cell>
          <table:table-cell office:value-type="float" office:value="0.63988" calcext:value-type="float">
            <text:p>0.63988</text:p>
          </table:table-cell>
          <table:table-cell office:value-type="float" office:value="0.122332" calcext:value-type="float">
            <text:p>0.122332</text:p>
          </table:table-cell>
          <table:table-cell office:value-type="float" office:value="0" calcext:value-type="float">
            <text:p>0</text:p>
          </table:table-cell>
          <table:table-cell office:value-type="float" office:value="143015" calcext:value-type="float">
            <text:p>143015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46</text:p>
          </table:table-cell>
          <table:table-cell office:value-type="float" office:value="0.671553" calcext:value-type="float">
            <text:p>0.671553</text:p>
          </table:table-cell>
          <table:table-cell office:value-type="float" office:value="0.135512" calcext:value-type="float">
            <text:p>0.135512</text:p>
          </table:table-cell>
          <table:table-cell office:value-type="float" office:value="0" calcext:value-type="float">
            <text:p>0</text:p>
          </table:table-cell>
          <table:table-cell office:value-type="float" office:value="166711" calcext:value-type="float">
            <text:p>166711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47</text:p>
          </table:table-cell>
          <table:table-cell office:value-type="float" office:value="0.769224" calcext:value-type="float">
            <text:p>0.769224</text:p>
          </table:table-cell>
          <table:table-cell office:value-type="float" office:value="0.14792" calcext:value-type="float">
            <text:p>0.14792</text:p>
          </table:table-cell>
          <table:table-cell office:value-type="float" office:value="0" calcext:value-type="float">
            <text:p>0</text:p>
          </table:table-cell>
          <table:table-cell office:value-type="float" office:value="176702" calcext:value-type="float">
            <text:p>176702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48</text:p>
          </table:table-cell>
          <table:table-cell office:value-type="float" office:value="0.686089" calcext:value-type="float">
            <text:p>0.686089</text:p>
          </table:table-cell>
          <table:table-cell office:value-type="float" office:value="0.114179" calcext:value-type="float">
            <text:p>0.114179</text:p>
          </table:table-cell>
          <table:table-cell office:value-type="float" office:value="0" calcext:value-type="float">
            <text:p>0</text:p>
          </table:table-cell>
          <table:table-cell office:value-type="float" office:value="138291" calcext:value-type="float">
            <text:p>138291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49</text:p>
          </table:table-cell>
          <table:table-cell office:value-type="float" office:value="0.818305" calcext:value-type="float">
            <text:p>0.818305</text:p>
          </table:table-cell>
          <table:table-cell office:value-type="float" office:value="0.115899" calcext:value-type="float">
            <text:p>0.115899</text:p>
          </table:table-cell>
          <table:table-cell office:value-type="float" office:value="0" calcext:value-type="float">
            <text:p>0</text:p>
          </table:table-cell>
          <table:table-cell office:value-type="float" office:value="157243" calcext:value-type="float">
            <text:p>157243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50</text:p>
          </table:table-cell>
          <table:table-cell office:value-type="float" office:value="0.758156" calcext:value-type="float">
            <text:p>0.758156</text:p>
          </table:table-cell>
          <table:table-cell office:value-type="float" office:value="0.119449" calcext:value-type="float">
            <text:p>0.119449</text:p>
          </table:table-cell>
          <table:table-cell office:value-type="float" office:value="0" calcext:value-type="float">
            <text:p>0</text:p>
          </table:table-cell>
          <table:table-cell office:value-type="float" office:value="158368" calcext:value-type="float">
            <text:p>158368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51</text:p>
          </table:table-cell>
          <table:table-cell office:value-type="float" office:value="0.812026" calcext:value-type="float">
            <text:p>0.812026</text:p>
          </table:table-cell>
          <table:table-cell office:value-type="float" office:value="0.152674" calcext:value-type="float">
            <text:p>0.152674</text:p>
          </table:table-cell>
          <table:table-cell office:value-type="float" office:value="0" calcext:value-type="float">
            <text:p>0</text:p>
          </table:table-cell>
          <table:table-cell office:value-type="float" office:value="156790" calcext:value-type="float">
            <text:p>156790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52</text:p>
          </table:table-cell>
          <table:table-cell office:value-type="float" office:value="0.692882" calcext:value-type="float">
            <text:p>0.692882</text:p>
          </table:table-cell>
          <table:table-cell office:value-type="float" office:value="0.134998" calcext:value-type="float">
            <text:p>0.134998</text:p>
          </table:table-cell>
          <table:table-cell office:value-type="float" office:value="0" calcext:value-type="float">
            <text:p>0</text:p>
          </table:table-cell>
          <table:table-cell office:value-type="float" office:value="145068" calcext:value-type="float">
            <text:p>145068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53</text:p>
          </table:table-cell>
          <table:table-cell office:value-type="float" office:value="0.787875" calcext:value-type="float">
            <text:p>0.787875</text:p>
          </table:table-cell>
          <table:table-cell office:value-type="float" office:value="0.123583" calcext:value-type="float">
            <text:p>0.123583</text:p>
          </table:table-cell>
          <table:table-cell office:value-type="float" office:value="0" calcext:value-type="float">
            <text:p>0</text:p>
          </table:table-cell>
          <table:table-cell office:value-type="float" office:value="143827" calcext:value-type="float">
            <text:p>143827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54</text:p>
          </table:table-cell>
          <table:table-cell office:value-type="float" office:value="0.825663" calcext:value-type="float">
            <text:p>0.825663</text:p>
          </table:table-cell>
          <table:table-cell office:value-type="float" office:value="0.167767" calcext:value-type="float">
            <text:p>0.167767</text:p>
          </table:table-cell>
          <table:table-cell office:value-type="float" office:value="0" calcext:value-type="float">
            <text:p>0</text:p>
          </table:table-cell>
          <table:table-cell office:value-type="float" office:value="194616" calcext:value-type="float">
            <text:p>194616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55</text:p>
          </table:table-cell>
          <table:table-cell office:value-type="float" office:value="0.884643" calcext:value-type="float">
            <text:p>0.884643</text:p>
          </table:table-cell>
          <table:table-cell office:value-type="float" office:value="0.17419" calcext:value-type="float">
            <text:p>0.17419</text:p>
          </table:table-cell>
          <table:table-cell office:value-type="float" office:value="0" calcext:value-type="float">
            <text:p>0</text:p>
          </table:table-cell>
          <table:table-cell office:value-type="float" office:value="189250" calcext:value-type="float">
            <text:p>189250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56</text:p>
          </table:table-cell>
          <table:table-cell office:value-type="float" office:value="0.700569" calcext:value-type="float">
            <text:p>0.700569</text:p>
          </table:table-cell>
          <table:table-cell office:value-type="float" office:value="0.132861" calcext:value-type="float">
            <text:p>0.132861</text:p>
          </table:table-cell>
          <table:table-cell office:value-type="float" office:value="0" calcext:value-type="float">
            <text:p>0</text:p>
          </table:table-cell>
          <table:table-cell office:value-type="float" office:value="152233" calcext:value-type="float">
            <text:p>152233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57</text:p>
          </table:table-cell>
          <table:table-cell office:value-type="float" office:value="0.816343" calcext:value-type="float">
            <text:p>0.816343</text:p>
          </table:table-cell>
          <table:table-cell office:value-type="float" office:value="0.129812" calcext:value-type="float">
            <text:p>0.129812</text:p>
          </table:table-cell>
          <table:table-cell office:value-type="float" office:value="0" calcext:value-type="float">
            <text:p>0</text:p>
          </table:table-cell>
          <table:table-cell office:value-type="float" office:value="168620" calcext:value-type="float">
            <text:p>168620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58</text:p>
          </table:table-cell>
          <table:table-cell office:value-type="float" office:value="0.843022" calcext:value-type="float">
            <text:p>0.843022</text:p>
          </table:table-cell>
          <table:table-cell office:value-type="float" office:value="0.137398" calcext:value-type="float">
            <text:p>0.137398</text:p>
          </table:table-cell>
          <table:table-cell office:value-type="float" office:value="0" calcext:value-type="float">
            <text:p>0</text:p>
          </table:table-cell>
          <table:table-cell office:value-type="float" office:value="171658" calcext:value-type="float">
            <text:p>171658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2:59</text:p>
          </table:table-cell>
          <table:table-cell office:value-type="float" office:value="0.84545" calcext:value-type="float">
            <text:p>0.84545</text:p>
          </table:table-cell>
          <table:table-cell office:value-type="float" office:value="0.102465" calcext:value-type="float">
            <text:p>0.102465</text:p>
          </table:table-cell>
          <table:table-cell office:value-type="float" office:value="0" calcext:value-type="float">
            <text:p>0</text:p>
          </table:table-cell>
          <table:table-cell office:value-type="float" office:value="128113" calcext:value-type="float">
            <text:p>128113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00</text:p>
          </table:table-cell>
          <table:table-cell office:value-type="float" office:value="0.806352" calcext:value-type="float">
            <text:p>0.806352</text:p>
          </table:table-cell>
          <table:table-cell office:value-type="float" office:value="0.119424" calcext:value-type="float">
            <text:p>0.119424</text:p>
          </table:table-cell>
          <table:table-cell office:value-type="float" office:value="0" calcext:value-type="float">
            <text:p>0</text:p>
          </table:table-cell>
          <table:table-cell office:value-type="float" office:value="159662" calcext:value-type="float">
            <text:p>159662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01</text:p>
          </table:table-cell>
          <table:table-cell office:value-type="float" office:value="0.711064" calcext:value-type="float">
            <text:p>0.711064</text:p>
          </table:table-cell>
          <table:table-cell office:value-type="float" office:value="0.140834" calcext:value-type="float">
            <text:p>0.140834</text:p>
          </table:table-cell>
          <table:table-cell office:value-type="float" office:value="0" calcext:value-type="float">
            <text:p>0</text:p>
          </table:table-cell>
          <table:table-cell office:value-type="float" office:value="150877" calcext:value-type="float">
            <text:p>150877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02</text:p>
          </table:table-cell>
          <table:table-cell office:value-type="float" office:value="0.78212" calcext:value-type="float">
            <text:p>0.78212</text:p>
          </table:table-cell>
          <table:table-cell office:value-type="float" office:value="0.154976" calcext:value-type="float">
            <text:p>0.154976</text:p>
          </table:table-cell>
          <table:table-cell office:value-type="float" office:value="0" calcext:value-type="float">
            <text:p>0</text:p>
          </table:table-cell>
          <table:table-cell office:value-type="float" office:value="172270" calcext:value-type="float">
            <text:p>172270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03</text:p>
          </table:table-cell>
          <table:table-cell office:value-type="float" office:value="0.902357" calcext:value-type="float">
            <text:p>0.902357</text:p>
          </table:table-cell>
          <table:table-cell office:value-type="float" office:value="0.203287" calcext:value-type="float">
            <text:p>0.203287</text:p>
          </table:table-cell>
          <table:table-cell office:value-type="float" office:value="0" calcext:value-type="float">
            <text:p>0</text:p>
          </table:table-cell>
          <table:table-cell office:value-type="float" office:value="196017" calcext:value-type="float">
            <text:p>196017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04</text:p>
          </table:table-cell>
          <table:table-cell office:value-type="float" office:value="0.728184" calcext:value-type="float">
            <text:p>0.728184</text:p>
          </table:table-cell>
          <table:table-cell office:value-type="float" office:value="0.145825" calcext:value-type="float">
            <text:p>0.145825</text:p>
          </table:table-cell>
          <table:table-cell office:value-type="float" office:value="0" calcext:value-type="float">
            <text:p>0</text:p>
          </table:table-cell>
          <table:table-cell office:value-type="float" office:value="139422" calcext:value-type="float">
            <text:p>139422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05</text:p>
          </table:table-cell>
          <table:table-cell office:value-type="float" office:value="0.826178" calcext:value-type="float">
            <text:p>0.826178</text:p>
          </table:table-cell>
          <table:table-cell office:value-type="float" office:value="0.111215" calcext:value-type="float">
            <text:p>0.111215</text:p>
          </table:table-cell>
          <table:table-cell office:value-type="float" office:value="0" calcext:value-type="float">
            <text:p>0</text:p>
          </table:table-cell>
          <table:table-cell office:value-type="float" office:value="160542" calcext:value-type="float">
            <text:p>16054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06</text:p>
          </table:table-cell>
          <table:table-cell office:value-type="float" office:value="0.835637" calcext:value-type="float">
            <text:p>0.835637</text:p>
          </table:table-cell>
          <table:table-cell office:value-type="float" office:value="0.101034" calcext:value-type="float">
            <text:p>0.101034</text:p>
          </table:table-cell>
          <table:table-cell office:value-type="float" office:value="0" calcext:value-type="float">
            <text:p>0</text:p>
          </table:table-cell>
          <table:table-cell office:value-type="float" office:value="125460" calcext:value-type="float">
            <text:p>125460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07</text:p>
          </table:table-cell>
          <table:table-cell office:value-type="float" office:value="0.745954" calcext:value-type="float">
            <text:p>0.745954</text:p>
          </table:table-cell>
          <table:table-cell office:value-type="float" office:value="0.130226" calcext:value-type="float">
            <text:p>0.130226</text:p>
          </table:table-cell>
          <table:table-cell office:value-type="float" office:value="0" calcext:value-type="float">
            <text:p>0</text:p>
          </table:table-cell>
          <table:table-cell office:value-type="float" office:value="142423" calcext:value-type="float">
            <text:p>142423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08</text:p>
          </table:table-cell>
          <table:table-cell office:value-type="float" office:value="0.852108" calcext:value-type="float">
            <text:p>0.852108</text:p>
          </table:table-cell>
          <table:table-cell office:value-type="float" office:value="0.178944" calcext:value-type="float">
            <text:p>0.178944</text:p>
          </table:table-cell>
          <table:table-cell office:value-type="float" office:value="0" calcext:value-type="float">
            <text:p>0</text:p>
          </table:table-cell>
          <table:table-cell office:value-type="float" office:value="164998" calcext:value-type="float">
            <text:p>164998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09</text:p>
          </table:table-cell>
          <table:table-cell office:value-type="float" office:value="0.787993" calcext:value-type="float">
            <text:p>0.787993</text:p>
          </table:table-cell>
          <table:table-cell office:value-type="float" office:value="0.128248" calcext:value-type="float">
            <text:p>0.128248</text:p>
          </table:table-cell>
          <table:table-cell office:value-type="float" office:value="0" calcext:value-type="float">
            <text:p>0</text:p>
          </table:table-cell>
          <table:table-cell office:value-type="float" office:value="143999" calcext:value-type="float">
            <text:p>143999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10</text:p>
          </table:table-cell>
          <table:table-cell office:value-type="float" office:value="0.764875" calcext:value-type="float">
            <text:p>0.764875</text:p>
          </table:table-cell>
          <table:table-cell office:value-type="float" office:value="0.139351" calcext:value-type="float">
            <text:p>0.139351</text:p>
          </table:table-cell>
          <table:table-cell office:value-type="float" office:value="0" calcext:value-type="float">
            <text:p>0</text:p>
          </table:table-cell>
          <table:table-cell office:value-type="float" office:value="145762" calcext:value-type="float">
            <text:p>145762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11</text:p>
          </table:table-cell>
          <table:table-cell office:value-type="float" office:value="0.722372" calcext:value-type="float">
            <text:p>0.722372</text:p>
          </table:table-cell>
          <table:table-cell office:value-type="float" office:value="0.106894" calcext:value-type="float">
            <text:p>0.106894</text:p>
          </table:table-cell>
          <table:table-cell office:value-type="float" office:value="0" calcext:value-type="float">
            <text:p>0</text:p>
          </table:table-cell>
          <table:table-cell office:value-type="float" office:value="139532" calcext:value-type="float">
            <text:p>139532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12</text:p>
          </table:table-cell>
          <table:table-cell office:value-type="float" office:value="0.778954" calcext:value-type="float">
            <text:p>0.778954</text:p>
          </table:table-cell>
          <table:table-cell office:value-type="float" office:value="0.131977" calcext:value-type="float">
            <text:p>0.131977</text:p>
          </table:table-cell>
          <table:table-cell office:value-type="float" office:value="0" calcext:value-type="float">
            <text:p>0</text:p>
          </table:table-cell>
          <table:table-cell office:value-type="float" office:value="152837" calcext:value-type="float">
            <text:p>152837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13</text:p>
          </table:table-cell>
          <table:table-cell office:value-type="float" office:value="0.849085" calcext:value-type="float">
            <text:p>0.849085</text:p>
          </table:table-cell>
          <table:table-cell office:value-type="float" office:value="0.134689" calcext:value-type="float">
            <text:p>0.134689</text:p>
          </table:table-cell>
          <table:table-cell office:value-type="float" office:value="0" calcext:value-type="float">
            <text:p>0</text:p>
          </table:table-cell>
          <table:table-cell office:value-type="float" office:value="153851" calcext:value-type="float">
            <text:p>153851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14</text:p>
          </table:table-cell>
          <table:table-cell office:value-type="float" office:value="0.738596" calcext:value-type="float">
            <text:p>0.738596</text:p>
          </table:table-cell>
          <table:table-cell office:value-type="float" office:value="0.079284" calcext:value-type="float">
            <text:p>0.079284</text:p>
          </table:table-cell>
          <table:table-cell office:value-type="float" office:value="0" calcext:value-type="float">
            <text:p>0</text:p>
          </table:table-cell>
          <table:table-cell office:value-type="float" office:value="123015" calcext:value-type="float">
            <text:p>123015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15</text:p>
          </table:table-cell>
          <table:table-cell office:value-type="float" office:value="0.708112" calcext:value-type="float">
            <text:p>0.708112</text:p>
          </table:table-cell>
          <table:table-cell office:value-type="float" office:value="0.144573" calcext:value-type="float">
            <text:p>0.144573</text:p>
          </table:table-cell>
          <table:table-cell office:value-type="float" office:value="0" calcext:value-type="float">
            <text:p>0</text:p>
          </table:table-cell>
          <table:table-cell office:value-type="float" office:value="169151" calcext:value-type="float">
            <text:p>169151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16</text:p>
          </table:table-cell>
          <table:table-cell office:value-type="float" office:value="0.807565" calcext:value-type="float">
            <text:p>0.807565</text:p>
          </table:table-cell>
          <table:table-cell office:value-type="float" office:value="0.140674" calcext:value-type="float">
            <text:p>0.140674</text:p>
          </table:table-cell>
          <table:table-cell office:value-type="float" office:value="0" calcext:value-type="float">
            <text:p>0</text:p>
          </table:table-cell>
          <table:table-cell office:value-type="float" office:value="165749" calcext:value-type="float">
            <text:p>165749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17</text:p>
          </table:table-cell>
          <table:table-cell office:value-type="float" office:value="0.824138" calcext:value-type="float">
            <text:p>0.824138</text:p>
          </table:table-cell>
          <table:table-cell office:value-type="float" office:value="0.184874" calcext:value-type="float">
            <text:p>0.184874</text:p>
          </table:table-cell>
          <table:table-cell office:value-type="float" office:value="0" calcext:value-type="float">
            <text:p>0</text:p>
          </table:table-cell>
          <table:table-cell office:value-type="float" office:value="199288" calcext:value-type="float">
            <text:p>19928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18</text:p>
          </table:table-cell>
          <table:table-cell office:value-type="float" office:value="0.813912" calcext:value-type="float">
            <text:p>0.813912</text:p>
          </table:table-cell>
          <table:table-cell office:value-type="float" office:value="0.0838" calcext:value-type="float">
            <text:p>0.0838</text:p>
          </table:table-cell>
          <table:table-cell office:value-type="float" office:value="0" calcext:value-type="float">
            <text:p>0</text:p>
          </table:table-cell>
          <table:table-cell office:value-type="float" office:value="148049" calcext:value-type="float">
            <text:p>148049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19</text:p>
          </table:table-cell>
          <table:table-cell office:value-type="float" office:value="0.813509" calcext:value-type="float">
            <text:p>0.813509</text:p>
          </table:table-cell>
          <table:table-cell office:value-type="float" office:value="0.117655" calcext:value-type="float">
            <text:p>0.117655</text:p>
          </table:table-cell>
          <table:table-cell office:value-type="float" office:value="0" calcext:value-type="float">
            <text:p>0</text:p>
          </table:table-cell>
          <table:table-cell office:value-type="float" office:value="163449" calcext:value-type="float">
            <text:p>163449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20</text:p>
          </table:table-cell>
          <table:table-cell office:value-type="float" office:value="1.043871" calcext:value-type="float">
            <text:p>1.043871</text:p>
          </table:table-cell>
          <table:table-cell office:value-type="float" office:value="0.127553" calcext:value-type="float">
            <text:p>0.127553</text:p>
          </table:table-cell>
          <table:table-cell office:value-type="float" office:value="0" calcext:value-type="float">
            <text:p>0</text:p>
          </table:table-cell>
          <table:table-cell office:value-type="float" office:value="153902" calcext:value-type="float">
            <text:p>153902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21</text:p>
          </table:table-cell>
          <table:table-cell office:value-type="float" office:value="0.971459" calcext:value-type="float">
            <text:p>0.971459</text:p>
          </table:table-cell>
          <table:table-cell office:value-type="float" office:value="0.165586" calcext:value-type="float">
            <text:p>0.165586</text:p>
          </table:table-cell>
          <table:table-cell office:value-type="float" office:value="0" calcext:value-type="float">
            <text:p>0</text:p>
          </table:table-cell>
          <table:table-cell office:value-type="float" office:value="152163" calcext:value-type="float">
            <text:p>152163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22</text:p>
          </table:table-cell>
          <table:table-cell office:value-type="float" office:value="0.804218" calcext:value-type="float">
            <text:p>0.804218</text:p>
          </table:table-cell>
          <table:table-cell office:value-type="float" office:value="0.126795" calcext:value-type="float">
            <text:p>0.126795</text:p>
          </table:table-cell>
          <table:table-cell office:value-type="float" office:value="0" calcext:value-type="float">
            <text:p>0</text:p>
          </table:table-cell>
          <table:table-cell office:value-type="float" office:value="169788" calcext:value-type="float">
            <text:p>169788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23</text:p>
          </table:table-cell>
          <table:table-cell office:value-type="float" office:value="0.811921" calcext:value-type="float">
            <text:p>0.811921</text:p>
          </table:table-cell>
          <table:table-cell office:value-type="float" office:value="0.160146" calcext:value-type="float">
            <text:p>0.160146</text:p>
          </table:table-cell>
          <table:table-cell office:value-type="float" office:value="0" calcext:value-type="float">
            <text:p>0</text:p>
          </table:table-cell>
          <table:table-cell office:value-type="float" office:value="154713" calcext:value-type="float">
            <text:p>154713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24</text:p>
          </table:table-cell>
          <table:table-cell office:value-type="float" office:value="0.801701" calcext:value-type="float">
            <text:p>0.801701</text:p>
          </table:table-cell>
          <table:table-cell office:value-type="float" office:value="0.139809" calcext:value-type="float">
            <text:p>0.139809</text:p>
          </table:table-cell>
          <table:table-cell office:value-type="float" office:value="0" calcext:value-type="float">
            <text:p>0</text:p>
          </table:table-cell>
          <table:table-cell office:value-type="float" office:value="166894" calcext:value-type="float">
            <text:p>166894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25</text:p>
          </table:table-cell>
          <table:table-cell office:value-type="float" office:value="0.741226" calcext:value-type="float">
            <text:p>0.741226</text:p>
          </table:table-cell>
          <table:table-cell office:value-type="float" office:value="0.119176" calcext:value-type="float">
            <text:p>0.119176</text:p>
          </table:table-cell>
          <table:table-cell office:value-type="float" office:value="0" calcext:value-type="float">
            <text:p>0</text:p>
          </table:table-cell>
          <table:table-cell office:value-type="float" office:value="138298" calcext:value-type="float">
            <text:p>138298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26</text:p>
          </table:table-cell>
          <table:table-cell office:value-type="float" office:value="0.781145" calcext:value-type="float">
            <text:p>0.781145</text:p>
          </table:table-cell>
          <table:table-cell office:value-type="float" office:value="0.142402" calcext:value-type="float">
            <text:p>0.142402</text:p>
          </table:table-cell>
          <table:table-cell office:value-type="float" office:value="0" calcext:value-type="float">
            <text:p>0</text:p>
          </table:table-cell>
          <table:table-cell office:value-type="float" office:value="161510" calcext:value-type="float">
            <text:p>16151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27</text:p>
          </table:table-cell>
          <table:table-cell office:value-type="float" office:value="0.692078" calcext:value-type="float">
            <text:p>0.692078</text:p>
          </table:table-cell>
          <table:table-cell office:value-type="float" office:value="0.106875" calcext:value-type="float">
            <text:p>0.106875</text:p>
          </table:table-cell>
          <table:table-cell office:value-type="float" office:value="0" calcext:value-type="float">
            <text:p>0</text:p>
          </table:table-cell>
          <table:table-cell office:value-type="float" office:value="116684" calcext:value-type="float">
            <text:p>116684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28</text:p>
          </table:table-cell>
          <table:table-cell office:value-type="float" office:value="0.738248" calcext:value-type="float">
            <text:p>0.738248</text:p>
          </table:table-cell>
          <table:table-cell office:value-type="float" office:value="0.197827" calcext:value-type="float">
            <text:p>0.197827</text:p>
          </table:table-cell>
          <table:table-cell office:value-type="float" office:value="0" calcext:value-type="float">
            <text:p>0</text:p>
          </table:table-cell>
          <table:table-cell office:value-type="float" office:value="180650" calcext:value-type="float">
            <text:p>18065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29</text:p>
          </table:table-cell>
          <table:table-cell office:value-type="float" office:value="0.882683" calcext:value-type="float">
            <text:p>0.882683</text:p>
          </table:table-cell>
          <table:table-cell office:value-type="float" office:value="0.109946" calcext:value-type="float">
            <text:p>0.109946</text:p>
          </table:table-cell>
          <table:table-cell office:value-type="float" office:value="0" calcext:value-type="float">
            <text:p>0</text:p>
          </table:table-cell>
          <table:table-cell office:value-type="float" office:value="142642" calcext:value-type="float">
            <text:p>142642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30</text:p>
          </table:table-cell>
          <table:table-cell office:value-type="float" office:value="0.842941" calcext:value-type="float">
            <text:p>0.842941</text:p>
          </table:table-cell>
          <table:table-cell office:value-type="float" office:value="0.145607" calcext:value-type="float">
            <text:p>0.145607</text:p>
          </table:table-cell>
          <table:table-cell office:value-type="float" office:value="0" calcext:value-type="float">
            <text:p>0</text:p>
          </table:table-cell>
          <table:table-cell office:value-type="float" office:value="170294" calcext:value-type="float">
            <text:p>170294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31</text:p>
          </table:table-cell>
          <table:table-cell office:value-type="float" office:value="0.81146" calcext:value-type="float">
            <text:p>0.81146</text:p>
          </table:table-cell>
          <table:table-cell office:value-type="float" office:value="0.182711" calcext:value-type="float">
            <text:p>0.182711</text:p>
          </table:table-cell>
          <table:table-cell office:value-type="float" office:value="0" calcext:value-type="float">
            <text:p>0</text:p>
          </table:table-cell>
          <table:table-cell office:value-type="float" office:value="157289" calcext:value-type="float">
            <text:p>157289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32</text:p>
          </table:table-cell>
          <table:table-cell office:value-type="float" office:value="0.859114" calcext:value-type="float">
            <text:p>0.859114</text:p>
          </table:table-cell>
          <table:table-cell office:value-type="float" office:value="0.132448" calcext:value-type="float">
            <text:p>0.132448</text:p>
          </table:table-cell>
          <table:table-cell office:value-type="float" office:value="0" calcext:value-type="float">
            <text:p>0</text:p>
          </table:table-cell>
          <table:table-cell office:value-type="float" office:value="170383" calcext:value-type="float">
            <text:p>170383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33</text:p>
          </table:table-cell>
          <table:table-cell office:value-type="float" office:value="0.743313" calcext:value-type="float">
            <text:p>0.743313</text:p>
          </table:table-cell>
          <table:table-cell office:value-type="float" office:value="0.116348" calcext:value-type="float">
            <text:p>0.116348</text:p>
          </table:table-cell>
          <table:table-cell office:value-type="float" office:value="0" calcext:value-type="float">
            <text:p>0</text:p>
          </table:table-cell>
          <table:table-cell office:value-type="float" office:value="131986" calcext:value-type="float">
            <text:p>131986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34</text:p>
          </table:table-cell>
          <table:table-cell office:value-type="float" office:value="0.804572" calcext:value-type="float">
            <text:p>0.804572</text:p>
          </table:table-cell>
          <table:table-cell office:value-type="float" office:value="0.170007" calcext:value-type="float">
            <text:p>0.170007</text:p>
          </table:table-cell>
          <table:table-cell office:value-type="float" office:value="0" calcext:value-type="float">
            <text:p>0</text:p>
          </table:table-cell>
          <table:table-cell office:value-type="float" office:value="161888" calcext:value-type="float">
            <text:p>161888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35</text:p>
          </table:table-cell>
          <table:table-cell office:value-type="float" office:value="0.879113" calcext:value-type="float">
            <text:p>0.879113</text:p>
          </table:table-cell>
          <table:table-cell office:value-type="float" office:value="0.120381" calcext:value-type="float">
            <text:p>0.120381</text:p>
          </table:table-cell>
          <table:table-cell office:value-type="float" office:value="0" calcext:value-type="float">
            <text:p>0</text:p>
          </table:table-cell>
          <table:table-cell office:value-type="float" office:value="155824" calcext:value-type="float">
            <text:p>155824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36</text:p>
          </table:table-cell>
          <table:table-cell office:value-type="float" office:value="0.751533" calcext:value-type="float">
            <text:p>0.751533</text:p>
          </table:table-cell>
          <table:table-cell office:value-type="float" office:value="0.149346" calcext:value-type="float">
            <text:p>0.149346</text:p>
          </table:table-cell>
          <table:table-cell office:value-type="float" office:value="0" calcext:value-type="float">
            <text:p>0</text:p>
          </table:table-cell>
          <table:table-cell office:value-type="float" office:value="168400" calcext:value-type="float">
            <text:p>168400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37</text:p>
          </table:table-cell>
          <table:table-cell office:value-type="float" office:value="0.811469" calcext:value-type="float">
            <text:p>0.811469</text:p>
          </table:table-cell>
          <table:table-cell office:value-type="float" office:value="0.134154" calcext:value-type="float">
            <text:p>0.134154</text:p>
          </table:table-cell>
          <table:table-cell office:value-type="float" office:value="0" calcext:value-type="float">
            <text:p>0</text:p>
          </table:table-cell>
          <table:table-cell office:value-type="float" office:value="147822" calcext:value-type="float">
            <text:p>147822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38</text:p>
          </table:table-cell>
          <table:table-cell office:value-type="float" office:value="0.813382" calcext:value-type="float">
            <text:p>0.813382</text:p>
          </table:table-cell>
          <table:table-cell office:value-type="float" office:value="0.149381" calcext:value-type="float">
            <text:p>0.149381</text:p>
          </table:table-cell>
          <table:table-cell office:value-type="float" office:value="0" calcext:value-type="float">
            <text:p>0</text:p>
          </table:table-cell>
          <table:table-cell office:value-type="float" office:value="148515" calcext:value-type="float">
            <text:p>148515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39</text:p>
          </table:table-cell>
          <table:table-cell office:value-type="float" office:value="0.73381" calcext:value-type="float">
            <text:p>0.73381</text:p>
          </table:table-cell>
          <table:table-cell office:value-type="float" office:value="0.154347" calcext:value-type="float">
            <text:p>0.154347</text:p>
          </table:table-cell>
          <table:table-cell office:value-type="float" office:value="0" calcext:value-type="float">
            <text:p>0</text:p>
          </table:table-cell>
          <table:table-cell office:value-type="float" office:value="173385" calcext:value-type="float">
            <text:p>17338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40</text:p>
          </table:table-cell>
          <table:table-cell office:value-type="float" office:value="0.789895" calcext:value-type="float">
            <text:p>0.789895</text:p>
          </table:table-cell>
          <table:table-cell office:value-type="float" office:value="0.142157" calcext:value-type="float">
            <text:p>0.142157</text:p>
          </table:table-cell>
          <table:table-cell office:value-type="float" office:value="0" calcext:value-type="float">
            <text:p>0</text:p>
          </table:table-cell>
          <table:table-cell office:value-type="float" office:value="148035" calcext:value-type="float">
            <text:p>14803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41</text:p>
          </table:table-cell>
          <table:table-cell office:value-type="float" office:value="0.792816" calcext:value-type="float">
            <text:p>0.792816</text:p>
          </table:table-cell>
          <table:table-cell office:value-type="float" office:value="0.097757" calcext:value-type="float">
            <text:p>0.097757</text:p>
          </table:table-cell>
          <table:table-cell office:value-type="float" office:value="0" calcext:value-type="float">
            <text:p>0</text:p>
          </table:table-cell>
          <table:table-cell office:value-type="float" office:value="138716" calcext:value-type="float">
            <text:p>138716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42</text:p>
          </table:table-cell>
          <table:table-cell office:value-type="float" office:value="0.874304" calcext:value-type="float">
            <text:p>0.874304</text:p>
          </table:table-cell>
          <table:table-cell office:value-type="float" office:value="0.092187" calcext:value-type="float">
            <text:p>0.092187</text:p>
          </table:table-cell>
          <table:table-cell office:value-type="float" office:value="0" calcext:value-type="float">
            <text:p>0</text:p>
          </table:table-cell>
          <table:table-cell office:value-type="float" office:value="154693" calcext:value-type="float">
            <text:p>154693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43</text:p>
          </table:table-cell>
          <table:table-cell office:value-type="float" office:value="0.840015" calcext:value-type="float">
            <text:p>0.840015</text:p>
          </table:table-cell>
          <table:table-cell office:value-type="float" office:value="0.131322" calcext:value-type="float">
            <text:p>0.131322</text:p>
          </table:table-cell>
          <table:table-cell office:value-type="float" office:value="0" calcext:value-type="float">
            <text:p>0</text:p>
          </table:table-cell>
          <table:table-cell office:value-type="float" office:value="148432" calcext:value-type="float">
            <text:p>148432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44</text:p>
          </table:table-cell>
          <table:table-cell office:value-type="float" office:value="0.750596" calcext:value-type="float">
            <text:p>0.750596</text:p>
          </table:table-cell>
          <table:table-cell office:value-type="float" office:value="0.158045" calcext:value-type="float">
            <text:p>0.158045</text:p>
          </table:table-cell>
          <table:table-cell office:value-type="float" office:value="0" calcext:value-type="float">
            <text:p>0</text:p>
          </table:table-cell>
          <table:table-cell office:value-type="float" office:value="182452" calcext:value-type="float">
            <text:p>182452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45</text:p>
          </table:table-cell>
          <table:table-cell office:value-type="float" office:value="0.644645" calcext:value-type="float">
            <text:p>0.644645</text:p>
          </table:table-cell>
          <table:table-cell office:value-type="float" office:value="0.129843" calcext:value-type="float">
            <text:p>0.129843</text:p>
          </table:table-cell>
          <table:table-cell office:value-type="float" office:value="0" calcext:value-type="float">
            <text:p>0</text:p>
          </table:table-cell>
          <table:table-cell office:value-type="float" office:value="157479" calcext:value-type="float">
            <text:p>157479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46</text:p>
          </table:table-cell>
          <table:table-cell office:value-type="float" office:value="0.750723" calcext:value-type="float">
            <text:p>0.750723</text:p>
          </table:table-cell>
          <table:table-cell office:value-type="float" office:value="0.090986" calcext:value-type="float">
            <text:p>0.090986</text:p>
          </table:table-cell>
          <table:table-cell office:value-type="float" office:value="0" calcext:value-type="float">
            <text:p>0</text:p>
          </table:table-cell>
          <table:table-cell office:value-type="float" office:value="131201" calcext:value-type="float">
            <text:p>131201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47</text:p>
          </table:table-cell>
          <table:table-cell office:value-type="float" office:value="0.831142" calcext:value-type="float">
            <text:p>0.831142</text:p>
          </table:table-cell>
          <table:table-cell office:value-type="float" office:value="0.108933" calcext:value-type="float">
            <text:p>0.108933</text:p>
          </table:table-cell>
          <table:table-cell office:value-type="float" office:value="0" calcext:value-type="float">
            <text:p>0</text:p>
          </table:table-cell>
          <table:table-cell office:value-type="float" office:value="161611" calcext:value-type="float">
            <text:p>161611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48</text:p>
          </table:table-cell>
          <table:table-cell office:value-type="float" office:value="0.846486" calcext:value-type="float">
            <text:p>0.846486</text:p>
          </table:table-cell>
          <table:table-cell office:value-type="float" office:value="0.089356" calcext:value-type="float">
            <text:p>0.089356</text:p>
          </table:table-cell>
          <table:table-cell office:value-type="float" office:value="0" calcext:value-type="float">
            <text:p>0</text:p>
          </table:table-cell>
          <table:table-cell office:value-type="float" office:value="121282" calcext:value-type="float">
            <text:p>121282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49</text:p>
          </table:table-cell>
          <table:table-cell office:value-type="float" office:value="0.812801" calcext:value-type="float">
            <text:p>0.812801</text:p>
          </table:table-cell>
          <table:table-cell office:value-type="float" office:value="0.113738" calcext:value-type="float">
            <text:p>0.113738</text:p>
          </table:table-cell>
          <table:table-cell office:value-type="float" office:value="0" calcext:value-type="float">
            <text:p>0</text:p>
          </table:table-cell>
          <table:table-cell office:value-type="float" office:value="140487" calcext:value-type="float">
            <text:p>140487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50</text:p>
          </table:table-cell>
          <table:table-cell office:value-type="float" office:value="0.651276" calcext:value-type="float">
            <text:p>0.651276</text:p>
          </table:table-cell>
          <table:table-cell office:value-type="float" office:value="0.092642" calcext:value-type="float">
            <text:p>0.092642</text:p>
          </table:table-cell>
          <table:table-cell office:value-type="float" office:value="0" calcext:value-type="float">
            <text:p>0</text:p>
          </table:table-cell>
          <table:table-cell office:value-type="float" office:value="148297" calcext:value-type="float">
            <text:p>148297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51</text:p>
          </table:table-cell>
          <table:table-cell office:value-type="float" office:value="0.770058" calcext:value-type="float">
            <text:p>0.770058</text:p>
          </table:table-cell>
          <table:table-cell office:value-type="float" office:value="0.12397" calcext:value-type="float">
            <text:p>0.12397</text:p>
          </table:table-cell>
          <table:table-cell office:value-type="float" office:value="0" calcext:value-type="float">
            <text:p>0</text:p>
          </table:table-cell>
          <table:table-cell office:value-type="float" office:value="160159" calcext:value-type="float">
            <text:p>160159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52</text:p>
          </table:table-cell>
          <table:table-cell office:value-type="float" office:value="0.69491" calcext:value-type="float">
            <text:p>0.69491</text:p>
          </table:table-cell>
          <table:table-cell office:value-type="float" office:value="0.206631" calcext:value-type="float">
            <text:p>0.206631</text:p>
          </table:table-cell>
          <table:table-cell office:value-type="float" office:value="0" calcext:value-type="float">
            <text:p>0</text:p>
          </table:table-cell>
          <table:table-cell office:value-type="float" office:value="196923" calcext:value-type="float">
            <text:p>196923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53</text:p>
          </table:table-cell>
          <table:table-cell office:value-type="float" office:value="0.740625" calcext:value-type="float">
            <text:p>0.740625</text:p>
          </table:table-cell>
          <table:table-cell office:value-type="float" office:value="0.178371" calcext:value-type="float">
            <text:p>0.178371</text:p>
          </table:table-cell>
          <table:table-cell office:value-type="float" office:value="0" calcext:value-type="float">
            <text:p>0</text:p>
          </table:table-cell>
          <table:table-cell office:value-type="float" office:value="148223" calcext:value-type="float">
            <text:p>148223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54</text:p>
          </table:table-cell>
          <table:table-cell office:value-type="float" office:value="0.837779" calcext:value-type="float">
            <text:p>0.837779</text:p>
          </table:table-cell>
          <table:table-cell office:value-type="float" office:value="0.259864" calcext:value-type="float">
            <text:p>0.259864</text:p>
          </table:table-cell>
          <table:table-cell office:value-type="float" office:value="0" calcext:value-type="float">
            <text:p>0</text:p>
          </table:table-cell>
          <table:table-cell office:value-type="float" office:value="187384" calcext:value-type="float">
            <text:p>187384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55</text:p>
          </table:table-cell>
          <table:table-cell office:value-type="float" office:value="0.819782" calcext:value-type="float">
            <text:p>0.819782</text:p>
          </table:table-cell>
          <table:table-cell office:value-type="float" office:value="0.111242" calcext:value-type="float">
            <text:p>0.111242</text:p>
          </table:table-cell>
          <table:table-cell office:value-type="float" office:value="0" calcext:value-type="float">
            <text:p>0</text:p>
          </table:table-cell>
          <table:table-cell office:value-type="float" office:value="143723" calcext:value-type="float">
            <text:p>143723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56</text:p>
          </table:table-cell>
          <table:table-cell office:value-type="float" office:value="0.883579" calcext:value-type="float">
            <text:p>0.883579</text:p>
          </table:table-cell>
          <table:table-cell office:value-type="float" office:value="0.147537" calcext:value-type="float">
            <text:p>0.147537</text:p>
          </table:table-cell>
          <table:table-cell office:value-type="float" office:value="0" calcext:value-type="float">
            <text:p>0</text:p>
          </table:table-cell>
          <table:table-cell office:value-type="float" office:value="148899" calcext:value-type="float">
            <text:p>148899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57</text:p>
          </table:table-cell>
          <table:table-cell office:value-type="float" office:value="0.754444" calcext:value-type="float">
            <text:p>0.754444</text:p>
          </table:table-cell>
          <table:table-cell office:value-type="float" office:value="0.159114" calcext:value-type="float">
            <text:p>0.159114</text:p>
          </table:table-cell>
          <table:table-cell office:value-type="float" office:value="0" calcext:value-type="float">
            <text:p>0</text:p>
          </table:table-cell>
          <table:table-cell office:value-type="float" office:value="153017" calcext:value-type="float">
            <text:p>153017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58</text:p>
          </table:table-cell>
          <table:table-cell office:value-type="float" office:value="0.802607" calcext:value-type="float">
            <text:p>0.802607</text:p>
          </table:table-cell>
          <table:table-cell office:value-type="float" office:value="0.116163" calcext:value-type="float">
            <text:p>0.116163</text:p>
          </table:table-cell>
          <table:table-cell office:value-type="float" office:value="0" calcext:value-type="float">
            <text:p>0</text:p>
          </table:table-cell>
          <table:table-cell office:value-type="float" office:value="136932" calcext:value-type="float">
            <text:p>13693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3:59</text:p>
          </table:table-cell>
          <table:table-cell office:value-type="float" office:value="0.807581" calcext:value-type="float">
            <text:p>0.807581</text:p>
          </table:table-cell>
          <table:table-cell office:value-type="float" office:value="0.122484" calcext:value-type="float">
            <text:p>0.122484</text:p>
          </table:table-cell>
          <table:table-cell office:value-type="float" office:value="0" calcext:value-type="float">
            <text:p>0</text:p>
          </table:table-cell>
          <table:table-cell office:value-type="float" office:value="150082" calcext:value-type="float">
            <text:p>150082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00</text:p>
          </table:table-cell>
          <table:table-cell office:value-type="float" office:value="0.84841" calcext:value-type="float">
            <text:p>0.84841</text:p>
          </table:table-cell>
          <table:table-cell office:value-type="float" office:value="0.119717" calcext:value-type="float">
            <text:p>0.119717</text:p>
          </table:table-cell>
          <table:table-cell office:value-type="float" office:value="0" calcext:value-type="float">
            <text:p>0</text:p>
          </table:table-cell>
          <table:table-cell office:value-type="float" office:value="144460" calcext:value-type="float">
            <text:p>144460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01</text:p>
          </table:table-cell>
          <table:table-cell office:value-type="float" office:value="0.753245" calcext:value-type="float">
            <text:p>0.753245</text:p>
          </table:table-cell>
          <table:table-cell office:value-type="float" office:value="0.184271" calcext:value-type="float">
            <text:p>0.184271</text:p>
          </table:table-cell>
          <table:table-cell office:value-type="float" office:value="0" calcext:value-type="float">
            <text:p>0</text:p>
          </table:table-cell>
          <table:table-cell office:value-type="float" office:value="154004" calcext:value-type="float">
            <text:p>154004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02</text:p>
          </table:table-cell>
          <table:table-cell office:value-type="float" office:value="0.85957" calcext:value-type="float">
            <text:p>0.85957</text:p>
          </table:table-cell>
          <table:table-cell office:value-type="float" office:value="0.214755" calcext:value-type="float">
            <text:p>0.214755</text:p>
          </table:table-cell>
          <table:table-cell office:value-type="float" office:value="0" calcext:value-type="float">
            <text:p>0</text:p>
          </table:table-cell>
          <table:table-cell office:value-type="float" office:value="176444" calcext:value-type="float">
            <text:p>176444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03</text:p>
          </table:table-cell>
          <table:table-cell office:value-type="float" office:value="0.850061" calcext:value-type="float">
            <text:p>0.850061</text:p>
          </table:table-cell>
          <table:table-cell office:value-type="float" office:value="0.184682" calcext:value-type="float">
            <text:p>0.184682</text:p>
          </table:table-cell>
          <table:table-cell office:value-type="float" office:value="0" calcext:value-type="float">
            <text:p>0</text:p>
          </table:table-cell>
          <table:table-cell office:value-type="float" office:value="155539" calcext:value-type="float">
            <text:p>155539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04</text:p>
          </table:table-cell>
          <table:table-cell office:value-type="float" office:value="0.84113" calcext:value-type="float">
            <text:p>0.84113</text:p>
          </table:table-cell>
          <table:table-cell office:value-type="float" office:value="0.120757" calcext:value-type="float">
            <text:p>0.120757</text:p>
          </table:table-cell>
          <table:table-cell office:value-type="float" office:value="0" calcext:value-type="float">
            <text:p>0</text:p>
          </table:table-cell>
          <table:table-cell office:value-type="float" office:value="141974" calcext:value-type="float">
            <text:p>141974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05</text:p>
          </table:table-cell>
          <table:table-cell office:value-type="float" office:value="0.746224" calcext:value-type="float">
            <text:p>0.746224</text:p>
          </table:table-cell>
          <table:table-cell office:value-type="float" office:value="0.114244" calcext:value-type="float">
            <text:p>0.114244</text:p>
          </table:table-cell>
          <table:table-cell office:value-type="float" office:value="0" calcext:value-type="float">
            <text:p>0</text:p>
          </table:table-cell>
          <table:table-cell office:value-type="float" office:value="149719" calcext:value-type="float">
            <text:p>149719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06</text:p>
          </table:table-cell>
          <table:table-cell office:value-type="float" office:value="0.698698" calcext:value-type="float">
            <text:p>0.698698</text:p>
          </table:table-cell>
          <table:table-cell office:value-type="float" office:value="0.165931" calcext:value-type="float">
            <text:p>0.165931</text:p>
          </table:table-cell>
          <table:table-cell office:value-type="float" office:value="0" calcext:value-type="float">
            <text:p>0</text:p>
          </table:table-cell>
          <table:table-cell office:value-type="float" office:value="153568" calcext:value-type="float">
            <text:p>153568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07</text:p>
          </table:table-cell>
          <table:table-cell office:value-type="float" office:value="0.688133" calcext:value-type="float">
            <text:p>0.688133</text:p>
          </table:table-cell>
          <table:table-cell office:value-type="float" office:value="0.100706" calcext:value-type="float">
            <text:p>0.100706</text:p>
          </table:table-cell>
          <table:table-cell office:value-type="float" office:value="0" calcext:value-type="float">
            <text:p>0</text:p>
          </table:table-cell>
          <table:table-cell office:value-type="float" office:value="154327" calcext:value-type="float">
            <text:p>154327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08</text:p>
          </table:table-cell>
          <table:table-cell office:value-type="float" office:value="0.646827" calcext:value-type="float">
            <text:p>0.646827</text:p>
          </table:table-cell>
          <table:table-cell office:value-type="float" office:value="0.09856" calcext:value-type="float">
            <text:p>0.09856</text:p>
          </table:table-cell>
          <table:table-cell office:value-type="float" office:value="0" calcext:value-type="float">
            <text:p>0</text:p>
          </table:table-cell>
          <table:table-cell office:value-type="float" office:value="127164" calcext:value-type="float">
            <text:p>127164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09</text:p>
          </table:table-cell>
          <table:table-cell office:value-type="float" office:value="0.750726" calcext:value-type="float">
            <text:p>0.750726</text:p>
          </table:table-cell>
          <table:table-cell office:value-type="float" office:value="0.160475" calcext:value-type="float">
            <text:p>0.160475</text:p>
          </table:table-cell>
          <table:table-cell office:value-type="float" office:value="0" calcext:value-type="float">
            <text:p>0</text:p>
          </table:table-cell>
          <table:table-cell office:value-type="float" office:value="153462" calcext:value-type="float">
            <text:p>153462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10</text:p>
          </table:table-cell>
          <table:table-cell office:value-type="float" office:value="0.769824" calcext:value-type="float">
            <text:p>0.769824</text:p>
          </table:table-cell>
          <table:table-cell office:value-type="float" office:value="0.155778" calcext:value-type="float">
            <text:p>0.155778</text:p>
          </table:table-cell>
          <table:table-cell office:value-type="float" office:value="0" calcext:value-type="float">
            <text:p>0</text:p>
          </table:table-cell>
          <table:table-cell office:value-type="float" office:value="166751" calcext:value-type="float">
            <text:p>166751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11</text:p>
          </table:table-cell>
          <table:table-cell office:value-type="float" office:value="0.783753" calcext:value-type="float">
            <text:p>0.783753</text:p>
          </table:table-cell>
          <table:table-cell office:value-type="float" office:value="0.212186" calcext:value-type="float">
            <text:p>0.212186</text:p>
          </table:table-cell>
          <table:table-cell office:value-type="float" office:value="0" calcext:value-type="float">
            <text:p>0</text:p>
          </table:table-cell>
          <table:table-cell office:value-type="float" office:value="184215" calcext:value-type="float">
            <text:p>184215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12</text:p>
          </table:table-cell>
          <table:table-cell office:value-type="float" office:value="0.710828" calcext:value-type="float">
            <text:p>0.710828</text:p>
          </table:table-cell>
          <table:table-cell office:value-type="float" office:value="0.11045" calcext:value-type="float">
            <text:p>0.11045</text:p>
          </table:table-cell>
          <table:table-cell office:value-type="float" office:value="0" calcext:value-type="float">
            <text:p>0</text:p>
          </table:table-cell>
          <table:table-cell office:value-type="float" office:value="140958" calcext:value-type="float">
            <text:p>140958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13</text:p>
          </table:table-cell>
          <table:table-cell office:value-type="float" office:value="0.76573" calcext:value-type="float">
            <text:p>0.76573</text:p>
          </table:table-cell>
          <table:table-cell office:value-type="float" office:value="0.146827" calcext:value-type="float">
            <text:p>0.146827</text:p>
          </table:table-cell>
          <table:table-cell office:value-type="float" office:value="0" calcext:value-type="float">
            <text:p>0</text:p>
          </table:table-cell>
          <table:table-cell office:value-type="float" office:value="154653" calcext:value-type="float">
            <text:p>154653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14</text:p>
          </table:table-cell>
          <table:table-cell office:value-type="float" office:value="0.713959" calcext:value-type="float">
            <text:p>0.713959</text:p>
          </table:table-cell>
          <table:table-cell office:value-type="float" office:value="0.127981" calcext:value-type="float">
            <text:p>0.127981</text:p>
          </table:table-cell>
          <table:table-cell office:value-type="float" office:value="0" calcext:value-type="float">
            <text:p>0</text:p>
          </table:table-cell>
          <table:table-cell office:value-type="float" office:value="143922" calcext:value-type="float">
            <text:p>143922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15</text:p>
          </table:table-cell>
          <table:table-cell office:value-type="float" office:value="0.768118" calcext:value-type="float">
            <text:p>0.768118</text:p>
          </table:table-cell>
          <table:table-cell office:value-type="float" office:value="0.250871" calcext:value-type="float">
            <text:p>0.250871</text:p>
          </table:table-cell>
          <table:table-cell office:value-type="float" office:value="0" calcext:value-type="float">
            <text:p>0</text:p>
          </table:table-cell>
          <table:table-cell office:value-type="float" office:value="192476" calcext:value-type="float">
            <text:p>192476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16</text:p>
          </table:table-cell>
          <table:table-cell office:value-type="float" office:value="0.81535" calcext:value-type="float">
            <text:p>0.81535</text:p>
          </table:table-cell>
          <table:table-cell office:value-type="float" office:value="0.176322" calcext:value-type="float">
            <text:p>0.176322</text:p>
          </table:table-cell>
          <table:table-cell office:value-type="float" office:value="0" calcext:value-type="float">
            <text:p>0</text:p>
          </table:table-cell>
          <table:table-cell office:value-type="float" office:value="149959" calcext:value-type="float">
            <text:p>149959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17</text:p>
          </table:table-cell>
          <table:table-cell office:value-type="float" office:value="0.767697" calcext:value-type="float">
            <text:p>0.767697</text:p>
          </table:table-cell>
          <table:table-cell office:value-type="float" office:value="0.124882" calcext:value-type="float">
            <text:p>0.124882</text:p>
          </table:table-cell>
          <table:table-cell office:value-type="float" office:value="0" calcext:value-type="float">
            <text:p>0</text:p>
          </table:table-cell>
          <table:table-cell office:value-type="float" office:value="141930" calcext:value-type="float">
            <text:p>141930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18</text:p>
          </table:table-cell>
          <table:table-cell office:value-type="float" office:value="0.751325" calcext:value-type="float">
            <text:p>0.751325</text:p>
          </table:table-cell>
          <table:table-cell office:value-type="float" office:value="0.137151" calcext:value-type="float">
            <text:p>0.137151</text:p>
          </table:table-cell>
          <table:table-cell office:value-type="float" office:value="0" calcext:value-type="float">
            <text:p>0</text:p>
          </table:table-cell>
          <table:table-cell office:value-type="float" office:value="162733" calcext:value-type="float">
            <text:p>162733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19</text:p>
          </table:table-cell>
          <table:table-cell office:value-type="float" office:value="0.837366" calcext:value-type="float">
            <text:p>0.837366</text:p>
          </table:table-cell>
          <table:table-cell office:value-type="float" office:value="0.211522" calcext:value-type="float">
            <text:p>0.211522</text:p>
          </table:table-cell>
          <table:table-cell office:value-type="float" office:value="0" calcext:value-type="float">
            <text:p>0</text:p>
          </table:table-cell>
          <table:table-cell office:value-type="float" office:value="161868" calcext:value-type="float">
            <text:p>161868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20</text:p>
          </table:table-cell>
          <table:table-cell office:value-type="float" office:value="0.837299" calcext:value-type="float">
            <text:p>0.837299</text:p>
          </table:table-cell>
          <table:table-cell office:value-type="float" office:value="0.094966" calcext:value-type="float">
            <text:p>0.094966</text:p>
          </table:table-cell>
          <table:table-cell office:value-type="float" office:value="0" calcext:value-type="float">
            <text:p>0</text:p>
          </table:table-cell>
          <table:table-cell office:value-type="float" office:value="123816" calcext:value-type="float">
            <text:p>123816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21</text:p>
          </table:table-cell>
          <table:table-cell office:value-type="float" office:value="0.759035" calcext:value-type="float">
            <text:p>0.759035</text:p>
          </table:table-cell>
          <table:table-cell office:value-type="float" office:value="0.139872" calcext:value-type="float">
            <text:p>0.139872</text:p>
          </table:table-cell>
          <table:table-cell office:value-type="float" office:value="0" calcext:value-type="float">
            <text:p>0</text:p>
          </table:table-cell>
          <table:table-cell office:value-type="float" office:value="133598" calcext:value-type="float">
            <text:p>133598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22</text:p>
          </table:table-cell>
          <table:table-cell office:value-type="float" office:value="0.816424" calcext:value-type="float">
            <text:p>0.816424</text:p>
          </table:table-cell>
          <table:table-cell office:value-type="float" office:value="0.175103" calcext:value-type="float">
            <text:p>0.175103</text:p>
          </table:table-cell>
          <table:table-cell office:value-type="float" office:value="0" calcext:value-type="float">
            <text:p>0</text:p>
          </table:table-cell>
          <table:table-cell office:value-type="float" office:value="188960" calcext:value-type="float">
            <text:p>18896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23</text:p>
          </table:table-cell>
          <table:table-cell office:value-type="float" office:value="0.804201" calcext:value-type="float">
            <text:p>0.804201</text:p>
          </table:table-cell>
          <table:table-cell office:value-type="float" office:value="0.163229" calcext:value-type="float">
            <text:p>0.163229</text:p>
          </table:table-cell>
          <table:table-cell office:value-type="float" office:value="0" calcext:value-type="float">
            <text:p>0</text:p>
          </table:table-cell>
          <table:table-cell office:value-type="float" office:value="153605" calcext:value-type="float">
            <text:p>153605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24</text:p>
          </table:table-cell>
          <table:table-cell office:value-type="float" office:value="0.910683" calcext:value-type="float">
            <text:p>0.910683</text:p>
          </table:table-cell>
          <table:table-cell office:value-type="float" office:value="0.110455" calcext:value-type="float">
            <text:p>0.110455</text:p>
          </table:table-cell>
          <table:table-cell office:value-type="float" office:value="0" calcext:value-type="float">
            <text:p>0</text:p>
          </table:table-cell>
          <table:table-cell office:value-type="float" office:value="138770" calcext:value-type="float">
            <text:p>138770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25</text:p>
          </table:table-cell>
          <table:table-cell office:value-type="float" office:value="0.823365" calcext:value-type="float">
            <text:p>0.823365</text:p>
          </table:table-cell>
          <table:table-cell office:value-type="float" office:value="0.186851" calcext:value-type="float">
            <text:p>0.186851</text:p>
          </table:table-cell>
          <table:table-cell office:value-type="float" office:value="0" calcext:value-type="float">
            <text:p>0</text:p>
          </table:table-cell>
          <table:table-cell office:value-type="float" office:value="153339" calcext:value-type="float">
            <text:p>153339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26</text:p>
          </table:table-cell>
          <table:table-cell office:value-type="float" office:value="0.810799" calcext:value-type="float">
            <text:p>0.810799</text:p>
          </table:table-cell>
          <table:table-cell office:value-type="float" office:value="0.125196" calcext:value-type="float">
            <text:p>0.125196</text:p>
          </table:table-cell>
          <table:table-cell office:value-type="float" office:value="0" calcext:value-type="float">
            <text:p>0</text:p>
          </table:table-cell>
          <table:table-cell office:value-type="float" office:value="136536" calcext:value-type="float">
            <text:p>136536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27</text:p>
          </table:table-cell>
          <table:table-cell office:value-type="float" office:value="0.736096" calcext:value-type="float">
            <text:p>0.736096</text:p>
          </table:table-cell>
          <table:table-cell office:value-type="float" office:value="0.10721" calcext:value-type="float">
            <text:p>0.10721</text:p>
          </table:table-cell>
          <table:table-cell office:value-type="float" office:value="0" calcext:value-type="float">
            <text:p>0</text:p>
          </table:table-cell>
          <table:table-cell office:value-type="float" office:value="167302" calcext:value-type="float">
            <text:p>167302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28</text:p>
          </table:table-cell>
          <table:table-cell office:value-type="float" office:value="0.80677" calcext:value-type="float">
            <text:p>0.80677</text:p>
          </table:table-cell>
          <table:table-cell office:value-type="float" office:value="0.132426" calcext:value-type="float">
            <text:p>0.132426</text:p>
          </table:table-cell>
          <table:table-cell office:value-type="float" office:value="0" calcext:value-type="float">
            <text:p>0</text:p>
          </table:table-cell>
          <table:table-cell office:value-type="float" office:value="176342" calcext:value-type="float">
            <text:p>176342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29</text:p>
          </table:table-cell>
          <table:table-cell office:value-type="float" office:value="0.717006" calcext:value-type="float">
            <text:p>0.717006</text:p>
          </table:table-cell>
          <table:table-cell office:value-type="float" office:value="0.098218" calcext:value-type="float">
            <text:p>0.098218</text:p>
          </table:table-cell>
          <table:table-cell office:value-type="float" office:value="0" calcext:value-type="float">
            <text:p>0</text:p>
          </table:table-cell>
          <table:table-cell office:value-type="float" office:value="117533" calcext:value-type="float">
            <text:p>117533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30</text:p>
          </table:table-cell>
          <table:table-cell office:value-type="float" office:value="0.770266" calcext:value-type="float">
            <text:p>0.770266</text:p>
          </table:table-cell>
          <table:table-cell office:value-type="float" office:value="0.188118" calcext:value-type="float">
            <text:p>0.188118</text:p>
          </table:table-cell>
          <table:table-cell office:value-type="float" office:value="0" calcext:value-type="float">
            <text:p>0</text:p>
          </table:table-cell>
          <table:table-cell office:value-type="float" office:value="188538" calcext:value-type="float">
            <text:p>188538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31</text:p>
          </table:table-cell>
          <table:table-cell office:value-type="float" office:value="0.837677" calcext:value-type="float">
            <text:p>0.837677</text:p>
          </table:table-cell>
          <table:table-cell office:value-type="float" office:value="0.145033" calcext:value-type="float">
            <text:p>0.145033</text:p>
          </table:table-cell>
          <table:table-cell office:value-type="float" office:value="0" calcext:value-type="float">
            <text:p>0</text:p>
          </table:table-cell>
          <table:table-cell office:value-type="float" office:value="166033" calcext:value-type="float">
            <text:p>166033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32</text:p>
          </table:table-cell>
          <table:table-cell office:value-type="float" office:value="0.820235" calcext:value-type="float">
            <text:p>0.820235</text:p>
          </table:table-cell>
          <table:table-cell office:value-type="float" office:value="0.150882" calcext:value-type="float">
            <text:p>0.150882</text:p>
          </table:table-cell>
          <table:table-cell office:value-type="float" office:value="0" calcext:value-type="float">
            <text:p>0</text:p>
          </table:table-cell>
          <table:table-cell office:value-type="float" office:value="181163" calcext:value-type="float">
            <text:p>181163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33</text:p>
          </table:table-cell>
          <table:table-cell office:value-type="float" office:value="1.096255" calcext:value-type="float">
            <text:p>1.096255</text:p>
          </table:table-cell>
          <table:table-cell office:value-type="float" office:value="0.165821" calcext:value-type="float">
            <text:p>0.165821</text:p>
          </table:table-cell>
          <table:table-cell office:value-type="float" office:value="0" calcext:value-type="float">
            <text:p>0</text:p>
          </table:table-cell>
          <table:table-cell office:value-type="float" office:value="196033" calcext:value-type="float">
            <text:p>196033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34</text:p>
          </table:table-cell>
          <table:table-cell office:value-type="float" office:value="0.875639" calcext:value-type="float">
            <text:p>0.875639</text:p>
          </table:table-cell>
          <table:table-cell office:value-type="float" office:value="0.16959" calcext:value-type="float">
            <text:p>0.16959</text:p>
          </table:table-cell>
          <table:table-cell office:value-type="float" office:value="0" calcext:value-type="float">
            <text:p>0</text:p>
          </table:table-cell>
          <table:table-cell office:value-type="float" office:value="154869" calcext:value-type="float">
            <text:p>154869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35</text:p>
          </table:table-cell>
          <table:table-cell office:value-type="float" office:value="0.756573" calcext:value-type="float">
            <text:p>0.756573</text:p>
          </table:table-cell>
          <table:table-cell office:value-type="float" office:value="0.151785" calcext:value-type="float">
            <text:p>0.151785</text:p>
          </table:table-cell>
          <table:table-cell office:value-type="float" office:value="0" calcext:value-type="float">
            <text:p>0</text:p>
          </table:table-cell>
          <table:table-cell office:value-type="float" office:value="142760" calcext:value-type="float">
            <text:p>14276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36</text:p>
          </table:table-cell>
          <table:table-cell office:value-type="float" office:value="0.801007" calcext:value-type="float">
            <text:p>0.801007</text:p>
          </table:table-cell>
          <table:table-cell office:value-type="float" office:value="0.141241" calcext:value-type="float">
            <text:p>0.141241</text:p>
          </table:table-cell>
          <table:table-cell office:value-type="float" office:value="0" calcext:value-type="float">
            <text:p>0</text:p>
          </table:table-cell>
          <table:table-cell office:value-type="float" office:value="136300" calcext:value-type="float">
            <text:p>13630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37</text:p>
          </table:table-cell>
          <table:table-cell office:value-type="float" office:value="0.778928" calcext:value-type="float">
            <text:p>0.778928</text:p>
          </table:table-cell>
          <table:table-cell office:value-type="float" office:value="0.123182" calcext:value-type="float">
            <text:p>0.123182</text:p>
          </table:table-cell>
          <table:table-cell office:value-type="float" office:value="0" calcext:value-type="float">
            <text:p>0</text:p>
          </table:table-cell>
          <table:table-cell office:value-type="float" office:value="152630" calcext:value-type="float">
            <text:p>152630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38</text:p>
          </table:table-cell>
          <table:table-cell office:value-type="float" office:value="0.965312" calcext:value-type="float">
            <text:p>0.965312</text:p>
          </table:table-cell>
          <table:table-cell office:value-type="float" office:value="0.164249" calcext:value-type="float">
            <text:p>0.164249</text:p>
          </table:table-cell>
          <table:table-cell office:value-type="float" office:value="0" calcext:value-type="float">
            <text:p>0</text:p>
          </table:table-cell>
          <table:table-cell office:value-type="float" office:value="165311" calcext:value-type="float">
            <text:p>165311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39</text:p>
          </table:table-cell>
          <table:table-cell office:value-type="float" office:value="0.919904" calcext:value-type="float">
            <text:p>0.919904</text:p>
          </table:table-cell>
          <table:table-cell office:value-type="float" office:value="0.210996" calcext:value-type="float">
            <text:p>0.210996</text:p>
          </table:table-cell>
          <table:table-cell office:value-type="float" office:value="0" calcext:value-type="float">
            <text:p>0</text:p>
          </table:table-cell>
          <table:table-cell office:value-type="float" office:value="168813" calcext:value-type="float">
            <text:p>168813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40</text:p>
          </table:table-cell>
          <table:table-cell office:value-type="float" office:value="0.859124" calcext:value-type="float">
            <text:p>0.859124</text:p>
          </table:table-cell>
          <table:table-cell office:value-type="float" office:value="0.166787" calcext:value-type="float">
            <text:p>0.166787</text:p>
          </table:table-cell>
          <table:table-cell office:value-type="float" office:value="0" calcext:value-type="float">
            <text:p>0</text:p>
          </table:table-cell>
          <table:table-cell office:value-type="float" office:value="176221" calcext:value-type="float">
            <text:p>176221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41</text:p>
          </table:table-cell>
          <table:table-cell office:value-type="float" office:value="0.864786" calcext:value-type="float">
            <text:p>0.864786</text:p>
          </table:table-cell>
          <table:table-cell office:value-type="float" office:value="0.13178" calcext:value-type="float">
            <text:p>0.13178</text:p>
          </table:table-cell>
          <table:table-cell office:value-type="float" office:value="0" calcext:value-type="float">
            <text:p>0</text:p>
          </table:table-cell>
          <table:table-cell office:value-type="float" office:value="132376" calcext:value-type="float">
            <text:p>132376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42</text:p>
          </table:table-cell>
          <table:table-cell office:value-type="float" office:value="0.791848" calcext:value-type="float">
            <text:p>0.791848</text:p>
          </table:table-cell>
          <table:table-cell office:value-type="float" office:value="0.207321" calcext:value-type="float">
            <text:p>0.207321</text:p>
          </table:table-cell>
          <table:table-cell office:value-type="float" office:value="0" calcext:value-type="float">
            <text:p>0</text:p>
          </table:table-cell>
          <table:table-cell office:value-type="float" office:value="176360" calcext:value-type="float">
            <text:p>17636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43</text:p>
          </table:table-cell>
          <table:table-cell office:value-type="float" office:value="0.750261" calcext:value-type="float">
            <text:p>0.750261</text:p>
          </table:table-cell>
          <table:table-cell office:value-type="float" office:value="0.221413" calcext:value-type="float">
            <text:p>0.221413</text:p>
          </table:table-cell>
          <table:table-cell office:value-type="float" office:value="0" calcext:value-type="float">
            <text:p>0</text:p>
          </table:table-cell>
          <table:table-cell office:value-type="float" office:value="140858" calcext:value-type="float">
            <text:p>140858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44</text:p>
          </table:table-cell>
          <table:table-cell office:value-type="float" office:value="0.971945" calcext:value-type="float">
            <text:p>0.971945</text:p>
          </table:table-cell>
          <table:table-cell office:value-type="float" office:value="0.186108" calcext:value-type="float">
            <text:p>0.186108</text:p>
          </table:table-cell>
          <table:table-cell office:value-type="float" office:value="0" calcext:value-type="float">
            <text:p>0</text:p>
          </table:table-cell>
          <table:table-cell office:value-type="float" office:value="182723" calcext:value-type="float">
            <text:p>182723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45</text:p>
          </table:table-cell>
          <table:table-cell office:value-type="float" office:value="0.951208" calcext:value-type="float">
            <text:p>0.951208</text:p>
          </table:table-cell>
          <table:table-cell office:value-type="float" office:value="0.244988" calcext:value-type="float">
            <text:p>0.244988</text:p>
          </table:table-cell>
          <table:table-cell office:value-type="float" office:value="0" calcext:value-type="float">
            <text:p>0</text:p>
          </table:table-cell>
          <table:table-cell office:value-type="float" office:value="169583" calcext:value-type="float">
            <text:p>169583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46</text:p>
          </table:table-cell>
          <table:table-cell office:value-type="float" office:value="0.8234" calcext:value-type="float">
            <text:p>0.8234</text:p>
          </table:table-cell>
          <table:table-cell office:value-type="float" office:value="0.190013" calcext:value-type="float">
            <text:p>0.190013</text:p>
          </table:table-cell>
          <table:table-cell office:value-type="float" office:value="0" calcext:value-type="float">
            <text:p>0</text:p>
          </table:table-cell>
          <table:table-cell office:value-type="float" office:value="152598" calcext:value-type="float">
            <text:p>152598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47</text:p>
          </table:table-cell>
          <table:table-cell office:value-type="float" office:value="0.759603" calcext:value-type="float">
            <text:p>0.759603</text:p>
          </table:table-cell>
          <table:table-cell office:value-type="float" office:value="0.140948" calcext:value-type="float">
            <text:p>0.140948</text:p>
          </table:table-cell>
          <table:table-cell office:value-type="float" office:value="0" calcext:value-type="float">
            <text:p>0</text:p>
          </table:table-cell>
          <table:table-cell office:value-type="float" office:value="141653" calcext:value-type="float">
            <text:p>141653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48</text:p>
          </table:table-cell>
          <table:table-cell office:value-type="float" office:value="0.854873" calcext:value-type="float">
            <text:p>0.854873</text:p>
          </table:table-cell>
          <table:table-cell office:value-type="float" office:value="0.132249" calcext:value-type="float">
            <text:p>0.132249</text:p>
          </table:table-cell>
          <table:table-cell office:value-type="float" office:value="0" calcext:value-type="float">
            <text:p>0</text:p>
          </table:table-cell>
          <table:table-cell office:value-type="float" office:value="146072" calcext:value-type="float">
            <text:p>146072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49</text:p>
          </table:table-cell>
          <table:table-cell office:value-type="float" office:value="0.819043" calcext:value-type="float">
            <text:p>0.819043</text:p>
          </table:table-cell>
          <table:table-cell office:value-type="float" office:value="0.158429" calcext:value-type="float">
            <text:p>0.158429</text:p>
          </table:table-cell>
          <table:table-cell office:value-type="float" office:value="0" calcext:value-type="float">
            <text:p>0</text:p>
          </table:table-cell>
          <table:table-cell office:value-type="float" office:value="161004" calcext:value-type="float">
            <text:p>161004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50</text:p>
          </table:table-cell>
          <table:table-cell office:value-type="float" office:value="0.809306" calcext:value-type="float">
            <text:p>0.809306</text:p>
          </table:table-cell>
          <table:table-cell office:value-type="float" office:value="0.137382" calcext:value-type="float">
            <text:p>0.137382</text:p>
          </table:table-cell>
          <table:table-cell office:value-type="float" office:value="0" calcext:value-type="float">
            <text:p>0</text:p>
          </table:table-cell>
          <table:table-cell office:value-type="float" office:value="147424" calcext:value-type="float">
            <text:p>147424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51</text:p>
          </table:table-cell>
          <table:table-cell office:value-type="float" office:value="0.889027" calcext:value-type="float">
            <text:p>0.889027</text:p>
          </table:table-cell>
          <table:table-cell office:value-type="float" office:value="0.173061" calcext:value-type="float">
            <text:p>0.173061</text:p>
          </table:table-cell>
          <table:table-cell office:value-type="float" office:value="0" calcext:value-type="float">
            <text:p>0</text:p>
          </table:table-cell>
          <table:table-cell office:value-type="float" office:value="175919" calcext:value-type="float">
            <text:p>175919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52</text:p>
          </table:table-cell>
          <table:table-cell office:value-type="float" office:value="0.769878" calcext:value-type="float">
            <text:p>0.769878</text:p>
          </table:table-cell>
          <table:table-cell office:value-type="float" office:value="0.121784" calcext:value-type="float">
            <text:p>0.121784</text:p>
          </table:table-cell>
          <table:table-cell office:value-type="float" office:value="0" calcext:value-type="float">
            <text:p>0</text:p>
          </table:table-cell>
          <table:table-cell office:value-type="float" office:value="131134" calcext:value-type="float">
            <text:p>131134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53</text:p>
          </table:table-cell>
          <table:table-cell office:value-type="float" office:value="0.762848" calcext:value-type="float">
            <text:p>0.762848</text:p>
          </table:table-cell>
          <table:table-cell office:value-type="float" office:value="0.135251" calcext:value-type="float">
            <text:p>0.135251</text:p>
          </table:table-cell>
          <table:table-cell office:value-type="float" office:value="0" calcext:value-type="float">
            <text:p>0</text:p>
          </table:table-cell>
          <table:table-cell office:value-type="float" office:value="152270" calcext:value-type="float">
            <text:p>152270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54</text:p>
          </table:table-cell>
          <table:table-cell office:value-type="float" office:value="0.753239" calcext:value-type="float">
            <text:p>0.753239</text:p>
          </table:table-cell>
          <table:table-cell office:value-type="float" office:value="0.139666" calcext:value-type="float">
            <text:p>0.139666</text:p>
          </table:table-cell>
          <table:table-cell office:value-type="float" office:value="0" calcext:value-type="float">
            <text:p>0</text:p>
          </table:table-cell>
          <table:table-cell office:value-type="float" office:value="155523" calcext:value-type="float">
            <text:p>155523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55</text:p>
          </table:table-cell>
          <table:table-cell office:value-type="float" office:value="0.820853" calcext:value-type="float">
            <text:p>0.820853</text:p>
          </table:table-cell>
          <table:table-cell office:value-type="float" office:value="0.148328" calcext:value-type="float">
            <text:p>0.148328</text:p>
          </table:table-cell>
          <table:table-cell office:value-type="float" office:value="0" calcext:value-type="float">
            <text:p>0</text:p>
          </table:table-cell>
          <table:table-cell office:value-type="float" office:value="185795" calcext:value-type="float">
            <text:p>185795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56</text:p>
          </table:table-cell>
          <table:table-cell office:value-type="float" office:value="1.065056" calcext:value-type="float">
            <text:p>1.065056</text:p>
          </table:table-cell>
          <table:table-cell office:value-type="float" office:value="0.198824" calcext:value-type="float">
            <text:p>0.198824</text:p>
          </table:table-cell>
          <table:table-cell office:value-type="float" office:value="0" calcext:value-type="float">
            <text:p>0</text:p>
          </table:table-cell>
          <table:table-cell office:value-type="float" office:value="225102" calcext:value-type="float">
            <text:p>225102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57</text:p>
          </table:table-cell>
          <table:table-cell office:value-type="float" office:value="0.964167" calcext:value-type="float">
            <text:p>0.964167</text:p>
          </table:table-cell>
          <table:table-cell office:value-type="float" office:value="0.094855" calcext:value-type="float">
            <text:p>0.094855</text:p>
          </table:table-cell>
          <table:table-cell office:value-type="float" office:value="0" calcext:value-type="float">
            <text:p>0</text:p>
          </table:table-cell>
          <table:table-cell office:value-type="float" office:value="133759" calcext:value-type="float">
            <text:p>133759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58</text:p>
          </table:table-cell>
          <table:table-cell office:value-type="float" office:value="0.998168" calcext:value-type="float">
            <text:p>0.998168</text:p>
          </table:table-cell>
          <table:table-cell office:value-type="float" office:value="0.107711" calcext:value-type="float">
            <text:p>0.107711</text:p>
          </table:table-cell>
          <table:table-cell office:value-type="float" office:value="0" calcext:value-type="float">
            <text:p>0</text:p>
          </table:table-cell>
          <table:table-cell office:value-type="float" office:value="125854" calcext:value-type="float">
            <text:p>125854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4:59</text:p>
          </table:table-cell>
          <table:table-cell office:value-type="float" office:value="0.789803" calcext:value-type="float">
            <text:p>0.789803</text:p>
          </table:table-cell>
          <table:table-cell office:value-type="float" office:value="0.169149" calcext:value-type="float">
            <text:p>0.169149</text:p>
          </table:table-cell>
          <table:table-cell office:value-type="float" office:value="0" calcext:value-type="float">
            <text:p>0</text:p>
          </table:table-cell>
          <table:table-cell office:value-type="float" office:value="157584" calcext:value-type="float">
            <text:p>157584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00</text:p>
          </table:table-cell>
          <table:table-cell office:value-type="float" office:value="0.796919" calcext:value-type="float">
            <text:p>0.796919</text:p>
          </table:table-cell>
          <table:table-cell office:value-type="float" office:value="0.138434" calcext:value-type="float">
            <text:p>0.138434</text:p>
          </table:table-cell>
          <table:table-cell office:value-type="float" office:value="0" calcext:value-type="float">
            <text:p>0</text:p>
          </table:table-cell>
          <table:table-cell office:value-type="float" office:value="154491" calcext:value-type="float">
            <text:p>154491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01</text:p>
          </table:table-cell>
          <table:table-cell office:value-type="float" office:value="0.762385" calcext:value-type="float">
            <text:p>0.762385</text:p>
          </table:table-cell>
          <table:table-cell office:value-type="float" office:value="0.118276" calcext:value-type="float">
            <text:p>0.118276</text:p>
          </table:table-cell>
          <table:table-cell office:value-type="float" office:value="0" calcext:value-type="float">
            <text:p>0</text:p>
          </table:table-cell>
          <table:table-cell office:value-type="float" office:value="157533" calcext:value-type="float">
            <text:p>157533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02</text:p>
          </table:table-cell>
          <table:table-cell office:value-type="float" office:value="0.851262" calcext:value-type="float">
            <text:p>0.851262</text:p>
          </table:table-cell>
          <table:table-cell office:value-type="float" office:value="0.096509" calcext:value-type="float">
            <text:p>0.096509</text:p>
          </table:table-cell>
          <table:table-cell office:value-type="float" office:value="0" calcext:value-type="float">
            <text:p>0</text:p>
          </table:table-cell>
          <table:table-cell office:value-type="float" office:value="135568" calcext:value-type="float">
            <text:p>135568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03</text:p>
          </table:table-cell>
          <table:table-cell office:value-type="float" office:value="0.773932" calcext:value-type="float">
            <text:p>0.773932</text:p>
          </table:table-cell>
          <table:table-cell office:value-type="float" office:value="0.121886" calcext:value-type="float">
            <text:p>0.121886</text:p>
          </table:table-cell>
          <table:table-cell office:value-type="float" office:value="0" calcext:value-type="float">
            <text:p>0</text:p>
          </table:table-cell>
          <table:table-cell office:value-type="float" office:value="148623" calcext:value-type="float">
            <text:p>148623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04</text:p>
          </table:table-cell>
          <table:table-cell office:value-type="float" office:value="0.785635" calcext:value-type="float">
            <text:p>0.785635</text:p>
          </table:table-cell>
          <table:table-cell office:value-type="float" office:value="0.136188" calcext:value-type="float">
            <text:p>0.136188</text:p>
          </table:table-cell>
          <table:table-cell office:value-type="float" office:value="0" calcext:value-type="float">
            <text:p>0</text:p>
          </table:table-cell>
          <table:table-cell office:value-type="float" office:value="154806" calcext:value-type="float">
            <text:p>154806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05</text:p>
          </table:table-cell>
          <table:table-cell office:value-type="float" office:value="0.781172" calcext:value-type="float">
            <text:p>0.781172</text:p>
          </table:table-cell>
          <table:table-cell office:value-type="float" office:value="0.114918" calcext:value-type="float">
            <text:p>0.114918</text:p>
          </table:table-cell>
          <table:table-cell office:value-type="float" office:value="0" calcext:value-type="float">
            <text:p>0</text:p>
          </table:table-cell>
          <table:table-cell office:value-type="float" office:value="203040" calcext:value-type="float">
            <text:p>203040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06</text:p>
          </table:table-cell>
          <table:table-cell office:value-type="float" office:value="0.830049" calcext:value-type="float">
            <text:p>0.830049</text:p>
          </table:table-cell>
          <table:table-cell office:value-type="float" office:value="0.157713" calcext:value-type="float">
            <text:p>0.157713</text:p>
          </table:table-cell>
          <table:table-cell office:value-type="float" office:value="0" calcext:value-type="float">
            <text:p>0</text:p>
          </table:table-cell>
          <table:table-cell office:value-type="float" office:value="156229" calcext:value-type="float">
            <text:p>156229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07</text:p>
          </table:table-cell>
          <table:table-cell office:value-type="float" office:value="0.671384" calcext:value-type="float">
            <text:p>0.671384</text:p>
          </table:table-cell>
          <table:table-cell office:value-type="float" office:value="0.14788" calcext:value-type="float">
            <text:p>0.14788</text:p>
          </table:table-cell>
          <table:table-cell office:value-type="float" office:value="0" calcext:value-type="float">
            <text:p>0</text:p>
          </table:table-cell>
          <table:table-cell office:value-type="float" office:value="149592" calcext:value-type="float">
            <text:p>149592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08</text:p>
          </table:table-cell>
          <table:table-cell office:value-type="float" office:value="0.861849" calcext:value-type="float">
            <text:p>0.861849</text:p>
          </table:table-cell>
          <table:table-cell office:value-type="float" office:value="0.126678" calcext:value-type="float">
            <text:p>0.126678</text:p>
          </table:table-cell>
          <table:table-cell office:value-type="float" office:value="0" calcext:value-type="float">
            <text:p>0</text:p>
          </table:table-cell>
          <table:table-cell office:value-type="float" office:value="152511" calcext:value-type="float">
            <text:p>152511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09</text:p>
          </table:table-cell>
          <table:table-cell office:value-type="float" office:value="0.821489" calcext:value-type="float">
            <text:p>0.821489</text:p>
          </table:table-cell>
          <table:table-cell office:value-type="float" office:value="0.109813" calcext:value-type="float">
            <text:p>0.109813</text:p>
          </table:table-cell>
          <table:table-cell office:value-type="float" office:value="0" calcext:value-type="float">
            <text:p>0</text:p>
          </table:table-cell>
          <table:table-cell office:value-type="float" office:value="131677" calcext:value-type="float">
            <text:p>131677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10</text:p>
          </table:table-cell>
          <table:table-cell office:value-type="float" office:value="0.768699" calcext:value-type="float">
            <text:p>0.768699</text:p>
          </table:table-cell>
          <table:table-cell office:value-type="float" office:value="0.164161" calcext:value-type="float">
            <text:p>0.164161</text:p>
          </table:table-cell>
          <table:table-cell office:value-type="float" office:value="0" calcext:value-type="float">
            <text:p>0</text:p>
          </table:table-cell>
          <table:table-cell office:value-type="float" office:value="166483" calcext:value-type="float">
            <text:p>16648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11</text:p>
          </table:table-cell>
          <table:table-cell office:value-type="float" office:value="0.821699" calcext:value-type="float">
            <text:p>0.821699</text:p>
          </table:table-cell>
          <table:table-cell office:value-type="float" office:value="0.135522" calcext:value-type="float">
            <text:p>0.135522</text:p>
          </table:table-cell>
          <table:table-cell office:value-type="float" office:value="0" calcext:value-type="float">
            <text:p>0</text:p>
          </table:table-cell>
          <table:table-cell office:value-type="float" office:value="146933" calcext:value-type="float">
            <text:p>146933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12</text:p>
          </table:table-cell>
          <table:table-cell office:value-type="float" office:value="0.8766" calcext:value-type="float">
            <text:p>0.8766</text:p>
          </table:table-cell>
          <table:table-cell office:value-type="float" office:value="0.125935" calcext:value-type="float">
            <text:p>0.125935</text:p>
          </table:table-cell>
          <table:table-cell office:value-type="float" office:value="0" calcext:value-type="float">
            <text:p>0</text:p>
          </table:table-cell>
          <table:table-cell office:value-type="float" office:value="178162" calcext:value-type="float">
            <text:p>178162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13</text:p>
          </table:table-cell>
          <table:table-cell office:value-type="float" office:value="0.834836" calcext:value-type="float">
            <text:p>0.834836</text:p>
          </table:table-cell>
          <table:table-cell office:value-type="float" office:value="0.129919" calcext:value-type="float">
            <text:p>0.129919</text:p>
          </table:table-cell>
          <table:table-cell office:value-type="float" office:value="0" calcext:value-type="float">
            <text:p>0</text:p>
          </table:table-cell>
          <table:table-cell office:value-type="float" office:value="205235" calcext:value-type="float">
            <text:p>205235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14</text:p>
          </table:table-cell>
          <table:table-cell office:value-type="float" office:value="0.7773" calcext:value-type="float">
            <text:p>0.7773</text:p>
          </table:table-cell>
          <table:table-cell office:value-type="float" office:value="0.128884" calcext:value-type="float">
            <text:p>0.128884</text:p>
          </table:table-cell>
          <table:table-cell office:value-type="float" office:value="0" calcext:value-type="float">
            <text:p>0</text:p>
          </table:table-cell>
          <table:table-cell office:value-type="float" office:value="186256" calcext:value-type="float">
            <text:p>186256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15</text:p>
          </table:table-cell>
          <table:table-cell office:value-type="float" office:value="0.761818" calcext:value-type="float">
            <text:p>0.761818</text:p>
          </table:table-cell>
          <table:table-cell office:value-type="float" office:value="0.105433" calcext:value-type="float">
            <text:p>0.105433</text:p>
          </table:table-cell>
          <table:table-cell office:value-type="float" office:value="0" calcext:value-type="float">
            <text:p>0</text:p>
          </table:table-cell>
          <table:table-cell office:value-type="float" office:value="134783" calcext:value-type="float">
            <text:p>134783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16</text:p>
          </table:table-cell>
          <table:table-cell office:value-type="float" office:value="0.695002" calcext:value-type="float">
            <text:p>0.695002</text:p>
          </table:table-cell>
          <table:table-cell office:value-type="float" office:value="0.075485" calcext:value-type="float">
            <text:p>0.075485</text:p>
          </table:table-cell>
          <table:table-cell office:value-type="float" office:value="0" calcext:value-type="float">
            <text:p>0</text:p>
          </table:table-cell>
          <table:table-cell office:value-type="float" office:value="140626" calcext:value-type="float">
            <text:p>140626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17</text:p>
          </table:table-cell>
          <table:table-cell office:value-type="float" office:value="0.965814" calcext:value-type="float">
            <text:p>0.965814</text:p>
          </table:table-cell>
          <table:table-cell office:value-type="float" office:value="0.078122" calcext:value-type="float">
            <text:p>0.078122</text:p>
          </table:table-cell>
          <table:table-cell office:value-type="float" office:value="0" calcext:value-type="float">
            <text:p>0</text:p>
          </table:table-cell>
          <table:table-cell office:value-type="float" office:value="153250" calcext:value-type="float">
            <text:p>15325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18</text:p>
          </table:table-cell>
          <table:table-cell office:value-type="float" office:value="2.260418" calcext:value-type="float">
            <text:p>2.260418</text:p>
          </table:table-cell>
          <table:table-cell office:value-type="float" office:value="0.056645" calcext:value-type="float">
            <text:p>0.056645</text:p>
          </table:table-cell>
          <table:table-cell office:value-type="float" office:value="0" calcext:value-type="float">
            <text:p>0</text:p>
          </table:table-cell>
          <table:table-cell office:value-type="float" office:value="177871" calcext:value-type="float">
            <text:p>177871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19</text:p>
          </table:table-cell>
          <table:table-cell office:value-type="float" office:value="4.575495" calcext:value-type="float">
            <text:p>4.575495</text:p>
          </table:table-cell>
          <table:table-cell office:value-type="float" office:value="0.037963" calcext:value-type="float">
            <text:p>0.037963</text:p>
          </table:table-cell>
          <table:table-cell office:value-type="float" office:value="0" calcext:value-type="float">
            <text:p>0</text:p>
          </table:table-cell>
          <table:table-cell office:value-type="float" office:value="138286" calcext:value-type="float">
            <text:p>138286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20</text:p>
          </table:table-cell>
          <table:table-cell office:value-type="float" office:value="3.384872" calcext:value-type="float">
            <text:p>3.384872</text:p>
          </table:table-cell>
          <table:table-cell office:value-type="float" office:value="0.030465" calcext:value-type="float">
            <text:p>0.030465</text:p>
          </table:table-cell>
          <table:table-cell office:value-type="float" office:value="0" calcext:value-type="float">
            <text:p>0</text:p>
          </table:table-cell>
          <table:table-cell office:value-type="float" office:value="124299" calcext:value-type="float">
            <text:p>124299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21</text:p>
          </table:table-cell>
          <table:table-cell office:value-type="float" office:value="5.630903" calcext:value-type="float">
            <text:p>5.630903</text:p>
          </table:table-cell>
          <table:table-cell office:value-type="float" office:value="0.042732" calcext:value-type="float">
            <text:p>0.042732</text:p>
          </table:table-cell>
          <table:table-cell office:value-type="float" office:value="0" calcext:value-type="float">
            <text:p>0</text:p>
          </table:table-cell>
          <table:table-cell office:value-type="float" office:value="112935" calcext:value-type="float">
            <text:p>112935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22</text:p>
          </table:table-cell>
          <table:table-cell office:value-type="float" office:value="4.530968" calcext:value-type="float">
            <text:p>4.530968</text:p>
          </table:table-cell>
          <table:table-cell office:value-type="float" office:value="0.034549" calcext:value-type="float">
            <text:p>0.034549</text:p>
          </table:table-cell>
          <table:table-cell office:value-type="float" office:value="0" calcext:value-type="float">
            <text:p>0</text:p>
          </table:table-cell>
          <table:table-cell office:value-type="float" office:value="145220" calcext:value-type="float">
            <text:p>145220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23</text:p>
          </table:table-cell>
          <table:table-cell office:value-type="float" office:value="4.816577" calcext:value-type="float">
            <text:p>4.816577</text:p>
          </table:table-cell>
          <table:table-cell office:value-type="float" office:value="0.030631" calcext:value-type="float">
            <text:p>0.030631</text:p>
          </table:table-cell>
          <table:table-cell office:value-type="float" office:value="0" calcext:value-type="float">
            <text:p>0</text:p>
          </table:table-cell>
          <table:table-cell office:value-type="float" office:value="183409" calcext:value-type="float">
            <text:p>183409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24</text:p>
          </table:table-cell>
          <table:table-cell office:value-type="float" office:value="5.093911" calcext:value-type="float">
            <text:p>5.093911</text:p>
          </table:table-cell>
          <table:table-cell office:value-type="float" office:value="0.020874" calcext:value-type="float">
            <text:p>0.020874</text:p>
          </table:table-cell>
          <table:table-cell office:value-type="float" office:value="0" calcext:value-type="float">
            <text:p>0</text:p>
          </table:table-cell>
          <table:table-cell office:value-type="float" office:value="162008" calcext:value-type="float">
            <text:p>162008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25</text:p>
          </table:table-cell>
          <table:table-cell office:value-type="float" office:value="4.795383" calcext:value-type="float">
            <text:p>4.795383</text:p>
          </table:table-cell>
          <table:table-cell office:value-type="float" office:value="0.012375" calcext:value-type="float">
            <text:p>0.012375</text:p>
          </table:table-cell>
          <table:table-cell office:value-type="float" office:value="0" calcext:value-type="float">
            <text:p>0</text:p>
          </table:table-cell>
          <table:table-cell office:value-type="float" office:value="114244" calcext:value-type="float">
            <text:p>114244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26</text:p>
          </table:table-cell>
          <table:table-cell office:value-type="float" office:value="4.568593" calcext:value-type="float">
            <text:p>4.568593</text:p>
          </table:table-cell>
          <table:table-cell office:value-type="float" office:value="0.012582" calcext:value-type="float">
            <text:p>0.012582</text:p>
          </table:table-cell>
          <table:table-cell office:value-type="float" office:value="0" calcext:value-type="float">
            <text:p>0</text:p>
          </table:table-cell>
          <table:table-cell office:value-type="float" office:value="130704" calcext:value-type="float">
            <text:p>130704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27</text:p>
          </table:table-cell>
          <table:table-cell office:value-type="float" office:value="4.630313" calcext:value-type="float">
            <text:p>4.630313</text:p>
          </table:table-cell>
          <table:table-cell office:value-type="float" office:value="0.011684" calcext:value-type="float">
            <text:p>0.011684</text:p>
          </table:table-cell>
          <table:table-cell office:value-type="float" office:value="0" calcext:value-type="float">
            <text:p>0</text:p>
          </table:table-cell>
          <table:table-cell office:value-type="float" office:value="158166" calcext:value-type="float">
            <text:p>158166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28</text:p>
          </table:table-cell>
          <table:table-cell office:value-type="float" office:value="4.73647" calcext:value-type="float">
            <text:p>4.73647</text:p>
          </table:table-cell>
          <table:table-cell office:value-type="float" office:value="0.010628" calcext:value-type="float">
            <text:p>0.010628</text:p>
          </table:table-cell>
          <table:table-cell office:value-type="float" office:value="0" calcext:value-type="float">
            <text:p>0</text:p>
          </table:table-cell>
          <table:table-cell office:value-type="float" office:value="156309" calcext:value-type="float">
            <text:p>15630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29</text:p>
          </table:table-cell>
          <table:table-cell office:value-type="float" office:value="4.121905" calcext:value-type="float">
            <text:p>4.121905</text:p>
          </table:table-cell>
          <table:table-cell office:value-type="float" office:value="0.007678" calcext:value-type="float">
            <text:p>0.007678</text:p>
          </table:table-cell>
          <table:table-cell office:value-type="float" office:value="0" calcext:value-type="float">
            <text:p>0</text:p>
          </table:table-cell>
          <table:table-cell office:value-type="float" office:value="132457" calcext:value-type="float">
            <text:p>132457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30</text:p>
          </table:table-cell>
          <table:table-cell office:value-type="float" office:value="4.169377" calcext:value-type="float">
            <text:p>4.169377</text:p>
          </table:table-cell>
          <table:table-cell office:value-type="float" office:value="0.006131" calcext:value-type="float">
            <text:p>0.006131</text:p>
          </table:table-cell>
          <table:table-cell office:value-type="float" office:value="0" calcext:value-type="float">
            <text:p>0</text:p>
          </table:table-cell>
          <table:table-cell office:value-type="float" office:value="133898" calcext:value-type="float">
            <text:p>13389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31</text:p>
          </table:table-cell>
          <table:table-cell office:value-type="float" office:value="5.308916" calcext:value-type="float">
            <text:p>5.308916</text:p>
          </table:table-cell>
          <table:table-cell office:value-type="float" office:value="0.004384" calcext:value-type="float">
            <text:p>0.004384</text:p>
          </table:table-cell>
          <table:table-cell office:value-type="float" office:value="0" calcext:value-type="float">
            <text:p>0</text:p>
          </table:table-cell>
          <table:table-cell office:value-type="float" office:value="102655" calcext:value-type="float">
            <text:p>10265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32</text:p>
          </table:table-cell>
          <table:table-cell office:value-type="float" office:value="5.933967" calcext:value-type="float">
            <text:p>5.933967</text:p>
          </table:table-cell>
          <table:table-cell office:value-type="float" office:value="0.006112" calcext:value-type="float">
            <text:p>0.006112</text:p>
          </table:table-cell>
          <table:table-cell office:value-type="float" office:value="0" calcext:value-type="float">
            <text:p>0</text:p>
          </table:table-cell>
          <table:table-cell office:value-type="float" office:value="130030" calcext:value-type="float">
            <text:p>13003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33</text:p>
          </table:table-cell>
          <table:table-cell office:value-type="float" office:value="5.077697" calcext:value-type="float">
            <text:p>5.077697</text:p>
          </table:table-cell>
          <table:table-cell office:value-type="float" office:value="0.006157" calcext:value-type="float">
            <text:p>0.006157</text:p>
          </table:table-cell>
          <table:table-cell office:value-type="float" office:value="0" calcext:value-type="float">
            <text:p>0</text:p>
          </table:table-cell>
          <table:table-cell office:value-type="float" office:value="133621" calcext:value-type="float">
            <text:p>133621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34</text:p>
          </table:table-cell>
          <table:table-cell office:value-type="float" office:value="5.178917" calcext:value-type="float">
            <text:p>5.178917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" calcext:value-type="float">
            <text:p>0</text:p>
          </table:table-cell>
          <table:table-cell office:value-type="float" office:value="139620" calcext:value-type="float">
            <text:p>13962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35</text:p>
          </table:table-cell>
          <table:table-cell office:value-type="float" office:value="5.161191" calcext:value-type="float">
            <text:p>5.161191</text:p>
          </table:table-cell>
          <table:table-cell office:value-type="float" office:value="0.007704" calcext:value-type="float">
            <text:p>0.007704</text:p>
          </table:table-cell>
          <table:table-cell office:value-type="float" office:value="0" calcext:value-type="float">
            <text:p>0</text:p>
          </table:table-cell>
          <table:table-cell office:value-type="float" office:value="160169" calcext:value-type="float">
            <text:p>16016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36</text:p>
          </table:table-cell>
          <table:table-cell office:value-type="float" office:value="5.406473" calcext:value-type="float">
            <text:p>5.406473</text:p>
          </table:table-cell>
          <table:table-cell office:value-type="float" office:value="0.018126" calcext:value-type="float">
            <text:p>0.018126</text:p>
          </table:table-cell>
          <table:table-cell office:value-type="float" office:value="0" calcext:value-type="float">
            <text:p>0</text:p>
          </table:table-cell>
          <table:table-cell office:value-type="float" office:value="132440" calcext:value-type="float">
            <text:p>13244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37</text:p>
          </table:table-cell>
          <table:table-cell office:value-type="float" office:value="5.18114" calcext:value-type="float">
            <text:p>5.18114</text:p>
          </table:table-cell>
          <table:table-cell office:value-type="float" office:value="0.005524" calcext:value-type="float">
            <text:p>0.005524</text:p>
          </table:table-cell>
          <table:table-cell office:value-type="float" office:value="0" calcext:value-type="float">
            <text:p>0</text:p>
          </table:table-cell>
          <table:table-cell office:value-type="float" office:value="126321" calcext:value-type="float">
            <text:p>12632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38</text:p>
          </table:table-cell>
          <table:table-cell office:value-type="float" office:value="4.140265" calcext:value-type="float">
            <text:p>4.140265</text:p>
          </table:table-cell>
          <table:table-cell office:value-type="float" office:value="0.005619" calcext:value-type="float">
            <text:p>0.005619</text:p>
          </table:table-cell>
          <table:table-cell office:value-type="float" office:value="0" calcext:value-type="float">
            <text:p>0</text:p>
          </table:table-cell>
          <table:table-cell office:value-type="float" office:value="125996" calcext:value-type="float">
            <text:p>12599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39</text:p>
          </table:table-cell>
          <table:table-cell office:value-type="float" office:value="5.560998" calcext:value-type="float">
            <text:p>5.560998</text:p>
          </table:table-cell>
          <table:table-cell office:value-type="float" office:value="0.005796" calcext:value-type="float">
            <text:p>0.005796</text:p>
          </table:table-cell>
          <table:table-cell office:value-type="float" office:value="0" calcext:value-type="float">
            <text:p>0</text:p>
          </table:table-cell>
          <table:table-cell office:value-type="float" office:value="119143" calcext:value-type="float">
            <text:p>11914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40</text:p>
          </table:table-cell>
          <table:table-cell office:value-type="float" office:value="2.310038" calcext:value-type="float">
            <text:p>2.310038</text:p>
          </table:table-cell>
          <table:table-cell office:value-type="float" office:value="0.011086" calcext:value-type="float">
            <text:p>0.011086</text:p>
          </table:table-cell>
          <table:table-cell office:value-type="float" office:value="0" calcext:value-type="float">
            <text:p>0</text:p>
          </table:table-cell>
          <table:table-cell office:value-type="float" office:value="196247" calcext:value-type="float">
            <text:p>19624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41</text:p>
          </table:table-cell>
          <table:table-cell office:value-type="float" office:value="3.974904" calcext:value-type="float">
            <text:p>3.974904</text:p>
          </table:table-cell>
          <table:table-cell office:value-type="float" office:value="0.012762" calcext:value-type="float">
            <text:p>0.012762</text:p>
          </table:table-cell>
          <table:table-cell office:value-type="float" office:value="0" calcext:value-type="float">
            <text:p>0</text:p>
          </table:table-cell>
          <table:table-cell office:value-type="float" office:value="305019" calcext:value-type="float">
            <text:p>30501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42</text:p>
          </table:table-cell>
          <table:table-cell office:value-type="float" office:value="3.941694" calcext:value-type="float">
            <text:p>3.941694</text:p>
          </table:table-cell>
          <table:table-cell office:value-type="float" office:value="0.00485" calcext:value-type="float">
            <text:p>0.00485</text:p>
          </table:table-cell>
          <table:table-cell office:value-type="float" office:value="0" calcext:value-type="float">
            <text:p>0</text:p>
          </table:table-cell>
          <table:table-cell office:value-type="float" office:value="110873" calcext:value-type="float">
            <text:p>11087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43</text:p>
          </table:table-cell>
          <table:table-cell office:value-type="float" office:value="4.924545" calcext:value-type="float">
            <text:p>4.924545</text:p>
          </table:table-cell>
          <table:table-cell office:value-type="float" office:value="0.004297" calcext:value-type="float">
            <text:p>0.004297</text:p>
          </table:table-cell>
          <table:table-cell office:value-type="float" office:value="0" calcext:value-type="float">
            <text:p>0</text:p>
          </table:table-cell>
          <table:table-cell office:value-type="float" office:value="87542" calcext:value-type="float">
            <text:p>8754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44</text:p>
          </table:table-cell>
          <table:table-cell office:value-type="float" office:value="1.703268" calcext:value-type="float">
            <text:p>1.703268</text:p>
          </table:table-cell>
          <table:table-cell office:value-type="float" office:value="0.011797" calcext:value-type="float">
            <text:p>0.011797</text:p>
          </table:table-cell>
          <table:table-cell office:value-type="float" office:value="0" calcext:value-type="float">
            <text:p>0</text:p>
          </table:table-cell>
          <table:table-cell office:value-type="float" office:value="203641" calcext:value-type="float">
            <text:p>20364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45</text:p>
          </table:table-cell>
          <table:table-cell office:value-type="float" office:value="3.053655" calcext:value-type="float">
            <text:p>3.053655</text:p>
          </table:table-cell>
          <table:table-cell office:value-type="float" office:value="0.006911" calcext:value-type="float">
            <text:p>0.006911</text:p>
          </table:table-cell>
          <table:table-cell office:value-type="float" office:value="0" calcext:value-type="float">
            <text:p>0</text:p>
          </table:table-cell>
          <table:table-cell office:value-type="float" office:value="134376" calcext:value-type="float">
            <text:p>13437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46</text:p>
          </table:table-cell>
          <table:table-cell office:value-type="float" office:value="2.600699" calcext:value-type="float">
            <text:p>2.600699</text:p>
          </table:table-cell>
          <table:table-cell office:value-type="float" office:value="0.005002" calcext:value-type="float">
            <text:p>0.005002</text:p>
          </table:table-cell>
          <table:table-cell office:value-type="float" office:value="0" calcext:value-type="float">
            <text:p>0</text:p>
          </table:table-cell>
          <table:table-cell office:value-type="float" office:value="114683" calcext:value-type="float">
            <text:p>11468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47</text:p>
          </table:table-cell>
          <table:table-cell office:value-type="float" office:value="3.073923" calcext:value-type="float">
            <text:p>3.073923</text:p>
          </table:table-cell>
          <table:table-cell office:value-type="float" office:value="0.007698" calcext:value-type="float">
            <text:p>0.007698</text:p>
          </table:table-cell>
          <table:table-cell office:value-type="float" office:value="0" calcext:value-type="float">
            <text:p>0</text:p>
          </table:table-cell>
          <table:table-cell office:value-type="float" office:value="167314" calcext:value-type="float">
            <text:p>16731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48</text:p>
          </table:table-cell>
          <table:table-cell office:value-type="float" office:value="3.515837" calcext:value-type="float">
            <text:p>3.515837</text:p>
          </table:table-cell>
          <table:table-cell office:value-type="float" office:value="0.010071" calcext:value-type="float">
            <text:p>0.010071</text:p>
          </table:table-cell>
          <table:table-cell office:value-type="float" office:value="0" calcext:value-type="float">
            <text:p>0</text:p>
          </table:table-cell>
          <table:table-cell office:value-type="float" office:value="168633" calcext:value-type="float">
            <text:p>16863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49</text:p>
          </table:table-cell>
          <table:table-cell office:value-type="float" office:value="5.505273" calcext:value-type="float">
            <text:p>5.505273</text:p>
          </table:table-cell>
          <table:table-cell office:value-type="float" office:value="0.00452" calcext:value-type="float">
            <text:p>0.00452</text:p>
          </table:table-cell>
          <table:table-cell office:value-type="float" office:value="0" calcext:value-type="float">
            <text:p>0</text:p>
          </table:table-cell>
          <table:table-cell office:value-type="float" office:value="81902" calcext:value-type="float">
            <text:p>8190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50</text:p>
          </table:table-cell>
          <table:table-cell office:value-type="float" office:value="3.051984" calcext:value-type="float">
            <text:p>3.051984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" calcext:value-type="float">
            <text:p>0</text:p>
          </table:table-cell>
          <table:table-cell office:value-type="float" office:value="63596" calcext:value-type="float">
            <text:p>6359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51</text:p>
          </table:table-cell>
          <table:table-cell office:value-type="float" office:value="2.414385" calcext:value-type="float">
            <text:p>2.414385</text:p>
          </table:table-cell>
          <table:table-cell office:value-type="float" office:value="0.008915" calcext:value-type="float">
            <text:p>0.008915</text:p>
          </table:table-cell>
          <table:table-cell office:value-type="float" office:value="0" calcext:value-type="float">
            <text:p>0</text:p>
          </table:table-cell>
          <table:table-cell office:value-type="float" office:value="196705" calcext:value-type="float">
            <text:p>19670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52</text:p>
          </table:table-cell>
          <table:table-cell office:value-type="float" office:value="2.630938" calcext:value-type="float">
            <text:p>2.630938</text:p>
          </table:table-cell>
          <table:table-cell office:value-type="float" office:value="0.006022" calcext:value-type="float">
            <text:p>0.006022</text:p>
          </table:table-cell>
          <table:table-cell office:value-type="float" office:value="0" calcext:value-type="float">
            <text:p>0</text:p>
          </table:table-cell>
          <table:table-cell office:value-type="float" office:value="142062" calcext:value-type="float">
            <text:p>14206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53</text:p>
          </table:table-cell>
          <table:table-cell office:value-type="float" office:value="1.274974" calcext:value-type="float">
            <text:p>1.274974</text:p>
          </table:table-cell>
          <table:table-cell office:value-type="float" office:value="0.00464" calcext:value-type="float">
            <text:p>0.00464</text:p>
          </table:table-cell>
          <table:table-cell office:value-type="float" office:value="0" calcext:value-type="float">
            <text:p>0</text:p>
          </table:table-cell>
          <table:table-cell office:value-type="float" office:value="97183" calcext:value-type="float">
            <text:p>9718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54</text:p>
          </table:table-cell>
          <table:table-cell office:value-type="float" office:value="2.920851" calcext:value-type="float">
            <text:p>2.920851</text:p>
          </table:table-cell>
          <table:table-cell office:value-type="float" office:value="0.016965" calcext:value-type="float">
            <text:p>0.016965</text:p>
          </table:table-cell>
          <table:table-cell office:value-type="float" office:value="0" calcext:value-type="float">
            <text:p>0</text:p>
          </table:table-cell>
          <table:table-cell office:value-type="float" office:value="321922" calcext:value-type="float">
            <text:p>3219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55</text:p>
          </table:table-cell>
          <table:table-cell office:value-type="float" office:value="1.95583" calcext:value-type="float">
            <text:p>1.95583</text:p>
          </table:table-cell>
          <table:table-cell office:value-type="float" office:value="0.009829" calcext:value-type="float">
            <text:p>0.009829</text:p>
          </table:table-cell>
          <table:table-cell office:value-type="float" office:value="0" calcext:value-type="float">
            <text:p>0</text:p>
          </table:table-cell>
          <table:table-cell office:value-type="float" office:value="197295" calcext:value-type="float">
            <text:p>1972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56</text:p>
          </table:table-cell>
          <table:table-cell office:value-type="float" office:value="3.789174" calcext:value-type="float">
            <text:p>3.789174</text:p>
          </table:table-cell>
          <table:table-cell office:value-type="float" office:value="0.010849" calcext:value-type="float">
            <text:p>0.010849</text:p>
          </table:table-cell>
          <table:table-cell office:value-type="float" office:value="0" calcext:value-type="float">
            <text:p>0</text:p>
          </table:table-cell>
          <table:table-cell office:value-type="float" office:value="130820" calcext:value-type="float">
            <text:p>1308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57</text:p>
          </table:table-cell>
          <table:table-cell office:value-type="float" office:value="3.882312" calcext:value-type="float">
            <text:p>3.882312</text:p>
          </table:table-cell>
          <table:table-cell office:value-type="float" office:value="0.006266" calcext:value-type="float">
            <text:p>0.006266</text:p>
          </table:table-cell>
          <table:table-cell office:value-type="float" office:value="0" calcext:value-type="float">
            <text:p>0</text:p>
          </table:table-cell>
          <table:table-cell office:value-type="float" office:value="125801" calcext:value-type="float">
            <text:p>12580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58</text:p>
          </table:table-cell>
          <table:table-cell office:value-type="float" office:value="3.02011" calcext:value-type="float">
            <text:p>3.02011</text:p>
          </table:table-cell>
          <table:table-cell office:value-type="float" office:value="0.009407" calcext:value-type="float">
            <text:p>0.009407</text:p>
          </table:table-cell>
          <table:table-cell office:value-type="float" office:value="0" calcext:value-type="float">
            <text:p>0</text:p>
          </table:table-cell>
          <table:table-cell office:value-type="float" office:value="169176" calcext:value-type="float">
            <text:p>16917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5:59</text:p>
          </table:table-cell>
          <table:table-cell office:value-type="float" office:value="3.031578" calcext:value-type="float">
            <text:p>3.031578</text:p>
          </table:table-cell>
          <table:table-cell office:value-type="float" office:value="0.004971" calcext:value-type="float">
            <text:p>0.004971</text:p>
          </table:table-cell>
          <table:table-cell office:value-type="float" office:value="0" calcext:value-type="float">
            <text:p>0</text:p>
          </table:table-cell>
          <table:table-cell office:value-type="float" office:value="115993" calcext:value-type="float">
            <text:p>11599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00</text:p>
          </table:table-cell>
          <table:table-cell office:value-type="float" office:value="3.687386" calcext:value-type="float">
            <text:p>3.687386</text:p>
          </table:table-cell>
          <table:table-cell office:value-type="float" office:value="0.00968" calcext:value-type="float">
            <text:p>0.00968</text:p>
          </table:table-cell>
          <table:table-cell office:value-type="float" office:value="0" calcext:value-type="float">
            <text:p>0</text:p>
          </table:table-cell>
          <table:table-cell office:value-type="float" office:value="160946" calcext:value-type="float">
            <text:p>16094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01</text:p>
          </table:table-cell>
          <table:table-cell office:value-type="float" office:value="3.131199" calcext:value-type="float">
            <text:p>3.131199</text:p>
          </table:table-cell>
          <table:table-cell office:value-type="float" office:value="0.009276" calcext:value-type="float">
            <text:p>0.009276</text:p>
          </table:table-cell>
          <table:table-cell office:value-type="float" office:value="0" calcext:value-type="float">
            <text:p>0</text:p>
          </table:table-cell>
          <table:table-cell office:value-type="float" office:value="147977" calcext:value-type="float">
            <text:p>14797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02</text:p>
          </table:table-cell>
          <table:table-cell office:value-type="float" office:value="3.362476" calcext:value-type="float">
            <text:p>3.362476</text:p>
          </table:table-cell>
          <table:table-cell office:value-type="float" office:value="0.006199" calcext:value-type="float">
            <text:p>0.006199</text:p>
          </table:table-cell>
          <table:table-cell office:value-type="float" office:value="0" calcext:value-type="float">
            <text:p>0</text:p>
          </table:table-cell>
          <table:table-cell office:value-type="float" office:value="157483" calcext:value-type="float">
            <text:p>15748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03</text:p>
          </table:table-cell>
          <table:table-cell office:value-type="float" office:value="2.21724" calcext:value-type="float">
            <text:p>2.21724</text:p>
          </table:table-cell>
          <table:table-cell office:value-type="float" office:value="0.014162" calcext:value-type="float">
            <text:p>0.014162</text:p>
          </table:table-cell>
          <table:table-cell office:value-type="float" office:value="0" calcext:value-type="float">
            <text:p>0</text:p>
          </table:table-cell>
          <table:table-cell office:value-type="float" office:value="281235" calcext:value-type="float">
            <text:p>28123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04</text:p>
          </table:table-cell>
          <table:table-cell office:value-type="float" office:value="2.368967" calcext:value-type="float">
            <text:p>2.368967</text:p>
          </table:table-cell>
          <table:table-cell office:value-type="float" office:value="0.005202" calcext:value-type="float">
            <text:p>0.005202</text:p>
          </table:table-cell>
          <table:table-cell office:value-type="float" office:value="0" calcext:value-type="float">
            <text:p>0</text:p>
          </table:table-cell>
          <table:table-cell office:value-type="float" office:value="114267" calcext:value-type="float">
            <text:p>11426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05</text:p>
          </table:table-cell>
          <table:table-cell office:value-type="float" office:value="1.44585" calcext:value-type="float">
            <text:p>1.44585</text:p>
          </table:table-cell>
          <table:table-cell office:value-type="float" office:value="0.007634" calcext:value-type="float">
            <text:p>0.007634</text:p>
          </table:table-cell>
          <table:table-cell office:value-type="float" office:value="0" calcext:value-type="float">
            <text:p>0</text:p>
          </table:table-cell>
          <table:table-cell office:value-type="float" office:value="137042" calcext:value-type="float">
            <text:p>13704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06</text:p>
          </table:table-cell>
          <table:table-cell office:value-type="float" office:value="2.863452" calcext:value-type="float">
            <text:p>2.863452</text:p>
          </table:table-cell>
          <table:table-cell office:value-type="float" office:value="0.006518" calcext:value-type="float">
            <text:p>0.006518</text:p>
          </table:table-cell>
          <table:table-cell office:value-type="float" office:value="0" calcext:value-type="float">
            <text:p>0</text:p>
          </table:table-cell>
          <table:table-cell office:value-type="float" office:value="131301" calcext:value-type="float">
            <text:p>13130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07</text:p>
          </table:table-cell>
          <table:table-cell office:value-type="float" office:value="1.77679" calcext:value-type="float">
            <text:p>1.77679</text:p>
          </table:table-cell>
          <table:table-cell office:value-type="float" office:value="0.004334" calcext:value-type="float">
            <text:p>0.004334</text:p>
          </table:table-cell>
          <table:table-cell office:value-type="float" office:value="0" calcext:value-type="float">
            <text:p>0</text:p>
          </table:table-cell>
          <table:table-cell office:value-type="float" office:value="115146" calcext:value-type="float">
            <text:p>1151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08</text:p>
          </table:table-cell>
          <table:table-cell office:value-type="float" office:value="1.859134" calcext:value-type="float">
            <text:p>1.859134</text:p>
          </table:table-cell>
          <table:table-cell office:value-type="float" office:value="0.007961" calcext:value-type="float">
            <text:p>0.007961</text:p>
          </table:table-cell>
          <table:table-cell office:value-type="float" office:value="0" calcext:value-type="float">
            <text:p>0</text:p>
          </table:table-cell>
          <table:table-cell office:value-type="float" office:value="171377" calcext:value-type="float">
            <text:p>17137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09</text:p>
          </table:table-cell>
          <table:table-cell office:value-type="float" office:value="2.839292" calcext:value-type="float">
            <text:p>2.839292</text:p>
          </table:table-cell>
          <table:table-cell office:value-type="float" office:value="0.018889" calcext:value-type="float">
            <text:p>0.018889</text:p>
          </table:table-cell>
          <table:table-cell office:value-type="float" office:value="0" calcext:value-type="float">
            <text:p>0</text:p>
          </table:table-cell>
          <table:table-cell office:value-type="float" office:value="179917" calcext:value-type="float">
            <text:p>17991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10</text:p>
          </table:table-cell>
          <table:table-cell office:value-type="float" office:value="1.582665" calcext:value-type="float">
            <text:p>1.582665</text:p>
          </table:table-cell>
          <table:table-cell office:value-type="float" office:value="0.005835" calcext:value-type="float">
            <text:p>0.005835</text:p>
          </table:table-cell>
          <table:table-cell office:value-type="float" office:value="0" calcext:value-type="float">
            <text:p>0</text:p>
          </table:table-cell>
          <table:table-cell office:value-type="float" office:value="121586" calcext:value-type="float">
            <text:p>12158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11</text:p>
          </table:table-cell>
          <table:table-cell office:value-type="float" office:value="2.599146" calcext:value-type="float">
            <text:p>2.599146</text:p>
          </table:table-cell>
          <table:table-cell office:value-type="float" office:value="0.004869" calcext:value-type="float">
            <text:p>0.004869</text:p>
          </table:table-cell>
          <table:table-cell office:value-type="float" office:value="0" calcext:value-type="float">
            <text:p>0</text:p>
          </table:table-cell>
          <table:table-cell office:value-type="float" office:value="124747" calcext:value-type="float">
            <text:p>12474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12</text:p>
          </table:table-cell>
          <table:table-cell office:value-type="float" office:value="1.733713" calcext:value-type="float">
            <text:p>1.733713</text:p>
          </table:table-cell>
          <table:table-cell office:value-type="float" office:value="0.004226" calcext:value-type="float">
            <text:p>0.004226</text:p>
          </table:table-cell>
          <table:table-cell office:value-type="float" office:value="0" calcext:value-type="float">
            <text:p>0</text:p>
          </table:table-cell>
          <table:table-cell office:value-type="float" office:value="100785" calcext:value-type="float">
            <text:p>10078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13</text:p>
          </table:table-cell>
          <table:table-cell office:value-type="float" office:value="2.412651" calcext:value-type="float">
            <text:p>2.412651</text:p>
          </table:table-cell>
          <table:table-cell office:value-type="float" office:value="0.006848" calcext:value-type="float">
            <text:p>0.006848</text:p>
          </table:table-cell>
          <table:table-cell office:value-type="float" office:value="0" calcext:value-type="float">
            <text:p>0</text:p>
          </table:table-cell>
          <table:table-cell office:value-type="float" office:value="138867" calcext:value-type="float">
            <text:p>138867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14</text:p>
          </table:table-cell>
          <table:table-cell office:value-type="float" office:value="1.99552" calcext:value-type="float">
            <text:p>1.99552</text:p>
          </table:table-cell>
          <table:table-cell office:value-type="float" office:value="0.006013" calcext:value-type="float">
            <text:p>0.006013</text:p>
          </table:table-cell>
          <table:table-cell office:value-type="float" office:value="0" calcext:value-type="float">
            <text:p>0</text:p>
          </table:table-cell>
          <table:table-cell office:value-type="float" office:value="136644" calcext:value-type="float">
            <text:p>136644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15</text:p>
          </table:table-cell>
          <table:table-cell office:value-type="float" office:value="1.675979" calcext:value-type="float">
            <text:p>1.675979</text:p>
          </table:table-cell>
          <table:table-cell office:value-type="float" office:value="0.010971" calcext:value-type="float">
            <text:p>0.010971</text:p>
          </table:table-cell>
          <table:table-cell office:value-type="float" office:value="0" calcext:value-type="float">
            <text:p>0</text:p>
          </table:table-cell>
          <table:table-cell office:value-type="float" office:value="209563" calcext:value-type="float">
            <text:p>20956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16</text:p>
          </table:table-cell>
          <table:table-cell office:value-type="float" office:value="1.712616" calcext:value-type="float">
            <text:p>1.712616</text:p>
          </table:table-cell>
          <table:table-cell office:value-type="float" office:value="0.005614" calcext:value-type="float">
            <text:p>0.005614</text:p>
          </table:table-cell>
          <table:table-cell office:value-type="float" office:value="0" calcext:value-type="float">
            <text:p>0</text:p>
          </table:table-cell>
          <table:table-cell office:value-type="float" office:value="109831" calcext:value-type="float">
            <text:p>10983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17</text:p>
          </table:table-cell>
          <table:table-cell office:value-type="float" office:value="1.859142" calcext:value-type="float">
            <text:p>1.859142</text:p>
          </table:table-cell>
          <table:table-cell office:value-type="float" office:value="0.006324" calcext:value-type="float">
            <text:p>0.006324</text:p>
          </table:table-cell>
          <table:table-cell office:value-type="float" office:value="0" calcext:value-type="float">
            <text:p>0</text:p>
          </table:table-cell>
          <table:table-cell office:value-type="float" office:value="127948" calcext:value-type="float">
            <text:p>12794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18</text:p>
          </table:table-cell>
          <table:table-cell office:value-type="float" office:value="0.969845" calcext:value-type="float">
            <text:p>0.969845</text:p>
          </table:table-cell>
          <table:table-cell office:value-type="float" office:value="0.009402" calcext:value-type="float">
            <text:p>0.009402</text:p>
          </table:table-cell>
          <table:table-cell office:value-type="float" office:value="0" calcext:value-type="float">
            <text:p>0</text:p>
          </table:table-cell>
          <table:table-cell office:value-type="float" office:value="138174" calcext:value-type="float">
            <text:p>13817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19</text:p>
          </table:table-cell>
          <table:table-cell office:value-type="float" office:value="0.243009" calcext:value-type="float">
            <text:p>0.243009</text:p>
          </table:table-cell>
          <table:table-cell office:value-type="float" office:value="0.006332" calcext:value-type="float">
            <text:p>0.006332</text:p>
          </table:table-cell>
          <table:table-cell office:value-type="float" office:value="0" calcext:value-type="float">
            <text:p>0</text:p>
          </table:table-cell>
          <table:table-cell office:value-type="float" office:value="134443" calcext:value-type="float">
            <text:p>134443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20</text:p>
          </table:table-cell>
          <table:table-cell office:value-type="float" office:value="0.110166" calcext:value-type="float">
            <text:p>0.110166</text:p>
          </table:table-cell>
          <table:table-cell office:value-type="float" office:value="0.005687" calcext:value-type="float">
            <text:p>0.005687</text:p>
          </table:table-cell>
          <table:table-cell office:value-type="float" office:value="0" calcext:value-type="float">
            <text:p>0</text:p>
          </table:table-cell>
          <table:table-cell office:value-type="float" office:value="128176" calcext:value-type="float">
            <text:p>12817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21</text:p>
          </table:table-cell>
          <table:table-cell office:value-type="float" office:value="0.044502" calcext:value-type="float">
            <text:p>0.044502</text:p>
          </table:table-cell>
          <table:table-cell office:value-type="float" office:value="0.006569" calcext:value-type="float">
            <text:p>0.006569</text:p>
          </table:table-cell>
          <table:table-cell office:value-type="float" office:value="0" calcext:value-type="float">
            <text:p>0</text:p>
          </table:table-cell>
          <table:table-cell office:value-type="float" office:value="141446" calcext:value-type="float">
            <text:p>14144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22</text:p>
          </table:table-cell>
          <table:table-cell office:value-type="float" office:value="0.039288" calcext:value-type="float">
            <text:p>0.039288</text:p>
          </table:table-cell>
          <table:table-cell office:value-type="float" office:value="0.007509" calcext:value-type="float">
            <text:p>0.007509</text:p>
          </table:table-cell>
          <table:table-cell office:value-type="float" office:value="0" calcext:value-type="float">
            <text:p>0</text:p>
          </table:table-cell>
          <table:table-cell office:value-type="float" office:value="161655" calcext:value-type="float">
            <text:p>16165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23</text:p>
          </table:table-cell>
          <table:table-cell office:value-type="float" office:value="0.166373" calcext:value-type="float">
            <text:p>0.166373</text:p>
          </table:table-cell>
          <table:table-cell office:value-type="float" office:value="0.006552" calcext:value-type="float">
            <text:p>0.006552</text:p>
          </table:table-cell>
          <table:table-cell office:value-type="float" office:value="0" calcext:value-type="float">
            <text:p>0</text:p>
          </table:table-cell>
          <table:table-cell office:value-type="float" office:value="134092" calcext:value-type="float">
            <text:p>134092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24</text:p>
          </table:table-cell>
          <table:table-cell office:value-type="float" office:value="0.158089" calcext:value-type="float">
            <text:p>0.158089</text:p>
          </table:table-cell>
          <table:table-cell office:value-type="float" office:value="0.008289" calcext:value-type="float">
            <text:p>0.008289</text:p>
          </table:table-cell>
          <table:table-cell office:value-type="float" office:value="0" calcext:value-type="float">
            <text:p>0</text:p>
          </table:table-cell>
          <table:table-cell office:value-type="float" office:value="160976" calcext:value-type="float">
            <text:p>160976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25</text:p>
          </table:table-cell>
          <table:table-cell office:value-type="float" office:value="0.079666" calcext:value-type="float">
            <text:p>0.079666</text:p>
          </table:table-cell>
          <table:table-cell office:value-type="float" office:value="0.019195" calcext:value-type="float">
            <text:p>0.019195</text:p>
          </table:table-cell>
          <table:table-cell office:value-type="float" office:value="0" calcext:value-type="float">
            <text:p>0</text:p>
          </table:table-cell>
          <table:table-cell office:value-type="float" office:value="180653" calcext:value-type="float">
            <text:p>180653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26</text:p>
          </table:table-cell>
          <table:table-cell office:value-type="float" office:value="0.90276" calcext:value-type="float">
            <text:p>0.90276</text:p>
          </table:table-cell>
          <table:table-cell office:value-type="float" office:value="0.044624" calcext:value-type="float">
            <text:p>0.044624</text:p>
          </table:table-cell>
          <table:table-cell office:value-type="float" office:value="0" calcext:value-type="float">
            <text:p>0</text:p>
          </table:table-cell>
          <table:table-cell office:value-type="float" office:value="170864" calcext:value-type="float">
            <text:p>170864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27</text:p>
          </table:table-cell>
          <table:table-cell office:value-type="float" office:value="0.289743" calcext:value-type="float">
            <text:p>0.289743</text:p>
          </table:table-cell>
          <table:table-cell office:value-type="float" office:value="0.048115" calcext:value-type="float">
            <text:p>0.048115</text:p>
          </table:table-cell>
          <table:table-cell office:value-type="float" office:value="0" calcext:value-type="float">
            <text:p>0</text:p>
          </table:table-cell>
          <table:table-cell office:value-type="float" office:value="180261" calcext:value-type="float">
            <text:p>18026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28</text:p>
          </table:table-cell>
          <table:table-cell office:value-type="float" office:value="0.399985" calcext:value-type="float">
            <text:p>0.399985</text:p>
          </table:table-cell>
          <table:table-cell office:value-type="float" office:value="0.034997" calcext:value-type="float">
            <text:p>0.034997</text:p>
          </table:table-cell>
          <table:table-cell office:value-type="float" office:value="0" calcext:value-type="float">
            <text:p>0</text:p>
          </table:table-cell>
          <table:table-cell office:value-type="float" office:value="139049" calcext:value-type="float">
            <text:p>139049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29</text:p>
          </table:table-cell>
          <table:table-cell office:value-type="float" office:value="0.503655" calcext:value-type="float">
            <text:p>0.503655</text:p>
          </table:table-cell>
          <table:table-cell office:value-type="float" office:value="0.034546" calcext:value-type="float">
            <text:p>0.034546</text:p>
          </table:table-cell>
          <table:table-cell office:value-type="float" office:value="0" calcext:value-type="float">
            <text:p>0</text:p>
          </table:table-cell>
          <table:table-cell office:value-type="float" office:value="130493" calcext:value-type="float">
            <text:p>130493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30</text:p>
          </table:table-cell>
          <table:table-cell office:value-type="float" office:value="0.459198" calcext:value-type="float">
            <text:p>0.459198</text:p>
          </table:table-cell>
          <table:table-cell office:value-type="float" office:value="0.0534" calcext:value-type="float">
            <text:p>0.0534</text:p>
          </table:table-cell>
          <table:table-cell office:value-type="float" office:value="0" calcext:value-type="float">
            <text:p>0</text:p>
          </table:table-cell>
          <table:table-cell office:value-type="float" office:value="154396" calcext:value-type="float">
            <text:p>154396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31</text:p>
          </table:table-cell>
          <table:table-cell office:value-type="float" office:value="0.450612" calcext:value-type="float">
            <text:p>0.450612</text:p>
          </table:table-cell>
          <table:table-cell office:value-type="float" office:value="0.065887" calcext:value-type="float">
            <text:p>0.065887</text:p>
          </table:table-cell>
          <table:table-cell office:value-type="float" office:value="0" calcext:value-type="float">
            <text:p>0</text:p>
          </table:table-cell>
          <table:table-cell office:value-type="float" office:value="154314" calcext:value-type="float">
            <text:p>154314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32</text:p>
          </table:table-cell>
          <table:table-cell office:value-type="float" office:value="0.390247" calcext:value-type="float">
            <text:p>0.390247</text:p>
          </table:table-cell>
          <table:table-cell office:value-type="float" office:value="0.044366" calcext:value-type="float">
            <text:p>0.044366</text:p>
          </table:table-cell>
          <table:table-cell office:value-type="float" office:value="0" calcext:value-type="float">
            <text:p>0</text:p>
          </table:table-cell>
          <table:table-cell office:value-type="float" office:value="136094" calcext:value-type="float">
            <text:p>136094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33</text:p>
          </table:table-cell>
          <table:table-cell office:value-type="float" office:value="0.33042" calcext:value-type="float">
            <text:p>0.33042</text:p>
          </table:table-cell>
          <table:table-cell office:value-type="float" office:value="0.017762" calcext:value-type="float">
            <text:p>0.017762</text:p>
          </table:table-cell>
          <table:table-cell office:value-type="float" office:value="0" calcext:value-type="float">
            <text:p>0</text:p>
          </table:table-cell>
          <table:table-cell office:value-type="float" office:value="108387" calcext:value-type="float">
            <text:p>108387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34</text:p>
          </table:table-cell>
          <table:table-cell office:value-type="float" office:value="0.290168" calcext:value-type="float">
            <text:p>0.290168</text:p>
          </table:table-cell>
          <table:table-cell office:value-type="float" office:value="0.018034" calcext:value-type="float">
            <text:p>0.018034</text:p>
          </table:table-cell>
          <table:table-cell office:value-type="float" office:value="0" calcext:value-type="float">
            <text:p>0</text:p>
          </table:table-cell>
          <table:table-cell office:value-type="float" office:value="130671" calcext:value-type="float">
            <text:p>130671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35</text:p>
          </table:table-cell>
          <table:table-cell office:value-type="float" office:value="0.257248" calcext:value-type="float">
            <text:p>0.257248</text:p>
          </table:table-cell>
          <table:table-cell office:value-type="float" office:value="0.025044" calcext:value-type="float">
            <text:p>0.025044</text:p>
          </table:table-cell>
          <table:table-cell office:value-type="float" office:value="0" calcext:value-type="float">
            <text:p>0</text:p>
          </table:table-cell>
          <table:table-cell office:value-type="float" office:value="160983" calcext:value-type="float">
            <text:p>160983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36</text:p>
          </table:table-cell>
          <table:table-cell office:value-type="float" office:value="0.201223" calcext:value-type="float">
            <text:p>0.201223</text:p>
          </table:table-cell>
          <table:table-cell office:value-type="float" office:value="0.020584" calcext:value-type="float">
            <text:p>0.020584</text:p>
          </table:table-cell>
          <table:table-cell office:value-type="float" office:value="0" calcext:value-type="float">
            <text:p>0</text:p>
          </table:table-cell>
          <table:table-cell office:value-type="float" office:value="155773" calcext:value-type="float">
            <text:p>155773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37</text:p>
          </table:table-cell>
          <table:table-cell office:value-type="float" office:value="0.264929" calcext:value-type="float">
            <text:p>0.264929</text:p>
          </table:table-cell>
          <table:table-cell office:value-type="float" office:value="0.021887" calcext:value-type="float">
            <text:p>0.021887</text:p>
          </table:table-cell>
          <table:table-cell office:value-type="float" office:value="0" calcext:value-type="float">
            <text:p>0</text:p>
          </table:table-cell>
          <table:table-cell office:value-type="float" office:value="141828" calcext:value-type="float">
            <text:p>141828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38</text:p>
          </table:table-cell>
          <table:table-cell office:value-type="float" office:value="0.234728" calcext:value-type="float">
            <text:p>0.234728</text:p>
          </table:table-cell>
          <table:table-cell office:value-type="float" office:value="0.030715" calcext:value-type="float">
            <text:p>0.030715</text:p>
          </table:table-cell>
          <table:table-cell office:value-type="float" office:value="0" calcext:value-type="float">
            <text:p>0</text:p>
          </table:table-cell>
          <table:table-cell office:value-type="float" office:value="187732" calcext:value-type="float">
            <text:p>187732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39</text:p>
          </table:table-cell>
          <table:table-cell office:value-type="float" office:value="0.223373" calcext:value-type="float">
            <text:p>0.223373</text:p>
          </table:table-cell>
          <table:table-cell office:value-type="float" office:value="0.021025" calcext:value-type="float">
            <text:p>0.021025</text:p>
          </table:table-cell>
          <table:table-cell office:value-type="float" office:value="0" calcext:value-type="float">
            <text:p>0</text:p>
          </table:table-cell>
          <table:table-cell office:value-type="float" office:value="145333" calcext:value-type="float">
            <text:p>145333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40</text:p>
          </table:table-cell>
          <table:table-cell office:value-type="float" office:value="0.279771" calcext:value-type="float">
            <text:p>0.279771</text:p>
          </table:table-cell>
          <table:table-cell office:value-type="float" office:value="0.026848" calcext:value-type="float">
            <text:p>0.026848</text:p>
          </table:table-cell>
          <table:table-cell office:value-type="float" office:value="0" calcext:value-type="float">
            <text:p>0</text:p>
          </table:table-cell>
          <table:table-cell office:value-type="float" office:value="161529" calcext:value-type="float">
            <text:p>161529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41</text:p>
          </table:table-cell>
          <table:table-cell office:value-type="float" office:value="0.298151" calcext:value-type="float">
            <text:p>0.298151</text:p>
          </table:table-cell>
          <table:table-cell office:value-type="float" office:value="0.020146" calcext:value-type="float">
            <text:p>0.020146</text:p>
          </table:table-cell>
          <table:table-cell office:value-type="float" office:value="0" calcext:value-type="float">
            <text:p>0</text:p>
          </table:table-cell>
          <table:table-cell office:value-type="float" office:value="140476" calcext:value-type="float">
            <text:p>140476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42</text:p>
          </table:table-cell>
          <table:table-cell office:value-type="float" office:value="0.273404" calcext:value-type="float">
            <text:p>0.273404</text:p>
          </table:table-cell>
          <table:table-cell office:value-type="float" office:value="0.017852" calcext:value-type="float">
            <text:p>0.017852</text:p>
          </table:table-cell>
          <table:table-cell office:value-type="float" office:value="0" calcext:value-type="float">
            <text:p>0</text:p>
          </table:table-cell>
          <table:table-cell office:value-type="float" office:value="123608" calcext:value-type="float">
            <text:p>123608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43</text:p>
          </table:table-cell>
          <table:table-cell office:value-type="float" office:value="0.266511" calcext:value-type="float">
            <text:p>0.266511</text:p>
          </table:table-cell>
          <table:table-cell office:value-type="float" office:value="0.040512" calcext:value-type="float">
            <text:p>0.040512</text:p>
          </table:table-cell>
          <table:table-cell office:value-type="float" office:value="0" calcext:value-type="float">
            <text:p>0</text:p>
          </table:table-cell>
          <table:table-cell office:value-type="float" office:value="158239" calcext:value-type="float">
            <text:p>158239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44</text:p>
          </table:table-cell>
          <table:table-cell office:value-type="float" office:value="0.274206" calcext:value-type="float">
            <text:p>0.274206</text:p>
          </table:table-cell>
          <table:table-cell office:value-type="float" office:value="0.017645" calcext:value-type="float">
            <text:p>0.017645</text:p>
          </table:table-cell>
          <table:table-cell office:value-type="float" office:value="0" calcext:value-type="float">
            <text:p>0</text:p>
          </table:table-cell>
          <table:table-cell office:value-type="float" office:value="148500" calcext:value-type="float">
            <text:p>148500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45</text:p>
          </table:table-cell>
          <table:table-cell office:value-type="float" office:value="0.295262" calcext:value-type="float">
            <text:p>0.295262</text:p>
          </table:table-cell>
          <table:table-cell office:value-type="float" office:value="0.034589" calcext:value-type="float">
            <text:p>0.034589</text:p>
          </table:table-cell>
          <table:table-cell office:value-type="float" office:value="0" calcext:value-type="float">
            <text:p>0</text:p>
          </table:table-cell>
          <table:table-cell office:value-type="float" office:value="185013" calcext:value-type="float">
            <text:p>185013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46</text:p>
          </table:table-cell>
          <table:table-cell office:value-type="float" office:value="0.320162" calcext:value-type="float">
            <text:p>0.320162</text:p>
          </table:table-cell>
          <table:table-cell office:value-type="float" office:value="0.055492" calcext:value-type="float">
            <text:p>0.055492</text:p>
          </table:table-cell>
          <table:table-cell office:value-type="float" office:value="0" calcext:value-type="float">
            <text:p>0</text:p>
          </table:table-cell>
          <table:table-cell office:value-type="float" office:value="196283" calcext:value-type="float">
            <text:p>196283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47</text:p>
          </table:table-cell>
          <table:table-cell office:value-type="float" office:value="0.388648" calcext:value-type="float">
            <text:p>0.388648</text:p>
          </table:table-cell>
          <table:table-cell office:value-type="float" office:value="0.054166" calcext:value-type="float">
            <text:p>0.054166</text:p>
          </table:table-cell>
          <table:table-cell office:value-type="float" office:value="0" calcext:value-type="float">
            <text:p>0</text:p>
          </table:table-cell>
          <table:table-cell office:value-type="float" office:value="167745" calcext:value-type="float">
            <text:p>167745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48</text:p>
          </table:table-cell>
          <table:table-cell office:value-type="float" office:value="0.509925" calcext:value-type="float">
            <text:p>0.509925</text:p>
          </table:table-cell>
          <table:table-cell office:value-type="float" office:value="0.058884" calcext:value-type="float">
            <text:p>0.058884</text:p>
          </table:table-cell>
          <table:table-cell office:value-type="float" office:value="0" calcext:value-type="float">
            <text:p>0</text:p>
          </table:table-cell>
          <table:table-cell office:value-type="float" office:value="138034" calcext:value-type="float">
            <text:p>138034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49</text:p>
          </table:table-cell>
          <table:table-cell office:value-type="float" office:value="0.509731" calcext:value-type="float">
            <text:p>0.509731</text:p>
          </table:table-cell>
          <table:table-cell office:value-type="float" office:value="0.054692" calcext:value-type="float">
            <text:p>0.054692</text:p>
          </table:table-cell>
          <table:table-cell office:value-type="float" office:value="0" calcext:value-type="float">
            <text:p>0</text:p>
          </table:table-cell>
          <table:table-cell office:value-type="float" office:value="149347" calcext:value-type="float">
            <text:p>149347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50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027408" calcext:value-type="float">
            <text:p>0.027408</text:p>
          </table:table-cell>
          <table:table-cell office:value-type="float" office:value="0" calcext:value-type="float">
            <text:p>0</text:p>
          </table:table-cell>
          <table:table-cell office:value-type="float" office:value="125376" calcext:value-type="float">
            <text:p>125376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51</text:p>
          </table:table-cell>
          <table:table-cell office:value-type="float" office:value="0.733542" calcext:value-type="float">
            <text:p>0.733542</text:p>
          </table:table-cell>
          <table:table-cell office:value-type="float" office:value="0.053382" calcext:value-type="float">
            <text:p>0.053382</text:p>
          </table:table-cell>
          <table:table-cell office:value-type="float" office:value="0" calcext:value-type="float">
            <text:p>0</text:p>
          </table:table-cell>
          <table:table-cell office:value-type="float" office:value="175905" calcext:value-type="float">
            <text:p>175905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52</text:p>
          </table:table-cell>
          <table:table-cell office:value-type="float" office:value="0.614859" calcext:value-type="float">
            <text:p>0.614859</text:p>
          </table:table-cell>
          <table:table-cell office:value-type="float" office:value="0.048873" calcext:value-type="float">
            <text:p>0.048873</text:p>
          </table:table-cell>
          <table:table-cell office:value-type="float" office:value="0" calcext:value-type="float">
            <text:p>0</text:p>
          </table:table-cell>
          <table:table-cell office:value-type="float" office:value="141772" calcext:value-type="float">
            <text:p>141772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53</text:p>
          </table:table-cell>
          <table:table-cell office:value-type="float" office:value="0.53195" calcext:value-type="float">
            <text:p>0.53195</text:p>
          </table:table-cell>
          <table:table-cell office:value-type="float" office:value="0.068792" calcext:value-type="float">
            <text:p>0.068792</text:p>
          </table:table-cell>
          <table:table-cell office:value-type="float" office:value="0" calcext:value-type="float">
            <text:p>0</text:p>
          </table:table-cell>
          <table:table-cell office:value-type="float" office:value="157600" calcext:value-type="float">
            <text:p>157600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54</text:p>
          </table:table-cell>
          <table:table-cell office:value-type="float" office:value="0.540014" calcext:value-type="float">
            <text:p>0.540014</text:p>
          </table:table-cell>
          <table:table-cell office:value-type="float" office:value="0.07331" calcext:value-type="float">
            <text:p>0.07331</text:p>
          </table:table-cell>
          <table:table-cell office:value-type="float" office:value="0" calcext:value-type="float">
            <text:p>0</text:p>
          </table:table-cell>
          <table:table-cell office:value-type="float" office:value="135794" calcext:value-type="float">
            <text:p>135794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55</text:p>
          </table:table-cell>
          <table:table-cell office:value-type="float" office:value="0.510986" calcext:value-type="float">
            <text:p>0.510986</text:p>
          </table:table-cell>
          <table:table-cell office:value-type="float" office:value="0.050629" calcext:value-type="float">
            <text:p>0.050629</text:p>
          </table:table-cell>
          <table:table-cell office:value-type="float" office:value="0" calcext:value-type="float">
            <text:p>0</text:p>
          </table:table-cell>
          <table:table-cell office:value-type="float" office:value="138300" calcext:value-type="float">
            <text:p>138300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56</text:p>
          </table:table-cell>
          <table:table-cell office:value-type="float" office:value="0.467499" calcext:value-type="float">
            <text:p>0.467499</text:p>
          </table:table-cell>
          <table:table-cell office:value-type="float" office:value="0.065047" calcext:value-type="float">
            <text:p>0.065047</text:p>
          </table:table-cell>
          <table:table-cell office:value-type="float" office:value="0" calcext:value-type="float">
            <text:p>0</text:p>
          </table:table-cell>
          <table:table-cell office:value-type="float" office:value="156673" calcext:value-type="float">
            <text:p>156673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57</text:p>
          </table:table-cell>
          <table:table-cell office:value-type="float" office:value="0.485716" calcext:value-type="float">
            <text:p>0.485716</text:p>
          </table:table-cell>
          <table:table-cell office:value-type="float" office:value="0.047737" calcext:value-type="float">
            <text:p>0.047737</text:p>
          </table:table-cell>
          <table:table-cell office:value-type="float" office:value="0" calcext:value-type="float">
            <text:p>0</text:p>
          </table:table-cell>
          <table:table-cell office:value-type="float" office:value="127681" calcext:value-type="float">
            <text:p>127681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58</text:p>
          </table:table-cell>
          <table:table-cell office:value-type="float" office:value="0.523975" calcext:value-type="float">
            <text:p>0.523975</text:p>
          </table:table-cell>
          <table:table-cell office:value-type="float" office:value="0.086682" calcext:value-type="float">
            <text:p>0.086682</text:p>
          </table:table-cell>
          <table:table-cell office:value-type="float" office:value="0" calcext:value-type="float">
            <text:p>0</text:p>
          </table:table-cell>
          <table:table-cell office:value-type="float" office:value="159675" calcext:value-type="float">
            <text:p>159675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6:59</text:p>
          </table:table-cell>
          <table:table-cell office:value-type="float" office:value="0.493592" calcext:value-type="float">
            <text:p>0.493592</text:p>
          </table:table-cell>
          <table:table-cell office:value-type="float" office:value="0.057073" calcext:value-type="float">
            <text:p>0.057073</text:p>
          </table:table-cell>
          <table:table-cell office:value-type="float" office:value="0" calcext:value-type="float">
            <text:p>0</text:p>
          </table:table-cell>
          <table:table-cell office:value-type="float" office:value="134838" calcext:value-type="float">
            <text:p>134838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7:00</text:p>
          </table:table-cell>
          <table:table-cell office:value-type="float" office:value="0.533869" calcext:value-type="float">
            <text:p>0.533869</text:p>
          </table:table-cell>
          <table:table-cell office:value-type="float" office:value="0.074767" calcext:value-type="float">
            <text:p>0.074767</text:p>
          </table:table-cell>
          <table:table-cell office:value-type="float" office:value="0" calcext:value-type="float">
            <text:p>0</text:p>
          </table:table-cell>
          <table:table-cell office:value-type="float" office:value="162671" calcext:value-type="float">
            <text:p>162671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7:01</text:p>
          </table:table-cell>
          <table:table-cell office:value-type="float" office:value="0.543717" calcext:value-type="float">
            <text:p>0.543717</text:p>
          </table:table-cell>
          <table:table-cell office:value-type="float" office:value="0.077903" calcext:value-type="float">
            <text:p>0.077903</text:p>
          </table:table-cell>
          <table:table-cell office:value-type="float" office:value="0" calcext:value-type="float">
            <text:p>0</text:p>
          </table:table-cell>
          <table:table-cell office:value-type="float" office:value="142962" calcext:value-type="float">
            <text:p>142962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7:02</text:p>
          </table:table-cell>
          <table:table-cell office:value-type="float" office:value="0.760754" calcext:value-type="float">
            <text:p>0.760754</text:p>
          </table:table-cell>
          <table:table-cell office:value-type="float" office:value="0.106438" calcext:value-type="float">
            <text:p>0.106438</text:p>
          </table:table-cell>
          <table:table-cell office:value-type="float" office:value="0" calcext:value-type="float">
            <text:p>0</text:p>
          </table:table-cell>
          <table:table-cell office:value-type="float" office:value="237037" calcext:value-type="float">
            <text:p>237037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7:03</text:p>
          </table:table-cell>
          <table:table-cell office:value-type="float" office:value="0.708666" calcext:value-type="float">
            <text:p>0.708666</text:p>
          </table:table-cell>
          <table:table-cell office:value-type="float" office:value="0.065606" calcext:value-type="float">
            <text:p>0.065606</text:p>
          </table:table-cell>
          <table:table-cell office:value-type="float" office:value="0" calcext:value-type="float">
            <text:p>0</text:p>
          </table:table-cell>
          <table:table-cell office:value-type="float" office:value="133521" calcext:value-type="float">
            <text:p>133521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7:04</text:p>
          </table:table-cell>
          <table:table-cell office:value-type="float" office:value="1.044469" calcext:value-type="float">
            <text:p>1.044469</text:p>
          </table:table-cell>
          <table:table-cell office:value-type="float" office:value="0.06594" calcext:value-type="float">
            <text:p>0.06594</text:p>
          </table:table-cell>
          <table:table-cell office:value-type="float" office:value="0" calcext:value-type="float">
            <text:p>0</text:p>
          </table:table-cell>
          <table:table-cell office:value-type="float" office:value="150634" calcext:value-type="float">
            <text:p>150634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7:05</text:p>
          </table:table-cell>
          <table:table-cell office:value-type="float" office:value="1.203622" calcext:value-type="float">
            <text:p>1.203622</text:p>
          </table:table-cell>
          <table:table-cell office:value-type="float" office:value="0.032641" calcext:value-type="float">
            <text:p>0.032641</text:p>
          </table:table-cell>
          <table:table-cell office:value-type="float" office:value="0" calcext:value-type="float">
            <text:p>0</text:p>
          </table:table-cell>
          <table:table-cell office:value-type="float" office:value="105266" calcext:value-type="float">
            <text:p>105266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7:06</text:p>
          </table:table-cell>
          <table:table-cell office:value-type="float" office:value="0.687994" calcext:value-type="float">
            <text:p>0.687994</text:p>
          </table:table-cell>
          <table:table-cell office:value-type="float" office:value="0.031437" calcext:value-type="float">
            <text:p>0.031437</text:p>
          </table:table-cell>
          <table:table-cell office:value-type="float" office:value="0" calcext:value-type="float">
            <text:p>0</text:p>
          </table:table-cell>
          <table:table-cell office:value-type="float" office:value="146311" calcext:value-type="float">
            <text:p>146311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7:07</text:p>
          </table:table-cell>
          <table:table-cell office:value-type="float" office:value="0.232767" calcext:value-type="float">
            <text:p>0.232767</text:p>
          </table:table-cell>
          <table:table-cell office:value-type="float" office:value="0.014716" calcext:value-type="float">
            <text:p>0.014716</text:p>
          </table:table-cell>
          <table:table-cell office:value-type="float" office:value="0" calcext:value-type="float">
            <text:p>0</text:p>
          </table:table-cell>
          <table:table-cell office:value-type="float" office:value="128106" calcext:value-type="float">
            <text:p>128106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7:08</text:p>
          </table:table-cell>
          <table:table-cell office:value-type="float" office:value="0.260695" calcext:value-type="float">
            <text:p>0.260695</text:p>
          </table:table-cell>
          <table:table-cell office:value-type="float" office:value="0.026386" calcext:value-type="float">
            <text:p>0.026386</text:p>
          </table:table-cell>
          <table:table-cell office:value-type="float" office:value="0" calcext:value-type="float">
            <text:p>0</text:p>
          </table:table-cell>
          <table:table-cell office:value-type="float" office:value="148220" calcext:value-type="float">
            <text:p>148220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7:09</text:p>
          </table:table-cell>
          <table:table-cell office:value-type="float" office:value="0.329642" calcext:value-type="float">
            <text:p>0.329642</text:p>
          </table:table-cell>
          <table:table-cell office:value-type="float" office:value="0.043229" calcext:value-type="float">
            <text:p>0.043229</text:p>
          </table:table-cell>
          <table:table-cell office:value-type="float" office:value="0" calcext:value-type="float">
            <text:p>0</text:p>
          </table:table-cell>
          <table:table-cell office:value-type="float" office:value="139464" calcext:value-type="float">
            <text:p>139464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7:10</text:p>
          </table:table-cell>
          <table:table-cell office:value-type="float" office:value="0.438251" calcext:value-type="float">
            <text:p>0.438251</text:p>
          </table:table-cell>
          <table:table-cell office:value-type="float" office:value="0.050617" calcext:value-type="float">
            <text:p>0.050617</text:p>
          </table:table-cell>
          <table:table-cell office:value-type="float" office:value="0" calcext:value-type="float">
            <text:p>0</text:p>
          </table:table-cell>
          <table:table-cell office:value-type="float" office:value="157973" calcext:value-type="float">
            <text:p>157973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7:11</text:p>
          </table:table-cell>
          <table:table-cell office:value-type="float" office:value="0.42285" calcext:value-type="float">
            <text:p>0.42285</text:p>
          </table:table-cell>
          <table:table-cell office:value-type="float" office:value="0.045786" calcext:value-type="float">
            <text:p>0.045786</text:p>
          </table:table-cell>
          <table:table-cell office:value-type="float" office:value="0" calcext:value-type="float">
            <text:p>0</text:p>
          </table:table-cell>
          <table:table-cell office:value-type="float" office:value="155259" calcext:value-type="float">
            <text:p>155259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7:12</text:p>
          </table:table-cell>
          <table:table-cell office:value-type="float" office:value="0.439449" calcext:value-type="float">
            <text:p>0.439449</text:p>
          </table:table-cell>
          <table:table-cell office:value-type="float" office:value="0.050524" calcext:value-type="float">
            <text:p>0.050524</text:p>
          </table:table-cell>
          <table:table-cell office:value-type="float" office:value="0" calcext:value-type="float">
            <text:p>0</text:p>
          </table:table-cell>
          <table:table-cell office:value-type="float" office:value="134405" calcext:value-type="float">
            <text:p>134405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7:13</text:p>
          </table:table-cell>
          <table:table-cell office:value-type="float" office:value="0.391284" calcext:value-type="float">
            <text:p>0.391284</text:p>
          </table:table-cell>
          <table:table-cell office:value-type="float" office:value="0.058046" calcext:value-type="float">
            <text:p>0.058046</text:p>
          </table:table-cell>
          <table:table-cell office:value-type="float" office:value="0" calcext:value-type="float">
            <text:p>0</text:p>
          </table:table-cell>
          <table:table-cell office:value-type="float" office:value="161773" calcext:value-type="float">
            <text:p>16177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7:14</text:p>
          </table:table-cell>
          <table:table-cell office:value-type="float" office:value="0.478223" calcext:value-type="float">
            <text:p>0.478223</text:p>
          </table:table-cell>
          <table:table-cell office:value-type="float" office:value="0.058612" calcext:value-type="float">
            <text:p>0.058612</text:p>
          </table:table-cell>
          <table:table-cell office:value-type="float" office:value="0" calcext:value-type="float">
            <text:p>0</text:p>
          </table:table-cell>
          <table:table-cell office:value-type="float" office:value="151404" calcext:value-type="float">
            <text:p>151404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7:15</text:p>
          </table:table-cell>
          <table:table-cell office:value-type="float" office:value="0.504715" calcext:value-type="float">
            <text:p>0.504715</text:p>
          </table:table-cell>
          <table:table-cell office:value-type="float" office:value="0.054041" calcext:value-type="float">
            <text:p>0.054041</text:p>
          </table:table-cell>
          <table:table-cell office:value-type="float" office:value="0" calcext:value-type="float">
            <text:p>0</text:p>
          </table:table-cell>
          <table:table-cell office:value-type="float" office:value="136397" calcext:value-type="float">
            <text:p>136397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7:16</text:p>
          </table:table-cell>
          <table:table-cell office:value-type="float" office:value="0.525302" calcext:value-type="float">
            <text:p>0.525302</text:p>
          </table:table-cell>
          <table:table-cell office:value-type="float" office:value="0.079515" calcext:value-type="float">
            <text:p>0.079515</text:p>
          </table:table-cell>
          <table:table-cell office:value-type="float" office:value="0" calcext:value-type="float">
            <text:p>0</text:p>
          </table:table-cell>
          <table:table-cell office:value-type="float" office:value="163136" calcext:value-type="float">
            <text:p>163136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7:17</text:p>
          </table:table-cell>
          <table:table-cell office:value-type="float" office:value="0.531752" calcext:value-type="float">
            <text:p>0.531752</text:p>
          </table:table-cell>
          <table:table-cell office:value-type="float" office:value="0.095345" calcext:value-type="float">
            <text:p>0.095345</text:p>
          </table:table-cell>
          <table:table-cell office:value-type="float" office:value="0" calcext:value-type="float">
            <text:p>0</text:p>
          </table:table-cell>
          <table:table-cell office:value-type="float" office:value="148158" calcext:value-type="float">
            <text:p>148158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7:18</text:p>
          </table:table-cell>
          <table:table-cell office:value-type="float" office:value="0.620148" calcext:value-type="float">
            <text:p>0.620148</text:p>
          </table:table-cell>
          <table:table-cell office:value-type="float" office:value="0.089203" calcext:value-type="float">
            <text:p>0.089203</text:p>
          </table:table-cell>
          <table:table-cell office:value-type="float" office:value="0" calcext:value-type="float">
            <text:p>0</text:p>
          </table:table-cell>
          <table:table-cell office:value-type="float" office:value="196687" calcext:value-type="float">
            <text:p>196687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7:19</text:p>
          </table:table-cell>
          <table:table-cell office:value-type="float" office:value="0.840644" calcext:value-type="float">
            <text:p>0.840644</text:p>
          </table:table-cell>
          <table:table-cell office:value-type="float" office:value="0.048685" calcext:value-type="float">
            <text:p>0.048685</text:p>
          </table:table-cell>
          <table:table-cell office:value-type="float" office:value="0" calcext:value-type="float">
            <text:p>0</text:p>
          </table:table-cell>
          <table:table-cell office:value-type="float" office:value="146740" calcext:value-type="float">
            <text:p>14674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7:20</text:p>
          </table:table-cell>
          <table:table-cell office:value-type="float" office:value="0.689962" calcext:value-type="float">
            <text:p>0.689962</text:p>
          </table:table-cell>
          <table:table-cell office:value-type="float" office:value="0.0466" calcext:value-type="float">
            <text:p>0.0466</text:p>
          </table:table-cell>
          <table:table-cell office:value-type="float" office:value="0" calcext:value-type="float">
            <text:p>0</text:p>
          </table:table-cell>
          <table:table-cell office:value-type="float" office:value="126406" calcext:value-type="float">
            <text:p>126406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7:21</text:p>
          </table:table-cell>
          <table:table-cell office:value-type="float" office:value="0.503405" calcext:value-type="float">
            <text:p>0.503405</text:p>
          </table:table-cell>
          <table:table-cell office:value-type="float" office:value="0.024187" calcext:value-type="float">
            <text:p>0.024187</text:p>
          </table:table-cell>
          <table:table-cell office:value-type="float" office:value="0" calcext:value-type="float">
            <text:p>0</text:p>
          </table:table-cell>
          <table:table-cell office:value-type="float" office:value="139001" calcext:value-type="float">
            <text:p>13900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7:22</text:p>
          </table:table-cell>
          <table:table-cell office:value-type="float" office:value="0.372493" calcext:value-type="float">
            <text:p>0.372493</text:p>
          </table:table-cell>
          <table:table-cell office:value-type="float" office:value="0.01355" calcext:value-type="float">
            <text:p>0.01355</text:p>
          </table:table-cell>
          <table:table-cell office:value-type="float" office:value="0" calcext:value-type="float">
            <text:p>0</text:p>
          </table:table-cell>
          <table:table-cell office:value-type="float" office:value="123278" calcext:value-type="float">
            <text:p>12327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7:23</text:p>
          </table:table-cell>
          <table:table-cell office:value-type="float" office:value="0.205867" calcext:value-type="float">
            <text:p>0.205867</text:p>
          </table:table-cell>
          <table:table-cell office:value-type="float" office:value="0.009441" calcext:value-type="float">
            <text:p>0.009441</text:p>
          </table:table-cell>
          <table:table-cell office:value-type="float" office:value="0" calcext:value-type="float">
            <text:p>0</text:p>
          </table:table-cell>
          <table:table-cell office:value-type="float" office:value="193324" calcext:value-type="float">
            <text:p>1933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7:24</text:p>
          </table:table-cell>
          <table:table-cell office:value-type="float" office:value="0.172391" calcext:value-type="float">
            <text:p>0.172391</text:p>
          </table:table-cell>
          <table:table-cell office:value-type="float" office:value="0.007838" calcext:value-type="float">
            <text:p>0.007838</text:p>
          </table:table-cell>
          <table:table-cell office:value-type="float" office:value="0" calcext:value-type="float">
            <text:p>0</text:p>
          </table:table-cell>
          <table:table-cell office:value-type="float" office:value="141402" calcext:value-type="float">
            <text:p>14140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7:25</text:p>
          </table:table-cell>
          <table:table-cell office:value-type="float" office:value="0.072456" calcext:value-type="float">
            <text:p>0.072456</text:p>
          </table:table-cell>
          <table:table-cell office:value-type="float" office:value="0.005069" calcext:value-type="float">
            <text:p>0.005069</text:p>
          </table:table-cell>
          <table:table-cell office:value-type="float" office:value="0" calcext:value-type="float">
            <text:p>0</text:p>
          </table:table-cell>
          <table:table-cell office:value-type="float" office:value="128155" calcext:value-type="float">
            <text:p>1281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6:47:26</text:p>
          </table:table-cell>
          <table:table-cell office:value-type="float" office:value="0.058853" calcext:value-type="float">
            <text:p>0.058853</text:p>
          </table:table-cell>
          <table:table-cell office:value-type="float" office:value="0.010203" calcext:value-type="float">
            <text:p>0.010203</text:p>
          </table:table-cell>
          <table:table-cell office:value-type="float" office:value="0" calcext:value-type="float">
            <text:p>0</text:p>
          </table:table-cell>
          <table:table-cell office:value-type="float" office:value="229788" calcext:value-type="float">
            <text:p>229788</text:p>
          </table:table-cell>
          <table:table-cell office:value-type="float" office:value="128" calcext:value-type="float">
            <text:p>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3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30T12:51:49.757568302</dc:date>
    <meta:editing-duration>PT2M28S</meta:editing-duration>
    <meta:editing-cycles>1</meta:editing-cycles>
    <meta:document-statistic meta:table-count="1" meta:cell-count="6083" meta:object-count="3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44cm" svg:y="0.315cm" chart:style-name="ch2">
          <text:p>test 240, 800 TPS</text:p>
        </chart:title>
        <chart:legend chart:legend-position="end" svg:x="14.001cm" svg:y="4.005cm" style:legend-expansion="high" chart:style-name="ch3"/>
        <chart:plot-area chart:style-name="ch4" table:cell-range-address="test240.B1:test240.D869" chart:data-source-has-labels="both" svg:x="0.32cm" svg:y="1.248cm" svg:width="13.361cm" svg:height="7.572cm">
          <chartooo:coordinate-region svg:x="1.378cm" svg:y="1.248cm" svg:width="12.303cm" svg:height="5.97cm"/>
          <chart:axis chart:dimension="x" chart:name="primary-x" chart:style-name="ch5" chartooo:axis-type="auto">
            <chartooo:date-scale/>
            <chart:categories table:cell-range-address="test240.B2:test240.B86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240.C2:test240.C869" chart:label-cell-address="test240.C1:test240.C1" chart:class="chart:bar">
            <chart:data-point chart:repeated="868"/>
          </chart:series>
          <chart:series chart:style-name="ch9" chart:values-cell-range-address="test240.D2:test240.D869" chart:label-cell-address="test240.D1:test240.D1" chart:class="chart:bar">
            <chart:data-point chart:repeated="86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40.C1:test240.C1</svg:desc>
                </draw:g>
              </table:table-cell>
              <table:table-cell office:value-type="string">
                <text:p>xfertime</text:p>
                <draw:g>
                  <svg:desc>test240.D1:test24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:32:59</text:p>
                <draw:g>
                  <svg:desc>test240.B2:test240.B869</svg:desc>
                </draw:g>
              </table:table-cell>
              <table:table-cell office:value-type="float" office:value="0.104804">
                <text:p>0.104804</text:p>
                <draw:g>
                  <svg:desc>test240.C2:test240.C869</svg:desc>
                </draw:g>
              </table:table-cell>
              <table:table-cell office:value-type="float" office:value="0.011189">
                <text:p>0.011189</text:p>
                <draw:g>
                  <svg:desc>test240.D2:test240.D869</svg:desc>
                </draw:g>
              </table:table-cell>
            </table:table-row>
            <table:table-row>
              <table:table-cell office:value-type="string">
                <text:p>16:33:00</text:p>
              </table:table-cell>
              <table:table-cell office:value-type="float" office:value="0.283112">
                <text:p>0.283112</text:p>
              </table:table-cell>
              <table:table-cell office:value-type="float" office:value="0.022741">
                <text:p>0.022741</text:p>
              </table:table-cell>
            </table:table-row>
            <table:table-row>
              <table:table-cell office:value-type="string">
                <text:p>16:33:01</text:p>
              </table:table-cell>
              <table:table-cell office:value-type="float" office:value="0.334607">
                <text:p>0.334607</text:p>
              </table:table-cell>
              <table:table-cell office:value-type="float" office:value="0.044889">
                <text:p>0.044889</text:p>
              </table:table-cell>
            </table:table-row>
            <table:table-row>
              <table:table-cell office:value-type="string">
                <text:p>16:33:02</text:p>
              </table:table-cell>
              <table:table-cell office:value-type="float" office:value="0.491762">
                <text:p>0.491762</text:p>
              </table:table-cell>
              <table:table-cell office:value-type="float" office:value="0.069673">
                <text:p>0.069673</text:p>
              </table:table-cell>
            </table:table-row>
            <table:table-row>
              <table:table-cell office:value-type="string">
                <text:p>16:33:03</text:p>
              </table:table-cell>
              <table:table-cell office:value-type="float" office:value="0.493544">
                <text:p>0.493544</text:p>
              </table:table-cell>
              <table:table-cell office:value-type="float" office:value="0.106368">
                <text:p>0.106368</text:p>
              </table:table-cell>
            </table:table-row>
            <table:table-row>
              <table:table-cell office:value-type="string">
                <text:p>16:33:04</text:p>
              </table:table-cell>
              <table:table-cell office:value-type="float" office:value="0.582455">
                <text:p>0.582455</text:p>
              </table:table-cell>
              <table:table-cell office:value-type="float" office:value="0.079998">
                <text:p>0.079998</text:p>
              </table:table-cell>
            </table:table-row>
            <table:table-row>
              <table:table-cell office:value-type="string">
                <text:p>16:33:05</text:p>
              </table:table-cell>
              <table:table-cell office:value-type="float" office:value="0.609285">
                <text:p>0.609285</text:p>
              </table:table-cell>
              <table:table-cell office:value-type="float" office:value="0.088107">
                <text:p>0.088107</text:p>
              </table:table-cell>
            </table:table-row>
            <table:table-row>
              <table:table-cell office:value-type="string">
                <text:p>16:33:06</text:p>
              </table:table-cell>
              <table:table-cell office:value-type="float" office:value="0.66933">
                <text:p>0.66933</text:p>
              </table:table-cell>
              <table:table-cell office:value-type="float" office:value="0.08527">
                <text:p>0.08527</text:p>
              </table:table-cell>
            </table:table-row>
            <table:table-row>
              <table:table-cell office:value-type="string">
                <text:p>16:33:07</text:p>
              </table:table-cell>
              <table:table-cell office:value-type="float" office:value="0.546084">
                <text:p>0.546084</text:p>
              </table:table-cell>
              <table:table-cell office:value-type="float" office:value="0.089079">
                <text:p>0.089079</text:p>
              </table:table-cell>
            </table:table-row>
            <table:table-row>
              <table:table-cell office:value-type="string">
                <text:p>16:33:08</text:p>
              </table:table-cell>
              <table:table-cell office:value-type="float" office:value="0.689704">
                <text:p>0.689704</text:p>
              </table:table-cell>
              <table:table-cell office:value-type="float" office:value="0.130577">
                <text:p>0.130577</text:p>
              </table:table-cell>
            </table:table-row>
            <table:table-row>
              <table:table-cell office:value-type="string">
                <text:p>16:33:09</text:p>
              </table:table-cell>
              <table:table-cell office:value-type="float" office:value="0.68796">
                <text:p>0.68796</text:p>
              </table:table-cell>
              <table:table-cell office:value-type="float" office:value="0.071604">
                <text:p>0.071604</text:p>
              </table:table-cell>
            </table:table-row>
            <table:table-row>
              <table:table-cell office:value-type="string">
                <text:p>16:33:10</text:p>
              </table:table-cell>
              <table:table-cell office:value-type="float" office:value="0.6481">
                <text:p>0.6481</text:p>
              </table:table-cell>
              <table:table-cell office:value-type="float" office:value="0.100058">
                <text:p>0.100058</text:p>
              </table:table-cell>
            </table:table-row>
            <table:table-row>
              <table:table-cell office:value-type="string">
                <text:p>16:33:11</text:p>
              </table:table-cell>
              <table:table-cell office:value-type="float" office:value="0.734422">
                <text:p>0.734422</text:p>
              </table:table-cell>
              <table:table-cell office:value-type="float" office:value="0.097768">
                <text:p>0.097768</text:p>
              </table:table-cell>
            </table:table-row>
            <table:table-row>
              <table:table-cell office:value-type="string">
                <text:p>16:33:12</text:p>
              </table:table-cell>
              <table:table-cell office:value-type="float" office:value="0.871262">
                <text:p>0.871262</text:p>
              </table:table-cell>
              <table:table-cell office:value-type="float" office:value="0.073923">
                <text:p>0.073923</text:p>
              </table:table-cell>
            </table:table-row>
            <table:table-row>
              <table:table-cell office:value-type="string">
                <text:p>16:33:13</text:p>
              </table:table-cell>
              <table:table-cell office:value-type="float" office:value="0.595347">
                <text:p>0.595347</text:p>
              </table:table-cell>
              <table:table-cell office:value-type="float" office:value="0.085453">
                <text:p>0.085453</text:p>
              </table:table-cell>
            </table:table-row>
            <table:table-row>
              <table:table-cell office:value-type="string">
                <text:p>16:33:14</text:p>
              </table:table-cell>
              <table:table-cell office:value-type="float" office:value="0.654591">
                <text:p>0.654591</text:p>
              </table:table-cell>
              <table:table-cell office:value-type="float" office:value="0.11259">
                <text:p>0.11259</text:p>
              </table:table-cell>
            </table:table-row>
            <table:table-row>
              <table:table-cell office:value-type="string">
                <text:p>16:33:15</text:p>
              </table:table-cell>
              <table:table-cell office:value-type="float" office:value="0.637037">
                <text:p>0.637037</text:p>
              </table:table-cell>
              <table:table-cell office:value-type="float" office:value="0.123421">
                <text:p>0.123421</text:p>
              </table:table-cell>
            </table:table-row>
            <table:table-row>
              <table:table-cell office:value-type="string">
                <text:p>16:33:16</text:p>
              </table:table-cell>
              <table:table-cell office:value-type="float" office:value="0.691271">
                <text:p>0.691271</text:p>
              </table:table-cell>
              <table:table-cell office:value-type="float" office:value="0.122237">
                <text:p>0.122237</text:p>
              </table:table-cell>
            </table:table-row>
            <table:table-row>
              <table:table-cell office:value-type="string">
                <text:p>16:33:17</text:p>
              </table:table-cell>
              <table:table-cell office:value-type="float" office:value="0.737901">
                <text:p>0.737901</text:p>
              </table:table-cell>
              <table:table-cell office:value-type="float" office:value="0.094695">
                <text:p>0.094695</text:p>
              </table:table-cell>
            </table:table-row>
            <table:table-row>
              <table:table-cell office:value-type="string">
                <text:p>16:33:18</text:p>
              </table:table-cell>
              <table:table-cell office:value-type="float" office:value="0.726815">
                <text:p>0.726815</text:p>
              </table:table-cell>
              <table:table-cell office:value-type="float" office:value="0.149082">
                <text:p>0.149082</text:p>
              </table:table-cell>
            </table:table-row>
            <table:table-row>
              <table:table-cell office:value-type="string">
                <text:p>16:33:19</text:p>
              </table:table-cell>
              <table:table-cell office:value-type="float" office:value="0.629904">
                <text:p>0.629904</text:p>
              </table:table-cell>
              <table:table-cell office:value-type="float" office:value="0.111755">
                <text:p>0.111755</text:p>
              </table:table-cell>
            </table:table-row>
            <table:table-row>
              <table:table-cell office:value-type="string">
                <text:p>16:33:20</text:p>
              </table:table-cell>
              <table:table-cell office:value-type="float" office:value="0.719643">
                <text:p>0.719643</text:p>
              </table:table-cell>
              <table:table-cell office:value-type="float" office:value="0.13587">
                <text:p>0.13587</text:p>
              </table:table-cell>
            </table:table-row>
            <table:table-row>
              <table:table-cell office:value-type="string">
                <text:p>16:33:21</text:p>
              </table:table-cell>
              <table:table-cell office:value-type="float" office:value="0.63217">
                <text:p>0.63217</text:p>
              </table:table-cell>
              <table:table-cell office:value-type="float" office:value="0.142038">
                <text:p>0.142038</text:p>
              </table:table-cell>
            </table:table-row>
            <table:table-row>
              <table:table-cell office:value-type="string">
                <text:p>16:33:22</text:p>
              </table:table-cell>
              <table:table-cell office:value-type="float" office:value="0.738391">
                <text:p>0.738391</text:p>
              </table:table-cell>
              <table:table-cell office:value-type="float" office:value="0.099788">
                <text:p>0.099788</text:p>
              </table:table-cell>
            </table:table-row>
            <table:table-row>
              <table:table-cell office:value-type="string">
                <text:p>16:33:23</text:p>
              </table:table-cell>
              <table:table-cell office:value-type="float" office:value="0.765295">
                <text:p>0.765295</text:p>
              </table:table-cell>
              <table:table-cell office:value-type="float" office:value="0.14384">
                <text:p>0.14384</text:p>
              </table:table-cell>
            </table:table-row>
            <table:table-row>
              <table:table-cell office:value-type="string">
                <text:p>16:33:24</text:p>
              </table:table-cell>
              <table:table-cell office:value-type="float" office:value="0.699773">
                <text:p>0.699773</text:p>
              </table:table-cell>
              <table:table-cell office:value-type="float" office:value="0.081241">
                <text:p>0.081241</text:p>
              </table:table-cell>
            </table:table-row>
            <table:table-row>
              <table:table-cell office:value-type="string">
                <text:p>16:33:25</text:p>
              </table:table-cell>
              <table:table-cell office:value-type="float" office:value="0.74551">
                <text:p>0.74551</text:p>
              </table:table-cell>
              <table:table-cell office:value-type="float" office:value="0.114889">
                <text:p>0.114889</text:p>
              </table:table-cell>
            </table:table-row>
            <table:table-row>
              <table:table-cell office:value-type="string">
                <text:p>16:33:26</text:p>
              </table:table-cell>
              <table:table-cell office:value-type="float" office:value="0.72525">
                <text:p>0.72525</text:p>
              </table:table-cell>
              <table:table-cell office:value-type="float" office:value="0.117219">
                <text:p>0.117219</text:p>
              </table:table-cell>
            </table:table-row>
            <table:table-row>
              <table:table-cell office:value-type="string">
                <text:p>16:33:27</text:p>
              </table:table-cell>
              <table:table-cell office:value-type="float" office:value="0.722952">
                <text:p>0.722952</text:p>
              </table:table-cell>
              <table:table-cell office:value-type="float" office:value="0.118249">
                <text:p>0.118249</text:p>
              </table:table-cell>
            </table:table-row>
            <table:table-row>
              <table:table-cell office:value-type="string">
                <text:p>16:33:28</text:p>
              </table:table-cell>
              <table:table-cell office:value-type="float" office:value="0.751751">
                <text:p>0.751751</text:p>
              </table:table-cell>
              <table:table-cell office:value-type="float" office:value="0.148698">
                <text:p>0.148698</text:p>
              </table:table-cell>
            </table:table-row>
            <table:table-row>
              <table:table-cell office:value-type="string">
                <text:p>16:33:29</text:p>
              </table:table-cell>
              <table:table-cell office:value-type="float" office:value="0.734063">
                <text:p>0.734063</text:p>
              </table:table-cell>
              <table:table-cell office:value-type="float" office:value="0.128826">
                <text:p>0.128826</text:p>
              </table:table-cell>
            </table:table-row>
            <table:table-row>
              <table:table-cell office:value-type="string">
                <text:p>16:33:30</text:p>
              </table:table-cell>
              <table:table-cell office:value-type="float" office:value="0.76145">
                <text:p>0.76145</text:p>
              </table:table-cell>
              <table:table-cell office:value-type="float" office:value="0.111396">
                <text:p>0.111396</text:p>
              </table:table-cell>
            </table:table-row>
            <table:table-row>
              <table:table-cell office:value-type="string">
                <text:p>16:33:31</text:p>
              </table:table-cell>
              <table:table-cell office:value-type="float" office:value="0.73371">
                <text:p>0.73371</text:p>
              </table:table-cell>
              <table:table-cell office:value-type="float" office:value="0.104109">
                <text:p>0.104109</text:p>
              </table:table-cell>
            </table:table-row>
            <table:table-row>
              <table:table-cell office:value-type="string">
                <text:p>16:33:32</text:p>
              </table:table-cell>
              <table:table-cell office:value-type="float" office:value="0.756619">
                <text:p>0.756619</text:p>
              </table:table-cell>
              <table:table-cell office:value-type="float" office:value="0.104967">
                <text:p>0.104967</text:p>
              </table:table-cell>
            </table:table-row>
            <table:table-row>
              <table:table-cell office:value-type="string">
                <text:p>16:33:33</text:p>
              </table:table-cell>
              <table:table-cell office:value-type="float" office:value="0.784172">
                <text:p>0.784172</text:p>
              </table:table-cell>
              <table:table-cell office:value-type="float" office:value="0.104038">
                <text:p>0.104038</text:p>
              </table:table-cell>
            </table:table-row>
            <table:table-row>
              <table:table-cell office:value-type="string">
                <text:p>16:33:34</text:p>
              </table:table-cell>
              <table:table-cell office:value-type="float" office:value="1.001211">
                <text:p>1.001211</text:p>
              </table:table-cell>
              <table:table-cell office:value-type="float" office:value="0.176634">
                <text:p>0.176634</text:p>
              </table:table-cell>
            </table:table-row>
            <table:table-row>
              <table:table-cell office:value-type="string">
                <text:p>16:33:35</text:p>
              </table:table-cell>
              <table:table-cell office:value-type="float" office:value="0.812387">
                <text:p>0.812387</text:p>
              </table:table-cell>
              <table:table-cell office:value-type="float" office:value="0.160028">
                <text:p>0.160028</text:p>
              </table:table-cell>
            </table:table-row>
            <table:table-row>
              <table:table-cell office:value-type="string">
                <text:p>16:33:36</text:p>
              </table:table-cell>
              <table:table-cell office:value-type="float" office:value="0.715077">
                <text:p>0.715077</text:p>
              </table:table-cell>
              <table:table-cell office:value-type="float" office:value="0.093376">
                <text:p>0.093376</text:p>
              </table:table-cell>
            </table:table-row>
            <table:table-row>
              <table:table-cell office:value-type="string">
                <text:p>16:33:37</text:p>
              </table:table-cell>
              <table:table-cell office:value-type="float" office:value="0.82652">
                <text:p>0.82652</text:p>
              </table:table-cell>
              <table:table-cell office:value-type="float" office:value="0.125034">
                <text:p>0.125034</text:p>
              </table:table-cell>
            </table:table-row>
            <table:table-row>
              <table:table-cell office:value-type="string">
                <text:p>16:33:38</text:p>
              </table:table-cell>
              <table:table-cell office:value-type="float" office:value="0.776093">
                <text:p>0.776093</text:p>
              </table:table-cell>
              <table:table-cell office:value-type="float" office:value="0.126114">
                <text:p>0.126114</text:p>
              </table:table-cell>
            </table:table-row>
            <table:table-row>
              <table:table-cell office:value-type="string">
                <text:p>16:33:39</text:p>
              </table:table-cell>
              <table:table-cell office:value-type="float" office:value="1.099711">
                <text:p>1.099711</text:p>
              </table:table-cell>
              <table:table-cell office:value-type="float" office:value="0.121842">
                <text:p>0.121842</text:p>
              </table:table-cell>
            </table:table-row>
            <table:table-row>
              <table:table-cell office:value-type="string">
                <text:p>16:33:40</text:p>
              </table:table-cell>
              <table:table-cell office:value-type="float" office:value="0.908637">
                <text:p>0.908637</text:p>
              </table:table-cell>
              <table:table-cell office:value-type="float" office:value="0.109341">
                <text:p>0.109341</text:p>
              </table:table-cell>
            </table:table-row>
            <table:table-row>
              <table:table-cell office:value-type="string">
                <text:p>16:33:41</text:p>
              </table:table-cell>
              <table:table-cell office:value-type="float" office:value="0.723903">
                <text:p>0.723903</text:p>
              </table:table-cell>
              <table:table-cell office:value-type="float" office:value="0.109914">
                <text:p>0.109914</text:p>
              </table:table-cell>
            </table:table-row>
            <table:table-row>
              <table:table-cell office:value-type="string">
                <text:p>16:33:42</text:p>
              </table:table-cell>
              <table:table-cell office:value-type="float" office:value="0.832464">
                <text:p>0.832464</text:p>
              </table:table-cell>
              <table:table-cell office:value-type="float" office:value="0.134471">
                <text:p>0.134471</text:p>
              </table:table-cell>
            </table:table-row>
            <table:table-row>
              <table:table-cell office:value-type="string">
                <text:p>16:33:43</text:p>
              </table:table-cell>
              <table:table-cell office:value-type="float" office:value="0.723574">
                <text:p>0.723574</text:p>
              </table:table-cell>
              <table:table-cell office:value-type="float" office:value="0.159032">
                <text:p>0.159032</text:p>
              </table:table-cell>
            </table:table-row>
            <table:table-row>
              <table:table-cell office:value-type="string">
                <text:p>16:33:44</text:p>
              </table:table-cell>
              <table:table-cell office:value-type="float" office:value="0.694565">
                <text:p>0.694565</text:p>
              </table:table-cell>
              <table:table-cell office:value-type="float" office:value="0.108838">
                <text:p>0.108838</text:p>
              </table:table-cell>
            </table:table-row>
            <table:table-row>
              <table:table-cell office:value-type="string">
                <text:p>16:33:45</text:p>
              </table:table-cell>
              <table:table-cell office:value-type="float" office:value="0.683126">
                <text:p>0.683126</text:p>
              </table:table-cell>
              <table:table-cell office:value-type="float" office:value="0.139085">
                <text:p>0.139085</text:p>
              </table:table-cell>
            </table:table-row>
            <table:table-row>
              <table:table-cell office:value-type="string">
                <text:p>16:33:46</text:p>
              </table:table-cell>
              <table:table-cell office:value-type="float" office:value="0.712882">
                <text:p>0.712882</text:p>
              </table:table-cell>
              <table:table-cell office:value-type="float" office:value="0.122352">
                <text:p>0.122352</text:p>
              </table:table-cell>
            </table:table-row>
            <table:table-row>
              <table:table-cell office:value-type="string">
                <text:p>16:33:47</text:p>
              </table:table-cell>
              <table:table-cell office:value-type="float" office:value="0.816741">
                <text:p>0.816741</text:p>
              </table:table-cell>
              <table:table-cell office:value-type="float" office:value="0.123403">
                <text:p>0.123403</text:p>
              </table:table-cell>
            </table:table-row>
            <table:table-row>
              <table:table-cell office:value-type="string">
                <text:p>16:33:48</text:p>
              </table:table-cell>
              <table:table-cell office:value-type="float" office:value="0.75812">
                <text:p>0.75812</text:p>
              </table:table-cell>
              <table:table-cell office:value-type="float" office:value="0.096651">
                <text:p>0.096651</text:p>
              </table:table-cell>
            </table:table-row>
            <table:table-row>
              <table:table-cell office:value-type="string">
                <text:p>16:33:49</text:p>
              </table:table-cell>
              <table:table-cell office:value-type="float" office:value="0.687952">
                <text:p>0.687952</text:p>
              </table:table-cell>
              <table:table-cell office:value-type="float" office:value="0.124336">
                <text:p>0.124336</text:p>
              </table:table-cell>
            </table:table-row>
            <table:table-row>
              <table:table-cell office:value-type="string">
                <text:p>16:33:50</text:p>
              </table:table-cell>
              <table:table-cell office:value-type="float" office:value="0.836958">
                <text:p>0.836958</text:p>
              </table:table-cell>
              <table:table-cell office:value-type="float" office:value="0.185848">
                <text:p>0.185848</text:p>
              </table:table-cell>
            </table:table-row>
            <table:table-row>
              <table:table-cell office:value-type="string">
                <text:p>16:33:51</text:p>
              </table:table-cell>
              <table:table-cell office:value-type="float" office:value="0.826154">
                <text:p>0.826154</text:p>
              </table:table-cell>
              <table:table-cell office:value-type="float" office:value="0.155024">
                <text:p>0.155024</text:p>
              </table:table-cell>
            </table:table-row>
            <table:table-row>
              <table:table-cell office:value-type="string">
                <text:p>16:33:52</text:p>
              </table:table-cell>
              <table:table-cell office:value-type="float" office:value="0.810041">
                <text:p>0.810041</text:p>
              </table:table-cell>
              <table:table-cell office:value-type="float" office:value="0.131912">
                <text:p>0.131912</text:p>
              </table:table-cell>
            </table:table-row>
            <table:table-row>
              <table:table-cell office:value-type="string">
                <text:p>16:33:53</text:p>
              </table:table-cell>
              <table:table-cell office:value-type="float" office:value="0.828513">
                <text:p>0.828513</text:p>
              </table:table-cell>
              <table:table-cell office:value-type="float" office:value="0.222888">
                <text:p>0.222888</text:p>
              </table:table-cell>
            </table:table-row>
            <table:table-row>
              <table:table-cell office:value-type="string">
                <text:p>16:33:54</text:p>
              </table:table-cell>
              <table:table-cell office:value-type="float" office:value="0.812375">
                <text:p>0.812375</text:p>
              </table:table-cell>
              <table:table-cell office:value-type="float" office:value="0.16904">
                <text:p>0.16904</text:p>
              </table:table-cell>
            </table:table-row>
            <table:table-row>
              <table:table-cell office:value-type="string">
                <text:p>16:33:55</text:p>
              </table:table-cell>
              <table:table-cell office:value-type="float" office:value="0.819805">
                <text:p>0.819805</text:p>
              </table:table-cell>
              <table:table-cell office:value-type="float" office:value="0.17147">
                <text:p>0.17147</text:p>
              </table:table-cell>
            </table:table-row>
            <table:table-row>
              <table:table-cell office:value-type="string">
                <text:p>16:33:56</text:p>
              </table:table-cell>
              <table:table-cell office:value-type="float" office:value="0.908715">
                <text:p>0.908715</text:p>
              </table:table-cell>
              <table:table-cell office:value-type="float" office:value="0.151526">
                <text:p>0.151526</text:p>
              </table:table-cell>
            </table:table-row>
            <table:table-row>
              <table:table-cell office:value-type="string">
                <text:p>16:33:57</text:p>
              </table:table-cell>
              <table:table-cell office:value-type="float" office:value="1.031565">
                <text:p>1.031565</text:p>
              </table:table-cell>
              <table:table-cell office:value-type="float" office:value="0.168937">
                <text:p>0.168937</text:p>
              </table:table-cell>
            </table:table-row>
            <table:table-row>
              <table:table-cell office:value-type="string">
                <text:p>16:33:58</text:p>
              </table:table-cell>
              <table:table-cell office:value-type="float" office:value="0.858515">
                <text:p>0.858515</text:p>
              </table:table-cell>
              <table:table-cell office:value-type="float" office:value="0.132049">
                <text:p>0.132049</text:p>
              </table:table-cell>
            </table:table-row>
            <table:table-row>
              <table:table-cell office:value-type="string">
                <text:p>16:33:59</text:p>
              </table:table-cell>
              <table:table-cell office:value-type="float" office:value="0.998032">
                <text:p>0.998032</text:p>
              </table:table-cell>
              <table:table-cell office:value-type="float" office:value="0.106273">
                <text:p>0.106273</text:p>
              </table:table-cell>
            </table:table-row>
            <table:table-row>
              <table:table-cell office:value-type="string">
                <text:p>16:34:00</text:p>
              </table:table-cell>
              <table:table-cell office:value-type="float" office:value="0.905512">
                <text:p>0.905512</text:p>
              </table:table-cell>
              <table:table-cell office:value-type="float" office:value="0.104147">
                <text:p>0.104147</text:p>
              </table:table-cell>
            </table:table-row>
            <table:table-row>
              <table:table-cell office:value-type="string">
                <text:p>16:34:01</text:p>
              </table:table-cell>
              <table:table-cell office:value-type="float" office:value="0.742666">
                <text:p>0.742666</text:p>
              </table:table-cell>
              <table:table-cell office:value-type="float" office:value="0.135545">
                <text:p>0.135545</text:p>
              </table:table-cell>
            </table:table-row>
            <table:table-row>
              <table:table-cell office:value-type="string">
                <text:p>16:34:02</text:p>
              </table:table-cell>
              <table:table-cell office:value-type="float" office:value="0.687856">
                <text:p>0.687856</text:p>
              </table:table-cell>
              <table:table-cell office:value-type="float" office:value="0.101701">
                <text:p>0.101701</text:p>
              </table:table-cell>
            </table:table-row>
            <table:table-row>
              <table:table-cell office:value-type="string">
                <text:p>16:34:03</text:p>
              </table:table-cell>
              <table:table-cell office:value-type="float" office:value="0.81317">
                <text:p>0.81317</text:p>
              </table:table-cell>
              <table:table-cell office:value-type="float" office:value="0.149636">
                <text:p>0.149636</text:p>
              </table:table-cell>
            </table:table-row>
            <table:table-row>
              <table:table-cell office:value-type="string">
                <text:p>16:34:04</text:p>
              </table:table-cell>
              <table:table-cell office:value-type="float" office:value="0.696126">
                <text:p>0.696126</text:p>
              </table:table-cell>
              <table:table-cell office:value-type="float" office:value="0.163767">
                <text:p>0.163767</text:p>
              </table:table-cell>
            </table:table-row>
            <table:table-row>
              <table:table-cell office:value-type="string">
                <text:p>16:34:05</text:p>
              </table:table-cell>
              <table:table-cell office:value-type="float" office:value="0.763248">
                <text:p>0.763248</text:p>
              </table:table-cell>
              <table:table-cell office:value-type="float" office:value="0.119819">
                <text:p>0.119819</text:p>
              </table:table-cell>
            </table:table-row>
            <table:table-row>
              <table:table-cell office:value-type="string">
                <text:p>16:34:06</text:p>
              </table:table-cell>
              <table:table-cell office:value-type="float" office:value="0.921808">
                <text:p>0.921808</text:p>
              </table:table-cell>
              <table:table-cell office:value-type="float" office:value="0.168578">
                <text:p>0.168578</text:p>
              </table:table-cell>
            </table:table-row>
            <table:table-row>
              <table:table-cell office:value-type="string">
                <text:p>16:34:07</text:p>
              </table:table-cell>
              <table:table-cell office:value-type="float" office:value="0.767339">
                <text:p>0.767339</text:p>
              </table:table-cell>
              <table:table-cell office:value-type="float" office:value="0.287501">
                <text:p>0.287501</text:p>
              </table:table-cell>
            </table:table-row>
            <table:table-row>
              <table:table-cell office:value-type="string">
                <text:p>16:34:08</text:p>
              </table:table-cell>
              <table:table-cell office:value-type="float" office:value="0.948344">
                <text:p>0.948344</text:p>
              </table:table-cell>
              <table:table-cell office:value-type="float" office:value="0.171196">
                <text:p>0.171196</text:p>
              </table:table-cell>
            </table:table-row>
            <table:table-row>
              <table:table-cell office:value-type="string">
                <text:p>16:34:09</text:p>
              </table:table-cell>
              <table:table-cell office:value-type="float" office:value="0.826973">
                <text:p>0.826973</text:p>
              </table:table-cell>
              <table:table-cell office:value-type="float" office:value="0.183401">
                <text:p>0.183401</text:p>
              </table:table-cell>
            </table:table-row>
            <table:table-row>
              <table:table-cell office:value-type="string">
                <text:p>16:34:10</text:p>
              </table:table-cell>
              <table:table-cell office:value-type="float" office:value="0.936885">
                <text:p>0.936885</text:p>
              </table:table-cell>
              <table:table-cell office:value-type="float" office:value="0.183954">
                <text:p>0.183954</text:p>
              </table:table-cell>
            </table:table-row>
            <table:table-row>
              <table:table-cell office:value-type="string">
                <text:p>16:34:11</text:p>
              </table:table-cell>
              <table:table-cell office:value-type="float" office:value="0.765589">
                <text:p>0.765589</text:p>
              </table:table-cell>
              <table:table-cell office:value-type="float" office:value="0.18111">
                <text:p>0.18111</text:p>
              </table:table-cell>
            </table:table-row>
            <table:table-row>
              <table:table-cell office:value-type="string">
                <text:p>16:34:12</text:p>
              </table:table-cell>
              <table:table-cell office:value-type="float" office:value="0.873761">
                <text:p>0.873761</text:p>
              </table:table-cell>
              <table:table-cell office:value-type="float" office:value="0.153258">
                <text:p>0.153258</text:p>
              </table:table-cell>
            </table:table-row>
            <table:table-row>
              <table:table-cell office:value-type="string">
                <text:p>16:34:13</text:p>
              </table:table-cell>
              <table:table-cell office:value-type="float" office:value="0.855877">
                <text:p>0.855877</text:p>
              </table:table-cell>
              <table:table-cell office:value-type="float" office:value="0.139224">
                <text:p>0.139224</text:p>
              </table:table-cell>
            </table:table-row>
            <table:table-row>
              <table:table-cell office:value-type="string">
                <text:p>16:34:14</text:p>
              </table:table-cell>
              <table:table-cell office:value-type="float" office:value="0.936881">
                <text:p>0.936881</text:p>
              </table:table-cell>
              <table:table-cell office:value-type="float" office:value="0.123197">
                <text:p>0.123197</text:p>
              </table:table-cell>
            </table:table-row>
            <table:table-row>
              <table:table-cell office:value-type="string">
                <text:p>16:34:15</text:p>
              </table:table-cell>
              <table:table-cell office:value-type="float" office:value="0.826432">
                <text:p>0.826432</text:p>
              </table:table-cell>
              <table:table-cell office:value-type="float" office:value="0.139725">
                <text:p>0.139725</text:p>
              </table:table-cell>
            </table:table-row>
            <table:table-row>
              <table:table-cell office:value-type="string">
                <text:p>16:34:16</text:p>
              </table:table-cell>
              <table:table-cell office:value-type="float" office:value="0.911978">
                <text:p>0.911978</text:p>
              </table:table-cell>
              <table:table-cell office:value-type="float" office:value="0.106241">
                <text:p>0.106241</text:p>
              </table:table-cell>
            </table:table-row>
            <table:table-row>
              <table:table-cell office:value-type="string">
                <text:p>16:34:17</text:p>
              </table:table-cell>
              <table:table-cell office:value-type="float" office:value="0.763162">
                <text:p>0.763162</text:p>
              </table:table-cell>
              <table:table-cell office:value-type="float" office:value="0.136124">
                <text:p>0.136124</text:p>
              </table:table-cell>
            </table:table-row>
            <table:table-row>
              <table:table-cell office:value-type="string">
                <text:p>16:34:18</text:p>
              </table:table-cell>
              <table:table-cell office:value-type="float" office:value="0.785203">
                <text:p>0.785203</text:p>
              </table:table-cell>
              <table:table-cell office:value-type="float" office:value="0.13503">
                <text:p>0.13503</text:p>
              </table:table-cell>
            </table:table-row>
            <table:table-row>
              <table:table-cell office:value-type="string">
                <text:p>16:34:19</text:p>
              </table:table-cell>
              <table:table-cell office:value-type="float" office:value="0.818754">
                <text:p>0.818754</text:p>
              </table:table-cell>
              <table:table-cell office:value-type="float" office:value="0.1616">
                <text:p>0.1616</text:p>
              </table:table-cell>
            </table:table-row>
            <table:table-row>
              <table:table-cell office:value-type="string">
                <text:p>16:34:20</text:p>
              </table:table-cell>
              <table:table-cell office:value-type="float" office:value="0.819481">
                <text:p>0.819481</text:p>
              </table:table-cell>
              <table:table-cell office:value-type="float" office:value="0.167838">
                <text:p>0.167838</text:p>
              </table:table-cell>
            </table:table-row>
            <table:table-row>
              <table:table-cell office:value-type="string">
                <text:p>16:34:21</text:p>
              </table:table-cell>
              <table:table-cell office:value-type="float" office:value="0.771609">
                <text:p>0.771609</text:p>
              </table:table-cell>
              <table:table-cell office:value-type="float" office:value="0.173692">
                <text:p>0.173692</text:p>
              </table:table-cell>
            </table:table-row>
            <table:table-row>
              <table:table-cell office:value-type="string">
                <text:p>16:34:22</text:p>
              </table:table-cell>
              <table:table-cell office:value-type="float" office:value="0.815023">
                <text:p>0.815023</text:p>
              </table:table-cell>
              <table:table-cell office:value-type="float" office:value="0.115646">
                <text:p>0.115646</text:p>
              </table:table-cell>
            </table:table-row>
            <table:table-row>
              <table:table-cell office:value-type="string">
                <text:p>16:34:23</text:p>
              </table:table-cell>
              <table:table-cell office:value-type="float" office:value="0.8498">
                <text:p>0.8498</text:p>
              </table:table-cell>
              <table:table-cell office:value-type="float" office:value="0.18169">
                <text:p>0.18169</text:p>
              </table:table-cell>
            </table:table-row>
            <table:table-row>
              <table:table-cell office:value-type="string">
                <text:p>16:34:24</text:p>
              </table:table-cell>
              <table:table-cell office:value-type="float" office:value="0.891859">
                <text:p>0.891859</text:p>
              </table:table-cell>
              <table:table-cell office:value-type="float" office:value="0.160457">
                <text:p>0.160457</text:p>
              </table:table-cell>
            </table:table-row>
            <table:table-row>
              <table:table-cell office:value-type="string">
                <text:p>16:34:25</text:p>
              </table:table-cell>
              <table:table-cell office:value-type="float" office:value="0.832087">
                <text:p>0.832087</text:p>
              </table:table-cell>
              <table:table-cell office:value-type="float" office:value="0.18625">
                <text:p>0.18625</text:p>
              </table:table-cell>
            </table:table-row>
            <table:table-row>
              <table:table-cell office:value-type="string">
                <text:p>16:34:26</text:p>
              </table:table-cell>
              <table:table-cell office:value-type="float" office:value="0.692711">
                <text:p>0.692711</text:p>
              </table:table-cell>
              <table:table-cell office:value-type="float" office:value="0.170188">
                <text:p>0.170188</text:p>
              </table:table-cell>
            </table:table-row>
            <table:table-row>
              <table:table-cell office:value-type="string">
                <text:p>16:34:27</text:p>
              </table:table-cell>
              <table:table-cell office:value-type="float" office:value="0.831647">
                <text:p>0.831647</text:p>
              </table:table-cell>
              <table:table-cell office:value-type="float" office:value="0.14115">
                <text:p>0.14115</text:p>
              </table:table-cell>
            </table:table-row>
            <table:table-row>
              <table:table-cell office:value-type="string">
                <text:p>16:34:28</text:p>
              </table:table-cell>
              <table:table-cell office:value-type="float" office:value="0.744449">
                <text:p>0.744449</text:p>
              </table:table-cell>
              <table:table-cell office:value-type="float" office:value="0.12305">
                <text:p>0.12305</text:p>
              </table:table-cell>
            </table:table-row>
            <table:table-row>
              <table:table-cell office:value-type="string">
                <text:p>16:34:29</text:p>
              </table:table-cell>
              <table:table-cell office:value-type="float" office:value="0.72613">
                <text:p>0.72613</text:p>
              </table:table-cell>
              <table:table-cell office:value-type="float" office:value="0.159808">
                <text:p>0.159808</text:p>
              </table:table-cell>
            </table:table-row>
            <table:table-row>
              <table:table-cell office:value-type="string">
                <text:p>16:34:30</text:p>
              </table:table-cell>
              <table:table-cell office:value-type="float" office:value="0.889888">
                <text:p>0.889888</text:p>
              </table:table-cell>
              <table:table-cell office:value-type="float" office:value="0.203906">
                <text:p>0.203906</text:p>
              </table:table-cell>
            </table:table-row>
            <table:table-row>
              <table:table-cell office:value-type="string">
                <text:p>16:34:31</text:p>
              </table:table-cell>
              <table:table-cell office:value-type="float" office:value="0.792264">
                <text:p>0.792264</text:p>
              </table:table-cell>
              <table:table-cell office:value-type="float" office:value="0.14956">
                <text:p>0.14956</text:p>
              </table:table-cell>
            </table:table-row>
            <table:table-row>
              <table:table-cell office:value-type="string">
                <text:p>16:34:32</text:p>
              </table:table-cell>
              <table:table-cell office:value-type="float" office:value="0.727297">
                <text:p>0.727297</text:p>
              </table:table-cell>
              <table:table-cell office:value-type="float" office:value="0.144572">
                <text:p>0.144572</text:p>
              </table:table-cell>
            </table:table-row>
            <table:table-row>
              <table:table-cell office:value-type="string">
                <text:p>16:34:33</text:p>
              </table:table-cell>
              <table:table-cell office:value-type="float" office:value="0.788632">
                <text:p>0.788632</text:p>
              </table:table-cell>
              <table:table-cell office:value-type="float" office:value="0.226879">
                <text:p>0.226879</text:p>
              </table:table-cell>
            </table:table-row>
            <table:table-row>
              <table:table-cell office:value-type="string">
                <text:p>16:34:34</text:p>
              </table:table-cell>
              <table:table-cell office:value-type="float" office:value="0.951933">
                <text:p>0.951933</text:p>
              </table:table-cell>
              <table:table-cell office:value-type="float" office:value="0.134947">
                <text:p>0.134947</text:p>
              </table:table-cell>
            </table:table-row>
            <table:table-row>
              <table:table-cell office:value-type="string">
                <text:p>16:34:35</text:p>
              </table:table-cell>
              <table:table-cell office:value-type="float" office:value="0.86377">
                <text:p>0.86377</text:p>
              </table:table-cell>
              <table:table-cell office:value-type="float" office:value="0.136044">
                <text:p>0.136044</text:p>
              </table:table-cell>
            </table:table-row>
            <table:table-row>
              <table:table-cell office:value-type="string">
                <text:p>16:34:36</text:p>
              </table:table-cell>
              <table:table-cell office:value-type="float" office:value="0.834389">
                <text:p>0.834389</text:p>
              </table:table-cell>
              <table:table-cell office:value-type="float" office:value="0.159429">
                <text:p>0.159429</text:p>
              </table:table-cell>
            </table:table-row>
            <table:table-row>
              <table:table-cell office:value-type="string">
                <text:p>16:34:37</text:p>
              </table:table-cell>
              <table:table-cell office:value-type="float" office:value="0.973827">
                <text:p>0.973827</text:p>
              </table:table-cell>
              <table:table-cell office:value-type="float" office:value="0.138695">
                <text:p>0.138695</text:p>
              </table:table-cell>
            </table:table-row>
            <table:table-row>
              <table:table-cell office:value-type="string">
                <text:p>16:34:38</text:p>
              </table:table-cell>
              <table:table-cell office:value-type="float" office:value="0.866896">
                <text:p>0.866896</text:p>
              </table:table-cell>
              <table:table-cell office:value-type="float" office:value="0.128195">
                <text:p>0.128195</text:p>
              </table:table-cell>
            </table:table-row>
            <table:table-row>
              <table:table-cell office:value-type="string">
                <text:p>16:34:39</text:p>
              </table:table-cell>
              <table:table-cell office:value-type="float" office:value="0.705342">
                <text:p>0.705342</text:p>
              </table:table-cell>
              <table:table-cell office:value-type="float" office:value="0.143167">
                <text:p>0.143167</text:p>
              </table:table-cell>
            </table:table-row>
            <table:table-row>
              <table:table-cell office:value-type="string">
                <text:p>16:34:40</text:p>
              </table:table-cell>
              <table:table-cell office:value-type="float" office:value="0.734799">
                <text:p>0.734799</text:p>
              </table:table-cell>
              <table:table-cell office:value-type="float" office:value="0.16376">
                <text:p>0.16376</text:p>
              </table:table-cell>
            </table:table-row>
            <table:table-row>
              <table:table-cell office:value-type="string">
                <text:p>16:34:41</text:p>
              </table:table-cell>
              <table:table-cell office:value-type="float" office:value="0.710564">
                <text:p>0.710564</text:p>
              </table:table-cell>
              <table:table-cell office:value-type="float" office:value="0.146704">
                <text:p>0.146704</text:p>
              </table:table-cell>
            </table:table-row>
            <table:table-row>
              <table:table-cell office:value-type="string">
                <text:p>16:34:42</text:p>
              </table:table-cell>
              <table:table-cell office:value-type="float" office:value="0.7516">
                <text:p>0.7516</text:p>
              </table:table-cell>
              <table:table-cell office:value-type="float" office:value="0.126081">
                <text:p>0.126081</text:p>
              </table:table-cell>
            </table:table-row>
            <table:table-row>
              <table:table-cell office:value-type="string">
                <text:p>16:34:43</text:p>
              </table:table-cell>
              <table:table-cell office:value-type="float" office:value="0.721042">
                <text:p>0.721042</text:p>
              </table:table-cell>
              <table:table-cell office:value-type="float" office:value="0.129669">
                <text:p>0.129669</text:p>
              </table:table-cell>
            </table:table-row>
            <table:table-row>
              <table:table-cell office:value-type="string">
                <text:p>16:34:44</text:p>
              </table:table-cell>
              <table:table-cell office:value-type="float" office:value="0.743884">
                <text:p>0.743884</text:p>
              </table:table-cell>
              <table:table-cell office:value-type="float" office:value="0.115005">
                <text:p>0.115005</text:p>
              </table:table-cell>
            </table:table-row>
            <table:table-row>
              <table:table-cell office:value-type="string">
                <text:p>16:34:45</text:p>
              </table:table-cell>
              <table:table-cell office:value-type="float" office:value="0.819911">
                <text:p>0.819911</text:p>
              </table:table-cell>
              <table:table-cell office:value-type="float" office:value="0.126278">
                <text:p>0.126278</text:p>
              </table:table-cell>
            </table:table-row>
            <table:table-row>
              <table:table-cell office:value-type="string">
                <text:p>16:34:46</text:p>
              </table:table-cell>
              <table:table-cell office:value-type="float" office:value="0.745621">
                <text:p>0.745621</text:p>
              </table:table-cell>
              <table:table-cell office:value-type="float" office:value="0.119264">
                <text:p>0.119264</text:p>
              </table:table-cell>
            </table:table-row>
            <table:table-row>
              <table:table-cell office:value-type="string">
                <text:p>16:34:47</text:p>
              </table:table-cell>
              <table:table-cell office:value-type="float" office:value="0.721472">
                <text:p>0.721472</text:p>
              </table:table-cell>
              <table:table-cell office:value-type="float" office:value="0.181733">
                <text:p>0.181733</text:p>
              </table:table-cell>
            </table:table-row>
            <table:table-row>
              <table:table-cell office:value-type="string">
                <text:p>16:34:48</text:p>
              </table:table-cell>
              <table:table-cell office:value-type="float" office:value="0.881598">
                <text:p>0.881598</text:p>
              </table:table-cell>
              <table:table-cell office:value-type="float" office:value="0.203983">
                <text:p>0.203983</text:p>
              </table:table-cell>
            </table:table-row>
            <table:table-row>
              <table:table-cell office:value-type="string">
                <text:p>16:34:49</text:p>
              </table:table-cell>
              <table:table-cell office:value-type="float" office:value="0.884479">
                <text:p>0.884479</text:p>
              </table:table-cell>
              <table:table-cell office:value-type="float" office:value="0.126466">
                <text:p>0.126466</text:p>
              </table:table-cell>
            </table:table-row>
            <table:table-row>
              <table:table-cell office:value-type="string">
                <text:p>16:34:50</text:p>
              </table:table-cell>
              <table:table-cell office:value-type="float" office:value="0.750308">
                <text:p>0.750308</text:p>
              </table:table-cell>
              <table:table-cell office:value-type="float" office:value="0.125631">
                <text:p>0.125631</text:p>
              </table:table-cell>
            </table:table-row>
            <table:table-row>
              <table:table-cell office:value-type="string">
                <text:p>16:34:51</text:p>
              </table:table-cell>
              <table:table-cell office:value-type="float" office:value="0.796983">
                <text:p>0.796983</text:p>
              </table:table-cell>
              <table:table-cell office:value-type="float" office:value="0.120266">
                <text:p>0.120266</text:p>
              </table:table-cell>
            </table:table-row>
            <table:table-row>
              <table:table-cell office:value-type="string">
                <text:p>16:34:52</text:p>
              </table:table-cell>
              <table:table-cell office:value-type="float" office:value="0.960566">
                <text:p>0.960566</text:p>
              </table:table-cell>
              <table:table-cell office:value-type="float" office:value="0.151452">
                <text:p>0.151452</text:p>
              </table:table-cell>
            </table:table-row>
            <table:table-row>
              <table:table-cell office:value-type="string">
                <text:p>16:34:53</text:p>
              </table:table-cell>
              <table:table-cell office:value-type="float" office:value="0.821666">
                <text:p>0.821666</text:p>
              </table:table-cell>
              <table:table-cell office:value-type="float" office:value="0.188707">
                <text:p>0.188707</text:p>
              </table:table-cell>
            </table:table-row>
            <table:table-row>
              <table:table-cell office:value-type="string">
                <text:p>16:34:54</text:p>
              </table:table-cell>
              <table:table-cell office:value-type="float" office:value="0.89397">
                <text:p>0.89397</text:p>
              </table:table-cell>
              <table:table-cell office:value-type="float" office:value="0.113393">
                <text:p>0.113393</text:p>
              </table:table-cell>
            </table:table-row>
            <table:table-row>
              <table:table-cell office:value-type="string">
                <text:p>16:34:55</text:p>
              </table:table-cell>
              <table:table-cell office:value-type="float" office:value="0.977196">
                <text:p>0.977196</text:p>
              </table:table-cell>
              <table:table-cell office:value-type="float" office:value="0.227879">
                <text:p>0.227879</text:p>
              </table:table-cell>
            </table:table-row>
            <table:table-row>
              <table:table-cell office:value-type="string">
                <text:p>16:34:56</text:p>
              </table:table-cell>
              <table:table-cell office:value-type="float" office:value="0.88396">
                <text:p>0.88396</text:p>
              </table:table-cell>
              <table:table-cell office:value-type="float" office:value="0.136011">
                <text:p>0.136011</text:p>
              </table:table-cell>
            </table:table-row>
            <table:table-row>
              <table:table-cell office:value-type="string">
                <text:p>16:34:57</text:p>
              </table:table-cell>
              <table:table-cell office:value-type="float" office:value="0.78464">
                <text:p>0.78464</text:p>
              </table:table-cell>
              <table:table-cell office:value-type="float" office:value="0.167017">
                <text:p>0.167017</text:p>
              </table:table-cell>
            </table:table-row>
            <table:table-row>
              <table:table-cell office:value-type="string">
                <text:p>16:34:58</text:p>
              </table:table-cell>
              <table:table-cell office:value-type="float" office:value="0.697902">
                <text:p>0.697902</text:p>
              </table:table-cell>
              <table:table-cell office:value-type="float" office:value="0.124832">
                <text:p>0.124832</text:p>
              </table:table-cell>
            </table:table-row>
            <table:table-row>
              <table:table-cell office:value-type="string">
                <text:p>16:34:59</text:p>
              </table:table-cell>
              <table:table-cell office:value-type="float" office:value="0.737805">
                <text:p>0.737805</text:p>
              </table:table-cell>
              <table:table-cell office:value-type="float" office:value="0.134478">
                <text:p>0.134478</text:p>
              </table:table-cell>
            </table:table-row>
            <table:table-row>
              <table:table-cell office:value-type="string">
                <text:p>16:35:00</text:p>
              </table:table-cell>
              <table:table-cell office:value-type="float" office:value="0.676081">
                <text:p>0.676081</text:p>
              </table:table-cell>
              <table:table-cell office:value-type="float" office:value="0.11655">
                <text:p>0.11655</text:p>
              </table:table-cell>
            </table:table-row>
            <table:table-row>
              <table:table-cell office:value-type="string">
                <text:p>16:35:01</text:p>
              </table:table-cell>
              <table:table-cell office:value-type="float" office:value="0.702335">
                <text:p>0.702335</text:p>
              </table:table-cell>
              <table:table-cell office:value-type="float" office:value="0.096937">
                <text:p>0.096937</text:p>
              </table:table-cell>
            </table:table-row>
            <table:table-row>
              <table:table-cell office:value-type="string">
                <text:p>16:35:02</text:p>
              </table:table-cell>
              <table:table-cell office:value-type="float" office:value="0.799861">
                <text:p>0.799861</text:p>
              </table:table-cell>
              <table:table-cell office:value-type="float" office:value="0.109625">
                <text:p>0.109625</text:p>
              </table:table-cell>
            </table:table-row>
            <table:table-row>
              <table:table-cell office:value-type="string">
                <text:p>16:35:03</text:p>
              </table:table-cell>
              <table:table-cell office:value-type="float" office:value="0.844383">
                <text:p>0.844383</text:p>
              </table:table-cell>
              <table:table-cell office:value-type="float" office:value="0.139152">
                <text:p>0.139152</text:p>
              </table:table-cell>
            </table:table-row>
            <table:table-row>
              <table:table-cell office:value-type="string">
                <text:p>16:35:04</text:p>
              </table:table-cell>
              <table:table-cell office:value-type="float" office:value="0.804081">
                <text:p>0.804081</text:p>
              </table:table-cell>
              <table:table-cell office:value-type="float" office:value="0.148897">
                <text:p>0.148897</text:p>
              </table:table-cell>
            </table:table-row>
            <table:table-row>
              <table:table-cell office:value-type="string">
                <text:p>16:35:05</text:p>
              </table:table-cell>
              <table:table-cell office:value-type="float" office:value="0.789644">
                <text:p>0.789644</text:p>
              </table:table-cell>
              <table:table-cell office:value-type="float" office:value="0.162972">
                <text:p>0.162972</text:p>
              </table:table-cell>
            </table:table-row>
            <table:table-row>
              <table:table-cell office:value-type="string">
                <text:p>16:35:06</text:p>
              </table:table-cell>
              <table:table-cell office:value-type="float" office:value="0.690275">
                <text:p>0.690275</text:p>
              </table:table-cell>
              <table:table-cell office:value-type="float" office:value="0.133034">
                <text:p>0.133034</text:p>
              </table:table-cell>
            </table:table-row>
            <table:table-row>
              <table:table-cell office:value-type="string">
                <text:p>16:35:07</text:p>
              </table:table-cell>
              <table:table-cell office:value-type="float" office:value="0.701821">
                <text:p>0.701821</text:p>
              </table:table-cell>
              <table:table-cell office:value-type="float" office:value="0.093212">
                <text:p>0.093212</text:p>
              </table:table-cell>
            </table:table-row>
            <table:table-row>
              <table:table-cell office:value-type="string">
                <text:p>16:35:08</text:p>
              </table:table-cell>
              <table:table-cell office:value-type="float" office:value="0.650408">
                <text:p>0.650408</text:p>
              </table:table-cell>
              <table:table-cell office:value-type="float" office:value="0.091776">
                <text:p>0.091776</text:p>
              </table:table-cell>
            </table:table-row>
            <table:table-row>
              <table:table-cell office:value-type="string">
                <text:p>16:35:09</text:p>
              </table:table-cell>
              <table:table-cell office:value-type="float" office:value="0.719467">
                <text:p>0.719467</text:p>
              </table:table-cell>
              <table:table-cell office:value-type="float" office:value="0.074108">
                <text:p>0.074108</text:p>
              </table:table-cell>
            </table:table-row>
            <table:table-row>
              <table:table-cell office:value-type="string">
                <text:p>16:35:10</text:p>
              </table:table-cell>
              <table:table-cell office:value-type="float" office:value="0.597354">
                <text:p>0.597354</text:p>
              </table:table-cell>
              <table:table-cell office:value-type="float" office:value="0.113808">
                <text:p>0.113808</text:p>
              </table:table-cell>
            </table:table-row>
            <table:table-row>
              <table:table-cell office:value-type="string">
                <text:p>16:35:11</text:p>
              </table:table-cell>
              <table:table-cell office:value-type="float" office:value="0.900529">
                <text:p>0.900529</text:p>
              </table:table-cell>
              <table:table-cell office:value-type="float" office:value="0.103376">
                <text:p>0.103376</text:p>
              </table:table-cell>
            </table:table-row>
            <table:table-row>
              <table:table-cell office:value-type="string">
                <text:p>16:35:12</text:p>
              </table:table-cell>
              <table:table-cell office:value-type="float" office:value="0.857512">
                <text:p>0.857512</text:p>
              </table:table-cell>
              <table:table-cell office:value-type="float" office:value="0.118619">
                <text:p>0.118619</text:p>
              </table:table-cell>
            </table:table-row>
            <table:table-row>
              <table:table-cell office:value-type="string">
                <text:p>16:35:13</text:p>
              </table:table-cell>
              <table:table-cell office:value-type="float" office:value="0.844774">
                <text:p>0.844774</text:p>
              </table:table-cell>
              <table:table-cell office:value-type="float" office:value="0.126854">
                <text:p>0.126854</text:p>
              </table:table-cell>
            </table:table-row>
            <table:table-row>
              <table:table-cell office:value-type="string">
                <text:p>16:35:14</text:p>
              </table:table-cell>
              <table:table-cell office:value-type="float" office:value="0.690281">
                <text:p>0.690281</text:p>
              </table:table-cell>
              <table:table-cell office:value-type="float" office:value="0.137724">
                <text:p>0.137724</text:p>
              </table:table-cell>
            </table:table-row>
            <table:table-row>
              <table:table-cell office:value-type="string">
                <text:p>16:35:15</text:p>
              </table:table-cell>
              <table:table-cell office:value-type="float" office:value="0.673967">
                <text:p>0.673967</text:p>
              </table:table-cell>
              <table:table-cell office:value-type="float" office:value="0.109661">
                <text:p>0.109661</text:p>
              </table:table-cell>
            </table:table-row>
            <table:table-row>
              <table:table-cell office:value-type="string">
                <text:p>16:35:16</text:p>
              </table:table-cell>
              <table:table-cell office:value-type="float" office:value="0.740184">
                <text:p>0.740184</text:p>
              </table:table-cell>
              <table:table-cell office:value-type="float" office:value="0.097131">
                <text:p>0.097131</text:p>
              </table:table-cell>
            </table:table-row>
            <table:table-row>
              <table:table-cell office:value-type="string">
                <text:p>16:35:17</text:p>
              </table:table-cell>
              <table:table-cell office:value-type="float" office:value="0.765703">
                <text:p>0.765703</text:p>
              </table:table-cell>
              <table:table-cell office:value-type="float" office:value="0.110197">
                <text:p>0.110197</text:p>
              </table:table-cell>
            </table:table-row>
            <table:table-row>
              <table:table-cell office:value-type="string">
                <text:p>16:35:18</text:p>
              </table:table-cell>
              <table:table-cell office:value-type="float" office:value="0.713991">
                <text:p>0.713991</text:p>
              </table:table-cell>
              <table:table-cell office:value-type="float" office:value="0.136096">
                <text:p>0.136096</text:p>
              </table:table-cell>
            </table:table-row>
            <table:table-row>
              <table:table-cell office:value-type="string">
                <text:p>16:35:19</text:p>
              </table:table-cell>
              <table:table-cell office:value-type="float" office:value="0.779635">
                <text:p>0.779635</text:p>
              </table:table-cell>
              <table:table-cell office:value-type="float" office:value="0.175083">
                <text:p>0.175083</text:p>
              </table:table-cell>
            </table:table-row>
            <table:table-row>
              <table:table-cell office:value-type="string">
                <text:p>16:35:20</text:p>
              </table:table-cell>
              <table:table-cell office:value-type="float" office:value="0.807134">
                <text:p>0.807134</text:p>
              </table:table-cell>
              <table:table-cell office:value-type="float" office:value="0.09802">
                <text:p>0.09802</text:p>
              </table:table-cell>
            </table:table-row>
            <table:table-row>
              <table:table-cell office:value-type="string">
                <text:p>16:35:21</text:p>
              </table:table-cell>
              <table:table-cell office:value-type="float" office:value="0.742054">
                <text:p>0.742054</text:p>
              </table:table-cell>
              <table:table-cell office:value-type="float" office:value="0.11379">
                <text:p>0.11379</text:p>
              </table:table-cell>
            </table:table-row>
            <table:table-row>
              <table:table-cell office:value-type="string">
                <text:p>16:35:22</text:p>
              </table:table-cell>
              <table:table-cell office:value-type="float" office:value="0.797505">
                <text:p>0.797505</text:p>
              </table:table-cell>
              <table:table-cell office:value-type="float" office:value="0.12915">
                <text:p>0.12915</text:p>
              </table:table-cell>
            </table:table-row>
            <table:table-row>
              <table:table-cell office:value-type="string">
                <text:p>16:35:23</text:p>
              </table:table-cell>
              <table:table-cell office:value-type="float" office:value="0.848838">
                <text:p>0.848838</text:p>
              </table:table-cell>
              <table:table-cell office:value-type="float" office:value="0.160208">
                <text:p>0.160208</text:p>
              </table:table-cell>
            </table:table-row>
            <table:table-row>
              <table:table-cell office:value-type="string">
                <text:p>16:35:24</text:p>
              </table:table-cell>
              <table:table-cell office:value-type="float" office:value="0.79194">
                <text:p>0.79194</text:p>
              </table:table-cell>
              <table:table-cell office:value-type="float" office:value="0.165557">
                <text:p>0.165557</text:p>
              </table:table-cell>
            </table:table-row>
            <table:table-row>
              <table:table-cell office:value-type="string">
                <text:p>16:35:25</text:p>
              </table:table-cell>
              <table:table-cell office:value-type="float" office:value="0.795779">
                <text:p>0.795779</text:p>
              </table:table-cell>
              <table:table-cell office:value-type="float" office:value="0.148736">
                <text:p>0.148736</text:p>
              </table:table-cell>
            </table:table-row>
            <table:table-row>
              <table:table-cell office:value-type="string">
                <text:p>16:35:26</text:p>
              </table:table-cell>
              <table:table-cell office:value-type="float" office:value="0.902731">
                <text:p>0.902731</text:p>
              </table:table-cell>
              <table:table-cell office:value-type="float" office:value="0.118527">
                <text:p>0.118527</text:p>
              </table:table-cell>
            </table:table-row>
            <table:table-row>
              <table:table-cell office:value-type="string">
                <text:p>16:35:27</text:p>
              </table:table-cell>
              <table:table-cell office:value-type="float" office:value="0.846454">
                <text:p>0.846454</text:p>
              </table:table-cell>
              <table:table-cell office:value-type="float" office:value="0.170777">
                <text:p>0.170777</text:p>
              </table:table-cell>
            </table:table-row>
            <table:table-row>
              <table:table-cell office:value-type="string">
                <text:p>16:35:28</text:p>
              </table:table-cell>
              <table:table-cell office:value-type="float" office:value="1.016158">
                <text:p>1.016158</text:p>
              </table:table-cell>
              <table:table-cell office:value-type="float" office:value="0.180529">
                <text:p>0.180529</text:p>
              </table:table-cell>
            </table:table-row>
            <table:table-row>
              <table:table-cell office:value-type="string">
                <text:p>16:35:29</text:p>
              </table:table-cell>
              <table:table-cell office:value-type="float" office:value="1.030631">
                <text:p>1.030631</text:p>
              </table:table-cell>
              <table:table-cell office:value-type="float" office:value="0.107067">
                <text:p>0.107067</text:p>
              </table:table-cell>
            </table:table-row>
            <table:table-row>
              <table:table-cell office:value-type="string">
                <text:p>16:35:30</text:p>
              </table:table-cell>
              <table:table-cell office:value-type="float" office:value="0.867829">
                <text:p>0.867829</text:p>
              </table:table-cell>
              <table:table-cell office:value-type="float" office:value="0.11003">
                <text:p>0.11003</text:p>
              </table:table-cell>
            </table:table-row>
            <table:table-row>
              <table:table-cell office:value-type="string">
                <text:p>16:35:31</text:p>
              </table:table-cell>
              <table:table-cell office:value-type="float" office:value="0.961691">
                <text:p>0.961691</text:p>
              </table:table-cell>
              <table:table-cell office:value-type="float" office:value="0.121004">
                <text:p>0.121004</text:p>
              </table:table-cell>
            </table:table-row>
            <table:table-row>
              <table:table-cell office:value-type="string">
                <text:p>16:35:32</text:p>
              </table:table-cell>
              <table:table-cell office:value-type="float" office:value="0.896111">
                <text:p>0.896111</text:p>
              </table:table-cell>
              <table:table-cell office:value-type="float" office:value="0.155437">
                <text:p>0.155437</text:p>
              </table:table-cell>
            </table:table-row>
            <table:table-row>
              <table:table-cell office:value-type="string">
                <text:p>16:35:33</text:p>
              </table:table-cell>
              <table:table-cell office:value-type="float" office:value="0.930113">
                <text:p>0.930113</text:p>
              </table:table-cell>
              <table:table-cell office:value-type="float" office:value="0.161162">
                <text:p>0.161162</text:p>
              </table:table-cell>
            </table:table-row>
            <table:table-row>
              <table:table-cell office:value-type="string">
                <text:p>16:35:34</text:p>
              </table:table-cell>
              <table:table-cell office:value-type="float" office:value="0.794374">
                <text:p>0.794374</text:p>
              </table:table-cell>
              <table:table-cell office:value-type="float" office:value="0.159787">
                <text:p>0.159787</text:p>
              </table:table-cell>
            </table:table-row>
            <table:table-row>
              <table:table-cell office:value-type="string">
                <text:p>16:35:35</text:p>
              </table:table-cell>
              <table:table-cell office:value-type="float" office:value="0.692381">
                <text:p>0.692381</text:p>
              </table:table-cell>
              <table:table-cell office:value-type="float" office:value="0.110633">
                <text:p>0.110633</text:p>
              </table:table-cell>
            </table:table-row>
            <table:table-row>
              <table:table-cell office:value-type="string">
                <text:p>16:35:36</text:p>
              </table:table-cell>
              <table:table-cell office:value-type="float" office:value="0.738631">
                <text:p>0.738631</text:p>
              </table:table-cell>
              <table:table-cell office:value-type="float" office:value="0.145684">
                <text:p>0.145684</text:p>
              </table:table-cell>
            </table:table-row>
            <table:table-row>
              <table:table-cell office:value-type="string">
                <text:p>16:35:37</text:p>
              </table:table-cell>
              <table:table-cell office:value-type="float" office:value="0.664426">
                <text:p>0.664426</text:p>
              </table:table-cell>
              <table:table-cell office:value-type="float" office:value="0.10383">
                <text:p>0.10383</text:p>
              </table:table-cell>
            </table:table-row>
            <table:table-row>
              <table:table-cell office:value-type="string">
                <text:p>16:35:38</text:p>
              </table:table-cell>
              <table:table-cell office:value-type="float" office:value="0.748833">
                <text:p>0.748833</text:p>
              </table:table-cell>
              <table:table-cell office:value-type="float" office:value="0.118961">
                <text:p>0.118961</text:p>
              </table:table-cell>
            </table:table-row>
            <table:table-row>
              <table:table-cell office:value-type="string">
                <text:p>16:35:39</text:p>
              </table:table-cell>
              <table:table-cell office:value-type="float" office:value="0.693461">
                <text:p>0.693461</text:p>
              </table:table-cell>
              <table:table-cell office:value-type="float" office:value="0.242178">
                <text:p>0.242178</text:p>
              </table:table-cell>
            </table:table-row>
            <table:table-row>
              <table:table-cell office:value-type="string">
                <text:p>16:35:40</text:p>
              </table:table-cell>
              <table:table-cell office:value-type="float" office:value="0.714301">
                <text:p>0.714301</text:p>
              </table:table-cell>
              <table:table-cell office:value-type="float" office:value="0.138907">
                <text:p>0.138907</text:p>
              </table:table-cell>
            </table:table-row>
            <table:table-row>
              <table:table-cell office:value-type="string">
                <text:p>16:35:41</text:p>
              </table:table-cell>
              <table:table-cell office:value-type="float" office:value="0.839413">
                <text:p>0.839413</text:p>
              </table:table-cell>
              <table:table-cell office:value-type="float" office:value="0.168824">
                <text:p>0.168824</text:p>
              </table:table-cell>
            </table:table-row>
            <table:table-row>
              <table:table-cell office:value-type="string">
                <text:p>16:35:42</text:p>
              </table:table-cell>
              <table:table-cell office:value-type="float" office:value="0.641656">
                <text:p>0.641656</text:p>
              </table:table-cell>
              <table:table-cell office:value-type="float" office:value="0.098269">
                <text:p>0.098269</text:p>
              </table:table-cell>
            </table:table-row>
            <table:table-row>
              <table:table-cell office:value-type="string">
                <text:p>16:35:43</text:p>
              </table:table-cell>
              <table:table-cell office:value-type="float" office:value="0.776146">
                <text:p>0.776146</text:p>
              </table:table-cell>
              <table:table-cell office:value-type="float" office:value="0.134383">
                <text:p>0.134383</text:p>
              </table:table-cell>
            </table:table-row>
            <table:table-row>
              <table:table-cell office:value-type="string">
                <text:p>16:35:44</text:p>
              </table:table-cell>
              <table:table-cell office:value-type="float" office:value="0.926633">
                <text:p>0.926633</text:p>
              </table:table-cell>
              <table:table-cell office:value-type="float" office:value="0.185164">
                <text:p>0.185164</text:p>
              </table:table-cell>
            </table:table-row>
            <table:table-row>
              <table:table-cell office:value-type="string">
                <text:p>16:35:45</text:p>
              </table:table-cell>
              <table:table-cell office:value-type="float" office:value="0.75804">
                <text:p>0.75804</text:p>
              </table:table-cell>
              <table:table-cell office:value-type="float" office:value="0.159601">
                <text:p>0.159601</text:p>
              </table:table-cell>
            </table:table-row>
            <table:table-row>
              <table:table-cell office:value-type="string">
                <text:p>16:35:46</text:p>
              </table:table-cell>
              <table:table-cell office:value-type="float" office:value="0.840842">
                <text:p>0.840842</text:p>
              </table:table-cell>
              <table:table-cell office:value-type="float" office:value="0.105268">
                <text:p>0.105268</text:p>
              </table:table-cell>
            </table:table-row>
            <table:table-row>
              <table:table-cell office:value-type="string">
                <text:p>16:35:47</text:p>
              </table:table-cell>
              <table:table-cell office:value-type="float" office:value="0.838122">
                <text:p>0.838122</text:p>
              </table:table-cell>
              <table:table-cell office:value-type="float" office:value="0.128545">
                <text:p>0.128545</text:p>
              </table:table-cell>
            </table:table-row>
            <table:table-row>
              <table:table-cell office:value-type="string">
                <text:p>16:35:48</text:p>
              </table:table-cell>
              <table:table-cell office:value-type="float" office:value="0.759874">
                <text:p>0.759874</text:p>
              </table:table-cell>
              <table:table-cell office:value-type="float" office:value="0.146928">
                <text:p>0.146928</text:p>
              </table:table-cell>
            </table:table-row>
            <table:table-row>
              <table:table-cell office:value-type="string">
                <text:p>16:35:49</text:p>
              </table:table-cell>
              <table:table-cell office:value-type="float" office:value="0.781622">
                <text:p>0.781622</text:p>
              </table:table-cell>
              <table:table-cell office:value-type="float" office:value="0.112854">
                <text:p>0.112854</text:p>
              </table:table-cell>
            </table:table-row>
            <table:table-row>
              <table:table-cell office:value-type="string">
                <text:p>16:35:50</text:p>
              </table:table-cell>
              <table:table-cell office:value-type="float" office:value="0.885365">
                <text:p>0.885365</text:p>
              </table:table-cell>
              <table:table-cell office:value-type="float" office:value="0.137811">
                <text:p>0.137811</text:p>
              </table:table-cell>
            </table:table-row>
            <table:table-row>
              <table:table-cell office:value-type="string">
                <text:p>16:35:51</text:p>
              </table:table-cell>
              <table:table-cell office:value-type="float" office:value="0.846265">
                <text:p>0.846265</text:p>
              </table:table-cell>
              <table:table-cell office:value-type="float" office:value="0.196956">
                <text:p>0.196956</text:p>
              </table:table-cell>
            </table:table-row>
            <table:table-row>
              <table:table-cell office:value-type="string">
                <text:p>16:35:52</text:p>
              </table:table-cell>
              <table:table-cell office:value-type="float" office:value="0.751556">
                <text:p>0.751556</text:p>
              </table:table-cell>
              <table:table-cell office:value-type="float" office:value="0.197136">
                <text:p>0.197136</text:p>
              </table:table-cell>
            </table:table-row>
            <table:table-row>
              <table:table-cell office:value-type="string">
                <text:p>16:35:53</text:p>
              </table:table-cell>
              <table:table-cell office:value-type="float" office:value="0.742869">
                <text:p>0.742869</text:p>
              </table:table-cell>
              <table:table-cell office:value-type="float" office:value="0.142742">
                <text:p>0.142742</text:p>
              </table:table-cell>
            </table:table-row>
            <table:table-row>
              <table:table-cell office:value-type="string">
                <text:p>16:35:54</text:p>
              </table:table-cell>
              <table:table-cell office:value-type="float" office:value="0.724339">
                <text:p>0.724339</text:p>
              </table:table-cell>
              <table:table-cell office:value-type="float" office:value="0.151972">
                <text:p>0.151972</text:p>
              </table:table-cell>
            </table:table-row>
            <table:table-row>
              <table:table-cell office:value-type="string">
                <text:p>16:35:55</text:p>
              </table:table-cell>
              <table:table-cell office:value-type="float" office:value="0.830361">
                <text:p>0.830361</text:p>
              </table:table-cell>
              <table:table-cell office:value-type="float" office:value="0.184682">
                <text:p>0.184682</text:p>
              </table:table-cell>
            </table:table-row>
            <table:table-row>
              <table:table-cell office:value-type="string">
                <text:p>16:35:56</text:p>
              </table:table-cell>
              <table:table-cell office:value-type="float" office:value="0.719541">
                <text:p>0.719541</text:p>
              </table:table-cell>
              <table:table-cell office:value-type="float" office:value="0.126167">
                <text:p>0.126167</text:p>
              </table:table-cell>
            </table:table-row>
            <table:table-row>
              <table:table-cell office:value-type="string">
                <text:p>16:35:57</text:p>
              </table:table-cell>
              <table:table-cell office:value-type="float" office:value="0.777203">
                <text:p>0.777203</text:p>
              </table:table-cell>
              <table:table-cell office:value-type="float" office:value="0.130867">
                <text:p>0.130867</text:p>
              </table:table-cell>
            </table:table-row>
            <table:table-row>
              <table:table-cell office:value-type="string">
                <text:p>16:35:58</text:p>
              </table:table-cell>
              <table:table-cell office:value-type="float" office:value="0.823915">
                <text:p>0.823915</text:p>
              </table:table-cell>
              <table:table-cell office:value-type="float" office:value="0.127335">
                <text:p>0.127335</text:p>
              </table:table-cell>
            </table:table-row>
            <table:table-row>
              <table:table-cell office:value-type="string">
                <text:p>16:35:59</text:p>
              </table:table-cell>
              <table:table-cell office:value-type="float" office:value="0.813269">
                <text:p>0.813269</text:p>
              </table:table-cell>
              <table:table-cell office:value-type="float" office:value="0.150478">
                <text:p>0.150478</text:p>
              </table:table-cell>
            </table:table-row>
            <table:table-row>
              <table:table-cell office:value-type="string">
                <text:p>16:36:00</text:p>
              </table:table-cell>
              <table:table-cell office:value-type="float" office:value="0.813236">
                <text:p>0.813236</text:p>
              </table:table-cell>
              <table:table-cell office:value-type="float" office:value="0.170686">
                <text:p>0.170686</text:p>
              </table:table-cell>
            </table:table-row>
            <table:table-row>
              <table:table-cell office:value-type="string">
                <text:p>16:36:01</text:p>
              </table:table-cell>
              <table:table-cell office:value-type="float" office:value="0.750981">
                <text:p>0.750981</text:p>
              </table:table-cell>
              <table:table-cell office:value-type="float" office:value="0.143296">
                <text:p>0.143296</text:p>
              </table:table-cell>
            </table:table-row>
            <table:table-row>
              <table:table-cell office:value-type="string">
                <text:p>16:36:02</text:p>
              </table:table-cell>
              <table:table-cell office:value-type="float" office:value="0.876549">
                <text:p>0.876549</text:p>
              </table:table-cell>
              <table:table-cell office:value-type="float" office:value="0.21083">
                <text:p>0.21083</text:p>
              </table:table-cell>
            </table:table-row>
            <table:table-row>
              <table:table-cell office:value-type="string">
                <text:p>16:36:03</text:p>
              </table:table-cell>
              <table:table-cell office:value-type="float" office:value="0.802898">
                <text:p>0.802898</text:p>
              </table:table-cell>
              <table:table-cell office:value-type="float" office:value="0.150041">
                <text:p>0.150041</text:p>
              </table:table-cell>
            </table:table-row>
            <table:table-row>
              <table:table-cell office:value-type="string">
                <text:p>16:36:04</text:p>
              </table:table-cell>
              <table:table-cell office:value-type="float" office:value="0.732496">
                <text:p>0.732496</text:p>
              </table:table-cell>
              <table:table-cell office:value-type="float" office:value="0.115542">
                <text:p>0.115542</text:p>
              </table:table-cell>
            </table:table-row>
            <table:table-row>
              <table:table-cell office:value-type="string">
                <text:p>16:36:05</text:p>
              </table:table-cell>
              <table:table-cell office:value-type="float" office:value="0.789106">
                <text:p>0.789106</text:p>
              </table:table-cell>
              <table:table-cell office:value-type="float" office:value="0.203505">
                <text:p>0.203505</text:p>
              </table:table-cell>
            </table:table-row>
            <table:table-row>
              <table:table-cell office:value-type="string">
                <text:p>16:36:06</text:p>
              </table:table-cell>
              <table:table-cell office:value-type="float" office:value="0.921209">
                <text:p>0.921209</text:p>
              </table:table-cell>
              <table:table-cell office:value-type="float" office:value="0.22664">
                <text:p>0.22664</text:p>
              </table:table-cell>
            </table:table-row>
            <table:table-row>
              <table:table-cell office:value-type="string">
                <text:p>16:36:07</text:p>
              </table:table-cell>
              <table:table-cell office:value-type="float" office:value="0.791607">
                <text:p>0.791607</text:p>
              </table:table-cell>
              <table:table-cell office:value-type="float" office:value="0.218428">
                <text:p>0.218428</text:p>
              </table:table-cell>
            </table:table-row>
            <table:table-row>
              <table:table-cell office:value-type="string">
                <text:p>16:36:08</text:p>
              </table:table-cell>
              <table:table-cell office:value-type="float" office:value="0.802977">
                <text:p>0.802977</text:p>
              </table:table-cell>
              <table:table-cell office:value-type="float" office:value="0.181878">
                <text:p>0.181878</text:p>
              </table:table-cell>
            </table:table-row>
            <table:table-row>
              <table:table-cell office:value-type="string">
                <text:p>16:36:09</text:p>
              </table:table-cell>
              <table:table-cell office:value-type="float" office:value="0.892646">
                <text:p>0.892646</text:p>
              </table:table-cell>
              <table:table-cell office:value-type="float" office:value="0.16727">
                <text:p>0.16727</text:p>
              </table:table-cell>
            </table:table-row>
            <table:table-row>
              <table:table-cell office:value-type="string">
                <text:p>16:36:10</text:p>
              </table:table-cell>
              <table:table-cell office:value-type="float" office:value="1.009883">
                <text:p>1.009883</text:p>
              </table:table-cell>
              <table:table-cell office:value-type="float" office:value="0.19978">
                <text:p>0.19978</text:p>
              </table:table-cell>
            </table:table-row>
            <table:table-row>
              <table:table-cell office:value-type="string">
                <text:p>16:36:11</text:p>
              </table:table-cell>
              <table:table-cell office:value-type="float" office:value="0.997898">
                <text:p>0.997898</text:p>
              </table:table-cell>
              <table:table-cell office:value-type="float" office:value="0.112365">
                <text:p>0.112365</text:p>
              </table:table-cell>
            </table:table-row>
            <table:table-row>
              <table:table-cell office:value-type="string">
                <text:p>16:36:12</text:p>
              </table:table-cell>
              <table:table-cell office:value-type="float" office:value="1.001046">
                <text:p>1.001046</text:p>
              </table:table-cell>
              <table:table-cell office:value-type="float" office:value="0.162063">
                <text:p>0.162063</text:p>
              </table:table-cell>
            </table:table-row>
            <table:table-row>
              <table:table-cell office:value-type="string">
                <text:p>16:36:13</text:p>
              </table:table-cell>
              <table:table-cell office:value-type="float" office:value="1.023865">
                <text:p>1.023865</text:p>
              </table:table-cell>
              <table:table-cell office:value-type="float" office:value="0.148886">
                <text:p>0.148886</text:p>
              </table:table-cell>
            </table:table-row>
            <table:table-row>
              <table:table-cell office:value-type="string">
                <text:p>16:36:14</text:p>
              </table:table-cell>
              <table:table-cell office:value-type="float" office:value="0.869858">
                <text:p>0.869858</text:p>
              </table:table-cell>
              <table:table-cell office:value-type="float" office:value="0.137768">
                <text:p>0.137768</text:p>
              </table:table-cell>
            </table:table-row>
            <table:table-row>
              <table:table-cell office:value-type="string">
                <text:p>16:36:15</text:p>
              </table:table-cell>
              <table:table-cell office:value-type="float" office:value="0.805714">
                <text:p>0.805714</text:p>
              </table:table-cell>
              <table:table-cell office:value-type="float" office:value="0.144016">
                <text:p>0.144016</text:p>
              </table:table-cell>
            </table:table-row>
            <table:table-row>
              <table:table-cell office:value-type="string">
                <text:p>16:36:16</text:p>
              </table:table-cell>
              <table:table-cell office:value-type="float" office:value="0.85232">
                <text:p>0.85232</text:p>
              </table:table-cell>
              <table:table-cell office:value-type="float" office:value="0.14389">
                <text:p>0.14389</text:p>
              </table:table-cell>
            </table:table-row>
            <table:table-row>
              <table:table-cell office:value-type="string">
                <text:p>16:36:17</text:p>
              </table:table-cell>
              <table:table-cell office:value-type="float" office:value="0.788184">
                <text:p>0.788184</text:p>
              </table:table-cell>
              <table:table-cell office:value-type="float" office:value="0.130757">
                <text:p>0.130757</text:p>
              </table:table-cell>
            </table:table-row>
            <table:table-row>
              <table:table-cell office:value-type="string">
                <text:p>16:36:18</text:p>
              </table:table-cell>
              <table:table-cell office:value-type="float" office:value="0.837932">
                <text:p>0.837932</text:p>
              </table:table-cell>
              <table:table-cell office:value-type="float" office:value="0.117219">
                <text:p>0.117219</text:p>
              </table:table-cell>
            </table:table-row>
            <table:table-row>
              <table:table-cell office:value-type="string">
                <text:p>16:36:19</text:p>
              </table:table-cell>
              <table:table-cell office:value-type="float" office:value="0.929672">
                <text:p>0.929672</text:p>
              </table:table-cell>
              <table:table-cell office:value-type="float" office:value="0.15672">
                <text:p>0.15672</text:p>
              </table:table-cell>
            </table:table-row>
            <table:table-row>
              <table:table-cell office:value-type="string">
                <text:p>16:36:20</text:p>
              </table:table-cell>
              <table:table-cell office:value-type="float" office:value="0.87479">
                <text:p>0.87479</text:p>
              </table:table-cell>
              <table:table-cell office:value-type="float" office:value="0.110108">
                <text:p>0.110108</text:p>
              </table:table-cell>
            </table:table-row>
            <table:table-row>
              <table:table-cell office:value-type="string">
                <text:p>16:36:21</text:p>
              </table:table-cell>
              <table:table-cell office:value-type="float" office:value="0.824887">
                <text:p>0.824887</text:p>
              </table:table-cell>
              <table:table-cell office:value-type="float" office:value="0.126851">
                <text:p>0.126851</text:p>
              </table:table-cell>
            </table:table-row>
            <table:table-row>
              <table:table-cell office:value-type="string">
                <text:p>16:36:22</text:p>
              </table:table-cell>
              <table:table-cell office:value-type="float" office:value="0.794134">
                <text:p>0.794134</text:p>
              </table:table-cell>
              <table:table-cell office:value-type="float" office:value="0.112555">
                <text:p>0.112555</text:p>
              </table:table-cell>
            </table:table-row>
            <table:table-row>
              <table:table-cell office:value-type="string">
                <text:p>16:36:23</text:p>
              </table:table-cell>
              <table:table-cell office:value-type="float" office:value="0.798815">
                <text:p>0.798815</text:p>
              </table:table-cell>
              <table:table-cell office:value-type="float" office:value="0.122964">
                <text:p>0.122964</text:p>
              </table:table-cell>
            </table:table-row>
            <table:table-row>
              <table:table-cell office:value-type="string">
                <text:p>16:36:24</text:p>
              </table:table-cell>
              <table:table-cell office:value-type="float" office:value="0.878333">
                <text:p>0.878333</text:p>
              </table:table-cell>
              <table:table-cell office:value-type="float" office:value="0.130779">
                <text:p>0.130779</text:p>
              </table:table-cell>
            </table:table-row>
            <table:table-row>
              <table:table-cell office:value-type="string">
                <text:p>16:36:25</text:p>
              </table:table-cell>
              <table:table-cell office:value-type="float" office:value="1.091582">
                <text:p>1.091582</text:p>
              </table:table-cell>
              <table:table-cell office:value-type="float" office:value="0.07688">
                <text:p>0.07688</text:p>
              </table:table-cell>
            </table:table-row>
            <table:table-row>
              <table:table-cell office:value-type="string">
                <text:p>16:36:26</text:p>
              </table:table-cell>
              <table:table-cell office:value-type="float" office:value="1.36281">
                <text:p>1.36281</text:p>
              </table:table-cell>
              <table:table-cell office:value-type="float" office:value="0.111948">
                <text:p>0.111948</text:p>
              </table:table-cell>
            </table:table-row>
            <table:table-row>
              <table:table-cell office:value-type="string">
                <text:p>16:36:27</text:p>
              </table:table-cell>
              <table:table-cell office:value-type="float" office:value="1.103648">
                <text:p>1.103648</text:p>
              </table:table-cell>
              <table:table-cell office:value-type="float" office:value="0.102205">
                <text:p>0.102205</text:p>
              </table:table-cell>
            </table:table-row>
            <table:table-row>
              <table:table-cell office:value-type="string">
                <text:p>16:36:28</text:p>
              </table:table-cell>
              <table:table-cell office:value-type="float" office:value="0.762873">
                <text:p>0.762873</text:p>
              </table:table-cell>
              <table:table-cell office:value-type="float" office:value="0.10077">
                <text:p>0.10077</text:p>
              </table:table-cell>
            </table:table-row>
            <table:table-row>
              <table:table-cell office:value-type="string">
                <text:p>16:36:29</text:p>
              </table:table-cell>
              <table:table-cell office:value-type="float" office:value="0.768736">
                <text:p>0.768736</text:p>
              </table:table-cell>
              <table:table-cell office:value-type="float" office:value="0.136499">
                <text:p>0.136499</text:p>
              </table:table-cell>
            </table:table-row>
            <table:table-row>
              <table:table-cell office:value-type="string">
                <text:p>16:36:30</text:p>
              </table:table-cell>
              <table:table-cell office:value-type="float" office:value="0.742514">
                <text:p>0.742514</text:p>
              </table:table-cell>
              <table:table-cell office:value-type="float" office:value="0.139515">
                <text:p>0.139515</text:p>
              </table:table-cell>
            </table:table-row>
            <table:table-row>
              <table:table-cell office:value-type="string">
                <text:p>16:36:31</text:p>
              </table:table-cell>
              <table:table-cell office:value-type="float" office:value="0.85385">
                <text:p>0.85385</text:p>
              </table:table-cell>
              <table:table-cell office:value-type="float" office:value="0.155153">
                <text:p>0.155153</text:p>
              </table:table-cell>
            </table:table-row>
            <table:table-row>
              <table:table-cell office:value-type="string">
                <text:p>16:36:32</text:p>
              </table:table-cell>
              <table:table-cell office:value-type="float" office:value="0.783605">
                <text:p>0.783605</text:p>
              </table:table-cell>
              <table:table-cell office:value-type="float" office:value="0.100596">
                <text:p>0.100596</text:p>
              </table:table-cell>
            </table:table-row>
            <table:table-row>
              <table:table-cell office:value-type="string">
                <text:p>16:36:33</text:p>
              </table:table-cell>
              <table:table-cell office:value-type="float" office:value="0.75756">
                <text:p>0.75756</text:p>
              </table:table-cell>
              <table:table-cell office:value-type="float" office:value="0.171905">
                <text:p>0.171905</text:p>
              </table:table-cell>
            </table:table-row>
            <table:table-row>
              <table:table-cell office:value-type="string">
                <text:p>16:36:34</text:p>
              </table:table-cell>
              <table:table-cell office:value-type="float" office:value="0.722283">
                <text:p>0.722283</text:p>
              </table:table-cell>
              <table:table-cell office:value-type="float" office:value="0.183169">
                <text:p>0.183169</text:p>
              </table:table-cell>
            </table:table-row>
            <table:table-row>
              <table:table-cell office:value-type="string">
                <text:p>16:36:35</text:p>
              </table:table-cell>
              <table:table-cell office:value-type="float" office:value="0.9152">
                <text:p>0.9152</text:p>
              </table:table-cell>
              <table:table-cell office:value-type="float" office:value="0.14755">
                <text:p>0.14755</text:p>
              </table:table-cell>
            </table:table-row>
            <table:table-row>
              <table:table-cell office:value-type="string">
                <text:p>16:36:36</text:p>
              </table:table-cell>
              <table:table-cell office:value-type="float" office:value="0.891435">
                <text:p>0.891435</text:p>
              </table:table-cell>
              <table:table-cell office:value-type="float" office:value="0.126052">
                <text:p>0.126052</text:p>
              </table:table-cell>
            </table:table-row>
            <table:table-row>
              <table:table-cell office:value-type="string">
                <text:p>16:36:37</text:p>
              </table:table-cell>
              <table:table-cell office:value-type="float" office:value="0.957167">
                <text:p>0.957167</text:p>
              </table:table-cell>
              <table:table-cell office:value-type="float" office:value="0.193924">
                <text:p>0.193924</text:p>
              </table:table-cell>
            </table:table-row>
            <table:table-row>
              <table:table-cell office:value-type="string">
                <text:p>16:36:38</text:p>
              </table:table-cell>
              <table:table-cell office:value-type="float" office:value="0.799103">
                <text:p>0.799103</text:p>
              </table:table-cell>
              <table:table-cell office:value-type="float" office:value="0.096658">
                <text:p>0.096658</text:p>
              </table:table-cell>
            </table:table-row>
            <table:table-row>
              <table:table-cell office:value-type="string">
                <text:p>16:36:39</text:p>
              </table:table-cell>
              <table:table-cell office:value-type="float" office:value="1.041252">
                <text:p>1.041252</text:p>
              </table:table-cell>
              <table:table-cell office:value-type="float" office:value="0.15652">
                <text:p>0.15652</text:p>
              </table:table-cell>
            </table:table-row>
            <table:table-row>
              <table:table-cell office:value-type="string">
                <text:p>16:36:40</text:p>
              </table:table-cell>
              <table:table-cell office:value-type="float" office:value="0.853624">
                <text:p>0.853624</text:p>
              </table:table-cell>
              <table:table-cell office:value-type="float" office:value="0.138007">
                <text:p>0.138007</text:p>
              </table:table-cell>
            </table:table-row>
            <table:table-row>
              <table:table-cell office:value-type="string">
                <text:p>16:36:41</text:p>
              </table:table-cell>
              <table:table-cell office:value-type="float" office:value="0.716046">
                <text:p>0.716046</text:p>
              </table:table-cell>
              <table:table-cell office:value-type="float" office:value="0.14716">
                <text:p>0.14716</text:p>
              </table:table-cell>
            </table:table-row>
            <table:table-row>
              <table:table-cell office:value-type="string">
                <text:p>16:36:42</text:p>
              </table:table-cell>
              <table:table-cell office:value-type="float" office:value="0.78386">
                <text:p>0.78386</text:p>
              </table:table-cell>
              <table:table-cell office:value-type="float" office:value="0.170311">
                <text:p>0.170311</text:p>
              </table:table-cell>
            </table:table-row>
            <table:table-row>
              <table:table-cell office:value-type="string">
                <text:p>16:36:43</text:p>
              </table:table-cell>
              <table:table-cell office:value-type="float" office:value="0.885723">
                <text:p>0.885723</text:p>
              </table:table-cell>
              <table:table-cell office:value-type="float" office:value="0.155909">
                <text:p>0.155909</text:p>
              </table:table-cell>
            </table:table-row>
            <table:table-row>
              <table:table-cell office:value-type="string">
                <text:p>16:36:44</text:p>
              </table:table-cell>
              <table:table-cell office:value-type="float" office:value="0.738364">
                <text:p>0.738364</text:p>
              </table:table-cell>
              <table:table-cell office:value-type="float" office:value="0.137564">
                <text:p>0.137564</text:p>
              </table:table-cell>
            </table:table-row>
            <table:table-row>
              <table:table-cell office:value-type="string">
                <text:p>16:36:45</text:p>
              </table:table-cell>
              <table:table-cell office:value-type="float" office:value="0.787449">
                <text:p>0.787449</text:p>
              </table:table-cell>
              <table:table-cell office:value-type="float" office:value="0.120652">
                <text:p>0.120652</text:p>
              </table:table-cell>
            </table:table-row>
            <table:table-row>
              <table:table-cell office:value-type="string">
                <text:p>16:36:46</text:p>
              </table:table-cell>
              <table:table-cell office:value-type="float" office:value="0.662985">
                <text:p>0.662985</text:p>
              </table:table-cell>
              <table:table-cell office:value-type="float" office:value="0.137316">
                <text:p>0.137316</text:p>
              </table:table-cell>
            </table:table-row>
            <table:table-row>
              <table:table-cell office:value-type="string">
                <text:p>16:36:47</text:p>
              </table:table-cell>
              <table:table-cell office:value-type="float" office:value="0.762921">
                <text:p>0.762921</text:p>
              </table:table-cell>
              <table:table-cell office:value-type="float" office:value="0.113142">
                <text:p>0.113142</text:p>
              </table:table-cell>
            </table:table-row>
            <table:table-row>
              <table:table-cell office:value-type="string">
                <text:p>16:36:48</text:p>
              </table:table-cell>
              <table:table-cell office:value-type="float" office:value="0.861798">
                <text:p>0.861798</text:p>
              </table:table-cell>
              <table:table-cell office:value-type="float" office:value="0.152984">
                <text:p>0.152984</text:p>
              </table:table-cell>
            </table:table-row>
            <table:table-row>
              <table:table-cell office:value-type="string">
                <text:p>16:36:49</text:p>
              </table:table-cell>
              <table:table-cell office:value-type="float" office:value="0.804507">
                <text:p>0.804507</text:p>
              </table:table-cell>
              <table:table-cell office:value-type="float" office:value="0.127375">
                <text:p>0.127375</text:p>
              </table:table-cell>
            </table:table-row>
            <table:table-row>
              <table:table-cell office:value-type="string">
                <text:p>16:36:50</text:p>
              </table:table-cell>
              <table:table-cell office:value-type="float" office:value="0.821098">
                <text:p>0.821098</text:p>
              </table:table-cell>
              <table:table-cell office:value-type="float" office:value="0.142294">
                <text:p>0.142294</text:p>
              </table:table-cell>
            </table:table-row>
            <table:table-row>
              <table:table-cell office:value-type="string">
                <text:p>16:36:51</text:p>
              </table:table-cell>
              <table:table-cell office:value-type="float" office:value="0.810356">
                <text:p>0.810356</text:p>
              </table:table-cell>
              <table:table-cell office:value-type="float" office:value="0.179476">
                <text:p>0.179476</text:p>
              </table:table-cell>
            </table:table-row>
            <table:table-row>
              <table:table-cell office:value-type="string">
                <text:p>16:36:52</text:p>
              </table:table-cell>
              <table:table-cell office:value-type="float" office:value="0.820728">
                <text:p>0.820728</text:p>
              </table:table-cell>
              <table:table-cell office:value-type="float" office:value="0.101179">
                <text:p>0.101179</text:p>
              </table:table-cell>
            </table:table-row>
            <table:table-row>
              <table:table-cell office:value-type="string">
                <text:p>16:36:53</text:p>
              </table:table-cell>
              <table:table-cell office:value-type="float" office:value="0.931614">
                <text:p>0.931614</text:p>
              </table:table-cell>
              <table:table-cell office:value-type="float" office:value="0.156617">
                <text:p>0.156617</text:p>
              </table:table-cell>
            </table:table-row>
            <table:table-row>
              <table:table-cell office:value-type="string">
                <text:p>16:36:54</text:p>
              </table:table-cell>
              <table:table-cell office:value-type="float" office:value="0.972425">
                <text:p>0.972425</text:p>
              </table:table-cell>
              <table:table-cell office:value-type="float" office:value="0.139224">
                <text:p>0.139224</text:p>
              </table:table-cell>
            </table:table-row>
            <table:table-row>
              <table:table-cell office:value-type="string">
                <text:p>16:36:55</text:p>
              </table:table-cell>
              <table:table-cell office:value-type="float" office:value="0.84262">
                <text:p>0.84262</text:p>
              </table:table-cell>
              <table:table-cell office:value-type="float" office:value="0.224371">
                <text:p>0.224371</text:p>
              </table:table-cell>
            </table:table-row>
            <table:table-row>
              <table:table-cell office:value-type="string">
                <text:p>16:36:56</text:p>
              </table:table-cell>
              <table:table-cell office:value-type="float" office:value="0.959843">
                <text:p>0.959843</text:p>
              </table:table-cell>
              <table:table-cell office:value-type="float" office:value="0.135672">
                <text:p>0.135672</text:p>
              </table:table-cell>
            </table:table-row>
            <table:table-row>
              <table:table-cell office:value-type="string">
                <text:p>16:36:57</text:p>
              </table:table-cell>
              <table:table-cell office:value-type="float" office:value="0.824425">
                <text:p>0.824425</text:p>
              </table:table-cell>
              <table:table-cell office:value-type="float" office:value="0.182426">
                <text:p>0.182426</text:p>
              </table:table-cell>
            </table:table-row>
            <table:table-row>
              <table:table-cell office:value-type="string">
                <text:p>16:36:58</text:p>
              </table:table-cell>
              <table:table-cell office:value-type="float" office:value="0.82195">
                <text:p>0.82195</text:p>
              </table:table-cell>
              <table:table-cell office:value-type="float" office:value="0.150046">
                <text:p>0.150046</text:p>
              </table:table-cell>
            </table:table-row>
            <table:table-row>
              <table:table-cell office:value-type="string">
                <text:p>16:36:59</text:p>
              </table:table-cell>
              <table:table-cell office:value-type="float" office:value="0.805879">
                <text:p>0.805879</text:p>
              </table:table-cell>
              <table:table-cell office:value-type="float" office:value="0.168514">
                <text:p>0.168514</text:p>
              </table:table-cell>
            </table:table-row>
            <table:table-row>
              <table:table-cell office:value-type="string">
                <text:p>16:37:00</text:p>
              </table:table-cell>
              <table:table-cell office:value-type="float" office:value="0.707902">
                <text:p>0.707902</text:p>
              </table:table-cell>
              <table:table-cell office:value-type="float" office:value="0.147827">
                <text:p>0.147827</text:p>
              </table:table-cell>
            </table:table-row>
            <table:table-row>
              <table:table-cell office:value-type="string">
                <text:p>16:37:01</text:p>
              </table:table-cell>
              <table:table-cell office:value-type="float" office:value="0.722091">
                <text:p>0.722091</text:p>
              </table:table-cell>
              <table:table-cell office:value-type="float" office:value="0.099338">
                <text:p>0.099338</text:p>
              </table:table-cell>
            </table:table-row>
            <table:table-row>
              <table:table-cell office:value-type="string">
                <text:p>16:37:02</text:p>
              </table:table-cell>
              <table:table-cell office:value-type="float" office:value="0.856197">
                <text:p>0.856197</text:p>
              </table:table-cell>
              <table:table-cell office:value-type="float" office:value="0.137549">
                <text:p>0.137549</text:p>
              </table:table-cell>
            </table:table-row>
            <table:table-row>
              <table:table-cell office:value-type="string">
                <text:p>16:37:03</text:p>
              </table:table-cell>
              <table:table-cell office:value-type="float" office:value="0.795171">
                <text:p>0.795171</text:p>
              </table:table-cell>
              <table:table-cell office:value-type="float" office:value="0.244146">
                <text:p>0.244146</text:p>
              </table:table-cell>
            </table:table-row>
            <table:table-row>
              <table:table-cell office:value-type="string">
                <text:p>16:37:04</text:p>
              </table:table-cell>
              <table:table-cell office:value-type="float" office:value="0.813846">
                <text:p>0.813846</text:p>
              </table:table-cell>
              <table:table-cell office:value-type="float" office:value="0.210148">
                <text:p>0.210148</text:p>
              </table:table-cell>
            </table:table-row>
            <table:table-row>
              <table:table-cell office:value-type="string">
                <text:p>16:37:05</text:p>
              </table:table-cell>
              <table:table-cell office:value-type="float" office:value="0.806752">
                <text:p>0.806752</text:p>
              </table:table-cell>
              <table:table-cell office:value-type="float" office:value="0.154141">
                <text:p>0.154141</text:p>
              </table:table-cell>
            </table:table-row>
            <table:table-row>
              <table:table-cell office:value-type="string">
                <text:p>16:37:06</text:p>
              </table:table-cell>
              <table:table-cell office:value-type="float" office:value="0.867808">
                <text:p>0.867808</text:p>
              </table:table-cell>
              <table:table-cell office:value-type="float" office:value="0.27292">
                <text:p>0.27292</text:p>
              </table:table-cell>
            </table:table-row>
            <table:table-row>
              <table:table-cell office:value-type="string">
                <text:p>16:37:07</text:p>
              </table:table-cell>
              <table:table-cell office:value-type="float" office:value="0.90495">
                <text:p>0.90495</text:p>
              </table:table-cell>
              <table:table-cell office:value-type="float" office:value="0.159438">
                <text:p>0.159438</text:p>
              </table:table-cell>
            </table:table-row>
            <table:table-row>
              <table:table-cell office:value-type="string">
                <text:p>16:37:08</text:p>
              </table:table-cell>
              <table:table-cell office:value-type="float" office:value="0.921997">
                <text:p>0.921997</text:p>
              </table:table-cell>
              <table:table-cell office:value-type="float" office:value="0.16092">
                <text:p>0.16092</text:p>
              </table:table-cell>
            </table:table-row>
            <table:table-row>
              <table:table-cell office:value-type="string">
                <text:p>16:37:09</text:p>
              </table:table-cell>
              <table:table-cell office:value-type="float" office:value="0.859283">
                <text:p>0.859283</text:p>
              </table:table-cell>
              <table:table-cell office:value-type="float" office:value="0.162886">
                <text:p>0.162886</text:p>
              </table:table-cell>
            </table:table-row>
            <table:table-row>
              <table:table-cell office:value-type="string">
                <text:p>16:37:10</text:p>
              </table:table-cell>
              <table:table-cell office:value-type="float" office:value="0.816978">
                <text:p>0.816978</text:p>
              </table:table-cell>
              <table:table-cell office:value-type="float" office:value="0.154823">
                <text:p>0.154823</text:p>
              </table:table-cell>
            </table:table-row>
            <table:table-row>
              <table:table-cell office:value-type="string">
                <text:p>16:37:11</text:p>
              </table:table-cell>
              <table:table-cell office:value-type="float" office:value="0.883817">
                <text:p>0.883817</text:p>
              </table:table-cell>
              <table:table-cell office:value-type="float" office:value="0.153416">
                <text:p>0.153416</text:p>
              </table:table-cell>
            </table:table-row>
            <table:table-row>
              <table:table-cell office:value-type="string">
                <text:p>16:37:12</text:p>
              </table:table-cell>
              <table:table-cell office:value-type="float" office:value="0.778753">
                <text:p>0.778753</text:p>
              </table:table-cell>
              <table:table-cell office:value-type="float" office:value="0.138112">
                <text:p>0.138112</text:p>
              </table:table-cell>
            </table:table-row>
            <table:table-row>
              <table:table-cell office:value-type="string">
                <text:p>16:37:13</text:p>
              </table:table-cell>
              <table:table-cell office:value-type="float" office:value="0.830617">
                <text:p>0.830617</text:p>
              </table:table-cell>
              <table:table-cell office:value-type="float" office:value="0.168475">
                <text:p>0.168475</text:p>
              </table:table-cell>
            </table:table-row>
            <table:table-row>
              <table:table-cell office:value-type="string">
                <text:p>16:37:14</text:p>
              </table:table-cell>
              <table:table-cell office:value-type="float" office:value="0.709627">
                <text:p>0.709627</text:p>
              </table:table-cell>
              <table:table-cell office:value-type="float" office:value="0.187537">
                <text:p>0.187537</text:p>
              </table:table-cell>
            </table:table-row>
            <table:table-row>
              <table:table-cell office:value-type="string">
                <text:p>16:37:15</text:p>
              </table:table-cell>
              <table:table-cell office:value-type="float" office:value="0.729844">
                <text:p>0.729844</text:p>
              </table:table-cell>
              <table:table-cell office:value-type="float" office:value="0.137167">
                <text:p>0.137167</text:p>
              </table:table-cell>
            </table:table-row>
            <table:table-row>
              <table:table-cell office:value-type="string">
                <text:p>16:37:16</text:p>
              </table:table-cell>
              <table:table-cell office:value-type="float" office:value="0.812376">
                <text:p>0.812376</text:p>
              </table:table-cell>
              <table:table-cell office:value-type="float" office:value="0.119321">
                <text:p>0.119321</text:p>
              </table:table-cell>
            </table:table-row>
            <table:table-row>
              <table:table-cell office:value-type="string">
                <text:p>16:37:17</text:p>
              </table:table-cell>
              <table:table-cell office:value-type="float" office:value="0.779513">
                <text:p>0.779513</text:p>
              </table:table-cell>
              <table:table-cell office:value-type="float" office:value="0.088854">
                <text:p>0.088854</text:p>
              </table:table-cell>
            </table:table-row>
            <table:table-row>
              <table:table-cell office:value-type="string">
                <text:p>16:37:18</text:p>
              </table:table-cell>
              <table:table-cell office:value-type="float" office:value="0.765372">
                <text:p>0.765372</text:p>
              </table:table-cell>
              <table:table-cell office:value-type="float" office:value="0.115272">
                <text:p>0.115272</text:p>
              </table:table-cell>
            </table:table-row>
            <table:table-row>
              <table:table-cell office:value-type="string">
                <text:p>16:37:19</text:p>
              </table:table-cell>
              <table:table-cell office:value-type="float" office:value="0.921405">
                <text:p>0.921405</text:p>
              </table:table-cell>
              <table:table-cell office:value-type="float" office:value="0.168631">
                <text:p>0.168631</text:p>
              </table:table-cell>
            </table:table-row>
            <table:table-row>
              <table:table-cell office:value-type="string">
                <text:p>16:37:20</text:p>
              </table:table-cell>
              <table:table-cell office:value-type="float" office:value="0.837946">
                <text:p>0.837946</text:p>
              </table:table-cell>
              <table:table-cell office:value-type="float" office:value="0.098615">
                <text:p>0.098615</text:p>
              </table:table-cell>
            </table:table-row>
            <table:table-row>
              <table:table-cell office:value-type="string">
                <text:p>16:37:21</text:p>
              </table:table-cell>
              <table:table-cell office:value-type="float" office:value="0.785339">
                <text:p>0.785339</text:p>
              </table:table-cell>
              <table:table-cell office:value-type="float" office:value="0.156307">
                <text:p>0.156307</text:p>
              </table:table-cell>
            </table:table-row>
            <table:table-row>
              <table:table-cell office:value-type="string">
                <text:p>16:37:22</text:p>
              </table:table-cell>
              <table:table-cell office:value-type="float" office:value="0.730192">
                <text:p>0.730192</text:p>
              </table:table-cell>
              <table:table-cell office:value-type="float" office:value="0.107452">
                <text:p>0.107452</text:p>
              </table:table-cell>
            </table:table-row>
            <table:table-row>
              <table:table-cell office:value-type="string">
                <text:p>16:37:23</text:p>
              </table:table-cell>
              <table:table-cell office:value-type="float" office:value="0.790884">
                <text:p>0.790884</text:p>
              </table:table-cell>
              <table:table-cell office:value-type="float" office:value="0.191101">
                <text:p>0.191101</text:p>
              </table:table-cell>
            </table:table-row>
            <table:table-row>
              <table:table-cell office:value-type="string">
                <text:p>16:37:24</text:p>
              </table:table-cell>
              <table:table-cell office:value-type="float" office:value="0.758612">
                <text:p>0.758612</text:p>
              </table:table-cell>
              <table:table-cell office:value-type="float" office:value="0.128846">
                <text:p>0.128846</text:p>
              </table:table-cell>
            </table:table-row>
            <table:table-row>
              <table:table-cell office:value-type="string">
                <text:p>16:37:25</text:p>
              </table:table-cell>
              <table:table-cell office:value-type="float" office:value="0.648285">
                <text:p>0.648285</text:p>
              </table:table-cell>
              <table:table-cell office:value-type="float" office:value="0.121034">
                <text:p>0.121034</text:p>
              </table:table-cell>
            </table:table-row>
            <table:table-row>
              <table:table-cell office:value-type="string">
                <text:p>16:37:26</text:p>
              </table:table-cell>
              <table:table-cell office:value-type="float" office:value="0.860932">
                <text:p>0.860932</text:p>
              </table:table-cell>
              <table:table-cell office:value-type="float" office:value="0.153435">
                <text:p>0.153435</text:p>
              </table:table-cell>
            </table:table-row>
            <table:table-row>
              <table:table-cell office:value-type="string">
                <text:p>16:37:27</text:p>
              </table:table-cell>
              <table:table-cell office:value-type="float" office:value="0.821685">
                <text:p>0.821685</text:p>
              </table:table-cell>
              <table:table-cell office:value-type="float" office:value="0.082584">
                <text:p>0.082584</text:p>
              </table:table-cell>
            </table:table-row>
            <table:table-row>
              <table:table-cell office:value-type="string">
                <text:p>16:37:28</text:p>
              </table:table-cell>
              <table:table-cell office:value-type="float" office:value="0.632927">
                <text:p>0.632927</text:p>
              </table:table-cell>
              <table:table-cell office:value-type="float" office:value="0.082256">
                <text:p>0.082256</text:p>
              </table:table-cell>
            </table:table-row>
            <table:table-row>
              <table:table-cell office:value-type="string">
                <text:p>16:37:29</text:p>
              </table:table-cell>
              <table:table-cell office:value-type="float" office:value="0.726753">
                <text:p>0.726753</text:p>
              </table:table-cell>
              <table:table-cell office:value-type="float" office:value="0.092408">
                <text:p>0.092408</text:p>
              </table:table-cell>
            </table:table-row>
            <table:table-row>
              <table:table-cell office:value-type="string">
                <text:p>16:37:30</text:p>
              </table:table-cell>
              <table:table-cell office:value-type="float" office:value="0.615977">
                <text:p>0.615977</text:p>
              </table:table-cell>
              <table:table-cell office:value-type="float" office:value="0.093642">
                <text:p>0.093642</text:p>
              </table:table-cell>
            </table:table-row>
            <table:table-row>
              <table:table-cell office:value-type="string">
                <text:p>16:37:31</text:p>
              </table:table-cell>
              <table:table-cell office:value-type="float" office:value="0.753339">
                <text:p>0.753339</text:p>
              </table:table-cell>
              <table:table-cell office:value-type="float" office:value="0.169309">
                <text:p>0.169309</text:p>
              </table:table-cell>
            </table:table-row>
            <table:table-row>
              <table:table-cell office:value-type="string">
                <text:p>16:37:32</text:p>
              </table:table-cell>
              <table:table-cell office:value-type="float" office:value="0.810704">
                <text:p>0.810704</text:p>
              </table:table-cell>
              <table:table-cell office:value-type="float" office:value="0.138961">
                <text:p>0.138961</text:p>
              </table:table-cell>
            </table:table-row>
            <table:table-row>
              <table:table-cell office:value-type="string">
                <text:p>16:37:33</text:p>
              </table:table-cell>
              <table:table-cell office:value-type="float" office:value="0.762818">
                <text:p>0.762818</text:p>
              </table:table-cell>
              <table:table-cell office:value-type="float" office:value="0.170162">
                <text:p>0.170162</text:p>
              </table:table-cell>
            </table:table-row>
            <table:table-row>
              <table:table-cell office:value-type="string">
                <text:p>16:37:34</text:p>
              </table:table-cell>
              <table:table-cell office:value-type="float" office:value="0.838734">
                <text:p>0.838734</text:p>
              </table:table-cell>
              <table:table-cell office:value-type="float" office:value="0.122967">
                <text:p>0.122967</text:p>
              </table:table-cell>
            </table:table-row>
            <table:table-row>
              <table:table-cell office:value-type="string">
                <text:p>16:37:35</text:p>
              </table:table-cell>
              <table:table-cell office:value-type="float" office:value="0.8229">
                <text:p>0.8229</text:p>
              </table:table-cell>
              <table:table-cell office:value-type="float" office:value="0.12573">
                <text:p>0.12573</text:p>
              </table:table-cell>
            </table:table-row>
            <table:table-row>
              <table:table-cell office:value-type="string">
                <text:p>16:37:36</text:p>
              </table:table-cell>
              <table:table-cell office:value-type="float" office:value="0.800598">
                <text:p>0.800598</text:p>
              </table:table-cell>
              <table:table-cell office:value-type="float" office:value="0.138199">
                <text:p>0.138199</text:p>
              </table:table-cell>
            </table:table-row>
            <table:table-row>
              <table:table-cell office:value-type="string">
                <text:p>16:37:37</text:p>
              </table:table-cell>
              <table:table-cell office:value-type="float" office:value="0.712294">
                <text:p>0.712294</text:p>
              </table:table-cell>
              <table:table-cell office:value-type="float" office:value="0.133509">
                <text:p>0.133509</text:p>
              </table:table-cell>
            </table:table-row>
            <table:table-row>
              <table:table-cell office:value-type="string">
                <text:p>16:37:38</text:p>
              </table:table-cell>
              <table:table-cell office:value-type="float" office:value="0.731895">
                <text:p>0.731895</text:p>
              </table:table-cell>
              <table:table-cell office:value-type="float" office:value="0.145662">
                <text:p>0.145662</text:p>
              </table:table-cell>
            </table:table-row>
            <table:table-row>
              <table:table-cell office:value-type="string">
                <text:p>16:37:39</text:p>
              </table:table-cell>
              <table:table-cell office:value-type="float" office:value="0.788463">
                <text:p>0.788463</text:p>
              </table:table-cell>
              <table:table-cell office:value-type="float" office:value="0.092693">
                <text:p>0.092693</text:p>
              </table:table-cell>
            </table:table-row>
            <table:table-row>
              <table:table-cell office:value-type="string">
                <text:p>16:37:40</text:p>
              </table:table-cell>
              <table:table-cell office:value-type="float" office:value="0.733337">
                <text:p>0.733337</text:p>
              </table:table-cell>
              <table:table-cell office:value-type="float" office:value="0.139813">
                <text:p>0.139813</text:p>
              </table:table-cell>
            </table:table-row>
            <table:table-row>
              <table:table-cell office:value-type="string">
                <text:p>16:37:41</text:p>
              </table:table-cell>
              <table:table-cell office:value-type="float" office:value="0.789216">
                <text:p>0.789216</text:p>
              </table:table-cell>
              <table:table-cell office:value-type="float" office:value="0.142025">
                <text:p>0.142025</text:p>
              </table:table-cell>
            </table:table-row>
            <table:table-row>
              <table:table-cell office:value-type="string">
                <text:p>16:37:42</text:p>
              </table:table-cell>
              <table:table-cell office:value-type="float" office:value="0.795103">
                <text:p>0.795103</text:p>
              </table:table-cell>
              <table:table-cell office:value-type="float" office:value="0.119887">
                <text:p>0.119887</text:p>
              </table:table-cell>
            </table:table-row>
            <table:table-row>
              <table:table-cell office:value-type="string">
                <text:p>16:37:43</text:p>
              </table:table-cell>
              <table:table-cell office:value-type="float" office:value="0.823109">
                <text:p>0.823109</text:p>
              </table:table-cell>
              <table:table-cell office:value-type="float" office:value="0.114593">
                <text:p>0.114593</text:p>
              </table:table-cell>
            </table:table-row>
            <table:table-row>
              <table:table-cell office:value-type="string">
                <text:p>16:37:44</text:p>
              </table:table-cell>
              <table:table-cell office:value-type="float" office:value="0.819065">
                <text:p>0.819065</text:p>
              </table:table-cell>
              <table:table-cell office:value-type="float" office:value="0.127641">
                <text:p>0.127641</text:p>
              </table:table-cell>
            </table:table-row>
            <table:table-row>
              <table:table-cell office:value-type="string">
                <text:p>16:37:45</text:p>
              </table:table-cell>
              <table:table-cell office:value-type="float" office:value="0.70147">
                <text:p>0.70147</text:p>
              </table:table-cell>
              <table:table-cell office:value-type="float" office:value="0.145745">
                <text:p>0.145745</text:p>
              </table:table-cell>
            </table:table-row>
            <table:table-row>
              <table:table-cell office:value-type="string">
                <text:p>16:37:46</text:p>
              </table:table-cell>
              <table:table-cell office:value-type="float" office:value="0.864797">
                <text:p>0.864797</text:p>
              </table:table-cell>
              <table:table-cell office:value-type="float" office:value="0.106705">
                <text:p>0.106705</text:p>
              </table:table-cell>
            </table:table-row>
            <table:table-row>
              <table:table-cell office:value-type="string">
                <text:p>16:37:47</text:p>
              </table:table-cell>
              <table:table-cell office:value-type="float" office:value="0.960179">
                <text:p>0.960179</text:p>
              </table:table-cell>
              <table:table-cell office:value-type="float" office:value="0.107776">
                <text:p>0.107776</text:p>
              </table:table-cell>
            </table:table-row>
            <table:table-row>
              <table:table-cell office:value-type="string">
                <text:p>16:37:48</text:p>
              </table:table-cell>
              <table:table-cell office:value-type="float" office:value="1.302397">
                <text:p>1.302397</text:p>
              </table:table-cell>
              <table:table-cell office:value-type="float" office:value="0.118179">
                <text:p>0.118179</text:p>
              </table:table-cell>
            </table:table-row>
            <table:table-row>
              <table:table-cell office:value-type="string">
                <text:p>16:37:49</text:p>
              </table:table-cell>
              <table:table-cell office:value-type="float" office:value="1.650787">
                <text:p>1.650787</text:p>
              </table:table-cell>
              <table:table-cell office:value-type="float" office:value="0.093556">
                <text:p>0.093556</text:p>
              </table:table-cell>
            </table:table-row>
            <table:table-row>
              <table:table-cell office:value-type="string">
                <text:p>16:37:50</text:p>
              </table:table-cell>
              <table:table-cell office:value-type="float" office:value="1.00863">
                <text:p>1.00863</text:p>
              </table:table-cell>
              <table:table-cell office:value-type="float" office:value="0.080879">
                <text:p>0.080879</text:p>
              </table:table-cell>
            </table:table-row>
            <table:table-row>
              <table:table-cell office:value-type="string">
                <text:p>16:37:51</text:p>
              </table:table-cell>
              <table:table-cell office:value-type="float" office:value="0.854577">
                <text:p>0.854577</text:p>
              </table:table-cell>
              <table:table-cell office:value-type="float" office:value="0.140623">
                <text:p>0.140623</text:p>
              </table:table-cell>
            </table:table-row>
            <table:table-row>
              <table:table-cell office:value-type="string">
                <text:p>16:37:52</text:p>
              </table:table-cell>
              <table:table-cell office:value-type="float" office:value="0.709044">
                <text:p>0.709044</text:p>
              </table:table-cell>
              <table:table-cell office:value-type="float" office:value="0.098275">
                <text:p>0.098275</text:p>
              </table:table-cell>
            </table:table-row>
            <table:table-row>
              <table:table-cell office:value-type="string">
                <text:p>16:37:53</text:p>
              </table:table-cell>
              <table:table-cell office:value-type="float" office:value="0.735351">
                <text:p>0.735351</text:p>
              </table:table-cell>
              <table:table-cell office:value-type="float" office:value="0.176573">
                <text:p>0.176573</text:p>
              </table:table-cell>
            </table:table-row>
            <table:table-row>
              <table:table-cell office:value-type="string">
                <text:p>16:37:54</text:p>
              </table:table-cell>
              <table:table-cell office:value-type="float" office:value="0.689055">
                <text:p>0.689055</text:p>
              </table:table-cell>
              <table:table-cell office:value-type="float" office:value="0.14873">
                <text:p>0.14873</text:p>
              </table:table-cell>
            </table:table-row>
            <table:table-row>
              <table:table-cell office:value-type="string">
                <text:p>16:37:55</text:p>
              </table:table-cell>
              <table:table-cell office:value-type="float" office:value="0.76731">
                <text:p>0.76731</text:p>
              </table:table-cell>
              <table:table-cell office:value-type="float" office:value="0.145152">
                <text:p>0.145152</text:p>
              </table:table-cell>
            </table:table-row>
            <table:table-row>
              <table:table-cell office:value-type="string">
                <text:p>16:37:56</text:p>
              </table:table-cell>
              <table:table-cell office:value-type="float" office:value="0.791839">
                <text:p>0.791839</text:p>
              </table:table-cell>
              <table:table-cell office:value-type="float" office:value="0.084317">
                <text:p>0.084317</text:p>
              </table:table-cell>
            </table:table-row>
            <table:table-row>
              <table:table-cell office:value-type="string">
                <text:p>16:37:57</text:p>
              </table:table-cell>
              <table:table-cell office:value-type="float" office:value="0.784457">
                <text:p>0.784457</text:p>
              </table:table-cell>
              <table:table-cell office:value-type="float" office:value="0.140068">
                <text:p>0.140068</text:p>
              </table:table-cell>
            </table:table-row>
            <table:table-row>
              <table:table-cell office:value-type="string">
                <text:p>16:37:58</text:p>
              </table:table-cell>
              <table:table-cell office:value-type="float" office:value="0.765561">
                <text:p>0.765561</text:p>
              </table:table-cell>
              <table:table-cell office:value-type="float" office:value="0.112782">
                <text:p>0.112782</text:p>
              </table:table-cell>
            </table:table-row>
            <table:table-row>
              <table:table-cell office:value-type="string">
                <text:p>16:37:59</text:p>
              </table:table-cell>
              <table:table-cell office:value-type="float" office:value="0.908328">
                <text:p>0.908328</text:p>
              </table:table-cell>
              <table:table-cell office:value-type="float" office:value="0.103906">
                <text:p>0.103906</text:p>
              </table:table-cell>
            </table:table-row>
            <table:table-row>
              <table:table-cell office:value-type="string">
                <text:p>16:38:00</text:p>
              </table:table-cell>
              <table:table-cell office:value-type="float" office:value="0.880037">
                <text:p>0.880037</text:p>
              </table:table-cell>
              <table:table-cell office:value-type="float" office:value="0.125643">
                <text:p>0.125643</text:p>
              </table:table-cell>
            </table:table-row>
            <table:table-row>
              <table:table-cell office:value-type="string">
                <text:p>16:38:01</text:p>
              </table:table-cell>
              <table:table-cell office:value-type="float" office:value="1.081473">
                <text:p>1.081473</text:p>
              </table:table-cell>
              <table:table-cell office:value-type="float" office:value="0.165813">
                <text:p>0.165813</text:p>
              </table:table-cell>
            </table:table-row>
            <table:table-row>
              <table:table-cell office:value-type="string">
                <text:p>16:38:02</text:p>
              </table:table-cell>
              <table:table-cell office:value-type="float" office:value="0.842981">
                <text:p>0.842981</text:p>
              </table:table-cell>
              <table:table-cell office:value-type="float" office:value="0.16343">
                <text:p>0.16343</text:p>
              </table:table-cell>
            </table:table-row>
            <table:table-row>
              <table:table-cell office:value-type="string">
                <text:p>16:38:03</text:p>
              </table:table-cell>
              <table:table-cell office:value-type="float" office:value="0.928872">
                <text:p>0.928872</text:p>
              </table:table-cell>
              <table:table-cell office:value-type="float" office:value="0.135714">
                <text:p>0.135714</text:p>
              </table:table-cell>
            </table:table-row>
            <table:table-row>
              <table:table-cell office:value-type="string">
                <text:p>16:38:04</text:p>
              </table:table-cell>
              <table:table-cell office:value-type="float" office:value="0.736019">
                <text:p>0.736019</text:p>
              </table:table-cell>
              <table:table-cell office:value-type="float" office:value="0.166328">
                <text:p>0.166328</text:p>
              </table:table-cell>
            </table:table-row>
            <table:table-row>
              <table:table-cell office:value-type="string">
                <text:p>16:38:05</text:p>
              </table:table-cell>
              <table:table-cell office:value-type="float" office:value="0.745013">
                <text:p>0.745013</text:p>
              </table:table-cell>
              <table:table-cell office:value-type="float" office:value="0.15155">
                <text:p>0.15155</text:p>
              </table:table-cell>
            </table:table-row>
            <table:table-row>
              <table:table-cell office:value-type="string">
                <text:p>16:38:06</text:p>
              </table:table-cell>
              <table:table-cell office:value-type="float" office:value="0.799064">
                <text:p>0.799064</text:p>
              </table:table-cell>
              <table:table-cell office:value-type="float" office:value="0.117834">
                <text:p>0.117834</text:p>
              </table:table-cell>
            </table:table-row>
            <table:table-row>
              <table:table-cell office:value-type="string">
                <text:p>16:38:07</text:p>
              </table:table-cell>
              <table:table-cell office:value-type="float" office:value="0.902822">
                <text:p>0.902822</text:p>
              </table:table-cell>
              <table:table-cell office:value-type="float" office:value="0.146937">
                <text:p>0.146937</text:p>
              </table:table-cell>
            </table:table-row>
            <table:table-row>
              <table:table-cell office:value-type="string">
                <text:p>16:38:08</text:p>
              </table:table-cell>
              <table:table-cell office:value-type="float" office:value="0.753257">
                <text:p>0.753257</text:p>
              </table:table-cell>
              <table:table-cell office:value-type="float" office:value="0.140626">
                <text:p>0.140626</text:p>
              </table:table-cell>
            </table:table-row>
            <table:table-row>
              <table:table-cell office:value-type="string">
                <text:p>16:38:09</text:p>
              </table:table-cell>
              <table:table-cell office:value-type="float" office:value="0.805942">
                <text:p>0.805942</text:p>
              </table:table-cell>
              <table:table-cell office:value-type="float" office:value="0.127326">
                <text:p>0.127326</text:p>
              </table:table-cell>
            </table:table-row>
            <table:table-row>
              <table:table-cell office:value-type="string">
                <text:p>16:38:10</text:p>
              </table:table-cell>
              <table:table-cell office:value-type="float" office:value="0.942782">
                <text:p>0.942782</text:p>
              </table:table-cell>
              <table:table-cell office:value-type="float" office:value="0.125315">
                <text:p>0.125315</text:p>
              </table:table-cell>
            </table:table-row>
            <table:table-row>
              <table:table-cell office:value-type="string">
                <text:p>16:38:11</text:p>
              </table:table-cell>
              <table:table-cell office:value-type="float" office:value="0.873501">
                <text:p>0.873501</text:p>
              </table:table-cell>
              <table:table-cell office:value-type="float" office:value="0.13311">
                <text:p>0.13311</text:p>
              </table:table-cell>
            </table:table-row>
            <table:table-row>
              <table:table-cell office:value-type="string">
                <text:p>16:38:12</text:p>
              </table:table-cell>
              <table:table-cell office:value-type="float" office:value="0.820911">
                <text:p>0.820911</text:p>
              </table:table-cell>
              <table:table-cell office:value-type="float" office:value="0.114925">
                <text:p>0.114925</text:p>
              </table:table-cell>
            </table:table-row>
            <table:table-row>
              <table:table-cell office:value-type="string">
                <text:p>16:38:13</text:p>
              </table:table-cell>
              <table:table-cell office:value-type="float" office:value="0.770587">
                <text:p>0.770587</text:p>
              </table:table-cell>
              <table:table-cell office:value-type="float" office:value="0.098221">
                <text:p>0.098221</text:p>
              </table:table-cell>
            </table:table-row>
            <table:table-row>
              <table:table-cell office:value-type="string">
                <text:p>16:38:14</text:p>
              </table:table-cell>
              <table:table-cell office:value-type="float" office:value="1.143002">
                <text:p>1.143002</text:p>
              </table:table-cell>
              <table:table-cell office:value-type="float" office:value="0.08806">
                <text:p>0.08806</text:p>
              </table:table-cell>
            </table:table-row>
            <table:table-row>
              <table:table-cell office:value-type="string">
                <text:p>16:38:15</text:p>
              </table:table-cell>
              <table:table-cell office:value-type="float" office:value="1.568194">
                <text:p>1.568194</text:p>
              </table:table-cell>
              <table:table-cell office:value-type="float" office:value="0.069689">
                <text:p>0.069689</text:p>
              </table:table-cell>
            </table:table-row>
            <table:table-row>
              <table:table-cell office:value-type="string">
                <text:p>16:38:16</text:p>
              </table:table-cell>
              <table:table-cell office:value-type="float" office:value="1.486093">
                <text:p>1.486093</text:p>
              </table:table-cell>
              <table:table-cell office:value-type="float" office:value="0.075754">
                <text:p>0.075754</text:p>
              </table:table-cell>
            </table:table-row>
            <table:table-row>
              <table:table-cell office:value-type="string">
                <text:p>16:38:17</text:p>
              </table:table-cell>
              <table:table-cell office:value-type="float" office:value="4.497631">
                <text:p>4.497631</text:p>
              </table:table-cell>
              <table:table-cell office:value-type="float" office:value="0.096896">
                <text:p>0.096896</text:p>
              </table:table-cell>
            </table:table-row>
            <table:table-row>
              <table:table-cell office:value-type="string">
                <text:p>16:38:18</text:p>
              </table:table-cell>
              <table:table-cell office:value-type="float" office:value="6.118164">
                <text:p>6.118164</text:p>
              </table:table-cell>
              <table:table-cell office:value-type="float" office:value="0.065997">
                <text:p>0.065997</text:p>
              </table:table-cell>
            </table:table-row>
            <table:table-row>
              <table:table-cell office:value-type="string">
                <text:p>16:38:19</text:p>
              </table:table-cell>
              <table:table-cell office:value-type="float" office:value="5.876138">
                <text:p>5.876138</text:p>
              </table:table-cell>
              <table:table-cell office:value-type="float" office:value="0.066793">
                <text:p>0.066793</text:p>
              </table:table-cell>
            </table:table-row>
            <table:table-row>
              <table:table-cell office:value-type="string">
                <text:p>16:38:20</text:p>
              </table:table-cell>
              <table:table-cell office:value-type="float" office:value="6.038427">
                <text:p>6.038427</text:p>
              </table:table-cell>
              <table:table-cell office:value-type="float" office:value="0.026186">
                <text:p>0.026186</text:p>
              </table:table-cell>
            </table:table-row>
            <table:table-row>
              <table:table-cell office:value-type="string">
                <text:p>16:38:21</text:p>
              </table:table-cell>
              <table:table-cell office:value-type="float" office:value="5.675799">
                <text:p>5.675799</text:p>
              </table:table-cell>
              <table:table-cell office:value-type="float" office:value="0.031926">
                <text:p>0.031926</text:p>
              </table:table-cell>
            </table:table-row>
            <table:table-row>
              <table:table-cell office:value-type="string">
                <text:p>16:38:22</text:p>
              </table:table-cell>
              <table:table-cell office:value-type="float" office:value="5.371091">
                <text:p>5.371091</text:p>
              </table:table-cell>
              <table:table-cell office:value-type="float" office:value="0.019442">
                <text:p>0.019442</text:p>
              </table:table-cell>
            </table:table-row>
            <table:table-row>
              <table:table-cell office:value-type="string">
                <text:p>16:38:23</text:p>
              </table:table-cell>
              <table:table-cell office:value-type="float" office:value="5.405049">
                <text:p>5.405049</text:p>
              </table:table-cell>
              <table:table-cell office:value-type="float" office:value="0.014007">
                <text:p>0.014007</text:p>
              </table:table-cell>
            </table:table-row>
            <table:table-row>
              <table:table-cell office:value-type="string">
                <text:p>16:38:24</text:p>
              </table:table-cell>
              <table:table-cell office:value-type="float" office:value="5.266984">
                <text:p>5.266984</text:p>
              </table:table-cell>
              <table:table-cell office:value-type="float" office:value="0.009471">
                <text:p>0.009471</text:p>
              </table:table-cell>
            </table:table-row>
            <table:table-row>
              <table:table-cell office:value-type="string">
                <text:p>16:38:25</text:p>
              </table:table-cell>
              <table:table-cell office:value-type="float" office:value="5.22307">
                <text:p>5.22307</text:p>
              </table:table-cell>
              <table:table-cell office:value-type="float" office:value="0.005463">
                <text:p>0.005463</text:p>
              </table:table-cell>
            </table:table-row>
            <table:table-row>
              <table:table-cell office:value-type="string">
                <text:p>16:38:26</text:p>
              </table:table-cell>
              <table:table-cell office:value-type="float" office:value="4.491382">
                <text:p>4.491382</text:p>
              </table:table-cell>
              <table:table-cell office:value-type="float" office:value="0.006237">
                <text:p>0.006237</text:p>
              </table:table-cell>
            </table:table-row>
            <table:table-row>
              <table:table-cell office:value-type="string">
                <text:p>16:38:27</text:p>
              </table:table-cell>
              <table:table-cell office:value-type="float" office:value="5.100407">
                <text:p>5.100407</text:p>
              </table:table-cell>
              <table:table-cell office:value-type="float" office:value="0.005558">
                <text:p>0.005558</text:p>
              </table:table-cell>
            </table:table-row>
            <table:table-row>
              <table:table-cell office:value-type="string">
                <text:p>16:38:28</text:p>
              </table:table-cell>
              <table:table-cell office:value-type="float" office:value="5.017605">
                <text:p>5.017605</text:p>
              </table:table-cell>
              <table:table-cell office:value-type="float" office:value="0.010615">
                <text:p>0.010615</text:p>
              </table:table-cell>
            </table:table-row>
            <table:table-row>
              <table:table-cell office:value-type="string">
                <text:p>16:38:29</text:p>
              </table:table-cell>
              <table:table-cell office:value-type="float" office:value="4.725635">
                <text:p>4.725635</text:p>
              </table:table-cell>
              <table:table-cell office:value-type="float" office:value="0.005329">
                <text:p>0.005329</text:p>
              </table:table-cell>
            </table:table-row>
            <table:table-row>
              <table:table-cell office:value-type="string">
                <text:p>16:38:30</text:p>
              </table:table-cell>
              <table:table-cell office:value-type="float" office:value="4.949194">
                <text:p>4.949194</text:p>
              </table:table-cell>
              <table:table-cell office:value-type="float" office:value="0.00652">
                <text:p>0.00652</text:p>
              </table:table-cell>
            </table:table-row>
            <table:table-row>
              <table:table-cell office:value-type="string">
                <text:p>16:38:31</text:p>
              </table:table-cell>
              <table:table-cell office:value-type="float" office:value="4.47174">
                <text:p>4.47174</text:p>
              </table:table-cell>
              <table:table-cell office:value-type="float" office:value="0.006994">
                <text:p>0.006994</text:p>
              </table:table-cell>
            </table:table-row>
            <table:table-row>
              <table:table-cell office:value-type="string">
                <text:p>16:38:32</text:p>
              </table:table-cell>
              <table:table-cell office:value-type="float" office:value="4.701511">
                <text:p>4.701511</text:p>
              </table:table-cell>
              <table:table-cell office:value-type="float" office:value="0.007599">
                <text:p>0.007599</text:p>
              </table:table-cell>
            </table:table-row>
            <table:table-row>
              <table:table-cell office:value-type="string">
                <text:p>16:38:33</text:p>
              </table:table-cell>
              <table:table-cell office:value-type="float" office:value="2.868172">
                <text:p>2.868172</text:p>
              </table:table-cell>
              <table:table-cell office:value-type="float" office:value="0.005193">
                <text:p>0.005193</text:p>
              </table:table-cell>
            </table:table-row>
            <table:table-row>
              <table:table-cell office:value-type="string">
                <text:p>16:38:34</text:p>
              </table:table-cell>
              <table:table-cell office:value-type="float" office:value="6.601776">
                <text:p>6.601776</text:p>
              </table:table-cell>
              <table:table-cell office:value-type="float" office:value="0.007781">
                <text:p>0.007781</text:p>
              </table:table-cell>
            </table:table-row>
            <table:table-row>
              <table:table-cell office:value-type="string">
                <text:p>16:38:35</text:p>
              </table:table-cell>
              <table:table-cell office:value-type="float" office:value="3.752205">
                <text:p>3.752205</text:p>
              </table:table-cell>
              <table:table-cell office:value-type="float" office:value="0.004902">
                <text:p>0.004902</text:p>
              </table:table-cell>
            </table:table-row>
            <table:table-row>
              <table:table-cell office:value-type="string">
                <text:p>16:38:36</text:p>
              </table:table-cell>
              <table:table-cell office:value-type="float" office:value="3.437399">
                <text:p>3.437399</text:p>
              </table:table-cell>
              <table:table-cell office:value-type="float" office:value="0.014137">
                <text:p>0.014137</text:p>
              </table:table-cell>
            </table:table-row>
            <table:table-row>
              <table:table-cell office:value-type="string">
                <text:p>16:38:37</text:p>
              </table:table-cell>
              <table:table-cell office:value-type="float" office:value="5.35072">
                <text:p>5.35072</text:p>
              </table:table-cell>
              <table:table-cell office:value-type="float" office:value="0.008434">
                <text:p>0.008434</text:p>
              </table:table-cell>
            </table:table-row>
            <table:table-row>
              <table:table-cell office:value-type="string">
                <text:p>16:38:38</text:p>
              </table:table-cell>
              <table:table-cell office:value-type="float" office:value="5.684663">
                <text:p>5.684663</text:p>
              </table:table-cell>
              <table:table-cell office:value-type="float" office:value="0.003713">
                <text:p>0.003713</text:p>
              </table:table-cell>
            </table:table-row>
            <table:table-row>
              <table:table-cell office:value-type="string">
                <text:p>16:38:39</text:p>
              </table:table-cell>
              <table:table-cell office:value-type="float" office:value="3.381599">
                <text:p>3.381599</text:p>
              </table:table-cell>
              <table:table-cell office:value-type="float" office:value="0.004808">
                <text:p>0.004808</text:p>
              </table:table-cell>
            </table:table-row>
            <table:table-row>
              <table:table-cell office:value-type="string">
                <text:p>16:38:40</text:p>
              </table:table-cell>
              <table:table-cell office:value-type="float" office:value="3.75129">
                <text:p>3.75129</text:p>
              </table:table-cell>
              <table:table-cell office:value-type="float" office:value="0.004961">
                <text:p>0.004961</text:p>
              </table:table-cell>
            </table:table-row>
            <table:table-row>
              <table:table-cell office:value-type="string">
                <text:p>16:38:41</text:p>
              </table:table-cell>
              <table:table-cell office:value-type="float" office:value="4.388654">
                <text:p>4.388654</text:p>
              </table:table-cell>
              <table:table-cell office:value-type="float" office:value="0.007764">
                <text:p>0.007764</text:p>
              </table:table-cell>
            </table:table-row>
            <table:table-row>
              <table:table-cell office:value-type="string">
                <text:p>16:38:42</text:p>
              </table:table-cell>
              <table:table-cell office:value-type="float" office:value="0.872181">
                <text:p>0.872181</text:p>
              </table:table-cell>
              <table:table-cell office:value-type="float" office:value="0.005685">
                <text:p>0.005685</text:p>
              </table:table-cell>
            </table:table-row>
            <table:table-row>
              <table:table-cell office:value-type="string">
                <text:p>16:38:43</text:p>
              </table:table-cell>
              <table:table-cell office:value-type="float" office:value="6.405932">
                <text:p>6.405932</text:p>
              </table:table-cell>
              <table:table-cell office:value-type="float" office:value="0.003624">
                <text:p>0.003624</text:p>
              </table:table-cell>
            </table:table-row>
            <table:table-row>
              <table:table-cell office:value-type="string">
                <text:p>16:38:44</text:p>
              </table:table-cell>
              <table:table-cell office:value-type="float" office:value="2.090658">
                <text:p>2.090658</text:p>
              </table:table-cell>
              <table:table-cell office:value-type="float" office:value="0.005377">
                <text:p>0.005377</text:p>
              </table:table-cell>
            </table:table-row>
            <table:table-row>
              <table:table-cell office:value-type="string">
                <text:p>16:38:45</text:p>
              </table:table-cell>
              <table:table-cell office:value-type="float" office:value="2.291039">
                <text:p>2.291039</text:p>
              </table:table-cell>
              <table:table-cell office:value-type="float" office:value="0.002767">
                <text:p>0.002767</text:p>
              </table:table-cell>
            </table:table-row>
            <table:table-row>
              <table:table-cell office:value-type="string">
                <text:p>16:38:46</text:p>
              </table:table-cell>
              <table:table-cell office:value-type="float" office:value="8.165958">
                <text:p>8.165958</text:p>
              </table:table-cell>
              <table:table-cell office:value-type="float" office:value="0.002824">
                <text:p>0.002824</text:p>
              </table:table-cell>
            </table:table-row>
            <table:table-row>
              <table:table-cell office:value-type="string">
                <text:p>16:38:47</text:p>
              </table:table-cell>
              <table:table-cell office:value-type="float" office:value="3.657172">
                <text:p>3.657172</text:p>
              </table:table-cell>
              <table:table-cell office:value-type="float" office:value="0.003049">
                <text:p>0.003049</text:p>
              </table:table-cell>
            </table:table-row>
            <table:table-row>
              <table:table-cell office:value-type="string">
                <text:p>16:38:48</text:p>
              </table:table-cell>
              <table:table-cell office:value-type="float" office:value="4.255491">
                <text:p>4.255491</text:p>
              </table:table-cell>
              <table:table-cell office:value-type="float" office:value="0.006466">
                <text:p>0.006466</text:p>
              </table:table-cell>
            </table:table-row>
            <table:table-row>
              <table:table-cell office:value-type="string">
                <text:p>16:38:49</text:p>
              </table:table-cell>
              <table:table-cell office:value-type="float" office:value="3.394811">
                <text:p>3.394811</text:p>
              </table:table-cell>
              <table:table-cell office:value-type="float" office:value="0.005065">
                <text:p>0.005065</text:p>
              </table:table-cell>
            </table:table-row>
            <table:table-row>
              <table:table-cell office:value-type="string">
                <text:p>16:38:50</text:p>
              </table:table-cell>
              <table:table-cell office:value-type="float" office:value="3.04216">
                <text:p>3.04216</text:p>
              </table:table-cell>
              <table:table-cell office:value-type="float" office:value="0.007635">
                <text:p>0.007635</text:p>
              </table:table-cell>
            </table:table-row>
            <table:table-row>
              <table:table-cell office:value-type="string">
                <text:p>16:38:51</text:p>
              </table:table-cell>
              <table:table-cell office:value-type="float" office:value="3.677845">
                <text:p>3.677845</text:p>
              </table:table-cell>
              <table:table-cell office:value-type="float" office:value="0.006081">
                <text:p>0.006081</text:p>
              </table:table-cell>
            </table:table-row>
            <table:table-row>
              <table:table-cell office:value-type="string">
                <text:p>16:38:52</text:p>
              </table:table-cell>
              <table:table-cell office:value-type="float" office:value="4.376293">
                <text:p>4.376293</text:p>
              </table:table-cell>
              <table:table-cell office:value-type="float" office:value="0.006197">
                <text:p>0.006197</text:p>
              </table:table-cell>
            </table:table-row>
            <table:table-row>
              <table:table-cell office:value-type="string">
                <text:p>16:38:53</text:p>
              </table:table-cell>
              <table:table-cell office:value-type="float" office:value="3.637138">
                <text:p>3.637138</text:p>
              </table:table-cell>
              <table:table-cell office:value-type="float" office:value="0.004799">
                <text:p>0.004799</text:p>
              </table:table-cell>
            </table:table-row>
            <table:table-row>
              <table:table-cell office:value-type="string">
                <text:p>16:38:54</text:p>
              </table:table-cell>
              <table:table-cell office:value-type="float" office:value="4.109234">
                <text:p>4.109234</text:p>
              </table:table-cell>
              <table:table-cell office:value-type="float" office:value="0.005964">
                <text:p>0.005964</text:p>
              </table:table-cell>
            </table:table-row>
            <table:table-row>
              <table:table-cell office:value-type="string">
                <text:p>16:38:55</text:p>
              </table:table-cell>
              <table:table-cell office:value-type="float" office:value="3.342069">
                <text:p>3.342069</text:p>
              </table:table-cell>
              <table:table-cell office:value-type="float" office:value="0.006026">
                <text:p>0.006026</text:p>
              </table:table-cell>
            </table:table-row>
            <table:table-row>
              <table:table-cell office:value-type="string">
                <text:p>16:38:56</text:p>
              </table:table-cell>
              <table:table-cell office:value-type="float" office:value="4.749167">
                <text:p>4.749167</text:p>
              </table:table-cell>
              <table:table-cell office:value-type="float" office:value="0.005562">
                <text:p>0.005562</text:p>
              </table:table-cell>
            </table:table-row>
            <table:table-row>
              <table:table-cell office:value-type="string">
                <text:p>16:38:57</text:p>
              </table:table-cell>
              <table:table-cell office:value-type="float" office:value="3.796275">
                <text:p>3.796275</text:p>
              </table:table-cell>
              <table:table-cell office:value-type="float" office:value="0.004782">
                <text:p>0.004782</text:p>
              </table:table-cell>
            </table:table-row>
            <table:table-row>
              <table:table-cell office:value-type="string">
                <text:p>16:38:58</text:p>
              </table:table-cell>
              <table:table-cell office:value-type="float" office:value="4.218463">
                <text:p>4.218463</text:p>
              </table:table-cell>
              <table:table-cell office:value-type="float" office:value="0.011144">
                <text:p>0.011144</text:p>
              </table:table-cell>
            </table:table-row>
            <table:table-row>
              <table:table-cell office:value-type="string">
                <text:p>16:38:59</text:p>
              </table:table-cell>
              <table:table-cell office:value-type="float" office:value="3.269376">
                <text:p>3.269376</text:p>
              </table:table-cell>
              <table:table-cell office:value-type="float" office:value="0.007457">
                <text:p>0.007457</text:p>
              </table:table-cell>
            </table:table-row>
            <table:table-row>
              <table:table-cell office:value-type="string">
                <text:p>16:39:00</text:p>
              </table:table-cell>
              <table:table-cell office:value-type="float" office:value="3.074115">
                <text:p>3.074115</text:p>
              </table:table-cell>
              <table:table-cell office:value-type="float" office:value="0.005838">
                <text:p>0.005838</text:p>
              </table:table-cell>
            </table:table-row>
            <table:table-row>
              <table:table-cell office:value-type="string">
                <text:p>16:39:01</text:p>
              </table:table-cell>
              <table:table-cell office:value-type="float" office:value="3.265227">
                <text:p>3.265227</text:p>
              </table:table-cell>
              <table:table-cell office:value-type="float" office:value="0.006985">
                <text:p>0.006985</text:p>
              </table:table-cell>
            </table:table-row>
            <table:table-row>
              <table:table-cell office:value-type="string">
                <text:p>16:39:02</text:p>
              </table:table-cell>
              <table:table-cell office:value-type="float" office:value="3.150101">
                <text:p>3.150101</text:p>
              </table:table-cell>
              <table:table-cell office:value-type="float" office:value="0.006551">
                <text:p>0.006551</text:p>
              </table:table-cell>
            </table:table-row>
            <table:table-row>
              <table:table-cell office:value-type="string">
                <text:p>16:39:03</text:p>
              </table:table-cell>
              <table:table-cell office:value-type="float" office:value="2.960367">
                <text:p>2.960367</text:p>
              </table:table-cell>
              <table:table-cell office:value-type="float" office:value="0.007893">
                <text:p>0.007893</text:p>
              </table:table-cell>
            </table:table-row>
            <table:table-row>
              <table:table-cell office:value-type="string">
                <text:p>16:39:04</text:p>
              </table:table-cell>
              <table:table-cell office:value-type="float" office:value="2.253405">
                <text:p>2.253405</text:p>
              </table:table-cell>
              <table:table-cell office:value-type="float" office:value="0.005105">
                <text:p>0.005105</text:p>
              </table:table-cell>
            </table:table-row>
            <table:table-row>
              <table:table-cell office:value-type="string">
                <text:p>16:39:05</text:p>
              </table:table-cell>
              <table:table-cell office:value-type="float" office:value="2.372458">
                <text:p>2.372458</text:p>
              </table:table-cell>
              <table:table-cell office:value-type="float" office:value="0.005288">
                <text:p>0.005288</text:p>
              </table:table-cell>
            </table:table-row>
            <table:table-row>
              <table:table-cell office:value-type="string">
                <text:p>16:39:06</text:p>
              </table:table-cell>
              <table:table-cell office:value-type="float" office:value="2.194917">
                <text:p>2.194917</text:p>
              </table:table-cell>
              <table:table-cell office:value-type="float" office:value="0.006465">
                <text:p>0.006465</text:p>
              </table:table-cell>
            </table:table-row>
            <table:table-row>
              <table:table-cell office:value-type="string">
                <text:p>16:39:07</text:p>
              </table:table-cell>
              <table:table-cell office:value-type="float" office:value="1.811403">
                <text:p>1.811403</text:p>
              </table:table-cell>
              <table:table-cell office:value-type="float" office:value="0.006352">
                <text:p>0.006352</text:p>
              </table:table-cell>
            </table:table-row>
            <table:table-row>
              <table:table-cell office:value-type="string">
                <text:p>16:39:08</text:p>
              </table:table-cell>
              <table:table-cell office:value-type="float" office:value="1.413415">
                <text:p>1.413415</text:p>
              </table:table-cell>
              <table:table-cell office:value-type="float" office:value="0.006034">
                <text:p>0.006034</text:p>
              </table:table-cell>
            </table:table-row>
            <table:table-row>
              <table:table-cell office:value-type="string">
                <text:p>16:39:09</text:p>
              </table:table-cell>
              <table:table-cell office:value-type="float" office:value="2.2154">
                <text:p>2.2154</text:p>
              </table:table-cell>
              <table:table-cell office:value-type="float" office:value="0.005363">
                <text:p>0.005363</text:p>
              </table:table-cell>
            </table:table-row>
            <table:table-row>
              <table:table-cell office:value-type="string">
                <text:p>16:39:10</text:p>
              </table:table-cell>
              <table:table-cell office:value-type="float" office:value="1.797115">
                <text:p>1.797115</text:p>
              </table:table-cell>
              <table:table-cell office:value-type="float" office:value="0.006063">
                <text:p>0.006063</text:p>
              </table:table-cell>
            </table:table-row>
            <table:table-row>
              <table:table-cell office:value-type="string">
                <text:p>16:39:11</text:p>
              </table:table-cell>
              <table:table-cell office:value-type="float" office:value="1.959928">
                <text:p>1.959928</text:p>
              </table:table-cell>
              <table:table-cell office:value-type="float" office:value="0.005839">
                <text:p>0.005839</text:p>
              </table:table-cell>
            </table:table-row>
            <table:table-row>
              <table:table-cell office:value-type="string">
                <text:p>16:39:12</text:p>
              </table:table-cell>
              <table:table-cell office:value-type="float" office:value="2.04249">
                <text:p>2.04249</text:p>
              </table:table-cell>
              <table:table-cell office:value-type="float" office:value="0.006001">
                <text:p>0.006001</text:p>
              </table:table-cell>
            </table:table-row>
            <table:table-row>
              <table:table-cell office:value-type="string">
                <text:p>16:39:13</text:p>
              </table:table-cell>
              <table:table-cell office:value-type="float" office:value="1.86342">
                <text:p>1.86342</text:p>
              </table:table-cell>
              <table:table-cell office:value-type="float" office:value="0.007267">
                <text:p>0.007267</text:p>
              </table:table-cell>
            </table:table-row>
            <table:table-row>
              <table:table-cell office:value-type="string">
                <text:p>16:39:14</text:p>
              </table:table-cell>
              <table:table-cell office:value-type="float" office:value="1.682003">
                <text:p>1.682003</text:p>
              </table:table-cell>
              <table:table-cell office:value-type="float" office:value="0.005705">
                <text:p>0.005705</text:p>
              </table:table-cell>
            </table:table-row>
            <table:table-row>
              <table:table-cell office:value-type="string">
                <text:p>16:39:15</text:p>
              </table:table-cell>
              <table:table-cell office:value-type="float" office:value="1.974392">
                <text:p>1.974392</text:p>
              </table:table-cell>
              <table:table-cell office:value-type="float" office:value="0.005284">
                <text:p>0.005284</text:p>
              </table:table-cell>
            </table:table-row>
            <table:table-row>
              <table:table-cell office:value-type="string">
                <text:p>16:39:16</text:p>
              </table:table-cell>
              <table:table-cell office:value-type="float" office:value="1.183954">
                <text:p>1.183954</text:p>
              </table:table-cell>
              <table:table-cell office:value-type="float" office:value="0.006711">
                <text:p>0.006711</text:p>
              </table:table-cell>
            </table:table-row>
            <table:table-row>
              <table:table-cell office:value-type="string">
                <text:p>16:39:17</text:p>
              </table:table-cell>
              <table:table-cell office:value-type="float" office:value="0.913828">
                <text:p>0.913828</text:p>
              </table:table-cell>
              <table:table-cell office:value-type="float" office:value="0.011007">
                <text:p>0.011007</text:p>
              </table:table-cell>
            </table:table-row>
            <table:table-row>
              <table:table-cell office:value-type="string">
                <text:p>16:39:18</text:p>
              </table:table-cell>
              <table:table-cell office:value-type="float" office:value="0.383129">
                <text:p>0.383129</text:p>
              </table:table-cell>
              <table:table-cell office:value-type="float" office:value="0.007031">
                <text:p>0.007031</text:p>
              </table:table-cell>
            </table:table-row>
            <table:table-row>
              <table:table-cell office:value-type="string">
                <text:p>16:39:19</text:p>
              </table:table-cell>
              <table:table-cell office:value-type="float" office:value="0.040572">
                <text:p>0.040572</text:p>
              </table:table-cell>
              <table:table-cell office:value-type="float" office:value="0.007743">
                <text:p>0.007743</text:p>
              </table:table-cell>
            </table:table-row>
            <table:table-row>
              <table:table-cell office:value-type="string">
                <text:p>16:39:20</text:p>
              </table:table-cell>
              <table:table-cell office:value-type="float" office:value="0.059312">
                <text:p>0.059312</text:p>
              </table:table-cell>
              <table:table-cell office:value-type="float" office:value="0.008951">
                <text:p>0.008951</text:p>
              </table:table-cell>
            </table:table-row>
            <table:table-row>
              <table:table-cell office:value-type="string">
                <text:p>16:39:21</text:p>
              </table:table-cell>
              <table:table-cell office:value-type="float" office:value="0.037901">
                <text:p>0.037901</text:p>
              </table:table-cell>
              <table:table-cell office:value-type="float" office:value="0.00727">
                <text:p>0.00727</text:p>
              </table:table-cell>
            </table:table-row>
            <table:table-row>
              <table:table-cell office:value-type="string">
                <text:p>16:39:22</text:p>
              </table:table-cell>
              <table:table-cell office:value-type="float" office:value="0.057064">
                <text:p>0.057064</text:p>
              </table:table-cell>
              <table:table-cell office:value-type="float" office:value="0.008053">
                <text:p>0.008053</text:p>
              </table:table-cell>
            </table:table-row>
            <table:table-row>
              <table:table-cell office:value-type="string">
                <text:p>16:39:23</text:p>
              </table:table-cell>
              <table:table-cell office:value-type="float" office:value="0.049683">
                <text:p>0.049683</text:p>
              </table:table-cell>
              <table:table-cell office:value-type="float" office:value="0.006517">
                <text:p>0.006517</text:p>
              </table:table-cell>
            </table:table-row>
            <table:table-row>
              <table:table-cell office:value-type="string">
                <text:p>16:39:24</text:p>
              </table:table-cell>
              <table:table-cell office:value-type="float" office:value="0.044583">
                <text:p>0.044583</text:p>
              </table:table-cell>
              <table:table-cell office:value-type="float" office:value="0.007087">
                <text:p>0.007087</text:p>
              </table:table-cell>
            </table:table-row>
            <table:table-row>
              <table:table-cell office:value-type="string">
                <text:p>16:39:25</text:p>
              </table:table-cell>
              <table:table-cell office:value-type="float" office:value="0.060503">
                <text:p>0.060503</text:p>
              </table:table-cell>
              <table:table-cell office:value-type="float" office:value="0.007651">
                <text:p>0.007651</text:p>
              </table:table-cell>
            </table:table-row>
            <table:table-row>
              <table:table-cell office:value-type="string">
                <text:p>16:39:26</text:p>
              </table:table-cell>
              <table:table-cell office:value-type="float" office:value="0.952378">
                <text:p>0.952378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16:39:27</text:p>
              </table:table-cell>
              <table:table-cell office:value-type="float" office:value="0.533547">
                <text:p>0.533547</text:p>
              </table:table-cell>
              <table:table-cell office:value-type="float" office:value="0.006392">
                <text:p>0.006392</text:p>
              </table:table-cell>
            </table:table-row>
            <table:table-row>
              <table:table-cell office:value-type="string">
                <text:p>16:39:28</text:p>
              </table:table-cell>
              <table:table-cell office:value-type="float" office:value="0.037244">
                <text:p>0.037244</text:p>
              </table:table-cell>
              <table:table-cell office:value-type="float" office:value="0.006676">
                <text:p>0.006676</text:p>
              </table:table-cell>
            </table:table-row>
            <table:table-row>
              <table:table-cell office:value-type="string">
                <text:p>16:39:29</text:p>
              </table:table-cell>
              <table:table-cell office:value-type="float" office:value="0.140088">
                <text:p>0.140088</text:p>
              </table:table-cell>
              <table:table-cell office:value-type="float" office:value="0.006478">
                <text:p>0.006478</text:p>
              </table:table-cell>
            </table:table-row>
            <table:table-row>
              <table:table-cell office:value-type="string">
                <text:p>16:39:30</text:p>
              </table:table-cell>
              <table:table-cell office:value-type="float" office:value="0.154614">
                <text:p>0.154614</text:p>
              </table:table-cell>
              <table:table-cell office:value-type="float" office:value="0.006992">
                <text:p>0.006992</text:p>
              </table:table-cell>
            </table:table-row>
            <table:table-row>
              <table:table-cell office:value-type="string">
                <text:p>16:39:31</text:p>
              </table:table-cell>
              <table:table-cell office:value-type="float" office:value="0.162383">
                <text:p>0.162383</text:p>
              </table:table-cell>
              <table:table-cell office:value-type="float" office:value="0.011117">
                <text:p>0.011117</text:p>
              </table:table-cell>
            </table:table-row>
            <table:table-row>
              <table:table-cell office:value-type="string">
                <text:p>16:39:32</text:p>
              </table:table-cell>
              <table:table-cell office:value-type="float" office:value="0.153994">
                <text:p>0.153994</text:p>
              </table:table-cell>
              <table:table-cell office:value-type="float" office:value="0.013069">
                <text:p>0.013069</text:p>
              </table:table-cell>
            </table:table-row>
            <table:table-row>
              <table:table-cell office:value-type="string">
                <text:p>16:39:33</text:p>
              </table:table-cell>
              <table:table-cell office:value-type="float" office:value="0.363009">
                <text:p>0.363009</text:p>
              </table:table-cell>
              <table:table-cell office:value-type="float" office:value="0.011198">
                <text:p>0.011198</text:p>
              </table:table-cell>
            </table:table-row>
            <table:table-row>
              <table:table-cell office:value-type="string">
                <text:p>16:39:34</text:p>
              </table:table-cell>
              <table:table-cell office:value-type="float" office:value="0.078902">
                <text:p>0.078902</text:p>
              </table:table-cell>
              <table:table-cell office:value-type="float" office:value="0.006884">
                <text:p>0.006884</text:p>
              </table:table-cell>
            </table:table-row>
            <table:table-row>
              <table:table-cell office:value-type="string">
                <text:p>16:39:35</text:p>
              </table:table-cell>
              <table:table-cell office:value-type="float" office:value="0.052708">
                <text:p>0.052708</text:p>
              </table:table-cell>
              <table:table-cell office:value-type="float" office:value="0.007076">
                <text:p>0.007076</text:p>
              </table:table-cell>
            </table:table-row>
            <table:table-row>
              <table:table-cell office:value-type="string">
                <text:p>16:39:36</text:p>
              </table:table-cell>
              <table:table-cell office:value-type="float" office:value="0.066535">
                <text:p>0.066535</text:p>
              </table:table-cell>
              <table:table-cell office:value-type="float" office:value="0.008068">
                <text:p>0.008068</text:p>
              </table:table-cell>
            </table:table-row>
            <table:table-row>
              <table:table-cell office:value-type="string">
                <text:p>16:39:37</text:p>
              </table:table-cell>
              <table:table-cell office:value-type="float" office:value="0.207252">
                <text:p>0.207252</text:p>
              </table:table-cell>
              <table:table-cell office:value-type="float" office:value="0.013403">
                <text:p>0.013403</text:p>
              </table:table-cell>
            </table:table-row>
            <table:table-row>
              <table:table-cell office:value-type="string">
                <text:p>16:39:38</text:p>
              </table:table-cell>
              <table:table-cell office:value-type="float" office:value="0.201237">
                <text:p>0.201237</text:p>
              </table:table-cell>
              <table:table-cell office:value-type="float" office:value="0.013907">
                <text:p>0.013907</text:p>
              </table:table-cell>
            </table:table-row>
            <table:table-row>
              <table:table-cell office:value-type="string">
                <text:p>16:39:39</text:p>
              </table:table-cell>
              <table:table-cell office:value-type="float" office:value="0.165104">
                <text:p>0.165104</text:p>
              </table:table-cell>
              <table:table-cell office:value-type="float" office:value="0.012741">
                <text:p>0.012741</text:p>
              </table:table-cell>
            </table:table-row>
            <table:table-row>
              <table:table-cell office:value-type="string">
                <text:p>16:39:40</text:p>
              </table:table-cell>
              <table:table-cell office:value-type="float" office:value="0.191806">
                <text:p>0.191806</text:p>
              </table:table-cell>
              <table:table-cell office:value-type="float" office:value="0.017523">
                <text:p>0.017523</text:p>
              </table:table-cell>
            </table:table-row>
            <table:table-row>
              <table:table-cell office:value-type="string">
                <text:p>16:39:41</text:p>
              </table:table-cell>
              <table:table-cell office:value-type="float" office:value="0.215365">
                <text:p>0.215365</text:p>
              </table:table-cell>
              <table:table-cell office:value-type="float" office:value="0.020201">
                <text:p>0.020201</text:p>
              </table:table-cell>
            </table:table-row>
            <table:table-row>
              <table:table-cell office:value-type="string">
                <text:p>16:39:42</text:p>
              </table:table-cell>
              <table:table-cell office:value-type="float" office:value="0.241303">
                <text:p>0.241303</text:p>
              </table:table-cell>
              <table:table-cell office:value-type="float" office:value="0.011069">
                <text:p>0.011069</text:p>
              </table:table-cell>
            </table:table-row>
            <table:table-row>
              <table:table-cell office:value-type="string">
                <text:p>16:39:43</text:p>
              </table:table-cell>
              <table:table-cell office:value-type="float" office:value="0.143329">
                <text:p>0.143329</text:p>
              </table:table-cell>
              <table:table-cell office:value-type="float" office:value="0.015802">
                <text:p>0.015802</text:p>
              </table:table-cell>
            </table:table-row>
            <table:table-row>
              <table:table-cell office:value-type="string">
                <text:p>16:39:44</text:p>
              </table:table-cell>
              <table:table-cell office:value-type="float" office:value="0.164693">
                <text:p>0.164693</text:p>
              </table:table-cell>
              <table:table-cell office:value-type="float" office:value="0.016019">
                <text:p>0.016019</text:p>
              </table:table-cell>
            </table:table-row>
            <table:table-row>
              <table:table-cell office:value-type="string">
                <text:p>16:39:45</text:p>
              </table:table-cell>
              <table:table-cell office:value-type="float" office:value="0.143154">
                <text:p>0.143154</text:p>
              </table:table-cell>
              <table:table-cell office:value-type="float" office:value="0.015965">
                <text:p>0.015965</text:p>
              </table:table-cell>
            </table:table-row>
            <table:table-row>
              <table:table-cell office:value-type="string">
                <text:p>16:39:46</text:p>
              </table:table-cell>
              <table:table-cell office:value-type="float" office:value="0.256528">
                <text:p>0.256528</text:p>
              </table:table-cell>
              <table:table-cell office:value-type="float" office:value="0.029587">
                <text:p>0.029587</text:p>
              </table:table-cell>
            </table:table-row>
            <table:table-row>
              <table:table-cell office:value-type="string">
                <text:p>16:39:47</text:p>
              </table:table-cell>
              <table:table-cell office:value-type="float" office:value="0.329898">
                <text:p>0.329898</text:p>
              </table:table-cell>
              <table:table-cell office:value-type="float" office:value="0.028492">
                <text:p>0.028492</text:p>
              </table:table-cell>
            </table:table-row>
            <table:table-row>
              <table:table-cell office:value-type="string">
                <text:p>16:39:48</text:p>
              </table:table-cell>
              <table:table-cell office:value-type="float" office:value="0.314031">
                <text:p>0.314031</text:p>
              </table:table-cell>
              <table:table-cell office:value-type="float" office:value="0.025164">
                <text:p>0.025164</text:p>
              </table:table-cell>
            </table:table-row>
            <table:table-row>
              <table:table-cell office:value-type="string">
                <text:p>16:39:49</text:p>
              </table:table-cell>
              <table:table-cell office:value-type="float" office:value="0.263513">
                <text:p>0.263513</text:p>
              </table:table-cell>
              <table:table-cell office:value-type="float" office:value="0.022163">
                <text:p>0.022163</text:p>
              </table:table-cell>
            </table:table-row>
            <table:table-row>
              <table:table-cell office:value-type="string">
                <text:p>16:39:50</text:p>
              </table:table-cell>
              <table:table-cell office:value-type="float" office:value="0.322008">
                <text:p>0.322008</text:p>
              </table:table-cell>
              <table:table-cell office:value-type="float" office:value="0.034548">
                <text:p>0.034548</text:p>
              </table:table-cell>
            </table:table-row>
            <table:table-row>
              <table:table-cell office:value-type="string">
                <text:p>16:39:51</text:p>
              </table:table-cell>
              <table:table-cell office:value-type="float" office:value="0.361565">
                <text:p>0.361565</text:p>
              </table:table-cell>
              <table:table-cell office:value-type="float" office:value="0.034036">
                <text:p>0.034036</text:p>
              </table:table-cell>
            </table:table-row>
            <table:table-row>
              <table:table-cell office:value-type="string">
                <text:p>16:39:52</text:p>
              </table:table-cell>
              <table:table-cell office:value-type="float" office:value="0.382994">
                <text:p>0.382994</text:p>
              </table:table-cell>
              <table:table-cell office:value-type="float" office:value="0.052616">
                <text:p>0.052616</text:p>
              </table:table-cell>
            </table:table-row>
            <table:table-row>
              <table:table-cell office:value-type="string">
                <text:p>16:39:53</text:p>
              </table:table-cell>
              <table:table-cell office:value-type="float" office:value="0.386112">
                <text:p>0.386112</text:p>
              </table:table-cell>
              <table:table-cell office:value-type="float" office:value="0.056225">
                <text:p>0.056225</text:p>
              </table:table-cell>
            </table:table-row>
            <table:table-row>
              <table:table-cell office:value-type="string">
                <text:p>16:39:54</text:p>
              </table:table-cell>
              <table:table-cell office:value-type="float" office:value="0.544359">
                <text:p>0.544359</text:p>
              </table:table-cell>
              <table:table-cell office:value-type="float" office:value="0.088508">
                <text:p>0.088508</text:p>
              </table:table-cell>
            </table:table-row>
            <table:table-row>
              <table:table-cell office:value-type="string">
                <text:p>16:39:55</text:p>
              </table:table-cell>
              <table:table-cell office:value-type="float" office:value="0.409957">
                <text:p>0.409957</text:p>
              </table:table-cell>
              <table:table-cell office:value-type="float" office:value="0.072443">
                <text:p>0.072443</text:p>
              </table:table-cell>
            </table:table-row>
            <table:table-row>
              <table:table-cell office:value-type="string">
                <text:p>16:39:56</text:p>
              </table:table-cell>
              <table:table-cell office:value-type="float" office:value="0.505006">
                <text:p>0.505006</text:p>
              </table:table-cell>
              <table:table-cell office:value-type="float" office:value="0.062474">
                <text:p>0.062474</text:p>
              </table:table-cell>
            </table:table-row>
            <table:table-row>
              <table:table-cell office:value-type="string">
                <text:p>16:39:57</text:p>
              </table:table-cell>
              <table:table-cell office:value-type="float" office:value="0.505881">
                <text:p>0.505881</text:p>
              </table:table-cell>
              <table:table-cell office:value-type="float" office:value="0.093319">
                <text:p>0.093319</text:p>
              </table:table-cell>
            </table:table-row>
            <table:table-row>
              <table:table-cell office:value-type="string">
                <text:p>16:39:58</text:p>
              </table:table-cell>
              <table:table-cell office:value-type="float" office:value="0.645155">
                <text:p>0.645155</text:p>
              </table:table-cell>
              <table:table-cell office:value-type="float" office:value="0.084822">
                <text:p>0.084822</text:p>
              </table:table-cell>
            </table:table-row>
            <table:table-row>
              <table:table-cell office:value-type="string">
                <text:p>16:39:59</text:p>
              </table:table-cell>
              <table:table-cell office:value-type="float" office:value="0.547848">
                <text:p>0.547848</text:p>
              </table:table-cell>
              <table:table-cell office:value-type="float" office:value="0.107559">
                <text:p>0.107559</text:p>
              </table:table-cell>
            </table:table-row>
            <table:table-row>
              <table:table-cell office:value-type="string">
                <text:p>16:40:00</text:p>
              </table:table-cell>
              <table:table-cell office:value-type="float" office:value="0.627615">
                <text:p>0.627615</text:p>
              </table:table-cell>
              <table:table-cell office:value-type="float" office:value="0.075729">
                <text:p>0.075729</text:p>
              </table:table-cell>
            </table:table-row>
            <table:table-row>
              <table:table-cell office:value-type="string">
                <text:p>16:40:01</text:p>
              </table:table-cell>
              <table:table-cell office:value-type="float" office:value="0.615233">
                <text:p>0.615233</text:p>
              </table:table-cell>
              <table:table-cell office:value-type="float" office:value="0.102921">
                <text:p>0.102921</text:p>
              </table:table-cell>
            </table:table-row>
            <table:table-row>
              <table:table-cell office:value-type="string">
                <text:p>16:40:02</text:p>
              </table:table-cell>
              <table:table-cell office:value-type="float" office:value="0.623062">
                <text:p>0.623062</text:p>
              </table:table-cell>
              <table:table-cell office:value-type="float" office:value="0.112243">
                <text:p>0.112243</text:p>
              </table:table-cell>
            </table:table-row>
            <table:table-row>
              <table:table-cell office:value-type="string">
                <text:p>16:40:03</text:p>
              </table:table-cell>
              <table:table-cell office:value-type="float" office:value="0.66167">
                <text:p>0.66167</text:p>
              </table:table-cell>
              <table:table-cell office:value-type="float" office:value="0.104077">
                <text:p>0.104077</text:p>
              </table:table-cell>
            </table:table-row>
            <table:table-row>
              <table:table-cell office:value-type="string">
                <text:p>16:40:04</text:p>
              </table:table-cell>
              <table:table-cell office:value-type="float" office:value="0.676573">
                <text:p>0.676573</text:p>
              </table:table-cell>
              <table:table-cell office:value-type="float" office:value="0.106613">
                <text:p>0.106613</text:p>
              </table:table-cell>
            </table:table-row>
            <table:table-row>
              <table:table-cell office:value-type="string">
                <text:p>16:40:05</text:p>
              </table:table-cell>
              <table:table-cell office:value-type="float" office:value="0.703548">
                <text:p>0.703548</text:p>
              </table:table-cell>
              <table:table-cell office:value-type="float" office:value="0.099091">
                <text:p>0.099091</text:p>
              </table:table-cell>
            </table:table-row>
            <table:table-row>
              <table:table-cell office:value-type="string">
                <text:p>16:40:06</text:p>
              </table:table-cell>
              <table:table-cell office:value-type="float" office:value="0.714603">
                <text:p>0.714603</text:p>
              </table:table-cell>
              <table:table-cell office:value-type="float" office:value="0.122649">
                <text:p>0.122649</text:p>
              </table:table-cell>
            </table:table-row>
            <table:table-row>
              <table:table-cell office:value-type="string">
                <text:p>16:40:07</text:p>
              </table:table-cell>
              <table:table-cell office:value-type="float" office:value="0.729924">
                <text:p>0.729924</text:p>
              </table:table-cell>
              <table:table-cell office:value-type="float" office:value="0.151573">
                <text:p>0.151573</text:p>
              </table:table-cell>
            </table:table-row>
            <table:table-row>
              <table:table-cell office:value-type="string">
                <text:p>16:40:08</text:p>
              </table:table-cell>
              <table:table-cell office:value-type="float" office:value="0.858168">
                <text:p>0.858168</text:p>
              </table:table-cell>
              <table:table-cell office:value-type="float" office:value="0.139981">
                <text:p>0.139981</text:p>
              </table:table-cell>
            </table:table-row>
            <table:table-row>
              <table:table-cell office:value-type="string">
                <text:p>16:40:09</text:p>
              </table:table-cell>
              <table:table-cell office:value-type="float" office:value="0.776484">
                <text:p>0.776484</text:p>
              </table:table-cell>
              <table:table-cell office:value-type="float" office:value="0.178047">
                <text:p>0.178047</text:p>
              </table:table-cell>
            </table:table-row>
            <table:table-row>
              <table:table-cell office:value-type="string">
                <text:p>16:40:10</text:p>
              </table:table-cell>
              <table:table-cell office:value-type="float" office:value="0.609001">
                <text:p>0.609001</text:p>
              </table:table-cell>
              <table:table-cell office:value-type="float" office:value="0.08802">
                <text:p>0.08802</text:p>
              </table:table-cell>
            </table:table-row>
            <table:table-row>
              <table:table-cell office:value-type="string">
                <text:p>16:40:11</text:p>
              </table:table-cell>
              <table:table-cell office:value-type="float" office:value="0.863325">
                <text:p>0.863325</text:p>
              </table:table-cell>
              <table:table-cell office:value-type="float" office:value="0.110581">
                <text:p>0.110581</text:p>
              </table:table-cell>
            </table:table-row>
            <table:table-row>
              <table:table-cell office:value-type="string">
                <text:p>16:40:12</text:p>
              </table:table-cell>
              <table:table-cell office:value-type="float" office:value="0.937165">
                <text:p>0.937165</text:p>
              </table:table-cell>
              <table:table-cell office:value-type="float" office:value="0.144476">
                <text:p>0.144476</text:p>
              </table:table-cell>
            </table:table-row>
            <table:table-row>
              <table:table-cell office:value-type="string">
                <text:p>16:40:13</text:p>
              </table:table-cell>
              <table:table-cell office:value-type="float" office:value="0.726235">
                <text:p>0.726235</text:p>
              </table:table-cell>
              <table:table-cell office:value-type="float" office:value="0.136551">
                <text:p>0.136551</text:p>
              </table:table-cell>
            </table:table-row>
            <table:table-row>
              <table:table-cell office:value-type="string">
                <text:p>16:40:14</text:p>
              </table:table-cell>
              <table:table-cell office:value-type="float" office:value="0.66542">
                <text:p>0.66542</text:p>
              </table:table-cell>
              <table:table-cell office:value-type="float" office:value="0.131875">
                <text:p>0.131875</text:p>
              </table:table-cell>
            </table:table-row>
            <table:table-row>
              <table:table-cell office:value-type="string">
                <text:p>16:40:15</text:p>
              </table:table-cell>
              <table:table-cell office:value-type="float" office:value="0.708474">
                <text:p>0.708474</text:p>
              </table:table-cell>
              <table:table-cell office:value-type="float" office:value="0.118257">
                <text:p>0.118257</text:p>
              </table:table-cell>
            </table:table-row>
            <table:table-row>
              <table:table-cell office:value-type="string">
                <text:p>16:40:16</text:p>
              </table:table-cell>
              <table:table-cell office:value-type="float" office:value="0.778481">
                <text:p>0.778481</text:p>
              </table:table-cell>
              <table:table-cell office:value-type="float" office:value="0.12057">
                <text:p>0.12057</text:p>
              </table:table-cell>
            </table:table-row>
            <table:table-row>
              <table:table-cell office:value-type="string">
                <text:p>16:40:17</text:p>
              </table:table-cell>
              <table:table-cell office:value-type="float" office:value="0.750892">
                <text:p>0.750892</text:p>
              </table:table-cell>
              <table:table-cell office:value-type="float" office:value="0.114291">
                <text:p>0.114291</text:p>
              </table:table-cell>
            </table:table-row>
            <table:table-row>
              <table:table-cell office:value-type="string">
                <text:p>16:40:18</text:p>
              </table:table-cell>
              <table:table-cell office:value-type="float" office:value="0.616207">
                <text:p>0.616207</text:p>
              </table:table-cell>
              <table:table-cell office:value-type="float" office:value="0.110206">
                <text:p>0.110206</text:p>
              </table:table-cell>
            </table:table-row>
            <table:table-row>
              <table:table-cell office:value-type="string">
                <text:p>16:40:19</text:p>
              </table:table-cell>
              <table:table-cell office:value-type="float" office:value="0.709929">
                <text:p>0.709929</text:p>
              </table:table-cell>
              <table:table-cell office:value-type="float" office:value="0.086156">
                <text:p>0.086156</text:p>
              </table:table-cell>
            </table:table-row>
            <table:table-row>
              <table:table-cell office:value-type="string">
                <text:p>16:40:20</text:p>
              </table:table-cell>
              <table:table-cell office:value-type="float" office:value="0.657559">
                <text:p>0.657559</text:p>
              </table:table-cell>
              <table:table-cell office:value-type="float" office:value="0.095396">
                <text:p>0.095396</text:p>
              </table:table-cell>
            </table:table-row>
            <table:table-row>
              <table:table-cell office:value-type="string">
                <text:p>16:40:21</text:p>
              </table:table-cell>
              <table:table-cell office:value-type="float" office:value="0.610784">
                <text:p>0.610784</text:p>
              </table:table-cell>
              <table:table-cell office:value-type="float" office:value="0.087411">
                <text:p>0.087411</text:p>
              </table:table-cell>
            </table:table-row>
            <table:table-row>
              <table:table-cell office:value-type="string">
                <text:p>16:40:22</text:p>
              </table:table-cell>
              <table:table-cell office:value-type="float" office:value="0.64545">
                <text:p>0.64545</text:p>
              </table:table-cell>
              <table:table-cell office:value-type="float" office:value="0.09223">
                <text:p>0.09223</text:p>
              </table:table-cell>
            </table:table-row>
            <table:table-row>
              <table:table-cell office:value-type="string">
                <text:p>16:40:23</text:p>
              </table:table-cell>
              <table:table-cell office:value-type="float" office:value="0.649107">
                <text:p>0.649107</text:p>
              </table:table-cell>
              <table:table-cell office:value-type="float" office:value="0.107184">
                <text:p>0.107184</text:p>
              </table:table-cell>
            </table:table-row>
            <table:table-row>
              <table:table-cell office:value-type="string">
                <text:p>16:40:24</text:p>
              </table:table-cell>
              <table:table-cell office:value-type="float" office:value="0.603116">
                <text:p>0.603116</text:p>
              </table:table-cell>
              <table:table-cell office:value-type="float" office:value="0.08061">
                <text:p>0.08061</text:p>
              </table:table-cell>
            </table:table-row>
            <table:table-row>
              <table:table-cell office:value-type="string">
                <text:p>16:40:25</text:p>
              </table:table-cell>
              <table:table-cell office:value-type="float" office:value="0.618456">
                <text:p>0.618456</text:p>
              </table:table-cell>
              <table:table-cell office:value-type="float" office:value="0.099443">
                <text:p>0.099443</text:p>
              </table:table-cell>
            </table:table-row>
            <table:table-row>
              <table:table-cell office:value-type="string">
                <text:p>16:40:26</text:p>
              </table:table-cell>
              <table:table-cell office:value-type="float" office:value="0.637731">
                <text:p>0.637731</text:p>
              </table:table-cell>
              <table:table-cell office:value-type="float" office:value="0.098653">
                <text:p>0.098653</text:p>
              </table:table-cell>
            </table:table-row>
            <table:table-row>
              <table:table-cell office:value-type="string">
                <text:p>16:40:27</text:p>
              </table:table-cell>
              <table:table-cell office:value-type="float" office:value="0.729394">
                <text:p>0.729394</text:p>
              </table:table-cell>
              <table:table-cell office:value-type="float" office:value="0.083244">
                <text:p>0.083244</text:p>
              </table:table-cell>
            </table:table-row>
            <table:table-row>
              <table:table-cell office:value-type="string">
                <text:p>16:40:28</text:p>
              </table:table-cell>
              <table:table-cell office:value-type="float" office:value="1.292473">
                <text:p>1.292473</text:p>
              </table:table-cell>
              <table:table-cell office:value-type="float" office:value="0.045586">
                <text:p>0.045586</text:p>
              </table:table-cell>
            </table:table-row>
            <table:table-row>
              <table:table-cell office:value-type="string">
                <text:p>16:40:29</text:p>
              </table:table-cell>
              <table:table-cell office:value-type="float" office:value="1.24103">
                <text:p>1.24103</text:p>
              </table:table-cell>
              <table:table-cell office:value-type="float" office:value="0.02751">
                <text:p>0.02751</text:p>
              </table:table-cell>
            </table:table-row>
            <table:table-row>
              <table:table-cell office:value-type="string">
                <text:p>16:40:30</text:p>
              </table:table-cell>
              <table:table-cell office:value-type="float" office:value="0.418865">
                <text:p>0.418865</text:p>
              </table:table-cell>
              <table:table-cell office:value-type="float" office:value="0.046909">
                <text:p>0.046909</text:p>
              </table:table-cell>
            </table:table-row>
            <table:table-row>
              <table:table-cell office:value-type="string">
                <text:p>16:40:31</text:p>
              </table:table-cell>
              <table:table-cell office:value-type="float" office:value="0.418059">
                <text:p>0.418059</text:p>
              </table:table-cell>
              <table:table-cell office:value-type="float" office:value="0.052172">
                <text:p>0.052172</text:p>
              </table:table-cell>
            </table:table-row>
            <table:table-row>
              <table:table-cell office:value-type="string">
                <text:p>16:40:32</text:p>
              </table:table-cell>
              <table:table-cell office:value-type="float" office:value="0.530541">
                <text:p>0.530541</text:p>
              </table:table-cell>
              <table:table-cell office:value-type="float" office:value="0.078192">
                <text:p>0.078192</text:p>
              </table:table-cell>
            </table:table-row>
            <table:table-row>
              <table:table-cell office:value-type="string">
                <text:p>16:40:33</text:p>
              </table:table-cell>
              <table:table-cell office:value-type="float" office:value="0.575539">
                <text:p>0.575539</text:p>
              </table:table-cell>
              <table:table-cell office:value-type="float" office:value="0.065623">
                <text:p>0.065623</text:p>
              </table:table-cell>
            </table:table-row>
            <table:table-row>
              <table:table-cell office:value-type="string">
                <text:p>16:40:34</text:p>
              </table:table-cell>
              <table:table-cell office:value-type="float" office:value="0.636493">
                <text:p>0.636493</text:p>
              </table:table-cell>
              <table:table-cell office:value-type="float" office:value="0.068305">
                <text:p>0.068305</text:p>
              </table:table-cell>
            </table:table-row>
            <table:table-row>
              <table:table-cell office:value-type="string">
                <text:p>16:40:35</text:p>
              </table:table-cell>
              <table:table-cell office:value-type="float" office:value="0.516614">
                <text:p>0.516614</text:p>
              </table:table-cell>
              <table:table-cell office:value-type="float" office:value="0.059157">
                <text:p>0.059157</text:p>
              </table:table-cell>
            </table:table-row>
            <table:table-row>
              <table:table-cell office:value-type="string">
                <text:p>16:40:36</text:p>
              </table:table-cell>
              <table:table-cell office:value-type="float" office:value="1.045636">
                <text:p>1.045636</text:p>
              </table:table-cell>
              <table:table-cell office:value-type="float" office:value="0.051331">
                <text:p>0.051331</text:p>
              </table:table-cell>
            </table:table-row>
            <table:table-row>
              <table:table-cell office:value-type="string">
                <text:p>16:40:37</text:p>
              </table:table-cell>
              <table:table-cell office:value-type="float" office:value="1.374423">
                <text:p>1.374423</text:p>
              </table:table-cell>
              <table:table-cell office:value-type="float" office:value="0.068585">
                <text:p>0.068585</text:p>
              </table:table-cell>
            </table:table-row>
            <table:table-row>
              <table:table-cell office:value-type="string">
                <text:p>16:40:38</text:p>
              </table:table-cell>
              <table:table-cell office:value-type="float" office:value="0.7638">
                <text:p>0.7638</text:p>
              </table:table-cell>
              <table:table-cell office:value-type="float" office:value="0.061514">
                <text:p>0.061514</text:p>
              </table:table-cell>
            </table:table-row>
            <table:table-row>
              <table:table-cell office:value-type="string">
                <text:p>16:40:39</text:p>
              </table:table-cell>
              <table:table-cell office:value-type="float" office:value="0.901393">
                <text:p>0.901393</text:p>
              </table:table-cell>
              <table:table-cell office:value-type="float" office:value="0.072018">
                <text:p>0.072018</text:p>
              </table:table-cell>
            </table:table-row>
            <table:table-row>
              <table:table-cell office:value-type="string">
                <text:p>16:40:40</text:p>
              </table:table-cell>
              <table:table-cell office:value-type="float" office:value="0.720536">
                <text:p>0.720536</text:p>
              </table:table-cell>
              <table:table-cell office:value-type="float" office:value="0.078945">
                <text:p>0.078945</text:p>
              </table:table-cell>
            </table:table-row>
            <table:table-row>
              <table:table-cell office:value-type="string">
                <text:p>16:40:41</text:p>
              </table:table-cell>
              <table:table-cell office:value-type="float" office:value="0.607191">
                <text:p>0.607191</text:p>
              </table:table-cell>
              <table:table-cell office:value-type="float" office:value="0.089555">
                <text:p>0.089555</text:p>
              </table:table-cell>
            </table:table-row>
            <table:table-row>
              <table:table-cell office:value-type="string">
                <text:p>16:40:42</text:p>
              </table:table-cell>
              <table:table-cell office:value-type="float" office:value="0.664747">
                <text:p>0.664747</text:p>
              </table:table-cell>
              <table:table-cell office:value-type="float" office:value="0.093623">
                <text:p>0.093623</text:p>
              </table:table-cell>
            </table:table-row>
            <table:table-row>
              <table:table-cell office:value-type="string">
                <text:p>16:40:43</text:p>
              </table:table-cell>
              <table:table-cell office:value-type="float" office:value="0.707843">
                <text:p>0.707843</text:p>
              </table:table-cell>
              <table:table-cell office:value-type="float" office:value="0.16405">
                <text:p>0.16405</text:p>
              </table:table-cell>
            </table:table-row>
            <table:table-row>
              <table:table-cell office:value-type="string">
                <text:p>16:40:44</text:p>
              </table:table-cell>
              <table:table-cell office:value-type="float" office:value="0.700398">
                <text:p>0.700398</text:p>
              </table:table-cell>
              <table:table-cell office:value-type="float" office:value="0.113824">
                <text:p>0.113824</text:p>
              </table:table-cell>
            </table:table-row>
            <table:table-row>
              <table:table-cell office:value-type="string">
                <text:p>16:40:45</text:p>
              </table:table-cell>
              <table:table-cell office:value-type="float" office:value="0.719561">
                <text:p>0.719561</text:p>
              </table:table-cell>
              <table:table-cell office:value-type="float" office:value="0.059029">
                <text:p>0.059029</text:p>
              </table:table-cell>
            </table:table-row>
            <table:table-row>
              <table:table-cell office:value-type="string">
                <text:p>16:40:46</text:p>
              </table:table-cell>
              <table:table-cell office:value-type="float" office:value="0.75244">
                <text:p>0.75244</text:p>
              </table:table-cell>
              <table:table-cell office:value-type="float" office:value="0.151095">
                <text:p>0.151095</text:p>
              </table:table-cell>
            </table:table-row>
            <table:table-row>
              <table:table-cell office:value-type="string">
                <text:p>16:40:47</text:p>
              </table:table-cell>
              <table:table-cell office:value-type="float" office:value="0.626034">
                <text:p>0.626034</text:p>
              </table:table-cell>
              <table:table-cell office:value-type="float" office:value="0.094687">
                <text:p>0.094687</text:p>
              </table:table-cell>
            </table:table-row>
            <table:table-row>
              <table:table-cell office:value-type="string">
                <text:p>16:40:48</text:p>
              </table:table-cell>
              <table:table-cell office:value-type="float" office:value="0.676928">
                <text:p>0.676928</text:p>
              </table:table-cell>
              <table:table-cell office:value-type="float" office:value="0.146813">
                <text:p>0.146813</text:p>
              </table:table-cell>
            </table:table-row>
            <table:table-row>
              <table:table-cell office:value-type="string">
                <text:p>16:40:49</text:p>
              </table:table-cell>
              <table:table-cell office:value-type="float" office:value="0.647963">
                <text:p>0.647963</text:p>
              </table:table-cell>
              <table:table-cell office:value-type="float" office:value="0.108974">
                <text:p>0.108974</text:p>
              </table:table-cell>
            </table:table-row>
            <table:table-row>
              <table:table-cell office:value-type="string">
                <text:p>16:40:50</text:p>
              </table:table-cell>
              <table:table-cell office:value-type="float" office:value="0.74152">
                <text:p>0.74152</text:p>
              </table:table-cell>
              <table:table-cell office:value-type="float" office:value="0.242441">
                <text:p>0.242441</text:p>
              </table:table-cell>
            </table:table-row>
            <table:table-row>
              <table:table-cell office:value-type="string">
                <text:p>16:40:51</text:p>
              </table:table-cell>
              <table:table-cell office:value-type="float" office:value="1.174025">
                <text:p>1.174025</text:p>
              </table:table-cell>
              <table:table-cell office:value-type="float" office:value="0.122694">
                <text:p>0.122694</text:p>
              </table:table-cell>
            </table:table-row>
            <table:table-row>
              <table:table-cell office:value-type="string">
                <text:p>16:40:52</text:p>
              </table:table-cell>
              <table:table-cell office:value-type="float" office:value="1.052558">
                <text:p>1.052558</text:p>
              </table:table-cell>
              <table:table-cell office:value-type="float" office:value="0.1205">
                <text:p>0.1205</text:p>
              </table:table-cell>
            </table:table-row>
            <table:table-row>
              <table:table-cell office:value-type="string">
                <text:p>16:40:53</text:p>
              </table:table-cell>
              <table:table-cell office:value-type="float" office:value="0.75429">
                <text:p>0.75429</text:p>
              </table:table-cell>
              <table:table-cell office:value-type="float" office:value="0.173207">
                <text:p>0.173207</text:p>
              </table:table-cell>
            </table:table-row>
            <table:table-row>
              <table:table-cell office:value-type="string">
                <text:p>16:40:54</text:p>
              </table:table-cell>
              <table:table-cell office:value-type="float" office:value="0.80039">
                <text:p>0.80039</text:p>
              </table:table-cell>
              <table:table-cell office:value-type="float" office:value="0.219201">
                <text:p>0.219201</text:p>
              </table:table-cell>
            </table:table-row>
            <table:table-row>
              <table:table-cell office:value-type="string">
                <text:p>16:40:55</text:p>
              </table:table-cell>
              <table:table-cell office:value-type="float" office:value="0.905152">
                <text:p>0.905152</text:p>
              </table:table-cell>
              <table:table-cell office:value-type="float" office:value="0.244867">
                <text:p>0.244867</text:p>
              </table:table-cell>
            </table:table-row>
            <table:table-row>
              <table:table-cell office:value-type="string">
                <text:p>16:40:56</text:p>
              </table:table-cell>
              <table:table-cell office:value-type="float" office:value="1.051219">
                <text:p>1.051219</text:p>
              </table:table-cell>
              <table:table-cell office:value-type="float" office:value="0.182971">
                <text:p>0.182971</text:p>
              </table:table-cell>
            </table:table-row>
            <table:table-row>
              <table:table-cell office:value-type="string">
                <text:p>16:40:57</text:p>
              </table:table-cell>
              <table:table-cell office:value-type="float" office:value="1.110301">
                <text:p>1.110301</text:p>
              </table:table-cell>
              <table:table-cell office:value-type="float" office:value="0.193789">
                <text:p>0.193789</text:p>
              </table:table-cell>
            </table:table-row>
            <table:table-row>
              <table:table-cell office:value-type="string">
                <text:p>16:40:58</text:p>
              </table:table-cell>
              <table:table-cell office:value-type="float" office:value="0.86991">
                <text:p>0.86991</text:p>
              </table:table-cell>
              <table:table-cell office:value-type="float" office:value="0.148981">
                <text:p>0.148981</text:p>
              </table:table-cell>
            </table:table-row>
            <table:table-row>
              <table:table-cell office:value-type="string">
                <text:p>16:40:59</text:p>
              </table:table-cell>
              <table:table-cell office:value-type="float" office:value="0.986153">
                <text:p>0.986153</text:p>
              </table:table-cell>
              <table:table-cell office:value-type="float" office:value="0.183303">
                <text:p>0.183303</text:p>
              </table:table-cell>
            </table:table-row>
            <table:table-row>
              <table:table-cell office:value-type="string">
                <text:p>16:41:00</text:p>
              </table:table-cell>
              <table:table-cell office:value-type="float" office:value="1.009581">
                <text:p>1.009581</text:p>
              </table:table-cell>
              <table:table-cell office:value-type="float" office:value="0.18569">
                <text:p>0.18569</text:p>
              </table:table-cell>
            </table:table-row>
            <table:table-row>
              <table:table-cell office:value-type="string">
                <text:p>16:41:01</text:p>
              </table:table-cell>
              <table:table-cell office:value-type="float" office:value="0.776962">
                <text:p>0.776962</text:p>
              </table:table-cell>
              <table:table-cell office:value-type="float" office:value="0.104387">
                <text:p>0.104387</text:p>
              </table:table-cell>
            </table:table-row>
            <table:table-row>
              <table:table-cell office:value-type="string">
                <text:p>16:41:02</text:p>
              </table:table-cell>
              <table:table-cell office:value-type="float" office:value="0.673818">
                <text:p>0.673818</text:p>
              </table:table-cell>
              <table:table-cell office:value-type="float" office:value="0.112395">
                <text:p>0.112395</text:p>
              </table:table-cell>
            </table:table-row>
            <table:table-row>
              <table:table-cell office:value-type="string">
                <text:p>16:41:03</text:p>
              </table:table-cell>
              <table:table-cell office:value-type="float" office:value="0.695291">
                <text:p>0.695291</text:p>
              </table:table-cell>
              <table:table-cell office:value-type="float" office:value="0.142039">
                <text:p>0.142039</text:p>
              </table:table-cell>
            </table:table-row>
            <table:table-row>
              <table:table-cell office:value-type="string">
                <text:p>16:41:04</text:p>
              </table:table-cell>
              <table:table-cell office:value-type="float" office:value="0.769869">
                <text:p>0.769869</text:p>
              </table:table-cell>
              <table:table-cell office:value-type="float" office:value="0.103064">
                <text:p>0.103064</text:p>
              </table:table-cell>
            </table:table-row>
            <table:table-row>
              <table:table-cell office:value-type="string">
                <text:p>16:41:05</text:p>
              </table:table-cell>
              <table:table-cell office:value-type="float" office:value="0.796653">
                <text:p>0.796653</text:p>
              </table:table-cell>
              <table:table-cell office:value-type="float" office:value="0.08467">
                <text:p>0.08467</text:p>
              </table:table-cell>
            </table:table-row>
            <table:table-row>
              <table:table-cell office:value-type="string">
                <text:p>16:41:06</text:p>
              </table:table-cell>
              <table:table-cell office:value-type="float" office:value="0.761741">
                <text:p>0.761741</text:p>
              </table:table-cell>
              <table:table-cell office:value-type="float" office:value="0.089307">
                <text:p>0.089307</text:p>
              </table:table-cell>
            </table:table-row>
            <table:table-row>
              <table:table-cell office:value-type="string">
                <text:p>16:41:07</text:p>
              </table:table-cell>
              <table:table-cell office:value-type="float" office:value="0.734874">
                <text:p>0.734874</text:p>
              </table:table-cell>
              <table:table-cell office:value-type="float" office:value="0.149237">
                <text:p>0.149237</text:p>
              </table:table-cell>
            </table:table-row>
            <table:table-row>
              <table:table-cell office:value-type="string">
                <text:p>16:41:08</text:p>
              </table:table-cell>
              <table:table-cell office:value-type="float" office:value="0.735727">
                <text:p>0.735727</text:p>
              </table:table-cell>
              <table:table-cell office:value-type="float" office:value="0.146521">
                <text:p>0.146521</text:p>
              </table:table-cell>
            </table:table-row>
            <table:table-row>
              <table:table-cell office:value-type="string">
                <text:p>16:41:09</text:p>
              </table:table-cell>
              <table:table-cell office:value-type="float" office:value="0.691426">
                <text:p>0.691426</text:p>
              </table:table-cell>
              <table:table-cell office:value-type="float" office:value="0.140529">
                <text:p>0.140529</text:p>
              </table:table-cell>
            </table:table-row>
            <table:table-row>
              <table:table-cell office:value-type="string">
                <text:p>16:41:10</text:p>
              </table:table-cell>
              <table:table-cell office:value-type="float" office:value="0.70826">
                <text:p>0.70826</text:p>
              </table:table-cell>
              <table:table-cell office:value-type="float" office:value="0.146909">
                <text:p>0.146909</text:p>
              </table:table-cell>
            </table:table-row>
            <table:table-row>
              <table:table-cell office:value-type="string">
                <text:p>16:41:11</text:p>
              </table:table-cell>
              <table:table-cell office:value-type="float" office:value="0.659889">
                <text:p>0.659889</text:p>
              </table:table-cell>
              <table:table-cell office:value-type="float" office:value="0.122415">
                <text:p>0.122415</text:p>
              </table:table-cell>
            </table:table-row>
            <table:table-row>
              <table:table-cell office:value-type="string">
                <text:p>16:41:12</text:p>
              </table:table-cell>
              <table:table-cell office:value-type="float" office:value="0.769647">
                <text:p>0.769647</text:p>
              </table:table-cell>
              <table:table-cell office:value-type="float" office:value="0.143082">
                <text:p>0.143082</text:p>
              </table:table-cell>
            </table:table-row>
            <table:table-row>
              <table:table-cell office:value-type="string">
                <text:p>16:41:13</text:p>
              </table:table-cell>
              <table:table-cell office:value-type="float" office:value="0.844997">
                <text:p>0.844997</text:p>
              </table:table-cell>
              <table:table-cell office:value-type="float" office:value="0.178554">
                <text:p>0.178554</text:p>
              </table:table-cell>
            </table:table-row>
            <table:table-row>
              <table:table-cell office:value-type="string">
                <text:p>16:41:14</text:p>
              </table:table-cell>
              <table:table-cell office:value-type="float" office:value="0.791934">
                <text:p>0.791934</text:p>
              </table:table-cell>
              <table:table-cell office:value-type="float" office:value="0.153183">
                <text:p>0.153183</text:p>
              </table:table-cell>
            </table:table-row>
            <table:table-row>
              <table:table-cell office:value-type="string">
                <text:p>16:41:15</text:p>
              </table:table-cell>
              <table:table-cell office:value-type="float" office:value="0.738815">
                <text:p>0.738815</text:p>
              </table:table-cell>
              <table:table-cell office:value-type="float" office:value="0.129095">
                <text:p>0.129095</text:p>
              </table:table-cell>
            </table:table-row>
            <table:table-row>
              <table:table-cell office:value-type="string">
                <text:p>16:41:16</text:p>
              </table:table-cell>
              <table:table-cell office:value-type="float" office:value="0.767682">
                <text:p>0.767682</text:p>
              </table:table-cell>
              <table:table-cell office:value-type="float" office:value="0.105745">
                <text:p>0.105745</text:p>
              </table:table-cell>
            </table:table-row>
            <table:table-row>
              <table:table-cell office:value-type="string">
                <text:p>16:41:17</text:p>
              </table:table-cell>
              <table:table-cell office:value-type="float" office:value="0.718795">
                <text:p>0.718795</text:p>
              </table:table-cell>
              <table:table-cell office:value-type="float" office:value="0.12141">
                <text:p>0.12141</text:p>
              </table:table-cell>
            </table:table-row>
            <table:table-row>
              <table:table-cell office:value-type="string">
                <text:p>16:41:18</text:p>
              </table:table-cell>
              <table:table-cell office:value-type="float" office:value="0.764404">
                <text:p>0.764404</text:p>
              </table:table-cell>
              <table:table-cell office:value-type="float" office:value="0.091701">
                <text:p>0.091701</text:p>
              </table:table-cell>
            </table:table-row>
            <table:table-row>
              <table:table-cell office:value-type="string">
                <text:p>16:41:19</text:p>
              </table:table-cell>
              <table:table-cell office:value-type="float" office:value="0.774426">
                <text:p>0.774426</text:p>
              </table:table-cell>
              <table:table-cell office:value-type="float" office:value="0.140693">
                <text:p>0.140693</text:p>
              </table:table-cell>
            </table:table-row>
            <table:table-row>
              <table:table-cell office:value-type="string">
                <text:p>16:41:20</text:p>
              </table:table-cell>
              <table:table-cell office:value-type="float" office:value="0.69331">
                <text:p>0.69331</text:p>
              </table:table-cell>
              <table:table-cell office:value-type="float" office:value="0.119841">
                <text:p>0.119841</text:p>
              </table:table-cell>
            </table:table-row>
            <table:table-row>
              <table:table-cell office:value-type="string">
                <text:p>16:41:21</text:p>
              </table:table-cell>
              <table:table-cell office:value-type="float" office:value="0.720425">
                <text:p>0.720425</text:p>
              </table:table-cell>
              <table:table-cell office:value-type="float" office:value="0.135911">
                <text:p>0.135911</text:p>
              </table:table-cell>
            </table:table-row>
            <table:table-row>
              <table:table-cell office:value-type="string">
                <text:p>16:41:22</text:p>
              </table:table-cell>
              <table:table-cell office:value-type="float" office:value="0.821248">
                <text:p>0.821248</text:p>
              </table:table-cell>
              <table:table-cell office:value-type="float" office:value="0.161092">
                <text:p>0.161092</text:p>
              </table:table-cell>
            </table:table-row>
            <table:table-row>
              <table:table-cell office:value-type="string">
                <text:p>16:41:23</text:p>
              </table:table-cell>
              <table:table-cell office:value-type="float" office:value="0.792264">
                <text:p>0.792264</text:p>
              </table:table-cell>
              <table:table-cell office:value-type="float" office:value="0.120084">
                <text:p>0.120084</text:p>
              </table:table-cell>
            </table:table-row>
            <table:table-row>
              <table:table-cell office:value-type="string">
                <text:p>16:41:24</text:p>
              </table:table-cell>
              <table:table-cell office:value-type="float" office:value="0.821609">
                <text:p>0.821609</text:p>
              </table:table-cell>
              <table:table-cell office:value-type="float" office:value="0.144418">
                <text:p>0.144418</text:p>
              </table:table-cell>
            </table:table-row>
            <table:table-row>
              <table:table-cell office:value-type="string">
                <text:p>16:41:25</text:p>
              </table:table-cell>
              <table:table-cell office:value-type="float" office:value="0.823871">
                <text:p>0.823871</text:p>
              </table:table-cell>
              <table:table-cell office:value-type="float" office:value="0.140751">
                <text:p>0.140751</text:p>
              </table:table-cell>
            </table:table-row>
            <table:table-row>
              <table:table-cell office:value-type="string">
                <text:p>16:41:26</text:p>
              </table:table-cell>
              <table:table-cell office:value-type="float" office:value="0.846932">
                <text:p>0.846932</text:p>
              </table:table-cell>
              <table:table-cell office:value-type="float" office:value="0.164455">
                <text:p>0.164455</text:p>
              </table:table-cell>
            </table:table-row>
            <table:table-row>
              <table:table-cell office:value-type="string">
                <text:p>16:41:27</text:p>
              </table:table-cell>
              <table:table-cell office:value-type="float" office:value="0.739642">
                <text:p>0.739642</text:p>
              </table:table-cell>
              <table:table-cell office:value-type="float" office:value="0.123459">
                <text:p>0.123459</text:p>
              </table:table-cell>
            </table:table-row>
            <table:table-row>
              <table:table-cell office:value-type="string">
                <text:p>16:41:28</text:p>
              </table:table-cell>
              <table:table-cell office:value-type="float" office:value="0.798868">
                <text:p>0.798868</text:p>
              </table:table-cell>
              <table:table-cell office:value-type="float" office:value="0.153791">
                <text:p>0.153791</text:p>
              </table:table-cell>
            </table:table-row>
            <table:table-row>
              <table:table-cell office:value-type="string">
                <text:p>16:41:29</text:p>
              </table:table-cell>
              <table:table-cell office:value-type="float" office:value="0.8447">
                <text:p>0.8447</text:p>
              </table:table-cell>
              <table:table-cell office:value-type="float" office:value="0.116982">
                <text:p>0.116982</text:p>
              </table:table-cell>
            </table:table-row>
            <table:table-row>
              <table:table-cell office:value-type="string">
                <text:p>16:41:30</text:p>
              </table:table-cell>
              <table:table-cell office:value-type="float" office:value="0.791788">
                <text:p>0.791788</text:p>
              </table:table-cell>
              <table:table-cell office:value-type="float" office:value="0.100582">
                <text:p>0.100582</text:p>
              </table:table-cell>
            </table:table-row>
            <table:table-row>
              <table:table-cell office:value-type="string">
                <text:p>16:41:31</text:p>
              </table:table-cell>
              <table:table-cell office:value-type="float" office:value="0.869385">
                <text:p>0.869385</text:p>
              </table:table-cell>
              <table:table-cell office:value-type="float" office:value="0.099684">
                <text:p>0.099684</text:p>
              </table:table-cell>
            </table:table-row>
            <table:table-row>
              <table:table-cell office:value-type="string">
                <text:p>16:41:32</text:p>
              </table:table-cell>
              <table:table-cell office:value-type="float" office:value="0.787901">
                <text:p>0.787901</text:p>
              </table:table-cell>
              <table:table-cell office:value-type="float" office:value="0.077214">
                <text:p>0.077214</text:p>
              </table:table-cell>
            </table:table-row>
            <table:table-row>
              <table:table-cell office:value-type="string">
                <text:p>16:41:33</text:p>
              </table:table-cell>
              <table:table-cell office:value-type="float" office:value="0.856274">
                <text:p>0.856274</text:p>
              </table:table-cell>
              <table:table-cell office:value-type="float" office:value="0.21787">
                <text:p>0.21787</text:p>
              </table:table-cell>
            </table:table-row>
            <table:table-row>
              <table:table-cell office:value-type="string">
                <text:p>16:41:34</text:p>
              </table:table-cell>
              <table:table-cell office:value-type="float" office:value="1.501774">
                <text:p>1.501774</text:p>
              </table:table-cell>
              <table:table-cell office:value-type="float" office:value="0.091572">
                <text:p>0.091572</text:p>
              </table:table-cell>
            </table:table-row>
            <table:table-row>
              <table:table-cell office:value-type="string">
                <text:p>16:41:35</text:p>
              </table:table-cell>
              <table:table-cell office:value-type="float" office:value="1.135098">
                <text:p>1.135098</text:p>
              </table:table-cell>
              <table:table-cell office:value-type="float" office:value="0.090897">
                <text:p>0.090897</text:p>
              </table:table-cell>
            </table:table-row>
            <table:table-row>
              <table:table-cell office:value-type="string">
                <text:p>16:41:36</text:p>
              </table:table-cell>
              <table:table-cell office:value-type="float" office:value="0.554514">
                <text:p>0.554514</text:p>
              </table:table-cell>
              <table:table-cell office:value-type="float" office:value="0.061314">
                <text:p>0.061314</text:p>
              </table:table-cell>
            </table:table-row>
            <table:table-row>
              <table:table-cell office:value-type="string">
                <text:p>16:41:37</text:p>
              </table:table-cell>
              <table:table-cell office:value-type="float" office:value="0.474368">
                <text:p>0.474368</text:p>
              </table:table-cell>
              <table:table-cell office:value-type="float" office:value="0.057361">
                <text:p>0.057361</text:p>
              </table:table-cell>
            </table:table-row>
            <table:table-row>
              <table:table-cell office:value-type="string">
                <text:p>16:41:38</text:p>
              </table:table-cell>
              <table:table-cell office:value-type="float" office:value="0.684658">
                <text:p>0.684658</text:p>
              </table:table-cell>
              <table:table-cell office:value-type="float" office:value="0.065266">
                <text:p>0.065266</text:p>
              </table:table-cell>
            </table:table-row>
            <table:table-row>
              <table:table-cell office:value-type="string">
                <text:p>16:41:39</text:p>
              </table:table-cell>
              <table:table-cell office:value-type="float" office:value="0.764261">
                <text:p>0.764261</text:p>
              </table:table-cell>
              <table:table-cell office:value-type="float" office:value="0.090233">
                <text:p>0.090233</text:p>
              </table:table-cell>
            </table:table-row>
            <table:table-row>
              <table:table-cell office:value-type="string">
                <text:p>16:41:40</text:p>
              </table:table-cell>
              <table:table-cell office:value-type="float" office:value="0.812154">
                <text:p>0.812154</text:p>
              </table:table-cell>
              <table:table-cell office:value-type="float" office:value="0.094721">
                <text:p>0.094721</text:p>
              </table:table-cell>
            </table:table-row>
            <table:table-row>
              <table:table-cell office:value-type="string">
                <text:p>16:41:41</text:p>
              </table:table-cell>
              <table:table-cell office:value-type="float" office:value="0.916418">
                <text:p>0.916418</text:p>
              </table:table-cell>
              <table:table-cell office:value-type="float" office:value="0.109418">
                <text:p>0.109418</text:p>
              </table:table-cell>
            </table:table-row>
            <table:table-row>
              <table:table-cell office:value-type="string">
                <text:p>16:41:42</text:p>
              </table:table-cell>
              <table:table-cell office:value-type="float" office:value="0.949821">
                <text:p>0.949821</text:p>
              </table:table-cell>
              <table:table-cell office:value-type="float" office:value="0.120621">
                <text:p>0.120621</text:p>
              </table:table-cell>
            </table:table-row>
            <table:table-row>
              <table:table-cell office:value-type="string">
                <text:p>16:41:43</text:p>
              </table:table-cell>
              <table:table-cell office:value-type="float" office:value="0.895219">
                <text:p>0.895219</text:p>
              </table:table-cell>
              <table:table-cell office:value-type="float" office:value="0.095945">
                <text:p>0.095945</text:p>
              </table:table-cell>
            </table:table-row>
            <table:table-row>
              <table:table-cell office:value-type="string">
                <text:p>16:41:44</text:p>
              </table:table-cell>
              <table:table-cell office:value-type="float" office:value="0.707598">
                <text:p>0.707598</text:p>
              </table:table-cell>
              <table:table-cell office:value-type="float" office:value="0.070678">
                <text:p>0.070678</text:p>
              </table:table-cell>
            </table:table-row>
            <table:table-row>
              <table:table-cell office:value-type="string">
                <text:p>16:41:45</text:p>
              </table:table-cell>
              <table:table-cell office:value-type="float" office:value="0.868408">
                <text:p>0.868408</text:p>
              </table:table-cell>
              <table:table-cell office:value-type="float" office:value="0.068819">
                <text:p>0.068819</text:p>
              </table:table-cell>
            </table:table-row>
            <table:table-row>
              <table:table-cell office:value-type="string">
                <text:p>16:41:46</text:p>
              </table:table-cell>
              <table:table-cell office:value-type="float" office:value="1.633757">
                <text:p>1.633757</text:p>
              </table:table-cell>
              <table:table-cell office:value-type="float" office:value="0.054703">
                <text:p>0.054703</text:p>
              </table:table-cell>
            </table:table-row>
            <table:table-row>
              <table:table-cell office:value-type="string">
                <text:p>16:41:47</text:p>
              </table:table-cell>
              <table:table-cell office:value-type="float" office:value="1.853358">
                <text:p>1.853358</text:p>
              </table:table-cell>
              <table:table-cell office:value-type="float" office:value="0.02154">
                <text:p>0.02154</text:p>
              </table:table-cell>
            </table:table-row>
            <table:table-row>
              <table:table-cell office:value-type="string">
                <text:p>16:41:48</text:p>
              </table:table-cell>
              <table:table-cell office:value-type="float" office:value="1.525509">
                <text:p>1.525509</text:p>
              </table:table-cell>
              <table:table-cell office:value-type="float" office:value="0.01596">
                <text:p>0.01596</text:p>
              </table:table-cell>
            </table:table-row>
            <table:table-row>
              <table:table-cell office:value-type="string">
                <text:p>16:41:49</text:p>
              </table:table-cell>
              <table:table-cell office:value-type="float" office:value="0.945439">
                <text:p>0.945439</text:p>
              </table:table-cell>
              <table:table-cell office:value-type="float" office:value="0.009304">
                <text:p>0.009304</text:p>
              </table:table-cell>
            </table:table-row>
            <table:table-row>
              <table:table-cell office:value-type="string">
                <text:p>16:41:50</text:p>
              </table:table-cell>
              <table:table-cell office:value-type="float" office:value="0.08863">
                <text:p>0.08863</text:p>
              </table:table-cell>
              <table:table-cell office:value-type="float" office:value="0.00735">
                <text:p>0.00735</text:p>
              </table:table-cell>
            </table:table-row>
            <table:table-row>
              <table:table-cell office:value-type="string">
                <text:p>16:41:51</text:p>
              </table:table-cell>
              <table:table-cell office:value-type="float" office:value="0.044875">
                <text:p>0.044875</text:p>
              </table:table-cell>
              <table:table-cell office:value-type="float" office:value="0.005615">
                <text:p>0.005615</text:p>
              </table:table-cell>
            </table:table-row>
            <table:table-row>
              <table:table-cell office:value-type="string">
                <text:p>16:41:52</text:p>
              </table:table-cell>
              <table:table-cell office:value-type="float" office:value="0.059687">
                <text:p>0.059687</text:p>
              </table:table-cell>
              <table:table-cell office:value-type="float" office:value="0.006736">
                <text:p>0.006736</text:p>
              </table:table-cell>
            </table:table-row>
            <table:table-row>
              <table:table-cell office:value-type="string">
                <text:p>16:41:53</text:p>
              </table:table-cell>
              <table:table-cell office:value-type="float" office:value="0.079642">
                <text:p>0.079642</text:p>
              </table:table-cell>
              <table:table-cell office:value-type="float" office:value="0.013299">
                <text:p>0.013299</text:p>
              </table:table-cell>
            </table:table-row>
            <table:table-row>
              <table:table-cell office:value-type="string">
                <text:p>16:41:54</text:p>
              </table:table-cell>
              <table:table-cell office:value-type="float" office:value="0.104819">
                <text:p>0.104819</text:p>
              </table:table-cell>
              <table:table-cell office:value-type="float" office:value="0.013099">
                <text:p>0.013099</text:p>
              </table:table-cell>
            </table:table-row>
            <table:table-row>
              <table:table-cell office:value-type="string">
                <text:p>16:41:55</text:p>
              </table:table-cell>
              <table:table-cell office:value-type="float" office:value="0.04417">
                <text:p>0.04417</text:p>
              </table:table-cell>
              <table:table-cell office:value-type="float" office:value="0.005654">
                <text:p>0.005654</text:p>
              </table:table-cell>
            </table:table-row>
            <table:table-row>
              <table:table-cell office:value-type="string">
                <text:p>16:41:56</text:p>
              </table:table-cell>
              <table:table-cell office:value-type="float" office:value="0.502839">
                <text:p>0.502839</text:p>
              </table:table-cell>
              <table:table-cell office:value-type="float" office:value="0.010817">
                <text:p>0.010817</text:p>
              </table:table-cell>
            </table:table-row>
            <table:table-row>
              <table:table-cell office:value-type="string">
                <text:p>16:41:57</text:p>
              </table:table-cell>
              <table:table-cell office:value-type="float" office:value="0.384864">
                <text:p>0.384864</text:p>
              </table:table-cell>
              <table:table-cell office:value-type="float" office:value="0.010282">
                <text:p>0.010282</text:p>
              </table:table-cell>
            </table:table-row>
            <table:table-row>
              <table:table-cell office:value-type="string">
                <text:p>16:41:58</text:p>
              </table:table-cell>
              <table:table-cell office:value-type="float" office:value="0.045467">
                <text:p>0.045467</text:p>
              </table:table-cell>
              <table:table-cell office:value-type="float" office:value="0.007481">
                <text:p>0.007481</text:p>
              </table:table-cell>
            </table:table-row>
            <table:table-row>
              <table:table-cell office:value-type="string">
                <text:p>16:41:59</text:p>
              </table:table-cell>
              <table:table-cell office:value-type="float" office:value="0.045862">
                <text:p>0.045862</text:p>
              </table:table-cell>
              <table:table-cell office:value-type="float" office:value="0.007804">
                <text:p>0.007804</text:p>
              </table:table-cell>
            </table:table-row>
            <table:table-row>
              <table:table-cell office:value-type="string">
                <text:p>16:42:00</text:p>
              </table:table-cell>
              <table:table-cell office:value-type="float" office:value="0.044551">
                <text:p>0.044551</text:p>
              </table:table-cell>
              <table:table-cell office:value-type="float" office:value="0.006289">
                <text:p>0.006289</text:p>
              </table:table-cell>
            </table:table-row>
            <table:table-row>
              <table:table-cell office:value-type="string">
                <text:p>16:42:01</text:p>
              </table:table-cell>
              <table:table-cell office:value-type="float" office:value="0.039609">
                <text:p>0.039609</text:p>
              </table:table-cell>
              <table:table-cell office:value-type="float" office:value="0.005342">
                <text:p>0.005342</text:p>
              </table:table-cell>
            </table:table-row>
            <table:table-row>
              <table:table-cell office:value-type="string">
                <text:p>16:42:02</text:p>
              </table:table-cell>
              <table:table-cell office:value-type="float" office:value="0.061504">
                <text:p>0.061504</text:p>
              </table:table-cell>
              <table:table-cell office:value-type="float" office:value="0.008029">
                <text:p>0.008029</text:p>
              </table:table-cell>
            </table:table-row>
            <table:table-row>
              <table:table-cell office:value-type="string">
                <text:p>16:42:03</text:p>
              </table:table-cell>
              <table:table-cell office:value-type="float" office:value="0.046706">
                <text:p>0.046706</text:p>
              </table:table-cell>
              <table:table-cell office:value-type="float" office:value="0.007196">
                <text:p>0.007196</text:p>
              </table:table-cell>
            </table:table-row>
            <table:table-row>
              <table:table-cell office:value-type="string">
                <text:p>16:42:04</text:p>
              </table:table-cell>
              <table:table-cell office:value-type="float" office:value="0.040064">
                <text:p>0.040064</text:p>
              </table:table-cell>
              <table:table-cell office:value-type="float" office:value="0.006467">
                <text:p>0.006467</text:p>
              </table:table-cell>
            </table:table-row>
            <table:table-row>
              <table:table-cell office:value-type="string">
                <text:p>16:42:05</text:p>
              </table:table-cell>
              <table:table-cell office:value-type="float" office:value="0.050545">
                <text:p>0.050545</text:p>
              </table:table-cell>
              <table:table-cell office:value-type="float" office:value="0.008889">
                <text:p>0.008889</text:p>
              </table:table-cell>
            </table:table-row>
            <table:table-row>
              <table:table-cell office:value-type="string">
                <text:p>16:42:06</text:p>
              </table:table-cell>
              <table:table-cell office:value-type="float" office:value="0.40379">
                <text:p>0.40379</text:p>
              </table:table-cell>
              <table:table-cell office:value-type="float" office:value="0.033346">
                <text:p>0.033346</text:p>
              </table:table-cell>
            </table:table-row>
            <table:table-row>
              <table:table-cell office:value-type="string">
                <text:p>16:42:07</text:p>
              </table:table-cell>
              <table:table-cell office:value-type="float" office:value="0.395498">
                <text:p>0.395498</text:p>
              </table:table-cell>
              <table:table-cell office:value-type="float" office:value="0.07304">
                <text:p>0.07304</text:p>
              </table:table-cell>
            </table:table-row>
            <table:table-row>
              <table:table-cell office:value-type="string">
                <text:p>16:42:08</text:p>
              </table:table-cell>
              <table:table-cell office:value-type="float" office:value="0.538435">
                <text:p>0.538435</text:p>
              </table:table-cell>
              <table:table-cell office:value-type="float" office:value="0.108448">
                <text:p>0.108448</text:p>
              </table:table-cell>
            </table:table-row>
            <table:table-row>
              <table:table-cell office:value-type="string">
                <text:p>16:42:09</text:p>
              </table:table-cell>
              <table:table-cell office:value-type="float" office:value="0.72401">
                <text:p>0.72401</text:p>
              </table:table-cell>
              <table:table-cell office:value-type="float" office:value="0.150996">
                <text:p>0.150996</text:p>
              </table:table-cell>
            </table:table-row>
            <table:table-row>
              <table:table-cell office:value-type="string">
                <text:p>16:42:10</text:p>
              </table:table-cell>
              <table:table-cell office:value-type="float" office:value="0.66918">
                <text:p>0.66918</text:p>
              </table:table-cell>
              <table:table-cell office:value-type="float" office:value="0.154598">
                <text:p>0.154598</text:p>
              </table:table-cell>
            </table:table-row>
            <table:table-row>
              <table:table-cell office:value-type="string">
                <text:p>16:42:11</text:p>
              </table:table-cell>
              <table:table-cell office:value-type="float" office:value="0.749389">
                <text:p>0.749389</text:p>
              </table:table-cell>
              <table:table-cell office:value-type="float" office:value="0.130811">
                <text:p>0.130811</text:p>
              </table:table-cell>
            </table:table-row>
            <table:table-row>
              <table:table-cell office:value-type="string">
                <text:p>16:42:12</text:p>
              </table:table-cell>
              <table:table-cell office:value-type="float" office:value="0.780306">
                <text:p>0.780306</text:p>
              </table:table-cell>
              <table:table-cell office:value-type="float" office:value="0.143282">
                <text:p>0.143282</text:p>
              </table:table-cell>
            </table:table-row>
            <table:table-row>
              <table:table-cell office:value-type="string">
                <text:p>16:42:13</text:p>
              </table:table-cell>
              <table:table-cell office:value-type="float" office:value="0.759959">
                <text:p>0.759959</text:p>
              </table:table-cell>
              <table:table-cell office:value-type="float" office:value="0.151659">
                <text:p>0.151659</text:p>
              </table:table-cell>
            </table:table-row>
            <table:table-row>
              <table:table-cell office:value-type="string">
                <text:p>16:42:14</text:p>
              </table:table-cell>
              <table:table-cell office:value-type="float" office:value="0.780809">
                <text:p>0.780809</text:p>
              </table:table-cell>
              <table:table-cell office:value-type="float" office:value="0.148706">
                <text:p>0.148706</text:p>
              </table:table-cell>
            </table:table-row>
            <table:table-row>
              <table:table-cell office:value-type="string">
                <text:p>16:42:15</text:p>
              </table:table-cell>
              <table:table-cell office:value-type="float" office:value="0.739423">
                <text:p>0.739423</text:p>
              </table:table-cell>
              <table:table-cell office:value-type="float" office:value="0.12712">
                <text:p>0.12712</text:p>
              </table:table-cell>
            </table:table-row>
            <table:table-row>
              <table:table-cell office:value-type="string">
                <text:p>16:42:16</text:p>
              </table:table-cell>
              <table:table-cell office:value-type="float" office:value="0.666034">
                <text:p>0.666034</text:p>
              </table:table-cell>
              <table:table-cell office:value-type="float" office:value="0.130773">
                <text:p>0.130773</text:p>
              </table:table-cell>
            </table:table-row>
            <table:table-row>
              <table:table-cell office:value-type="string">
                <text:p>16:42:17</text:p>
              </table:table-cell>
              <table:table-cell office:value-type="float" office:value="0.751311">
                <text:p>0.751311</text:p>
              </table:table-cell>
              <table:table-cell office:value-type="float" office:value="0.088633">
                <text:p>0.088633</text:p>
              </table:table-cell>
            </table:table-row>
            <table:table-row>
              <table:table-cell office:value-type="string">
                <text:p>16:42:18</text:p>
              </table:table-cell>
              <table:table-cell office:value-type="float" office:value="0.792127">
                <text:p>0.792127</text:p>
              </table:table-cell>
              <table:table-cell office:value-type="float" office:value="0.155762">
                <text:p>0.155762</text:p>
              </table:table-cell>
            </table:table-row>
            <table:table-row>
              <table:table-cell office:value-type="string">
                <text:p>16:42:19</text:p>
              </table:table-cell>
              <table:table-cell office:value-type="float" office:value="0.761601">
                <text:p>0.761601</text:p>
              </table:table-cell>
              <table:table-cell office:value-type="float" office:value="0.11818">
                <text:p>0.11818</text:p>
              </table:table-cell>
            </table:table-row>
            <table:table-row>
              <table:table-cell office:value-type="string">
                <text:p>16:42:20</text:p>
              </table:table-cell>
              <table:table-cell office:value-type="float" office:value="0.774866">
                <text:p>0.774866</text:p>
              </table:table-cell>
              <table:table-cell office:value-type="float" office:value="0.167297">
                <text:p>0.167297</text:p>
              </table:table-cell>
            </table:table-row>
            <table:table-row>
              <table:table-cell office:value-type="string">
                <text:p>16:42:21</text:p>
              </table:table-cell>
              <table:table-cell office:value-type="float" office:value="0.894695">
                <text:p>0.894695</text:p>
              </table:table-cell>
              <table:table-cell office:value-type="float" office:value="0.156046">
                <text:p>0.156046</text:p>
              </table:table-cell>
            </table:table-row>
            <table:table-row>
              <table:table-cell office:value-type="string">
                <text:p>16:42:22</text:p>
              </table:table-cell>
              <table:table-cell office:value-type="float" office:value="0.77314">
                <text:p>0.77314</text:p>
              </table:table-cell>
              <table:table-cell office:value-type="float" office:value="0.11469">
                <text:p>0.11469</text:p>
              </table:table-cell>
            </table:table-row>
            <table:table-row>
              <table:table-cell office:value-type="string">
                <text:p>16:42:23</text:p>
              </table:table-cell>
              <table:table-cell office:value-type="float" office:value="0.903395">
                <text:p>0.903395</text:p>
              </table:table-cell>
              <table:table-cell office:value-type="float" office:value="0.18222">
                <text:p>0.18222</text:p>
              </table:table-cell>
            </table:table-row>
            <table:table-row>
              <table:table-cell office:value-type="string">
                <text:p>16:42:24</text:p>
              </table:table-cell>
              <table:table-cell office:value-type="float" office:value="0.894704">
                <text:p>0.894704</text:p>
              </table:table-cell>
              <table:table-cell office:value-type="float" office:value="0.164927">
                <text:p>0.164927</text:p>
              </table:table-cell>
            </table:table-row>
            <table:table-row>
              <table:table-cell office:value-type="string">
                <text:p>16:42:25</text:p>
              </table:table-cell>
              <table:table-cell office:value-type="float" office:value="0.788201">
                <text:p>0.788201</text:p>
              </table:table-cell>
              <table:table-cell office:value-type="float" office:value="0.125139">
                <text:p>0.125139</text:p>
              </table:table-cell>
            </table:table-row>
            <table:table-row>
              <table:table-cell office:value-type="string">
                <text:p>16:42:26</text:p>
              </table:table-cell>
              <table:table-cell office:value-type="float" office:value="0.713332">
                <text:p>0.713332</text:p>
              </table:table-cell>
              <table:table-cell office:value-type="float" office:value="0.135348">
                <text:p>0.135348</text:p>
              </table:table-cell>
            </table:table-row>
            <table:table-row>
              <table:table-cell office:value-type="string">
                <text:p>16:42:27</text:p>
              </table:table-cell>
              <table:table-cell office:value-type="float" office:value="0.831167">
                <text:p>0.831167</text:p>
              </table:table-cell>
              <table:table-cell office:value-type="float" office:value="0.191561">
                <text:p>0.191561</text:p>
              </table:table-cell>
            </table:table-row>
            <table:table-row>
              <table:table-cell office:value-type="string">
                <text:p>16:42:28</text:p>
              </table:table-cell>
              <table:table-cell office:value-type="float" office:value="0.797992">
                <text:p>0.797992</text:p>
              </table:table-cell>
              <table:table-cell office:value-type="float" office:value="0.149408">
                <text:p>0.149408</text:p>
              </table:table-cell>
            </table:table-row>
            <table:table-row>
              <table:table-cell office:value-type="string">
                <text:p>16:42:29</text:p>
              </table:table-cell>
              <table:table-cell office:value-type="float" office:value="0.785068">
                <text:p>0.785068</text:p>
              </table:table-cell>
              <table:table-cell office:value-type="float" office:value="0.095181">
                <text:p>0.095181</text:p>
              </table:table-cell>
            </table:table-row>
            <table:table-row>
              <table:table-cell office:value-type="string">
                <text:p>16:42:30</text:p>
              </table:table-cell>
              <table:table-cell office:value-type="float" office:value="0.843369">
                <text:p>0.843369</text:p>
              </table:table-cell>
              <table:table-cell office:value-type="float" office:value="0.126906">
                <text:p>0.126906</text:p>
              </table:table-cell>
            </table:table-row>
            <table:table-row>
              <table:table-cell office:value-type="string">
                <text:p>16:42:31</text:p>
              </table:table-cell>
              <table:table-cell office:value-type="float" office:value="0.823155">
                <text:p>0.823155</text:p>
              </table:table-cell>
              <table:table-cell office:value-type="float" office:value="0.163223">
                <text:p>0.163223</text:p>
              </table:table-cell>
            </table:table-row>
            <table:table-row>
              <table:table-cell office:value-type="string">
                <text:p>16:42:32</text:p>
              </table:table-cell>
              <table:table-cell office:value-type="float" office:value="0.771434">
                <text:p>0.771434</text:p>
              </table:table-cell>
              <table:table-cell office:value-type="float" office:value="0.132858">
                <text:p>0.132858</text:p>
              </table:table-cell>
            </table:table-row>
            <table:table-row>
              <table:table-cell office:value-type="string">
                <text:p>16:42:33</text:p>
              </table:table-cell>
              <table:table-cell office:value-type="float" office:value="0.765358">
                <text:p>0.765358</text:p>
              </table:table-cell>
              <table:table-cell office:value-type="float" office:value="0.155049">
                <text:p>0.155049</text:p>
              </table:table-cell>
            </table:table-row>
            <table:table-row>
              <table:table-cell office:value-type="string">
                <text:p>16:42:34</text:p>
              </table:table-cell>
              <table:table-cell office:value-type="float" office:value="0.748713">
                <text:p>0.748713</text:p>
              </table:table-cell>
              <table:table-cell office:value-type="float" office:value="0.093045">
                <text:p>0.093045</text:p>
              </table:table-cell>
            </table:table-row>
            <table:table-row>
              <table:table-cell office:value-type="string">
                <text:p>16:42:35</text:p>
              </table:table-cell>
              <table:table-cell office:value-type="float" office:value="0.733201">
                <text:p>0.733201</text:p>
              </table:table-cell>
              <table:table-cell office:value-type="float" office:value="0.090275">
                <text:p>0.090275</text:p>
              </table:table-cell>
            </table:table-row>
            <table:table-row>
              <table:table-cell office:value-type="string">
                <text:p>16:42:36</text:p>
              </table:table-cell>
              <table:table-cell office:value-type="float" office:value="0.698306">
                <text:p>0.698306</text:p>
              </table:table-cell>
              <table:table-cell office:value-type="float" office:value="0.099499">
                <text:p>0.099499</text:p>
              </table:table-cell>
            </table:table-row>
            <table:table-row>
              <table:table-cell office:value-type="string">
                <text:p>16:42:37</text:p>
              </table:table-cell>
              <table:table-cell office:value-type="float" office:value="0.749591">
                <text:p>0.749591</text:p>
              </table:table-cell>
              <table:table-cell office:value-type="float" office:value="0.117355">
                <text:p>0.117355</text:p>
              </table:table-cell>
            </table:table-row>
            <table:table-row>
              <table:table-cell office:value-type="string">
                <text:p>16:42:38</text:p>
              </table:table-cell>
              <table:table-cell office:value-type="float" office:value="0.925696">
                <text:p>0.925696</text:p>
              </table:table-cell>
              <table:table-cell office:value-type="float" office:value="0.082931">
                <text:p>0.082931</text:p>
              </table:table-cell>
            </table:table-row>
            <table:table-row>
              <table:table-cell office:value-type="string">
                <text:p>16:42:39</text:p>
              </table:table-cell>
              <table:table-cell office:value-type="float" office:value="0.763256">
                <text:p>0.763256</text:p>
              </table:table-cell>
              <table:table-cell office:value-type="float" office:value="0.143704">
                <text:p>0.143704</text:p>
              </table:table-cell>
            </table:table-row>
            <table:table-row>
              <table:table-cell office:value-type="string">
                <text:p>16:42:40</text:p>
              </table:table-cell>
              <table:table-cell office:value-type="float" office:value="0.767553">
                <text:p>0.767553</text:p>
              </table:table-cell>
              <table:table-cell office:value-type="float" office:value="0.109144">
                <text:p>0.109144</text:p>
              </table:table-cell>
            </table:table-row>
            <table:table-row>
              <table:table-cell office:value-type="string">
                <text:p>16:42:41</text:p>
              </table:table-cell>
              <table:table-cell office:value-type="float" office:value="0.681288">
                <text:p>0.681288</text:p>
              </table:table-cell>
              <table:table-cell office:value-type="float" office:value="0.084333">
                <text:p>0.084333</text:p>
              </table:table-cell>
            </table:table-row>
            <table:table-row>
              <table:table-cell office:value-type="string">
                <text:p>16:42:42</text:p>
              </table:table-cell>
              <table:table-cell office:value-type="float" office:value="0.672859">
                <text:p>0.672859</text:p>
              </table:table-cell>
              <table:table-cell office:value-type="float" office:value="0.127655">
                <text:p>0.127655</text:p>
              </table:table-cell>
            </table:table-row>
            <table:table-row>
              <table:table-cell office:value-type="string">
                <text:p>16:42:43</text:p>
              </table:table-cell>
              <table:table-cell office:value-type="float" office:value="0.670719">
                <text:p>0.670719</text:p>
              </table:table-cell>
              <table:table-cell office:value-type="float" office:value="0.146108">
                <text:p>0.146108</text:p>
              </table:table-cell>
            </table:table-row>
            <table:table-row>
              <table:table-cell office:value-type="string">
                <text:p>16:42:44</text:p>
              </table:table-cell>
              <table:table-cell office:value-type="float" office:value="0.653781">
                <text:p>0.653781</text:p>
              </table:table-cell>
              <table:table-cell office:value-type="float" office:value="0.081213">
                <text:p>0.081213</text:p>
              </table:table-cell>
            </table:table-row>
            <table:table-row>
              <table:table-cell office:value-type="string">
                <text:p>16:42:45</text:p>
              </table:table-cell>
              <table:table-cell office:value-type="float" office:value="0.63988">
                <text:p>0.63988</text:p>
              </table:table-cell>
              <table:table-cell office:value-type="float" office:value="0.122332">
                <text:p>0.122332</text:p>
              </table:table-cell>
            </table:table-row>
            <table:table-row>
              <table:table-cell office:value-type="string">
                <text:p>16:42:46</text:p>
              </table:table-cell>
              <table:table-cell office:value-type="float" office:value="0.671553">
                <text:p>0.671553</text:p>
              </table:table-cell>
              <table:table-cell office:value-type="float" office:value="0.135512">
                <text:p>0.135512</text:p>
              </table:table-cell>
            </table:table-row>
            <table:table-row>
              <table:table-cell office:value-type="string">
                <text:p>16:42:47</text:p>
              </table:table-cell>
              <table:table-cell office:value-type="float" office:value="0.769224">
                <text:p>0.769224</text:p>
              </table:table-cell>
              <table:table-cell office:value-type="float" office:value="0.14792">
                <text:p>0.14792</text:p>
              </table:table-cell>
            </table:table-row>
            <table:table-row>
              <table:table-cell office:value-type="string">
                <text:p>16:42:48</text:p>
              </table:table-cell>
              <table:table-cell office:value-type="float" office:value="0.686089">
                <text:p>0.686089</text:p>
              </table:table-cell>
              <table:table-cell office:value-type="float" office:value="0.114179">
                <text:p>0.114179</text:p>
              </table:table-cell>
            </table:table-row>
            <table:table-row>
              <table:table-cell office:value-type="string">
                <text:p>16:42:49</text:p>
              </table:table-cell>
              <table:table-cell office:value-type="float" office:value="0.818305">
                <text:p>0.818305</text:p>
              </table:table-cell>
              <table:table-cell office:value-type="float" office:value="0.115899">
                <text:p>0.115899</text:p>
              </table:table-cell>
            </table:table-row>
            <table:table-row>
              <table:table-cell office:value-type="string">
                <text:p>16:42:50</text:p>
              </table:table-cell>
              <table:table-cell office:value-type="float" office:value="0.758156">
                <text:p>0.758156</text:p>
              </table:table-cell>
              <table:table-cell office:value-type="float" office:value="0.119449">
                <text:p>0.119449</text:p>
              </table:table-cell>
            </table:table-row>
            <table:table-row>
              <table:table-cell office:value-type="string">
                <text:p>16:42:51</text:p>
              </table:table-cell>
              <table:table-cell office:value-type="float" office:value="0.812026">
                <text:p>0.812026</text:p>
              </table:table-cell>
              <table:table-cell office:value-type="float" office:value="0.152674">
                <text:p>0.152674</text:p>
              </table:table-cell>
            </table:table-row>
            <table:table-row>
              <table:table-cell office:value-type="string">
                <text:p>16:42:52</text:p>
              </table:table-cell>
              <table:table-cell office:value-type="float" office:value="0.692882">
                <text:p>0.692882</text:p>
              </table:table-cell>
              <table:table-cell office:value-type="float" office:value="0.134998">
                <text:p>0.134998</text:p>
              </table:table-cell>
            </table:table-row>
            <table:table-row>
              <table:table-cell office:value-type="string">
                <text:p>16:42:53</text:p>
              </table:table-cell>
              <table:table-cell office:value-type="float" office:value="0.787875">
                <text:p>0.787875</text:p>
              </table:table-cell>
              <table:table-cell office:value-type="float" office:value="0.123583">
                <text:p>0.123583</text:p>
              </table:table-cell>
            </table:table-row>
            <table:table-row>
              <table:table-cell office:value-type="string">
                <text:p>16:42:54</text:p>
              </table:table-cell>
              <table:table-cell office:value-type="float" office:value="0.825663">
                <text:p>0.825663</text:p>
              </table:table-cell>
              <table:table-cell office:value-type="float" office:value="0.167767">
                <text:p>0.167767</text:p>
              </table:table-cell>
            </table:table-row>
            <table:table-row>
              <table:table-cell office:value-type="string">
                <text:p>16:42:55</text:p>
              </table:table-cell>
              <table:table-cell office:value-type="float" office:value="0.884643">
                <text:p>0.884643</text:p>
              </table:table-cell>
              <table:table-cell office:value-type="float" office:value="0.17419">
                <text:p>0.17419</text:p>
              </table:table-cell>
            </table:table-row>
            <table:table-row>
              <table:table-cell office:value-type="string">
                <text:p>16:42:56</text:p>
              </table:table-cell>
              <table:table-cell office:value-type="float" office:value="0.700569">
                <text:p>0.700569</text:p>
              </table:table-cell>
              <table:table-cell office:value-type="float" office:value="0.132861">
                <text:p>0.132861</text:p>
              </table:table-cell>
            </table:table-row>
            <table:table-row>
              <table:table-cell office:value-type="string">
                <text:p>16:42:57</text:p>
              </table:table-cell>
              <table:table-cell office:value-type="float" office:value="0.816343">
                <text:p>0.816343</text:p>
              </table:table-cell>
              <table:table-cell office:value-type="float" office:value="0.129812">
                <text:p>0.129812</text:p>
              </table:table-cell>
            </table:table-row>
            <table:table-row>
              <table:table-cell office:value-type="string">
                <text:p>16:42:58</text:p>
              </table:table-cell>
              <table:table-cell office:value-type="float" office:value="0.843022">
                <text:p>0.843022</text:p>
              </table:table-cell>
              <table:table-cell office:value-type="float" office:value="0.137398">
                <text:p>0.137398</text:p>
              </table:table-cell>
            </table:table-row>
            <table:table-row>
              <table:table-cell office:value-type="string">
                <text:p>16:42:59</text:p>
              </table:table-cell>
              <table:table-cell office:value-type="float" office:value="0.84545">
                <text:p>0.84545</text:p>
              </table:table-cell>
              <table:table-cell office:value-type="float" office:value="0.102465">
                <text:p>0.102465</text:p>
              </table:table-cell>
            </table:table-row>
            <table:table-row>
              <table:table-cell office:value-type="string">
                <text:p>16:43:00</text:p>
              </table:table-cell>
              <table:table-cell office:value-type="float" office:value="0.806352">
                <text:p>0.806352</text:p>
              </table:table-cell>
              <table:table-cell office:value-type="float" office:value="0.119424">
                <text:p>0.119424</text:p>
              </table:table-cell>
            </table:table-row>
            <table:table-row>
              <table:table-cell office:value-type="string">
                <text:p>16:43:01</text:p>
              </table:table-cell>
              <table:table-cell office:value-type="float" office:value="0.711064">
                <text:p>0.711064</text:p>
              </table:table-cell>
              <table:table-cell office:value-type="float" office:value="0.140834">
                <text:p>0.140834</text:p>
              </table:table-cell>
            </table:table-row>
            <table:table-row>
              <table:table-cell office:value-type="string">
                <text:p>16:43:02</text:p>
              </table:table-cell>
              <table:table-cell office:value-type="float" office:value="0.78212">
                <text:p>0.78212</text:p>
              </table:table-cell>
              <table:table-cell office:value-type="float" office:value="0.154976">
                <text:p>0.154976</text:p>
              </table:table-cell>
            </table:table-row>
            <table:table-row>
              <table:table-cell office:value-type="string">
                <text:p>16:43:03</text:p>
              </table:table-cell>
              <table:table-cell office:value-type="float" office:value="0.902357">
                <text:p>0.902357</text:p>
              </table:table-cell>
              <table:table-cell office:value-type="float" office:value="0.203287">
                <text:p>0.203287</text:p>
              </table:table-cell>
            </table:table-row>
            <table:table-row>
              <table:table-cell office:value-type="string">
                <text:p>16:43:04</text:p>
              </table:table-cell>
              <table:table-cell office:value-type="float" office:value="0.728184">
                <text:p>0.728184</text:p>
              </table:table-cell>
              <table:table-cell office:value-type="float" office:value="0.145825">
                <text:p>0.145825</text:p>
              </table:table-cell>
            </table:table-row>
            <table:table-row>
              <table:table-cell office:value-type="string">
                <text:p>16:43:05</text:p>
              </table:table-cell>
              <table:table-cell office:value-type="float" office:value="0.826178">
                <text:p>0.826178</text:p>
              </table:table-cell>
              <table:table-cell office:value-type="float" office:value="0.111215">
                <text:p>0.111215</text:p>
              </table:table-cell>
            </table:table-row>
            <table:table-row>
              <table:table-cell office:value-type="string">
                <text:p>16:43:06</text:p>
              </table:table-cell>
              <table:table-cell office:value-type="float" office:value="0.835637">
                <text:p>0.835637</text:p>
              </table:table-cell>
              <table:table-cell office:value-type="float" office:value="0.101034">
                <text:p>0.101034</text:p>
              </table:table-cell>
            </table:table-row>
            <table:table-row>
              <table:table-cell office:value-type="string">
                <text:p>16:43:07</text:p>
              </table:table-cell>
              <table:table-cell office:value-type="float" office:value="0.745954">
                <text:p>0.745954</text:p>
              </table:table-cell>
              <table:table-cell office:value-type="float" office:value="0.130226">
                <text:p>0.130226</text:p>
              </table:table-cell>
            </table:table-row>
            <table:table-row>
              <table:table-cell office:value-type="string">
                <text:p>16:43:08</text:p>
              </table:table-cell>
              <table:table-cell office:value-type="float" office:value="0.852108">
                <text:p>0.852108</text:p>
              </table:table-cell>
              <table:table-cell office:value-type="float" office:value="0.178944">
                <text:p>0.178944</text:p>
              </table:table-cell>
            </table:table-row>
            <table:table-row>
              <table:table-cell office:value-type="string">
                <text:p>16:43:09</text:p>
              </table:table-cell>
              <table:table-cell office:value-type="float" office:value="0.787993">
                <text:p>0.787993</text:p>
              </table:table-cell>
              <table:table-cell office:value-type="float" office:value="0.128248">
                <text:p>0.128248</text:p>
              </table:table-cell>
            </table:table-row>
            <table:table-row>
              <table:table-cell office:value-type="string">
                <text:p>16:43:10</text:p>
              </table:table-cell>
              <table:table-cell office:value-type="float" office:value="0.764875">
                <text:p>0.764875</text:p>
              </table:table-cell>
              <table:table-cell office:value-type="float" office:value="0.139351">
                <text:p>0.139351</text:p>
              </table:table-cell>
            </table:table-row>
            <table:table-row>
              <table:table-cell office:value-type="string">
                <text:p>16:43:11</text:p>
              </table:table-cell>
              <table:table-cell office:value-type="float" office:value="0.722372">
                <text:p>0.722372</text:p>
              </table:table-cell>
              <table:table-cell office:value-type="float" office:value="0.106894">
                <text:p>0.106894</text:p>
              </table:table-cell>
            </table:table-row>
            <table:table-row>
              <table:table-cell office:value-type="string">
                <text:p>16:43:12</text:p>
              </table:table-cell>
              <table:table-cell office:value-type="float" office:value="0.778954">
                <text:p>0.778954</text:p>
              </table:table-cell>
              <table:table-cell office:value-type="float" office:value="0.131977">
                <text:p>0.131977</text:p>
              </table:table-cell>
            </table:table-row>
            <table:table-row>
              <table:table-cell office:value-type="string">
                <text:p>16:43:13</text:p>
              </table:table-cell>
              <table:table-cell office:value-type="float" office:value="0.849085">
                <text:p>0.849085</text:p>
              </table:table-cell>
              <table:table-cell office:value-type="float" office:value="0.134689">
                <text:p>0.134689</text:p>
              </table:table-cell>
            </table:table-row>
            <table:table-row>
              <table:table-cell office:value-type="string">
                <text:p>16:43:14</text:p>
              </table:table-cell>
              <table:table-cell office:value-type="float" office:value="0.738596">
                <text:p>0.738596</text:p>
              </table:table-cell>
              <table:table-cell office:value-type="float" office:value="0.079284">
                <text:p>0.079284</text:p>
              </table:table-cell>
            </table:table-row>
            <table:table-row>
              <table:table-cell office:value-type="string">
                <text:p>16:43:15</text:p>
              </table:table-cell>
              <table:table-cell office:value-type="float" office:value="0.708112">
                <text:p>0.708112</text:p>
              </table:table-cell>
              <table:table-cell office:value-type="float" office:value="0.144573">
                <text:p>0.144573</text:p>
              </table:table-cell>
            </table:table-row>
            <table:table-row>
              <table:table-cell office:value-type="string">
                <text:p>16:43:16</text:p>
              </table:table-cell>
              <table:table-cell office:value-type="float" office:value="0.807565">
                <text:p>0.807565</text:p>
              </table:table-cell>
              <table:table-cell office:value-type="float" office:value="0.140674">
                <text:p>0.140674</text:p>
              </table:table-cell>
            </table:table-row>
            <table:table-row>
              <table:table-cell office:value-type="string">
                <text:p>16:43:17</text:p>
              </table:table-cell>
              <table:table-cell office:value-type="float" office:value="0.824138">
                <text:p>0.824138</text:p>
              </table:table-cell>
              <table:table-cell office:value-type="float" office:value="0.184874">
                <text:p>0.184874</text:p>
              </table:table-cell>
            </table:table-row>
            <table:table-row>
              <table:table-cell office:value-type="string">
                <text:p>16:43:18</text:p>
              </table:table-cell>
              <table:table-cell office:value-type="float" office:value="0.813912">
                <text:p>0.813912</text:p>
              </table:table-cell>
              <table:table-cell office:value-type="float" office:value="0.0838">
                <text:p>0.0838</text:p>
              </table:table-cell>
            </table:table-row>
            <table:table-row>
              <table:table-cell office:value-type="string">
                <text:p>16:43:19</text:p>
              </table:table-cell>
              <table:table-cell office:value-type="float" office:value="0.813509">
                <text:p>0.813509</text:p>
              </table:table-cell>
              <table:table-cell office:value-type="float" office:value="0.117655">
                <text:p>0.117655</text:p>
              </table:table-cell>
            </table:table-row>
            <table:table-row>
              <table:table-cell office:value-type="string">
                <text:p>16:43:20</text:p>
              </table:table-cell>
              <table:table-cell office:value-type="float" office:value="1.043871">
                <text:p>1.043871</text:p>
              </table:table-cell>
              <table:table-cell office:value-type="float" office:value="0.127553">
                <text:p>0.127553</text:p>
              </table:table-cell>
            </table:table-row>
            <table:table-row>
              <table:table-cell office:value-type="string">
                <text:p>16:43:21</text:p>
              </table:table-cell>
              <table:table-cell office:value-type="float" office:value="0.971459">
                <text:p>0.971459</text:p>
              </table:table-cell>
              <table:table-cell office:value-type="float" office:value="0.165586">
                <text:p>0.165586</text:p>
              </table:table-cell>
            </table:table-row>
            <table:table-row>
              <table:table-cell office:value-type="string">
                <text:p>16:43:22</text:p>
              </table:table-cell>
              <table:table-cell office:value-type="float" office:value="0.804218">
                <text:p>0.804218</text:p>
              </table:table-cell>
              <table:table-cell office:value-type="float" office:value="0.126795">
                <text:p>0.126795</text:p>
              </table:table-cell>
            </table:table-row>
            <table:table-row>
              <table:table-cell office:value-type="string">
                <text:p>16:43:23</text:p>
              </table:table-cell>
              <table:table-cell office:value-type="float" office:value="0.811921">
                <text:p>0.811921</text:p>
              </table:table-cell>
              <table:table-cell office:value-type="float" office:value="0.160146">
                <text:p>0.160146</text:p>
              </table:table-cell>
            </table:table-row>
            <table:table-row>
              <table:table-cell office:value-type="string">
                <text:p>16:43:24</text:p>
              </table:table-cell>
              <table:table-cell office:value-type="float" office:value="0.801701">
                <text:p>0.801701</text:p>
              </table:table-cell>
              <table:table-cell office:value-type="float" office:value="0.139809">
                <text:p>0.139809</text:p>
              </table:table-cell>
            </table:table-row>
            <table:table-row>
              <table:table-cell office:value-type="string">
                <text:p>16:43:25</text:p>
              </table:table-cell>
              <table:table-cell office:value-type="float" office:value="0.741226">
                <text:p>0.741226</text:p>
              </table:table-cell>
              <table:table-cell office:value-type="float" office:value="0.119176">
                <text:p>0.119176</text:p>
              </table:table-cell>
            </table:table-row>
            <table:table-row>
              <table:table-cell office:value-type="string">
                <text:p>16:43:26</text:p>
              </table:table-cell>
              <table:table-cell office:value-type="float" office:value="0.781145">
                <text:p>0.781145</text:p>
              </table:table-cell>
              <table:table-cell office:value-type="float" office:value="0.142402">
                <text:p>0.142402</text:p>
              </table:table-cell>
            </table:table-row>
            <table:table-row>
              <table:table-cell office:value-type="string">
                <text:p>16:43:27</text:p>
              </table:table-cell>
              <table:table-cell office:value-type="float" office:value="0.692078">
                <text:p>0.692078</text:p>
              </table:table-cell>
              <table:table-cell office:value-type="float" office:value="0.106875">
                <text:p>0.106875</text:p>
              </table:table-cell>
            </table:table-row>
            <table:table-row>
              <table:table-cell office:value-type="string">
                <text:p>16:43:28</text:p>
              </table:table-cell>
              <table:table-cell office:value-type="float" office:value="0.738248">
                <text:p>0.738248</text:p>
              </table:table-cell>
              <table:table-cell office:value-type="float" office:value="0.197827">
                <text:p>0.197827</text:p>
              </table:table-cell>
            </table:table-row>
            <table:table-row>
              <table:table-cell office:value-type="string">
                <text:p>16:43:29</text:p>
              </table:table-cell>
              <table:table-cell office:value-type="float" office:value="0.882683">
                <text:p>0.882683</text:p>
              </table:table-cell>
              <table:table-cell office:value-type="float" office:value="0.109946">
                <text:p>0.109946</text:p>
              </table:table-cell>
            </table:table-row>
            <table:table-row>
              <table:table-cell office:value-type="string">
                <text:p>16:43:30</text:p>
              </table:table-cell>
              <table:table-cell office:value-type="float" office:value="0.842941">
                <text:p>0.842941</text:p>
              </table:table-cell>
              <table:table-cell office:value-type="float" office:value="0.145607">
                <text:p>0.145607</text:p>
              </table:table-cell>
            </table:table-row>
            <table:table-row>
              <table:table-cell office:value-type="string">
                <text:p>16:43:31</text:p>
              </table:table-cell>
              <table:table-cell office:value-type="float" office:value="0.81146">
                <text:p>0.81146</text:p>
              </table:table-cell>
              <table:table-cell office:value-type="float" office:value="0.182711">
                <text:p>0.182711</text:p>
              </table:table-cell>
            </table:table-row>
            <table:table-row>
              <table:table-cell office:value-type="string">
                <text:p>16:43:32</text:p>
              </table:table-cell>
              <table:table-cell office:value-type="float" office:value="0.859114">
                <text:p>0.859114</text:p>
              </table:table-cell>
              <table:table-cell office:value-type="float" office:value="0.132448">
                <text:p>0.132448</text:p>
              </table:table-cell>
            </table:table-row>
            <table:table-row>
              <table:table-cell office:value-type="string">
                <text:p>16:43:33</text:p>
              </table:table-cell>
              <table:table-cell office:value-type="float" office:value="0.743313">
                <text:p>0.743313</text:p>
              </table:table-cell>
              <table:table-cell office:value-type="float" office:value="0.116348">
                <text:p>0.116348</text:p>
              </table:table-cell>
            </table:table-row>
            <table:table-row>
              <table:table-cell office:value-type="string">
                <text:p>16:43:34</text:p>
              </table:table-cell>
              <table:table-cell office:value-type="float" office:value="0.804572">
                <text:p>0.804572</text:p>
              </table:table-cell>
              <table:table-cell office:value-type="float" office:value="0.170007">
                <text:p>0.170007</text:p>
              </table:table-cell>
            </table:table-row>
            <table:table-row>
              <table:table-cell office:value-type="string">
                <text:p>16:43:35</text:p>
              </table:table-cell>
              <table:table-cell office:value-type="float" office:value="0.879113">
                <text:p>0.879113</text:p>
              </table:table-cell>
              <table:table-cell office:value-type="float" office:value="0.120381">
                <text:p>0.120381</text:p>
              </table:table-cell>
            </table:table-row>
            <table:table-row>
              <table:table-cell office:value-type="string">
                <text:p>16:43:36</text:p>
              </table:table-cell>
              <table:table-cell office:value-type="float" office:value="0.751533">
                <text:p>0.751533</text:p>
              </table:table-cell>
              <table:table-cell office:value-type="float" office:value="0.149346">
                <text:p>0.149346</text:p>
              </table:table-cell>
            </table:table-row>
            <table:table-row>
              <table:table-cell office:value-type="string">
                <text:p>16:43:37</text:p>
              </table:table-cell>
              <table:table-cell office:value-type="float" office:value="0.811469">
                <text:p>0.811469</text:p>
              </table:table-cell>
              <table:table-cell office:value-type="float" office:value="0.134154">
                <text:p>0.134154</text:p>
              </table:table-cell>
            </table:table-row>
            <table:table-row>
              <table:table-cell office:value-type="string">
                <text:p>16:43:38</text:p>
              </table:table-cell>
              <table:table-cell office:value-type="float" office:value="0.813382">
                <text:p>0.813382</text:p>
              </table:table-cell>
              <table:table-cell office:value-type="float" office:value="0.149381">
                <text:p>0.149381</text:p>
              </table:table-cell>
            </table:table-row>
            <table:table-row>
              <table:table-cell office:value-type="string">
                <text:p>16:43:39</text:p>
              </table:table-cell>
              <table:table-cell office:value-type="float" office:value="0.73381">
                <text:p>0.73381</text:p>
              </table:table-cell>
              <table:table-cell office:value-type="float" office:value="0.154347">
                <text:p>0.154347</text:p>
              </table:table-cell>
            </table:table-row>
            <table:table-row>
              <table:table-cell office:value-type="string">
                <text:p>16:43:40</text:p>
              </table:table-cell>
              <table:table-cell office:value-type="float" office:value="0.789895">
                <text:p>0.789895</text:p>
              </table:table-cell>
              <table:table-cell office:value-type="float" office:value="0.142157">
                <text:p>0.142157</text:p>
              </table:table-cell>
            </table:table-row>
            <table:table-row>
              <table:table-cell office:value-type="string">
                <text:p>16:43:41</text:p>
              </table:table-cell>
              <table:table-cell office:value-type="float" office:value="0.792816">
                <text:p>0.792816</text:p>
              </table:table-cell>
              <table:table-cell office:value-type="float" office:value="0.097757">
                <text:p>0.097757</text:p>
              </table:table-cell>
            </table:table-row>
            <table:table-row>
              <table:table-cell office:value-type="string">
                <text:p>16:43:42</text:p>
              </table:table-cell>
              <table:table-cell office:value-type="float" office:value="0.874304">
                <text:p>0.874304</text:p>
              </table:table-cell>
              <table:table-cell office:value-type="float" office:value="0.092187">
                <text:p>0.092187</text:p>
              </table:table-cell>
            </table:table-row>
            <table:table-row>
              <table:table-cell office:value-type="string">
                <text:p>16:43:43</text:p>
              </table:table-cell>
              <table:table-cell office:value-type="float" office:value="0.840015">
                <text:p>0.840015</text:p>
              </table:table-cell>
              <table:table-cell office:value-type="float" office:value="0.131322">
                <text:p>0.131322</text:p>
              </table:table-cell>
            </table:table-row>
            <table:table-row>
              <table:table-cell office:value-type="string">
                <text:p>16:43:44</text:p>
              </table:table-cell>
              <table:table-cell office:value-type="float" office:value="0.750596">
                <text:p>0.750596</text:p>
              </table:table-cell>
              <table:table-cell office:value-type="float" office:value="0.158045">
                <text:p>0.158045</text:p>
              </table:table-cell>
            </table:table-row>
            <table:table-row>
              <table:table-cell office:value-type="string">
                <text:p>16:43:45</text:p>
              </table:table-cell>
              <table:table-cell office:value-type="float" office:value="0.644645">
                <text:p>0.644645</text:p>
              </table:table-cell>
              <table:table-cell office:value-type="float" office:value="0.129843">
                <text:p>0.129843</text:p>
              </table:table-cell>
            </table:table-row>
            <table:table-row>
              <table:table-cell office:value-type="string">
                <text:p>16:43:46</text:p>
              </table:table-cell>
              <table:table-cell office:value-type="float" office:value="0.750723">
                <text:p>0.750723</text:p>
              </table:table-cell>
              <table:table-cell office:value-type="float" office:value="0.090986">
                <text:p>0.090986</text:p>
              </table:table-cell>
            </table:table-row>
            <table:table-row>
              <table:table-cell office:value-type="string">
                <text:p>16:43:47</text:p>
              </table:table-cell>
              <table:table-cell office:value-type="float" office:value="0.831142">
                <text:p>0.831142</text:p>
              </table:table-cell>
              <table:table-cell office:value-type="float" office:value="0.108933">
                <text:p>0.108933</text:p>
              </table:table-cell>
            </table:table-row>
            <table:table-row>
              <table:table-cell office:value-type="string">
                <text:p>16:43:48</text:p>
              </table:table-cell>
              <table:table-cell office:value-type="float" office:value="0.846486">
                <text:p>0.846486</text:p>
              </table:table-cell>
              <table:table-cell office:value-type="float" office:value="0.089356">
                <text:p>0.089356</text:p>
              </table:table-cell>
            </table:table-row>
            <table:table-row>
              <table:table-cell office:value-type="string">
                <text:p>16:43:49</text:p>
              </table:table-cell>
              <table:table-cell office:value-type="float" office:value="0.812801">
                <text:p>0.812801</text:p>
              </table:table-cell>
              <table:table-cell office:value-type="float" office:value="0.113738">
                <text:p>0.113738</text:p>
              </table:table-cell>
            </table:table-row>
            <table:table-row>
              <table:table-cell office:value-type="string">
                <text:p>16:43:50</text:p>
              </table:table-cell>
              <table:table-cell office:value-type="float" office:value="0.651276">
                <text:p>0.651276</text:p>
              </table:table-cell>
              <table:table-cell office:value-type="float" office:value="0.092642">
                <text:p>0.092642</text:p>
              </table:table-cell>
            </table:table-row>
            <table:table-row>
              <table:table-cell office:value-type="string">
                <text:p>16:43:51</text:p>
              </table:table-cell>
              <table:table-cell office:value-type="float" office:value="0.770058">
                <text:p>0.770058</text:p>
              </table:table-cell>
              <table:table-cell office:value-type="float" office:value="0.12397">
                <text:p>0.12397</text:p>
              </table:table-cell>
            </table:table-row>
            <table:table-row>
              <table:table-cell office:value-type="string">
                <text:p>16:43:52</text:p>
              </table:table-cell>
              <table:table-cell office:value-type="float" office:value="0.69491">
                <text:p>0.69491</text:p>
              </table:table-cell>
              <table:table-cell office:value-type="float" office:value="0.206631">
                <text:p>0.206631</text:p>
              </table:table-cell>
            </table:table-row>
            <table:table-row>
              <table:table-cell office:value-type="string">
                <text:p>16:43:53</text:p>
              </table:table-cell>
              <table:table-cell office:value-type="float" office:value="0.740625">
                <text:p>0.740625</text:p>
              </table:table-cell>
              <table:table-cell office:value-type="float" office:value="0.178371">
                <text:p>0.178371</text:p>
              </table:table-cell>
            </table:table-row>
            <table:table-row>
              <table:table-cell office:value-type="string">
                <text:p>16:43:54</text:p>
              </table:table-cell>
              <table:table-cell office:value-type="float" office:value="0.837779">
                <text:p>0.837779</text:p>
              </table:table-cell>
              <table:table-cell office:value-type="float" office:value="0.259864">
                <text:p>0.259864</text:p>
              </table:table-cell>
            </table:table-row>
            <table:table-row>
              <table:table-cell office:value-type="string">
                <text:p>16:43:55</text:p>
              </table:table-cell>
              <table:table-cell office:value-type="float" office:value="0.819782">
                <text:p>0.819782</text:p>
              </table:table-cell>
              <table:table-cell office:value-type="float" office:value="0.111242">
                <text:p>0.111242</text:p>
              </table:table-cell>
            </table:table-row>
            <table:table-row>
              <table:table-cell office:value-type="string">
                <text:p>16:43:56</text:p>
              </table:table-cell>
              <table:table-cell office:value-type="float" office:value="0.883579">
                <text:p>0.883579</text:p>
              </table:table-cell>
              <table:table-cell office:value-type="float" office:value="0.147537">
                <text:p>0.147537</text:p>
              </table:table-cell>
            </table:table-row>
            <table:table-row>
              <table:table-cell office:value-type="string">
                <text:p>16:43:57</text:p>
              </table:table-cell>
              <table:table-cell office:value-type="float" office:value="0.754444">
                <text:p>0.754444</text:p>
              </table:table-cell>
              <table:table-cell office:value-type="float" office:value="0.159114">
                <text:p>0.159114</text:p>
              </table:table-cell>
            </table:table-row>
            <table:table-row>
              <table:table-cell office:value-type="string">
                <text:p>16:43:58</text:p>
              </table:table-cell>
              <table:table-cell office:value-type="float" office:value="0.802607">
                <text:p>0.802607</text:p>
              </table:table-cell>
              <table:table-cell office:value-type="float" office:value="0.116163">
                <text:p>0.116163</text:p>
              </table:table-cell>
            </table:table-row>
            <table:table-row>
              <table:table-cell office:value-type="string">
                <text:p>16:43:59</text:p>
              </table:table-cell>
              <table:table-cell office:value-type="float" office:value="0.807581">
                <text:p>0.807581</text:p>
              </table:table-cell>
              <table:table-cell office:value-type="float" office:value="0.122484">
                <text:p>0.122484</text:p>
              </table:table-cell>
            </table:table-row>
            <table:table-row>
              <table:table-cell office:value-type="string">
                <text:p>16:44:00</text:p>
              </table:table-cell>
              <table:table-cell office:value-type="float" office:value="0.84841">
                <text:p>0.84841</text:p>
              </table:table-cell>
              <table:table-cell office:value-type="float" office:value="0.119717">
                <text:p>0.119717</text:p>
              </table:table-cell>
            </table:table-row>
            <table:table-row>
              <table:table-cell office:value-type="string">
                <text:p>16:44:01</text:p>
              </table:table-cell>
              <table:table-cell office:value-type="float" office:value="0.753245">
                <text:p>0.753245</text:p>
              </table:table-cell>
              <table:table-cell office:value-type="float" office:value="0.184271">
                <text:p>0.184271</text:p>
              </table:table-cell>
            </table:table-row>
            <table:table-row>
              <table:table-cell office:value-type="string">
                <text:p>16:44:02</text:p>
              </table:table-cell>
              <table:table-cell office:value-type="float" office:value="0.85957">
                <text:p>0.85957</text:p>
              </table:table-cell>
              <table:table-cell office:value-type="float" office:value="0.214755">
                <text:p>0.214755</text:p>
              </table:table-cell>
            </table:table-row>
            <table:table-row>
              <table:table-cell office:value-type="string">
                <text:p>16:44:03</text:p>
              </table:table-cell>
              <table:table-cell office:value-type="float" office:value="0.850061">
                <text:p>0.850061</text:p>
              </table:table-cell>
              <table:table-cell office:value-type="float" office:value="0.184682">
                <text:p>0.184682</text:p>
              </table:table-cell>
            </table:table-row>
            <table:table-row>
              <table:table-cell office:value-type="string">
                <text:p>16:44:04</text:p>
              </table:table-cell>
              <table:table-cell office:value-type="float" office:value="0.84113">
                <text:p>0.84113</text:p>
              </table:table-cell>
              <table:table-cell office:value-type="float" office:value="0.120757">
                <text:p>0.120757</text:p>
              </table:table-cell>
            </table:table-row>
            <table:table-row>
              <table:table-cell office:value-type="string">
                <text:p>16:44:05</text:p>
              </table:table-cell>
              <table:table-cell office:value-type="float" office:value="0.746224">
                <text:p>0.746224</text:p>
              </table:table-cell>
              <table:table-cell office:value-type="float" office:value="0.114244">
                <text:p>0.114244</text:p>
              </table:table-cell>
            </table:table-row>
            <table:table-row>
              <table:table-cell office:value-type="string">
                <text:p>16:44:06</text:p>
              </table:table-cell>
              <table:table-cell office:value-type="float" office:value="0.698698">
                <text:p>0.698698</text:p>
              </table:table-cell>
              <table:table-cell office:value-type="float" office:value="0.165931">
                <text:p>0.165931</text:p>
              </table:table-cell>
            </table:table-row>
            <table:table-row>
              <table:table-cell office:value-type="string">
                <text:p>16:44:07</text:p>
              </table:table-cell>
              <table:table-cell office:value-type="float" office:value="0.688133">
                <text:p>0.688133</text:p>
              </table:table-cell>
              <table:table-cell office:value-type="float" office:value="0.100706">
                <text:p>0.100706</text:p>
              </table:table-cell>
            </table:table-row>
            <table:table-row>
              <table:table-cell office:value-type="string">
                <text:p>16:44:08</text:p>
              </table:table-cell>
              <table:table-cell office:value-type="float" office:value="0.646827">
                <text:p>0.646827</text:p>
              </table:table-cell>
              <table:table-cell office:value-type="float" office:value="0.09856">
                <text:p>0.09856</text:p>
              </table:table-cell>
            </table:table-row>
            <table:table-row>
              <table:table-cell office:value-type="string">
                <text:p>16:44:09</text:p>
              </table:table-cell>
              <table:table-cell office:value-type="float" office:value="0.750726">
                <text:p>0.750726</text:p>
              </table:table-cell>
              <table:table-cell office:value-type="float" office:value="0.160475">
                <text:p>0.160475</text:p>
              </table:table-cell>
            </table:table-row>
            <table:table-row>
              <table:table-cell office:value-type="string">
                <text:p>16:44:10</text:p>
              </table:table-cell>
              <table:table-cell office:value-type="float" office:value="0.769824">
                <text:p>0.769824</text:p>
              </table:table-cell>
              <table:table-cell office:value-type="float" office:value="0.155778">
                <text:p>0.155778</text:p>
              </table:table-cell>
            </table:table-row>
            <table:table-row>
              <table:table-cell office:value-type="string">
                <text:p>16:44:11</text:p>
              </table:table-cell>
              <table:table-cell office:value-type="float" office:value="0.783753">
                <text:p>0.783753</text:p>
              </table:table-cell>
              <table:table-cell office:value-type="float" office:value="0.212186">
                <text:p>0.212186</text:p>
              </table:table-cell>
            </table:table-row>
            <table:table-row>
              <table:table-cell office:value-type="string">
                <text:p>16:44:12</text:p>
              </table:table-cell>
              <table:table-cell office:value-type="float" office:value="0.710828">
                <text:p>0.710828</text:p>
              </table:table-cell>
              <table:table-cell office:value-type="float" office:value="0.11045">
                <text:p>0.11045</text:p>
              </table:table-cell>
            </table:table-row>
            <table:table-row>
              <table:table-cell office:value-type="string">
                <text:p>16:44:13</text:p>
              </table:table-cell>
              <table:table-cell office:value-type="float" office:value="0.76573">
                <text:p>0.76573</text:p>
              </table:table-cell>
              <table:table-cell office:value-type="float" office:value="0.146827">
                <text:p>0.146827</text:p>
              </table:table-cell>
            </table:table-row>
            <table:table-row>
              <table:table-cell office:value-type="string">
                <text:p>16:44:14</text:p>
              </table:table-cell>
              <table:table-cell office:value-type="float" office:value="0.713959">
                <text:p>0.713959</text:p>
              </table:table-cell>
              <table:table-cell office:value-type="float" office:value="0.127981">
                <text:p>0.127981</text:p>
              </table:table-cell>
            </table:table-row>
            <table:table-row>
              <table:table-cell office:value-type="string">
                <text:p>16:44:15</text:p>
              </table:table-cell>
              <table:table-cell office:value-type="float" office:value="0.768118">
                <text:p>0.768118</text:p>
              </table:table-cell>
              <table:table-cell office:value-type="float" office:value="0.250871">
                <text:p>0.250871</text:p>
              </table:table-cell>
            </table:table-row>
            <table:table-row>
              <table:table-cell office:value-type="string">
                <text:p>16:44:16</text:p>
              </table:table-cell>
              <table:table-cell office:value-type="float" office:value="0.81535">
                <text:p>0.81535</text:p>
              </table:table-cell>
              <table:table-cell office:value-type="float" office:value="0.176322">
                <text:p>0.176322</text:p>
              </table:table-cell>
            </table:table-row>
            <table:table-row>
              <table:table-cell office:value-type="string">
                <text:p>16:44:17</text:p>
              </table:table-cell>
              <table:table-cell office:value-type="float" office:value="0.767697">
                <text:p>0.767697</text:p>
              </table:table-cell>
              <table:table-cell office:value-type="float" office:value="0.124882">
                <text:p>0.124882</text:p>
              </table:table-cell>
            </table:table-row>
            <table:table-row>
              <table:table-cell office:value-type="string">
                <text:p>16:44:18</text:p>
              </table:table-cell>
              <table:table-cell office:value-type="float" office:value="0.751325">
                <text:p>0.751325</text:p>
              </table:table-cell>
              <table:table-cell office:value-type="float" office:value="0.137151">
                <text:p>0.137151</text:p>
              </table:table-cell>
            </table:table-row>
            <table:table-row>
              <table:table-cell office:value-type="string">
                <text:p>16:44:19</text:p>
              </table:table-cell>
              <table:table-cell office:value-type="float" office:value="0.837366">
                <text:p>0.837366</text:p>
              </table:table-cell>
              <table:table-cell office:value-type="float" office:value="0.211522">
                <text:p>0.211522</text:p>
              </table:table-cell>
            </table:table-row>
            <table:table-row>
              <table:table-cell office:value-type="string">
                <text:p>16:44:20</text:p>
              </table:table-cell>
              <table:table-cell office:value-type="float" office:value="0.837299">
                <text:p>0.837299</text:p>
              </table:table-cell>
              <table:table-cell office:value-type="float" office:value="0.094966">
                <text:p>0.094966</text:p>
              </table:table-cell>
            </table:table-row>
            <table:table-row>
              <table:table-cell office:value-type="string">
                <text:p>16:44:21</text:p>
              </table:table-cell>
              <table:table-cell office:value-type="float" office:value="0.759035">
                <text:p>0.759035</text:p>
              </table:table-cell>
              <table:table-cell office:value-type="float" office:value="0.139872">
                <text:p>0.139872</text:p>
              </table:table-cell>
            </table:table-row>
            <table:table-row>
              <table:table-cell office:value-type="string">
                <text:p>16:44:22</text:p>
              </table:table-cell>
              <table:table-cell office:value-type="float" office:value="0.816424">
                <text:p>0.816424</text:p>
              </table:table-cell>
              <table:table-cell office:value-type="float" office:value="0.175103">
                <text:p>0.175103</text:p>
              </table:table-cell>
            </table:table-row>
            <table:table-row>
              <table:table-cell office:value-type="string">
                <text:p>16:44:23</text:p>
              </table:table-cell>
              <table:table-cell office:value-type="float" office:value="0.804201">
                <text:p>0.804201</text:p>
              </table:table-cell>
              <table:table-cell office:value-type="float" office:value="0.163229">
                <text:p>0.163229</text:p>
              </table:table-cell>
            </table:table-row>
            <table:table-row>
              <table:table-cell office:value-type="string">
                <text:p>16:44:24</text:p>
              </table:table-cell>
              <table:table-cell office:value-type="float" office:value="0.910683">
                <text:p>0.910683</text:p>
              </table:table-cell>
              <table:table-cell office:value-type="float" office:value="0.110455">
                <text:p>0.110455</text:p>
              </table:table-cell>
            </table:table-row>
            <table:table-row>
              <table:table-cell office:value-type="string">
                <text:p>16:44:25</text:p>
              </table:table-cell>
              <table:table-cell office:value-type="float" office:value="0.823365">
                <text:p>0.823365</text:p>
              </table:table-cell>
              <table:table-cell office:value-type="float" office:value="0.186851">
                <text:p>0.186851</text:p>
              </table:table-cell>
            </table:table-row>
            <table:table-row>
              <table:table-cell office:value-type="string">
                <text:p>16:44:26</text:p>
              </table:table-cell>
              <table:table-cell office:value-type="float" office:value="0.810799">
                <text:p>0.810799</text:p>
              </table:table-cell>
              <table:table-cell office:value-type="float" office:value="0.125196">
                <text:p>0.125196</text:p>
              </table:table-cell>
            </table:table-row>
            <table:table-row>
              <table:table-cell office:value-type="string">
                <text:p>16:44:27</text:p>
              </table:table-cell>
              <table:table-cell office:value-type="float" office:value="0.736096">
                <text:p>0.736096</text:p>
              </table:table-cell>
              <table:table-cell office:value-type="float" office:value="0.10721">
                <text:p>0.10721</text:p>
              </table:table-cell>
            </table:table-row>
            <table:table-row>
              <table:table-cell office:value-type="string">
                <text:p>16:44:28</text:p>
              </table:table-cell>
              <table:table-cell office:value-type="float" office:value="0.80677">
                <text:p>0.80677</text:p>
              </table:table-cell>
              <table:table-cell office:value-type="float" office:value="0.132426">
                <text:p>0.132426</text:p>
              </table:table-cell>
            </table:table-row>
            <table:table-row>
              <table:table-cell office:value-type="string">
                <text:p>16:44:29</text:p>
              </table:table-cell>
              <table:table-cell office:value-type="float" office:value="0.717006">
                <text:p>0.717006</text:p>
              </table:table-cell>
              <table:table-cell office:value-type="float" office:value="0.098218">
                <text:p>0.098218</text:p>
              </table:table-cell>
            </table:table-row>
            <table:table-row>
              <table:table-cell office:value-type="string">
                <text:p>16:44:30</text:p>
              </table:table-cell>
              <table:table-cell office:value-type="float" office:value="0.770266">
                <text:p>0.770266</text:p>
              </table:table-cell>
              <table:table-cell office:value-type="float" office:value="0.188118">
                <text:p>0.188118</text:p>
              </table:table-cell>
            </table:table-row>
            <table:table-row>
              <table:table-cell office:value-type="string">
                <text:p>16:44:31</text:p>
              </table:table-cell>
              <table:table-cell office:value-type="float" office:value="0.837677">
                <text:p>0.837677</text:p>
              </table:table-cell>
              <table:table-cell office:value-type="float" office:value="0.145033">
                <text:p>0.145033</text:p>
              </table:table-cell>
            </table:table-row>
            <table:table-row>
              <table:table-cell office:value-type="string">
                <text:p>16:44:32</text:p>
              </table:table-cell>
              <table:table-cell office:value-type="float" office:value="0.820235">
                <text:p>0.820235</text:p>
              </table:table-cell>
              <table:table-cell office:value-type="float" office:value="0.150882">
                <text:p>0.150882</text:p>
              </table:table-cell>
            </table:table-row>
            <table:table-row>
              <table:table-cell office:value-type="string">
                <text:p>16:44:33</text:p>
              </table:table-cell>
              <table:table-cell office:value-type="float" office:value="1.096255">
                <text:p>1.096255</text:p>
              </table:table-cell>
              <table:table-cell office:value-type="float" office:value="0.165821">
                <text:p>0.165821</text:p>
              </table:table-cell>
            </table:table-row>
            <table:table-row>
              <table:table-cell office:value-type="string">
                <text:p>16:44:34</text:p>
              </table:table-cell>
              <table:table-cell office:value-type="float" office:value="0.875639">
                <text:p>0.875639</text:p>
              </table:table-cell>
              <table:table-cell office:value-type="float" office:value="0.16959">
                <text:p>0.16959</text:p>
              </table:table-cell>
            </table:table-row>
            <table:table-row>
              <table:table-cell office:value-type="string">
                <text:p>16:44:35</text:p>
              </table:table-cell>
              <table:table-cell office:value-type="float" office:value="0.756573">
                <text:p>0.756573</text:p>
              </table:table-cell>
              <table:table-cell office:value-type="float" office:value="0.151785">
                <text:p>0.151785</text:p>
              </table:table-cell>
            </table:table-row>
            <table:table-row>
              <table:table-cell office:value-type="string">
                <text:p>16:44:36</text:p>
              </table:table-cell>
              <table:table-cell office:value-type="float" office:value="0.801007">
                <text:p>0.801007</text:p>
              </table:table-cell>
              <table:table-cell office:value-type="float" office:value="0.141241">
                <text:p>0.141241</text:p>
              </table:table-cell>
            </table:table-row>
            <table:table-row>
              <table:table-cell office:value-type="string">
                <text:p>16:44:37</text:p>
              </table:table-cell>
              <table:table-cell office:value-type="float" office:value="0.778928">
                <text:p>0.778928</text:p>
              </table:table-cell>
              <table:table-cell office:value-type="float" office:value="0.123182">
                <text:p>0.123182</text:p>
              </table:table-cell>
            </table:table-row>
            <table:table-row>
              <table:table-cell office:value-type="string">
                <text:p>16:44:38</text:p>
              </table:table-cell>
              <table:table-cell office:value-type="float" office:value="0.965312">
                <text:p>0.965312</text:p>
              </table:table-cell>
              <table:table-cell office:value-type="float" office:value="0.164249">
                <text:p>0.164249</text:p>
              </table:table-cell>
            </table:table-row>
            <table:table-row>
              <table:table-cell office:value-type="string">
                <text:p>16:44:39</text:p>
              </table:table-cell>
              <table:table-cell office:value-type="float" office:value="0.919904">
                <text:p>0.919904</text:p>
              </table:table-cell>
              <table:table-cell office:value-type="float" office:value="0.210996">
                <text:p>0.210996</text:p>
              </table:table-cell>
            </table:table-row>
            <table:table-row>
              <table:table-cell office:value-type="string">
                <text:p>16:44:40</text:p>
              </table:table-cell>
              <table:table-cell office:value-type="float" office:value="0.859124">
                <text:p>0.859124</text:p>
              </table:table-cell>
              <table:table-cell office:value-type="float" office:value="0.166787">
                <text:p>0.166787</text:p>
              </table:table-cell>
            </table:table-row>
            <table:table-row>
              <table:table-cell office:value-type="string">
                <text:p>16:44:41</text:p>
              </table:table-cell>
              <table:table-cell office:value-type="float" office:value="0.864786">
                <text:p>0.864786</text:p>
              </table:table-cell>
              <table:table-cell office:value-type="float" office:value="0.13178">
                <text:p>0.13178</text:p>
              </table:table-cell>
            </table:table-row>
            <table:table-row>
              <table:table-cell office:value-type="string">
                <text:p>16:44:42</text:p>
              </table:table-cell>
              <table:table-cell office:value-type="float" office:value="0.791848">
                <text:p>0.791848</text:p>
              </table:table-cell>
              <table:table-cell office:value-type="float" office:value="0.207321">
                <text:p>0.207321</text:p>
              </table:table-cell>
            </table:table-row>
            <table:table-row>
              <table:table-cell office:value-type="string">
                <text:p>16:44:43</text:p>
              </table:table-cell>
              <table:table-cell office:value-type="float" office:value="0.750261">
                <text:p>0.750261</text:p>
              </table:table-cell>
              <table:table-cell office:value-type="float" office:value="0.221413">
                <text:p>0.221413</text:p>
              </table:table-cell>
            </table:table-row>
            <table:table-row>
              <table:table-cell office:value-type="string">
                <text:p>16:44:44</text:p>
              </table:table-cell>
              <table:table-cell office:value-type="float" office:value="0.971945">
                <text:p>0.971945</text:p>
              </table:table-cell>
              <table:table-cell office:value-type="float" office:value="0.186108">
                <text:p>0.186108</text:p>
              </table:table-cell>
            </table:table-row>
            <table:table-row>
              <table:table-cell office:value-type="string">
                <text:p>16:44:45</text:p>
              </table:table-cell>
              <table:table-cell office:value-type="float" office:value="0.951208">
                <text:p>0.951208</text:p>
              </table:table-cell>
              <table:table-cell office:value-type="float" office:value="0.244988">
                <text:p>0.244988</text:p>
              </table:table-cell>
            </table:table-row>
            <table:table-row>
              <table:table-cell office:value-type="string">
                <text:p>16:44:46</text:p>
              </table:table-cell>
              <table:table-cell office:value-type="float" office:value="0.8234">
                <text:p>0.8234</text:p>
              </table:table-cell>
              <table:table-cell office:value-type="float" office:value="0.190013">
                <text:p>0.190013</text:p>
              </table:table-cell>
            </table:table-row>
            <table:table-row>
              <table:table-cell office:value-type="string">
                <text:p>16:44:47</text:p>
              </table:table-cell>
              <table:table-cell office:value-type="float" office:value="0.759603">
                <text:p>0.759603</text:p>
              </table:table-cell>
              <table:table-cell office:value-type="float" office:value="0.140948">
                <text:p>0.140948</text:p>
              </table:table-cell>
            </table:table-row>
            <table:table-row>
              <table:table-cell office:value-type="string">
                <text:p>16:44:48</text:p>
              </table:table-cell>
              <table:table-cell office:value-type="float" office:value="0.854873">
                <text:p>0.854873</text:p>
              </table:table-cell>
              <table:table-cell office:value-type="float" office:value="0.132249">
                <text:p>0.132249</text:p>
              </table:table-cell>
            </table:table-row>
            <table:table-row>
              <table:table-cell office:value-type="string">
                <text:p>16:44:49</text:p>
              </table:table-cell>
              <table:table-cell office:value-type="float" office:value="0.819043">
                <text:p>0.819043</text:p>
              </table:table-cell>
              <table:table-cell office:value-type="float" office:value="0.158429">
                <text:p>0.158429</text:p>
              </table:table-cell>
            </table:table-row>
            <table:table-row>
              <table:table-cell office:value-type="string">
                <text:p>16:44:50</text:p>
              </table:table-cell>
              <table:table-cell office:value-type="float" office:value="0.809306">
                <text:p>0.809306</text:p>
              </table:table-cell>
              <table:table-cell office:value-type="float" office:value="0.137382">
                <text:p>0.137382</text:p>
              </table:table-cell>
            </table:table-row>
            <table:table-row>
              <table:table-cell office:value-type="string">
                <text:p>16:44:51</text:p>
              </table:table-cell>
              <table:table-cell office:value-type="float" office:value="0.889027">
                <text:p>0.889027</text:p>
              </table:table-cell>
              <table:table-cell office:value-type="float" office:value="0.173061">
                <text:p>0.173061</text:p>
              </table:table-cell>
            </table:table-row>
            <table:table-row>
              <table:table-cell office:value-type="string">
                <text:p>16:44:52</text:p>
              </table:table-cell>
              <table:table-cell office:value-type="float" office:value="0.769878">
                <text:p>0.769878</text:p>
              </table:table-cell>
              <table:table-cell office:value-type="float" office:value="0.121784">
                <text:p>0.121784</text:p>
              </table:table-cell>
            </table:table-row>
            <table:table-row>
              <table:table-cell office:value-type="string">
                <text:p>16:44:53</text:p>
              </table:table-cell>
              <table:table-cell office:value-type="float" office:value="0.762848">
                <text:p>0.762848</text:p>
              </table:table-cell>
              <table:table-cell office:value-type="float" office:value="0.135251">
                <text:p>0.135251</text:p>
              </table:table-cell>
            </table:table-row>
            <table:table-row>
              <table:table-cell office:value-type="string">
                <text:p>16:44:54</text:p>
              </table:table-cell>
              <table:table-cell office:value-type="float" office:value="0.753239">
                <text:p>0.753239</text:p>
              </table:table-cell>
              <table:table-cell office:value-type="float" office:value="0.139666">
                <text:p>0.139666</text:p>
              </table:table-cell>
            </table:table-row>
            <table:table-row>
              <table:table-cell office:value-type="string">
                <text:p>16:44:55</text:p>
              </table:table-cell>
              <table:table-cell office:value-type="float" office:value="0.820853">
                <text:p>0.820853</text:p>
              </table:table-cell>
              <table:table-cell office:value-type="float" office:value="0.148328">
                <text:p>0.148328</text:p>
              </table:table-cell>
            </table:table-row>
            <table:table-row>
              <table:table-cell office:value-type="string">
                <text:p>16:44:56</text:p>
              </table:table-cell>
              <table:table-cell office:value-type="float" office:value="1.065056">
                <text:p>1.065056</text:p>
              </table:table-cell>
              <table:table-cell office:value-type="float" office:value="0.198824">
                <text:p>0.198824</text:p>
              </table:table-cell>
            </table:table-row>
            <table:table-row>
              <table:table-cell office:value-type="string">
                <text:p>16:44:57</text:p>
              </table:table-cell>
              <table:table-cell office:value-type="float" office:value="0.964167">
                <text:p>0.964167</text:p>
              </table:table-cell>
              <table:table-cell office:value-type="float" office:value="0.094855">
                <text:p>0.094855</text:p>
              </table:table-cell>
            </table:table-row>
            <table:table-row>
              <table:table-cell office:value-type="string">
                <text:p>16:44:58</text:p>
              </table:table-cell>
              <table:table-cell office:value-type="float" office:value="0.998168">
                <text:p>0.998168</text:p>
              </table:table-cell>
              <table:table-cell office:value-type="float" office:value="0.107711">
                <text:p>0.107711</text:p>
              </table:table-cell>
            </table:table-row>
            <table:table-row>
              <table:table-cell office:value-type="string">
                <text:p>16:44:59</text:p>
              </table:table-cell>
              <table:table-cell office:value-type="float" office:value="0.789803">
                <text:p>0.789803</text:p>
              </table:table-cell>
              <table:table-cell office:value-type="float" office:value="0.169149">
                <text:p>0.169149</text:p>
              </table:table-cell>
            </table:table-row>
            <table:table-row>
              <table:table-cell office:value-type="string">
                <text:p>16:45:00</text:p>
              </table:table-cell>
              <table:table-cell office:value-type="float" office:value="0.796919">
                <text:p>0.796919</text:p>
              </table:table-cell>
              <table:table-cell office:value-type="float" office:value="0.138434">
                <text:p>0.138434</text:p>
              </table:table-cell>
            </table:table-row>
            <table:table-row>
              <table:table-cell office:value-type="string">
                <text:p>16:45:01</text:p>
              </table:table-cell>
              <table:table-cell office:value-type="float" office:value="0.762385">
                <text:p>0.762385</text:p>
              </table:table-cell>
              <table:table-cell office:value-type="float" office:value="0.118276">
                <text:p>0.118276</text:p>
              </table:table-cell>
            </table:table-row>
            <table:table-row>
              <table:table-cell office:value-type="string">
                <text:p>16:45:02</text:p>
              </table:table-cell>
              <table:table-cell office:value-type="float" office:value="0.851262">
                <text:p>0.851262</text:p>
              </table:table-cell>
              <table:table-cell office:value-type="float" office:value="0.096509">
                <text:p>0.096509</text:p>
              </table:table-cell>
            </table:table-row>
            <table:table-row>
              <table:table-cell office:value-type="string">
                <text:p>16:45:03</text:p>
              </table:table-cell>
              <table:table-cell office:value-type="float" office:value="0.773932">
                <text:p>0.773932</text:p>
              </table:table-cell>
              <table:table-cell office:value-type="float" office:value="0.121886">
                <text:p>0.121886</text:p>
              </table:table-cell>
            </table:table-row>
            <table:table-row>
              <table:table-cell office:value-type="string">
                <text:p>16:45:04</text:p>
              </table:table-cell>
              <table:table-cell office:value-type="float" office:value="0.785635">
                <text:p>0.785635</text:p>
              </table:table-cell>
              <table:table-cell office:value-type="float" office:value="0.136188">
                <text:p>0.136188</text:p>
              </table:table-cell>
            </table:table-row>
            <table:table-row>
              <table:table-cell office:value-type="string">
                <text:p>16:45:05</text:p>
              </table:table-cell>
              <table:table-cell office:value-type="float" office:value="0.781172">
                <text:p>0.781172</text:p>
              </table:table-cell>
              <table:table-cell office:value-type="float" office:value="0.114918">
                <text:p>0.114918</text:p>
              </table:table-cell>
            </table:table-row>
            <table:table-row>
              <table:table-cell office:value-type="string">
                <text:p>16:45:06</text:p>
              </table:table-cell>
              <table:table-cell office:value-type="float" office:value="0.830049">
                <text:p>0.830049</text:p>
              </table:table-cell>
              <table:table-cell office:value-type="float" office:value="0.157713">
                <text:p>0.157713</text:p>
              </table:table-cell>
            </table:table-row>
            <table:table-row>
              <table:table-cell office:value-type="string">
                <text:p>16:45:07</text:p>
              </table:table-cell>
              <table:table-cell office:value-type="float" office:value="0.671384">
                <text:p>0.671384</text:p>
              </table:table-cell>
              <table:table-cell office:value-type="float" office:value="0.14788">
                <text:p>0.14788</text:p>
              </table:table-cell>
            </table:table-row>
            <table:table-row>
              <table:table-cell office:value-type="string">
                <text:p>16:45:08</text:p>
              </table:table-cell>
              <table:table-cell office:value-type="float" office:value="0.861849">
                <text:p>0.861849</text:p>
              </table:table-cell>
              <table:table-cell office:value-type="float" office:value="0.126678">
                <text:p>0.126678</text:p>
              </table:table-cell>
            </table:table-row>
            <table:table-row>
              <table:table-cell office:value-type="string">
                <text:p>16:45:09</text:p>
              </table:table-cell>
              <table:table-cell office:value-type="float" office:value="0.821489">
                <text:p>0.821489</text:p>
              </table:table-cell>
              <table:table-cell office:value-type="float" office:value="0.109813">
                <text:p>0.109813</text:p>
              </table:table-cell>
            </table:table-row>
            <table:table-row>
              <table:table-cell office:value-type="string">
                <text:p>16:45:10</text:p>
              </table:table-cell>
              <table:table-cell office:value-type="float" office:value="0.768699">
                <text:p>0.768699</text:p>
              </table:table-cell>
              <table:table-cell office:value-type="float" office:value="0.164161">
                <text:p>0.164161</text:p>
              </table:table-cell>
            </table:table-row>
            <table:table-row>
              <table:table-cell office:value-type="string">
                <text:p>16:45:11</text:p>
              </table:table-cell>
              <table:table-cell office:value-type="float" office:value="0.821699">
                <text:p>0.821699</text:p>
              </table:table-cell>
              <table:table-cell office:value-type="float" office:value="0.135522">
                <text:p>0.135522</text:p>
              </table:table-cell>
            </table:table-row>
            <table:table-row>
              <table:table-cell office:value-type="string">
                <text:p>16:45:12</text:p>
              </table:table-cell>
              <table:table-cell office:value-type="float" office:value="0.8766">
                <text:p>0.8766</text:p>
              </table:table-cell>
              <table:table-cell office:value-type="float" office:value="0.125935">
                <text:p>0.125935</text:p>
              </table:table-cell>
            </table:table-row>
            <table:table-row>
              <table:table-cell office:value-type="string">
                <text:p>16:45:13</text:p>
              </table:table-cell>
              <table:table-cell office:value-type="float" office:value="0.834836">
                <text:p>0.834836</text:p>
              </table:table-cell>
              <table:table-cell office:value-type="float" office:value="0.129919">
                <text:p>0.129919</text:p>
              </table:table-cell>
            </table:table-row>
            <table:table-row>
              <table:table-cell office:value-type="string">
                <text:p>16:45:14</text:p>
              </table:table-cell>
              <table:table-cell office:value-type="float" office:value="0.7773">
                <text:p>0.7773</text:p>
              </table:table-cell>
              <table:table-cell office:value-type="float" office:value="0.128884">
                <text:p>0.128884</text:p>
              </table:table-cell>
            </table:table-row>
            <table:table-row>
              <table:table-cell office:value-type="string">
                <text:p>16:45:15</text:p>
              </table:table-cell>
              <table:table-cell office:value-type="float" office:value="0.761818">
                <text:p>0.761818</text:p>
              </table:table-cell>
              <table:table-cell office:value-type="float" office:value="0.105433">
                <text:p>0.105433</text:p>
              </table:table-cell>
            </table:table-row>
            <table:table-row>
              <table:table-cell office:value-type="string">
                <text:p>16:45:16</text:p>
              </table:table-cell>
              <table:table-cell office:value-type="float" office:value="0.695002">
                <text:p>0.695002</text:p>
              </table:table-cell>
              <table:table-cell office:value-type="float" office:value="0.075485">
                <text:p>0.075485</text:p>
              </table:table-cell>
            </table:table-row>
            <table:table-row>
              <table:table-cell office:value-type="string">
                <text:p>16:45:17</text:p>
              </table:table-cell>
              <table:table-cell office:value-type="float" office:value="0.965814">
                <text:p>0.965814</text:p>
              </table:table-cell>
              <table:table-cell office:value-type="float" office:value="0.078122">
                <text:p>0.078122</text:p>
              </table:table-cell>
            </table:table-row>
            <table:table-row>
              <table:table-cell office:value-type="string">
                <text:p>16:45:18</text:p>
              </table:table-cell>
              <table:table-cell office:value-type="float" office:value="2.260418">
                <text:p>2.260418</text:p>
              </table:table-cell>
              <table:table-cell office:value-type="float" office:value="0.056645">
                <text:p>0.056645</text:p>
              </table:table-cell>
            </table:table-row>
            <table:table-row>
              <table:table-cell office:value-type="string">
                <text:p>16:45:19</text:p>
              </table:table-cell>
              <table:table-cell office:value-type="float" office:value="4.575495">
                <text:p>4.575495</text:p>
              </table:table-cell>
              <table:table-cell office:value-type="float" office:value="0.037963">
                <text:p>0.037963</text:p>
              </table:table-cell>
            </table:table-row>
            <table:table-row>
              <table:table-cell office:value-type="string">
                <text:p>16:45:20</text:p>
              </table:table-cell>
              <table:table-cell office:value-type="float" office:value="3.384872">
                <text:p>3.384872</text:p>
              </table:table-cell>
              <table:table-cell office:value-type="float" office:value="0.030465">
                <text:p>0.030465</text:p>
              </table:table-cell>
            </table:table-row>
            <table:table-row>
              <table:table-cell office:value-type="string">
                <text:p>16:45:21</text:p>
              </table:table-cell>
              <table:table-cell office:value-type="float" office:value="5.630903">
                <text:p>5.630903</text:p>
              </table:table-cell>
              <table:table-cell office:value-type="float" office:value="0.042732">
                <text:p>0.042732</text:p>
              </table:table-cell>
            </table:table-row>
            <table:table-row>
              <table:table-cell office:value-type="string">
                <text:p>16:45:22</text:p>
              </table:table-cell>
              <table:table-cell office:value-type="float" office:value="4.530968">
                <text:p>4.530968</text:p>
              </table:table-cell>
              <table:table-cell office:value-type="float" office:value="0.034549">
                <text:p>0.034549</text:p>
              </table:table-cell>
            </table:table-row>
            <table:table-row>
              <table:table-cell office:value-type="string">
                <text:p>16:45:23</text:p>
              </table:table-cell>
              <table:table-cell office:value-type="float" office:value="4.816577">
                <text:p>4.816577</text:p>
              </table:table-cell>
              <table:table-cell office:value-type="float" office:value="0.030631">
                <text:p>0.030631</text:p>
              </table:table-cell>
            </table:table-row>
            <table:table-row>
              <table:table-cell office:value-type="string">
                <text:p>16:45:24</text:p>
              </table:table-cell>
              <table:table-cell office:value-type="float" office:value="5.093911">
                <text:p>5.093911</text:p>
              </table:table-cell>
              <table:table-cell office:value-type="float" office:value="0.020874">
                <text:p>0.020874</text:p>
              </table:table-cell>
            </table:table-row>
            <table:table-row>
              <table:table-cell office:value-type="string">
                <text:p>16:45:25</text:p>
              </table:table-cell>
              <table:table-cell office:value-type="float" office:value="4.795383">
                <text:p>4.795383</text:p>
              </table:table-cell>
              <table:table-cell office:value-type="float" office:value="0.012375">
                <text:p>0.012375</text:p>
              </table:table-cell>
            </table:table-row>
            <table:table-row>
              <table:table-cell office:value-type="string">
                <text:p>16:45:26</text:p>
              </table:table-cell>
              <table:table-cell office:value-type="float" office:value="4.568593">
                <text:p>4.568593</text:p>
              </table:table-cell>
              <table:table-cell office:value-type="float" office:value="0.012582">
                <text:p>0.012582</text:p>
              </table:table-cell>
            </table:table-row>
            <table:table-row>
              <table:table-cell office:value-type="string">
                <text:p>16:45:27</text:p>
              </table:table-cell>
              <table:table-cell office:value-type="float" office:value="4.630313">
                <text:p>4.630313</text:p>
              </table:table-cell>
              <table:table-cell office:value-type="float" office:value="0.011684">
                <text:p>0.011684</text:p>
              </table:table-cell>
            </table:table-row>
            <table:table-row>
              <table:table-cell office:value-type="string">
                <text:p>16:45:28</text:p>
              </table:table-cell>
              <table:table-cell office:value-type="float" office:value="4.73647">
                <text:p>4.73647</text:p>
              </table:table-cell>
              <table:table-cell office:value-type="float" office:value="0.010628">
                <text:p>0.010628</text:p>
              </table:table-cell>
            </table:table-row>
            <table:table-row>
              <table:table-cell office:value-type="string">
                <text:p>16:45:29</text:p>
              </table:table-cell>
              <table:table-cell office:value-type="float" office:value="4.121905">
                <text:p>4.121905</text:p>
              </table:table-cell>
              <table:table-cell office:value-type="float" office:value="0.007678">
                <text:p>0.007678</text:p>
              </table:table-cell>
            </table:table-row>
            <table:table-row>
              <table:table-cell office:value-type="string">
                <text:p>16:45:30</text:p>
              </table:table-cell>
              <table:table-cell office:value-type="float" office:value="4.169377">
                <text:p>4.169377</text:p>
              </table:table-cell>
              <table:table-cell office:value-type="float" office:value="0.006131">
                <text:p>0.006131</text:p>
              </table:table-cell>
            </table:table-row>
            <table:table-row>
              <table:table-cell office:value-type="string">
                <text:p>16:45:31</text:p>
              </table:table-cell>
              <table:table-cell office:value-type="float" office:value="5.308916">
                <text:p>5.308916</text:p>
              </table:table-cell>
              <table:table-cell office:value-type="float" office:value="0.004384">
                <text:p>0.004384</text:p>
              </table:table-cell>
            </table:table-row>
            <table:table-row>
              <table:table-cell office:value-type="string">
                <text:p>16:45:32</text:p>
              </table:table-cell>
              <table:table-cell office:value-type="float" office:value="5.933967">
                <text:p>5.933967</text:p>
              </table:table-cell>
              <table:table-cell office:value-type="float" office:value="0.006112">
                <text:p>0.006112</text:p>
              </table:table-cell>
            </table:table-row>
            <table:table-row>
              <table:table-cell office:value-type="string">
                <text:p>16:45:33</text:p>
              </table:table-cell>
              <table:table-cell office:value-type="float" office:value="5.077697">
                <text:p>5.077697</text:p>
              </table:table-cell>
              <table:table-cell office:value-type="float" office:value="0.006157">
                <text:p>0.006157</text:p>
              </table:table-cell>
            </table:table-row>
            <table:table-row>
              <table:table-cell office:value-type="string">
                <text:p>16:45:34</text:p>
              </table:table-cell>
              <table:table-cell office:value-type="float" office:value="5.178917">
                <text:p>5.178917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string">
                <text:p>16:45:35</text:p>
              </table:table-cell>
              <table:table-cell office:value-type="float" office:value="5.161191">
                <text:p>5.161191</text:p>
              </table:table-cell>
              <table:table-cell office:value-type="float" office:value="0.007704">
                <text:p>0.007704</text:p>
              </table:table-cell>
            </table:table-row>
            <table:table-row>
              <table:table-cell office:value-type="string">
                <text:p>16:45:36</text:p>
              </table:table-cell>
              <table:table-cell office:value-type="float" office:value="5.406473">
                <text:p>5.406473</text:p>
              </table:table-cell>
              <table:table-cell office:value-type="float" office:value="0.018126">
                <text:p>0.018126</text:p>
              </table:table-cell>
            </table:table-row>
            <table:table-row>
              <table:table-cell office:value-type="string">
                <text:p>16:45:37</text:p>
              </table:table-cell>
              <table:table-cell office:value-type="float" office:value="5.18114">
                <text:p>5.18114</text:p>
              </table:table-cell>
              <table:table-cell office:value-type="float" office:value="0.005524">
                <text:p>0.005524</text:p>
              </table:table-cell>
            </table:table-row>
            <table:table-row>
              <table:table-cell office:value-type="string">
                <text:p>16:45:38</text:p>
              </table:table-cell>
              <table:table-cell office:value-type="float" office:value="4.140265">
                <text:p>4.140265</text:p>
              </table:table-cell>
              <table:table-cell office:value-type="float" office:value="0.005619">
                <text:p>0.005619</text:p>
              </table:table-cell>
            </table:table-row>
            <table:table-row>
              <table:table-cell office:value-type="string">
                <text:p>16:45:39</text:p>
              </table:table-cell>
              <table:table-cell office:value-type="float" office:value="5.560998">
                <text:p>5.560998</text:p>
              </table:table-cell>
              <table:table-cell office:value-type="float" office:value="0.005796">
                <text:p>0.005796</text:p>
              </table:table-cell>
            </table:table-row>
            <table:table-row>
              <table:table-cell office:value-type="string">
                <text:p>16:45:40</text:p>
              </table:table-cell>
              <table:table-cell office:value-type="float" office:value="2.310038">
                <text:p>2.310038</text:p>
              </table:table-cell>
              <table:table-cell office:value-type="float" office:value="0.011086">
                <text:p>0.011086</text:p>
              </table:table-cell>
            </table:table-row>
            <table:table-row>
              <table:table-cell office:value-type="string">
                <text:p>16:45:41</text:p>
              </table:table-cell>
              <table:table-cell office:value-type="float" office:value="3.974904">
                <text:p>3.974904</text:p>
              </table:table-cell>
              <table:table-cell office:value-type="float" office:value="0.012762">
                <text:p>0.012762</text:p>
              </table:table-cell>
            </table:table-row>
            <table:table-row>
              <table:table-cell office:value-type="string">
                <text:p>16:45:42</text:p>
              </table:table-cell>
              <table:table-cell office:value-type="float" office:value="3.941694">
                <text:p>3.941694</text:p>
              </table:table-cell>
              <table:table-cell office:value-type="float" office:value="0.00485">
                <text:p>0.00485</text:p>
              </table:table-cell>
            </table:table-row>
            <table:table-row>
              <table:table-cell office:value-type="string">
                <text:p>16:45:43</text:p>
              </table:table-cell>
              <table:table-cell office:value-type="float" office:value="4.924545">
                <text:p>4.924545</text:p>
              </table:table-cell>
              <table:table-cell office:value-type="float" office:value="0.004297">
                <text:p>0.004297</text:p>
              </table:table-cell>
            </table:table-row>
            <table:table-row>
              <table:table-cell office:value-type="string">
                <text:p>16:45:44</text:p>
              </table:table-cell>
              <table:table-cell office:value-type="float" office:value="1.703268">
                <text:p>1.703268</text:p>
              </table:table-cell>
              <table:table-cell office:value-type="float" office:value="0.011797">
                <text:p>0.011797</text:p>
              </table:table-cell>
            </table:table-row>
            <table:table-row>
              <table:table-cell office:value-type="string">
                <text:p>16:45:45</text:p>
              </table:table-cell>
              <table:table-cell office:value-type="float" office:value="3.053655">
                <text:p>3.053655</text:p>
              </table:table-cell>
              <table:table-cell office:value-type="float" office:value="0.006911">
                <text:p>0.006911</text:p>
              </table:table-cell>
            </table:table-row>
            <table:table-row>
              <table:table-cell office:value-type="string">
                <text:p>16:45:46</text:p>
              </table:table-cell>
              <table:table-cell office:value-type="float" office:value="2.600699">
                <text:p>2.600699</text:p>
              </table:table-cell>
              <table:table-cell office:value-type="float" office:value="0.005002">
                <text:p>0.005002</text:p>
              </table:table-cell>
            </table:table-row>
            <table:table-row>
              <table:table-cell office:value-type="string">
                <text:p>16:45:47</text:p>
              </table:table-cell>
              <table:table-cell office:value-type="float" office:value="3.073923">
                <text:p>3.073923</text:p>
              </table:table-cell>
              <table:table-cell office:value-type="float" office:value="0.007698">
                <text:p>0.007698</text:p>
              </table:table-cell>
            </table:table-row>
            <table:table-row>
              <table:table-cell office:value-type="string">
                <text:p>16:45:48</text:p>
              </table:table-cell>
              <table:table-cell office:value-type="float" office:value="3.515837">
                <text:p>3.515837</text:p>
              </table:table-cell>
              <table:table-cell office:value-type="float" office:value="0.010071">
                <text:p>0.010071</text:p>
              </table:table-cell>
            </table:table-row>
            <table:table-row>
              <table:table-cell office:value-type="string">
                <text:p>16:45:49</text:p>
              </table:table-cell>
              <table:table-cell office:value-type="float" office:value="5.505273">
                <text:p>5.505273</text:p>
              </table:table-cell>
              <table:table-cell office:value-type="float" office:value="0.00452">
                <text:p>0.00452</text:p>
              </table:table-cell>
            </table:table-row>
            <table:table-row>
              <table:table-cell office:value-type="string">
                <text:p>16:45:50</text:p>
              </table:table-cell>
              <table:table-cell office:value-type="float" office:value="3.051984">
                <text:p>3.051984</text:p>
              </table:table-cell>
              <table:table-cell office:value-type="float" office:value="0.00205">
                <text:p>0.00205</text:p>
              </table:table-cell>
            </table:table-row>
            <table:table-row>
              <table:table-cell office:value-type="string">
                <text:p>16:45:51</text:p>
              </table:table-cell>
              <table:table-cell office:value-type="float" office:value="2.414385">
                <text:p>2.414385</text:p>
              </table:table-cell>
              <table:table-cell office:value-type="float" office:value="0.008915">
                <text:p>0.008915</text:p>
              </table:table-cell>
            </table:table-row>
            <table:table-row>
              <table:table-cell office:value-type="string">
                <text:p>16:45:52</text:p>
              </table:table-cell>
              <table:table-cell office:value-type="float" office:value="2.630938">
                <text:p>2.630938</text:p>
              </table:table-cell>
              <table:table-cell office:value-type="float" office:value="0.006022">
                <text:p>0.006022</text:p>
              </table:table-cell>
            </table:table-row>
            <table:table-row>
              <table:table-cell office:value-type="string">
                <text:p>16:45:53</text:p>
              </table:table-cell>
              <table:table-cell office:value-type="float" office:value="1.274974">
                <text:p>1.274974</text:p>
              </table:table-cell>
              <table:table-cell office:value-type="float" office:value="0.00464">
                <text:p>0.00464</text:p>
              </table:table-cell>
            </table:table-row>
            <table:table-row>
              <table:table-cell office:value-type="string">
                <text:p>16:45:54</text:p>
              </table:table-cell>
              <table:table-cell office:value-type="float" office:value="2.920851">
                <text:p>2.920851</text:p>
              </table:table-cell>
              <table:table-cell office:value-type="float" office:value="0.016965">
                <text:p>0.016965</text:p>
              </table:table-cell>
            </table:table-row>
            <table:table-row>
              <table:table-cell office:value-type="string">
                <text:p>16:45:55</text:p>
              </table:table-cell>
              <table:table-cell office:value-type="float" office:value="1.95583">
                <text:p>1.95583</text:p>
              </table:table-cell>
              <table:table-cell office:value-type="float" office:value="0.009829">
                <text:p>0.009829</text:p>
              </table:table-cell>
            </table:table-row>
            <table:table-row>
              <table:table-cell office:value-type="string">
                <text:p>16:45:56</text:p>
              </table:table-cell>
              <table:table-cell office:value-type="float" office:value="3.789174">
                <text:p>3.789174</text:p>
              </table:table-cell>
              <table:table-cell office:value-type="float" office:value="0.010849">
                <text:p>0.010849</text:p>
              </table:table-cell>
            </table:table-row>
            <table:table-row>
              <table:table-cell office:value-type="string">
                <text:p>16:45:57</text:p>
              </table:table-cell>
              <table:table-cell office:value-type="float" office:value="3.882312">
                <text:p>3.882312</text:p>
              </table:table-cell>
              <table:table-cell office:value-type="float" office:value="0.006266">
                <text:p>0.006266</text:p>
              </table:table-cell>
            </table:table-row>
            <table:table-row>
              <table:table-cell office:value-type="string">
                <text:p>16:45:58</text:p>
              </table:table-cell>
              <table:table-cell office:value-type="float" office:value="3.02011">
                <text:p>3.02011</text:p>
              </table:table-cell>
              <table:table-cell office:value-type="float" office:value="0.009407">
                <text:p>0.009407</text:p>
              </table:table-cell>
            </table:table-row>
            <table:table-row>
              <table:table-cell office:value-type="string">
                <text:p>16:45:59</text:p>
              </table:table-cell>
              <table:table-cell office:value-type="float" office:value="3.031578">
                <text:p>3.031578</text:p>
              </table:table-cell>
              <table:table-cell office:value-type="float" office:value="0.004971">
                <text:p>0.004971</text:p>
              </table:table-cell>
            </table:table-row>
            <table:table-row>
              <table:table-cell office:value-type="string">
                <text:p>16:46:00</text:p>
              </table:table-cell>
              <table:table-cell office:value-type="float" office:value="3.687386">
                <text:p>3.687386</text:p>
              </table:table-cell>
              <table:table-cell office:value-type="float" office:value="0.00968">
                <text:p>0.00968</text:p>
              </table:table-cell>
            </table:table-row>
            <table:table-row>
              <table:table-cell office:value-type="string">
                <text:p>16:46:01</text:p>
              </table:table-cell>
              <table:table-cell office:value-type="float" office:value="3.131199">
                <text:p>3.131199</text:p>
              </table:table-cell>
              <table:table-cell office:value-type="float" office:value="0.009276">
                <text:p>0.009276</text:p>
              </table:table-cell>
            </table:table-row>
            <table:table-row>
              <table:table-cell office:value-type="string">
                <text:p>16:46:02</text:p>
              </table:table-cell>
              <table:table-cell office:value-type="float" office:value="3.362476">
                <text:p>3.362476</text:p>
              </table:table-cell>
              <table:table-cell office:value-type="float" office:value="0.006199">
                <text:p>0.006199</text:p>
              </table:table-cell>
            </table:table-row>
            <table:table-row>
              <table:table-cell office:value-type="string">
                <text:p>16:46:03</text:p>
              </table:table-cell>
              <table:table-cell office:value-type="float" office:value="2.21724">
                <text:p>2.21724</text:p>
              </table:table-cell>
              <table:table-cell office:value-type="float" office:value="0.014162">
                <text:p>0.014162</text:p>
              </table:table-cell>
            </table:table-row>
            <table:table-row>
              <table:table-cell office:value-type="string">
                <text:p>16:46:04</text:p>
              </table:table-cell>
              <table:table-cell office:value-type="float" office:value="2.368967">
                <text:p>2.368967</text:p>
              </table:table-cell>
              <table:table-cell office:value-type="float" office:value="0.005202">
                <text:p>0.005202</text:p>
              </table:table-cell>
            </table:table-row>
            <table:table-row>
              <table:table-cell office:value-type="string">
                <text:p>16:46:05</text:p>
              </table:table-cell>
              <table:table-cell office:value-type="float" office:value="1.44585">
                <text:p>1.44585</text:p>
              </table:table-cell>
              <table:table-cell office:value-type="float" office:value="0.007634">
                <text:p>0.007634</text:p>
              </table:table-cell>
            </table:table-row>
            <table:table-row>
              <table:table-cell office:value-type="string">
                <text:p>16:46:06</text:p>
              </table:table-cell>
              <table:table-cell office:value-type="float" office:value="2.863452">
                <text:p>2.863452</text:p>
              </table:table-cell>
              <table:table-cell office:value-type="float" office:value="0.006518">
                <text:p>0.006518</text:p>
              </table:table-cell>
            </table:table-row>
            <table:table-row>
              <table:table-cell office:value-type="string">
                <text:p>16:46:07</text:p>
              </table:table-cell>
              <table:table-cell office:value-type="float" office:value="1.77679">
                <text:p>1.77679</text:p>
              </table:table-cell>
              <table:table-cell office:value-type="float" office:value="0.004334">
                <text:p>0.004334</text:p>
              </table:table-cell>
            </table:table-row>
            <table:table-row>
              <table:table-cell office:value-type="string">
                <text:p>16:46:08</text:p>
              </table:table-cell>
              <table:table-cell office:value-type="float" office:value="1.859134">
                <text:p>1.859134</text:p>
              </table:table-cell>
              <table:table-cell office:value-type="float" office:value="0.007961">
                <text:p>0.007961</text:p>
              </table:table-cell>
            </table:table-row>
            <table:table-row>
              <table:table-cell office:value-type="string">
                <text:p>16:46:09</text:p>
              </table:table-cell>
              <table:table-cell office:value-type="float" office:value="2.839292">
                <text:p>2.839292</text:p>
              </table:table-cell>
              <table:table-cell office:value-type="float" office:value="0.018889">
                <text:p>0.018889</text:p>
              </table:table-cell>
            </table:table-row>
            <table:table-row>
              <table:table-cell office:value-type="string">
                <text:p>16:46:10</text:p>
              </table:table-cell>
              <table:table-cell office:value-type="float" office:value="1.582665">
                <text:p>1.582665</text:p>
              </table:table-cell>
              <table:table-cell office:value-type="float" office:value="0.005835">
                <text:p>0.005835</text:p>
              </table:table-cell>
            </table:table-row>
            <table:table-row>
              <table:table-cell office:value-type="string">
                <text:p>16:46:11</text:p>
              </table:table-cell>
              <table:table-cell office:value-type="float" office:value="2.599146">
                <text:p>2.599146</text:p>
              </table:table-cell>
              <table:table-cell office:value-type="float" office:value="0.004869">
                <text:p>0.004869</text:p>
              </table:table-cell>
            </table:table-row>
            <table:table-row>
              <table:table-cell office:value-type="string">
                <text:p>16:46:12</text:p>
              </table:table-cell>
              <table:table-cell office:value-type="float" office:value="1.733713">
                <text:p>1.733713</text:p>
              </table:table-cell>
              <table:table-cell office:value-type="float" office:value="0.004226">
                <text:p>0.004226</text:p>
              </table:table-cell>
            </table:table-row>
            <table:table-row>
              <table:table-cell office:value-type="string">
                <text:p>16:46:13</text:p>
              </table:table-cell>
              <table:table-cell office:value-type="float" office:value="2.412651">
                <text:p>2.412651</text:p>
              </table:table-cell>
              <table:table-cell office:value-type="float" office:value="0.006848">
                <text:p>0.006848</text:p>
              </table:table-cell>
            </table:table-row>
            <table:table-row>
              <table:table-cell office:value-type="string">
                <text:p>16:46:14</text:p>
              </table:table-cell>
              <table:table-cell office:value-type="float" office:value="1.99552">
                <text:p>1.99552</text:p>
              </table:table-cell>
              <table:table-cell office:value-type="float" office:value="0.006013">
                <text:p>0.006013</text:p>
              </table:table-cell>
            </table:table-row>
            <table:table-row>
              <table:table-cell office:value-type="string">
                <text:p>16:46:15</text:p>
              </table:table-cell>
              <table:table-cell office:value-type="float" office:value="1.675979">
                <text:p>1.675979</text:p>
              </table:table-cell>
              <table:table-cell office:value-type="float" office:value="0.010971">
                <text:p>0.010971</text:p>
              </table:table-cell>
            </table:table-row>
            <table:table-row>
              <table:table-cell office:value-type="string">
                <text:p>16:46:16</text:p>
              </table:table-cell>
              <table:table-cell office:value-type="float" office:value="1.712616">
                <text:p>1.712616</text:p>
              </table:table-cell>
              <table:table-cell office:value-type="float" office:value="0.005614">
                <text:p>0.005614</text:p>
              </table:table-cell>
            </table:table-row>
            <table:table-row>
              <table:table-cell office:value-type="string">
                <text:p>16:46:17</text:p>
              </table:table-cell>
              <table:table-cell office:value-type="float" office:value="1.859142">
                <text:p>1.859142</text:p>
              </table:table-cell>
              <table:table-cell office:value-type="float" office:value="0.006324">
                <text:p>0.006324</text:p>
              </table:table-cell>
            </table:table-row>
            <table:table-row>
              <table:table-cell office:value-type="string">
                <text:p>16:46:18</text:p>
              </table:table-cell>
              <table:table-cell office:value-type="float" office:value="0.969845">
                <text:p>0.969845</text:p>
              </table:table-cell>
              <table:table-cell office:value-type="float" office:value="0.009402">
                <text:p>0.009402</text:p>
              </table:table-cell>
            </table:table-row>
            <table:table-row>
              <table:table-cell office:value-type="string">
                <text:p>16:46:19</text:p>
              </table:table-cell>
              <table:table-cell office:value-type="float" office:value="0.243009">
                <text:p>0.243009</text:p>
              </table:table-cell>
              <table:table-cell office:value-type="float" office:value="0.006332">
                <text:p>0.006332</text:p>
              </table:table-cell>
            </table:table-row>
            <table:table-row>
              <table:table-cell office:value-type="string">
                <text:p>16:46:20</text:p>
              </table:table-cell>
              <table:table-cell office:value-type="float" office:value="0.110166">
                <text:p>0.110166</text:p>
              </table:table-cell>
              <table:table-cell office:value-type="float" office:value="0.005687">
                <text:p>0.005687</text:p>
              </table:table-cell>
            </table:table-row>
            <table:table-row>
              <table:table-cell office:value-type="string">
                <text:p>16:46:21</text:p>
              </table:table-cell>
              <table:table-cell office:value-type="float" office:value="0.044502">
                <text:p>0.044502</text:p>
              </table:table-cell>
              <table:table-cell office:value-type="float" office:value="0.006569">
                <text:p>0.006569</text:p>
              </table:table-cell>
            </table:table-row>
            <table:table-row>
              <table:table-cell office:value-type="string">
                <text:p>16:46:22</text:p>
              </table:table-cell>
              <table:table-cell office:value-type="float" office:value="0.039288">
                <text:p>0.039288</text:p>
              </table:table-cell>
              <table:table-cell office:value-type="float" office:value="0.007509">
                <text:p>0.007509</text:p>
              </table:table-cell>
            </table:table-row>
            <table:table-row>
              <table:table-cell office:value-type="string">
                <text:p>16:46:23</text:p>
              </table:table-cell>
              <table:table-cell office:value-type="float" office:value="0.166373">
                <text:p>0.166373</text:p>
              </table:table-cell>
              <table:table-cell office:value-type="float" office:value="0.006552">
                <text:p>0.006552</text:p>
              </table:table-cell>
            </table:table-row>
            <table:table-row>
              <table:table-cell office:value-type="string">
                <text:p>16:46:24</text:p>
              </table:table-cell>
              <table:table-cell office:value-type="float" office:value="0.158089">
                <text:p>0.158089</text:p>
              </table:table-cell>
              <table:table-cell office:value-type="float" office:value="0.008289">
                <text:p>0.008289</text:p>
              </table:table-cell>
            </table:table-row>
            <table:table-row>
              <table:table-cell office:value-type="string">
                <text:p>16:46:25</text:p>
              </table:table-cell>
              <table:table-cell office:value-type="float" office:value="0.079666">
                <text:p>0.079666</text:p>
              </table:table-cell>
              <table:table-cell office:value-type="float" office:value="0.019195">
                <text:p>0.019195</text:p>
              </table:table-cell>
            </table:table-row>
            <table:table-row>
              <table:table-cell office:value-type="string">
                <text:p>16:46:26</text:p>
              </table:table-cell>
              <table:table-cell office:value-type="float" office:value="0.90276">
                <text:p>0.90276</text:p>
              </table:table-cell>
              <table:table-cell office:value-type="float" office:value="0.044624">
                <text:p>0.044624</text:p>
              </table:table-cell>
            </table:table-row>
            <table:table-row>
              <table:table-cell office:value-type="string">
                <text:p>16:46:27</text:p>
              </table:table-cell>
              <table:table-cell office:value-type="float" office:value="0.289743">
                <text:p>0.289743</text:p>
              </table:table-cell>
              <table:table-cell office:value-type="float" office:value="0.048115">
                <text:p>0.048115</text:p>
              </table:table-cell>
            </table:table-row>
            <table:table-row>
              <table:table-cell office:value-type="string">
                <text:p>16:46:28</text:p>
              </table:table-cell>
              <table:table-cell office:value-type="float" office:value="0.399985">
                <text:p>0.399985</text:p>
              </table:table-cell>
              <table:table-cell office:value-type="float" office:value="0.034997">
                <text:p>0.034997</text:p>
              </table:table-cell>
            </table:table-row>
            <table:table-row>
              <table:table-cell office:value-type="string">
                <text:p>16:46:29</text:p>
              </table:table-cell>
              <table:table-cell office:value-type="float" office:value="0.503655">
                <text:p>0.503655</text:p>
              </table:table-cell>
              <table:table-cell office:value-type="float" office:value="0.034546">
                <text:p>0.034546</text:p>
              </table:table-cell>
            </table:table-row>
            <table:table-row>
              <table:table-cell office:value-type="string">
                <text:p>16:46:30</text:p>
              </table:table-cell>
              <table:table-cell office:value-type="float" office:value="0.459198">
                <text:p>0.459198</text:p>
              </table:table-cell>
              <table:table-cell office:value-type="float" office:value="0.0534">
                <text:p>0.0534</text:p>
              </table:table-cell>
            </table:table-row>
            <table:table-row>
              <table:table-cell office:value-type="string">
                <text:p>16:46:31</text:p>
              </table:table-cell>
              <table:table-cell office:value-type="float" office:value="0.450612">
                <text:p>0.450612</text:p>
              </table:table-cell>
              <table:table-cell office:value-type="float" office:value="0.065887">
                <text:p>0.065887</text:p>
              </table:table-cell>
            </table:table-row>
            <table:table-row>
              <table:table-cell office:value-type="string">
                <text:p>16:46:32</text:p>
              </table:table-cell>
              <table:table-cell office:value-type="float" office:value="0.390247">
                <text:p>0.390247</text:p>
              </table:table-cell>
              <table:table-cell office:value-type="float" office:value="0.044366">
                <text:p>0.044366</text:p>
              </table:table-cell>
            </table:table-row>
            <table:table-row>
              <table:table-cell office:value-type="string">
                <text:p>16:46:33</text:p>
              </table:table-cell>
              <table:table-cell office:value-type="float" office:value="0.33042">
                <text:p>0.33042</text:p>
              </table:table-cell>
              <table:table-cell office:value-type="float" office:value="0.017762">
                <text:p>0.017762</text:p>
              </table:table-cell>
            </table:table-row>
            <table:table-row>
              <table:table-cell office:value-type="string">
                <text:p>16:46:34</text:p>
              </table:table-cell>
              <table:table-cell office:value-type="float" office:value="0.290168">
                <text:p>0.290168</text:p>
              </table:table-cell>
              <table:table-cell office:value-type="float" office:value="0.018034">
                <text:p>0.018034</text:p>
              </table:table-cell>
            </table:table-row>
            <table:table-row>
              <table:table-cell office:value-type="string">
                <text:p>16:46:35</text:p>
              </table:table-cell>
              <table:table-cell office:value-type="float" office:value="0.257248">
                <text:p>0.257248</text:p>
              </table:table-cell>
              <table:table-cell office:value-type="float" office:value="0.025044">
                <text:p>0.025044</text:p>
              </table:table-cell>
            </table:table-row>
            <table:table-row>
              <table:table-cell office:value-type="string">
                <text:p>16:46:36</text:p>
              </table:table-cell>
              <table:table-cell office:value-type="float" office:value="0.201223">
                <text:p>0.201223</text:p>
              </table:table-cell>
              <table:table-cell office:value-type="float" office:value="0.020584">
                <text:p>0.020584</text:p>
              </table:table-cell>
            </table:table-row>
            <table:table-row>
              <table:table-cell office:value-type="string">
                <text:p>16:46:37</text:p>
              </table:table-cell>
              <table:table-cell office:value-type="float" office:value="0.264929">
                <text:p>0.264929</text:p>
              </table:table-cell>
              <table:table-cell office:value-type="float" office:value="0.021887">
                <text:p>0.021887</text:p>
              </table:table-cell>
            </table:table-row>
            <table:table-row>
              <table:table-cell office:value-type="string">
                <text:p>16:46:38</text:p>
              </table:table-cell>
              <table:table-cell office:value-type="float" office:value="0.234728">
                <text:p>0.234728</text:p>
              </table:table-cell>
              <table:table-cell office:value-type="float" office:value="0.030715">
                <text:p>0.030715</text:p>
              </table:table-cell>
            </table:table-row>
            <table:table-row>
              <table:table-cell office:value-type="string">
                <text:p>16:46:39</text:p>
              </table:table-cell>
              <table:table-cell office:value-type="float" office:value="0.223373">
                <text:p>0.223373</text:p>
              </table:table-cell>
              <table:table-cell office:value-type="float" office:value="0.021025">
                <text:p>0.021025</text:p>
              </table:table-cell>
            </table:table-row>
            <table:table-row>
              <table:table-cell office:value-type="string">
                <text:p>16:46:40</text:p>
              </table:table-cell>
              <table:table-cell office:value-type="float" office:value="0.279771">
                <text:p>0.279771</text:p>
              </table:table-cell>
              <table:table-cell office:value-type="float" office:value="0.026848">
                <text:p>0.026848</text:p>
              </table:table-cell>
            </table:table-row>
            <table:table-row>
              <table:table-cell office:value-type="string">
                <text:p>16:46:41</text:p>
              </table:table-cell>
              <table:table-cell office:value-type="float" office:value="0.298151">
                <text:p>0.298151</text:p>
              </table:table-cell>
              <table:table-cell office:value-type="float" office:value="0.020146">
                <text:p>0.020146</text:p>
              </table:table-cell>
            </table:table-row>
            <table:table-row>
              <table:table-cell office:value-type="string">
                <text:p>16:46:42</text:p>
              </table:table-cell>
              <table:table-cell office:value-type="float" office:value="0.273404">
                <text:p>0.273404</text:p>
              </table:table-cell>
              <table:table-cell office:value-type="float" office:value="0.017852">
                <text:p>0.017852</text:p>
              </table:table-cell>
            </table:table-row>
            <table:table-row>
              <table:table-cell office:value-type="string">
                <text:p>16:46:43</text:p>
              </table:table-cell>
              <table:table-cell office:value-type="float" office:value="0.266511">
                <text:p>0.266511</text:p>
              </table:table-cell>
              <table:table-cell office:value-type="float" office:value="0.040512">
                <text:p>0.040512</text:p>
              </table:table-cell>
            </table:table-row>
            <table:table-row>
              <table:table-cell office:value-type="string">
                <text:p>16:46:44</text:p>
              </table:table-cell>
              <table:table-cell office:value-type="float" office:value="0.274206">
                <text:p>0.274206</text:p>
              </table:table-cell>
              <table:table-cell office:value-type="float" office:value="0.017645">
                <text:p>0.017645</text:p>
              </table:table-cell>
            </table:table-row>
            <table:table-row>
              <table:table-cell office:value-type="string">
                <text:p>16:46:45</text:p>
              </table:table-cell>
              <table:table-cell office:value-type="float" office:value="0.295262">
                <text:p>0.295262</text:p>
              </table:table-cell>
              <table:table-cell office:value-type="float" office:value="0.034589">
                <text:p>0.034589</text:p>
              </table:table-cell>
            </table:table-row>
            <table:table-row>
              <table:table-cell office:value-type="string">
                <text:p>16:46:46</text:p>
              </table:table-cell>
              <table:table-cell office:value-type="float" office:value="0.320162">
                <text:p>0.320162</text:p>
              </table:table-cell>
              <table:table-cell office:value-type="float" office:value="0.055492">
                <text:p>0.055492</text:p>
              </table:table-cell>
            </table:table-row>
            <table:table-row>
              <table:table-cell office:value-type="string">
                <text:p>16:46:47</text:p>
              </table:table-cell>
              <table:table-cell office:value-type="float" office:value="0.388648">
                <text:p>0.388648</text:p>
              </table:table-cell>
              <table:table-cell office:value-type="float" office:value="0.054166">
                <text:p>0.054166</text:p>
              </table:table-cell>
            </table:table-row>
            <table:table-row>
              <table:table-cell office:value-type="string">
                <text:p>16:46:48</text:p>
              </table:table-cell>
              <table:table-cell office:value-type="float" office:value="0.509925">
                <text:p>0.509925</text:p>
              </table:table-cell>
              <table:table-cell office:value-type="float" office:value="0.058884">
                <text:p>0.058884</text:p>
              </table:table-cell>
            </table:table-row>
            <table:table-row>
              <table:table-cell office:value-type="string">
                <text:p>16:46:49</text:p>
              </table:table-cell>
              <table:table-cell office:value-type="float" office:value="0.509731">
                <text:p>0.509731</text:p>
              </table:table-cell>
              <table:table-cell office:value-type="float" office:value="0.054692">
                <text:p>0.054692</text:p>
              </table:table-cell>
            </table:table-row>
            <table:table-row>
              <table:table-cell office:value-type="string">
                <text:p>16:46:50</text:p>
              </table:table-cell>
              <table:table-cell office:value-type="float" office:value="0.689731">
                <text:p>0.689731</text:p>
              </table:table-cell>
              <table:table-cell office:value-type="float" office:value="0.027408">
                <text:p>0.027408</text:p>
              </table:table-cell>
            </table:table-row>
            <table:table-row>
              <table:table-cell office:value-type="string">
                <text:p>16:46:51</text:p>
              </table:table-cell>
              <table:table-cell office:value-type="float" office:value="0.733542">
                <text:p>0.733542</text:p>
              </table:table-cell>
              <table:table-cell office:value-type="float" office:value="0.053382">
                <text:p>0.053382</text:p>
              </table:table-cell>
            </table:table-row>
            <table:table-row>
              <table:table-cell office:value-type="string">
                <text:p>16:46:52</text:p>
              </table:table-cell>
              <table:table-cell office:value-type="float" office:value="0.614859">
                <text:p>0.614859</text:p>
              </table:table-cell>
              <table:table-cell office:value-type="float" office:value="0.048873">
                <text:p>0.048873</text:p>
              </table:table-cell>
            </table:table-row>
            <table:table-row>
              <table:table-cell office:value-type="string">
                <text:p>16:46:53</text:p>
              </table:table-cell>
              <table:table-cell office:value-type="float" office:value="0.53195">
                <text:p>0.53195</text:p>
              </table:table-cell>
              <table:table-cell office:value-type="float" office:value="0.068792">
                <text:p>0.068792</text:p>
              </table:table-cell>
            </table:table-row>
            <table:table-row>
              <table:table-cell office:value-type="string">
                <text:p>16:46:54</text:p>
              </table:table-cell>
              <table:table-cell office:value-type="float" office:value="0.540014">
                <text:p>0.540014</text:p>
              </table:table-cell>
              <table:table-cell office:value-type="float" office:value="0.07331">
                <text:p>0.07331</text:p>
              </table:table-cell>
            </table:table-row>
            <table:table-row>
              <table:table-cell office:value-type="string">
                <text:p>16:46:55</text:p>
              </table:table-cell>
              <table:table-cell office:value-type="float" office:value="0.510986">
                <text:p>0.510986</text:p>
              </table:table-cell>
              <table:table-cell office:value-type="float" office:value="0.050629">
                <text:p>0.050629</text:p>
              </table:table-cell>
            </table:table-row>
            <table:table-row>
              <table:table-cell office:value-type="string">
                <text:p>16:46:56</text:p>
              </table:table-cell>
              <table:table-cell office:value-type="float" office:value="0.467499">
                <text:p>0.467499</text:p>
              </table:table-cell>
              <table:table-cell office:value-type="float" office:value="0.065047">
                <text:p>0.065047</text:p>
              </table:table-cell>
            </table:table-row>
            <table:table-row>
              <table:table-cell office:value-type="string">
                <text:p>16:46:57</text:p>
              </table:table-cell>
              <table:table-cell office:value-type="float" office:value="0.485716">
                <text:p>0.485716</text:p>
              </table:table-cell>
              <table:table-cell office:value-type="float" office:value="0.047737">
                <text:p>0.047737</text:p>
              </table:table-cell>
            </table:table-row>
            <table:table-row>
              <table:table-cell office:value-type="string">
                <text:p>16:46:58</text:p>
              </table:table-cell>
              <table:table-cell office:value-type="float" office:value="0.523975">
                <text:p>0.523975</text:p>
              </table:table-cell>
              <table:table-cell office:value-type="float" office:value="0.086682">
                <text:p>0.086682</text:p>
              </table:table-cell>
            </table:table-row>
            <table:table-row>
              <table:table-cell office:value-type="string">
                <text:p>16:46:59</text:p>
              </table:table-cell>
              <table:table-cell office:value-type="float" office:value="0.493592">
                <text:p>0.493592</text:p>
              </table:table-cell>
              <table:table-cell office:value-type="float" office:value="0.057073">
                <text:p>0.057073</text:p>
              </table:table-cell>
            </table:table-row>
            <table:table-row>
              <table:table-cell office:value-type="string">
                <text:p>16:47:00</text:p>
              </table:table-cell>
              <table:table-cell office:value-type="float" office:value="0.533869">
                <text:p>0.533869</text:p>
              </table:table-cell>
              <table:table-cell office:value-type="float" office:value="0.074767">
                <text:p>0.074767</text:p>
              </table:table-cell>
            </table:table-row>
            <table:table-row>
              <table:table-cell office:value-type="string">
                <text:p>16:47:01</text:p>
              </table:table-cell>
              <table:table-cell office:value-type="float" office:value="0.543717">
                <text:p>0.543717</text:p>
              </table:table-cell>
              <table:table-cell office:value-type="float" office:value="0.077903">
                <text:p>0.077903</text:p>
              </table:table-cell>
            </table:table-row>
            <table:table-row>
              <table:table-cell office:value-type="string">
                <text:p>16:47:02</text:p>
              </table:table-cell>
              <table:table-cell office:value-type="float" office:value="0.760754">
                <text:p>0.760754</text:p>
              </table:table-cell>
              <table:table-cell office:value-type="float" office:value="0.106438">
                <text:p>0.106438</text:p>
              </table:table-cell>
            </table:table-row>
            <table:table-row>
              <table:table-cell office:value-type="string">
                <text:p>16:47:03</text:p>
              </table:table-cell>
              <table:table-cell office:value-type="float" office:value="0.708666">
                <text:p>0.708666</text:p>
              </table:table-cell>
              <table:table-cell office:value-type="float" office:value="0.065606">
                <text:p>0.065606</text:p>
              </table:table-cell>
            </table:table-row>
            <table:table-row>
              <table:table-cell office:value-type="string">
                <text:p>16:47:04</text:p>
              </table:table-cell>
              <table:table-cell office:value-type="float" office:value="1.044469">
                <text:p>1.044469</text:p>
              </table:table-cell>
              <table:table-cell office:value-type="float" office:value="0.06594">
                <text:p>0.06594</text:p>
              </table:table-cell>
            </table:table-row>
            <table:table-row>
              <table:table-cell office:value-type="string">
                <text:p>16:47:05</text:p>
              </table:table-cell>
              <table:table-cell office:value-type="float" office:value="1.203622">
                <text:p>1.203622</text:p>
              </table:table-cell>
              <table:table-cell office:value-type="float" office:value="0.032641">
                <text:p>0.032641</text:p>
              </table:table-cell>
            </table:table-row>
            <table:table-row>
              <table:table-cell office:value-type="string">
                <text:p>16:47:06</text:p>
              </table:table-cell>
              <table:table-cell office:value-type="float" office:value="0.687994">
                <text:p>0.687994</text:p>
              </table:table-cell>
              <table:table-cell office:value-type="float" office:value="0.031437">
                <text:p>0.031437</text:p>
              </table:table-cell>
            </table:table-row>
            <table:table-row>
              <table:table-cell office:value-type="string">
                <text:p>16:47:07</text:p>
              </table:table-cell>
              <table:table-cell office:value-type="float" office:value="0.232767">
                <text:p>0.232767</text:p>
              </table:table-cell>
              <table:table-cell office:value-type="float" office:value="0.014716">
                <text:p>0.014716</text:p>
              </table:table-cell>
            </table:table-row>
            <table:table-row>
              <table:table-cell office:value-type="string">
                <text:p>16:47:08</text:p>
              </table:table-cell>
              <table:table-cell office:value-type="float" office:value="0.260695">
                <text:p>0.260695</text:p>
              </table:table-cell>
              <table:table-cell office:value-type="float" office:value="0.026386">
                <text:p>0.026386</text:p>
              </table:table-cell>
            </table:table-row>
            <table:table-row>
              <table:table-cell office:value-type="string">
                <text:p>16:47:09</text:p>
              </table:table-cell>
              <table:table-cell office:value-type="float" office:value="0.329642">
                <text:p>0.329642</text:p>
              </table:table-cell>
              <table:table-cell office:value-type="float" office:value="0.043229">
                <text:p>0.043229</text:p>
              </table:table-cell>
            </table:table-row>
            <table:table-row>
              <table:table-cell office:value-type="string">
                <text:p>16:47:10</text:p>
              </table:table-cell>
              <table:table-cell office:value-type="float" office:value="0.438251">
                <text:p>0.438251</text:p>
              </table:table-cell>
              <table:table-cell office:value-type="float" office:value="0.050617">
                <text:p>0.050617</text:p>
              </table:table-cell>
            </table:table-row>
            <table:table-row>
              <table:table-cell office:value-type="string">
                <text:p>16:47:11</text:p>
              </table:table-cell>
              <table:table-cell office:value-type="float" office:value="0.42285">
                <text:p>0.42285</text:p>
              </table:table-cell>
              <table:table-cell office:value-type="float" office:value="0.045786">
                <text:p>0.045786</text:p>
              </table:table-cell>
            </table:table-row>
            <table:table-row>
              <table:table-cell office:value-type="string">
                <text:p>16:47:12</text:p>
              </table:table-cell>
              <table:table-cell office:value-type="float" office:value="0.439449">
                <text:p>0.439449</text:p>
              </table:table-cell>
              <table:table-cell office:value-type="float" office:value="0.050524">
                <text:p>0.050524</text:p>
              </table:table-cell>
            </table:table-row>
            <table:table-row>
              <table:table-cell office:value-type="string">
                <text:p>16:47:13</text:p>
              </table:table-cell>
              <table:table-cell office:value-type="float" office:value="0.391284">
                <text:p>0.391284</text:p>
              </table:table-cell>
              <table:table-cell office:value-type="float" office:value="0.058046">
                <text:p>0.058046</text:p>
              </table:table-cell>
            </table:table-row>
            <table:table-row>
              <table:table-cell office:value-type="string">
                <text:p>16:47:14</text:p>
              </table:table-cell>
              <table:table-cell office:value-type="float" office:value="0.478223">
                <text:p>0.478223</text:p>
              </table:table-cell>
              <table:table-cell office:value-type="float" office:value="0.058612">
                <text:p>0.058612</text:p>
              </table:table-cell>
            </table:table-row>
            <table:table-row>
              <table:table-cell office:value-type="string">
                <text:p>16:47:15</text:p>
              </table:table-cell>
              <table:table-cell office:value-type="float" office:value="0.504715">
                <text:p>0.504715</text:p>
              </table:table-cell>
              <table:table-cell office:value-type="float" office:value="0.054041">
                <text:p>0.054041</text:p>
              </table:table-cell>
            </table:table-row>
            <table:table-row>
              <table:table-cell office:value-type="string">
                <text:p>16:47:16</text:p>
              </table:table-cell>
              <table:table-cell office:value-type="float" office:value="0.525302">
                <text:p>0.525302</text:p>
              </table:table-cell>
              <table:table-cell office:value-type="float" office:value="0.079515">
                <text:p>0.079515</text:p>
              </table:table-cell>
            </table:table-row>
            <table:table-row>
              <table:table-cell office:value-type="string">
                <text:p>16:47:17</text:p>
              </table:table-cell>
              <table:table-cell office:value-type="float" office:value="0.531752">
                <text:p>0.531752</text:p>
              </table:table-cell>
              <table:table-cell office:value-type="float" office:value="0.095345">
                <text:p>0.095345</text:p>
              </table:table-cell>
            </table:table-row>
            <table:table-row>
              <table:table-cell office:value-type="string">
                <text:p>16:47:18</text:p>
              </table:table-cell>
              <table:table-cell office:value-type="float" office:value="0.620148">
                <text:p>0.620148</text:p>
              </table:table-cell>
              <table:table-cell office:value-type="float" office:value="0.089203">
                <text:p>0.089203</text:p>
              </table:table-cell>
            </table:table-row>
            <table:table-row>
              <table:table-cell office:value-type="string">
                <text:p>16:47:19</text:p>
              </table:table-cell>
              <table:table-cell office:value-type="float" office:value="0.840644">
                <text:p>0.840644</text:p>
              </table:table-cell>
              <table:table-cell office:value-type="float" office:value="0.048685">
                <text:p>0.048685</text:p>
              </table:table-cell>
            </table:table-row>
            <table:table-row>
              <table:table-cell office:value-type="string">
                <text:p>16:47:20</text:p>
              </table:table-cell>
              <table:table-cell office:value-type="float" office:value="0.689962">
                <text:p>0.689962</text:p>
              </table:table-cell>
              <table:table-cell office:value-type="float" office:value="0.0466">
                <text:p>0.0466</text:p>
              </table:table-cell>
            </table:table-row>
            <table:table-row>
              <table:table-cell office:value-type="string">
                <text:p>16:47:21</text:p>
              </table:table-cell>
              <table:table-cell office:value-type="float" office:value="0.503405">
                <text:p>0.503405</text:p>
              </table:table-cell>
              <table:table-cell office:value-type="float" office:value="0.024187">
                <text:p>0.024187</text:p>
              </table:table-cell>
            </table:table-row>
            <table:table-row>
              <table:table-cell office:value-type="string">
                <text:p>16:47:22</text:p>
              </table:table-cell>
              <table:table-cell office:value-type="float" office:value="0.372493">
                <text:p>0.372493</text:p>
              </table:table-cell>
              <table:table-cell office:value-type="float" office:value="0.01355">
                <text:p>0.01355</text:p>
              </table:table-cell>
            </table:table-row>
            <table:table-row>
              <table:table-cell office:value-type="string">
                <text:p>16:47:23</text:p>
              </table:table-cell>
              <table:table-cell office:value-type="float" office:value="0.205867">
                <text:p>0.205867</text:p>
              </table:table-cell>
              <table:table-cell office:value-type="float" office:value="0.009441">
                <text:p>0.009441</text:p>
              </table:table-cell>
            </table:table-row>
            <table:table-row>
              <table:table-cell office:value-type="string">
                <text:p>16:47:24</text:p>
              </table:table-cell>
              <table:table-cell office:value-type="float" office:value="0.172391">
                <text:p>0.172391</text:p>
              </table:table-cell>
              <table:table-cell office:value-type="float" office:value="0.007838">
                <text:p>0.007838</text:p>
              </table:table-cell>
            </table:table-row>
            <table:table-row>
              <table:table-cell office:value-type="string">
                <text:p>16:47:25</text:p>
              </table:table-cell>
              <table:table-cell office:value-type="float" office:value="0.072456">
                <text:p>0.072456</text:p>
              </table:table-cell>
              <table:table-cell office:value-type="float" office:value="0.005069">
                <text:p>0.005069</text:p>
              </table:table-cell>
            </table:table-row>
            <table:table-row>
              <table:table-cell office:value-type="string">
                <text:p>16:47:26</text:p>
              </table:table-cell>
              <table:table-cell office:value-type="float" office:value="0.058853">
                <text:p>0.058853</text:p>
              </table:table-cell>
              <table:table-cell office:value-type="float" office:value="0.010203">
                <text:p>0.0102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734cm" svg:height="9cm" xlink:href=".." xlink:type="simple" chart:class="chart:bar" chart:style-name="ch1">
        <chart:title svg:x="6.511cm" svg:y="0.315cm" chart:style-name="ch2">
          <text:p>test 240, 800 TPS</text:p>
        </chart:title>
        <chart:legend chart:legend-position="end" svg:x="14.1cm" svg:y="4.227cm" style:legend-expansion="high" chart:style-name="ch3"/>
        <chart:plot-area chart:style-name="ch4" table:cell-range-address="test240.B2:test240.B869 test240.G1:test240.G869" chart:data-source-has-labels="both" svg:x="0.334cm" svg:y="1.248cm" svg:width="13.432cm" svg:height="7.572cm">
          <chartooo:coordinate-region svg:x="1.393cm" svg:y="1.248cm" svg:width="12.373cm" svg:height="5.969cm"/>
          <chart:axis chart:dimension="x" chart:name="primary-x" chart:style-name="ch5" chartooo:axis-type="auto">
            <chartooo:date-scale/>
            <chart:categories table:cell-range-address="test240.B2:test240.B86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240.G2:test240.G869" chart:label-cell-address="test240.G1:test240.G1" chart:class="chart:bar">
            <chart:data-point chart:repeated="86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240.G1:test240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:32:59</text:p>
                <draw:g>
                  <svg:desc>test240.B2:test240.B869</svg:desc>
                </draw:g>
              </table:table-cell>
              <table:table-cell office:value-type="float" office:value="169">
                <text:p>169</text:p>
                <draw:g>
                  <svg:desc>test240.G2:test240.G869</svg:desc>
                </draw:g>
              </table:table-cell>
            </table:table-row>
            <table:table-row>
              <table:table-cell office:value-type="string">
                <text:p>16:33:00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16:33:01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16:33:02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16:33:03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6:33:04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16:33:05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6:33:06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6:33:07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16:33:08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16:33:09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6:33:10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6:33:11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6:33:12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6:33:13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6:33:14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6:33:15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6:33:16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6:33:17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6:33:18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6:33:19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6:33:2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16:33:21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6:33:22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6:33:23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6:33:24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6:33:25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6:33:26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6:33:27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6:33:28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6:33:29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6:33:30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6:33:31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6:33:32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6:33:33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6:33:34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6:33:35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6:33:3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6:33:37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6:33:38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6:33:39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6:33:4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6:33:41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6:33:4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6:33:43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6:33:44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6:33:45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16:33:46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6:33:47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6:33:48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6:33:49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6:33:5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6:33:5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6:33:52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6:33:5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6:33:5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6:33:55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6:33:56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6:33:57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6:33:58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6:33:59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6:34:0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6:34:01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6:34:02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6:34:03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6:34:04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6:34:05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6:34:0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6:34:0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6:34:08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6:34:0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6:34:1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6:34:11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6:34:1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6:34:13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6:34:14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6:34:15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6:34:16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6:34:17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6:34:1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6:34:19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6:34:2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6:34:21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6:34:22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6:34:23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6:34:24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6:34:2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6:34:2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6:34:2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6:34:28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6:34:29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6:34:3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6:34:31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6:34:32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6:34:33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6:34:3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6:34:35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6:34:36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6:34:37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6:34:38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6:34:39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6:34:40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6:34:4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6:34:4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6:34:43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6:34:4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6:34:4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6:34:4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6:34:47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6:34:4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6:34:4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6:34:5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6:34:51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16:34:52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6:34:5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6:34:5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6:34:55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6:34:56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6:34:57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6:34:58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6:34:59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6:35:0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6:35:01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6:35:02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6:35:03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6:35:0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6:35:05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6:35:06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16:35:07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6:35:08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16:35:09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16:35:10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6:35:11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6:35:12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6:35:13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6:35:14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6:35:15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6:35:16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6:35:17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6:35:18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6:35:19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16:35:20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6:35:21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16:35:22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16:35:2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6:35:24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6:35:25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6:35:2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6:35:2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6:35:28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6:35:29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6:35:3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6:35:31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6:35:32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6:35:33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6:35:34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6:35:35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6:35:36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6:35:37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16:35:38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6:35:39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6:35:40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6:35:41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6:35:42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6:35:43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6:35:44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16:35:45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6:35:4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6:35:47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6:35:4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6:35:49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6:35:50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6:35:51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6:35:52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6:35:53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6:35:54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6:35:55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6:35:56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6:35:57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6:35:58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6:35:59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6:36:0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6:36:01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16:36:02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6:36:0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6:36:0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6:36:05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6:36:06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6:36:07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6:36:08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6:36:0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6:36:1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6:36:11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6:36:12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6:36:13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6:36:14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6:36:1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6:36:16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6:36:17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6:36:18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6:36:19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6:36:2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6:36:21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6:36:2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6:36:23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6:36:24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6:36:25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6:36:2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6:36:27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6:36:2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6:36:29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16:36:3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6:36:31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16:36:3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6:36:33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16:36:34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6:36:3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6:36:36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6:36:37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6:36:3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6:36:3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6:36:40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6:36:41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6:36:42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6:36:43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6:36:44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6:36:4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6:36:46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6:36:4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6:36:48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6:36:4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6:36:5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6:36:51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6:36:5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6:36:53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6:36:54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6:36:55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6:36:56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6:36:57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6:36:58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16:36:59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6:37:0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6:37:01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6:37:02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6:37:0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6:37:0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6:37:0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6:37:0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6:37:0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6:37:08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6:37:09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6:37:1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6:37:11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6:37:12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6:37:13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16:37:14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6:37:1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6:37:16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6:37:17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6:37:1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6:37:19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6:37:20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6:37:21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6:37:2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6:37:23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6:37:2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6:37:2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6:37:26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6:37:27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6:37:28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6:37:29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16:37:3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6:37:31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6:37:32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16:37:33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6:37:3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6:37:35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6:37:3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6:37:37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6:37:3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6:37:39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6:37:40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6:37:41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16:37:4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6:37:4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6:37:44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6:37:45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6:37:46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6:37:47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6:37:48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6:37:49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6:37:5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:37:51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6:37:52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6:37:53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16:37:5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6:37:55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6:37:56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6:37:57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6:37:58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6:37:5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6:38:00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6:38:01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6:38:02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6:38:0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6:38:0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6:38:0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6:38:06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6:38:07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6:38:08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16:38:0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6:38:10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6:38:11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6:38:12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6:38:13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6:38:1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6:38:1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6:38:16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6:38:17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6:38:18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6:38:19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6:38:2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6:38:21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6:38:22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6:38:2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6:38:24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6:38:2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6:38:26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6:38:2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6:38:2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6:38:2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6:38:3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6:38: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6:38:3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:38:3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6:38: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:38:3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:38: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:38: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:38: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:38:3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:38: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:38: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:38: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:38: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:38: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:38: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:38: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:38: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:38:4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6:38:4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:38: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:38:5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6:38:5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6:38:5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:38:5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:38:5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:38:5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6:38:5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6:38:5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:38:5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6:39:0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6:39:0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6:39:0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6:39:0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6:39:0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6:39:0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6:39:0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6:39:0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6:39:0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6:39:0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6:39:1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6:39:1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6:39:12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6:39:1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6:39:1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6:39:1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6:39:1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6:39:17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6:39:1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6:39:19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6:39:2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6:39:2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6:39:2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6:39:23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6:39:2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6:39:25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6:39:26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16:39:27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6:39:28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6:39:29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6:39:30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6:39:31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6:39:32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6:39:33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6:39:34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6:39:3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6:39:36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6:39:37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6:39:38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6:39:3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6:39:40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6:39:41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6:39:4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6:39:43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6:39:44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6:39:45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6:39:46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6:39:47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16:39:48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6:39:49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16:39:5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6:39:51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6:39:52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16:39:53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6:39:54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16:39:55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16:39:56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6:39:57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6:39:58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6:39:59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6:40:00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6:40:01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6:40:0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6:40:03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16:40:04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6:40:0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6:40:06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16:40:07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6:40:08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6:40:0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6:40:10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6:40:11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6:40:12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6:40:13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6:40:1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6:40:1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6:40:16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6:40:17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6:40:18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6:40:19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6:40:20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6:40:21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6:40:22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16:40:23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6:40:24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6:40:25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16:40:26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6:40:27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6:40:28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6:40:29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6:40:3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6:40:31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6:40:32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6:40:33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16:40:34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16:40:35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16:40:36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6:40:37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6:40:38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6:40:39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6:40:4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6:40:41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6:40:42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16:40:43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6:40:44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6:40:4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6:40:46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6:40:47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16:40:48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6:40:49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16:40:50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16:40:51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6:40:5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6:40:5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6:40:54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6:40:55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6:40:56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6:40:57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6:40:5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6:40:59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6:41:0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6:41:01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6:41:02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6:41:0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6:41:04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6:41:0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6:41:06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6:41:07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6:41:08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6:41:09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6:41:10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16:41:11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6:41:12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6:41:13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6:41:14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6:41:1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6:41:16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6:41:1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6:41:1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6:41:19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6:41:2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6:41:21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6:41:22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6:41:23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6:41:2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6:41:25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6:41:2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6:41:27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6:41:28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6:41:29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6:41:30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6:41:31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6:41:32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6:41:33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6:41:34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6:41:35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6:41:36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6:41:37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6:41:38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6:41:39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16:41:40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6:41:41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6:41:42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6:41:43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6:41:44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6:41:45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6:41:46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6:41:4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6:41:48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6:41:4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6:41:5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6:41:51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6:41:5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6:41:53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6:41:54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6:41:55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6:41:56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6:41:57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6:41:5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6:41:59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6:42:0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6:42:0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6:42:02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6:42:03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6:42:0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6:42:05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6:42:06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6:42:07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6:42:08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6:42:09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6:42:10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6:42:1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6:42:12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6:42:13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6:42:1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6:42:1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6:42:16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6:42:17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6:42:18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6:42:19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6:42:2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6:42:21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6:42:2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6:42:23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6:42:24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6:42:25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6:42:2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6:42:27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6:42:2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6:42:2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6:42:3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6:42:31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6:42:32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6:42:33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6:42:3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6:42:3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6:42:36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6:42:37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6:42:38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6:42:39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6:42:4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6:42:41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6:42:42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6:42:43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6:42:44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6:42:45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16:42:46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6:42:47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6:42:48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16:42:49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6:42:5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6:42:51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6:42:5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6:42:5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6:42:54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6:42:55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6:42:56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6:42:57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6:42:58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6:42:5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6:43:00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6:43:01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6:43:02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16:43:0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6:43:04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6:43:0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6:43:0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6:43:0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6:43:08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6:43:09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6:43:1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6:43:11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6:43:12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6:43:13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16:43:14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6:43:15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6:43:16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6:43:1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6:43:18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6:43:1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6:43:2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6:43:21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6:43:22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6:43:2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6:43:24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6:43:25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6:43:26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16:43:27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6:43:28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6:43:29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6:43:3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6:43:31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6:43:32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6:43:33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6:43:3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6:43:35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6:43:36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6:43:37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6:43:38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6:43:3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6:43:4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6:43:41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6:43:4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6:43:4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6:43:44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6:43:45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6:43:46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6:43:47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6:43:4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6:43:49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6:43:50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6:43:51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6:43:52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6:43:53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6:43:54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6:43:5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6:43:5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6:43:57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6:43:58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6:43:59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6:44:00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6:44:0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6:44:02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6:44:03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6:44:04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6:44:05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6:44:06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6:44:07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6:44:0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6:44:09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6:44:1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6:44:11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6:44:12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6:44:13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6:44:14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6:44:1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6:44:16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6:44:17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6:44:18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6:44:19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16:44:2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6:44:21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6:44:2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6:44:23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6:44:24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6:44:25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6:44:2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6:44:27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6:44:28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6:44:2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6:44:3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6:44:3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6:44:3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6:44:33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6:44:34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6:44:3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6:44:36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6:44:37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6:44:38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6:44:39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6:44:40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6:44:41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6:44:42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6:44:43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6:44:44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6:44:45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6:44:4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6:44:47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6:44:48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6:44:49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6:44:5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6:44:51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6:44:52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6:44:53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6:44:5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6:44:55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6:44:56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6:44:57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6:44:58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6:44:59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6:45:0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6:45:01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6:45:02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6:45:03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6:45:04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6:45:05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6:45:0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6:45:07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6:45:08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16:45:09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6:45:1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6:45:11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6:45:1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6:45:13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6:45:14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6:45:15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6:45:16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6:45:17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6:45:1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16:45:1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6:45:2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6:45:21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6:45:22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6:45:2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6:45:24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6:45:25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6:45:26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6:45:27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6:45:28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6:45:29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6:45:3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6:45:3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6:45:3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6:45:3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6:45:3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6:45:3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6:45:3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6:45:3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6:45:3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:45:3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:45: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:45:4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:45:4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:45:4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:45:4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:45: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:45: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:45:4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:45:4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:45: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:45: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:45: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:45: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:45: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:45: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:45: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:45:5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6:45:5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6:45:5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6:45:5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:46:0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6:46:0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6:46:0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6:46:0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6:46:0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:46:0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6:46:0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6:46:0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:46:0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:46:0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6:46:1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:46:1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6:46:1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6:46:1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6:46:1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6:46:1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6:46:1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6:46:1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6:46:1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:46:19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6:46:2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6:46:2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6:46:2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6:46:23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6:46:2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6:46:25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6:46:2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6:46:2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6:46:28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6:46:2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6:46:3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6:46:31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6:46:32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6:46:3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6:46:34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6:46:35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6:46:36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6:46:37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6:46:38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6:46:39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16:46:40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6:46:41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6:46:42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6:46:43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6:46:44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6:46:45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6:46:46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6:46:47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6:46:48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6:46:49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6:46:50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16:46:51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6:46:5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6:46:53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6:46:54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16:46:55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16:46:56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16:46:5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6:46:58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6:46:59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6:47:00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6:47:01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6:47:02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6:47:03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6:47:04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16:47:05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6:47:0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6:47:07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6:47:08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16:47:09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16:47:10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16:47:11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6:47:12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6:47:13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16:47:14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16:47:1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16:47:16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16:47:17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6:47:18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6:47:1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6:47:2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6:47:2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6:47:2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6:47:2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6:47:2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:47: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:47:26</text:p>
              </table:table-cell>
              <table:table-cell office:value-type="float" office:value="128">
                <text:p>1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44cm" svg:y="0.315cm" chart:style-name="ch2">
          <text:p>test 240, 800 TPS</text:p>
        </chart:title>
        <chart:legend chart:legend-position="end" svg:x="14.398cm" svg:y="4.227cm" style:legend-expansion="high" chart:style-name="ch3"/>
        <chart:plot-area chart:style-name="ch4" table:cell-range-address="test240.B2:test240.B869 test240.F1:test240.F869" chart:data-source-has-labels="both" svg:x="0.32cm" svg:y="1.248cm" svg:width="13.758cm" svg:height="7.572cm">
          <chartooo:coordinate-region svg:x="1.682cm" svg:y="1.248cm" svg:width="12.332cm" svg:height="5.97cm"/>
          <chart:axis chart:dimension="x" chart:name="primary-x" chart:style-name="ch5" chartooo:axis-type="auto">
            <chartooo:date-scale/>
            <chart:categories table:cell-range-address="test240.B2:test240.B86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240.F2:test240.F869" chart:label-cell-address="test240.F1:test240.F1" chart:class="chart:bar">
            <chart:data-point chart:repeated="86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240.F1:test24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:32:59</text:p>
                <draw:g>
                  <svg:desc>test240.B2:test240.B869</svg:desc>
                </draw:g>
              </table:table-cell>
              <table:table-cell office:value-type="float" office:value="141175">
                <text:p>141175</text:p>
                <draw:g>
                  <svg:desc>test240.F2:test240.F869</svg:desc>
                </draw:g>
              </table:table-cell>
            </table:table-row>
            <table:table-row>
              <table:table-cell office:value-type="string">
                <text:p>16:33:00</text:p>
              </table:table-cell>
              <table:table-cell office:value-type="float" office:value="140186">
                <text:p>140186</text:p>
              </table:table-cell>
            </table:table-row>
            <table:table-row>
              <table:table-cell office:value-type="string">
                <text:p>16:33:01</text:p>
              </table:table-cell>
              <table:table-cell office:value-type="float" office:value="155830">
                <text:p>155830</text:p>
              </table:table-cell>
            </table:table-row>
            <table:table-row>
              <table:table-cell office:value-type="string">
                <text:p>16:33:02</text:p>
              </table:table-cell>
              <table:table-cell office:value-type="float" office:value="147333">
                <text:p>147333</text:p>
              </table:table-cell>
            </table:table-row>
            <table:table-row>
              <table:table-cell office:value-type="string">
                <text:p>16:33:03</text:p>
              </table:table-cell>
              <table:table-cell office:value-type="float" office:value="155226">
                <text:p>155226</text:p>
              </table:table-cell>
            </table:table-row>
            <table:table-row>
              <table:table-cell office:value-type="string">
                <text:p>16:33:04</text:p>
              </table:table-cell>
              <table:table-cell office:value-type="float" office:value="166901">
                <text:p>166901</text:p>
              </table:table-cell>
            </table:table-row>
            <table:table-row>
              <table:table-cell office:value-type="string">
                <text:p>16:33:05</text:p>
              </table:table-cell>
              <table:table-cell office:value-type="float" office:value="153920">
                <text:p>153920</text:p>
              </table:table-cell>
            </table:table-row>
            <table:table-row>
              <table:table-cell office:value-type="string">
                <text:p>16:33:06</text:p>
              </table:table-cell>
              <table:table-cell office:value-type="float" office:value="146330">
                <text:p>146330</text:p>
              </table:table-cell>
            </table:table-row>
            <table:table-row>
              <table:table-cell office:value-type="string">
                <text:p>16:33:07</text:p>
              </table:table-cell>
              <table:table-cell office:value-type="float" office:value="121442">
                <text:p>121442</text:p>
              </table:table-cell>
            </table:table-row>
            <table:table-row>
              <table:table-cell office:value-type="string">
                <text:p>16:33:08</text:p>
              </table:table-cell>
              <table:table-cell office:value-type="float" office:value="177526">
                <text:p>177526</text:p>
              </table:table-cell>
            </table:table-row>
            <table:table-row>
              <table:table-cell office:value-type="string">
                <text:p>16:33:09</text:p>
              </table:table-cell>
              <table:table-cell office:value-type="float" office:value="139967">
                <text:p>139967</text:p>
              </table:table-cell>
            </table:table-row>
            <table:table-row>
              <table:table-cell office:value-type="string">
                <text:p>16:33:10</text:p>
              </table:table-cell>
              <table:table-cell office:value-type="float" office:value="157848">
                <text:p>157848</text:p>
              </table:table-cell>
            </table:table-row>
            <table:table-row>
              <table:table-cell office:value-type="string">
                <text:p>16:33:11</text:p>
              </table:table-cell>
              <table:table-cell office:value-type="float" office:value="139183">
                <text:p>139183</text:p>
              </table:table-cell>
            </table:table-row>
            <table:table-row>
              <table:table-cell office:value-type="string">
                <text:p>16:33:12</text:p>
              </table:table-cell>
              <table:table-cell office:value-type="float" office:value="144726">
                <text:p>144726</text:p>
              </table:table-cell>
            </table:table-row>
            <table:table-row>
              <table:table-cell office:value-type="string">
                <text:p>16:33:13</text:p>
              </table:table-cell>
              <table:table-cell office:value-type="float" office:value="120095">
                <text:p>120095</text:p>
              </table:table-cell>
            </table:table-row>
            <table:table-row>
              <table:table-cell office:value-type="string">
                <text:p>16:33:14</text:p>
              </table:table-cell>
              <table:table-cell office:value-type="float" office:value="167737">
                <text:p>167737</text:p>
              </table:table-cell>
            </table:table-row>
            <table:table-row>
              <table:table-cell office:value-type="string">
                <text:p>16:33:15</text:p>
              </table:table-cell>
              <table:table-cell office:value-type="float" office:value="153120">
                <text:p>153120</text:p>
              </table:table-cell>
            </table:table-row>
            <table:table-row>
              <table:table-cell office:value-type="string">
                <text:p>16:33:16</text:p>
              </table:table-cell>
              <table:table-cell office:value-type="float" office:value="152335">
                <text:p>152335</text:p>
              </table:table-cell>
            </table:table-row>
            <table:table-row>
              <table:table-cell office:value-type="string">
                <text:p>16:33:17</text:p>
              </table:table-cell>
              <table:table-cell office:value-type="float" office:value="139529">
                <text:p>139529</text:p>
              </table:table-cell>
            </table:table-row>
            <table:table-row>
              <table:table-cell office:value-type="string">
                <text:p>16:33:18</text:p>
              </table:table-cell>
              <table:table-cell office:value-type="float" office:value="145551">
                <text:p>145551</text:p>
              </table:table-cell>
            </table:table-row>
            <table:table-row>
              <table:table-cell office:value-type="string">
                <text:p>16:33:19</text:p>
              </table:table-cell>
              <table:table-cell office:value-type="float" office:value="148426">
                <text:p>148426</text:p>
              </table:table-cell>
            </table:table-row>
            <table:table-row>
              <table:table-cell office:value-type="string">
                <text:p>16:33:20</text:p>
              </table:table-cell>
              <table:table-cell office:value-type="float" office:value="146836">
                <text:p>146836</text:p>
              </table:table-cell>
            </table:table-row>
            <table:table-row>
              <table:table-cell office:value-type="string">
                <text:p>16:33:21</text:p>
              </table:table-cell>
              <table:table-cell office:value-type="float" office:value="153376">
                <text:p>153376</text:p>
              </table:table-cell>
            </table:table-row>
            <table:table-row>
              <table:table-cell office:value-type="string">
                <text:p>16:33:22</text:p>
              </table:table-cell>
              <table:table-cell office:value-type="float" office:value="158077">
                <text:p>158077</text:p>
              </table:table-cell>
            </table:table-row>
            <table:table-row>
              <table:table-cell office:value-type="string">
                <text:p>16:33:23</text:p>
              </table:table-cell>
              <table:table-cell office:value-type="float" office:value="150943">
                <text:p>150943</text:p>
              </table:table-cell>
            </table:table-row>
            <table:table-row>
              <table:table-cell office:value-type="string">
                <text:p>16:33:24</text:p>
              </table:table-cell>
              <table:table-cell office:value-type="float" office:value="142911">
                <text:p>142911</text:p>
              </table:table-cell>
            </table:table-row>
            <table:table-row>
              <table:table-cell office:value-type="string">
                <text:p>16:33:25</text:p>
              </table:table-cell>
              <table:table-cell office:value-type="float" office:value="144871">
                <text:p>144871</text:p>
              </table:table-cell>
            </table:table-row>
            <table:table-row>
              <table:table-cell office:value-type="string">
                <text:p>16:33:26</text:p>
              </table:table-cell>
              <table:table-cell office:value-type="float" office:value="135366">
                <text:p>135366</text:p>
              </table:table-cell>
            </table:table-row>
            <table:table-row>
              <table:table-cell office:value-type="string">
                <text:p>16:33:27</text:p>
              </table:table-cell>
              <table:table-cell office:value-type="float" office:value="147663">
                <text:p>147663</text:p>
              </table:table-cell>
            </table:table-row>
            <table:table-row>
              <table:table-cell office:value-type="string">
                <text:p>16:33:28</text:p>
              </table:table-cell>
              <table:table-cell office:value-type="float" office:value="159222">
                <text:p>159222</text:p>
              </table:table-cell>
            </table:table-row>
            <table:table-row>
              <table:table-cell office:value-type="string">
                <text:p>16:33:29</text:p>
              </table:table-cell>
              <table:table-cell office:value-type="float" office:value="161081">
                <text:p>161081</text:p>
              </table:table-cell>
            </table:table-row>
            <table:table-row>
              <table:table-cell office:value-type="string">
                <text:p>16:33:30</text:p>
              </table:table-cell>
              <table:table-cell office:value-type="float" office:value="158634">
                <text:p>158634</text:p>
              </table:table-cell>
            </table:table-row>
            <table:table-row>
              <table:table-cell office:value-type="string">
                <text:p>16:33:31</text:p>
              </table:table-cell>
              <table:table-cell office:value-type="float" office:value="142884">
                <text:p>142884</text:p>
              </table:table-cell>
            </table:table-row>
            <table:table-row>
              <table:table-cell office:value-type="string">
                <text:p>16:33:32</text:p>
              </table:table-cell>
              <table:table-cell office:value-type="float" office:value="158785">
                <text:p>158785</text:p>
              </table:table-cell>
            </table:table-row>
            <table:table-row>
              <table:table-cell office:value-type="string">
                <text:p>16:33:33</text:p>
              </table:table-cell>
              <table:table-cell office:value-type="float" office:value="160290">
                <text:p>160290</text:p>
              </table:table-cell>
            </table:table-row>
            <table:table-row>
              <table:table-cell office:value-type="string">
                <text:p>16:33:34</text:p>
              </table:table-cell>
              <table:table-cell office:value-type="float" office:value="212092">
                <text:p>212092</text:p>
              </table:table-cell>
            </table:table-row>
            <table:table-row>
              <table:table-cell office:value-type="string">
                <text:p>16:33:35</text:p>
              </table:table-cell>
              <table:table-cell office:value-type="float" office:value="170556">
                <text:p>170556</text:p>
              </table:table-cell>
            </table:table-row>
            <table:table-row>
              <table:table-cell office:value-type="string">
                <text:p>16:33:36</text:p>
              </table:table-cell>
              <table:table-cell office:value-type="float" office:value="147873">
                <text:p>147873</text:p>
              </table:table-cell>
            </table:table-row>
            <table:table-row>
              <table:table-cell office:value-type="string">
                <text:p>16:33:37</text:p>
              </table:table-cell>
              <table:table-cell office:value-type="float" office:value="181033">
                <text:p>181033</text:p>
              </table:table-cell>
            </table:table-row>
            <table:table-row>
              <table:table-cell office:value-type="string">
                <text:p>16:33:38</text:p>
              </table:table-cell>
              <table:table-cell office:value-type="float" office:value="139058">
                <text:p>139058</text:p>
              </table:table-cell>
            </table:table-row>
            <table:table-row>
              <table:table-cell office:value-type="string">
                <text:p>16:33:39</text:p>
              </table:table-cell>
              <table:table-cell office:value-type="float" office:value="154739">
                <text:p>154739</text:p>
              </table:table-cell>
            </table:table-row>
            <table:table-row>
              <table:table-cell office:value-type="string">
                <text:p>16:33:40</text:p>
              </table:table-cell>
              <table:table-cell office:value-type="float" office:value="137373">
                <text:p>137373</text:p>
              </table:table-cell>
            </table:table-row>
            <table:table-row>
              <table:table-cell office:value-type="string">
                <text:p>16:33:41</text:p>
              </table:table-cell>
              <table:table-cell office:value-type="float" office:value="132847">
                <text:p>132847</text:p>
              </table:table-cell>
            </table:table-row>
            <table:table-row>
              <table:table-cell office:value-type="string">
                <text:p>16:33:42</text:p>
              </table:table-cell>
              <table:table-cell office:value-type="float" office:value="162015">
                <text:p>162015</text:p>
              </table:table-cell>
            </table:table-row>
            <table:table-row>
              <table:table-cell office:value-type="string">
                <text:p>16:33:43</text:p>
              </table:table-cell>
              <table:table-cell office:value-type="float" office:value="150050">
                <text:p>150050</text:p>
              </table:table-cell>
            </table:table-row>
            <table:table-row>
              <table:table-cell office:value-type="string">
                <text:p>16:33:44</text:p>
              </table:table-cell>
              <table:table-cell office:value-type="float" office:value="131995">
                <text:p>131995</text:p>
              </table:table-cell>
            </table:table-row>
            <table:table-row>
              <table:table-cell office:value-type="string">
                <text:p>16:33:45</text:p>
              </table:table-cell>
              <table:table-cell office:value-type="float" office:value="175017">
                <text:p>175017</text:p>
              </table:table-cell>
            </table:table-row>
            <table:table-row>
              <table:table-cell office:value-type="string">
                <text:p>16:33:46</text:p>
              </table:table-cell>
              <table:table-cell office:value-type="float" office:value="157093">
                <text:p>157093</text:p>
              </table:table-cell>
            </table:table-row>
            <table:table-row>
              <table:table-cell office:value-type="string">
                <text:p>16:33:47</text:p>
              </table:table-cell>
              <table:table-cell office:value-type="float" office:value="155670">
                <text:p>155670</text:p>
              </table:table-cell>
            </table:table-row>
            <table:table-row>
              <table:table-cell office:value-type="string">
                <text:p>16:33:48</text:p>
              </table:table-cell>
              <table:table-cell office:value-type="float" office:value="164889">
                <text:p>164889</text:p>
              </table:table-cell>
            </table:table-row>
            <table:table-row>
              <table:table-cell office:value-type="string">
                <text:p>16:33:49</text:p>
              </table:table-cell>
              <table:table-cell office:value-type="float" office:value="147721">
                <text:p>147721</text:p>
              </table:table-cell>
            </table:table-row>
            <table:table-row>
              <table:table-cell office:value-type="string">
                <text:p>16:33:50</text:p>
              </table:table-cell>
              <table:table-cell office:value-type="float" office:value="233315">
                <text:p>233315</text:p>
              </table:table-cell>
            </table:table-row>
            <table:table-row>
              <table:table-cell office:value-type="string">
                <text:p>16:33:51</text:p>
              </table:table-cell>
              <table:table-cell office:value-type="float" office:value="158616">
                <text:p>158616</text:p>
              </table:table-cell>
            </table:table-row>
            <table:table-row>
              <table:table-cell office:value-type="string">
                <text:p>16:33:52</text:p>
              </table:table-cell>
              <table:table-cell office:value-type="float" office:value="163750">
                <text:p>163750</text:p>
              </table:table-cell>
            </table:table-row>
            <table:table-row>
              <table:table-cell office:value-type="string">
                <text:p>16:33:53</text:p>
              </table:table-cell>
              <table:table-cell office:value-type="float" office:value="161052">
                <text:p>161052</text:p>
              </table:table-cell>
            </table:table-row>
            <table:table-row>
              <table:table-cell office:value-type="string">
                <text:p>16:33:54</text:p>
              </table:table-cell>
              <table:table-cell office:value-type="float" office:value="158486">
                <text:p>158486</text:p>
              </table:table-cell>
            </table:table-row>
            <table:table-row>
              <table:table-cell office:value-type="string">
                <text:p>16:33:55</text:p>
              </table:table-cell>
              <table:table-cell office:value-type="float" office:value="171968">
                <text:p>171968</text:p>
              </table:table-cell>
            </table:table-row>
            <table:table-row>
              <table:table-cell office:value-type="string">
                <text:p>16:33:56</text:p>
              </table:table-cell>
              <table:table-cell office:value-type="float" office:value="184793">
                <text:p>184793</text:p>
              </table:table-cell>
            </table:table-row>
            <table:table-row>
              <table:table-cell office:value-type="string">
                <text:p>16:33:57</text:p>
              </table:table-cell>
              <table:table-cell office:value-type="float" office:value="159088">
                <text:p>159088</text:p>
              </table:table-cell>
            </table:table-row>
            <table:table-row>
              <table:table-cell office:value-type="string">
                <text:p>16:33:58</text:p>
              </table:table-cell>
              <table:table-cell office:value-type="float" office:value="142989">
                <text:p>142989</text:p>
              </table:table-cell>
            </table:table-row>
            <table:table-row>
              <table:table-cell office:value-type="string">
                <text:p>16:33:59</text:p>
              </table:table-cell>
              <table:table-cell office:value-type="float" office:value="157369">
                <text:p>157369</text:p>
              </table:table-cell>
            </table:table-row>
            <table:table-row>
              <table:table-cell office:value-type="string">
                <text:p>16:34:00</text:p>
              </table:table-cell>
              <table:table-cell office:value-type="float" office:value="176089">
                <text:p>176089</text:p>
              </table:table-cell>
            </table:table-row>
            <table:table-row>
              <table:table-cell office:value-type="string">
                <text:p>16:34:01</text:p>
              </table:table-cell>
              <table:table-cell office:value-type="float" office:value="148077">
                <text:p>148077</text:p>
              </table:table-cell>
            </table:table-row>
            <table:table-row>
              <table:table-cell office:value-type="string">
                <text:p>16:34:02</text:p>
              </table:table-cell>
              <table:table-cell office:value-type="float" office:value="142960">
                <text:p>142960</text:p>
              </table:table-cell>
            </table:table-row>
            <table:table-row>
              <table:table-cell office:value-type="string">
                <text:p>16:34:03</text:p>
              </table:table-cell>
              <table:table-cell office:value-type="float" office:value="155147">
                <text:p>155147</text:p>
              </table:table-cell>
            </table:table-row>
            <table:table-row>
              <table:table-cell office:value-type="string">
                <text:p>16:34:04</text:p>
              </table:table-cell>
              <table:table-cell office:value-type="float" office:value="163614">
                <text:p>163614</text:p>
              </table:table-cell>
            </table:table-row>
            <table:table-row>
              <table:table-cell office:value-type="string">
                <text:p>16:34:05</text:p>
              </table:table-cell>
              <table:table-cell office:value-type="float" office:value="130461">
                <text:p>130461</text:p>
              </table:table-cell>
            </table:table-row>
            <table:table-row>
              <table:table-cell office:value-type="string">
                <text:p>16:34:06</text:p>
              </table:table-cell>
              <table:table-cell office:value-type="float" office:value="166803">
                <text:p>166803</text:p>
              </table:table-cell>
            </table:table-row>
            <table:table-row>
              <table:table-cell office:value-type="string">
                <text:p>16:34:07</text:p>
              </table:table-cell>
              <table:table-cell office:value-type="float" office:value="195161">
                <text:p>195161</text:p>
              </table:table-cell>
            </table:table-row>
            <table:table-row>
              <table:table-cell office:value-type="string">
                <text:p>16:34:08</text:p>
              </table:table-cell>
              <table:table-cell office:value-type="float" office:value="157500">
                <text:p>157500</text:p>
              </table:table-cell>
            </table:table-row>
            <table:table-row>
              <table:table-cell office:value-type="string">
                <text:p>16:34:09</text:p>
              </table:table-cell>
              <table:table-cell office:value-type="float" office:value="174172">
                <text:p>174172</text:p>
              </table:table-cell>
            </table:table-row>
            <table:table-row>
              <table:table-cell office:value-type="string">
                <text:p>16:34:10</text:p>
              </table:table-cell>
              <table:table-cell office:value-type="float" office:value="167869">
                <text:p>167869</text:p>
              </table:table-cell>
            </table:table-row>
            <table:table-row>
              <table:table-cell office:value-type="string">
                <text:p>16:34:11</text:p>
              </table:table-cell>
              <table:table-cell office:value-type="float" office:value="158994">
                <text:p>158994</text:p>
              </table:table-cell>
            </table:table-row>
            <table:table-row>
              <table:table-cell office:value-type="string">
                <text:p>16:34:12</text:p>
              </table:table-cell>
              <table:table-cell office:value-type="float" office:value="146847">
                <text:p>146847</text:p>
              </table:table-cell>
            </table:table-row>
            <table:table-row>
              <table:table-cell office:value-type="string">
                <text:p>16:34:13</text:p>
              </table:table-cell>
              <table:table-cell office:value-type="float" office:value="147883">
                <text:p>147883</text:p>
              </table:table-cell>
            </table:table-row>
            <table:table-row>
              <table:table-cell office:value-type="string">
                <text:p>16:34:14</text:p>
              </table:table-cell>
              <table:table-cell office:value-type="float" office:value="141780">
                <text:p>141780</text:p>
              </table:table-cell>
            </table:table-row>
            <table:table-row>
              <table:table-cell office:value-type="string">
                <text:p>16:34:15</text:p>
              </table:table-cell>
              <table:table-cell office:value-type="float" office:value="156929">
                <text:p>156929</text:p>
              </table:table-cell>
            </table:table-row>
            <table:table-row>
              <table:table-cell office:value-type="string">
                <text:p>16:34:16</text:p>
              </table:table-cell>
              <table:table-cell office:value-type="float" office:value="152927">
                <text:p>152927</text:p>
              </table:table-cell>
            </table:table-row>
            <table:table-row>
              <table:table-cell office:value-type="string">
                <text:p>16:34:17</text:p>
              </table:table-cell>
              <table:table-cell office:value-type="float" office:value="130628">
                <text:p>130628</text:p>
              </table:table-cell>
            </table:table-row>
            <table:table-row>
              <table:table-cell office:value-type="string">
                <text:p>16:34:18</text:p>
              </table:table-cell>
              <table:table-cell office:value-type="float" office:value="160330">
                <text:p>160330</text:p>
              </table:table-cell>
            </table:table-row>
            <table:table-row>
              <table:table-cell office:value-type="string">
                <text:p>16:34:19</text:p>
              </table:table-cell>
              <table:table-cell office:value-type="float" office:value="148469">
                <text:p>148469</text:p>
              </table:table-cell>
            </table:table-row>
            <table:table-row>
              <table:table-cell office:value-type="string">
                <text:p>16:34:20</text:p>
              </table:table-cell>
              <table:table-cell office:value-type="float" office:value="150882">
                <text:p>150882</text:p>
              </table:table-cell>
            </table:table-row>
            <table:table-row>
              <table:table-cell office:value-type="string">
                <text:p>16:34:21</text:p>
              </table:table-cell>
              <table:table-cell office:value-type="float" office:value="163657">
                <text:p>163657</text:p>
              </table:table-cell>
            </table:table-row>
            <table:table-row>
              <table:table-cell office:value-type="string">
                <text:p>16:34:22</text:p>
              </table:table-cell>
              <table:table-cell office:value-type="float" office:value="166846">
                <text:p>166846</text:p>
              </table:table-cell>
            </table:table-row>
            <table:table-row>
              <table:table-cell office:value-type="string">
                <text:p>16:34:23</text:p>
              </table:table-cell>
              <table:table-cell office:value-type="float" office:value="185170">
                <text:p>185170</text:p>
              </table:table-cell>
            </table:table-row>
            <table:table-row>
              <table:table-cell office:value-type="string">
                <text:p>16:34:24</text:p>
              </table:table-cell>
              <table:table-cell office:value-type="float" office:value="141957">
                <text:p>141957</text:p>
              </table:table-cell>
            </table:table-row>
            <table:table-row>
              <table:table-cell office:value-type="string">
                <text:p>16:34:25</text:p>
              </table:table-cell>
              <table:table-cell office:value-type="float" office:value="179929">
                <text:p>179929</text:p>
              </table:table-cell>
            </table:table-row>
            <table:table-row>
              <table:table-cell office:value-type="string">
                <text:p>16:34:26</text:p>
              </table:table-cell>
              <table:table-cell office:value-type="float" office:value="162049">
                <text:p>162049</text:p>
              </table:table-cell>
            </table:table-row>
            <table:table-row>
              <table:table-cell office:value-type="string">
                <text:p>16:34:27</text:p>
              </table:table-cell>
              <table:table-cell office:value-type="float" office:value="159503">
                <text:p>159503</text:p>
              </table:table-cell>
            </table:table-row>
            <table:table-row>
              <table:table-cell office:value-type="string">
                <text:p>16:34:28</text:p>
              </table:table-cell>
              <table:table-cell office:value-type="float" office:value="144783">
                <text:p>144783</text:p>
              </table:table-cell>
            </table:table-row>
            <table:table-row>
              <table:table-cell office:value-type="string">
                <text:p>16:34:29</text:p>
              </table:table-cell>
              <table:table-cell office:value-type="float" office:value="161048">
                <text:p>161048</text:p>
              </table:table-cell>
            </table:table-row>
            <table:table-row>
              <table:table-cell office:value-type="string">
                <text:p>16:34:30</text:p>
              </table:table-cell>
              <table:table-cell office:value-type="float" office:value="172672">
                <text:p>172672</text:p>
              </table:table-cell>
            </table:table-row>
            <table:table-row>
              <table:table-cell office:value-type="string">
                <text:p>16:34:31</text:p>
              </table:table-cell>
              <table:table-cell office:value-type="float" office:value="155047">
                <text:p>155047</text:p>
              </table:table-cell>
            </table:table-row>
            <table:table-row>
              <table:table-cell office:value-type="string">
                <text:p>16:34:32</text:p>
              </table:table-cell>
              <table:table-cell office:value-type="float" office:value="158426">
                <text:p>158426</text:p>
              </table:table-cell>
            </table:table-row>
            <table:table-row>
              <table:table-cell office:value-type="string">
                <text:p>16:34:33</text:p>
              </table:table-cell>
              <table:table-cell office:value-type="float" office:value="179923">
                <text:p>179923</text:p>
              </table:table-cell>
            </table:table-row>
            <table:table-row>
              <table:table-cell office:value-type="string">
                <text:p>16:34:34</text:p>
              </table:table-cell>
              <table:table-cell office:value-type="float" office:value="145188">
                <text:p>145188</text:p>
              </table:table-cell>
            </table:table-row>
            <table:table-row>
              <table:table-cell office:value-type="string">
                <text:p>16:34:35</text:p>
              </table:table-cell>
              <table:table-cell office:value-type="float" office:value="156190">
                <text:p>156190</text:p>
              </table:table-cell>
            </table:table-row>
            <table:table-row>
              <table:table-cell office:value-type="string">
                <text:p>16:34:36</text:p>
              </table:table-cell>
              <table:table-cell office:value-type="float" office:value="167002">
                <text:p>167002</text:p>
              </table:table-cell>
            </table:table-row>
            <table:table-row>
              <table:table-cell office:value-type="string">
                <text:p>16:34:37</text:p>
              </table:table-cell>
              <table:table-cell office:value-type="float" office:value="144105">
                <text:p>144105</text:p>
              </table:table-cell>
            </table:table-row>
            <table:table-row>
              <table:table-cell office:value-type="string">
                <text:p>16:34:38</text:p>
              </table:table-cell>
              <table:table-cell office:value-type="float" office:value="162178">
                <text:p>162178</text:p>
              </table:table-cell>
            </table:table-row>
            <table:table-row>
              <table:table-cell office:value-type="string">
                <text:p>16:34:39</text:p>
              </table:table-cell>
              <table:table-cell office:value-type="float" office:value="157682">
                <text:p>157682</text:p>
              </table:table-cell>
            </table:table-row>
            <table:table-row>
              <table:table-cell office:value-type="string">
                <text:p>16:34:40</text:p>
              </table:table-cell>
              <table:table-cell office:value-type="float" office:value="159971">
                <text:p>159971</text:p>
              </table:table-cell>
            </table:table-row>
            <table:table-row>
              <table:table-cell office:value-type="string">
                <text:p>16:34:41</text:p>
              </table:table-cell>
              <table:table-cell office:value-type="float" office:value="163736">
                <text:p>163736</text:p>
              </table:table-cell>
            </table:table-row>
            <table:table-row>
              <table:table-cell office:value-type="string">
                <text:p>16:34:42</text:p>
              </table:table-cell>
              <table:table-cell office:value-type="float" office:value="137299">
                <text:p>137299</text:p>
              </table:table-cell>
            </table:table-row>
            <table:table-row>
              <table:table-cell office:value-type="string">
                <text:p>16:34:43</text:p>
              </table:table-cell>
              <table:table-cell office:value-type="float" office:value="142053">
                <text:p>142053</text:p>
              </table:table-cell>
            </table:table-row>
            <table:table-row>
              <table:table-cell office:value-type="string">
                <text:p>16:34:44</text:p>
              </table:table-cell>
              <table:table-cell office:value-type="float" office:value="165158">
                <text:p>165158</text:p>
              </table:table-cell>
            </table:table-row>
            <table:table-row>
              <table:table-cell office:value-type="string">
                <text:p>16:34:45</text:p>
              </table:table-cell>
              <table:table-cell office:value-type="float" office:value="159734">
                <text:p>159734</text:p>
              </table:table-cell>
            </table:table-row>
            <table:table-row>
              <table:table-cell office:value-type="string">
                <text:p>16:34:46</text:p>
              </table:table-cell>
              <table:table-cell office:value-type="float" office:value="143991">
                <text:p>143991</text:p>
              </table:table-cell>
            </table:table-row>
            <table:table-row>
              <table:table-cell office:value-type="string">
                <text:p>16:34:47</text:p>
              </table:table-cell>
              <table:table-cell office:value-type="float" office:value="158480">
                <text:p>158480</text:p>
              </table:table-cell>
            </table:table-row>
            <table:table-row>
              <table:table-cell office:value-type="string">
                <text:p>16:34:48</text:p>
              </table:table-cell>
              <table:table-cell office:value-type="float" office:value="194544">
                <text:p>194544</text:p>
              </table:table-cell>
            </table:table-row>
            <table:table-row>
              <table:table-cell office:value-type="string">
                <text:p>16:34:49</text:p>
              </table:table-cell>
              <table:table-cell office:value-type="float" office:value="144535">
                <text:p>144535</text:p>
              </table:table-cell>
            </table:table-row>
            <table:table-row>
              <table:table-cell office:value-type="string">
                <text:p>16:34:50</text:p>
              </table:table-cell>
              <table:table-cell office:value-type="float" office:value="138974">
                <text:p>138974</text:p>
              </table:table-cell>
            </table:table-row>
            <table:table-row>
              <table:table-cell office:value-type="string">
                <text:p>16:34:51</text:p>
              </table:table-cell>
              <table:table-cell office:value-type="float" office:value="151733">
                <text:p>151733</text:p>
              </table:table-cell>
            </table:table-row>
            <table:table-row>
              <table:table-cell office:value-type="string">
                <text:p>16:34:52</text:p>
              </table:table-cell>
              <table:table-cell office:value-type="float" office:value="176631">
                <text:p>176631</text:p>
              </table:table-cell>
            </table:table-row>
            <table:table-row>
              <table:table-cell office:value-type="string">
                <text:p>16:34:53</text:p>
              </table:table-cell>
              <table:table-cell office:value-type="float" office:value="176932">
                <text:p>176932</text:p>
              </table:table-cell>
            </table:table-row>
            <table:table-row>
              <table:table-cell office:value-type="string">
                <text:p>16:34:54</text:p>
              </table:table-cell>
              <table:table-cell office:value-type="float" office:value="151454">
                <text:p>151454</text:p>
              </table:table-cell>
            </table:table-row>
            <table:table-row>
              <table:table-cell office:value-type="string">
                <text:p>16:34:55</text:p>
              </table:table-cell>
              <table:table-cell office:value-type="float" office:value="196752">
                <text:p>196752</text:p>
              </table:table-cell>
            </table:table-row>
            <table:table-row>
              <table:table-cell office:value-type="string">
                <text:p>16:34:56</text:p>
              </table:table-cell>
              <table:table-cell office:value-type="float" office:value="133695">
                <text:p>133695</text:p>
              </table:table-cell>
            </table:table-row>
            <table:table-row>
              <table:table-cell office:value-type="string">
                <text:p>16:34:57</text:p>
              </table:table-cell>
              <table:table-cell office:value-type="float" office:value="152031">
                <text:p>152031</text:p>
              </table:table-cell>
            </table:table-row>
            <table:table-row>
              <table:table-cell office:value-type="string">
                <text:p>16:34:58</text:p>
              </table:table-cell>
              <table:table-cell office:value-type="float" office:value="161859">
                <text:p>161859</text:p>
              </table:table-cell>
            </table:table-row>
            <table:table-row>
              <table:table-cell office:value-type="string">
                <text:p>16:34:59</text:p>
              </table:table-cell>
              <table:table-cell office:value-type="float" office:value="135706">
                <text:p>135706</text:p>
              </table:table-cell>
            </table:table-row>
            <table:table-row>
              <table:table-cell office:value-type="string">
                <text:p>16:35:00</text:p>
              </table:table-cell>
              <table:table-cell office:value-type="float" office:value="138705">
                <text:p>138705</text:p>
              </table:table-cell>
            </table:table-row>
            <table:table-row>
              <table:table-cell office:value-type="string">
                <text:p>16:35:01</text:p>
              </table:table-cell>
              <table:table-cell office:value-type="float" office:value="143582">
                <text:p>143582</text:p>
              </table:table-cell>
            </table:table-row>
            <table:table-row>
              <table:table-cell office:value-type="string">
                <text:p>16:35:02</text:p>
              </table:table-cell>
              <table:table-cell office:value-type="float" office:value="142721">
                <text:p>142721</text:p>
              </table:table-cell>
            </table:table-row>
            <table:table-row>
              <table:table-cell office:value-type="string">
                <text:p>16:35:03</text:p>
              </table:table-cell>
              <table:table-cell office:value-type="float" office:value="147778">
                <text:p>147778</text:p>
              </table:table-cell>
            </table:table-row>
            <table:table-row>
              <table:table-cell office:value-type="string">
                <text:p>16:35:04</text:p>
              </table:table-cell>
              <table:table-cell office:value-type="float" office:value="154237">
                <text:p>154237</text:p>
              </table:table-cell>
            </table:table-row>
            <table:table-row>
              <table:table-cell office:value-type="string">
                <text:p>16:35:05</text:p>
              </table:table-cell>
              <table:table-cell office:value-type="float" office:value="178596">
                <text:p>178596</text:p>
              </table:table-cell>
            </table:table-row>
            <table:table-row>
              <table:table-cell office:value-type="string">
                <text:p>16:35:06</text:p>
              </table:table-cell>
              <table:table-cell office:value-type="float" office:value="180870">
                <text:p>180870</text:p>
              </table:table-cell>
            </table:table-row>
            <table:table-row>
              <table:table-cell office:value-type="string">
                <text:p>16:35:07</text:p>
              </table:table-cell>
              <table:table-cell office:value-type="float" office:value="136902">
                <text:p>136902</text:p>
              </table:table-cell>
            </table:table-row>
            <table:table-row>
              <table:table-cell office:value-type="string">
                <text:p>16:35:08</text:p>
              </table:table-cell>
              <table:table-cell office:value-type="float" office:value="141075">
                <text:p>141075</text:p>
              </table:table-cell>
            </table:table-row>
            <table:table-row>
              <table:table-cell office:value-type="string">
                <text:p>16:35:09</text:p>
              </table:table-cell>
              <table:table-cell office:value-type="float" office:value="127323">
                <text:p>127323</text:p>
              </table:table-cell>
            </table:table-row>
            <table:table-row>
              <table:table-cell office:value-type="string">
                <text:p>16:35:10</text:p>
              </table:table-cell>
              <table:table-cell office:value-type="float" office:value="161014">
                <text:p>161014</text:p>
              </table:table-cell>
            </table:table-row>
            <table:table-row>
              <table:table-cell office:value-type="string">
                <text:p>16:35:11</text:p>
              </table:table-cell>
              <table:table-cell office:value-type="float" office:value="143803">
                <text:p>143803</text:p>
              </table:table-cell>
            </table:table-row>
            <table:table-row>
              <table:table-cell office:value-type="string">
                <text:p>16:35:12</text:p>
              </table:table-cell>
              <table:table-cell office:value-type="float" office:value="150710">
                <text:p>150710</text:p>
              </table:table-cell>
            </table:table-row>
            <table:table-row>
              <table:table-cell office:value-type="string">
                <text:p>16:35:13</text:p>
              </table:table-cell>
              <table:table-cell office:value-type="float" office:value="153352">
                <text:p>153352</text:p>
              </table:table-cell>
            </table:table-row>
            <table:table-row>
              <table:table-cell office:value-type="string">
                <text:p>16:35:14</text:p>
              </table:table-cell>
              <table:table-cell office:value-type="float" office:value="140060">
                <text:p>140060</text:p>
              </table:table-cell>
            </table:table-row>
            <table:table-row>
              <table:table-cell office:value-type="string">
                <text:p>16:35:15</text:p>
              </table:table-cell>
              <table:table-cell office:value-type="float" office:value="135355">
                <text:p>135355</text:p>
              </table:table-cell>
            </table:table-row>
            <table:table-row>
              <table:table-cell office:value-type="string">
                <text:p>16:35:16</text:p>
              </table:table-cell>
              <table:table-cell office:value-type="float" office:value="132210">
                <text:p>132210</text:p>
              </table:table-cell>
            </table:table-row>
            <table:table-row>
              <table:table-cell office:value-type="string">
                <text:p>16:35:17</text:p>
              </table:table-cell>
              <table:table-cell office:value-type="float" office:value="147096">
                <text:p>147096</text:p>
              </table:table-cell>
            </table:table-row>
            <table:table-row>
              <table:table-cell office:value-type="string">
                <text:p>16:35:18</text:p>
              </table:table-cell>
              <table:table-cell office:value-type="float" office:value="143588">
                <text:p>143588</text:p>
              </table:table-cell>
            </table:table-row>
            <table:table-row>
              <table:table-cell office:value-type="string">
                <text:p>16:35:19</text:p>
              </table:table-cell>
              <table:table-cell office:value-type="float" office:value="140638">
                <text:p>140638</text:p>
              </table:table-cell>
            </table:table-row>
            <table:table-row>
              <table:table-cell office:value-type="string">
                <text:p>16:35:20</text:p>
              </table:table-cell>
              <table:table-cell office:value-type="float" office:value="154436">
                <text:p>154436</text:p>
              </table:table-cell>
            </table:table-row>
            <table:table-row>
              <table:table-cell office:value-type="string">
                <text:p>16:35:21</text:p>
              </table:table-cell>
              <table:table-cell office:value-type="float" office:value="146393">
                <text:p>146393</text:p>
              </table:table-cell>
            </table:table-row>
            <table:table-row>
              <table:table-cell office:value-type="string">
                <text:p>16:35:22</text:p>
              </table:table-cell>
              <table:table-cell office:value-type="float" office:value="144583">
                <text:p>144583</text:p>
              </table:table-cell>
            </table:table-row>
            <table:table-row>
              <table:table-cell office:value-type="string">
                <text:p>16:35:23</text:p>
              </table:table-cell>
              <table:table-cell office:value-type="float" office:value="160422">
                <text:p>160422</text:p>
              </table:table-cell>
            </table:table-row>
            <table:table-row>
              <table:table-cell office:value-type="string">
                <text:p>16:35:24</text:p>
              </table:table-cell>
              <table:table-cell office:value-type="float" office:value="191365">
                <text:p>191365</text:p>
              </table:table-cell>
            </table:table-row>
            <table:table-row>
              <table:table-cell office:value-type="string">
                <text:p>16:35:25</text:p>
              </table:table-cell>
              <table:table-cell office:value-type="float" office:value="150896">
                <text:p>150896</text:p>
              </table:table-cell>
            </table:table-row>
            <table:table-row>
              <table:table-cell office:value-type="string">
                <text:p>16:35:26</text:p>
              </table:table-cell>
              <table:table-cell office:value-type="float" office:value="164906">
                <text:p>164906</text:p>
              </table:table-cell>
            </table:table-row>
            <table:table-row>
              <table:table-cell office:value-type="string">
                <text:p>16:35:27</text:p>
              </table:table-cell>
              <table:table-cell office:value-type="float" office:value="176094">
                <text:p>176094</text:p>
              </table:table-cell>
            </table:table-row>
            <table:table-row>
              <table:table-cell office:value-type="string">
                <text:p>16:35:28</text:p>
              </table:table-cell>
              <table:table-cell office:value-type="float" office:value="176836">
                <text:p>176836</text:p>
              </table:table-cell>
            </table:table-row>
            <table:table-row>
              <table:table-cell office:value-type="string">
                <text:p>16:35:29</text:p>
              </table:table-cell>
              <table:table-cell office:value-type="float" office:value="155815">
                <text:p>155815</text:p>
              </table:table-cell>
            </table:table-row>
            <table:table-row>
              <table:table-cell office:value-type="string">
                <text:p>16:35:30</text:p>
              </table:table-cell>
              <table:table-cell office:value-type="float" office:value="132522">
                <text:p>132522</text:p>
              </table:table-cell>
            </table:table-row>
            <table:table-row>
              <table:table-cell office:value-type="string">
                <text:p>16:35:31</text:p>
              </table:table-cell>
              <table:table-cell office:value-type="float" office:value="170844">
                <text:p>170844</text:p>
              </table:table-cell>
            </table:table-row>
            <table:table-row>
              <table:table-cell office:value-type="string">
                <text:p>16:35:32</text:p>
              </table:table-cell>
              <table:table-cell office:value-type="float" office:value="177766">
                <text:p>177766</text:p>
              </table:table-cell>
            </table:table-row>
            <table:table-row>
              <table:table-cell office:value-type="string">
                <text:p>16:35:33</text:p>
              </table:table-cell>
              <table:table-cell office:value-type="float" office:value="160701">
                <text:p>160701</text:p>
              </table:table-cell>
            </table:table-row>
            <table:table-row>
              <table:table-cell office:value-type="string">
                <text:p>16:35:34</text:p>
              </table:table-cell>
              <table:table-cell office:value-type="float" office:value="144208">
                <text:p>144208</text:p>
              </table:table-cell>
            </table:table-row>
            <table:table-row>
              <table:table-cell office:value-type="string">
                <text:p>16:35:35</text:p>
              </table:table-cell>
              <table:table-cell office:value-type="float" office:value="137391">
                <text:p>137391</text:p>
              </table:table-cell>
            </table:table-row>
            <table:table-row>
              <table:table-cell office:value-type="string">
                <text:p>16:35:36</text:p>
              </table:table-cell>
              <table:table-cell office:value-type="float" office:value="162812">
                <text:p>162812</text:p>
              </table:table-cell>
            </table:table-row>
            <table:table-row>
              <table:table-cell office:value-type="string">
                <text:p>16:35:37</text:p>
              </table:table-cell>
              <table:table-cell office:value-type="float" office:value="127625">
                <text:p>127625</text:p>
              </table:table-cell>
            </table:table-row>
            <table:table-row>
              <table:table-cell office:value-type="string">
                <text:p>16:35:38</text:p>
              </table:table-cell>
              <table:table-cell office:value-type="float" office:value="162205">
                <text:p>162205</text:p>
              </table:table-cell>
            </table:table-row>
            <table:table-row>
              <table:table-cell office:value-type="string">
                <text:p>16:35:39</text:p>
              </table:table-cell>
              <table:table-cell office:value-type="float" office:value="178436">
                <text:p>178436</text:p>
              </table:table-cell>
            </table:table-row>
            <table:table-row>
              <table:table-cell office:value-type="string">
                <text:p>16:35:40</text:p>
              </table:table-cell>
              <table:table-cell office:value-type="float" office:value="158934">
                <text:p>158934</text:p>
              </table:table-cell>
            </table:table-row>
            <table:table-row>
              <table:table-cell office:value-type="string">
                <text:p>16:35:41</text:p>
              </table:table-cell>
              <table:table-cell office:value-type="float" office:value="142794">
                <text:p>142794</text:p>
              </table:table-cell>
            </table:table-row>
            <table:table-row>
              <table:table-cell office:value-type="string">
                <text:p>16:35:42</text:p>
              </table:table-cell>
              <table:table-cell office:value-type="float" office:value="123132">
                <text:p>123132</text:p>
              </table:table-cell>
            </table:table-row>
            <table:table-row>
              <table:table-cell office:value-type="string">
                <text:p>16:35:43</text:p>
              </table:table-cell>
              <table:table-cell office:value-type="float" office:value="157220">
                <text:p>157220</text:p>
              </table:table-cell>
            </table:table-row>
            <table:table-row>
              <table:table-cell office:value-type="string">
                <text:p>16:35:44</text:p>
              </table:table-cell>
              <table:table-cell office:value-type="float" office:value="179297">
                <text:p>179297</text:p>
              </table:table-cell>
            </table:table-row>
            <table:table-row>
              <table:table-cell office:value-type="string">
                <text:p>16:35:45</text:p>
              </table:table-cell>
              <table:table-cell office:value-type="float" office:value="168191">
                <text:p>168191</text:p>
              </table:table-cell>
            </table:table-row>
            <table:table-row>
              <table:table-cell office:value-type="string">
                <text:p>16:35:46</text:p>
              </table:table-cell>
              <table:table-cell office:value-type="float" office:value="156577">
                <text:p>156577</text:p>
              </table:table-cell>
            </table:table-row>
            <table:table-row>
              <table:table-cell office:value-type="string">
                <text:p>16:35:47</text:p>
              </table:table-cell>
              <table:table-cell office:value-type="float" office:value="137616">
                <text:p>137616</text:p>
              </table:table-cell>
            </table:table-row>
            <table:table-row>
              <table:table-cell office:value-type="string">
                <text:p>16:35:48</text:p>
              </table:table-cell>
              <table:table-cell office:value-type="float" office:value="166166">
                <text:p>166166</text:p>
              </table:table-cell>
            </table:table-row>
            <table:table-row>
              <table:table-cell office:value-type="string">
                <text:p>16:35:49</text:p>
              </table:table-cell>
              <table:table-cell office:value-type="float" office:value="145393">
                <text:p>145393</text:p>
              </table:table-cell>
            </table:table-row>
            <table:table-row>
              <table:table-cell office:value-type="string">
                <text:p>16:35:50</text:p>
              </table:table-cell>
              <table:table-cell office:value-type="float" office:value="150495">
                <text:p>150495</text:p>
              </table:table-cell>
            </table:table-row>
            <table:table-row>
              <table:table-cell office:value-type="string">
                <text:p>16:35:51</text:p>
              </table:table-cell>
              <table:table-cell office:value-type="float" office:value="161196">
                <text:p>161196</text:p>
              </table:table-cell>
            </table:table-row>
            <table:table-row>
              <table:table-cell office:value-type="string">
                <text:p>16:35:52</text:p>
              </table:table-cell>
              <table:table-cell office:value-type="float" office:value="178715">
                <text:p>178715</text:p>
              </table:table-cell>
            </table:table-row>
            <table:table-row>
              <table:table-cell office:value-type="string">
                <text:p>16:35:53</text:p>
              </table:table-cell>
              <table:table-cell office:value-type="float" office:value="137629">
                <text:p>137629</text:p>
              </table:table-cell>
            </table:table-row>
            <table:table-row>
              <table:table-cell office:value-type="string">
                <text:p>16:35:54</text:p>
              </table:table-cell>
              <table:table-cell office:value-type="float" office:value="145625">
                <text:p>145625</text:p>
              </table:table-cell>
            </table:table-row>
            <table:table-row>
              <table:table-cell office:value-type="string">
                <text:p>16:35:55</text:p>
              </table:table-cell>
              <table:table-cell office:value-type="float" office:value="167667">
                <text:p>167667</text:p>
              </table:table-cell>
            </table:table-row>
            <table:table-row>
              <table:table-cell office:value-type="string">
                <text:p>16:35:56</text:p>
              </table:table-cell>
              <table:table-cell office:value-type="float" office:value="151192">
                <text:p>151192</text:p>
              </table:table-cell>
            </table:table-row>
            <table:table-row>
              <table:table-cell office:value-type="string">
                <text:p>16:35:57</text:p>
              </table:table-cell>
              <table:table-cell office:value-type="float" office:value="156434">
                <text:p>156434</text:p>
              </table:table-cell>
            </table:table-row>
            <table:table-row>
              <table:table-cell office:value-type="string">
                <text:p>16:35:58</text:p>
              </table:table-cell>
              <table:table-cell office:value-type="float" office:value="141298">
                <text:p>141298</text:p>
              </table:table-cell>
            </table:table-row>
            <table:table-row>
              <table:table-cell office:value-type="string">
                <text:p>16:35:59</text:p>
              </table:table-cell>
              <table:table-cell office:value-type="float" office:value="167587">
                <text:p>167587</text:p>
              </table:table-cell>
            </table:table-row>
            <table:table-row>
              <table:table-cell office:value-type="string">
                <text:p>16:36:00</text:p>
              </table:table-cell>
              <table:table-cell office:value-type="float" office:value="181050">
                <text:p>181050</text:p>
              </table:table-cell>
            </table:table-row>
            <table:table-row>
              <table:table-cell office:value-type="string">
                <text:p>16:36:01</text:p>
              </table:table-cell>
              <table:table-cell office:value-type="float" office:value="140292">
                <text:p>140292</text:p>
              </table:table-cell>
            </table:table-row>
            <table:table-row>
              <table:table-cell office:value-type="string">
                <text:p>16:36:02</text:p>
              </table:table-cell>
              <table:table-cell office:value-type="float" office:value="160681">
                <text:p>160681</text:p>
              </table:table-cell>
            </table:table-row>
            <table:table-row>
              <table:table-cell office:value-type="string">
                <text:p>16:36:03</text:p>
              </table:table-cell>
              <table:table-cell office:value-type="float" office:value="149654">
                <text:p>149654</text:p>
              </table:table-cell>
            </table:table-row>
            <table:table-row>
              <table:table-cell office:value-type="string">
                <text:p>16:36:04</text:p>
              </table:table-cell>
              <table:table-cell office:value-type="float" office:value="124634">
                <text:p>124634</text:p>
              </table:table-cell>
            </table:table-row>
            <table:table-row>
              <table:table-cell office:value-type="string">
                <text:p>16:36:05</text:p>
              </table:table-cell>
              <table:table-cell office:value-type="float" office:value="159174">
                <text:p>159174</text:p>
              </table:table-cell>
            </table:table-row>
            <table:table-row>
              <table:table-cell office:value-type="string">
                <text:p>16:36:06</text:p>
              </table:table-cell>
              <table:table-cell office:value-type="float" office:value="186701">
                <text:p>186701</text:p>
              </table:table-cell>
            </table:table-row>
            <table:table-row>
              <table:table-cell office:value-type="string">
                <text:p>16:36:07</text:p>
              </table:table-cell>
              <table:table-cell office:value-type="float" office:value="144610">
                <text:p>144610</text:p>
              </table:table-cell>
            </table:table-row>
            <table:table-row>
              <table:table-cell office:value-type="string">
                <text:p>16:36:08</text:p>
              </table:table-cell>
              <table:table-cell office:value-type="float" office:value="184942">
                <text:p>184942</text:p>
              </table:table-cell>
            </table:table-row>
            <table:table-row>
              <table:table-cell office:value-type="string">
                <text:p>16:36:09</text:p>
              </table:table-cell>
              <table:table-cell office:value-type="float" office:value="173129">
                <text:p>173129</text:p>
              </table:table-cell>
            </table:table-row>
            <table:table-row>
              <table:table-cell office:value-type="string">
                <text:p>16:36:10</text:p>
              </table:table-cell>
              <table:table-cell office:value-type="float" office:value="164292">
                <text:p>164292</text:p>
              </table:table-cell>
            </table:table-row>
            <table:table-row>
              <table:table-cell office:value-type="string">
                <text:p>16:36:11</text:p>
              </table:table-cell>
              <table:table-cell office:value-type="float" office:value="135774">
                <text:p>135774</text:p>
              </table:table-cell>
            </table:table-row>
            <table:table-row>
              <table:table-cell office:value-type="string">
                <text:p>16:36:12</text:p>
              </table:table-cell>
              <table:table-cell office:value-type="float" office:value="154543">
                <text:p>154543</text:p>
              </table:table-cell>
            </table:table-row>
            <table:table-row>
              <table:table-cell office:value-type="string">
                <text:p>16:36:13</text:p>
              </table:table-cell>
              <table:table-cell office:value-type="float" office:value="145252">
                <text:p>145252</text:p>
              </table:table-cell>
            </table:table-row>
            <table:table-row>
              <table:table-cell office:value-type="string">
                <text:p>16:36:14</text:p>
              </table:table-cell>
              <table:table-cell office:value-type="float" office:value="147883">
                <text:p>147883</text:p>
              </table:table-cell>
            </table:table-row>
            <table:table-row>
              <table:table-cell office:value-type="string">
                <text:p>16:36:15</text:p>
              </table:table-cell>
              <table:table-cell office:value-type="float" office:value="153928">
                <text:p>153928</text:p>
              </table:table-cell>
            </table:table-row>
            <table:table-row>
              <table:table-cell office:value-type="string">
                <text:p>16:36:16</text:p>
              </table:table-cell>
              <table:table-cell office:value-type="float" office:value="150852">
                <text:p>150852</text:p>
              </table:table-cell>
            </table:table-row>
            <table:table-row>
              <table:table-cell office:value-type="string">
                <text:p>16:36:17</text:p>
              </table:table-cell>
              <table:table-cell office:value-type="float" office:value="150248">
                <text:p>150248</text:p>
              </table:table-cell>
            </table:table-row>
            <table:table-row>
              <table:table-cell office:value-type="string">
                <text:p>16:36:18</text:p>
              </table:table-cell>
              <table:table-cell office:value-type="float" office:value="134627">
                <text:p>134627</text:p>
              </table:table-cell>
            </table:table-row>
            <table:table-row>
              <table:table-cell office:value-type="string">
                <text:p>16:36:19</text:p>
              </table:table-cell>
              <table:table-cell office:value-type="float" office:value="185275">
                <text:p>185275</text:p>
              </table:table-cell>
            </table:table-row>
            <table:table-row>
              <table:table-cell office:value-type="string">
                <text:p>16:36:20</text:p>
              </table:table-cell>
              <table:table-cell office:value-type="float" office:value="140828">
                <text:p>140828</text:p>
              </table:table-cell>
            </table:table-row>
            <table:table-row>
              <table:table-cell office:value-type="string">
                <text:p>16:36:21</text:p>
              </table:table-cell>
              <table:table-cell office:value-type="float" office:value="157283">
                <text:p>157283</text:p>
              </table:table-cell>
            </table:table-row>
            <table:table-row>
              <table:table-cell office:value-type="string">
                <text:p>16:36:22</text:p>
              </table:table-cell>
              <table:table-cell office:value-type="float" office:value="154724">
                <text:p>154724</text:p>
              </table:table-cell>
            </table:table-row>
            <table:table-row>
              <table:table-cell office:value-type="string">
                <text:p>16:36:23</text:p>
              </table:table-cell>
              <table:table-cell office:value-type="float" office:value="155094">
                <text:p>155094</text:p>
              </table:table-cell>
            </table:table-row>
            <table:table-row>
              <table:table-cell office:value-type="string">
                <text:p>16:36:24</text:p>
              </table:table-cell>
              <table:table-cell office:value-type="float" office:value="180083">
                <text:p>180083</text:p>
              </table:table-cell>
            </table:table-row>
            <table:table-row>
              <table:table-cell office:value-type="string">
                <text:p>16:36:25</text:p>
              </table:table-cell>
              <table:table-cell office:value-type="float" office:value="123534">
                <text:p>123534</text:p>
              </table:table-cell>
            </table:table-row>
            <table:table-row>
              <table:table-cell office:value-type="string">
                <text:p>16:36:26</text:p>
              </table:table-cell>
              <table:table-cell office:value-type="float" office:value="167535">
                <text:p>167535</text:p>
              </table:table-cell>
            </table:table-row>
            <table:table-row>
              <table:table-cell office:value-type="string">
                <text:p>16:36:27</text:p>
              </table:table-cell>
              <table:table-cell office:value-type="float" office:value="140667">
                <text:p>140667</text:p>
              </table:table-cell>
            </table:table-row>
            <table:table-row>
              <table:table-cell office:value-type="string">
                <text:p>16:36:28</text:p>
              </table:table-cell>
              <table:table-cell office:value-type="float" office:value="153978">
                <text:p>153978</text:p>
              </table:table-cell>
            </table:table-row>
            <table:table-row>
              <table:table-cell office:value-type="string">
                <text:p>16:36:29</text:p>
              </table:table-cell>
              <table:table-cell office:value-type="float" office:value="150399">
                <text:p>150399</text:p>
              </table:table-cell>
            </table:table-row>
            <table:table-row>
              <table:table-cell office:value-type="string">
                <text:p>16:36:30</text:p>
              </table:table-cell>
              <table:table-cell office:value-type="float" office:value="136525">
                <text:p>136525</text:p>
              </table:table-cell>
            </table:table-row>
            <table:table-row>
              <table:table-cell office:value-type="string">
                <text:p>16:36:31</text:p>
              </table:table-cell>
              <table:table-cell office:value-type="float" office:value="160864">
                <text:p>160864</text:p>
              </table:table-cell>
            </table:table-row>
            <table:table-row>
              <table:table-cell office:value-type="string">
                <text:p>16:36:32</text:p>
              </table:table-cell>
              <table:table-cell office:value-type="float" office:value="146459">
                <text:p>146459</text:p>
              </table:table-cell>
            </table:table-row>
            <table:table-row>
              <table:table-cell office:value-type="string">
                <text:p>16:36:33</text:p>
              </table:table-cell>
              <table:table-cell office:value-type="float" office:value="167853">
                <text:p>167853</text:p>
              </table:table-cell>
            </table:table-row>
            <table:table-row>
              <table:table-cell office:value-type="string">
                <text:p>16:36:34</text:p>
              </table:table-cell>
              <table:table-cell office:value-type="float" office:value="153445">
                <text:p>153445</text:p>
              </table:table-cell>
            </table:table-row>
            <table:table-row>
              <table:table-cell office:value-type="string">
                <text:p>16:36:35</text:p>
              </table:table-cell>
              <table:table-cell office:value-type="float" office:value="141126">
                <text:p>141126</text:p>
              </table:table-cell>
            </table:table-row>
            <table:table-row>
              <table:table-cell office:value-type="string">
                <text:p>16:36:36</text:p>
              </table:table-cell>
              <table:table-cell office:value-type="float" office:value="144701">
                <text:p>144701</text:p>
              </table:table-cell>
            </table:table-row>
            <table:table-row>
              <table:table-cell office:value-type="string">
                <text:p>16:36:37</text:p>
              </table:table-cell>
              <table:table-cell office:value-type="float" office:value="198801">
                <text:p>198801</text:p>
              </table:table-cell>
            </table:table-row>
            <table:table-row>
              <table:table-cell office:value-type="string">
                <text:p>16:36:38</text:p>
              </table:table-cell>
              <table:table-cell office:value-type="float" office:value="131841">
                <text:p>131841</text:p>
              </table:table-cell>
            </table:table-row>
            <table:table-row>
              <table:table-cell office:value-type="string">
                <text:p>16:36:39</text:p>
              </table:table-cell>
              <table:table-cell office:value-type="float" office:value="167185">
                <text:p>167185</text:p>
              </table:table-cell>
            </table:table-row>
            <table:table-row>
              <table:table-cell office:value-type="string">
                <text:p>16:36:40</text:p>
              </table:table-cell>
              <table:table-cell office:value-type="float" office:value="136721">
                <text:p>136721</text:p>
              </table:table-cell>
            </table:table-row>
            <table:table-row>
              <table:table-cell office:value-type="string">
                <text:p>16:36:41</text:p>
              </table:table-cell>
              <table:table-cell office:value-type="float" office:value="178719">
                <text:p>178719</text:p>
              </table:table-cell>
            </table:table-row>
            <table:table-row>
              <table:table-cell office:value-type="string">
                <text:p>16:36:42</text:p>
              </table:table-cell>
              <table:table-cell office:value-type="float" office:value="148994">
                <text:p>148994</text:p>
              </table:table-cell>
            </table:table-row>
            <table:table-row>
              <table:table-cell office:value-type="string">
                <text:p>16:36:43</text:p>
              </table:table-cell>
              <table:table-cell office:value-type="float" office:value="155275">
                <text:p>155275</text:p>
              </table:table-cell>
            </table:table-row>
            <table:table-row>
              <table:table-cell office:value-type="string">
                <text:p>16:36:44</text:p>
              </table:table-cell>
              <table:table-cell office:value-type="float" office:value="168261">
                <text:p>168261</text:p>
              </table:table-cell>
            </table:table-row>
            <table:table-row>
              <table:table-cell office:value-type="string">
                <text:p>16:36:45</text:p>
              </table:table-cell>
              <table:table-cell office:value-type="float" office:value="140393">
                <text:p>140393</text:p>
              </table:table-cell>
            </table:table-row>
            <table:table-row>
              <table:table-cell office:value-type="string">
                <text:p>16:36:46</text:p>
              </table:table-cell>
              <table:table-cell office:value-type="float" office:value="154755">
                <text:p>154755</text:p>
              </table:table-cell>
            </table:table-row>
            <table:table-row>
              <table:table-cell office:value-type="string">
                <text:p>16:36:47</text:p>
              </table:table-cell>
              <table:table-cell office:value-type="float" office:value="150190">
                <text:p>150190</text:p>
              </table:table-cell>
            </table:table-row>
            <table:table-row>
              <table:table-cell office:value-type="string">
                <text:p>16:36:48</text:p>
              </table:table-cell>
              <table:table-cell office:value-type="float" office:value="144713">
                <text:p>144713</text:p>
              </table:table-cell>
            </table:table-row>
            <table:table-row>
              <table:table-cell office:value-type="string">
                <text:p>16:36:49</text:p>
              </table:table-cell>
              <table:table-cell office:value-type="float" office:value="160573">
                <text:p>160573</text:p>
              </table:table-cell>
            </table:table-row>
            <table:table-row>
              <table:table-cell office:value-type="string">
                <text:p>16:36:50</text:p>
              </table:table-cell>
              <table:table-cell office:value-type="float" office:value="136169">
                <text:p>136169</text:p>
              </table:table-cell>
            </table:table-row>
            <table:table-row>
              <table:table-cell office:value-type="string">
                <text:p>16:36:51</text:p>
              </table:table-cell>
              <table:table-cell office:value-type="float" office:value="147303">
                <text:p>147303</text:p>
              </table:table-cell>
            </table:table-row>
            <table:table-row>
              <table:table-cell office:value-type="string">
                <text:p>16:36:52</text:p>
              </table:table-cell>
              <table:table-cell office:value-type="float" office:value="135235">
                <text:p>135235</text:p>
              </table:table-cell>
            </table:table-row>
            <table:table-row>
              <table:table-cell office:value-type="string">
                <text:p>16:36:53</text:p>
              </table:table-cell>
              <table:table-cell office:value-type="float" office:value="176119">
                <text:p>176119</text:p>
              </table:table-cell>
            </table:table-row>
            <table:table-row>
              <table:table-cell office:value-type="string">
                <text:p>16:36:54</text:p>
              </table:table-cell>
              <table:table-cell office:value-type="float" office:value="160311">
                <text:p>160311</text:p>
              </table:table-cell>
            </table:table-row>
            <table:table-row>
              <table:table-cell office:value-type="string">
                <text:p>16:36:55</text:p>
              </table:table-cell>
              <table:table-cell office:value-type="float" office:value="188193">
                <text:p>188193</text:p>
              </table:table-cell>
            </table:table-row>
            <table:table-row>
              <table:table-cell office:value-type="string">
                <text:p>16:36:56</text:p>
              </table:table-cell>
              <table:table-cell office:value-type="float" office:value="147320">
                <text:p>147320</text:p>
              </table:table-cell>
            </table:table-row>
            <table:table-row>
              <table:table-cell office:value-type="string">
                <text:p>16:36:57</text:p>
              </table:table-cell>
              <table:table-cell office:value-type="float" office:value="161447">
                <text:p>161447</text:p>
              </table:table-cell>
            </table:table-row>
            <table:table-row>
              <table:table-cell office:value-type="string">
                <text:p>16:36:58</text:p>
              </table:table-cell>
              <table:table-cell office:value-type="float" office:value="153313">
                <text:p>153313</text:p>
              </table:table-cell>
            </table:table-row>
            <table:table-row>
              <table:table-cell office:value-type="string">
                <text:p>16:36:59</text:p>
              </table:table-cell>
              <table:table-cell office:value-type="float" office:value="158080">
                <text:p>158080</text:p>
              </table:table-cell>
            </table:table-row>
            <table:table-row>
              <table:table-cell office:value-type="string">
                <text:p>16:37:00</text:p>
              </table:table-cell>
              <table:table-cell office:value-type="float" office:value="159342">
                <text:p>159342</text:p>
              </table:table-cell>
            </table:table-row>
            <table:table-row>
              <table:table-cell office:value-type="string">
                <text:p>16:37:01</text:p>
              </table:table-cell>
              <table:table-cell office:value-type="float" office:value="133521">
                <text:p>133521</text:p>
              </table:table-cell>
            </table:table-row>
            <table:table-row>
              <table:table-cell office:value-type="string">
                <text:p>16:37:02</text:p>
              </table:table-cell>
              <table:table-cell office:value-type="float" office:value="157559">
                <text:p>157559</text:p>
              </table:table-cell>
            </table:table-row>
            <table:table-row>
              <table:table-cell office:value-type="string">
                <text:p>16:37:03</text:p>
              </table:table-cell>
              <table:table-cell office:value-type="float" office:value="198178">
                <text:p>198178</text:p>
              </table:table-cell>
            </table:table-row>
            <table:table-row>
              <table:table-cell office:value-type="string">
                <text:p>16:37:04</text:p>
              </table:table-cell>
              <table:table-cell office:value-type="float" office:value="167848">
                <text:p>167848</text:p>
              </table:table-cell>
            </table:table-row>
            <table:table-row>
              <table:table-cell office:value-type="string">
                <text:p>16:37:05</text:p>
              </table:table-cell>
              <table:table-cell office:value-type="float" office:value="146340">
                <text:p>146340</text:p>
              </table:table-cell>
            </table:table-row>
            <table:table-row>
              <table:table-cell office:value-type="string">
                <text:p>16:37:06</text:p>
              </table:table-cell>
              <table:table-cell office:value-type="float" office:value="216113">
                <text:p>216113</text:p>
              </table:table-cell>
            </table:table-row>
            <table:table-row>
              <table:table-cell office:value-type="string">
                <text:p>16:37:07</text:p>
              </table:table-cell>
              <table:table-cell office:value-type="float" office:value="153067">
                <text:p>153067</text:p>
              </table:table-cell>
            </table:table-row>
            <table:table-row>
              <table:table-cell office:value-type="string">
                <text:p>16:37:08</text:p>
              </table:table-cell>
              <table:table-cell office:value-type="float" office:value="149974">
                <text:p>149974</text:p>
              </table:table-cell>
            </table:table-row>
            <table:table-row>
              <table:table-cell office:value-type="string">
                <text:p>16:37:09</text:p>
              </table:table-cell>
              <table:table-cell office:value-type="float" office:value="155558">
                <text:p>155558</text:p>
              </table:table-cell>
            </table:table-row>
            <table:table-row>
              <table:table-cell office:value-type="string">
                <text:p>16:37:10</text:p>
              </table:table-cell>
              <table:table-cell office:value-type="float" office:value="147665">
                <text:p>147665</text:p>
              </table:table-cell>
            </table:table-row>
            <table:table-row>
              <table:table-cell office:value-type="string">
                <text:p>16:37:11</text:p>
              </table:table-cell>
              <table:table-cell office:value-type="float" office:value="174986">
                <text:p>174986</text:p>
              </table:table-cell>
            </table:table-row>
            <table:table-row>
              <table:table-cell office:value-type="string">
                <text:p>16:37:12</text:p>
              </table:table-cell>
              <table:table-cell office:value-type="float" office:value="135730">
                <text:p>135730</text:p>
              </table:table-cell>
            </table:table-row>
            <table:table-row>
              <table:table-cell office:value-type="string">
                <text:p>16:37:13</text:p>
              </table:table-cell>
              <table:table-cell office:value-type="float" office:value="160197">
                <text:p>160197</text:p>
              </table:table-cell>
            </table:table-row>
            <table:table-row>
              <table:table-cell office:value-type="string">
                <text:p>16:37:14</text:p>
              </table:table-cell>
              <table:table-cell office:value-type="float" office:value="160440">
                <text:p>160440</text:p>
              </table:table-cell>
            </table:table-row>
            <table:table-row>
              <table:table-cell office:value-type="string">
                <text:p>16:37:15</text:p>
              </table:table-cell>
              <table:table-cell office:value-type="float" office:value="147029">
                <text:p>147029</text:p>
              </table:table-cell>
            </table:table-row>
            <table:table-row>
              <table:table-cell office:value-type="string">
                <text:p>16:37:16</text:p>
              </table:table-cell>
              <table:table-cell office:value-type="float" office:value="135111">
                <text:p>135111</text:p>
              </table:table-cell>
            </table:table-row>
            <table:table-row>
              <table:table-cell office:value-type="string">
                <text:p>16:37:17</text:p>
              </table:table-cell>
              <table:table-cell office:value-type="float" office:value="124346">
                <text:p>124346</text:p>
              </table:table-cell>
            </table:table-row>
            <table:table-row>
              <table:table-cell office:value-type="string">
                <text:p>16:37:18</text:p>
              </table:table-cell>
              <table:table-cell office:value-type="float" office:value="161439">
                <text:p>161439</text:p>
              </table:table-cell>
            </table:table-row>
            <table:table-row>
              <table:table-cell office:value-type="string">
                <text:p>16:37:19</text:p>
              </table:table-cell>
              <table:table-cell office:value-type="float" office:value="183538">
                <text:p>183538</text:p>
              </table:table-cell>
            </table:table-row>
            <table:table-row>
              <table:table-cell office:value-type="string">
                <text:p>16:37:20</text:p>
              </table:table-cell>
              <table:table-cell office:value-type="float" office:value="144648">
                <text:p>144648</text:p>
              </table:table-cell>
            </table:table-row>
            <table:table-row>
              <table:table-cell office:value-type="string">
                <text:p>16:37:21</text:p>
              </table:table-cell>
              <table:table-cell office:value-type="float" office:value="148524">
                <text:p>148524</text:p>
              </table:table-cell>
            </table:table-row>
            <table:table-row>
              <table:table-cell office:value-type="string">
                <text:p>16:37:22</text:p>
              </table:table-cell>
              <table:table-cell office:value-type="float" office:value="124791">
                <text:p>124791</text:p>
              </table:table-cell>
            </table:table-row>
            <table:table-row>
              <table:table-cell office:value-type="string">
                <text:p>16:37:23</text:p>
              </table:table-cell>
              <table:table-cell office:value-type="float" office:value="191526">
                <text:p>191526</text:p>
              </table:table-cell>
            </table:table-row>
            <table:table-row>
              <table:table-cell office:value-type="string">
                <text:p>16:37:24</text:p>
              </table:table-cell>
              <table:table-cell office:value-type="float" office:value="157178">
                <text:p>157178</text:p>
              </table:table-cell>
            </table:table-row>
            <table:table-row>
              <table:table-cell office:value-type="string">
                <text:p>16:37:25</text:p>
              </table:table-cell>
              <table:table-cell office:value-type="float" office:value="134021">
                <text:p>134021</text:p>
              </table:table-cell>
            </table:table-row>
            <table:table-row>
              <table:table-cell office:value-type="string">
                <text:p>16:37:26</text:p>
              </table:table-cell>
              <table:table-cell office:value-type="float" office:value="156601">
                <text:p>156601</text:p>
              </table:table-cell>
            </table:table-row>
            <table:table-row>
              <table:table-cell office:value-type="string">
                <text:p>16:37:27</text:p>
              </table:table-cell>
              <table:table-cell office:value-type="float" office:value="137712">
                <text:p>137712</text:p>
              </table:table-cell>
            </table:table-row>
            <table:table-row>
              <table:table-cell office:value-type="string">
                <text:p>16:37:28</text:p>
              </table:table-cell>
              <table:table-cell office:value-type="float" office:value="157391">
                <text:p>157391</text:p>
              </table:table-cell>
            </table:table-row>
            <table:table-row>
              <table:table-cell office:value-type="string">
                <text:p>16:37:29</text:p>
              </table:table-cell>
              <table:table-cell office:value-type="float" office:value="146699">
                <text:p>146699</text:p>
              </table:table-cell>
            </table:table-row>
            <table:table-row>
              <table:table-cell office:value-type="string">
                <text:p>16:37:30</text:p>
              </table:table-cell>
              <table:table-cell office:value-type="float" office:value="144724">
                <text:p>144724</text:p>
              </table:table-cell>
            </table:table-row>
            <table:table-row>
              <table:table-cell office:value-type="string">
                <text:p>16:37:31</text:p>
              </table:table-cell>
              <table:table-cell office:value-type="float" office:value="180543">
                <text:p>180543</text:p>
              </table:table-cell>
            </table:table-row>
            <table:table-row>
              <table:table-cell office:value-type="string">
                <text:p>16:37:32</text:p>
              </table:table-cell>
              <table:table-cell office:value-type="float" office:value="183133">
                <text:p>183133</text:p>
              </table:table-cell>
            </table:table-row>
            <table:table-row>
              <table:table-cell office:value-type="string">
                <text:p>16:37:33</text:p>
              </table:table-cell>
              <table:table-cell office:value-type="float" office:value="179034">
                <text:p>179034</text:p>
              </table:table-cell>
            </table:table-row>
            <table:table-row>
              <table:table-cell office:value-type="string">
                <text:p>16:37:34</text:p>
              </table:table-cell>
              <table:table-cell office:value-type="float" office:value="125897">
                <text:p>125897</text:p>
              </table:table-cell>
            </table:table-row>
            <table:table-row>
              <table:table-cell office:value-type="string">
                <text:p>16:37:35</text:p>
              </table:table-cell>
              <table:table-cell office:value-type="float" office:value="145478">
                <text:p>145478</text:p>
              </table:table-cell>
            </table:table-row>
            <table:table-row>
              <table:table-cell office:value-type="string">
                <text:p>16:37:36</text:p>
              </table:table-cell>
              <table:table-cell office:value-type="float" office:value="145394">
                <text:p>145394</text:p>
              </table:table-cell>
            </table:table-row>
            <table:table-row>
              <table:table-cell office:value-type="string">
                <text:p>16:37:37</text:p>
              </table:table-cell>
              <table:table-cell office:value-type="float" office:value="136007">
                <text:p>136007</text:p>
              </table:table-cell>
            </table:table-row>
            <table:table-row>
              <table:table-cell office:value-type="string">
                <text:p>16:37:38</text:p>
              </table:table-cell>
              <table:table-cell office:value-type="float" office:value="164320">
                <text:p>164320</text:p>
              </table:table-cell>
            </table:table-row>
            <table:table-row>
              <table:table-cell office:value-type="string">
                <text:p>16:37:39</text:p>
              </table:table-cell>
              <table:table-cell office:value-type="float" office:value="121612">
                <text:p>121612</text:p>
              </table:table-cell>
            </table:table-row>
            <table:table-row>
              <table:table-cell office:value-type="string">
                <text:p>16:37:40</text:p>
              </table:table-cell>
              <table:table-cell office:value-type="float" office:value="146776">
                <text:p>146776</text:p>
              </table:table-cell>
            </table:table-row>
            <table:table-row>
              <table:table-cell office:value-type="string">
                <text:p>16:37:41</text:p>
              </table:table-cell>
              <table:table-cell office:value-type="float" office:value="159708">
                <text:p>159708</text:p>
              </table:table-cell>
            </table:table-row>
            <table:table-row>
              <table:table-cell office:value-type="string">
                <text:p>16:37:42</text:p>
              </table:table-cell>
              <table:table-cell office:value-type="float" office:value="162846">
                <text:p>162846</text:p>
              </table:table-cell>
            </table:table-row>
            <table:table-row>
              <table:table-cell office:value-type="string">
                <text:p>16:37:43</text:p>
              </table:table-cell>
              <table:table-cell office:value-type="float" office:value="132621">
                <text:p>132621</text:p>
              </table:table-cell>
            </table:table-row>
            <table:table-row>
              <table:table-cell office:value-type="string">
                <text:p>16:37:44</text:p>
              </table:table-cell>
              <table:table-cell office:value-type="float" office:value="194781">
                <text:p>194781</text:p>
              </table:table-cell>
            </table:table-row>
            <table:table-row>
              <table:table-cell office:value-type="string">
                <text:p>16:37:45</text:p>
              </table:table-cell>
              <table:table-cell office:value-type="float" office:value="132219">
                <text:p>132219</text:p>
              </table:table-cell>
            </table:table-row>
            <table:table-row>
              <table:table-cell office:value-type="string">
                <text:p>16:37:46</text:p>
              </table:table-cell>
              <table:table-cell office:value-type="float" office:value="141975">
                <text:p>141975</text:p>
              </table:table-cell>
            </table:table-row>
            <table:table-row>
              <table:table-cell office:value-type="string">
                <text:p>16:37:47</text:p>
              </table:table-cell>
              <table:table-cell office:value-type="float" office:value="150432">
                <text:p>150432</text:p>
              </table:table-cell>
            </table:table-row>
            <table:table-row>
              <table:table-cell office:value-type="string">
                <text:p>16:37:48</text:p>
              </table:table-cell>
              <table:table-cell office:value-type="float" office:value="165103">
                <text:p>165103</text:p>
              </table:table-cell>
            </table:table-row>
            <table:table-row>
              <table:table-cell office:value-type="string">
                <text:p>16:37:49</text:p>
              </table:table-cell>
              <table:table-cell office:value-type="float" office:value="156032">
                <text:p>156032</text:p>
              </table:table-cell>
            </table:table-row>
            <table:table-row>
              <table:table-cell office:value-type="string">
                <text:p>16:37:50</text:p>
              </table:table-cell>
              <table:table-cell office:value-type="float" office:value="158915">
                <text:p>158915</text:p>
              </table:table-cell>
            </table:table-row>
            <table:table-row>
              <table:table-cell office:value-type="string">
                <text:p>16:37:51</text:p>
              </table:table-cell>
              <table:table-cell office:value-type="float" office:value="177585">
                <text:p>177585</text:p>
              </table:table-cell>
            </table:table-row>
            <table:table-row>
              <table:table-cell office:value-type="string">
                <text:p>16:37:52</text:p>
              </table:table-cell>
              <table:table-cell office:value-type="float" office:value="141183">
                <text:p>141183</text:p>
              </table:table-cell>
            </table:table-row>
            <table:table-row>
              <table:table-cell office:value-type="string">
                <text:p>16:37:53</text:p>
              </table:table-cell>
              <table:table-cell office:value-type="float" office:value="161341">
                <text:p>161341</text:p>
              </table:table-cell>
            </table:table-row>
            <table:table-row>
              <table:table-cell office:value-type="string">
                <text:p>16:37:54</text:p>
              </table:table-cell>
              <table:table-cell office:value-type="float" office:value="168226">
                <text:p>168226</text:p>
              </table:table-cell>
            </table:table-row>
            <table:table-row>
              <table:table-cell office:value-type="string">
                <text:p>16:37:55</text:p>
              </table:table-cell>
              <table:table-cell office:value-type="float" office:value="158947">
                <text:p>158947</text:p>
              </table:table-cell>
            </table:table-row>
            <table:table-row>
              <table:table-cell office:value-type="string">
                <text:p>16:37:56</text:p>
              </table:table-cell>
              <table:table-cell office:value-type="float" office:value="149256">
                <text:p>149256</text:p>
              </table:table-cell>
            </table:table-row>
            <table:table-row>
              <table:table-cell office:value-type="string">
                <text:p>16:37:57</text:p>
              </table:table-cell>
              <table:table-cell office:value-type="float" office:value="168000">
                <text:p>168000</text:p>
              </table:table-cell>
            </table:table-row>
            <table:table-row>
              <table:table-cell office:value-type="string">
                <text:p>16:37:58</text:p>
              </table:table-cell>
              <table:table-cell office:value-type="float" office:value="136686">
                <text:p>136686</text:p>
              </table:table-cell>
            </table:table-row>
            <table:table-row>
              <table:table-cell office:value-type="string">
                <text:p>16:37:59</text:p>
              </table:table-cell>
              <table:table-cell office:value-type="float" office:value="200355">
                <text:p>200355</text:p>
              </table:table-cell>
            </table:table-row>
            <table:table-row>
              <table:table-cell office:value-type="string">
                <text:p>16:38:00</text:p>
              </table:table-cell>
              <table:table-cell office:value-type="float" office:value="134633">
                <text:p>134633</text:p>
              </table:table-cell>
            </table:table-row>
            <table:table-row>
              <table:table-cell office:value-type="string">
                <text:p>16:38:01</text:p>
              </table:table-cell>
              <table:table-cell office:value-type="float" office:value="207862">
                <text:p>207862</text:p>
              </table:table-cell>
            </table:table-row>
            <table:table-row>
              <table:table-cell office:value-type="string">
                <text:p>16:38:02</text:p>
              </table:table-cell>
              <table:table-cell office:value-type="float" office:value="137873">
                <text:p>137873</text:p>
              </table:table-cell>
            </table:table-row>
            <table:table-row>
              <table:table-cell office:value-type="string">
                <text:p>16:38:03</text:p>
              </table:table-cell>
              <table:table-cell office:value-type="float" office:value="156527">
                <text:p>156527</text:p>
              </table:table-cell>
            </table:table-row>
            <table:table-row>
              <table:table-cell office:value-type="string">
                <text:p>16:38:04</text:p>
              </table:table-cell>
              <table:table-cell office:value-type="float" office:value="141626">
                <text:p>141626</text:p>
              </table:table-cell>
            </table:table-row>
            <table:table-row>
              <table:table-cell office:value-type="string">
                <text:p>16:38:05</text:p>
              </table:table-cell>
              <table:table-cell office:value-type="float" office:value="170788">
                <text:p>170788</text:p>
              </table:table-cell>
            </table:table-row>
            <table:table-row>
              <table:table-cell office:value-type="string">
                <text:p>16:38:06</text:p>
              </table:table-cell>
              <table:table-cell office:value-type="float" office:value="155644">
                <text:p>155644</text:p>
              </table:table-cell>
            </table:table-row>
            <table:table-row>
              <table:table-cell office:value-type="string">
                <text:p>16:38:07</text:p>
              </table:table-cell>
              <table:table-cell office:value-type="float" office:value="148050">
                <text:p>148050</text:p>
              </table:table-cell>
            </table:table-row>
            <table:table-row>
              <table:table-cell office:value-type="string">
                <text:p>16:38:08</text:p>
              </table:table-cell>
              <table:table-cell office:value-type="float" office:value="174001">
                <text:p>174001</text:p>
              </table:table-cell>
            </table:table-row>
            <table:table-row>
              <table:table-cell office:value-type="string">
                <text:p>16:38:09</text:p>
              </table:table-cell>
              <table:table-cell office:value-type="float" office:value="152116">
                <text:p>152116</text:p>
              </table:table-cell>
            </table:table-row>
            <table:table-row>
              <table:table-cell office:value-type="string">
                <text:p>16:38:10</text:p>
              </table:table-cell>
              <table:table-cell office:value-type="float" office:value="159358">
                <text:p>159358</text:p>
              </table:table-cell>
            </table:table-row>
            <table:table-row>
              <table:table-cell office:value-type="string">
                <text:p>16:38:11</text:p>
              </table:table-cell>
              <table:table-cell office:value-type="float" office:value="187795">
                <text:p>187795</text:p>
              </table:table-cell>
            </table:table-row>
            <table:table-row>
              <table:table-cell office:value-type="string">
                <text:p>16:38:12</text:p>
              </table:table-cell>
              <table:table-cell office:value-type="float" office:value="147148">
                <text:p>147148</text:p>
              </table:table-cell>
            </table:table-row>
            <table:table-row>
              <table:table-cell office:value-type="string">
                <text:p>16:38:13</text:p>
              </table:table-cell>
              <table:table-cell office:value-type="float" office:value="149100">
                <text:p>149100</text:p>
              </table:table-cell>
            </table:table-row>
            <table:table-row>
              <table:table-cell office:value-type="string">
                <text:p>16:38:14</text:p>
              </table:table-cell>
              <table:table-cell office:value-type="float" office:value="170884">
                <text:p>170884</text:p>
              </table:table-cell>
            </table:table-row>
            <table:table-row>
              <table:table-cell office:value-type="string">
                <text:p>16:38:15</text:p>
              </table:table-cell>
              <table:table-cell office:value-type="float" office:value="140925">
                <text:p>140925</text:p>
              </table:table-cell>
            </table:table-row>
            <table:table-row>
              <table:table-cell office:value-type="string">
                <text:p>16:38:16</text:p>
              </table:table-cell>
              <table:table-cell office:value-type="float" office:value="139012">
                <text:p>139012</text:p>
              </table:table-cell>
            </table:table-row>
            <table:table-row>
              <table:table-cell office:value-type="string">
                <text:p>16:38:17</text:p>
              </table:table-cell>
              <table:table-cell office:value-type="float" office:value="175873">
                <text:p>175873</text:p>
              </table:table-cell>
            </table:table-row>
            <table:table-row>
              <table:table-cell office:value-type="string">
                <text:p>16:38:18</text:p>
              </table:table-cell>
              <table:table-cell office:value-type="float" office:value="138165">
                <text:p>138165</text:p>
              </table:table-cell>
            </table:table-row>
            <table:table-row>
              <table:table-cell office:value-type="string">
                <text:p>16:38:19</text:p>
              </table:table-cell>
              <table:table-cell office:value-type="float" office:value="175567">
                <text:p>175567</text:p>
              </table:table-cell>
            </table:table-row>
            <table:table-row>
              <table:table-cell office:value-type="string">
                <text:p>16:38:20</text:p>
              </table:table-cell>
              <table:table-cell office:value-type="float" office:value="103795">
                <text:p>103795</text:p>
              </table:table-cell>
            </table:table-row>
            <table:table-row>
              <table:table-cell office:value-type="string">
                <text:p>16:38:21</text:p>
              </table:table-cell>
              <table:table-cell office:value-type="float" office:value="152667">
                <text:p>152667</text:p>
              </table:table-cell>
            </table:table-row>
            <table:table-row>
              <table:table-cell office:value-type="string">
                <text:p>16:38:22</text:p>
              </table:table-cell>
              <table:table-cell office:value-type="float" office:value="118561">
                <text:p>118561</text:p>
              </table:table-cell>
            </table:table-row>
            <table:table-row>
              <table:table-cell office:value-type="string">
                <text:p>16:38:23</text:p>
              </table:table-cell>
              <table:table-cell office:value-type="float" office:value="157634">
                <text:p>157634</text:p>
              </table:table-cell>
            </table:table-row>
            <table:table-row>
              <table:table-cell office:value-type="string">
                <text:p>16:38:24</text:p>
              </table:table-cell>
              <table:table-cell office:value-type="float" office:value="127086">
                <text:p>127086</text:p>
              </table:table-cell>
            </table:table-row>
            <table:table-row>
              <table:table-cell office:value-type="string">
                <text:p>16:38:25</text:p>
              </table:table-cell>
              <table:table-cell office:value-type="float" office:value="101766">
                <text:p>101766</text:p>
              </table:table-cell>
            </table:table-row>
            <table:table-row>
              <table:table-cell office:value-type="string">
                <text:p>16:38:26</text:p>
              </table:table-cell>
              <table:table-cell office:value-type="float" office:value="142080">
                <text:p>142080</text:p>
              </table:table-cell>
            </table:table-row>
            <table:table-row>
              <table:table-cell office:value-type="string">
                <text:p>16:38:27</text:p>
              </table:table-cell>
              <table:table-cell office:value-type="float" office:value="113116">
                <text:p>113116</text:p>
              </table:table-cell>
            </table:table-row>
            <table:table-row>
              <table:table-cell office:value-type="string">
                <text:p>16:38:28</text:p>
              </table:table-cell>
              <table:table-cell office:value-type="float" office:value="185775">
                <text:p>185775</text:p>
              </table:table-cell>
            </table:table-row>
            <table:table-row>
              <table:table-cell office:value-type="string">
                <text:p>16:38:29</text:p>
              </table:table-cell>
              <table:table-cell office:value-type="float" office:value="113631">
                <text:p>113631</text:p>
              </table:table-cell>
            </table:table-row>
            <table:table-row>
              <table:table-cell office:value-type="string">
                <text:p>16:38:30</text:p>
              </table:table-cell>
              <table:table-cell office:value-type="float" office:value="142196">
                <text:p>142196</text:p>
              </table:table-cell>
            </table:table-row>
            <table:table-row>
              <table:table-cell office:value-type="string">
                <text:p>16:38:31</text:p>
              </table:table-cell>
              <table:table-cell office:value-type="float" office:value="121677">
                <text:p>121677</text:p>
              </table:table-cell>
            </table:table-row>
            <table:table-row>
              <table:table-cell office:value-type="string">
                <text:p>16:38:32</text:p>
              </table:table-cell>
              <table:table-cell office:value-type="float" office:value="168668">
                <text:p>168668</text:p>
              </table:table-cell>
            </table:table-row>
            <table:table-row>
              <table:table-cell office:value-type="string">
                <text:p>16:38:33</text:p>
              </table:table-cell>
              <table:table-cell office:value-type="float" office:value="125123">
                <text:p>125123</text:p>
              </table:table-cell>
            </table:table-row>
            <table:table-row>
              <table:table-cell office:value-type="string">
                <text:p>16:38:34</text:p>
              </table:table-cell>
              <table:table-cell office:value-type="float" office:value="174219">
                <text:p>174219</text:p>
              </table:table-cell>
            </table:table-row>
            <table:table-row>
              <table:table-cell office:value-type="string">
                <text:p>16:38:35</text:p>
              </table:table-cell>
              <table:table-cell office:value-type="float" office:value="125354">
                <text:p>125354</text:p>
              </table:table-cell>
            </table:table-row>
            <table:table-row>
              <table:table-cell office:value-type="string">
                <text:p>16:38:36</text:p>
              </table:table-cell>
              <table:table-cell office:value-type="float" office:value="236883">
                <text:p>236883</text:p>
              </table:table-cell>
            </table:table-row>
            <table:table-row>
              <table:table-cell office:value-type="string">
                <text:p>16:38:37</text:p>
              </table:table-cell>
              <table:table-cell office:value-type="float" office:value="172398">
                <text:p>172398</text:p>
              </table:table-cell>
            </table:table-row>
            <table:table-row>
              <table:table-cell office:value-type="string">
                <text:p>16:38:38</text:p>
              </table:table-cell>
              <table:table-cell office:value-type="float" office:value="85937">
                <text:p>85937</text:p>
              </table:table-cell>
            </table:table-row>
            <table:table-row>
              <table:table-cell office:value-type="string">
                <text:p>16:38:39</text:p>
              </table:table-cell>
              <table:table-cell office:value-type="float" office:value="92592">
                <text:p>92592</text:p>
              </table:table-cell>
            </table:table-row>
            <table:table-row>
              <table:table-cell office:value-type="string">
                <text:p>16:38:40</text:p>
              </table:table-cell>
              <table:table-cell office:value-type="float" office:value="108883">
                <text:p>108883</text:p>
              </table:table-cell>
            </table:table-row>
            <table:table-row>
              <table:table-cell office:value-type="string">
                <text:p>16:38:41</text:p>
              </table:table-cell>
              <table:table-cell office:value-type="float" office:value="182303">
                <text:p>182303</text:p>
              </table:table-cell>
            </table:table-row>
            <table:table-row>
              <table:table-cell office:value-type="string">
                <text:p>16:38:42</text:p>
              </table:table-cell>
              <table:table-cell office:value-type="float" office:value="133558">
                <text:p>133558</text:p>
              </table:table-cell>
            </table:table-row>
            <table:table-row>
              <table:table-cell office:value-type="string">
                <text:p>16:38:43</text:p>
              </table:table-cell>
              <table:table-cell office:value-type="float" office:value="90614">
                <text:p>90614</text:p>
              </table:table-cell>
            </table:table-row>
            <table:table-row>
              <table:table-cell office:value-type="string">
                <text:p>16:38:44</text:p>
              </table:table-cell>
              <table:table-cell office:value-type="float" office:value="84819">
                <text:p>84819</text:p>
              </table:table-cell>
            </table:table-row>
            <table:table-row>
              <table:table-cell office:value-type="string">
                <text:p>16:38:45</text:p>
              </table:table-cell>
              <table:table-cell office:value-type="float" office:value="69842">
                <text:p>69842</text:p>
              </table:table-cell>
            </table:table-row>
            <table:table-row>
              <table:table-cell office:value-type="string">
                <text:p>16:38:46</text:p>
              </table:table-cell>
              <table:table-cell office:value-type="float" office:value="49362">
                <text:p>49362</text:p>
              </table:table-cell>
            </table:table-row>
            <table:table-row>
              <table:table-cell office:value-type="string">
                <text:p>16:38:47</text:p>
              </table:table-cell>
              <table:table-cell office:value-type="float" office:value="92747">
                <text:p>92747</text:p>
              </table:table-cell>
            </table:table-row>
            <table:table-row>
              <table:table-cell office:value-type="string">
                <text:p>16:38:48</text:p>
              </table:table-cell>
              <table:table-cell office:value-type="float" office:value="77365">
                <text:p>77365</text:p>
              </table:table-cell>
            </table:table-row>
            <table:table-row>
              <table:table-cell office:value-type="string">
                <text:p>16:38:49</text:p>
              </table:table-cell>
              <table:table-cell office:value-type="float" office:value="106847">
                <text:p>106847</text:p>
              </table:table-cell>
            </table:table-row>
            <table:table-row>
              <table:table-cell office:value-type="string">
                <text:p>16:38:50</text:p>
              </table:table-cell>
              <table:table-cell office:value-type="float" office:value="164847">
                <text:p>164847</text:p>
              </table:table-cell>
            </table:table-row>
            <table:table-row>
              <table:table-cell office:value-type="string">
                <text:p>16:38:51</text:p>
              </table:table-cell>
              <table:table-cell office:value-type="float" office:value="137615">
                <text:p>137615</text:p>
              </table:table-cell>
            </table:table-row>
            <table:table-row>
              <table:table-cell office:value-type="string">
                <text:p>16:38:52</text:p>
              </table:table-cell>
              <table:table-cell office:value-type="float" office:value="150979">
                <text:p>150979</text:p>
              </table:table-cell>
            </table:table-row>
            <table:table-row>
              <table:table-cell office:value-type="string">
                <text:p>16:38:53</text:p>
              </table:table-cell>
              <table:table-cell office:value-type="float" office:value="110691">
                <text:p>110691</text:p>
              </table:table-cell>
            </table:table-row>
            <table:table-row>
              <table:table-cell office:value-type="string">
                <text:p>16:38:54</text:p>
              </table:table-cell>
              <table:table-cell office:value-type="float" office:value="112111">
                <text:p>112111</text:p>
              </table:table-cell>
            </table:table-row>
            <table:table-row>
              <table:table-cell office:value-type="string">
                <text:p>16:38:55</text:p>
              </table:table-cell>
              <table:table-cell office:value-type="float" office:value="115301">
                <text:p>115301</text:p>
              </table:table-cell>
            </table:table-row>
            <table:table-row>
              <table:table-cell office:value-type="string">
                <text:p>16:38:56</text:p>
              </table:table-cell>
              <table:table-cell office:value-type="float" office:value="76377">
                <text:p>76377</text:p>
              </table:table-cell>
            </table:table-row>
            <table:table-row>
              <table:table-cell office:value-type="string">
                <text:p>16:38:57</text:p>
              </table:table-cell>
              <table:table-cell office:value-type="float" office:value="104050">
                <text:p>104050</text:p>
              </table:table-cell>
            </table:table-row>
            <table:table-row>
              <table:table-cell office:value-type="string">
                <text:p>16:38:58</text:p>
              </table:table-cell>
              <table:table-cell office:value-type="float" office:value="225189">
                <text:p>225189</text:p>
              </table:table-cell>
            </table:table-row>
            <table:table-row>
              <table:table-cell office:value-type="string">
                <text:p>16:38:59</text:p>
              </table:table-cell>
              <table:table-cell office:value-type="float" office:value="143915">
                <text:p>143915</text:p>
              </table:table-cell>
            </table:table-row>
            <table:table-row>
              <table:table-cell office:value-type="string">
                <text:p>16:39:00</text:p>
              </table:table-cell>
              <table:table-cell office:value-type="float" office:value="126591">
                <text:p>126591</text:p>
              </table:table-cell>
            </table:table-row>
            <table:table-row>
              <table:table-cell office:value-type="string">
                <text:p>16:39:01</text:p>
              </table:table-cell>
              <table:table-cell office:value-type="float" office:value="146258">
                <text:p>146258</text:p>
              </table:table-cell>
            </table:table-row>
            <table:table-row>
              <table:table-cell office:value-type="string">
                <text:p>16:39:02</text:p>
              </table:table-cell>
              <table:table-cell office:value-type="float" office:value="126486">
                <text:p>126486</text:p>
              </table:table-cell>
            </table:table-row>
            <table:table-row>
              <table:table-cell office:value-type="string">
                <text:p>16:39:03</text:p>
              </table:table-cell>
              <table:table-cell office:value-type="float" office:value="160256">
                <text:p>160256</text:p>
              </table:table-cell>
            </table:table-row>
            <table:table-row>
              <table:table-cell office:value-type="string">
                <text:p>16:39:04</text:p>
              </table:table-cell>
              <table:table-cell office:value-type="float" office:value="128611">
                <text:p>128611</text:p>
              </table:table-cell>
            </table:table-row>
            <table:table-row>
              <table:table-cell office:value-type="string">
                <text:p>16:39:05</text:p>
              </table:table-cell>
              <table:table-cell office:value-type="float" office:value="140220">
                <text:p>140220</text:p>
              </table:table-cell>
            </table:table-row>
            <table:table-row>
              <table:table-cell office:value-type="string">
                <text:p>16:39:06</text:p>
              </table:table-cell>
              <table:table-cell office:value-type="float" office:value="156414">
                <text:p>156414</text:p>
              </table:table-cell>
            </table:table-row>
            <table:table-row>
              <table:table-cell office:value-type="string">
                <text:p>16:39:07</text:p>
              </table:table-cell>
              <table:table-cell office:value-type="float" office:value="138670">
                <text:p>138670</text:p>
              </table:table-cell>
            </table:table-row>
            <table:table-row>
              <table:table-cell office:value-type="string">
                <text:p>16:39:08</text:p>
              </table:table-cell>
              <table:table-cell office:value-type="float" office:value="112296">
                <text:p>112296</text:p>
              </table:table-cell>
            </table:table-row>
            <table:table-row>
              <table:table-cell office:value-type="string">
                <text:p>16:39:09</text:p>
              </table:table-cell>
              <table:table-cell office:value-type="float" office:value="119493">
                <text:p>119493</text:p>
              </table:table-cell>
            </table:table-row>
            <table:table-row>
              <table:table-cell office:value-type="string">
                <text:p>16:39:10</text:p>
              </table:table-cell>
              <table:table-cell office:value-type="float" office:value="148335">
                <text:p>148335</text:p>
              </table:table-cell>
            </table:table-row>
            <table:table-row>
              <table:table-cell office:value-type="string">
                <text:p>16:39:11</text:p>
              </table:table-cell>
              <table:table-cell office:value-type="float" office:value="131053">
                <text:p>131053</text:p>
              </table:table-cell>
            </table:table-row>
            <table:table-row>
              <table:table-cell office:value-type="string">
                <text:p>16:39:12</text:p>
              </table:table-cell>
              <table:table-cell office:value-type="float" office:value="137750">
                <text:p>137750</text:p>
              </table:table-cell>
            </table:table-row>
            <table:table-row>
              <table:table-cell office:value-type="string">
                <text:p>16:39:13</text:p>
              </table:table-cell>
              <table:table-cell office:value-type="float" office:value="169482">
                <text:p>169482</text:p>
              </table:table-cell>
            </table:table-row>
            <table:table-row>
              <table:table-cell office:value-type="string">
                <text:p>16:39:14</text:p>
              </table:table-cell>
              <table:table-cell office:value-type="float" office:value="121565">
                <text:p>121565</text:p>
              </table:table-cell>
            </table:table-row>
            <table:table-row>
              <table:table-cell office:value-type="string">
                <text:p>16:39:15</text:p>
              </table:table-cell>
              <table:table-cell office:value-type="float" office:value="130142">
                <text:p>130142</text:p>
              </table:table-cell>
            </table:table-row>
            <table:table-row>
              <table:table-cell office:value-type="string">
                <text:p>16:39:16</text:p>
              </table:table-cell>
              <table:table-cell office:value-type="float" office:value="148046">
                <text:p>148046</text:p>
              </table:table-cell>
            </table:table-row>
            <table:table-row>
              <table:table-cell office:value-type="string">
                <text:p>16:39:17</text:p>
              </table:table-cell>
              <table:table-cell office:value-type="float" office:value="222783">
                <text:p>222783</text:p>
              </table:table-cell>
            </table:table-row>
            <table:table-row>
              <table:table-cell office:value-type="string">
                <text:p>16:39:18</text:p>
              </table:table-cell>
              <table:table-cell office:value-type="float" office:value="159290">
                <text:p>159290</text:p>
              </table:table-cell>
            </table:table-row>
            <table:table-row>
              <table:table-cell office:value-type="string">
                <text:p>16:39:19</text:p>
              </table:table-cell>
              <table:table-cell office:value-type="float" office:value="181044">
                <text:p>181044</text:p>
              </table:table-cell>
            </table:table-row>
            <table:table-row>
              <table:table-cell office:value-type="string">
                <text:p>16:39:20</text:p>
              </table:table-cell>
              <table:table-cell office:value-type="float" office:value="169670">
                <text:p>169670</text:p>
              </table:table-cell>
            </table:table-row>
            <table:table-row>
              <table:table-cell office:value-type="string">
                <text:p>16:39:21</text:p>
              </table:table-cell>
              <table:table-cell office:value-type="float" office:value="166717">
                <text:p>166717</text:p>
              </table:table-cell>
            </table:table-row>
            <table:table-row>
              <table:table-cell office:value-type="string">
                <text:p>16:39:22</text:p>
              </table:table-cell>
              <table:table-cell office:value-type="float" office:value="169178">
                <text:p>169178</text:p>
              </table:table-cell>
            </table:table-row>
            <table:table-row>
              <table:table-cell office:value-type="string">
                <text:p>16:39:23</text:p>
              </table:table-cell>
              <table:table-cell office:value-type="float" office:value="154368">
                <text:p>154368</text:p>
              </table:table-cell>
            </table:table-row>
            <table:table-row>
              <table:table-cell office:value-type="string">
                <text:p>16:39:24</text:p>
              </table:table-cell>
              <table:table-cell office:value-type="float" office:value="162779">
                <text:p>162779</text:p>
              </table:table-cell>
            </table:table-row>
            <table:table-row>
              <table:table-cell office:value-type="string">
                <text:p>16:39:25</text:p>
              </table:table-cell>
              <table:table-cell office:value-type="float" office:value="155352">
                <text:p>155352</text:p>
              </table:table-cell>
            </table:table-row>
            <table:table-row>
              <table:table-cell office:value-type="string">
                <text:p>16:39:26</text:p>
              </table:table-cell>
              <table:table-cell office:value-type="float" office:value="113196">
                <text:p>113196</text:p>
              </table:table-cell>
            </table:table-row>
            <table:table-row>
              <table:table-cell office:value-type="string">
                <text:p>16:39:27</text:p>
              </table:table-cell>
              <table:table-cell office:value-type="float" office:value="140653">
                <text:p>140653</text:p>
              </table:table-cell>
            </table:table-row>
            <table:table-row>
              <table:table-cell office:value-type="string">
                <text:p>16:39:28</text:p>
              </table:table-cell>
              <table:table-cell office:value-type="float" office:value="155182">
                <text:p>155182</text:p>
              </table:table-cell>
            </table:table-row>
            <table:table-row>
              <table:table-cell office:value-type="string">
                <text:p>16:39:29</text:p>
              </table:table-cell>
              <table:table-cell office:value-type="float" office:value="135477">
                <text:p>135477</text:p>
              </table:table-cell>
            </table:table-row>
            <table:table-row>
              <table:table-cell office:value-type="string">
                <text:p>16:39:30</text:p>
              </table:table-cell>
              <table:table-cell office:value-type="float" office:value="137055">
                <text:p>137055</text:p>
              </table:table-cell>
            </table:table-row>
            <table:table-row>
              <table:table-cell office:value-type="string">
                <text:p>16:39:31</text:p>
              </table:table-cell>
              <table:table-cell office:value-type="float" office:value="173649">
                <text:p>173649</text:p>
              </table:table-cell>
            </table:table-row>
            <table:table-row>
              <table:table-cell office:value-type="string">
                <text:p>16:39:32</text:p>
              </table:table-cell>
              <table:table-cell office:value-type="float" office:value="189891">
                <text:p>189891</text:p>
              </table:table-cell>
            </table:table-row>
            <table:table-row>
              <table:table-cell office:value-type="string">
                <text:p>16:39:33</text:p>
              </table:table-cell>
              <table:table-cell office:value-type="float" office:value="140987">
                <text:p>140987</text:p>
              </table:table-cell>
            </table:table-row>
            <table:table-row>
              <table:table-cell office:value-type="string">
                <text:p>16:39:34</text:p>
              </table:table-cell>
              <table:table-cell office:value-type="float" office:value="126924">
                <text:p>126924</text:p>
              </table:table-cell>
            </table:table-row>
            <table:table-row>
              <table:table-cell office:value-type="string">
                <text:p>16:39:35</text:p>
              </table:table-cell>
              <table:table-cell office:value-type="float" office:value="147189">
                <text:p>147189</text:p>
              </table:table-cell>
            </table:table-row>
            <table:table-row>
              <table:table-cell office:value-type="string">
                <text:p>16:39:36</text:p>
              </table:table-cell>
              <table:table-cell office:value-type="float" office:value="143810">
                <text:p>143810</text:p>
              </table:table-cell>
            </table:table-row>
            <table:table-row>
              <table:table-cell office:value-type="string">
                <text:p>16:39:37</text:p>
              </table:table-cell>
              <table:table-cell office:value-type="float" office:value="195281">
                <text:p>195281</text:p>
              </table:table-cell>
            </table:table-row>
            <table:table-row>
              <table:table-cell office:value-type="string">
                <text:p>16:39:38</text:p>
              </table:table-cell>
              <table:table-cell office:value-type="float" office:value="150908">
                <text:p>150908</text:p>
              </table:table-cell>
            </table:table-row>
            <table:table-row>
              <table:table-cell office:value-type="string">
                <text:p>16:39:39</text:p>
              </table:table-cell>
              <table:table-cell office:value-type="float" office:value="151884">
                <text:p>151884</text:p>
              </table:table-cell>
            </table:table-row>
            <table:table-row>
              <table:table-cell office:value-type="string">
                <text:p>16:39:40</text:p>
              </table:table-cell>
              <table:table-cell office:value-type="float" office:value="165447">
                <text:p>165447</text:p>
              </table:table-cell>
            </table:table-row>
            <table:table-row>
              <table:table-cell office:value-type="string">
                <text:p>16:39:41</text:p>
              </table:table-cell>
              <table:table-cell office:value-type="float" office:value="171863">
                <text:p>171863</text:p>
              </table:table-cell>
            </table:table-row>
            <table:table-row>
              <table:table-cell office:value-type="string">
                <text:p>16:39:42</text:p>
              </table:table-cell>
              <table:table-cell office:value-type="float" office:value="141578">
                <text:p>141578</text:p>
              </table:table-cell>
            </table:table-row>
            <table:table-row>
              <table:table-cell office:value-type="string">
                <text:p>16:39:43</text:p>
              </table:table-cell>
              <table:table-cell office:value-type="float" office:value="145950">
                <text:p>145950</text:p>
              </table:table-cell>
            </table:table-row>
            <table:table-row>
              <table:table-cell office:value-type="string">
                <text:p>16:39:44</text:p>
              </table:table-cell>
              <table:table-cell office:value-type="float" office:value="147683">
                <text:p>147683</text:p>
              </table:table-cell>
            </table:table-row>
            <table:table-row>
              <table:table-cell office:value-type="string">
                <text:p>16:39:45</text:p>
              </table:table-cell>
              <table:table-cell office:value-type="float" office:value="163171">
                <text:p>163171</text:p>
              </table:table-cell>
            </table:table-row>
            <table:table-row>
              <table:table-cell office:value-type="string">
                <text:p>16:39:46</text:p>
              </table:table-cell>
              <table:table-cell office:value-type="float" office:value="179227">
                <text:p>179227</text:p>
              </table:table-cell>
            </table:table-row>
            <table:table-row>
              <table:table-cell office:value-type="string">
                <text:p>16:39:47</text:p>
              </table:table-cell>
              <table:table-cell office:value-type="float" office:value="169666">
                <text:p>169666</text:p>
              </table:table-cell>
            </table:table-row>
            <table:table-row>
              <table:table-cell office:value-type="string">
                <text:p>16:39:48</text:p>
              </table:table-cell>
              <table:table-cell office:value-type="float" office:value="140978">
                <text:p>140978</text:p>
              </table:table-cell>
            </table:table-row>
            <table:table-row>
              <table:table-cell office:value-type="string">
                <text:p>16:39:49</text:p>
              </table:table-cell>
              <table:table-cell office:value-type="float" office:value="141524">
                <text:p>141524</text:p>
              </table:table-cell>
            </table:table-row>
            <table:table-row>
              <table:table-cell office:value-type="string">
                <text:p>16:39:50</text:p>
              </table:table-cell>
              <table:table-cell office:value-type="float" office:value="152130">
                <text:p>152130</text:p>
              </table:table-cell>
            </table:table-row>
            <table:table-row>
              <table:table-cell office:value-type="string">
                <text:p>16:39:51</text:p>
              </table:table-cell>
              <table:table-cell office:value-type="float" office:value="149743">
                <text:p>149743</text:p>
              </table:table-cell>
            </table:table-row>
            <table:table-row>
              <table:table-cell office:value-type="string">
                <text:p>16:39:52</text:p>
              </table:table-cell>
              <table:table-cell office:value-type="float" office:value="146403">
                <text:p>146403</text:p>
              </table:table-cell>
            </table:table-row>
            <table:table-row>
              <table:table-cell office:value-type="string">
                <text:p>16:39:53</text:p>
              </table:table-cell>
              <table:table-cell office:value-type="float" office:value="156183">
                <text:p>156183</text:p>
              </table:table-cell>
            </table:table-row>
            <table:table-row>
              <table:table-cell office:value-type="string">
                <text:p>16:39:54</text:p>
              </table:table-cell>
              <table:table-cell office:value-type="float" office:value="163793">
                <text:p>163793</text:p>
              </table:table-cell>
            </table:table-row>
            <table:table-row>
              <table:table-cell office:value-type="string">
                <text:p>16:39:55</text:p>
              </table:table-cell>
              <table:table-cell office:value-type="float" office:value="155479">
                <text:p>155479</text:p>
              </table:table-cell>
            </table:table-row>
            <table:table-row>
              <table:table-cell office:value-type="string">
                <text:p>16:39:56</text:p>
              </table:table-cell>
              <table:table-cell office:value-type="float" office:value="160781">
                <text:p>160781</text:p>
              </table:table-cell>
            </table:table-row>
            <table:table-row>
              <table:table-cell office:value-type="string">
                <text:p>16:39:57</text:p>
              </table:table-cell>
              <table:table-cell office:value-type="float" office:value="165536">
                <text:p>165536</text:p>
              </table:table-cell>
            </table:table-row>
            <table:table-row>
              <table:table-cell office:value-type="string">
                <text:p>16:39:58</text:p>
              </table:table-cell>
              <table:table-cell office:value-type="float" office:value="156169">
                <text:p>156169</text:p>
              </table:table-cell>
            </table:table-row>
            <table:table-row>
              <table:table-cell office:value-type="string">
                <text:p>16:39:59</text:p>
              </table:table-cell>
              <table:table-cell office:value-type="float" office:value="164779">
                <text:p>164779</text:p>
              </table:table-cell>
            </table:table-row>
            <table:table-row>
              <table:table-cell office:value-type="string">
                <text:p>16:40:00</text:p>
              </table:table-cell>
              <table:table-cell office:value-type="float" office:value="149283">
                <text:p>149283</text:p>
              </table:table-cell>
            </table:table-row>
            <table:table-row>
              <table:table-cell office:value-type="string">
                <text:p>16:40:01</text:p>
              </table:table-cell>
              <table:table-cell office:value-type="float" office:value="178460">
                <text:p>178460</text:p>
              </table:table-cell>
            </table:table-row>
            <table:table-row>
              <table:table-cell office:value-type="string">
                <text:p>16:40:02</text:p>
              </table:table-cell>
              <table:table-cell office:value-type="float" office:value="162987">
                <text:p>162987</text:p>
              </table:table-cell>
            </table:table-row>
            <table:table-row>
              <table:table-cell office:value-type="string">
                <text:p>16:40:03</text:p>
              </table:table-cell>
              <table:table-cell office:value-type="float" office:value="173601">
                <text:p>173601</text:p>
              </table:table-cell>
            </table:table-row>
            <table:table-row>
              <table:table-cell office:value-type="string">
                <text:p>16:40:04</text:p>
              </table:table-cell>
              <table:table-cell office:value-type="float" office:value="161656">
                <text:p>161656</text:p>
              </table:table-cell>
            </table:table-row>
            <table:table-row>
              <table:table-cell office:value-type="string">
                <text:p>16:40:05</text:p>
              </table:table-cell>
              <table:table-cell office:value-type="float" office:value="140343">
                <text:p>140343</text:p>
              </table:table-cell>
            </table:table-row>
            <table:table-row>
              <table:table-cell office:value-type="string">
                <text:p>16:40:06</text:p>
              </table:table-cell>
              <table:table-cell office:value-type="float" office:value="149610">
                <text:p>149610</text:p>
              </table:table-cell>
            </table:table-row>
            <table:table-row>
              <table:table-cell office:value-type="string">
                <text:p>16:40:07</text:p>
              </table:table-cell>
              <table:table-cell office:value-type="float" office:value="179409">
                <text:p>179409</text:p>
              </table:table-cell>
            </table:table-row>
            <table:table-row>
              <table:table-cell office:value-type="string">
                <text:p>16:40:08</text:p>
              </table:table-cell>
              <table:table-cell office:value-type="float" office:value="162260">
                <text:p>162260</text:p>
              </table:table-cell>
            </table:table-row>
            <table:table-row>
              <table:table-cell office:value-type="string">
                <text:p>16:40:09</text:p>
              </table:table-cell>
              <table:table-cell office:value-type="float" office:value="163434">
                <text:p>163434</text:p>
              </table:table-cell>
            </table:table-row>
            <table:table-row>
              <table:table-cell office:value-type="string">
                <text:p>16:40:10</text:p>
              </table:table-cell>
              <table:table-cell office:value-type="float" office:value="118158">
                <text:p>118158</text:p>
              </table:table-cell>
            </table:table-row>
            <table:table-row>
              <table:table-cell office:value-type="string">
                <text:p>16:40:11</text:p>
              </table:table-cell>
              <table:table-cell office:value-type="float" office:value="166795">
                <text:p>166795</text:p>
              </table:table-cell>
            </table:table-row>
            <table:table-row>
              <table:table-cell office:value-type="string">
                <text:p>16:40:12</text:p>
              </table:table-cell>
              <table:table-cell office:value-type="float" office:value="194404">
                <text:p>194404</text:p>
              </table:table-cell>
            </table:table-row>
            <table:table-row>
              <table:table-cell office:value-type="string">
                <text:p>16:40:13</text:p>
              </table:table-cell>
              <table:table-cell office:value-type="float" office:value="145848">
                <text:p>145848</text:p>
              </table:table-cell>
            </table:table-row>
            <table:table-row>
              <table:table-cell office:value-type="string">
                <text:p>16:40:14</text:p>
              </table:table-cell>
              <table:table-cell office:value-type="float" office:value="149612">
                <text:p>149612</text:p>
              </table:table-cell>
            </table:table-row>
            <table:table-row>
              <table:table-cell office:value-type="string">
                <text:p>16:40:15</text:p>
              </table:table-cell>
              <table:table-cell office:value-type="float" office:value="130718">
                <text:p>130718</text:p>
              </table:table-cell>
            </table:table-row>
            <table:table-row>
              <table:table-cell office:value-type="string">
                <text:p>16:40:16</text:p>
              </table:table-cell>
              <table:table-cell office:value-type="float" office:value="151301">
                <text:p>151301</text:p>
              </table:table-cell>
            </table:table-row>
            <table:table-row>
              <table:table-cell office:value-type="string">
                <text:p>16:40:17</text:p>
              </table:table-cell>
              <table:table-cell office:value-type="float" office:value="158037">
                <text:p>158037</text:p>
              </table:table-cell>
            </table:table-row>
            <table:table-row>
              <table:table-cell office:value-type="string">
                <text:p>16:40:18</text:p>
              </table:table-cell>
              <table:table-cell office:value-type="float" office:value="136277">
                <text:p>136277</text:p>
              </table:table-cell>
            </table:table-row>
            <table:table-row>
              <table:table-cell office:value-type="string">
                <text:p>16:40:19</text:p>
              </table:table-cell>
              <table:table-cell office:value-type="float" office:value="150157">
                <text:p>150157</text:p>
              </table:table-cell>
            </table:table-row>
            <table:table-row>
              <table:table-cell office:value-type="string">
                <text:p>16:40:20</text:p>
              </table:table-cell>
              <table:table-cell office:value-type="float" office:value="135854">
                <text:p>135854</text:p>
              </table:table-cell>
            </table:table-row>
            <table:table-row>
              <table:table-cell office:value-type="string">
                <text:p>16:40:21</text:p>
              </table:table-cell>
              <table:table-cell office:value-type="float" office:value="139915">
                <text:p>139915</text:p>
              </table:table-cell>
            </table:table-row>
            <table:table-row>
              <table:table-cell office:value-type="string">
                <text:p>16:40:22</text:p>
              </table:table-cell>
              <table:table-cell office:value-type="float" office:value="157812">
                <text:p>157812</text:p>
              </table:table-cell>
            </table:table-row>
            <table:table-row>
              <table:table-cell office:value-type="string">
                <text:p>16:40:23</text:p>
              </table:table-cell>
              <table:table-cell office:value-type="float" office:value="149535">
                <text:p>149535</text:p>
              </table:table-cell>
            </table:table-row>
            <table:table-row>
              <table:table-cell office:value-type="string">
                <text:p>16:40:24</text:p>
              </table:table-cell>
              <table:table-cell office:value-type="float" office:value="137196">
                <text:p>137196</text:p>
              </table:table-cell>
            </table:table-row>
            <table:table-row>
              <table:table-cell office:value-type="string">
                <text:p>16:40:25</text:p>
              </table:table-cell>
              <table:table-cell office:value-type="float" office:value="167197">
                <text:p>167197</text:p>
              </table:table-cell>
            </table:table-row>
            <table:table-row>
              <table:table-cell office:value-type="string">
                <text:p>16:40:26</text:p>
              </table:table-cell>
              <table:table-cell office:value-type="float" office:value="152302">
                <text:p>152302</text:p>
              </table:table-cell>
            </table:table-row>
            <table:table-row>
              <table:table-cell office:value-type="string">
                <text:p>16:40:27</text:p>
              </table:table-cell>
              <table:table-cell office:value-type="float" office:value="159723">
                <text:p>159723</text:p>
              </table:table-cell>
            </table:table-row>
            <table:table-row>
              <table:table-cell office:value-type="string">
                <text:p>16:40:28</text:p>
              </table:table-cell>
              <table:table-cell office:value-type="float" office:value="112817">
                <text:p>112817</text:p>
              </table:table-cell>
            </table:table-row>
            <table:table-row>
              <table:table-cell office:value-type="string">
                <text:p>16:40:29</text:p>
              </table:table-cell>
              <table:table-cell office:value-type="float" office:value="98618">
                <text:p>98618</text:p>
              </table:table-cell>
            </table:table-row>
            <table:table-row>
              <table:table-cell office:value-type="string">
                <text:p>16:40:30</text:p>
              </table:table-cell>
              <table:table-cell office:value-type="float" office:value="152604">
                <text:p>152604</text:p>
              </table:table-cell>
            </table:table-row>
            <table:table-row>
              <table:table-cell office:value-type="string">
                <text:p>16:40:31</text:p>
              </table:table-cell>
              <table:table-cell office:value-type="float" office:value="180337">
                <text:p>180337</text:p>
              </table:table-cell>
            </table:table-row>
            <table:table-row>
              <table:table-cell office:value-type="string">
                <text:p>16:40:32</text:p>
              </table:table-cell>
              <table:table-cell office:value-type="float" office:value="186708">
                <text:p>186708</text:p>
              </table:table-cell>
            </table:table-row>
            <table:table-row>
              <table:table-cell office:value-type="string">
                <text:p>16:40:33</text:p>
              </table:table-cell>
              <table:table-cell office:value-type="float" office:value="150503">
                <text:p>150503</text:p>
              </table:table-cell>
            </table:table-row>
            <table:table-row>
              <table:table-cell office:value-type="string">
                <text:p>16:40:34</text:p>
              </table:table-cell>
              <table:table-cell office:value-type="float" office:value="156904">
                <text:p>156904</text:p>
              </table:table-cell>
            </table:table-row>
            <table:table-row>
              <table:table-cell office:value-type="string">
                <text:p>16:40:35</text:p>
              </table:table-cell>
              <table:table-cell office:value-type="float" office:value="165930">
                <text:p>165930</text:p>
              </table:table-cell>
            </table:table-row>
            <table:table-row>
              <table:table-cell office:value-type="string">
                <text:p>16:40:36</text:p>
              </table:table-cell>
              <table:table-cell office:value-type="float" office:value="146778">
                <text:p>146778</text:p>
              </table:table-cell>
            </table:table-row>
            <table:table-row>
              <table:table-cell office:value-type="string">
                <text:p>16:40:37</text:p>
              </table:table-cell>
              <table:table-cell office:value-type="float" office:value="154519">
                <text:p>154519</text:p>
              </table:table-cell>
            </table:table-row>
            <table:table-row>
              <table:table-cell office:value-type="string">
                <text:p>16:40:38</text:p>
              </table:table-cell>
              <table:table-cell office:value-type="float" office:value="157157">
                <text:p>157157</text:p>
              </table:table-cell>
            </table:table-row>
            <table:table-row>
              <table:table-cell office:value-type="string">
                <text:p>16:40:39</text:p>
              </table:table-cell>
              <table:table-cell office:value-type="float" office:value="148429">
                <text:p>148429</text:p>
              </table:table-cell>
            </table:table-row>
            <table:table-row>
              <table:table-cell office:value-type="string">
                <text:p>16:40:40</text:p>
              </table:table-cell>
              <table:table-cell office:value-type="float" office:value="132501">
                <text:p>132501</text:p>
              </table:table-cell>
            </table:table-row>
            <table:table-row>
              <table:table-cell office:value-type="string">
                <text:p>16:40:41</text:p>
              </table:table-cell>
              <table:table-cell office:value-type="float" office:value="169479">
                <text:p>169479</text:p>
              </table:table-cell>
            </table:table-row>
            <table:table-row>
              <table:table-cell office:value-type="string">
                <text:p>16:40:42</text:p>
              </table:table-cell>
              <table:table-cell office:value-type="float" office:value="140755">
                <text:p>140755</text:p>
              </table:table-cell>
            </table:table-row>
            <table:table-row>
              <table:table-cell office:value-type="string">
                <text:p>16:40:43</text:p>
              </table:table-cell>
              <table:table-cell office:value-type="float" office:value="150536">
                <text:p>150536</text:p>
              </table:table-cell>
            </table:table-row>
            <table:table-row>
              <table:table-cell office:value-type="string">
                <text:p>16:40:44</text:p>
              </table:table-cell>
              <table:table-cell office:value-type="float" office:value="148482">
                <text:p>148482</text:p>
              </table:table-cell>
            </table:table-row>
            <table:table-row>
              <table:table-cell office:value-type="string">
                <text:p>16:40:45</text:p>
              </table:table-cell>
              <table:table-cell office:value-type="float" office:value="136173">
                <text:p>136173</text:p>
              </table:table-cell>
            </table:table-row>
            <table:table-row>
              <table:table-cell office:value-type="string">
                <text:p>16:40:46</text:p>
              </table:table-cell>
              <table:table-cell office:value-type="float" office:value="172073">
                <text:p>172073</text:p>
              </table:table-cell>
            </table:table-row>
            <table:table-row>
              <table:table-cell office:value-type="string">
                <text:p>16:40:47</text:p>
              </table:table-cell>
              <table:table-cell office:value-type="float" office:value="123880">
                <text:p>123880</text:p>
              </table:table-cell>
            </table:table-row>
            <table:table-row>
              <table:table-cell office:value-type="string">
                <text:p>16:40:48</text:p>
              </table:table-cell>
              <table:table-cell office:value-type="float" office:value="148941">
                <text:p>148941</text:p>
              </table:table-cell>
            </table:table-row>
            <table:table-row>
              <table:table-cell office:value-type="string">
                <text:p>16:40:49</text:p>
              </table:table-cell>
              <table:table-cell office:value-type="float" office:value="148246">
                <text:p>148246</text:p>
              </table:table-cell>
            </table:table-row>
            <table:table-row>
              <table:table-cell office:value-type="string">
                <text:p>16:40:50</text:p>
              </table:table-cell>
              <table:table-cell office:value-type="float" office:value="205072">
                <text:p>205072</text:p>
              </table:table-cell>
            </table:table-row>
            <table:table-row>
              <table:table-cell office:value-type="string">
                <text:p>16:40:51</text:p>
              </table:table-cell>
              <table:table-cell office:value-type="float" office:value="123563">
                <text:p>123563</text:p>
              </table:table-cell>
            </table:table-row>
            <table:table-row>
              <table:table-cell office:value-type="string">
                <text:p>16:40:52</text:p>
              </table:table-cell>
              <table:table-cell office:value-type="float" office:value="123865">
                <text:p>123865</text:p>
              </table:table-cell>
            </table:table-row>
            <table:table-row>
              <table:table-cell office:value-type="string">
                <text:p>16:40:53</text:p>
              </table:table-cell>
              <table:table-cell office:value-type="float" office:value="149151">
                <text:p>149151</text:p>
              </table:table-cell>
            </table:table-row>
            <table:table-row>
              <table:table-cell office:value-type="string">
                <text:p>16:40:54</text:p>
              </table:table-cell>
              <table:table-cell office:value-type="float" office:value="155704">
                <text:p>155704</text:p>
              </table:table-cell>
            </table:table-row>
            <table:table-row>
              <table:table-cell office:value-type="string">
                <text:p>16:40:55</text:p>
              </table:table-cell>
              <table:table-cell office:value-type="float" office:value="174767">
                <text:p>174767</text:p>
              </table:table-cell>
            </table:table-row>
            <table:table-row>
              <table:table-cell office:value-type="string">
                <text:p>16:40:56</text:p>
              </table:table-cell>
              <table:table-cell office:value-type="float" office:value="142198">
                <text:p>142198</text:p>
              </table:table-cell>
            </table:table-row>
            <table:table-row>
              <table:table-cell office:value-type="string">
                <text:p>16:40:57</text:p>
              </table:table-cell>
              <table:table-cell office:value-type="float" office:value="161996">
                <text:p>161996</text:p>
              </table:table-cell>
            </table:table-row>
            <table:table-row>
              <table:table-cell office:value-type="string">
                <text:p>16:40:58</text:p>
              </table:table-cell>
              <table:table-cell office:value-type="float" office:value="128833">
                <text:p>128833</text:p>
              </table:table-cell>
            </table:table-row>
            <table:table-row>
              <table:table-cell office:value-type="string">
                <text:p>16:40:59</text:p>
              </table:table-cell>
              <table:table-cell office:value-type="float" office:value="143745">
                <text:p>143745</text:p>
              </table:table-cell>
            </table:table-row>
            <table:table-row>
              <table:table-cell office:value-type="string">
                <text:p>16:41:00</text:p>
              </table:table-cell>
              <table:table-cell office:value-type="float" office:value="167127">
                <text:p>167127</text:p>
              </table:table-cell>
            </table:table-row>
            <table:table-row>
              <table:table-cell office:value-type="string">
                <text:p>16:41:01</text:p>
              </table:table-cell>
              <table:table-cell office:value-type="float" office:value="139620">
                <text:p>139620</text:p>
              </table:table-cell>
            </table:table-row>
            <table:table-row>
              <table:table-cell office:value-type="string">
                <text:p>16:41:02</text:p>
              </table:table-cell>
              <table:table-cell office:value-type="float" office:value="134872">
                <text:p>134872</text:p>
              </table:table-cell>
            </table:table-row>
            <table:table-row>
              <table:table-cell office:value-type="string">
                <text:p>16:41:03</text:p>
              </table:table-cell>
              <table:table-cell office:value-type="float" office:value="149433">
                <text:p>149433</text:p>
              </table:table-cell>
            </table:table-row>
            <table:table-row>
              <table:table-cell office:value-type="string">
                <text:p>16:41:04</text:p>
              </table:table-cell>
              <table:table-cell office:value-type="float" office:value="136331">
                <text:p>136331</text:p>
              </table:table-cell>
            </table:table-row>
            <table:table-row>
              <table:table-cell office:value-type="string">
                <text:p>16:41:05</text:p>
              </table:table-cell>
              <table:table-cell office:value-type="float" office:value="127667">
                <text:p>127667</text:p>
              </table:table-cell>
            </table:table-row>
            <table:table-row>
              <table:table-cell office:value-type="string">
                <text:p>16:41:06</text:p>
              </table:table-cell>
              <table:table-cell office:value-type="float" office:value="128296">
                <text:p>128296</text:p>
              </table:table-cell>
            </table:table-row>
            <table:table-row>
              <table:table-cell office:value-type="string">
                <text:p>16:41:07</text:p>
              </table:table-cell>
              <table:table-cell office:value-type="float" office:value="154229">
                <text:p>154229</text:p>
              </table:table-cell>
            </table:table-row>
            <table:table-row>
              <table:table-cell office:value-type="string">
                <text:p>16:41:08</text:p>
              </table:table-cell>
              <table:table-cell office:value-type="float" office:value="157839">
                <text:p>157839</text:p>
              </table:table-cell>
            </table:table-row>
            <table:table-row>
              <table:table-cell office:value-type="string">
                <text:p>16:41:09</text:p>
              </table:table-cell>
              <table:table-cell office:value-type="float" office:value="166616">
                <text:p>166616</text:p>
              </table:table-cell>
            </table:table-row>
            <table:table-row>
              <table:table-cell office:value-type="string">
                <text:p>16:41:10</text:p>
              </table:table-cell>
              <table:table-cell office:value-type="float" office:value="156759">
                <text:p>156759</text:p>
              </table:table-cell>
            </table:table-row>
            <table:table-row>
              <table:table-cell office:value-type="string">
                <text:p>16:41:11</text:p>
              </table:table-cell>
              <table:table-cell office:value-type="float" office:value="144288">
                <text:p>144288</text:p>
              </table:table-cell>
            </table:table-row>
            <table:table-row>
              <table:table-cell office:value-type="string">
                <text:p>16:41:12</text:p>
              </table:table-cell>
              <table:table-cell office:value-type="float" office:value="150651">
                <text:p>150651</text:p>
              </table:table-cell>
            </table:table-row>
            <table:table-row>
              <table:table-cell office:value-type="string">
                <text:p>16:41:13</text:p>
              </table:table-cell>
              <table:table-cell office:value-type="float" office:value="188216">
                <text:p>188216</text:p>
              </table:table-cell>
            </table:table-row>
            <table:table-row>
              <table:table-cell office:value-type="string">
                <text:p>16:41:14</text:p>
              </table:table-cell>
              <table:table-cell office:value-type="float" office:value="157770">
                <text:p>157770</text:p>
              </table:table-cell>
            </table:table-row>
            <table:table-row>
              <table:table-cell office:value-type="string">
                <text:p>16:41:15</text:p>
              </table:table-cell>
              <table:table-cell office:value-type="float" office:value="167652">
                <text:p>167652</text:p>
              </table:table-cell>
            </table:table-row>
            <table:table-row>
              <table:table-cell office:value-type="string">
                <text:p>16:41:16</text:p>
              </table:table-cell>
              <table:table-cell office:value-type="float" office:value="158929">
                <text:p>158929</text:p>
              </table:table-cell>
            </table:table-row>
            <table:table-row>
              <table:table-cell office:value-type="string">
                <text:p>16:41:17</text:p>
              </table:table-cell>
              <table:table-cell office:value-type="float" office:value="130807">
                <text:p>130807</text:p>
              </table:table-cell>
            </table:table-row>
            <table:table-row>
              <table:table-cell office:value-type="string">
                <text:p>16:41:18</text:p>
              </table:table-cell>
              <table:table-cell office:value-type="float" office:value="139175">
                <text:p>139175</text:p>
              </table:table-cell>
            </table:table-row>
            <table:table-row>
              <table:table-cell office:value-type="string">
                <text:p>16:41:19</text:p>
              </table:table-cell>
              <table:table-cell office:value-type="float" office:value="144163">
                <text:p>144163</text:p>
              </table:table-cell>
            </table:table-row>
            <table:table-row>
              <table:table-cell office:value-type="string">
                <text:p>16:41:20</text:p>
              </table:table-cell>
              <table:table-cell office:value-type="float" office:value="149328">
                <text:p>149328</text:p>
              </table:table-cell>
            </table:table-row>
            <table:table-row>
              <table:table-cell office:value-type="string">
                <text:p>16:41:21</text:p>
              </table:table-cell>
              <table:table-cell office:value-type="float" office:value="159958">
                <text:p>159958</text:p>
              </table:table-cell>
            </table:table-row>
            <table:table-row>
              <table:table-cell office:value-type="string">
                <text:p>16:41:22</text:p>
              </table:table-cell>
              <table:table-cell office:value-type="float" office:value="156927">
                <text:p>156927</text:p>
              </table:table-cell>
            </table:table-row>
            <table:table-row>
              <table:table-cell office:value-type="string">
                <text:p>16:41:23</text:p>
              </table:table-cell>
              <table:table-cell office:value-type="float" office:value="127610">
                <text:p>127610</text:p>
              </table:table-cell>
            </table:table-row>
            <table:table-row>
              <table:table-cell office:value-type="string">
                <text:p>16:41:24</text:p>
              </table:table-cell>
              <table:table-cell office:value-type="float" office:value="175322">
                <text:p>175322</text:p>
              </table:table-cell>
            </table:table-row>
            <table:table-row>
              <table:table-cell office:value-type="string">
                <text:p>16:41:25</text:p>
              </table:table-cell>
              <table:table-cell office:value-type="float" office:value="197016">
                <text:p>197016</text:p>
              </table:table-cell>
            </table:table-row>
            <table:table-row>
              <table:table-cell office:value-type="string">
                <text:p>16:41:26</text:p>
              </table:table-cell>
              <table:table-cell office:value-type="float" office:value="167574">
                <text:p>167574</text:p>
              </table:table-cell>
            </table:table-row>
            <table:table-row>
              <table:table-cell office:value-type="string">
                <text:p>16:41:27</text:p>
              </table:table-cell>
              <table:table-cell office:value-type="float" office:value="139717">
                <text:p>139717</text:p>
              </table:table-cell>
            </table:table-row>
            <table:table-row>
              <table:table-cell office:value-type="string">
                <text:p>16:41:28</text:p>
              </table:table-cell>
              <table:table-cell office:value-type="float" office:value="193751">
                <text:p>193751</text:p>
              </table:table-cell>
            </table:table-row>
            <table:table-row>
              <table:table-cell office:value-type="string">
                <text:p>16:41:29</text:p>
              </table:table-cell>
              <table:table-cell office:value-type="float" office:value="148647">
                <text:p>148647</text:p>
              </table:table-cell>
            </table:table-row>
            <table:table-row>
              <table:table-cell office:value-type="string">
                <text:p>16:41:30</text:p>
              </table:table-cell>
              <table:table-cell office:value-type="float" office:value="137173">
                <text:p>137173</text:p>
              </table:table-cell>
            </table:table-row>
            <table:table-row>
              <table:table-cell office:value-type="string">
                <text:p>16:41:31</text:p>
              </table:table-cell>
              <table:table-cell office:value-type="float" office:value="154317">
                <text:p>154317</text:p>
              </table:table-cell>
            </table:table-row>
            <table:table-row>
              <table:table-cell office:value-type="string">
                <text:p>16:41:32</text:p>
              </table:table-cell>
              <table:table-cell office:value-type="float" office:value="131812">
                <text:p>131812</text:p>
              </table:table-cell>
            </table:table-row>
            <table:table-row>
              <table:table-cell office:value-type="string">
                <text:p>16:41:33</text:p>
              </table:table-cell>
              <table:table-cell office:value-type="float" office:value="124894">
                <text:p>124894</text:p>
              </table:table-cell>
            </table:table-row>
            <table:table-row>
              <table:table-cell office:value-type="string">
                <text:p>16:41:34</text:p>
              </table:table-cell>
              <table:table-cell office:value-type="float" office:value="136364">
                <text:p>136364</text:p>
              </table:table-cell>
            </table:table-row>
            <table:table-row>
              <table:table-cell office:value-type="string">
                <text:p>16:41:35</text:p>
              </table:table-cell>
              <table:table-cell office:value-type="float" office:value="149655">
                <text:p>149655</text:p>
              </table:table-cell>
            </table:table-row>
            <table:table-row>
              <table:table-cell office:value-type="string">
                <text:p>16:41:36</text:p>
              </table:table-cell>
              <table:table-cell office:value-type="float" office:value="144261">
                <text:p>144261</text:p>
              </table:table-cell>
            </table:table-row>
            <table:table-row>
              <table:table-cell office:value-type="string">
                <text:p>16:41:37</text:p>
              </table:table-cell>
              <table:table-cell office:value-type="float" office:value="143362">
                <text:p>143362</text:p>
              </table:table-cell>
            </table:table-row>
            <table:table-row>
              <table:table-cell office:value-type="string">
                <text:p>16:41:38</text:p>
              </table:table-cell>
              <table:table-cell office:value-type="float" office:value="151163">
                <text:p>151163</text:p>
              </table:table-cell>
            </table:table-row>
            <table:table-row>
              <table:table-cell office:value-type="string">
                <text:p>16:41:39</text:p>
              </table:table-cell>
              <table:table-cell office:value-type="float" office:value="159234">
                <text:p>159234</text:p>
              </table:table-cell>
            </table:table-row>
            <table:table-row>
              <table:table-cell office:value-type="string">
                <text:p>16:41:40</text:p>
              </table:table-cell>
              <table:table-cell office:value-type="float" office:value="153432">
                <text:p>153432</text:p>
              </table:table-cell>
            </table:table-row>
            <table:table-row>
              <table:table-cell office:value-type="string">
                <text:p>16:41:41</text:p>
              </table:table-cell>
              <table:table-cell office:value-type="float" office:value="137704">
                <text:p>137704</text:p>
              </table:table-cell>
            </table:table-row>
            <table:table-row>
              <table:table-cell office:value-type="string">
                <text:p>16:41:42</text:p>
              </table:table-cell>
              <table:table-cell office:value-type="float" office:value="178149">
                <text:p>178149</text:p>
              </table:table-cell>
            </table:table-row>
            <table:table-row>
              <table:table-cell office:value-type="string">
                <text:p>16:41:43</text:p>
              </table:table-cell>
              <table:table-cell office:value-type="float" office:value="127028">
                <text:p>127028</text:p>
              </table:table-cell>
            </table:table-row>
            <table:table-row>
              <table:table-cell office:value-type="string">
                <text:p>16:41:44</text:p>
              </table:table-cell>
              <table:table-cell office:value-type="float" office:value="144184">
                <text:p>144184</text:p>
              </table:table-cell>
            </table:table-row>
            <table:table-row>
              <table:table-cell office:value-type="string">
                <text:p>16:41:45</text:p>
              </table:table-cell>
              <table:table-cell office:value-type="float" office:value="133526">
                <text:p>133526</text:p>
              </table:table-cell>
            </table:table-row>
            <table:table-row>
              <table:table-cell office:value-type="string">
                <text:p>16:41:46</text:p>
              </table:table-cell>
              <table:table-cell office:value-type="float" office:value="128901">
                <text:p>128901</text:p>
              </table:table-cell>
            </table:table-row>
            <table:table-row>
              <table:table-cell office:value-type="string">
                <text:p>16:41:47</text:p>
              </table:table-cell>
              <table:table-cell office:value-type="float" office:value="118375">
                <text:p>118375</text:p>
              </table:table-cell>
            </table:table-row>
            <table:table-row>
              <table:table-cell office:value-type="string">
                <text:p>16:41:48</text:p>
              </table:table-cell>
              <table:table-cell office:value-type="float" office:value="107608">
                <text:p>107608</text:p>
              </table:table-cell>
            </table:table-row>
            <table:table-row>
              <table:table-cell office:value-type="string">
                <text:p>16:41:49</text:p>
              </table:table-cell>
              <table:table-cell office:value-type="float" office:value="112821">
                <text:p>112821</text:p>
              </table:table-cell>
            </table:table-row>
            <table:table-row>
              <table:table-cell office:value-type="string">
                <text:p>16:41:50</text:p>
              </table:table-cell>
              <table:table-cell office:value-type="float" office:value="155842">
                <text:p>155842</text:p>
              </table:table-cell>
            </table:table-row>
            <table:table-row>
              <table:table-cell office:value-type="string">
                <text:p>16:41:51</text:p>
              </table:table-cell>
              <table:table-cell office:value-type="float" office:value="120107">
                <text:p>120107</text:p>
              </table:table-cell>
            </table:table-row>
            <table:table-row>
              <table:table-cell office:value-type="string">
                <text:p>16:41:52</text:p>
              </table:table-cell>
              <table:table-cell office:value-type="float" office:value="137632">
                <text:p>137632</text:p>
              </table:table-cell>
            </table:table-row>
            <table:table-row>
              <table:table-cell office:value-type="string">
                <text:p>16:41:53</text:p>
              </table:table-cell>
              <table:table-cell office:value-type="float" office:value="206450">
                <text:p>206450</text:p>
              </table:table-cell>
            </table:table-row>
            <table:table-row>
              <table:table-cell office:value-type="string">
                <text:p>16:41:54</text:p>
              </table:table-cell>
              <table:table-cell office:value-type="float" office:value="170594">
                <text:p>170594</text:p>
              </table:table-cell>
            </table:table-row>
            <table:table-row>
              <table:table-cell office:value-type="string">
                <text:p>16:41:55</text:p>
              </table:table-cell>
              <table:table-cell office:value-type="float" office:value="125742">
                <text:p>125742</text:p>
              </table:table-cell>
            </table:table-row>
            <table:table-row>
              <table:table-cell office:value-type="string">
                <text:p>16:41:56</text:p>
              </table:table-cell>
              <table:table-cell office:value-type="float" office:value="178699">
                <text:p>178699</text:p>
              </table:table-cell>
            </table:table-row>
            <table:table-row>
              <table:table-cell office:value-type="string">
                <text:p>16:41:57</text:p>
              </table:table-cell>
              <table:table-cell office:value-type="float" office:value="178727">
                <text:p>178727</text:p>
              </table:table-cell>
            </table:table-row>
            <table:table-row>
              <table:table-cell office:value-type="string">
                <text:p>16:41:58</text:p>
              </table:table-cell>
              <table:table-cell office:value-type="float" office:value="149884">
                <text:p>149884</text:p>
              </table:table-cell>
            </table:table-row>
            <table:table-row>
              <table:table-cell office:value-type="string">
                <text:p>16:41:59</text:p>
              </table:table-cell>
              <table:table-cell office:value-type="float" office:value="162629">
                <text:p>162629</text:p>
              </table:table-cell>
            </table:table-row>
            <table:table-row>
              <table:table-cell office:value-type="string">
                <text:p>16:42:00</text:p>
              </table:table-cell>
              <table:table-cell office:value-type="float" office:value="142772">
                <text:p>142772</text:p>
              </table:table-cell>
            </table:table-row>
            <table:table-row>
              <table:table-cell office:value-type="string">
                <text:p>16:42:01</text:p>
              </table:table-cell>
              <table:table-cell office:value-type="float" office:value="113727">
                <text:p>113727</text:p>
              </table:table-cell>
            </table:table-row>
            <table:table-row>
              <table:table-cell office:value-type="string">
                <text:p>16:42:02</text:p>
              </table:table-cell>
              <table:table-cell office:value-type="float" office:value="164946">
                <text:p>164946</text:p>
              </table:table-cell>
            </table:table-row>
            <table:table-row>
              <table:table-cell office:value-type="string">
                <text:p>16:42:03</text:p>
              </table:table-cell>
              <table:table-cell office:value-type="float" office:value="146344">
                <text:p>146344</text:p>
              </table:table-cell>
            </table:table-row>
            <table:table-row>
              <table:table-cell office:value-type="string">
                <text:p>16:42:04</text:p>
              </table:table-cell>
              <table:table-cell office:value-type="float" office:value="145310">
                <text:p>145310</text:p>
              </table:table-cell>
            </table:table-row>
            <table:table-row>
              <table:table-cell office:value-type="string">
                <text:p>16:42:05</text:p>
              </table:table-cell>
              <table:table-cell office:value-type="float" office:value="164063">
                <text:p>164063</text:p>
              </table:table-cell>
            </table:table-row>
            <table:table-row>
              <table:table-cell office:value-type="string">
                <text:p>16:42:06</text:p>
              </table:table-cell>
              <table:table-cell office:value-type="float" office:value="129753">
                <text:p>129753</text:p>
              </table:table-cell>
            </table:table-row>
            <table:table-row>
              <table:table-cell office:value-type="string">
                <text:p>16:42:07</text:p>
              </table:table-cell>
              <table:table-cell office:value-type="float" office:value="152849">
                <text:p>152849</text:p>
              </table:table-cell>
            </table:table-row>
            <table:table-row>
              <table:table-cell office:value-type="string">
                <text:p>16:42:08</text:p>
              </table:table-cell>
              <table:table-cell office:value-type="float" office:value="176052">
                <text:p>176052</text:p>
              </table:table-cell>
            </table:table-row>
            <table:table-row>
              <table:table-cell office:value-type="string">
                <text:p>16:42:09</text:p>
              </table:table-cell>
              <table:table-cell office:value-type="float" office:value="166604">
                <text:p>166604</text:p>
              </table:table-cell>
            </table:table-row>
            <table:table-row>
              <table:table-cell office:value-type="string">
                <text:p>16:42:10</text:p>
              </table:table-cell>
              <table:table-cell office:value-type="float" office:value="168743">
                <text:p>168743</text:p>
              </table:table-cell>
            </table:table-row>
            <table:table-row>
              <table:table-cell office:value-type="string">
                <text:p>16:42:11</text:p>
              </table:table-cell>
              <table:table-cell office:value-type="float" office:value="147659">
                <text:p>147659</text:p>
              </table:table-cell>
            </table:table-row>
            <table:table-row>
              <table:table-cell office:value-type="string">
                <text:p>16:42:12</text:p>
              </table:table-cell>
              <table:table-cell office:value-type="float" office:value="171723">
                <text:p>171723</text:p>
              </table:table-cell>
            </table:table-row>
            <table:table-row>
              <table:table-cell office:value-type="string">
                <text:p>16:42:13</text:p>
              </table:table-cell>
              <table:table-cell office:value-type="float" office:value="167228">
                <text:p>167228</text:p>
              </table:table-cell>
            </table:table-row>
            <table:table-row>
              <table:table-cell office:value-type="string">
                <text:p>16:42:14</text:p>
              </table:table-cell>
              <table:table-cell office:value-type="float" office:value="146745">
                <text:p>146745</text:p>
              </table:table-cell>
            </table:table-row>
            <table:table-row>
              <table:table-cell office:value-type="string">
                <text:p>16:42:15</text:p>
              </table:table-cell>
              <table:table-cell office:value-type="float" office:value="125142">
                <text:p>125142</text:p>
              </table:table-cell>
            </table:table-row>
            <table:table-row>
              <table:table-cell office:value-type="string">
                <text:p>16:42:16</text:p>
              </table:table-cell>
              <table:table-cell office:value-type="float" office:value="140438">
                <text:p>140438</text:p>
              </table:table-cell>
            </table:table-row>
            <table:table-row>
              <table:table-cell office:value-type="string">
                <text:p>16:42:17</text:p>
              </table:table-cell>
              <table:table-cell office:value-type="float" office:value="133806">
                <text:p>133806</text:p>
              </table:table-cell>
            </table:table-row>
            <table:table-row>
              <table:table-cell office:value-type="string">
                <text:p>16:42:18</text:p>
              </table:table-cell>
              <table:table-cell office:value-type="float" office:value="162607">
                <text:p>162607</text:p>
              </table:table-cell>
            </table:table-row>
            <table:table-row>
              <table:table-cell office:value-type="string">
                <text:p>16:42:19</text:p>
              </table:table-cell>
              <table:table-cell office:value-type="float" office:value="174282">
                <text:p>174282</text:p>
              </table:table-cell>
            </table:table-row>
            <table:table-row>
              <table:table-cell office:value-type="string">
                <text:p>16:42:20</text:p>
              </table:table-cell>
              <table:table-cell office:value-type="float" office:value="173808">
                <text:p>173808</text:p>
              </table:table-cell>
            </table:table-row>
            <table:table-row>
              <table:table-cell office:value-type="string">
                <text:p>16:42:21</text:p>
              </table:table-cell>
              <table:table-cell office:value-type="float" office:value="173696">
                <text:p>173696</text:p>
              </table:table-cell>
            </table:table-row>
            <table:table-row>
              <table:table-cell office:value-type="string">
                <text:p>16:42:22</text:p>
              </table:table-cell>
              <table:table-cell office:value-type="float" office:value="134421">
                <text:p>134421</text:p>
              </table:table-cell>
            </table:table-row>
            <table:table-row>
              <table:table-cell office:value-type="string">
                <text:p>16:42:23</text:p>
              </table:table-cell>
              <table:table-cell office:value-type="float" office:value="169424">
                <text:p>169424</text:p>
              </table:table-cell>
            </table:table-row>
            <table:table-row>
              <table:table-cell office:value-type="string">
                <text:p>16:42:24</text:p>
              </table:table-cell>
              <table:table-cell office:value-type="float" office:value="191746">
                <text:p>191746</text:p>
              </table:table-cell>
            </table:table-row>
            <table:table-row>
              <table:table-cell office:value-type="string">
                <text:p>16:42:25</text:p>
              </table:table-cell>
              <table:table-cell office:value-type="float" office:value="148830">
                <text:p>148830</text:p>
              </table:table-cell>
            </table:table-row>
            <table:table-row>
              <table:table-cell office:value-type="string">
                <text:p>16:42:26</text:p>
              </table:table-cell>
              <table:table-cell office:value-type="float" office:value="134561">
                <text:p>134561</text:p>
              </table:table-cell>
            </table:table-row>
            <table:table-row>
              <table:table-cell office:value-type="string">
                <text:p>16:42:27</text:p>
              </table:table-cell>
              <table:table-cell office:value-type="float" office:value="165716">
                <text:p>165716</text:p>
              </table:table-cell>
            </table:table-row>
            <table:table-row>
              <table:table-cell office:value-type="string">
                <text:p>16:42:28</text:p>
              </table:table-cell>
              <table:table-cell office:value-type="float" office:value="150348">
                <text:p>150348</text:p>
              </table:table-cell>
            </table:table-row>
            <table:table-row>
              <table:table-cell office:value-type="string">
                <text:p>16:42:29</text:p>
              </table:table-cell>
              <table:table-cell office:value-type="float" office:value="124576">
                <text:p>124576</text:p>
              </table:table-cell>
            </table:table-row>
            <table:table-row>
              <table:table-cell office:value-type="string">
                <text:p>16:42:30</text:p>
              </table:table-cell>
              <table:table-cell office:value-type="float" office:value="144519">
                <text:p>144519</text:p>
              </table:table-cell>
            </table:table-row>
            <table:table-row>
              <table:table-cell office:value-type="string">
                <text:p>16:42:31</text:p>
              </table:table-cell>
              <table:table-cell office:value-type="float" office:value="162938">
                <text:p>162938</text:p>
              </table:table-cell>
            </table:table-row>
            <table:table-row>
              <table:table-cell office:value-type="string">
                <text:p>16:42:32</text:p>
              </table:table-cell>
              <table:table-cell office:value-type="float" office:value="153601">
                <text:p>153601</text:p>
              </table:table-cell>
            </table:table-row>
            <table:table-row>
              <table:table-cell office:value-type="string">
                <text:p>16:42:33</text:p>
              </table:table-cell>
              <table:table-cell office:value-type="float" office:value="142670">
                <text:p>142670</text:p>
              </table:table-cell>
            </table:table-row>
            <table:table-row>
              <table:table-cell office:value-type="string">
                <text:p>16:42:34</text:p>
              </table:table-cell>
              <table:table-cell office:value-type="float" office:value="138067">
                <text:p>138067</text:p>
              </table:table-cell>
            </table:table-row>
            <table:table-row>
              <table:table-cell office:value-type="string">
                <text:p>16:42:35</text:p>
              </table:table-cell>
              <table:table-cell office:value-type="float" office:value="142070">
                <text:p>142070</text:p>
              </table:table-cell>
            </table:table-row>
            <table:table-row>
              <table:table-cell office:value-type="string">
                <text:p>16:42:36</text:p>
              </table:table-cell>
              <table:table-cell office:value-type="float" office:value="132098">
                <text:p>132098</text:p>
              </table:table-cell>
            </table:table-row>
            <table:table-row>
              <table:table-cell office:value-type="string">
                <text:p>16:42:37</text:p>
              </table:table-cell>
              <table:table-cell office:value-type="float" office:value="145433">
                <text:p>145433</text:p>
              </table:table-cell>
            </table:table-row>
            <table:table-row>
              <table:table-cell office:value-type="string">
                <text:p>16:42:38</text:p>
              </table:table-cell>
              <table:table-cell office:value-type="float" office:value="147345">
                <text:p>147345</text:p>
              </table:table-cell>
            </table:table-row>
            <table:table-row>
              <table:table-cell office:value-type="string">
                <text:p>16:42:39</text:p>
              </table:table-cell>
              <table:table-cell office:value-type="float" office:value="140716">
                <text:p>140716</text:p>
              </table:table-cell>
            </table:table-row>
            <table:table-row>
              <table:table-cell office:value-type="string">
                <text:p>16:42:40</text:p>
              </table:table-cell>
              <table:table-cell office:value-type="float" office:value="144722">
                <text:p>144722</text:p>
              </table:table-cell>
            </table:table-row>
            <table:table-row>
              <table:table-cell office:value-type="string">
                <text:p>16:42:41</text:p>
              </table:table-cell>
              <table:table-cell office:value-type="float" office:value="125127">
                <text:p>125127</text:p>
              </table:table-cell>
            </table:table-row>
            <table:table-row>
              <table:table-cell office:value-type="string">
                <text:p>16:42:42</text:p>
              </table:table-cell>
              <table:table-cell office:value-type="float" office:value="138950">
                <text:p>138950</text:p>
              </table:table-cell>
            </table:table-row>
            <table:table-row>
              <table:table-cell office:value-type="string">
                <text:p>16:42:43</text:p>
              </table:table-cell>
              <table:table-cell office:value-type="float" office:value="160315">
                <text:p>160315</text:p>
              </table:table-cell>
            </table:table-row>
            <table:table-row>
              <table:table-cell office:value-type="string">
                <text:p>16:42:44</text:p>
              </table:table-cell>
              <table:table-cell office:value-type="float" office:value="122530">
                <text:p>122530</text:p>
              </table:table-cell>
            </table:table-row>
            <table:table-row>
              <table:table-cell office:value-type="string">
                <text:p>16:42:45</text:p>
              </table:table-cell>
              <table:table-cell office:value-type="float" office:value="143015">
                <text:p>143015</text:p>
              </table:table-cell>
            </table:table-row>
            <table:table-row>
              <table:table-cell office:value-type="string">
                <text:p>16:42:46</text:p>
              </table:table-cell>
              <table:table-cell office:value-type="float" office:value="166711">
                <text:p>166711</text:p>
              </table:table-cell>
            </table:table-row>
            <table:table-row>
              <table:table-cell office:value-type="string">
                <text:p>16:42:47</text:p>
              </table:table-cell>
              <table:table-cell office:value-type="float" office:value="176702">
                <text:p>176702</text:p>
              </table:table-cell>
            </table:table-row>
            <table:table-row>
              <table:table-cell office:value-type="string">
                <text:p>16:42:48</text:p>
              </table:table-cell>
              <table:table-cell office:value-type="float" office:value="138291">
                <text:p>138291</text:p>
              </table:table-cell>
            </table:table-row>
            <table:table-row>
              <table:table-cell office:value-type="string">
                <text:p>16:42:49</text:p>
              </table:table-cell>
              <table:table-cell office:value-type="float" office:value="157243">
                <text:p>157243</text:p>
              </table:table-cell>
            </table:table-row>
            <table:table-row>
              <table:table-cell office:value-type="string">
                <text:p>16:42:50</text:p>
              </table:table-cell>
              <table:table-cell office:value-type="float" office:value="158368">
                <text:p>158368</text:p>
              </table:table-cell>
            </table:table-row>
            <table:table-row>
              <table:table-cell office:value-type="string">
                <text:p>16:42:51</text:p>
              </table:table-cell>
              <table:table-cell office:value-type="float" office:value="156790">
                <text:p>156790</text:p>
              </table:table-cell>
            </table:table-row>
            <table:table-row>
              <table:table-cell office:value-type="string">
                <text:p>16:42:52</text:p>
              </table:table-cell>
              <table:table-cell office:value-type="float" office:value="145068">
                <text:p>145068</text:p>
              </table:table-cell>
            </table:table-row>
            <table:table-row>
              <table:table-cell office:value-type="string">
                <text:p>16:42:53</text:p>
              </table:table-cell>
              <table:table-cell office:value-type="float" office:value="143827">
                <text:p>143827</text:p>
              </table:table-cell>
            </table:table-row>
            <table:table-row>
              <table:table-cell office:value-type="string">
                <text:p>16:42:54</text:p>
              </table:table-cell>
              <table:table-cell office:value-type="float" office:value="194616">
                <text:p>194616</text:p>
              </table:table-cell>
            </table:table-row>
            <table:table-row>
              <table:table-cell office:value-type="string">
                <text:p>16:42:55</text:p>
              </table:table-cell>
              <table:table-cell office:value-type="float" office:value="189250">
                <text:p>189250</text:p>
              </table:table-cell>
            </table:table-row>
            <table:table-row>
              <table:table-cell office:value-type="string">
                <text:p>16:42:56</text:p>
              </table:table-cell>
              <table:table-cell office:value-type="float" office:value="152233">
                <text:p>152233</text:p>
              </table:table-cell>
            </table:table-row>
            <table:table-row>
              <table:table-cell office:value-type="string">
                <text:p>16:42:57</text:p>
              </table:table-cell>
              <table:table-cell office:value-type="float" office:value="168620">
                <text:p>168620</text:p>
              </table:table-cell>
            </table:table-row>
            <table:table-row>
              <table:table-cell office:value-type="string">
                <text:p>16:42:58</text:p>
              </table:table-cell>
              <table:table-cell office:value-type="float" office:value="171658">
                <text:p>171658</text:p>
              </table:table-cell>
            </table:table-row>
            <table:table-row>
              <table:table-cell office:value-type="string">
                <text:p>16:42:59</text:p>
              </table:table-cell>
              <table:table-cell office:value-type="float" office:value="128113">
                <text:p>128113</text:p>
              </table:table-cell>
            </table:table-row>
            <table:table-row>
              <table:table-cell office:value-type="string">
                <text:p>16:43:00</text:p>
              </table:table-cell>
              <table:table-cell office:value-type="float" office:value="159662">
                <text:p>159662</text:p>
              </table:table-cell>
            </table:table-row>
            <table:table-row>
              <table:table-cell office:value-type="string">
                <text:p>16:43:01</text:p>
              </table:table-cell>
              <table:table-cell office:value-type="float" office:value="150877">
                <text:p>150877</text:p>
              </table:table-cell>
            </table:table-row>
            <table:table-row>
              <table:table-cell office:value-type="string">
                <text:p>16:43:02</text:p>
              </table:table-cell>
              <table:table-cell office:value-type="float" office:value="172270">
                <text:p>172270</text:p>
              </table:table-cell>
            </table:table-row>
            <table:table-row>
              <table:table-cell office:value-type="string">
                <text:p>16:43:03</text:p>
              </table:table-cell>
              <table:table-cell office:value-type="float" office:value="196017">
                <text:p>196017</text:p>
              </table:table-cell>
            </table:table-row>
            <table:table-row>
              <table:table-cell office:value-type="string">
                <text:p>16:43:04</text:p>
              </table:table-cell>
              <table:table-cell office:value-type="float" office:value="139422">
                <text:p>139422</text:p>
              </table:table-cell>
            </table:table-row>
            <table:table-row>
              <table:table-cell office:value-type="string">
                <text:p>16:43:05</text:p>
              </table:table-cell>
              <table:table-cell office:value-type="float" office:value="160542">
                <text:p>160542</text:p>
              </table:table-cell>
            </table:table-row>
            <table:table-row>
              <table:table-cell office:value-type="string">
                <text:p>16:43:06</text:p>
              </table:table-cell>
              <table:table-cell office:value-type="float" office:value="125460">
                <text:p>125460</text:p>
              </table:table-cell>
            </table:table-row>
            <table:table-row>
              <table:table-cell office:value-type="string">
                <text:p>16:43:07</text:p>
              </table:table-cell>
              <table:table-cell office:value-type="float" office:value="142423">
                <text:p>142423</text:p>
              </table:table-cell>
            </table:table-row>
            <table:table-row>
              <table:table-cell office:value-type="string">
                <text:p>16:43:08</text:p>
              </table:table-cell>
              <table:table-cell office:value-type="float" office:value="164998">
                <text:p>164998</text:p>
              </table:table-cell>
            </table:table-row>
            <table:table-row>
              <table:table-cell office:value-type="string">
                <text:p>16:43:09</text:p>
              </table:table-cell>
              <table:table-cell office:value-type="float" office:value="143999">
                <text:p>143999</text:p>
              </table:table-cell>
            </table:table-row>
            <table:table-row>
              <table:table-cell office:value-type="string">
                <text:p>16:43:10</text:p>
              </table:table-cell>
              <table:table-cell office:value-type="float" office:value="145762">
                <text:p>145762</text:p>
              </table:table-cell>
            </table:table-row>
            <table:table-row>
              <table:table-cell office:value-type="string">
                <text:p>16:43:11</text:p>
              </table:table-cell>
              <table:table-cell office:value-type="float" office:value="139532">
                <text:p>139532</text:p>
              </table:table-cell>
            </table:table-row>
            <table:table-row>
              <table:table-cell office:value-type="string">
                <text:p>16:43:12</text:p>
              </table:table-cell>
              <table:table-cell office:value-type="float" office:value="152837">
                <text:p>152837</text:p>
              </table:table-cell>
            </table:table-row>
            <table:table-row>
              <table:table-cell office:value-type="string">
                <text:p>16:43:13</text:p>
              </table:table-cell>
              <table:table-cell office:value-type="float" office:value="153851">
                <text:p>153851</text:p>
              </table:table-cell>
            </table:table-row>
            <table:table-row>
              <table:table-cell office:value-type="string">
                <text:p>16:43:14</text:p>
              </table:table-cell>
              <table:table-cell office:value-type="float" office:value="123015">
                <text:p>123015</text:p>
              </table:table-cell>
            </table:table-row>
            <table:table-row>
              <table:table-cell office:value-type="string">
                <text:p>16:43:15</text:p>
              </table:table-cell>
              <table:table-cell office:value-type="float" office:value="169151">
                <text:p>169151</text:p>
              </table:table-cell>
            </table:table-row>
            <table:table-row>
              <table:table-cell office:value-type="string">
                <text:p>16:43:16</text:p>
              </table:table-cell>
              <table:table-cell office:value-type="float" office:value="165749">
                <text:p>165749</text:p>
              </table:table-cell>
            </table:table-row>
            <table:table-row>
              <table:table-cell office:value-type="string">
                <text:p>16:43:17</text:p>
              </table:table-cell>
              <table:table-cell office:value-type="float" office:value="199288">
                <text:p>199288</text:p>
              </table:table-cell>
            </table:table-row>
            <table:table-row>
              <table:table-cell office:value-type="string">
                <text:p>16:43:18</text:p>
              </table:table-cell>
              <table:table-cell office:value-type="float" office:value="148049">
                <text:p>148049</text:p>
              </table:table-cell>
            </table:table-row>
            <table:table-row>
              <table:table-cell office:value-type="string">
                <text:p>16:43:19</text:p>
              </table:table-cell>
              <table:table-cell office:value-type="float" office:value="163449">
                <text:p>163449</text:p>
              </table:table-cell>
            </table:table-row>
            <table:table-row>
              <table:table-cell office:value-type="string">
                <text:p>16:43:20</text:p>
              </table:table-cell>
              <table:table-cell office:value-type="float" office:value="153902">
                <text:p>153902</text:p>
              </table:table-cell>
            </table:table-row>
            <table:table-row>
              <table:table-cell office:value-type="string">
                <text:p>16:43:21</text:p>
              </table:table-cell>
              <table:table-cell office:value-type="float" office:value="152163">
                <text:p>152163</text:p>
              </table:table-cell>
            </table:table-row>
            <table:table-row>
              <table:table-cell office:value-type="string">
                <text:p>16:43:22</text:p>
              </table:table-cell>
              <table:table-cell office:value-type="float" office:value="169788">
                <text:p>169788</text:p>
              </table:table-cell>
            </table:table-row>
            <table:table-row>
              <table:table-cell office:value-type="string">
                <text:p>16:43:23</text:p>
              </table:table-cell>
              <table:table-cell office:value-type="float" office:value="154713">
                <text:p>154713</text:p>
              </table:table-cell>
            </table:table-row>
            <table:table-row>
              <table:table-cell office:value-type="string">
                <text:p>16:43:24</text:p>
              </table:table-cell>
              <table:table-cell office:value-type="float" office:value="166894">
                <text:p>166894</text:p>
              </table:table-cell>
            </table:table-row>
            <table:table-row>
              <table:table-cell office:value-type="string">
                <text:p>16:43:25</text:p>
              </table:table-cell>
              <table:table-cell office:value-type="float" office:value="138298">
                <text:p>138298</text:p>
              </table:table-cell>
            </table:table-row>
            <table:table-row>
              <table:table-cell office:value-type="string">
                <text:p>16:43:26</text:p>
              </table:table-cell>
              <table:table-cell office:value-type="float" office:value="161510">
                <text:p>161510</text:p>
              </table:table-cell>
            </table:table-row>
            <table:table-row>
              <table:table-cell office:value-type="string">
                <text:p>16:43:27</text:p>
              </table:table-cell>
              <table:table-cell office:value-type="float" office:value="116684">
                <text:p>116684</text:p>
              </table:table-cell>
            </table:table-row>
            <table:table-row>
              <table:table-cell office:value-type="string">
                <text:p>16:43:28</text:p>
              </table:table-cell>
              <table:table-cell office:value-type="float" office:value="180650">
                <text:p>180650</text:p>
              </table:table-cell>
            </table:table-row>
            <table:table-row>
              <table:table-cell office:value-type="string">
                <text:p>16:43:29</text:p>
              </table:table-cell>
              <table:table-cell office:value-type="float" office:value="142642">
                <text:p>142642</text:p>
              </table:table-cell>
            </table:table-row>
            <table:table-row>
              <table:table-cell office:value-type="string">
                <text:p>16:43:30</text:p>
              </table:table-cell>
              <table:table-cell office:value-type="float" office:value="170294">
                <text:p>170294</text:p>
              </table:table-cell>
            </table:table-row>
            <table:table-row>
              <table:table-cell office:value-type="string">
                <text:p>16:43:31</text:p>
              </table:table-cell>
              <table:table-cell office:value-type="float" office:value="157289">
                <text:p>157289</text:p>
              </table:table-cell>
            </table:table-row>
            <table:table-row>
              <table:table-cell office:value-type="string">
                <text:p>16:43:32</text:p>
              </table:table-cell>
              <table:table-cell office:value-type="float" office:value="170383">
                <text:p>170383</text:p>
              </table:table-cell>
            </table:table-row>
            <table:table-row>
              <table:table-cell office:value-type="string">
                <text:p>16:43:33</text:p>
              </table:table-cell>
              <table:table-cell office:value-type="float" office:value="131986">
                <text:p>131986</text:p>
              </table:table-cell>
            </table:table-row>
            <table:table-row>
              <table:table-cell office:value-type="string">
                <text:p>16:43:34</text:p>
              </table:table-cell>
              <table:table-cell office:value-type="float" office:value="161888">
                <text:p>161888</text:p>
              </table:table-cell>
            </table:table-row>
            <table:table-row>
              <table:table-cell office:value-type="string">
                <text:p>16:43:35</text:p>
              </table:table-cell>
              <table:table-cell office:value-type="float" office:value="155824">
                <text:p>155824</text:p>
              </table:table-cell>
            </table:table-row>
            <table:table-row>
              <table:table-cell office:value-type="string">
                <text:p>16:43:36</text:p>
              </table:table-cell>
              <table:table-cell office:value-type="float" office:value="168400">
                <text:p>168400</text:p>
              </table:table-cell>
            </table:table-row>
            <table:table-row>
              <table:table-cell office:value-type="string">
                <text:p>16:43:37</text:p>
              </table:table-cell>
              <table:table-cell office:value-type="float" office:value="147822">
                <text:p>147822</text:p>
              </table:table-cell>
            </table:table-row>
            <table:table-row>
              <table:table-cell office:value-type="string">
                <text:p>16:43:38</text:p>
              </table:table-cell>
              <table:table-cell office:value-type="float" office:value="148515">
                <text:p>148515</text:p>
              </table:table-cell>
            </table:table-row>
            <table:table-row>
              <table:table-cell office:value-type="string">
                <text:p>16:43:39</text:p>
              </table:table-cell>
              <table:table-cell office:value-type="float" office:value="173385">
                <text:p>173385</text:p>
              </table:table-cell>
            </table:table-row>
            <table:table-row>
              <table:table-cell office:value-type="string">
                <text:p>16:43:40</text:p>
              </table:table-cell>
              <table:table-cell office:value-type="float" office:value="148035">
                <text:p>148035</text:p>
              </table:table-cell>
            </table:table-row>
            <table:table-row>
              <table:table-cell office:value-type="string">
                <text:p>16:43:41</text:p>
              </table:table-cell>
              <table:table-cell office:value-type="float" office:value="138716">
                <text:p>138716</text:p>
              </table:table-cell>
            </table:table-row>
            <table:table-row>
              <table:table-cell office:value-type="string">
                <text:p>16:43:42</text:p>
              </table:table-cell>
              <table:table-cell office:value-type="float" office:value="154693">
                <text:p>154693</text:p>
              </table:table-cell>
            </table:table-row>
            <table:table-row>
              <table:table-cell office:value-type="string">
                <text:p>16:43:43</text:p>
              </table:table-cell>
              <table:table-cell office:value-type="float" office:value="148432">
                <text:p>148432</text:p>
              </table:table-cell>
            </table:table-row>
            <table:table-row>
              <table:table-cell office:value-type="string">
                <text:p>16:43:44</text:p>
              </table:table-cell>
              <table:table-cell office:value-type="float" office:value="182452">
                <text:p>182452</text:p>
              </table:table-cell>
            </table:table-row>
            <table:table-row>
              <table:table-cell office:value-type="string">
                <text:p>16:43:45</text:p>
              </table:table-cell>
              <table:table-cell office:value-type="float" office:value="157479">
                <text:p>157479</text:p>
              </table:table-cell>
            </table:table-row>
            <table:table-row>
              <table:table-cell office:value-type="string">
                <text:p>16:43:46</text:p>
              </table:table-cell>
              <table:table-cell office:value-type="float" office:value="131201">
                <text:p>131201</text:p>
              </table:table-cell>
            </table:table-row>
            <table:table-row>
              <table:table-cell office:value-type="string">
                <text:p>16:43:47</text:p>
              </table:table-cell>
              <table:table-cell office:value-type="float" office:value="161611">
                <text:p>161611</text:p>
              </table:table-cell>
            </table:table-row>
            <table:table-row>
              <table:table-cell office:value-type="string">
                <text:p>16:43:48</text:p>
              </table:table-cell>
              <table:table-cell office:value-type="float" office:value="121282">
                <text:p>121282</text:p>
              </table:table-cell>
            </table:table-row>
            <table:table-row>
              <table:table-cell office:value-type="string">
                <text:p>16:43:49</text:p>
              </table:table-cell>
              <table:table-cell office:value-type="float" office:value="140487">
                <text:p>140487</text:p>
              </table:table-cell>
            </table:table-row>
            <table:table-row>
              <table:table-cell office:value-type="string">
                <text:p>16:43:50</text:p>
              </table:table-cell>
              <table:table-cell office:value-type="float" office:value="148297">
                <text:p>148297</text:p>
              </table:table-cell>
            </table:table-row>
            <table:table-row>
              <table:table-cell office:value-type="string">
                <text:p>16:43:51</text:p>
              </table:table-cell>
              <table:table-cell office:value-type="float" office:value="160159">
                <text:p>160159</text:p>
              </table:table-cell>
            </table:table-row>
            <table:table-row>
              <table:table-cell office:value-type="string">
                <text:p>16:43:52</text:p>
              </table:table-cell>
              <table:table-cell office:value-type="float" office:value="196923">
                <text:p>196923</text:p>
              </table:table-cell>
            </table:table-row>
            <table:table-row>
              <table:table-cell office:value-type="string">
                <text:p>16:43:53</text:p>
              </table:table-cell>
              <table:table-cell office:value-type="float" office:value="148223">
                <text:p>148223</text:p>
              </table:table-cell>
            </table:table-row>
            <table:table-row>
              <table:table-cell office:value-type="string">
                <text:p>16:43:54</text:p>
              </table:table-cell>
              <table:table-cell office:value-type="float" office:value="187384">
                <text:p>187384</text:p>
              </table:table-cell>
            </table:table-row>
            <table:table-row>
              <table:table-cell office:value-type="string">
                <text:p>16:43:55</text:p>
              </table:table-cell>
              <table:table-cell office:value-type="float" office:value="143723">
                <text:p>143723</text:p>
              </table:table-cell>
            </table:table-row>
            <table:table-row>
              <table:table-cell office:value-type="string">
                <text:p>16:43:56</text:p>
              </table:table-cell>
              <table:table-cell office:value-type="float" office:value="148899">
                <text:p>148899</text:p>
              </table:table-cell>
            </table:table-row>
            <table:table-row>
              <table:table-cell office:value-type="string">
                <text:p>16:43:57</text:p>
              </table:table-cell>
              <table:table-cell office:value-type="float" office:value="153017">
                <text:p>153017</text:p>
              </table:table-cell>
            </table:table-row>
            <table:table-row>
              <table:table-cell office:value-type="string">
                <text:p>16:43:58</text:p>
              </table:table-cell>
              <table:table-cell office:value-type="float" office:value="136932">
                <text:p>136932</text:p>
              </table:table-cell>
            </table:table-row>
            <table:table-row>
              <table:table-cell office:value-type="string">
                <text:p>16:43:59</text:p>
              </table:table-cell>
              <table:table-cell office:value-type="float" office:value="150082">
                <text:p>150082</text:p>
              </table:table-cell>
            </table:table-row>
            <table:table-row>
              <table:table-cell office:value-type="string">
                <text:p>16:44:00</text:p>
              </table:table-cell>
              <table:table-cell office:value-type="float" office:value="144460">
                <text:p>144460</text:p>
              </table:table-cell>
            </table:table-row>
            <table:table-row>
              <table:table-cell office:value-type="string">
                <text:p>16:44:01</text:p>
              </table:table-cell>
              <table:table-cell office:value-type="float" office:value="154004">
                <text:p>154004</text:p>
              </table:table-cell>
            </table:table-row>
            <table:table-row>
              <table:table-cell office:value-type="string">
                <text:p>16:44:02</text:p>
              </table:table-cell>
              <table:table-cell office:value-type="float" office:value="176444">
                <text:p>176444</text:p>
              </table:table-cell>
            </table:table-row>
            <table:table-row>
              <table:table-cell office:value-type="string">
                <text:p>16:44:03</text:p>
              </table:table-cell>
              <table:table-cell office:value-type="float" office:value="155539">
                <text:p>155539</text:p>
              </table:table-cell>
            </table:table-row>
            <table:table-row>
              <table:table-cell office:value-type="string">
                <text:p>16:44:04</text:p>
              </table:table-cell>
              <table:table-cell office:value-type="float" office:value="141974">
                <text:p>141974</text:p>
              </table:table-cell>
            </table:table-row>
            <table:table-row>
              <table:table-cell office:value-type="string">
                <text:p>16:44:05</text:p>
              </table:table-cell>
              <table:table-cell office:value-type="float" office:value="149719">
                <text:p>149719</text:p>
              </table:table-cell>
            </table:table-row>
            <table:table-row>
              <table:table-cell office:value-type="string">
                <text:p>16:44:06</text:p>
              </table:table-cell>
              <table:table-cell office:value-type="float" office:value="153568">
                <text:p>153568</text:p>
              </table:table-cell>
            </table:table-row>
            <table:table-row>
              <table:table-cell office:value-type="string">
                <text:p>16:44:07</text:p>
              </table:table-cell>
              <table:table-cell office:value-type="float" office:value="154327">
                <text:p>154327</text:p>
              </table:table-cell>
            </table:table-row>
            <table:table-row>
              <table:table-cell office:value-type="string">
                <text:p>16:44:08</text:p>
              </table:table-cell>
              <table:table-cell office:value-type="float" office:value="127164">
                <text:p>127164</text:p>
              </table:table-cell>
            </table:table-row>
            <table:table-row>
              <table:table-cell office:value-type="string">
                <text:p>16:44:09</text:p>
              </table:table-cell>
              <table:table-cell office:value-type="float" office:value="153462">
                <text:p>153462</text:p>
              </table:table-cell>
            </table:table-row>
            <table:table-row>
              <table:table-cell office:value-type="string">
                <text:p>16:44:10</text:p>
              </table:table-cell>
              <table:table-cell office:value-type="float" office:value="166751">
                <text:p>166751</text:p>
              </table:table-cell>
            </table:table-row>
            <table:table-row>
              <table:table-cell office:value-type="string">
                <text:p>16:44:11</text:p>
              </table:table-cell>
              <table:table-cell office:value-type="float" office:value="184215">
                <text:p>184215</text:p>
              </table:table-cell>
            </table:table-row>
            <table:table-row>
              <table:table-cell office:value-type="string">
                <text:p>16:44:12</text:p>
              </table:table-cell>
              <table:table-cell office:value-type="float" office:value="140958">
                <text:p>140958</text:p>
              </table:table-cell>
            </table:table-row>
            <table:table-row>
              <table:table-cell office:value-type="string">
                <text:p>16:44:13</text:p>
              </table:table-cell>
              <table:table-cell office:value-type="float" office:value="154653">
                <text:p>154653</text:p>
              </table:table-cell>
            </table:table-row>
            <table:table-row>
              <table:table-cell office:value-type="string">
                <text:p>16:44:14</text:p>
              </table:table-cell>
              <table:table-cell office:value-type="float" office:value="143922">
                <text:p>143922</text:p>
              </table:table-cell>
            </table:table-row>
            <table:table-row>
              <table:table-cell office:value-type="string">
                <text:p>16:44:15</text:p>
              </table:table-cell>
              <table:table-cell office:value-type="float" office:value="192476">
                <text:p>192476</text:p>
              </table:table-cell>
            </table:table-row>
            <table:table-row>
              <table:table-cell office:value-type="string">
                <text:p>16:44:16</text:p>
              </table:table-cell>
              <table:table-cell office:value-type="float" office:value="149959">
                <text:p>149959</text:p>
              </table:table-cell>
            </table:table-row>
            <table:table-row>
              <table:table-cell office:value-type="string">
                <text:p>16:44:17</text:p>
              </table:table-cell>
              <table:table-cell office:value-type="float" office:value="141930">
                <text:p>141930</text:p>
              </table:table-cell>
            </table:table-row>
            <table:table-row>
              <table:table-cell office:value-type="string">
                <text:p>16:44:18</text:p>
              </table:table-cell>
              <table:table-cell office:value-type="float" office:value="162733">
                <text:p>162733</text:p>
              </table:table-cell>
            </table:table-row>
            <table:table-row>
              <table:table-cell office:value-type="string">
                <text:p>16:44:19</text:p>
              </table:table-cell>
              <table:table-cell office:value-type="float" office:value="161868">
                <text:p>161868</text:p>
              </table:table-cell>
            </table:table-row>
            <table:table-row>
              <table:table-cell office:value-type="string">
                <text:p>16:44:20</text:p>
              </table:table-cell>
              <table:table-cell office:value-type="float" office:value="123816">
                <text:p>123816</text:p>
              </table:table-cell>
            </table:table-row>
            <table:table-row>
              <table:table-cell office:value-type="string">
                <text:p>16:44:21</text:p>
              </table:table-cell>
              <table:table-cell office:value-type="float" office:value="133598">
                <text:p>133598</text:p>
              </table:table-cell>
            </table:table-row>
            <table:table-row>
              <table:table-cell office:value-type="string">
                <text:p>16:44:22</text:p>
              </table:table-cell>
              <table:table-cell office:value-type="float" office:value="188960">
                <text:p>188960</text:p>
              </table:table-cell>
            </table:table-row>
            <table:table-row>
              <table:table-cell office:value-type="string">
                <text:p>16:44:23</text:p>
              </table:table-cell>
              <table:table-cell office:value-type="float" office:value="153605">
                <text:p>153605</text:p>
              </table:table-cell>
            </table:table-row>
            <table:table-row>
              <table:table-cell office:value-type="string">
                <text:p>16:44:24</text:p>
              </table:table-cell>
              <table:table-cell office:value-type="float" office:value="138770">
                <text:p>138770</text:p>
              </table:table-cell>
            </table:table-row>
            <table:table-row>
              <table:table-cell office:value-type="string">
                <text:p>16:44:25</text:p>
              </table:table-cell>
              <table:table-cell office:value-type="float" office:value="153339">
                <text:p>153339</text:p>
              </table:table-cell>
            </table:table-row>
            <table:table-row>
              <table:table-cell office:value-type="string">
                <text:p>16:44:26</text:p>
              </table:table-cell>
              <table:table-cell office:value-type="float" office:value="136536">
                <text:p>136536</text:p>
              </table:table-cell>
            </table:table-row>
            <table:table-row>
              <table:table-cell office:value-type="string">
                <text:p>16:44:27</text:p>
              </table:table-cell>
              <table:table-cell office:value-type="float" office:value="167302">
                <text:p>167302</text:p>
              </table:table-cell>
            </table:table-row>
            <table:table-row>
              <table:table-cell office:value-type="string">
                <text:p>16:44:28</text:p>
              </table:table-cell>
              <table:table-cell office:value-type="float" office:value="176342">
                <text:p>176342</text:p>
              </table:table-cell>
            </table:table-row>
            <table:table-row>
              <table:table-cell office:value-type="string">
                <text:p>16:44:29</text:p>
              </table:table-cell>
              <table:table-cell office:value-type="float" office:value="117533">
                <text:p>117533</text:p>
              </table:table-cell>
            </table:table-row>
            <table:table-row>
              <table:table-cell office:value-type="string">
                <text:p>16:44:30</text:p>
              </table:table-cell>
              <table:table-cell office:value-type="float" office:value="188538">
                <text:p>188538</text:p>
              </table:table-cell>
            </table:table-row>
            <table:table-row>
              <table:table-cell office:value-type="string">
                <text:p>16:44:31</text:p>
              </table:table-cell>
              <table:table-cell office:value-type="float" office:value="166033">
                <text:p>166033</text:p>
              </table:table-cell>
            </table:table-row>
            <table:table-row>
              <table:table-cell office:value-type="string">
                <text:p>16:44:32</text:p>
              </table:table-cell>
              <table:table-cell office:value-type="float" office:value="181163">
                <text:p>181163</text:p>
              </table:table-cell>
            </table:table-row>
            <table:table-row>
              <table:table-cell office:value-type="string">
                <text:p>16:44:33</text:p>
              </table:table-cell>
              <table:table-cell office:value-type="float" office:value="196033">
                <text:p>196033</text:p>
              </table:table-cell>
            </table:table-row>
            <table:table-row>
              <table:table-cell office:value-type="string">
                <text:p>16:44:34</text:p>
              </table:table-cell>
              <table:table-cell office:value-type="float" office:value="154869">
                <text:p>154869</text:p>
              </table:table-cell>
            </table:table-row>
            <table:table-row>
              <table:table-cell office:value-type="string">
                <text:p>16:44:35</text:p>
              </table:table-cell>
              <table:table-cell office:value-type="float" office:value="142760">
                <text:p>142760</text:p>
              </table:table-cell>
            </table:table-row>
            <table:table-row>
              <table:table-cell office:value-type="string">
                <text:p>16:44:36</text:p>
              </table:table-cell>
              <table:table-cell office:value-type="float" office:value="136300">
                <text:p>136300</text:p>
              </table:table-cell>
            </table:table-row>
            <table:table-row>
              <table:table-cell office:value-type="string">
                <text:p>16:44:37</text:p>
              </table:table-cell>
              <table:table-cell office:value-type="float" office:value="152630">
                <text:p>152630</text:p>
              </table:table-cell>
            </table:table-row>
            <table:table-row>
              <table:table-cell office:value-type="string">
                <text:p>16:44:38</text:p>
              </table:table-cell>
              <table:table-cell office:value-type="float" office:value="165311">
                <text:p>165311</text:p>
              </table:table-cell>
            </table:table-row>
            <table:table-row>
              <table:table-cell office:value-type="string">
                <text:p>16:44:39</text:p>
              </table:table-cell>
              <table:table-cell office:value-type="float" office:value="168813">
                <text:p>168813</text:p>
              </table:table-cell>
            </table:table-row>
            <table:table-row>
              <table:table-cell office:value-type="string">
                <text:p>16:44:40</text:p>
              </table:table-cell>
              <table:table-cell office:value-type="float" office:value="176221">
                <text:p>176221</text:p>
              </table:table-cell>
            </table:table-row>
            <table:table-row>
              <table:table-cell office:value-type="string">
                <text:p>16:44:41</text:p>
              </table:table-cell>
              <table:table-cell office:value-type="float" office:value="132376">
                <text:p>132376</text:p>
              </table:table-cell>
            </table:table-row>
            <table:table-row>
              <table:table-cell office:value-type="string">
                <text:p>16:44:42</text:p>
              </table:table-cell>
              <table:table-cell office:value-type="float" office:value="176360">
                <text:p>176360</text:p>
              </table:table-cell>
            </table:table-row>
            <table:table-row>
              <table:table-cell office:value-type="string">
                <text:p>16:44:43</text:p>
              </table:table-cell>
              <table:table-cell office:value-type="float" office:value="140858">
                <text:p>140858</text:p>
              </table:table-cell>
            </table:table-row>
            <table:table-row>
              <table:table-cell office:value-type="string">
                <text:p>16:44:44</text:p>
              </table:table-cell>
              <table:table-cell office:value-type="float" office:value="182723">
                <text:p>182723</text:p>
              </table:table-cell>
            </table:table-row>
            <table:table-row>
              <table:table-cell office:value-type="string">
                <text:p>16:44:45</text:p>
              </table:table-cell>
              <table:table-cell office:value-type="float" office:value="169583">
                <text:p>169583</text:p>
              </table:table-cell>
            </table:table-row>
            <table:table-row>
              <table:table-cell office:value-type="string">
                <text:p>16:44:46</text:p>
              </table:table-cell>
              <table:table-cell office:value-type="float" office:value="152598">
                <text:p>152598</text:p>
              </table:table-cell>
            </table:table-row>
            <table:table-row>
              <table:table-cell office:value-type="string">
                <text:p>16:44:47</text:p>
              </table:table-cell>
              <table:table-cell office:value-type="float" office:value="141653">
                <text:p>141653</text:p>
              </table:table-cell>
            </table:table-row>
            <table:table-row>
              <table:table-cell office:value-type="string">
                <text:p>16:44:48</text:p>
              </table:table-cell>
              <table:table-cell office:value-type="float" office:value="146072">
                <text:p>146072</text:p>
              </table:table-cell>
            </table:table-row>
            <table:table-row>
              <table:table-cell office:value-type="string">
                <text:p>16:44:49</text:p>
              </table:table-cell>
              <table:table-cell office:value-type="float" office:value="161004">
                <text:p>161004</text:p>
              </table:table-cell>
            </table:table-row>
            <table:table-row>
              <table:table-cell office:value-type="string">
                <text:p>16:44:50</text:p>
              </table:table-cell>
              <table:table-cell office:value-type="float" office:value="147424">
                <text:p>147424</text:p>
              </table:table-cell>
            </table:table-row>
            <table:table-row>
              <table:table-cell office:value-type="string">
                <text:p>16:44:51</text:p>
              </table:table-cell>
              <table:table-cell office:value-type="float" office:value="175919">
                <text:p>175919</text:p>
              </table:table-cell>
            </table:table-row>
            <table:table-row>
              <table:table-cell office:value-type="string">
                <text:p>16:44:52</text:p>
              </table:table-cell>
              <table:table-cell office:value-type="float" office:value="131134">
                <text:p>131134</text:p>
              </table:table-cell>
            </table:table-row>
            <table:table-row>
              <table:table-cell office:value-type="string">
                <text:p>16:44:53</text:p>
              </table:table-cell>
              <table:table-cell office:value-type="float" office:value="152270">
                <text:p>152270</text:p>
              </table:table-cell>
            </table:table-row>
            <table:table-row>
              <table:table-cell office:value-type="string">
                <text:p>16:44:54</text:p>
              </table:table-cell>
              <table:table-cell office:value-type="float" office:value="155523">
                <text:p>155523</text:p>
              </table:table-cell>
            </table:table-row>
            <table:table-row>
              <table:table-cell office:value-type="string">
                <text:p>16:44:55</text:p>
              </table:table-cell>
              <table:table-cell office:value-type="float" office:value="185795">
                <text:p>185795</text:p>
              </table:table-cell>
            </table:table-row>
            <table:table-row>
              <table:table-cell office:value-type="string">
                <text:p>16:44:56</text:p>
              </table:table-cell>
              <table:table-cell office:value-type="float" office:value="225102">
                <text:p>225102</text:p>
              </table:table-cell>
            </table:table-row>
            <table:table-row>
              <table:table-cell office:value-type="string">
                <text:p>16:44:57</text:p>
              </table:table-cell>
              <table:table-cell office:value-type="float" office:value="133759">
                <text:p>133759</text:p>
              </table:table-cell>
            </table:table-row>
            <table:table-row>
              <table:table-cell office:value-type="string">
                <text:p>16:44:58</text:p>
              </table:table-cell>
              <table:table-cell office:value-type="float" office:value="125854">
                <text:p>125854</text:p>
              </table:table-cell>
            </table:table-row>
            <table:table-row>
              <table:table-cell office:value-type="string">
                <text:p>16:44:59</text:p>
              </table:table-cell>
              <table:table-cell office:value-type="float" office:value="157584">
                <text:p>157584</text:p>
              </table:table-cell>
            </table:table-row>
            <table:table-row>
              <table:table-cell office:value-type="string">
                <text:p>16:45:00</text:p>
              </table:table-cell>
              <table:table-cell office:value-type="float" office:value="154491">
                <text:p>154491</text:p>
              </table:table-cell>
            </table:table-row>
            <table:table-row>
              <table:table-cell office:value-type="string">
                <text:p>16:45:01</text:p>
              </table:table-cell>
              <table:table-cell office:value-type="float" office:value="157533">
                <text:p>157533</text:p>
              </table:table-cell>
            </table:table-row>
            <table:table-row>
              <table:table-cell office:value-type="string">
                <text:p>16:45:02</text:p>
              </table:table-cell>
              <table:table-cell office:value-type="float" office:value="135568">
                <text:p>135568</text:p>
              </table:table-cell>
            </table:table-row>
            <table:table-row>
              <table:table-cell office:value-type="string">
                <text:p>16:45:03</text:p>
              </table:table-cell>
              <table:table-cell office:value-type="float" office:value="148623">
                <text:p>148623</text:p>
              </table:table-cell>
            </table:table-row>
            <table:table-row>
              <table:table-cell office:value-type="string">
                <text:p>16:45:04</text:p>
              </table:table-cell>
              <table:table-cell office:value-type="float" office:value="154806">
                <text:p>154806</text:p>
              </table:table-cell>
            </table:table-row>
            <table:table-row>
              <table:table-cell office:value-type="string">
                <text:p>16:45:05</text:p>
              </table:table-cell>
              <table:table-cell office:value-type="float" office:value="203040">
                <text:p>203040</text:p>
              </table:table-cell>
            </table:table-row>
            <table:table-row>
              <table:table-cell office:value-type="string">
                <text:p>16:45:06</text:p>
              </table:table-cell>
              <table:table-cell office:value-type="float" office:value="156229">
                <text:p>156229</text:p>
              </table:table-cell>
            </table:table-row>
            <table:table-row>
              <table:table-cell office:value-type="string">
                <text:p>16:45:07</text:p>
              </table:table-cell>
              <table:table-cell office:value-type="float" office:value="149592">
                <text:p>149592</text:p>
              </table:table-cell>
            </table:table-row>
            <table:table-row>
              <table:table-cell office:value-type="string">
                <text:p>16:45:08</text:p>
              </table:table-cell>
              <table:table-cell office:value-type="float" office:value="152511">
                <text:p>152511</text:p>
              </table:table-cell>
            </table:table-row>
            <table:table-row>
              <table:table-cell office:value-type="string">
                <text:p>16:45:09</text:p>
              </table:table-cell>
              <table:table-cell office:value-type="float" office:value="131677">
                <text:p>131677</text:p>
              </table:table-cell>
            </table:table-row>
            <table:table-row>
              <table:table-cell office:value-type="string">
                <text:p>16:45:10</text:p>
              </table:table-cell>
              <table:table-cell office:value-type="float" office:value="166483">
                <text:p>166483</text:p>
              </table:table-cell>
            </table:table-row>
            <table:table-row>
              <table:table-cell office:value-type="string">
                <text:p>16:45:11</text:p>
              </table:table-cell>
              <table:table-cell office:value-type="float" office:value="146933">
                <text:p>146933</text:p>
              </table:table-cell>
            </table:table-row>
            <table:table-row>
              <table:table-cell office:value-type="string">
                <text:p>16:45:12</text:p>
              </table:table-cell>
              <table:table-cell office:value-type="float" office:value="178162">
                <text:p>178162</text:p>
              </table:table-cell>
            </table:table-row>
            <table:table-row>
              <table:table-cell office:value-type="string">
                <text:p>16:45:13</text:p>
              </table:table-cell>
              <table:table-cell office:value-type="float" office:value="205235">
                <text:p>205235</text:p>
              </table:table-cell>
            </table:table-row>
            <table:table-row>
              <table:table-cell office:value-type="string">
                <text:p>16:45:14</text:p>
              </table:table-cell>
              <table:table-cell office:value-type="float" office:value="186256">
                <text:p>186256</text:p>
              </table:table-cell>
            </table:table-row>
            <table:table-row>
              <table:table-cell office:value-type="string">
                <text:p>16:45:15</text:p>
              </table:table-cell>
              <table:table-cell office:value-type="float" office:value="134783">
                <text:p>134783</text:p>
              </table:table-cell>
            </table:table-row>
            <table:table-row>
              <table:table-cell office:value-type="string">
                <text:p>16:45:16</text:p>
              </table:table-cell>
              <table:table-cell office:value-type="float" office:value="140626">
                <text:p>140626</text:p>
              </table:table-cell>
            </table:table-row>
            <table:table-row>
              <table:table-cell office:value-type="string">
                <text:p>16:45:17</text:p>
              </table:table-cell>
              <table:table-cell office:value-type="float" office:value="153250">
                <text:p>153250</text:p>
              </table:table-cell>
            </table:table-row>
            <table:table-row>
              <table:table-cell office:value-type="string">
                <text:p>16:45:18</text:p>
              </table:table-cell>
              <table:table-cell office:value-type="float" office:value="177871">
                <text:p>177871</text:p>
              </table:table-cell>
            </table:table-row>
            <table:table-row>
              <table:table-cell office:value-type="string">
                <text:p>16:45:19</text:p>
              </table:table-cell>
              <table:table-cell office:value-type="float" office:value="138286">
                <text:p>138286</text:p>
              </table:table-cell>
            </table:table-row>
            <table:table-row>
              <table:table-cell office:value-type="string">
                <text:p>16:45:20</text:p>
              </table:table-cell>
              <table:table-cell office:value-type="float" office:value="124299">
                <text:p>124299</text:p>
              </table:table-cell>
            </table:table-row>
            <table:table-row>
              <table:table-cell office:value-type="string">
                <text:p>16:45:21</text:p>
              </table:table-cell>
              <table:table-cell office:value-type="float" office:value="112935">
                <text:p>112935</text:p>
              </table:table-cell>
            </table:table-row>
            <table:table-row>
              <table:table-cell office:value-type="string">
                <text:p>16:45:22</text:p>
              </table:table-cell>
              <table:table-cell office:value-type="float" office:value="145220">
                <text:p>145220</text:p>
              </table:table-cell>
            </table:table-row>
            <table:table-row>
              <table:table-cell office:value-type="string">
                <text:p>16:45:23</text:p>
              </table:table-cell>
              <table:table-cell office:value-type="float" office:value="183409">
                <text:p>183409</text:p>
              </table:table-cell>
            </table:table-row>
            <table:table-row>
              <table:table-cell office:value-type="string">
                <text:p>16:45:24</text:p>
              </table:table-cell>
              <table:table-cell office:value-type="float" office:value="162008">
                <text:p>162008</text:p>
              </table:table-cell>
            </table:table-row>
            <table:table-row>
              <table:table-cell office:value-type="string">
                <text:p>16:45:25</text:p>
              </table:table-cell>
              <table:table-cell office:value-type="float" office:value="114244">
                <text:p>114244</text:p>
              </table:table-cell>
            </table:table-row>
            <table:table-row>
              <table:table-cell office:value-type="string">
                <text:p>16:45:26</text:p>
              </table:table-cell>
              <table:table-cell office:value-type="float" office:value="130704">
                <text:p>130704</text:p>
              </table:table-cell>
            </table:table-row>
            <table:table-row>
              <table:table-cell office:value-type="string">
                <text:p>16:45:27</text:p>
              </table:table-cell>
              <table:table-cell office:value-type="float" office:value="158166">
                <text:p>158166</text:p>
              </table:table-cell>
            </table:table-row>
            <table:table-row>
              <table:table-cell office:value-type="string">
                <text:p>16:45:28</text:p>
              </table:table-cell>
              <table:table-cell office:value-type="float" office:value="156309">
                <text:p>156309</text:p>
              </table:table-cell>
            </table:table-row>
            <table:table-row>
              <table:table-cell office:value-type="string">
                <text:p>16:45:29</text:p>
              </table:table-cell>
              <table:table-cell office:value-type="float" office:value="132457">
                <text:p>132457</text:p>
              </table:table-cell>
            </table:table-row>
            <table:table-row>
              <table:table-cell office:value-type="string">
                <text:p>16:45:30</text:p>
              </table:table-cell>
              <table:table-cell office:value-type="float" office:value="133898">
                <text:p>133898</text:p>
              </table:table-cell>
            </table:table-row>
            <table:table-row>
              <table:table-cell office:value-type="string">
                <text:p>16:45:31</text:p>
              </table:table-cell>
              <table:table-cell office:value-type="float" office:value="102655">
                <text:p>102655</text:p>
              </table:table-cell>
            </table:table-row>
            <table:table-row>
              <table:table-cell office:value-type="string">
                <text:p>16:45:32</text:p>
              </table:table-cell>
              <table:table-cell office:value-type="float" office:value="130030">
                <text:p>130030</text:p>
              </table:table-cell>
            </table:table-row>
            <table:table-row>
              <table:table-cell office:value-type="string">
                <text:p>16:45:33</text:p>
              </table:table-cell>
              <table:table-cell office:value-type="float" office:value="133621">
                <text:p>133621</text:p>
              </table:table-cell>
            </table:table-row>
            <table:table-row>
              <table:table-cell office:value-type="string">
                <text:p>16:45:34</text:p>
              </table:table-cell>
              <table:table-cell office:value-type="float" office:value="139620">
                <text:p>139620</text:p>
              </table:table-cell>
            </table:table-row>
            <table:table-row>
              <table:table-cell office:value-type="string">
                <text:p>16:45:35</text:p>
              </table:table-cell>
              <table:table-cell office:value-type="float" office:value="160169">
                <text:p>160169</text:p>
              </table:table-cell>
            </table:table-row>
            <table:table-row>
              <table:table-cell office:value-type="string">
                <text:p>16:45:36</text:p>
              </table:table-cell>
              <table:table-cell office:value-type="float" office:value="132440">
                <text:p>132440</text:p>
              </table:table-cell>
            </table:table-row>
            <table:table-row>
              <table:table-cell office:value-type="string">
                <text:p>16:45:37</text:p>
              </table:table-cell>
              <table:table-cell office:value-type="float" office:value="126321">
                <text:p>126321</text:p>
              </table:table-cell>
            </table:table-row>
            <table:table-row>
              <table:table-cell office:value-type="string">
                <text:p>16:45:38</text:p>
              </table:table-cell>
              <table:table-cell office:value-type="float" office:value="125996">
                <text:p>125996</text:p>
              </table:table-cell>
            </table:table-row>
            <table:table-row>
              <table:table-cell office:value-type="string">
                <text:p>16:45:39</text:p>
              </table:table-cell>
              <table:table-cell office:value-type="float" office:value="119143">
                <text:p>119143</text:p>
              </table:table-cell>
            </table:table-row>
            <table:table-row>
              <table:table-cell office:value-type="string">
                <text:p>16:45:40</text:p>
              </table:table-cell>
              <table:table-cell office:value-type="float" office:value="196247">
                <text:p>196247</text:p>
              </table:table-cell>
            </table:table-row>
            <table:table-row>
              <table:table-cell office:value-type="string">
                <text:p>16:45:41</text:p>
              </table:table-cell>
              <table:table-cell office:value-type="float" office:value="305019">
                <text:p>305019</text:p>
              </table:table-cell>
            </table:table-row>
            <table:table-row>
              <table:table-cell office:value-type="string">
                <text:p>16:45:42</text:p>
              </table:table-cell>
              <table:table-cell office:value-type="float" office:value="110873">
                <text:p>110873</text:p>
              </table:table-cell>
            </table:table-row>
            <table:table-row>
              <table:table-cell office:value-type="string">
                <text:p>16:45:43</text:p>
              </table:table-cell>
              <table:table-cell office:value-type="float" office:value="87542">
                <text:p>87542</text:p>
              </table:table-cell>
            </table:table-row>
            <table:table-row>
              <table:table-cell office:value-type="string">
                <text:p>16:45:44</text:p>
              </table:table-cell>
              <table:table-cell office:value-type="float" office:value="203641">
                <text:p>203641</text:p>
              </table:table-cell>
            </table:table-row>
            <table:table-row>
              <table:table-cell office:value-type="string">
                <text:p>16:45:45</text:p>
              </table:table-cell>
              <table:table-cell office:value-type="float" office:value="134376">
                <text:p>134376</text:p>
              </table:table-cell>
            </table:table-row>
            <table:table-row>
              <table:table-cell office:value-type="string">
                <text:p>16:45:46</text:p>
              </table:table-cell>
              <table:table-cell office:value-type="float" office:value="114683">
                <text:p>114683</text:p>
              </table:table-cell>
            </table:table-row>
            <table:table-row>
              <table:table-cell office:value-type="string">
                <text:p>16:45:47</text:p>
              </table:table-cell>
              <table:table-cell office:value-type="float" office:value="167314">
                <text:p>167314</text:p>
              </table:table-cell>
            </table:table-row>
            <table:table-row>
              <table:table-cell office:value-type="string">
                <text:p>16:45:48</text:p>
              </table:table-cell>
              <table:table-cell office:value-type="float" office:value="168633">
                <text:p>168633</text:p>
              </table:table-cell>
            </table:table-row>
            <table:table-row>
              <table:table-cell office:value-type="string">
                <text:p>16:45:49</text:p>
              </table:table-cell>
              <table:table-cell office:value-type="float" office:value="81902">
                <text:p>81902</text:p>
              </table:table-cell>
            </table:table-row>
            <table:table-row>
              <table:table-cell office:value-type="string">
                <text:p>16:45:50</text:p>
              </table:table-cell>
              <table:table-cell office:value-type="float" office:value="63596">
                <text:p>63596</text:p>
              </table:table-cell>
            </table:table-row>
            <table:table-row>
              <table:table-cell office:value-type="string">
                <text:p>16:45:51</text:p>
              </table:table-cell>
              <table:table-cell office:value-type="float" office:value="196705">
                <text:p>196705</text:p>
              </table:table-cell>
            </table:table-row>
            <table:table-row>
              <table:table-cell office:value-type="string">
                <text:p>16:45:52</text:p>
              </table:table-cell>
              <table:table-cell office:value-type="float" office:value="142062">
                <text:p>142062</text:p>
              </table:table-cell>
            </table:table-row>
            <table:table-row>
              <table:table-cell office:value-type="string">
                <text:p>16:45:53</text:p>
              </table:table-cell>
              <table:table-cell office:value-type="float" office:value="97183">
                <text:p>97183</text:p>
              </table:table-cell>
            </table:table-row>
            <table:table-row>
              <table:table-cell office:value-type="string">
                <text:p>16:45:54</text:p>
              </table:table-cell>
              <table:table-cell office:value-type="float" office:value="321922">
                <text:p>321922</text:p>
              </table:table-cell>
            </table:table-row>
            <table:table-row>
              <table:table-cell office:value-type="string">
                <text:p>16:45:55</text:p>
              </table:table-cell>
              <table:table-cell office:value-type="float" office:value="197295">
                <text:p>197295</text:p>
              </table:table-cell>
            </table:table-row>
            <table:table-row>
              <table:table-cell office:value-type="string">
                <text:p>16:45:56</text:p>
              </table:table-cell>
              <table:table-cell office:value-type="float" office:value="130820">
                <text:p>130820</text:p>
              </table:table-cell>
            </table:table-row>
            <table:table-row>
              <table:table-cell office:value-type="string">
                <text:p>16:45:57</text:p>
              </table:table-cell>
              <table:table-cell office:value-type="float" office:value="125801">
                <text:p>125801</text:p>
              </table:table-cell>
            </table:table-row>
            <table:table-row>
              <table:table-cell office:value-type="string">
                <text:p>16:45:58</text:p>
              </table:table-cell>
              <table:table-cell office:value-type="float" office:value="169176">
                <text:p>169176</text:p>
              </table:table-cell>
            </table:table-row>
            <table:table-row>
              <table:table-cell office:value-type="string">
                <text:p>16:45:59</text:p>
              </table:table-cell>
              <table:table-cell office:value-type="float" office:value="115993">
                <text:p>115993</text:p>
              </table:table-cell>
            </table:table-row>
            <table:table-row>
              <table:table-cell office:value-type="string">
                <text:p>16:46:00</text:p>
              </table:table-cell>
              <table:table-cell office:value-type="float" office:value="160946">
                <text:p>160946</text:p>
              </table:table-cell>
            </table:table-row>
            <table:table-row>
              <table:table-cell office:value-type="string">
                <text:p>16:46:01</text:p>
              </table:table-cell>
              <table:table-cell office:value-type="float" office:value="147977">
                <text:p>147977</text:p>
              </table:table-cell>
            </table:table-row>
            <table:table-row>
              <table:table-cell office:value-type="string">
                <text:p>16:46:02</text:p>
              </table:table-cell>
              <table:table-cell office:value-type="float" office:value="157483">
                <text:p>157483</text:p>
              </table:table-cell>
            </table:table-row>
            <table:table-row>
              <table:table-cell office:value-type="string">
                <text:p>16:46:03</text:p>
              </table:table-cell>
              <table:table-cell office:value-type="float" office:value="281235">
                <text:p>281235</text:p>
              </table:table-cell>
            </table:table-row>
            <table:table-row>
              <table:table-cell office:value-type="string">
                <text:p>16:46:04</text:p>
              </table:table-cell>
              <table:table-cell office:value-type="float" office:value="114267">
                <text:p>114267</text:p>
              </table:table-cell>
            </table:table-row>
            <table:table-row>
              <table:table-cell office:value-type="string">
                <text:p>16:46:05</text:p>
              </table:table-cell>
              <table:table-cell office:value-type="float" office:value="137042">
                <text:p>137042</text:p>
              </table:table-cell>
            </table:table-row>
            <table:table-row>
              <table:table-cell office:value-type="string">
                <text:p>16:46:06</text:p>
              </table:table-cell>
              <table:table-cell office:value-type="float" office:value="131301">
                <text:p>131301</text:p>
              </table:table-cell>
            </table:table-row>
            <table:table-row>
              <table:table-cell office:value-type="string">
                <text:p>16:46:07</text:p>
              </table:table-cell>
              <table:table-cell office:value-type="float" office:value="115146">
                <text:p>115146</text:p>
              </table:table-cell>
            </table:table-row>
            <table:table-row>
              <table:table-cell office:value-type="string">
                <text:p>16:46:08</text:p>
              </table:table-cell>
              <table:table-cell office:value-type="float" office:value="171377">
                <text:p>171377</text:p>
              </table:table-cell>
            </table:table-row>
            <table:table-row>
              <table:table-cell office:value-type="string">
                <text:p>16:46:09</text:p>
              </table:table-cell>
              <table:table-cell office:value-type="float" office:value="179917">
                <text:p>179917</text:p>
              </table:table-cell>
            </table:table-row>
            <table:table-row>
              <table:table-cell office:value-type="string">
                <text:p>16:46:10</text:p>
              </table:table-cell>
              <table:table-cell office:value-type="float" office:value="121586">
                <text:p>121586</text:p>
              </table:table-cell>
            </table:table-row>
            <table:table-row>
              <table:table-cell office:value-type="string">
                <text:p>16:46:11</text:p>
              </table:table-cell>
              <table:table-cell office:value-type="float" office:value="124747">
                <text:p>124747</text:p>
              </table:table-cell>
            </table:table-row>
            <table:table-row>
              <table:table-cell office:value-type="string">
                <text:p>16:46:12</text:p>
              </table:table-cell>
              <table:table-cell office:value-type="float" office:value="100785">
                <text:p>100785</text:p>
              </table:table-cell>
            </table:table-row>
            <table:table-row>
              <table:table-cell office:value-type="string">
                <text:p>16:46:13</text:p>
              </table:table-cell>
              <table:table-cell office:value-type="float" office:value="138867">
                <text:p>138867</text:p>
              </table:table-cell>
            </table:table-row>
            <table:table-row>
              <table:table-cell office:value-type="string">
                <text:p>16:46:14</text:p>
              </table:table-cell>
              <table:table-cell office:value-type="float" office:value="136644">
                <text:p>136644</text:p>
              </table:table-cell>
            </table:table-row>
            <table:table-row>
              <table:table-cell office:value-type="string">
                <text:p>16:46:15</text:p>
              </table:table-cell>
              <table:table-cell office:value-type="float" office:value="209563">
                <text:p>209563</text:p>
              </table:table-cell>
            </table:table-row>
            <table:table-row>
              <table:table-cell office:value-type="string">
                <text:p>16:46:16</text:p>
              </table:table-cell>
              <table:table-cell office:value-type="float" office:value="109831">
                <text:p>109831</text:p>
              </table:table-cell>
            </table:table-row>
            <table:table-row>
              <table:table-cell office:value-type="string">
                <text:p>16:46:17</text:p>
              </table:table-cell>
              <table:table-cell office:value-type="float" office:value="127948">
                <text:p>127948</text:p>
              </table:table-cell>
            </table:table-row>
            <table:table-row>
              <table:table-cell office:value-type="string">
                <text:p>16:46:18</text:p>
              </table:table-cell>
              <table:table-cell office:value-type="float" office:value="138174">
                <text:p>138174</text:p>
              </table:table-cell>
            </table:table-row>
            <table:table-row>
              <table:table-cell office:value-type="string">
                <text:p>16:46:19</text:p>
              </table:table-cell>
              <table:table-cell office:value-type="float" office:value="134443">
                <text:p>134443</text:p>
              </table:table-cell>
            </table:table-row>
            <table:table-row>
              <table:table-cell office:value-type="string">
                <text:p>16:46:20</text:p>
              </table:table-cell>
              <table:table-cell office:value-type="float" office:value="128176">
                <text:p>128176</text:p>
              </table:table-cell>
            </table:table-row>
            <table:table-row>
              <table:table-cell office:value-type="string">
                <text:p>16:46:21</text:p>
              </table:table-cell>
              <table:table-cell office:value-type="float" office:value="141446">
                <text:p>141446</text:p>
              </table:table-cell>
            </table:table-row>
            <table:table-row>
              <table:table-cell office:value-type="string">
                <text:p>16:46:22</text:p>
              </table:table-cell>
              <table:table-cell office:value-type="float" office:value="161655">
                <text:p>161655</text:p>
              </table:table-cell>
            </table:table-row>
            <table:table-row>
              <table:table-cell office:value-type="string">
                <text:p>16:46:23</text:p>
              </table:table-cell>
              <table:table-cell office:value-type="float" office:value="134092">
                <text:p>134092</text:p>
              </table:table-cell>
            </table:table-row>
            <table:table-row>
              <table:table-cell office:value-type="string">
                <text:p>16:46:24</text:p>
              </table:table-cell>
              <table:table-cell office:value-type="float" office:value="160976">
                <text:p>160976</text:p>
              </table:table-cell>
            </table:table-row>
            <table:table-row>
              <table:table-cell office:value-type="string">
                <text:p>16:46:25</text:p>
              </table:table-cell>
              <table:table-cell office:value-type="float" office:value="180653">
                <text:p>180653</text:p>
              </table:table-cell>
            </table:table-row>
            <table:table-row>
              <table:table-cell office:value-type="string">
                <text:p>16:46:26</text:p>
              </table:table-cell>
              <table:table-cell office:value-type="float" office:value="170864">
                <text:p>170864</text:p>
              </table:table-cell>
            </table:table-row>
            <table:table-row>
              <table:table-cell office:value-type="string">
                <text:p>16:46:27</text:p>
              </table:table-cell>
              <table:table-cell office:value-type="float" office:value="180261">
                <text:p>180261</text:p>
              </table:table-cell>
            </table:table-row>
            <table:table-row>
              <table:table-cell office:value-type="string">
                <text:p>16:46:28</text:p>
              </table:table-cell>
              <table:table-cell office:value-type="float" office:value="139049">
                <text:p>139049</text:p>
              </table:table-cell>
            </table:table-row>
            <table:table-row>
              <table:table-cell office:value-type="string">
                <text:p>16:46:29</text:p>
              </table:table-cell>
              <table:table-cell office:value-type="float" office:value="130493">
                <text:p>130493</text:p>
              </table:table-cell>
            </table:table-row>
            <table:table-row>
              <table:table-cell office:value-type="string">
                <text:p>16:46:30</text:p>
              </table:table-cell>
              <table:table-cell office:value-type="float" office:value="154396">
                <text:p>154396</text:p>
              </table:table-cell>
            </table:table-row>
            <table:table-row>
              <table:table-cell office:value-type="string">
                <text:p>16:46:31</text:p>
              </table:table-cell>
              <table:table-cell office:value-type="float" office:value="154314">
                <text:p>154314</text:p>
              </table:table-cell>
            </table:table-row>
            <table:table-row>
              <table:table-cell office:value-type="string">
                <text:p>16:46:32</text:p>
              </table:table-cell>
              <table:table-cell office:value-type="float" office:value="136094">
                <text:p>136094</text:p>
              </table:table-cell>
            </table:table-row>
            <table:table-row>
              <table:table-cell office:value-type="string">
                <text:p>16:46:33</text:p>
              </table:table-cell>
              <table:table-cell office:value-type="float" office:value="108387">
                <text:p>108387</text:p>
              </table:table-cell>
            </table:table-row>
            <table:table-row>
              <table:table-cell office:value-type="string">
                <text:p>16:46:34</text:p>
              </table:table-cell>
              <table:table-cell office:value-type="float" office:value="130671">
                <text:p>130671</text:p>
              </table:table-cell>
            </table:table-row>
            <table:table-row>
              <table:table-cell office:value-type="string">
                <text:p>16:46:35</text:p>
              </table:table-cell>
              <table:table-cell office:value-type="float" office:value="160983">
                <text:p>160983</text:p>
              </table:table-cell>
            </table:table-row>
            <table:table-row>
              <table:table-cell office:value-type="string">
                <text:p>16:46:36</text:p>
              </table:table-cell>
              <table:table-cell office:value-type="float" office:value="155773">
                <text:p>155773</text:p>
              </table:table-cell>
            </table:table-row>
            <table:table-row>
              <table:table-cell office:value-type="string">
                <text:p>16:46:37</text:p>
              </table:table-cell>
              <table:table-cell office:value-type="float" office:value="141828">
                <text:p>141828</text:p>
              </table:table-cell>
            </table:table-row>
            <table:table-row>
              <table:table-cell office:value-type="string">
                <text:p>16:46:38</text:p>
              </table:table-cell>
              <table:table-cell office:value-type="float" office:value="187732">
                <text:p>187732</text:p>
              </table:table-cell>
            </table:table-row>
            <table:table-row>
              <table:table-cell office:value-type="string">
                <text:p>16:46:39</text:p>
              </table:table-cell>
              <table:table-cell office:value-type="float" office:value="145333">
                <text:p>145333</text:p>
              </table:table-cell>
            </table:table-row>
            <table:table-row>
              <table:table-cell office:value-type="string">
                <text:p>16:46:40</text:p>
              </table:table-cell>
              <table:table-cell office:value-type="float" office:value="161529">
                <text:p>161529</text:p>
              </table:table-cell>
            </table:table-row>
            <table:table-row>
              <table:table-cell office:value-type="string">
                <text:p>16:46:41</text:p>
              </table:table-cell>
              <table:table-cell office:value-type="float" office:value="140476">
                <text:p>140476</text:p>
              </table:table-cell>
            </table:table-row>
            <table:table-row>
              <table:table-cell office:value-type="string">
                <text:p>16:46:42</text:p>
              </table:table-cell>
              <table:table-cell office:value-type="float" office:value="123608">
                <text:p>123608</text:p>
              </table:table-cell>
            </table:table-row>
            <table:table-row>
              <table:table-cell office:value-type="string">
                <text:p>16:46:43</text:p>
              </table:table-cell>
              <table:table-cell office:value-type="float" office:value="158239">
                <text:p>158239</text:p>
              </table:table-cell>
            </table:table-row>
            <table:table-row>
              <table:table-cell office:value-type="string">
                <text:p>16:46:44</text:p>
              </table:table-cell>
              <table:table-cell office:value-type="float" office:value="148500">
                <text:p>148500</text:p>
              </table:table-cell>
            </table:table-row>
            <table:table-row>
              <table:table-cell office:value-type="string">
                <text:p>16:46:45</text:p>
              </table:table-cell>
              <table:table-cell office:value-type="float" office:value="185013">
                <text:p>185013</text:p>
              </table:table-cell>
            </table:table-row>
            <table:table-row>
              <table:table-cell office:value-type="string">
                <text:p>16:46:46</text:p>
              </table:table-cell>
              <table:table-cell office:value-type="float" office:value="196283">
                <text:p>196283</text:p>
              </table:table-cell>
            </table:table-row>
            <table:table-row>
              <table:table-cell office:value-type="string">
                <text:p>16:46:47</text:p>
              </table:table-cell>
              <table:table-cell office:value-type="float" office:value="167745">
                <text:p>167745</text:p>
              </table:table-cell>
            </table:table-row>
            <table:table-row>
              <table:table-cell office:value-type="string">
                <text:p>16:46:48</text:p>
              </table:table-cell>
              <table:table-cell office:value-type="float" office:value="138034">
                <text:p>138034</text:p>
              </table:table-cell>
            </table:table-row>
            <table:table-row>
              <table:table-cell office:value-type="string">
                <text:p>16:46:49</text:p>
              </table:table-cell>
              <table:table-cell office:value-type="float" office:value="149347">
                <text:p>149347</text:p>
              </table:table-cell>
            </table:table-row>
            <table:table-row>
              <table:table-cell office:value-type="string">
                <text:p>16:46:50</text:p>
              </table:table-cell>
              <table:table-cell office:value-type="float" office:value="125376">
                <text:p>125376</text:p>
              </table:table-cell>
            </table:table-row>
            <table:table-row>
              <table:table-cell office:value-type="string">
                <text:p>16:46:51</text:p>
              </table:table-cell>
              <table:table-cell office:value-type="float" office:value="175905">
                <text:p>175905</text:p>
              </table:table-cell>
            </table:table-row>
            <table:table-row>
              <table:table-cell office:value-type="string">
                <text:p>16:46:52</text:p>
              </table:table-cell>
              <table:table-cell office:value-type="float" office:value="141772">
                <text:p>141772</text:p>
              </table:table-cell>
            </table:table-row>
            <table:table-row>
              <table:table-cell office:value-type="string">
                <text:p>16:46:53</text:p>
              </table:table-cell>
              <table:table-cell office:value-type="float" office:value="157600">
                <text:p>157600</text:p>
              </table:table-cell>
            </table:table-row>
            <table:table-row>
              <table:table-cell office:value-type="string">
                <text:p>16:46:54</text:p>
              </table:table-cell>
              <table:table-cell office:value-type="float" office:value="135794">
                <text:p>135794</text:p>
              </table:table-cell>
            </table:table-row>
            <table:table-row>
              <table:table-cell office:value-type="string">
                <text:p>16:46:55</text:p>
              </table:table-cell>
              <table:table-cell office:value-type="float" office:value="138300">
                <text:p>138300</text:p>
              </table:table-cell>
            </table:table-row>
            <table:table-row>
              <table:table-cell office:value-type="string">
                <text:p>16:46:56</text:p>
              </table:table-cell>
              <table:table-cell office:value-type="float" office:value="156673">
                <text:p>156673</text:p>
              </table:table-cell>
            </table:table-row>
            <table:table-row>
              <table:table-cell office:value-type="string">
                <text:p>16:46:57</text:p>
              </table:table-cell>
              <table:table-cell office:value-type="float" office:value="127681">
                <text:p>127681</text:p>
              </table:table-cell>
            </table:table-row>
            <table:table-row>
              <table:table-cell office:value-type="string">
                <text:p>16:46:58</text:p>
              </table:table-cell>
              <table:table-cell office:value-type="float" office:value="159675">
                <text:p>159675</text:p>
              </table:table-cell>
            </table:table-row>
            <table:table-row>
              <table:table-cell office:value-type="string">
                <text:p>16:46:59</text:p>
              </table:table-cell>
              <table:table-cell office:value-type="float" office:value="134838">
                <text:p>134838</text:p>
              </table:table-cell>
            </table:table-row>
            <table:table-row>
              <table:table-cell office:value-type="string">
                <text:p>16:47:00</text:p>
              </table:table-cell>
              <table:table-cell office:value-type="float" office:value="162671">
                <text:p>162671</text:p>
              </table:table-cell>
            </table:table-row>
            <table:table-row>
              <table:table-cell office:value-type="string">
                <text:p>16:47:01</text:p>
              </table:table-cell>
              <table:table-cell office:value-type="float" office:value="142962">
                <text:p>142962</text:p>
              </table:table-cell>
            </table:table-row>
            <table:table-row>
              <table:table-cell office:value-type="string">
                <text:p>16:47:02</text:p>
              </table:table-cell>
              <table:table-cell office:value-type="float" office:value="237037">
                <text:p>237037</text:p>
              </table:table-cell>
            </table:table-row>
            <table:table-row>
              <table:table-cell office:value-type="string">
                <text:p>16:47:03</text:p>
              </table:table-cell>
              <table:table-cell office:value-type="float" office:value="133521">
                <text:p>133521</text:p>
              </table:table-cell>
            </table:table-row>
            <table:table-row>
              <table:table-cell office:value-type="string">
                <text:p>16:47:04</text:p>
              </table:table-cell>
              <table:table-cell office:value-type="float" office:value="150634">
                <text:p>150634</text:p>
              </table:table-cell>
            </table:table-row>
            <table:table-row>
              <table:table-cell office:value-type="string">
                <text:p>16:47:05</text:p>
              </table:table-cell>
              <table:table-cell office:value-type="float" office:value="105266">
                <text:p>105266</text:p>
              </table:table-cell>
            </table:table-row>
            <table:table-row>
              <table:table-cell office:value-type="string">
                <text:p>16:47:06</text:p>
              </table:table-cell>
              <table:table-cell office:value-type="float" office:value="146311">
                <text:p>146311</text:p>
              </table:table-cell>
            </table:table-row>
            <table:table-row>
              <table:table-cell office:value-type="string">
                <text:p>16:47:07</text:p>
              </table:table-cell>
              <table:table-cell office:value-type="float" office:value="128106">
                <text:p>128106</text:p>
              </table:table-cell>
            </table:table-row>
            <table:table-row>
              <table:table-cell office:value-type="string">
                <text:p>16:47:08</text:p>
              </table:table-cell>
              <table:table-cell office:value-type="float" office:value="148220">
                <text:p>148220</text:p>
              </table:table-cell>
            </table:table-row>
            <table:table-row>
              <table:table-cell office:value-type="string">
                <text:p>16:47:09</text:p>
              </table:table-cell>
              <table:table-cell office:value-type="float" office:value="139464">
                <text:p>139464</text:p>
              </table:table-cell>
            </table:table-row>
            <table:table-row>
              <table:table-cell office:value-type="string">
                <text:p>16:47:10</text:p>
              </table:table-cell>
              <table:table-cell office:value-type="float" office:value="157973">
                <text:p>157973</text:p>
              </table:table-cell>
            </table:table-row>
            <table:table-row>
              <table:table-cell office:value-type="string">
                <text:p>16:47:11</text:p>
              </table:table-cell>
              <table:table-cell office:value-type="float" office:value="155259">
                <text:p>155259</text:p>
              </table:table-cell>
            </table:table-row>
            <table:table-row>
              <table:table-cell office:value-type="string">
                <text:p>16:47:12</text:p>
              </table:table-cell>
              <table:table-cell office:value-type="float" office:value="134405">
                <text:p>134405</text:p>
              </table:table-cell>
            </table:table-row>
            <table:table-row>
              <table:table-cell office:value-type="string">
                <text:p>16:47:13</text:p>
              </table:table-cell>
              <table:table-cell office:value-type="float" office:value="161773">
                <text:p>161773</text:p>
              </table:table-cell>
            </table:table-row>
            <table:table-row>
              <table:table-cell office:value-type="string">
                <text:p>16:47:14</text:p>
              </table:table-cell>
              <table:table-cell office:value-type="float" office:value="151404">
                <text:p>151404</text:p>
              </table:table-cell>
            </table:table-row>
            <table:table-row>
              <table:table-cell office:value-type="string">
                <text:p>16:47:15</text:p>
              </table:table-cell>
              <table:table-cell office:value-type="float" office:value="136397">
                <text:p>136397</text:p>
              </table:table-cell>
            </table:table-row>
            <table:table-row>
              <table:table-cell office:value-type="string">
                <text:p>16:47:16</text:p>
              </table:table-cell>
              <table:table-cell office:value-type="float" office:value="163136">
                <text:p>163136</text:p>
              </table:table-cell>
            </table:table-row>
            <table:table-row>
              <table:table-cell office:value-type="string">
                <text:p>16:47:17</text:p>
              </table:table-cell>
              <table:table-cell office:value-type="float" office:value="148158">
                <text:p>148158</text:p>
              </table:table-cell>
            </table:table-row>
            <table:table-row>
              <table:table-cell office:value-type="string">
                <text:p>16:47:18</text:p>
              </table:table-cell>
              <table:table-cell office:value-type="float" office:value="196687">
                <text:p>196687</text:p>
              </table:table-cell>
            </table:table-row>
            <table:table-row>
              <table:table-cell office:value-type="string">
                <text:p>16:47:19</text:p>
              </table:table-cell>
              <table:table-cell office:value-type="float" office:value="146740">
                <text:p>146740</text:p>
              </table:table-cell>
            </table:table-row>
            <table:table-row>
              <table:table-cell office:value-type="string">
                <text:p>16:47:20</text:p>
              </table:table-cell>
              <table:table-cell office:value-type="float" office:value="126406">
                <text:p>126406</text:p>
              </table:table-cell>
            </table:table-row>
            <table:table-row>
              <table:table-cell office:value-type="string">
                <text:p>16:47:21</text:p>
              </table:table-cell>
              <table:table-cell office:value-type="float" office:value="139001">
                <text:p>139001</text:p>
              </table:table-cell>
            </table:table-row>
            <table:table-row>
              <table:table-cell office:value-type="string">
                <text:p>16:47:22</text:p>
              </table:table-cell>
              <table:table-cell office:value-type="float" office:value="123278">
                <text:p>123278</text:p>
              </table:table-cell>
            </table:table-row>
            <table:table-row>
              <table:table-cell office:value-type="string">
                <text:p>16:47:23</text:p>
              </table:table-cell>
              <table:table-cell office:value-type="float" office:value="193324">
                <text:p>193324</text:p>
              </table:table-cell>
            </table:table-row>
            <table:table-row>
              <table:table-cell office:value-type="string">
                <text:p>16:47:24</text:p>
              </table:table-cell>
              <table:table-cell office:value-type="float" office:value="141402">
                <text:p>141402</text:p>
              </table:table-cell>
            </table:table-row>
            <table:table-row>
              <table:table-cell office:value-type="string">
                <text:p>16:47:25</text:p>
              </table:table-cell>
              <table:table-cell office:value-type="float" office:value="128155">
                <text:p>128155</text:p>
              </table:table-cell>
            </table:table-row>
            <table:table-row>
              <table:table-cell office:value-type="string">
                <text:p>16:47:26</text:p>
              </table:table-cell>
              <table:table-cell office:value-type="float" office:value="229788">
                <text:p>2297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